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74pt"/>
    </style:style>
    <style:style style:name="co3" style:family="table-column">
      <style:table-column-properties fo:break-before="auto" style:column-width="80.96pt"/>
    </style:style>
    <style:style style:name="co4" style:family="table-column">
      <style:table-column-properties fo:break-before="auto" style:column-width="110.55pt"/>
    </style:style>
    <style:style style:name="co5" style:family="table-column">
      <style:table-column-properties fo:break-before="auto" style:column-width="104.46pt"/>
    </style:style>
    <style:style style:name="co6" style:family="table-column">
      <style:table-column-properties fo:break-before="auto" style:column-width="84.44pt"/>
    </style:style>
    <style:style style:name="co7" style:family="table-column">
      <style:table-column-properties fo:break-before="auto" style:column-width="86.2pt"/>
    </style:style>
    <style:style style:name="co8" style:family="table-column">
      <style:table-column-properties fo:break-before="auto" style:column-width="145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5" style:family="table-cell" style:parent-style-name="Default">
      <style:table-cell-properties fo:background-color="#ffff66"/>
      <style:text-properties style:font-name="Liberation Sans" style:font-name-asian="WenQuanYi Zen Hei Sharp" style:font-name-complex="Lohit Devanagari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fo:background-color="#dddddd"/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10" style:family="table-cell" style:parent-style-name="Default">
      <style:table-cell-properties fo:background-color="#66ffff"/>
    </style:style>
    <style:style style:name="ce11" style:family="table-cell" style:parent-style-name="Default">
      <style:table-cell-properties fo:background-color="#ff99ff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transparent"/>
      <style:text-properties style:font-name="Liberation Sans" style:font-name-asian="WenQuanYi Zen Hei Sharp" style:font-name-complex="Lohit Devanagari"/>
    </style:style>
    <style:style style:name="ce17" style:family="table-cell" style:parent-style-name="Default">
      <style:table-cell-properties fo:background-color="#ffff99"/>
      <style:text-properties style:font-name="Liberation Sans" style:font-name-asian="WenQuanYi Zen Hei Sharp" style:font-name-complex="Lohit Devanagari"/>
    </style:style>
    <style:style style:name="ce18" style:family="table-cell" style:parent-style-name="Default">
      <style:table-cell-properties fo:background-color="#b2b2b2"/>
      <style:text-properties style:font-name="Liberation Sans" style:font-name-asian="WenQuanYi Zen Hei Sharp" style:font-name-complex="Lohit Devanagari"/>
    </style:style>
    <style:style style:name="ce19" style:family="table-cell" style:parent-style-name="Default">
      <style:table-cell-properties fo:background-color="#33ff99"/>
    </style:style>
    <style:style style:name="ce20" style:family="table-cell" style:parent-style-name="Default">
      <style:table-cell-properties fo:background-color="#00cc33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romlistofrootfiles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 table:number-rows-repeated="6">
          <table:table-cell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office:value-type="string" calcext:value-type="string">
            <text:p>Wasabi Run</text:p>
          </table:table-cell>
          <table:table-cell office:value-type="string" calcext:value-type="string">
            <text:p>Wasabi Subrun Low</text:p>
          </table:table-cell>
          <table:table-cell office:value-type="string" calcext:value-type="string">
            <text:p>Wasabi Subrun High</text:p>
          </table:table-cell>
          <table:table-cell office:value-type="string" calcext:value-type="string">
            <text:p>BRIKEN Run</text:p>
          </table:table-cell>
          <table:table-cell office:value-type="string" calcext:value-type="string">
            <text:p>BigRIPS ru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VALUE(MID([.C8];FIND(&quot;_&quot;;[.C8];1)+2;FIND(&quot;_&quot;;[.C8];FIND(&quot;_&quot;;[.C8];1)+1)-FIND(&quot;_&quot;;[.C8];1)-2))" office:value-type="float" office:value="0" calcext:value-type="float">
            <text:p>0</text:p>
          </table:table-cell>
          <table:table-cell office:value-type="string" calcext:value-type="string">
            <text:p>mergedfinal_a0_4013_4015_br171117_1749_000bgrun2045.root</text:p>
          </table:table-cell>
          <table:table-cell table:number-columns-repeated="8"/>
          <table:table-cell table:style-name="ce6" table:formula="of:=[.A8]" office:value-type="float" office:value="0" calcext:value-type="float">
            <text:p>0</text:p>
          </table:table-cell>
          <table:table-cell table:style-name="ce8" table:formula="of:=MID([.C8];FIND(&quot;_&quot;;[.C8];FIND(&quot;_&quot;;[.C8];1)+1)+1;FIND(&quot;_&quot;;[.C8];(FIND(&quot;_&quot;;[.C8];FIND(&quot;_&quot;;[.C8];1)+1)+1))-FIND(&quot;_&quot;;[.C8];FIND(&quot;_&quot;;[.C8];1)+1)-1)" office:value-type="string" office:string-value="4013" calcext:value-type="string">
            <text:p>4013</text:p>
          </table:table-cell>
          <table:table-cell table:style-name="ce6" table:formula="of:=MID([.C8];FIND(&quot;_&quot;;[.C8];(FIND(&quot;_&quot;;[.C8];FIND(&quot;_&quot;;[.C8];1)+1)+1))+1;FIND(&quot;_&quot;;[.C8];FIND(&quot;_&quot;;[.C8];(FIND(&quot;_&quot;;[.C8];FIND(&quot;_&quot;;[.C8];1)+1)+1))+1)-FIND(&quot;_&quot;;[.C8];(FIND(&quot;_&quot;;[.C8];FIND(&quot;_&quot;;[.C8];1)+1)+1))-1)" office:value-type="string" office:string-value="4015" calcext:value-type="string">
            <text:p>4015</text:p>
          </table:table-cell>
          <table:table-cell table:style-name="ce6" table:formula="of:=MID([.C8];FIND(&quot;_&quot;;[.C8];FIND(&quot;_&quot;;[.C8];(FIND(&quot;_&quot;;[.C8];FIND(&quot;_&quot;;[.C8];1)+1)+1))+1)+15;3)" office:value-type="string" office:string-value="000" calcext:value-type="string">
            <text:p>000</text:p>
          </table:table-cell>
          <table:table-cell table:style-name="ce6" table:formula="of:=LEFT(RIGHT([.C8];9);4)" office:value-type="string" office:string-value="2045" calcext:value-type="string">
            <text:p>204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ALUE(MID([.C9];FIND(&quot;_&quot;;[.C9];1)+2;FIND(&quot;_&quot;;[.C9];FIND(&quot;_&quot;;[.C9];1)+1)-FIND(&quot;_&quot;;[.C9];1)-2))" office:value-type="float" office:value="2" calcext:value-type="float">
            <text:p>2</text:p>
          </table:table-cell>
          <table:table-cell office:value-type="string" calcext:value-type="string">
            <text:p>mergedfinal_a2_4032_4035_br171117_1932_002bgrun2054.root</text:p>
          </table:table-cell>
          <table:table-cell table:number-columns-repeated="8"/>
          <table:table-cell table:style-name="ce6" table:formula="of:=[.A9]" office:value-type="float" office:value="2" calcext:value-type="float">
            <text:p>2</text:p>
          </table:table-cell>
          <table:table-cell table:style-name="ce8" table:formula="of:=MID([.C9];FIND(&quot;_&quot;;[.C9];FIND(&quot;_&quot;;[.C9];1)+1)+1;FIND(&quot;_&quot;;[.C9];(FIND(&quot;_&quot;;[.C9];FIND(&quot;_&quot;;[.C9];1)+1)+1))-FIND(&quot;_&quot;;[.C9];FIND(&quot;_&quot;;[.C9];1)+1)-1)" office:value-type="string" office:string-value="4032" calcext:value-type="string">
            <text:p>4032</text:p>
          </table:table-cell>
          <table:table-cell table:style-name="ce6" table:formula="of:=MID([.C9];FIND(&quot;_&quot;;[.C9];(FIND(&quot;_&quot;;[.C9];FIND(&quot;_&quot;;[.C9];1)+1)+1))+1;FIND(&quot;_&quot;;[.C9];FIND(&quot;_&quot;;[.C9];(FIND(&quot;_&quot;;[.C9];FIND(&quot;_&quot;;[.C9];1)+1)+1))+1)-FIND(&quot;_&quot;;[.C9];(FIND(&quot;_&quot;;[.C9];FIND(&quot;_&quot;;[.C9];1)+1)+1))-1)" office:value-type="string" office:string-value="4035" calcext:value-type="string">
            <text:p>4035</text:p>
          </table:table-cell>
          <table:table-cell table:style-name="ce6" table:formula="of:=MID([.C9];FIND(&quot;_&quot;;[.C9];FIND(&quot;_&quot;;[.C9];(FIND(&quot;_&quot;;[.C9];FIND(&quot;_&quot;;[.C9];1)+1)+1))+1)+15;3)" office:value-type="string" office:string-value="002" calcext:value-type="string">
            <text:p>002</text:p>
          </table:table-cell>
          <table:table-cell table:style-name="ce6" table:formula="of:=LEFT(RIGHT([.C9];9);4)" office:value-type="string" office:string-value="2054" calcext:value-type="string">
            <text:p>205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ALUE(MID([.C10];FIND(&quot;_&quot;;[.C10];1)+2;FIND(&quot;_&quot;;[.C10];FIND(&quot;_&quot;;[.C10];1)+1)-FIND(&quot;_&quot;;[.C10];1)-2))" office:value-type="float" office:value="3" calcext:value-type="float">
            <text:p>3</text:p>
          </table:table-cell>
          <table:table-cell office:value-type="string" calcext:value-type="string">
            <text:p>mergedfinal_a3_4036_4042_br171117_1950_003bgrun2055.root</text:p>
          </table:table-cell>
          <table:table-cell table:number-columns-repeated="8"/>
          <table:table-cell table:formula="of:=[.A10]" office:value-type="float" office:value="3" calcext:value-type="float">
            <text:p>3</text:p>
          </table:table-cell>
          <table:table-cell table:style-name="ce3" table:formula="of:=MID([.C10];FIND(&quot;_&quot;;[.C10];FIND(&quot;_&quot;;[.C10];1)+1)+1;FIND(&quot;_&quot;;[.C10];(FIND(&quot;_&quot;;[.C10];FIND(&quot;_&quot;;[.C10];1)+1)+1))-FIND(&quot;_&quot;;[.C10];FIND(&quot;_&quot;;[.C10];1)+1)-1)" office:value-type="string" office:string-value="4036" calcext:value-type="string">
            <text:p>4036</text:p>
          </table:table-cell>
          <table:table-cell table:formula="of:=MID([.C10];FIND(&quot;_&quot;;[.C10];(FIND(&quot;_&quot;;[.C10];FIND(&quot;_&quot;;[.C10];1)+1)+1))+1;FIND(&quot;_&quot;;[.C10];FIND(&quot;_&quot;;[.C10];(FIND(&quot;_&quot;;[.C10];FIND(&quot;_&quot;;[.C10];1)+1)+1))+1)-FIND(&quot;_&quot;;[.C10];(FIND(&quot;_&quot;;[.C10];FIND(&quot;_&quot;;[.C10];1)+1)+1))-1)" office:value-type="string" office:string-value="4042" calcext:value-type="string">
            <text:p>4042</text:p>
          </table:table-cell>
          <table:table-cell table:formula="of:=MID([.C10];FIND(&quot;_&quot;;[.C10];FIND(&quot;_&quot;;[.C10];(FIND(&quot;_&quot;;[.C10];FIND(&quot;_&quot;;[.C10];1)+1)+1))+1)+15;3)" office:value-type="string" office:string-value="003" calcext:value-type="string">
            <text:p>003</text:p>
          </table:table-cell>
          <table:table-cell table:formula="of:=LEFT(RIGHT([.C10];9);4)" office:value-type="string" office:string-value="2055" calcext:value-type="string">
            <text:p>205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ALUE(MID([.C11];FIND(&quot;_&quot;;[.C11];1)+2;FIND(&quot;_&quot;;[.C11];FIND(&quot;_&quot;;[.C11];1)+1)-FIND(&quot;_&quot;;[.C11];1)-2))" office:value-type="float" office:value="4" calcext:value-type="float">
            <text:p>4</text:p>
          </table:table-cell>
          <table:table-cell office:value-type="string" calcext:value-type="string">
            <text:p>mergedfinal_a4_4042_4047_br171117_2011_115Nb_004bgrun2056.root</text:p>
          </table:table-cell>
          <table:table-cell table:number-columns-repeated="8"/>
          <table:table-cell table:style-name="ce6" table:formula="of:=[.A11]" office:value-type="float" office:value="4" calcext:value-type="float">
            <text:p>4</text:p>
          </table:table-cell>
          <table:table-cell table:style-name="ce8" table:formula="of:=MID([.C11];FIND(&quot;_&quot;;[.C11];FIND(&quot;_&quot;;[.C11];1)+1)+1;FIND(&quot;_&quot;;[.C11];(FIND(&quot;_&quot;;[.C11];FIND(&quot;_&quot;;[.C11];1)+1)+1))-FIND(&quot;_&quot;;[.C11];FIND(&quot;_&quot;;[.C11];1)+1)-1)" office:value-type="string" office:string-value="4042" calcext:value-type="string">
            <text:p>4042</text:p>
          </table:table-cell>
          <table:table-cell table:style-name="ce6" table:formula="of:=MID([.C11];FIND(&quot;_&quot;;[.C11];(FIND(&quot;_&quot;;[.C11];FIND(&quot;_&quot;;[.C11];1)+1)+1))+1;FIND(&quot;_&quot;;[.C11];FIND(&quot;_&quot;;[.C11];(FIND(&quot;_&quot;;[.C11];FIND(&quot;_&quot;;[.C11];1)+1)+1))+1)-FIND(&quot;_&quot;;[.C11];(FIND(&quot;_&quot;;[.C11];FIND(&quot;_&quot;;[.C11];1)+1)+1))-1)" office:value-type="string" office:string-value="4047" calcext:value-type="string">
            <text:p>4047</text:p>
          </table:table-cell>
          <table:table-cell table:style-name="ce6" table:formula="of:=MID([.C11];FIND(&quot;_&quot;;[.C11];FIND(&quot;_&quot;;[.C11];(FIND(&quot;_&quot;;[.C11];FIND(&quot;_&quot;;[.C11];1)+1)+1))+1)+21;3)" office:value-type="string" office:string-value="004" calcext:value-type="string">
            <text:p>004</text:p>
          </table:table-cell>
          <table:table-cell table:style-name="ce6" table:formula="of:=LEFT(RIGHT([.C11];9);4)" office:value-type="string" office:string-value="2056" calcext:value-type="string">
            <text:p>205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ALUE(MID([.C12];FIND(&quot;_&quot;;[.C12];1)+2;FIND(&quot;_&quot;;[.C12];FIND(&quot;_&quot;;[.C12];1)+1)-FIND(&quot;_&quot;;[.C12];1)-2))" office:value-type="float" office:value="7" calcext:value-type="float">
            <text:p>7</text:p>
          </table:table-cell>
          <table:table-cell office:value-type="string" calcext:value-type="string">
            <text:p>mergedfinal_a7_4082_4092_br171117_2301_115Nb_007bgrun2059.root</text:p>
          </table:table-cell>
          <table:table-cell table:number-columns-repeated="8"/>
          <table:table-cell table:style-name="ce6" table:formula="of:=[.A12]" office:value-type="float" office:value="7" calcext:value-type="float">
            <text:p>7</text:p>
          </table:table-cell>
          <table:table-cell table:style-name="ce8" table:formula="of:=MID([.C12];FIND(&quot;_&quot;;[.C12];FIND(&quot;_&quot;;[.C12];1)+1)+1;FIND(&quot;_&quot;;[.C12];(FIND(&quot;_&quot;;[.C12];FIND(&quot;_&quot;;[.C12];1)+1)+1))-FIND(&quot;_&quot;;[.C12];FIND(&quot;_&quot;;[.C12];1)+1)-1)" office:value-type="string" office:string-value="4082" calcext:value-type="string">
            <text:p>4082</text:p>
          </table:table-cell>
          <table:table-cell table:style-name="ce6" table:formula="of:=MID([.C12];FIND(&quot;_&quot;;[.C12];(FIND(&quot;_&quot;;[.C12];FIND(&quot;_&quot;;[.C12];1)+1)+1))+1;FIND(&quot;_&quot;;[.C12];FIND(&quot;_&quot;;[.C12];(FIND(&quot;_&quot;;[.C12];FIND(&quot;_&quot;;[.C12];1)+1)+1))+1)-FIND(&quot;_&quot;;[.C12];(FIND(&quot;_&quot;;[.C12];FIND(&quot;_&quot;;[.C12];1)+1)+1))-1)" office:value-type="string" office:string-value="4092" calcext:value-type="string">
            <text:p>4092</text:p>
          </table:table-cell>
          <table:table-cell table:style-name="ce6" table:formula="of:=MID([.C12];FIND(&quot;_&quot;;[.C12];FIND(&quot;_&quot;;[.C12];(FIND(&quot;_&quot;;[.C12];FIND(&quot;_&quot;;[.C12];1)+1)+1))+1)+21;3)" office:value-type="string" office:string-value="007" calcext:value-type="string">
            <text:p>007</text:p>
          </table:table-cell>
          <table:table-cell table:style-name="ce6" table:formula="of:=LEFT(RIGHT([.C12];9);4)" office:value-type="string" office:string-value="2059" calcext:value-type="string">
            <text:p>205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ALUE(MID([.C13];FIND(&quot;_&quot;;[.C13];1)+2;FIND(&quot;_&quot;;[.C13];FIND(&quot;_&quot;;[.C13];1)+1)-FIND(&quot;_&quot;;[.C13];1)-2))" office:value-type="float" office:value="8" calcext:value-type="float">
            <text:p>8</text:p>
          </table:table-cell>
          <table:table-cell office:value-type="string" calcext:value-type="string">
            <text:p>mergedfinal_a8_4094_4124_br171118_0001_115Nb_008_171118_0001_115Nb_009bgrun2060_tscorrected.root</text:p>
          </table:table-cell>
          <table:table-cell table:number-columns-repeated="8"/>
          <table:table-cell table:formula="of:=[.A13]" office:value-type="float" office:value="8" calcext:value-type="float">
            <text:p>8</text:p>
          </table:table-cell>
          <table:table-cell table:style-name="ce3" table:formula="of:=MID([.C13];FIND(&quot;_&quot;;[.C13];FIND(&quot;_&quot;;[.C13];1)+1)+1;FIND(&quot;_&quot;;[.C13];(FIND(&quot;_&quot;;[.C13];FIND(&quot;_&quot;;[.C13];1)+1)+1))-FIND(&quot;_&quot;;[.C13];FIND(&quot;_&quot;;[.C13];1)+1)-1)" office:value-type="string" office:string-value="4094" calcext:value-type="string">
            <text:p>4094</text:p>
          </table:table-cell>
          <table:table-cell table:formula="of:=MID([.C13];FIND(&quot;_&quot;;[.C13];(FIND(&quot;_&quot;;[.C13];FIND(&quot;_&quot;;[.C13];1)+1)+1))+1;FIND(&quot;_&quot;;[.C13];FIND(&quot;_&quot;;[.C13];(FIND(&quot;_&quot;;[.C13];FIND(&quot;_&quot;;[.C13];1)+1)+1))+1)-FIND(&quot;_&quot;;[.C13];(FIND(&quot;_&quot;;[.C13];FIND(&quot;_&quot;;[.C13];1)+1)+1))-1)" office:value-type="string" office:string-value="4124" calcext:value-type="string">
            <text:p>4124</text:p>
          </table:table-cell>
          <table:table-cell table:formula="of:=MID([.C13];FIND(&quot;_&quot;;[.C13];FIND(&quot;_&quot;;[.C13];(FIND(&quot;_&quot;;[.C13];FIND(&quot;_&quot;;[.C13];1)+1)+1))+1)+21;3)" office:value-type="string" office:string-value="008" calcext:value-type="string">
            <text:p>008</text:p>
          </table:table-cell>
          <table:table-cell table:formula="of:=LEFT(RIGHT([.C13];21);4)" office:value-type="string" office:string-value="2060" calcext:value-type="string">
            <text:p>2060</text:p>
          </table:table-cell>
          <table:table-cell table:formula="of:=LEFT(RIGHT([.C13];29);3)" office:value-type="string" office:string-value="009" calcext:value-type="string">
            <text:p>009</text:p>
          </table:table-cell>
          <table:table-cell/>
          <table:table-cell office:value-type="string" calcext:value-type="string">
            <text:p>008</text:p>
          </table:table-cell>
          <table:table-cell office:value-type="string" calcext:value-type="string">
            <text:p>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ALUE(MID([.C14];FIND(&quot;_&quot;;[.C14];1)+2;FIND(&quot;_&quot;;[.C14];FIND(&quot;_&quot;;[.C14];1)+1)-FIND(&quot;_&quot;;[.C14];1)-2))" office:value-type="float" office:value="10" calcext:value-type="float">
            <text:p>10</text:p>
          </table:table-cell>
          <table:table-cell office:value-type="string" calcext:value-type="string">
            <text:p>mergedfinal_a10_4125_4153_br171118_0202_115Nb_010_171118_0202_115Nb_011bgrun2061_tscorrected.root</text:p>
          </table:table-cell>
          <table:table-cell table:number-columns-repeated="8"/>
          <table:table-cell table:formula="of:=[.A14]" office:value-type="float" office:value="10" calcext:value-type="float">
            <text:p>10</text:p>
          </table:table-cell>
          <table:table-cell table:style-name="ce3" table:formula="of:=MID([.C14];FIND(&quot;_&quot;;[.C14];FIND(&quot;_&quot;;[.C14];1)+1)+1;FIND(&quot;_&quot;;[.C14];(FIND(&quot;_&quot;;[.C14];FIND(&quot;_&quot;;[.C14];1)+1)+1))-FIND(&quot;_&quot;;[.C14];FIND(&quot;_&quot;;[.C14];1)+1)-1)" office:value-type="string" office:string-value="4125" calcext:value-type="string">
            <text:p>4125</text:p>
          </table:table-cell>
          <table:table-cell table:formula="of:=MID([.C14];FIND(&quot;_&quot;;[.C14];(FIND(&quot;_&quot;;[.C14];FIND(&quot;_&quot;;[.C14];1)+1)+1))+1;FIND(&quot;_&quot;;[.C14];FIND(&quot;_&quot;;[.C14];(FIND(&quot;_&quot;;[.C14];FIND(&quot;_&quot;;[.C14];1)+1)+1))+1)-FIND(&quot;_&quot;;[.C14];(FIND(&quot;_&quot;;[.C14];FIND(&quot;_&quot;;[.C14];1)+1)+1))-1)" office:value-type="string" office:string-value="4153" calcext:value-type="string">
            <text:p>4153</text:p>
          </table:table-cell>
          <table:table-cell table:formula="of:=MID([.C14];FIND(&quot;_&quot;;[.C14];FIND(&quot;_&quot;;[.C14];(FIND(&quot;_&quot;;[.C14];FIND(&quot;_&quot;;[.C14];1)+1)+1))+1)+21;3)" office:value-type="string" office:string-value="010" calcext:value-type="string">
            <text:p>010</text:p>
          </table:table-cell>
          <table:table-cell table:formula="of:=LEFT(RIGHT([.C14];21);4)" office:value-type="string" office:string-value="2061" calcext:value-type="string">
            <text:p>2061</text:p>
          </table:table-cell>
          <table:table-cell table:formula="of:=LEFT(RIGHT([.C14];29);3)" office:value-type="string" office:string-value="011" calcext:value-type="string">
            <text:p>011</text:p>
          </table:table-cell>
          <table:table-cell/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ALUE(MID([.C15];FIND(&quot;_&quot;;[.C15];1)+2;FIND(&quot;_&quot;;[.C15];FIND(&quot;_&quot;;[.C15];1)+1)-FIND(&quot;_&quot;;[.C15];1)-2))" office:value-type="float" office:value="12" calcext:value-type="float">
            <text:p>12</text:p>
          </table:table-cell>
          <table:table-cell office:value-type="string" calcext:value-type="string">
            <text:p>mergedfinal_a12_4154_4186_br171118_0402_115Nb_012_171118_0402_115Nb_013bgrun2062_tscorrected.root</text:p>
          </table:table-cell>
          <table:table-cell table:number-columns-repeated="8"/>
          <table:table-cell table:formula="of:=[.A15]" office:value-type="float" office:value="12" calcext:value-type="float">
            <text:p>12</text:p>
          </table:table-cell>
          <table:table-cell table:style-name="ce3" table:formula="of:=MID([.C15];FIND(&quot;_&quot;;[.C15];FIND(&quot;_&quot;;[.C15];1)+1)+1;FIND(&quot;_&quot;;[.C15];(FIND(&quot;_&quot;;[.C15];FIND(&quot;_&quot;;[.C15];1)+1)+1))-FIND(&quot;_&quot;;[.C15];FIND(&quot;_&quot;;[.C15];1)+1)-1)" office:value-type="string" office:string-value="4154" calcext:value-type="string">
            <text:p>4154</text:p>
          </table:table-cell>
          <table:table-cell table:formula="of:=MID([.C15];FIND(&quot;_&quot;;[.C15];(FIND(&quot;_&quot;;[.C15];FIND(&quot;_&quot;;[.C15];1)+1)+1))+1;FIND(&quot;_&quot;;[.C15];FIND(&quot;_&quot;;[.C15];(FIND(&quot;_&quot;;[.C15];FIND(&quot;_&quot;;[.C15];1)+1)+1))+1)-FIND(&quot;_&quot;;[.C15];(FIND(&quot;_&quot;;[.C15];FIND(&quot;_&quot;;[.C15];1)+1)+1))-1)" office:value-type="string" office:string-value="4186" calcext:value-type="string">
            <text:p>4186</text:p>
          </table:table-cell>
          <table:table-cell table:formula="of:=MID([.C15];FIND(&quot;_&quot;;[.C15];FIND(&quot;_&quot;;[.C15];(FIND(&quot;_&quot;;[.C15];FIND(&quot;_&quot;;[.C15];1)+1)+1))+1)+21;3)" office:value-type="string" office:string-value="012" calcext:value-type="string">
            <text:p>012</text:p>
          </table:table-cell>
          <table:table-cell table:formula="of:=LEFT(RIGHT([.C15];21);4)" office:value-type="string" office:string-value="2062" calcext:value-type="string">
            <text:p>2062</text:p>
          </table:table-cell>
          <table:table-cell table:formula="of:=LEFT(RIGHT([.C15];29);3)" office:value-type="string" office:string-value="013" calcext:value-type="string">
            <text:p>013</text:p>
          </table:table-cell>
          <table:table-cell/>
          <table:table-cell office:value-type="string" calcext:value-type="string">
            <text:p>012</text:p>
          </table:table-cell>
          <table:table-cell office:value-type="string" calcext:value-type="string">
            <text:p>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ALUE(MID([.C16];FIND(&quot;_&quot;;[.C16];1)+2;FIND(&quot;_&quot;;[.C16];FIND(&quot;_&quot;;[.C16];1)+1)-FIND(&quot;_&quot;;[.C16];1)-2))" office:value-type="float" office:value="14" calcext:value-type="float">
            <text:p>14</text:p>
          </table:table-cell>
          <table:table-cell office:value-type="string" calcext:value-type="string">
            <text:p>mergedfinal_a14_4187_4219_br171118_0603_115Nb_014_171118_0603_115Nb_015bgrun2063_tscorrected.root</text:p>
          </table:table-cell>
          <table:table-cell table:number-columns-repeated="8"/>
          <table:table-cell table:formula="of:=[.A16]" office:value-type="float" office:value="14" calcext:value-type="float">
            <text:p>14</text:p>
          </table:table-cell>
          <table:table-cell table:style-name="ce3" table:formula="of:=MID([.C16];FIND(&quot;_&quot;;[.C16];FIND(&quot;_&quot;;[.C16];1)+1)+1;FIND(&quot;_&quot;;[.C16];(FIND(&quot;_&quot;;[.C16];FIND(&quot;_&quot;;[.C16];1)+1)+1))-FIND(&quot;_&quot;;[.C16];FIND(&quot;_&quot;;[.C16];1)+1)-1)" office:value-type="string" office:string-value="4187" calcext:value-type="string">
            <text:p>4187</text:p>
          </table:table-cell>
          <table:table-cell table:formula="of:=MID([.C16];FIND(&quot;_&quot;;[.C16];(FIND(&quot;_&quot;;[.C16];FIND(&quot;_&quot;;[.C16];1)+1)+1))+1;FIND(&quot;_&quot;;[.C16];FIND(&quot;_&quot;;[.C16];(FIND(&quot;_&quot;;[.C16];FIND(&quot;_&quot;;[.C16];1)+1)+1))+1)-FIND(&quot;_&quot;;[.C16];(FIND(&quot;_&quot;;[.C16];FIND(&quot;_&quot;;[.C16];1)+1)+1))-1)" office:value-type="string" office:string-value="4219" calcext:value-type="string">
            <text:p>4219</text:p>
          </table:table-cell>
          <table:table-cell table:formula="of:=MID([.C16];FIND(&quot;_&quot;;[.C16];FIND(&quot;_&quot;;[.C16];(FIND(&quot;_&quot;;[.C16];FIND(&quot;_&quot;;[.C16];1)+1)+1))+1)+21;3)" office:value-type="string" office:string-value="014" calcext:value-type="string">
            <text:p>014</text:p>
          </table:table-cell>
          <table:table-cell table:formula="of:=LEFT(RIGHT([.C16];21);4)" office:value-type="string" office:string-value="2063" calcext:value-type="string">
            <text:p>2063</text:p>
          </table:table-cell>
          <table:table-cell table:formula="of:=LEFT(RIGHT([.C16];29);3)" office:value-type="string" office:string-value="015" calcext:value-type="string">
            <text:p>015</text:p>
          </table:table-cell>
          <table:table-cell/>
          <table:table-cell office:value-type="string" calcext:value-type="string">
            <text:p>014</text:p>
          </table:table-cell>
          <table:table-cell office:value-type="string" calcext:value-type="string">
            <text:p>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ALUE(MID([.C17];FIND(&quot;_&quot;;[.C17];1)+2;FIND(&quot;_&quot;;[.C17];FIND(&quot;_&quot;;[.C17];1)+1)-FIND(&quot;_&quot;;[.C17];1)-2))" office:value-type="float" office:value="16" calcext:value-type="float">
            <text:p>16</text:p>
          </table:table-cell>
          <table:table-cell office:value-type="string" calcext:value-type="string">
            <text:p>mergedfinal_a16_4220_4249_br171118_0801_115Nb_016_171118_0801_115Nb_017bgrun2064_tscorrected.root</text:p>
          </table:table-cell>
          <table:table-cell table:number-columns-repeated="8"/>
          <table:table-cell table:style-name="ce6" table:formula="of:=[.A17]" office:value-type="float" office:value="16" calcext:value-type="float">
            <text:p>16</text:p>
          </table:table-cell>
          <table:table-cell table:style-name="ce8" table:formula="of:=MID([.C17];FIND(&quot;_&quot;;[.C17];FIND(&quot;_&quot;;[.C17];1)+1)+1;FIND(&quot;_&quot;;[.C17];(FIND(&quot;_&quot;;[.C17];FIND(&quot;_&quot;;[.C17];1)+1)+1))-FIND(&quot;_&quot;;[.C17];FIND(&quot;_&quot;;[.C17];1)+1)-1)" office:value-type="string" office:string-value="4220" calcext:value-type="string">
            <text:p>4220</text:p>
          </table:table-cell>
          <table:table-cell table:style-name="ce6" table:formula="of:=MID([.C17];FIND(&quot;_&quot;;[.C17];(FIND(&quot;_&quot;;[.C17];FIND(&quot;_&quot;;[.C17];1)+1)+1))+1;FIND(&quot;_&quot;;[.C17];FIND(&quot;_&quot;;[.C17];(FIND(&quot;_&quot;;[.C17];FIND(&quot;_&quot;;[.C17];1)+1)+1))+1)-FIND(&quot;_&quot;;[.C17];(FIND(&quot;_&quot;;[.C17];FIND(&quot;_&quot;;[.C17];1)+1)+1))-1)" office:value-type="string" office:string-value="4249" calcext:value-type="string">
            <text:p>4249</text:p>
          </table:table-cell>
          <table:table-cell table:style-name="ce6" table:formula="of:=MID([.C17];FIND(&quot;_&quot;;[.C17];FIND(&quot;_&quot;;[.C17];(FIND(&quot;_&quot;;[.C17];FIND(&quot;_&quot;;[.C17];1)+1)+1))+1)+21;3)" office:value-type="string" office:string-value="016" calcext:value-type="string">
            <text:p>016</text:p>
          </table:table-cell>
          <table:table-cell table:style-name="ce6" table:formula="of:=LEFT(RIGHT([.C17];21);4)" office:value-type="string" office:string-value="2064" calcext:value-type="string">
            <text:p>2064</text:p>
          </table:table-cell>
          <table:table-cell table:formula="of:=LEFT(RIGHT([.C17];29);3)" office:value-type="string" office:string-value="017" calcext:value-type="string">
            <text:p>017</text:p>
          </table:table-cell>
          <table:table-cell/>
          <table:table-cell office:value-type="string" calcext:value-type="string">
            <text:p>016</text:p>
          </table:table-cell>
          <table:table-cell office:value-type="string" calcext:value-type="string">
            <text:p>0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ALUE(MID([.C18];FIND(&quot;_&quot;;[.C18];1)+2;FIND(&quot;_&quot;;[.C18];FIND(&quot;_&quot;;[.C18];1)+1)-FIND(&quot;_&quot;;[.C18];1)-2))" office:value-type="float" office:value="20" calcext:value-type="float">
            <text:p>20</text:p>
          </table:table-cell>
          <table:table-cell office:value-type="string" calcext:value-type="string">
            <text:p>mergedfinal_a20_4255_4257_br171118_1137_115Nb_020_171118_1137_115Nb_021bgrun2067.root</text:p>
          </table:table-cell>
          <table:table-cell table:number-columns-repeated="8"/>
          <table:table-cell table:style-name="ce6" table:formula="of:=[.A18]" office:value-type="float" office:value="20" calcext:value-type="float">
            <text:p>20</text:p>
          </table:table-cell>
          <table:table-cell table:style-name="ce8" table:formula="of:=MID([.C18];FIND(&quot;_&quot;;[.C18];FIND(&quot;_&quot;;[.C18];1)+1)+1;FIND(&quot;_&quot;;[.C18];(FIND(&quot;_&quot;;[.C18];FIND(&quot;_&quot;;[.C18];1)+1)+1))-FIND(&quot;_&quot;;[.C18];FIND(&quot;_&quot;;[.C18];1)+1)-1)" office:value-type="string" office:string-value="4255" calcext:value-type="string">
            <text:p>4255</text:p>
          </table:table-cell>
          <table:table-cell table:style-name="ce6" table:formula="of:=MID([.C18];FIND(&quot;_&quot;;[.C18];(FIND(&quot;_&quot;;[.C18];FIND(&quot;_&quot;;[.C18];1)+1)+1))+1;FIND(&quot;_&quot;;[.C18];FIND(&quot;_&quot;;[.C18];(FIND(&quot;_&quot;;[.C18];FIND(&quot;_&quot;;[.C18];1)+1)+1))+1)-FIND(&quot;_&quot;;[.C18];(FIND(&quot;_&quot;;[.C18];FIND(&quot;_&quot;;[.C18];1)+1)+1))-1)" office:value-type="string" office:string-value="4257" calcext:value-type="string">
            <text:p>4257</text:p>
          </table:table-cell>
          <table:table-cell table:style-name="ce6" table:formula="of:=MID([.C18];FIND(&quot;_&quot;;[.C18];FIND(&quot;_&quot;;[.C18];(FIND(&quot;_&quot;;[.C18];FIND(&quot;_&quot;;[.C18];1)+1)+1))+1)+21;3)" office:value-type="string" office:string-value="020" calcext:value-type="string">
            <text:p>020</text:p>
          </table:table-cell>
          <table:table-cell table:style-name="ce6" table:formula="of:=LEFT(RIGHT([.C18];9);4)" office:value-type="string" office:string-value="2067" calcext:value-type="string">
            <text:p>2067</text:p>
          </table:table-cell>
          <table:table-cell table:formula="of:=LEFT(RIGHT([.C18];17);3)" office:value-type="string" office:string-value="021" calcext:value-type="string">
            <text:p>021</text:p>
          </table:table-cell>
          <table:table-cell/>
          <table:table-cell office:value-type="string" calcext:value-type="string">
            <text:p>020</text:p>
          </table:table-cell>
          <table:table-cell office:value-type="string" calcext:value-type="string">
            <text:p>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ALUE(MID([.C19];FIND(&quot;_&quot;;[.C19];1)+2;FIND(&quot;_&quot;;[.C19];FIND(&quot;_&quot;;[.C19];1)+1)-FIND(&quot;_&quot;;[.C19];1)-2))" office:value-type="float" office:value="21" calcext:value-type="float">
            <text:p>21</text:p>
          </table:table-cell>
          <table:table-cell office:value-type="string" calcext:value-type="string">
            <text:p>mergedfinal_a21_4257_4289_br171118_1150_115Nb_021_171118_1150_115Nb_022bgrun2068.root</text:p>
          </table:table-cell>
          <table:table-cell table:number-columns-repeated="8"/>
          <table:table-cell table:formula="of:=[.A19]" office:value-type="float" office:value="21" calcext:value-type="float">
            <text:p>21</text:p>
          </table:table-cell>
          <table:table-cell table:style-name="ce3" table:formula="of:=MID([.C19];FIND(&quot;_&quot;;[.C19];FIND(&quot;_&quot;;[.C19];1)+1)+1;FIND(&quot;_&quot;;[.C19];(FIND(&quot;_&quot;;[.C19];FIND(&quot;_&quot;;[.C19];1)+1)+1))-FIND(&quot;_&quot;;[.C19];FIND(&quot;_&quot;;[.C19];1)+1)-1)" office:value-type="string" office:string-value="4257" calcext:value-type="string">
            <text:p>4257</text:p>
          </table:table-cell>
          <table:table-cell table:formula="of:=MID([.C19];FIND(&quot;_&quot;;[.C19];(FIND(&quot;_&quot;;[.C19];FIND(&quot;_&quot;;[.C19];1)+1)+1))+1;FIND(&quot;_&quot;;[.C19];FIND(&quot;_&quot;;[.C19];(FIND(&quot;_&quot;;[.C19];FIND(&quot;_&quot;;[.C19];1)+1)+1))+1)-FIND(&quot;_&quot;;[.C19];(FIND(&quot;_&quot;;[.C19];FIND(&quot;_&quot;;[.C19];1)+1)+1))-1)" office:value-type="string" office:string-value="4289" calcext:value-type="string">
            <text:p>4289</text:p>
          </table:table-cell>
          <table:table-cell table:formula="of:=MID([.C19];FIND(&quot;_&quot;;[.C19];FIND(&quot;_&quot;;[.C19];(FIND(&quot;_&quot;;[.C19];FIND(&quot;_&quot;;[.C19];1)+1)+1))+1)+21;3)" office:value-type="string" office:string-value="021" calcext:value-type="string">
            <text:p>021</text:p>
          </table:table-cell>
          <table:table-cell table:formula="of:=LEFT(RIGHT([.C19];9);4)" office:value-type="string" office:string-value="2068" calcext:value-type="string">
            <text:p>2068</text:p>
          </table:table-cell>
          <table:table-cell table:formula="of:=LEFT(RIGHT([.C19];17);3)" office:value-type="string" office:string-value="022" calcext:value-type="string">
            <text:p>022</text:p>
          </table:table-cell>
          <table:table-cell/>
          <table:table-cell office:value-type="string" calcext:value-type="string">
            <text:p>021</text:p>
          </table:table-cell>
          <table:table-cell office:value-type="string" calcext:value-type="string">
            <text:p>0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ALUE(MID([.C20];FIND(&quot;_&quot;;[.C20];1)+2;FIND(&quot;_&quot;;[.C20];FIND(&quot;_&quot;;[.C20];1)+1)-FIND(&quot;_&quot;;[.C20];1)-2))" office:value-type="float" office:value="23" calcext:value-type="float">
            <text:p>23</text:p>
          </table:table-cell>
          <table:table-cell office:value-type="string" calcext:value-type="string">
            <text:p>mergedfinal_a23_4290_4324_br171118_1358_115Nb_023_171118_1358_115Nb_024bgrun2069.root</text:p>
          </table:table-cell>
          <table:table-cell table:number-columns-repeated="8"/>
          <table:table-cell table:formula="of:=[.A20]" office:value-type="float" office:value="23" calcext:value-type="float">
            <text:p>23</text:p>
          </table:table-cell>
          <table:table-cell table:style-name="ce3" table:formula="of:=MID([.C20];FIND(&quot;_&quot;;[.C20];FIND(&quot;_&quot;;[.C20];1)+1)+1;FIND(&quot;_&quot;;[.C20];(FIND(&quot;_&quot;;[.C20];FIND(&quot;_&quot;;[.C20];1)+1)+1))-FIND(&quot;_&quot;;[.C20];FIND(&quot;_&quot;;[.C20];1)+1)-1)" office:value-type="string" office:string-value="4290" calcext:value-type="string">
            <text:p>4290</text:p>
          </table:table-cell>
          <table:table-cell table:formula="of:=MID([.C20];FIND(&quot;_&quot;;[.C20];(FIND(&quot;_&quot;;[.C20];FIND(&quot;_&quot;;[.C20];1)+1)+1))+1;FIND(&quot;_&quot;;[.C20];FIND(&quot;_&quot;;[.C20];(FIND(&quot;_&quot;;[.C20];FIND(&quot;_&quot;;[.C20];1)+1)+1))+1)-FIND(&quot;_&quot;;[.C20];(FIND(&quot;_&quot;;[.C20];FIND(&quot;_&quot;;[.C20];1)+1)+1))-1)" office:value-type="string" office:string-value="4324" calcext:value-type="string">
            <text:p>4324</text:p>
          </table:table-cell>
          <table:table-cell table:formula="of:=MID([.C20];FIND(&quot;_&quot;;[.C20];FIND(&quot;_&quot;;[.C20];(FIND(&quot;_&quot;;[.C20];FIND(&quot;_&quot;;[.C20];1)+1)+1))+1)+21;3)" office:value-type="string" office:string-value="023" calcext:value-type="string">
            <text:p>023</text:p>
          </table:table-cell>
          <table:table-cell table:formula="of:=LEFT(RIGHT([.C20];9);4)" office:value-type="string" office:string-value="2069" calcext:value-type="string">
            <text:p>2069</text:p>
          </table:table-cell>
          <table:table-cell table:formula="of:=LEFT(RIGHT([.C20];17);3)" office:value-type="string" office:string-value="024" calcext:value-type="string">
            <text:p>024</text:p>
          </table:table-cell>
          <table:table-cell/>
          <table:table-cell office:value-type="string" calcext:value-type="string">
            <text:p>023</text:p>
          </table:table-cell>
          <table:table-cell office:value-type="string" calcext:value-type="string">
            <text:p>0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ALUE(MID([.C21];FIND(&quot;_&quot;;[.C21];1)+2;FIND(&quot;_&quot;;[.C21];FIND(&quot;_&quot;;[.C21];1)+1)-FIND(&quot;_&quot;;[.C21];1)-2))" office:value-type="float" office:value="25" calcext:value-type="float">
            <text:p>25</text:p>
          </table:table-cell>
          <table:table-cell office:value-type="string" calcext:value-type="string">
            <text:p>mergedfinal_a25_4325_4332_br171118_1610_115Nb_025_171118_1610_115Nb_026bgrun2070.root</text:p>
          </table:table-cell>
          <table:table-cell table:number-columns-repeated="8"/>
          <table:table-cell table:formula="of:=[.A21]" office:value-type="float" office:value="25" calcext:value-type="float">
            <text:p>25</text:p>
          </table:table-cell>
          <table:table-cell table:style-name="ce3" table:formula="of:=MID([.C21];FIND(&quot;_&quot;;[.C21];FIND(&quot;_&quot;;[.C21];1)+1)+1;FIND(&quot;_&quot;;[.C21];(FIND(&quot;_&quot;;[.C21];FIND(&quot;_&quot;;[.C21];1)+1)+1))-FIND(&quot;_&quot;;[.C21];FIND(&quot;_&quot;;[.C21];1)+1)-1)" office:value-type="string" office:string-value="4325" calcext:value-type="string">
            <text:p>4325</text:p>
          </table:table-cell>
          <table:table-cell table:formula="of:=MID([.C21];FIND(&quot;_&quot;;[.C21];(FIND(&quot;_&quot;;[.C21];FIND(&quot;_&quot;;[.C21];1)+1)+1))+1;FIND(&quot;_&quot;;[.C21];FIND(&quot;_&quot;;[.C21];(FIND(&quot;_&quot;;[.C21];FIND(&quot;_&quot;;[.C21];1)+1)+1))+1)-FIND(&quot;_&quot;;[.C21];(FIND(&quot;_&quot;;[.C21];FIND(&quot;_&quot;;[.C21];1)+1)+1))-1)" office:value-type="string" office:string-value="4332" calcext:value-type="string">
            <text:p>4332</text:p>
          </table:table-cell>
          <table:table-cell table:formula="of:=MID([.C21];FIND(&quot;_&quot;;[.C21];FIND(&quot;_&quot;;[.C21];(FIND(&quot;_&quot;;[.C21];FIND(&quot;_&quot;;[.C21];1)+1)+1))+1)+21;3)" office:value-type="string" office:string-value="025" calcext:value-type="string">
            <text:p>025</text:p>
          </table:table-cell>
          <table:table-cell table:formula="of:=LEFT(RIGHT([.C21];9);4)" office:value-type="string" office:string-value="2070" calcext:value-type="string">
            <text:p>2070</text:p>
          </table:table-cell>
          <table:table-cell table:formula="of:=LEFT(RIGHT([.C21];17);3)" office:value-type="string" office:string-value="026" calcext:value-type="string">
            <text:p>026</text:p>
          </table:table-cell>
          <table:table-cell/>
          <table:table-cell office:value-type="string" calcext:value-type="string">
            <text:p>025</text:p>
          </table:table-cell>
          <table:table-cell office:value-type="string" calcext:value-type="string">
            <text:p>0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VALUE(MID([.C22];FIND(&quot;_&quot;;[.C22];1)+2;FIND(&quot;_&quot;;[.C22];FIND(&quot;_&quot;;[.C22];1)+1)-FIND(&quot;_&quot;;[.C22];1)-2))" office:value-type="float" office:value="26" calcext:value-type="float">
            <text:p>26</text:p>
          </table:table-cell>
          <table:table-cell office:value-type="string" calcext:value-type="string">
            <text:p>mergedfinal_a26_4333_4345_br171118_1643_115Nb_026bgrun2071.root</text:p>
          </table:table-cell>
          <table:table-cell table:number-columns-repeated="8"/>
          <table:table-cell table:formula="of:=[.A22]" office:value-type="float" office:value="26" calcext:value-type="float">
            <text:p>26</text:p>
          </table:table-cell>
          <table:table-cell table:style-name="ce3" table:formula="of:=MID([.C22];FIND(&quot;_&quot;;[.C22];FIND(&quot;_&quot;;[.C22];1)+1)+1;FIND(&quot;_&quot;;[.C22];(FIND(&quot;_&quot;;[.C22];FIND(&quot;_&quot;;[.C22];1)+1)+1))-FIND(&quot;_&quot;;[.C22];FIND(&quot;_&quot;;[.C22];1)+1)-1)" office:value-type="string" office:string-value="4333" calcext:value-type="string">
            <text:p>4333</text:p>
          </table:table-cell>
          <table:table-cell table:formula="of:=MID([.C22];FIND(&quot;_&quot;;[.C22];(FIND(&quot;_&quot;;[.C22];FIND(&quot;_&quot;;[.C22];1)+1)+1))+1;FIND(&quot;_&quot;;[.C22];FIND(&quot;_&quot;;[.C22];(FIND(&quot;_&quot;;[.C22];FIND(&quot;_&quot;;[.C22];1)+1)+1))+1)-FIND(&quot;_&quot;;[.C22];(FIND(&quot;_&quot;;[.C22];FIND(&quot;_&quot;;[.C22];1)+1)+1))-1)" office:value-type="string" office:string-value="4345" calcext:value-type="string">
            <text:p>4345</text:p>
          </table:table-cell>
          <table:table-cell table:formula="of:=MID([.C22];FIND(&quot;_&quot;;[.C22];FIND(&quot;_&quot;;[.C22];(FIND(&quot;_&quot;;[.C22];FIND(&quot;_&quot;;[.C22];1)+1)+1))+1)+21;3)" office:value-type="string" office:string-value="026" calcext:value-type="string">
            <text:p>026</text:p>
          </table:table-cell>
          <table:table-cell table:formula="of:=LEFT(RIGHT([.C22];9);4)" office:value-type="string" office:string-value="2071" calcext:value-type="string">
            <text:p>2071</text:p>
          </table:table-cell>
          <table:table-cell table:formula="of:=LEFT(RIGHT([.C22];17);3)" office:value-type="string" office:string-value="026" calcext:value-type="string">
            <text:p>026</text:p>
          </table:table-cell>
          <table:table-cell/>
          <table:table-cell table:number-columns-repeated="2" office:value-type="string" calcext:value-type="string">
            <text:p>0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ALUE(MID([.C23];FIND(&quot;_&quot;;[.C23];1)+2;FIND(&quot;_&quot;;[.C23];FIND(&quot;_&quot;;[.C23];1)+1)-FIND(&quot;_&quot;;[.C23];1)-2))" office:value-type="float" office:value="27" calcext:value-type="float">
            <text:p>27</text:p>
          </table:table-cell>
          <table:table-cell office:value-type="string" calcext:value-type="string">
            <text:p>mergedfinal_a27_4346_4362_br171118_1735_115Nb_027_171118_1735_115Nb_028bgrun2072.root</text:p>
          </table:table-cell>
          <table:table-cell table:number-columns-repeated="8"/>
          <table:table-cell table:formula="of:=[.A23]" office:value-type="float" office:value="27" calcext:value-type="float">
            <text:p>27</text:p>
          </table:table-cell>
          <table:table-cell table:style-name="ce3" table:formula="of:=MID([.C23];FIND(&quot;_&quot;;[.C23];FIND(&quot;_&quot;;[.C23];1)+1)+1;FIND(&quot;_&quot;;[.C23];(FIND(&quot;_&quot;;[.C23];FIND(&quot;_&quot;;[.C23];1)+1)+1))-FIND(&quot;_&quot;;[.C23];FIND(&quot;_&quot;;[.C23];1)+1)-1)" office:value-type="string" office:string-value="4346" calcext:value-type="string">
            <text:p>4346</text:p>
          </table:table-cell>
          <table:table-cell table:formula="of:=MID([.C23];FIND(&quot;_&quot;;[.C23];(FIND(&quot;_&quot;;[.C23];FIND(&quot;_&quot;;[.C23];1)+1)+1))+1;FIND(&quot;_&quot;;[.C23];FIND(&quot;_&quot;;[.C23];(FIND(&quot;_&quot;;[.C23];FIND(&quot;_&quot;;[.C23];1)+1)+1))+1)-FIND(&quot;_&quot;;[.C23];(FIND(&quot;_&quot;;[.C23];FIND(&quot;_&quot;;[.C23];1)+1)+1))-1)" office:value-type="string" office:string-value="4362" calcext:value-type="string">
            <text:p>4362</text:p>
          </table:table-cell>
          <table:table-cell table:formula="of:=MID([.C23];FIND(&quot;_&quot;;[.C23];FIND(&quot;_&quot;;[.C23];(FIND(&quot;_&quot;;[.C23];FIND(&quot;_&quot;;[.C23];1)+1)+1))+1)+21;3)" office:value-type="string" office:string-value="027" calcext:value-type="string">
            <text:p>027</text:p>
          </table:table-cell>
          <table:table-cell table:formula="of:=LEFT(RIGHT([.C23];9);4)" office:value-type="string" office:string-value="2072" calcext:value-type="string">
            <text:p>2072</text:p>
          </table:table-cell>
          <table:table-cell table:formula="of:=LEFT(RIGHT([.C23];17);3)" office:value-type="string" office:string-value="028" calcext:value-type="string">
            <text:p>028</text:p>
          </table:table-cell>
          <table:table-cell/>
          <table:table-cell office:value-type="string" calcext:value-type="string">
            <text:p>027</text:p>
          </table:table-cell>
          <table:table-cell office:value-type="string" calcext:value-type="string">
            <text:p>0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ALUE(MID([.C24];FIND(&quot;_&quot;;[.C24];1)+2;FIND(&quot;_&quot;;[.C24];FIND(&quot;_&quot;;[.C24];1)+1)-FIND(&quot;_&quot;;[.C24];1)-2))" office:value-type="float" office:value="28" calcext:value-type="float">
            <text:p>28</text:p>
          </table:table-cell>
          <table:table-cell office:value-type="string" calcext:value-type="string">
            <text:p>mergedfinal_a28_4363_4391_br171118_1842_115Nb_028_171118_1842_115Nb_029bgrun2073.root</text:p>
          </table:table-cell>
          <table:table-cell table:number-columns-repeated="8"/>
          <table:table-cell table:formula="of:=[.A24]" office:value-type="float" office:value="28" calcext:value-type="float">
            <text:p>28</text:p>
          </table:table-cell>
          <table:table-cell table:style-name="ce3" table:formula="of:=MID([.C24];FIND(&quot;_&quot;;[.C24];FIND(&quot;_&quot;;[.C24];1)+1)+1;FIND(&quot;_&quot;;[.C24];(FIND(&quot;_&quot;;[.C24];FIND(&quot;_&quot;;[.C24];1)+1)+1))-FIND(&quot;_&quot;;[.C24];FIND(&quot;_&quot;;[.C24];1)+1)-1)" office:value-type="string" office:string-value="4363" calcext:value-type="string">
            <text:p>4363</text:p>
          </table:table-cell>
          <table:table-cell table:formula="of:=MID([.C24];FIND(&quot;_&quot;;[.C24];(FIND(&quot;_&quot;;[.C24];FIND(&quot;_&quot;;[.C24];1)+1)+1))+1;FIND(&quot;_&quot;;[.C24];FIND(&quot;_&quot;;[.C24];(FIND(&quot;_&quot;;[.C24];FIND(&quot;_&quot;;[.C24];1)+1)+1))+1)-FIND(&quot;_&quot;;[.C24];(FIND(&quot;_&quot;;[.C24];FIND(&quot;_&quot;;[.C24];1)+1)+1))-1)" office:value-type="string" office:string-value="4391" calcext:value-type="string">
            <text:p>4391</text:p>
          </table:table-cell>
          <table:table-cell table:formula="of:=MID([.C24];FIND(&quot;_&quot;;[.C24];FIND(&quot;_&quot;;[.C24];(FIND(&quot;_&quot;;[.C24];FIND(&quot;_&quot;;[.C24];1)+1)+1))+1)+21;3)" office:value-type="string" office:string-value="028" calcext:value-type="string">
            <text:p>028</text:p>
          </table:table-cell>
          <table:table-cell table:formula="of:=LEFT(RIGHT([.C24];9);4)" office:value-type="string" office:string-value="2073" calcext:value-type="string">
            <text:p>2073</text:p>
          </table:table-cell>
          <table:table-cell table:formula="of:=LEFT(RIGHT([.C24];17);3)" office:value-type="string" office:string-value="029" calcext:value-type="string">
            <text:p>029</text:p>
          </table:table-cell>
          <table:table-cell/>
          <table:table-cell office:value-type="string" calcext:value-type="string">
            <text:p>028</text:p>
          </table:table-cell>
          <table:table-cell office:value-type="string" calcext:value-type="string">
            <text:p>0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ALUE(MID([.C25];FIND(&quot;_&quot;;[.C25];1)+2;FIND(&quot;_&quot;;[.C25];FIND(&quot;_&quot;;[.C25];1)+1)-FIND(&quot;_&quot;;[.C25];1)-2))" office:value-type="float" office:value="30" calcext:value-type="float">
            <text:p>30</text:p>
          </table:table-cell>
          <table:table-cell office:value-type="string" calcext:value-type="string">
            <text:p>mergedfinal_a30_4392_4416_br171118_2037_115Nb_030_171118_2037_115Nb_031bgrun2074.root</text:p>
          </table:table-cell>
          <table:table-cell table:number-columns-repeated="8"/>
          <table:table-cell table:formula="of:=[.A25]" office:value-type="float" office:value="30" calcext:value-type="float">
            <text:p>30</text:p>
          </table:table-cell>
          <table:table-cell table:style-name="ce3" table:formula="of:=MID([.C25];FIND(&quot;_&quot;;[.C25];FIND(&quot;_&quot;;[.C25];1)+1)+1;FIND(&quot;_&quot;;[.C25];(FIND(&quot;_&quot;;[.C25];FIND(&quot;_&quot;;[.C25];1)+1)+1))-FIND(&quot;_&quot;;[.C25];FIND(&quot;_&quot;;[.C25];1)+1)-1)" office:value-type="string" office:string-value="4392" calcext:value-type="string">
            <text:p>4392</text:p>
          </table:table-cell>
          <table:table-cell table:formula="of:=MID([.C25];FIND(&quot;_&quot;;[.C25];(FIND(&quot;_&quot;;[.C25];FIND(&quot;_&quot;;[.C25];1)+1)+1))+1;FIND(&quot;_&quot;;[.C25];FIND(&quot;_&quot;;[.C25];(FIND(&quot;_&quot;;[.C25];FIND(&quot;_&quot;;[.C25];1)+1)+1))+1)-FIND(&quot;_&quot;;[.C25];(FIND(&quot;_&quot;;[.C25];FIND(&quot;_&quot;;[.C25];1)+1)+1))-1)" office:value-type="string" office:string-value="4416" calcext:value-type="string">
            <text:p>4416</text:p>
          </table:table-cell>
          <table:table-cell table:formula="of:=MID([.C25];FIND(&quot;_&quot;;[.C25];FIND(&quot;_&quot;;[.C25];(FIND(&quot;_&quot;;[.C25];FIND(&quot;_&quot;;[.C25];1)+1)+1))+1)+21;3)" office:value-type="string" office:string-value="030" calcext:value-type="string">
            <text:p>030</text:p>
          </table:table-cell>
          <table:table-cell table:formula="of:=LEFT(RIGHT([.C25];9);4)" office:value-type="string" office:string-value="2074" calcext:value-type="string">
            <text:p>2074</text:p>
          </table:table-cell>
          <table:table-cell table:formula="of:=LEFT(RIGHT([.C25];17);3)" office:value-type="string" office:string-value="031" calcext:value-type="string">
            <text:p>031</text:p>
          </table:table-cell>
          <table:table-cell/>
          <table:table-cell office:value-type="string" calcext:value-type="string">
            <text:p>030</text:p>
          </table:table-cell>
          <table:table-cell office:value-type="string" calcext:value-type="string">
            <text:p>0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ALUE(MID([.C26];FIND(&quot;_&quot;;[.C26];1)+2;FIND(&quot;_&quot;;[.C26];FIND(&quot;_&quot;;[.C26];1)+1)-FIND(&quot;_&quot;;[.C26];1)-2))" office:value-type="float" office:value="32" calcext:value-type="float">
            <text:p>32</text:p>
          </table:table-cell>
          <table:table-cell office:value-type="string" calcext:value-type="string">
            <text:p>mergedfinal_a32_4417_4443_br171118_2229_115Nb_032_171118_2229_115Nb_033bgrun2075.root</text:p>
          </table:table-cell>
          <table:table-cell table:number-columns-repeated="8"/>
          <table:table-cell table:formula="of:=[.A26]" office:value-type="float" office:value="32" calcext:value-type="float">
            <text:p>32</text:p>
          </table:table-cell>
          <table:table-cell table:style-name="ce3" table:formula="of:=MID([.C26];FIND(&quot;_&quot;;[.C26];FIND(&quot;_&quot;;[.C26];1)+1)+1;FIND(&quot;_&quot;;[.C26];(FIND(&quot;_&quot;;[.C26];FIND(&quot;_&quot;;[.C26];1)+1)+1))-FIND(&quot;_&quot;;[.C26];FIND(&quot;_&quot;;[.C26];1)+1)-1)" office:value-type="string" office:string-value="4417" calcext:value-type="string">
            <text:p>4417</text:p>
          </table:table-cell>
          <table:table-cell table:formula="of:=MID([.C26];FIND(&quot;_&quot;;[.C26];(FIND(&quot;_&quot;;[.C26];FIND(&quot;_&quot;;[.C26];1)+1)+1))+1;FIND(&quot;_&quot;;[.C26];FIND(&quot;_&quot;;[.C26];(FIND(&quot;_&quot;;[.C26];FIND(&quot;_&quot;;[.C26];1)+1)+1))+1)-FIND(&quot;_&quot;;[.C26];(FIND(&quot;_&quot;;[.C26];FIND(&quot;_&quot;;[.C26];1)+1)+1))-1)" office:value-type="string" office:string-value="4443" calcext:value-type="string">
            <text:p>4443</text:p>
          </table:table-cell>
          <table:table-cell table:formula="of:=MID([.C26];FIND(&quot;_&quot;;[.C26];FIND(&quot;_&quot;;[.C26];(FIND(&quot;_&quot;;[.C26];FIND(&quot;_&quot;;[.C26];1)+1)+1))+1)+21;3)" office:value-type="string" office:string-value="032" calcext:value-type="string">
            <text:p>032</text:p>
          </table:table-cell>
          <table:table-cell table:formula="of:=LEFT(RIGHT([.C26];9);4)" office:value-type="string" office:string-value="2075" calcext:value-type="string">
            <text:p>2075</text:p>
          </table:table-cell>
          <table:table-cell table:formula="of:=LEFT(RIGHT([.C26];17);3)" office:value-type="string" office:string-value="033" calcext:value-type="string">
            <text:p>033</text:p>
          </table:table-cell>
          <table:table-cell/>
          <table:table-cell office:value-type="string" calcext:value-type="string">
            <text:p>032</text:p>
          </table:table-cell>
          <table:table-cell office:value-type="string" calcext:value-type="string">
            <text:p>0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VALUE(MID([.C27];FIND(&quot;_&quot;;[.C27];1)+2;FIND(&quot;_&quot;;[.C27];FIND(&quot;_&quot;;[.C27];1)+1)-FIND(&quot;_&quot;;[.C27];1)-2))" office:value-type="float" office:value="34" calcext:value-type="float">
            <text:p>34</text:p>
          </table:table-cell>
          <table:table-cell office:value-type="string" calcext:value-type="string">
            <text:p>mergedfinal_a34_4444_4471_br171119_0030_115Nb_034_171119_0030_115Nb_035bgrun2076.root</text:p>
          </table:table-cell>
          <table:table-cell table:number-columns-repeated="8"/>
          <table:table-cell table:formula="of:=[.A27]" office:value-type="float" office:value="34" calcext:value-type="float">
            <text:p>34</text:p>
          </table:table-cell>
          <table:table-cell table:style-name="ce3" table:formula="of:=MID([.C27];FIND(&quot;_&quot;;[.C27];FIND(&quot;_&quot;;[.C27];1)+1)+1;FIND(&quot;_&quot;;[.C27];(FIND(&quot;_&quot;;[.C27];FIND(&quot;_&quot;;[.C27];1)+1)+1))-FIND(&quot;_&quot;;[.C27];FIND(&quot;_&quot;;[.C27];1)+1)-1)" office:value-type="string" office:string-value="4444" calcext:value-type="string">
            <text:p>4444</text:p>
          </table:table-cell>
          <table:table-cell table:formula="of:=MID([.C27];FIND(&quot;_&quot;;[.C27];(FIND(&quot;_&quot;;[.C27];FIND(&quot;_&quot;;[.C27];1)+1)+1))+1;FIND(&quot;_&quot;;[.C27];FIND(&quot;_&quot;;[.C27];(FIND(&quot;_&quot;;[.C27];FIND(&quot;_&quot;;[.C27];1)+1)+1))+1)-FIND(&quot;_&quot;;[.C27];(FIND(&quot;_&quot;;[.C27];FIND(&quot;_&quot;;[.C27];1)+1)+1))-1)" office:value-type="string" office:string-value="4471" calcext:value-type="string">
            <text:p>4471</text:p>
          </table:table-cell>
          <table:table-cell table:formula="of:=MID([.C27];FIND(&quot;_&quot;;[.C27];FIND(&quot;_&quot;;[.C27];(FIND(&quot;_&quot;;[.C27];FIND(&quot;_&quot;;[.C27];1)+1)+1))+1)+21;3)" office:value-type="string" office:string-value="034" calcext:value-type="string">
            <text:p>034</text:p>
          </table:table-cell>
          <table:table-cell table:formula="of:=LEFT(RIGHT([.C27];9);4)" office:value-type="string" office:string-value="2076" calcext:value-type="string">
            <text:p>2076</text:p>
          </table:table-cell>
          <table:table-cell table:formula="of:=LEFT(RIGHT([.C27];17);3)" office:value-type="string" office:string-value="035" calcext:value-type="string">
            <text:p>035</text:p>
          </table:table-cell>
          <table:table-cell/>
          <table:table-cell office:value-type="string" calcext:value-type="string">
            <text:p>034</text:p>
          </table:table-cell>
          <table:table-cell office:value-type="string" calcext:value-type="string">
            <text:p>0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VALUE(MID([.C28];FIND(&quot;_&quot;;[.C28];1)+2;FIND(&quot;_&quot;;[.C28];FIND(&quot;_&quot;;[.C28];1)+1)-FIND(&quot;_&quot;;[.C28];1)-2))" office:value-type="float" office:value="36" calcext:value-type="float">
            <text:p>36</text:p>
          </table:table-cell>
          <table:table-cell office:value-type="string" calcext:value-type="string">
            <text:p>mergedfinal_a36_4472_4503_br171119_0230_115Nb_036_171119_0230_115Nb_037bgrun2077.root</text:p>
          </table:table-cell>
          <table:table-cell table:number-columns-repeated="8"/>
          <table:table-cell table:formula="of:=[.A28]" office:value-type="float" office:value="36" calcext:value-type="float">
            <text:p>36</text:p>
          </table:table-cell>
          <table:table-cell table:style-name="ce3" table:formula="of:=MID([.C28];FIND(&quot;_&quot;;[.C28];FIND(&quot;_&quot;;[.C28];1)+1)+1;FIND(&quot;_&quot;;[.C28];(FIND(&quot;_&quot;;[.C28];FIND(&quot;_&quot;;[.C28];1)+1)+1))-FIND(&quot;_&quot;;[.C28];FIND(&quot;_&quot;;[.C28];1)+1)-1)" office:value-type="string" office:string-value="4472" calcext:value-type="string">
            <text:p>4472</text:p>
          </table:table-cell>
          <table:table-cell table:formula="of:=MID([.C28];FIND(&quot;_&quot;;[.C28];(FIND(&quot;_&quot;;[.C28];FIND(&quot;_&quot;;[.C28];1)+1)+1))+1;FIND(&quot;_&quot;;[.C28];FIND(&quot;_&quot;;[.C28];(FIND(&quot;_&quot;;[.C28];FIND(&quot;_&quot;;[.C28];1)+1)+1))+1)-FIND(&quot;_&quot;;[.C28];(FIND(&quot;_&quot;;[.C28];FIND(&quot;_&quot;;[.C28];1)+1)+1))-1)" office:value-type="string" office:string-value="4503" calcext:value-type="string">
            <text:p>4503</text:p>
          </table:table-cell>
          <table:table-cell table:formula="of:=MID([.C28];FIND(&quot;_&quot;;[.C28];FIND(&quot;_&quot;;[.C28];(FIND(&quot;_&quot;;[.C28];FIND(&quot;_&quot;;[.C28];1)+1)+1))+1)+21;3)" office:value-type="string" office:string-value="036" calcext:value-type="string">
            <text:p>036</text:p>
          </table:table-cell>
          <table:table-cell table:formula="of:=LEFT(RIGHT([.C28];9);4)" office:value-type="string" office:string-value="2077" calcext:value-type="string">
            <text:p>2077</text:p>
          </table:table-cell>
          <table:table-cell table:formula="of:=LEFT(RIGHT([.C28];17);3)" office:value-type="string" office:string-value="037" calcext:value-type="string">
            <text:p>037</text:p>
          </table:table-cell>
          <table:table-cell/>
          <table:table-cell office:value-type="string" calcext:value-type="string">
            <text:p>036</text:p>
          </table:table-cell>
          <table:table-cell office:value-type="string" calcext:value-type="string">
            <text:p>0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VALUE(MID([.C29];FIND(&quot;_&quot;;[.C29];1)+2;FIND(&quot;_&quot;;[.C29];FIND(&quot;_&quot;;[.C29];1)+1)-FIND(&quot;_&quot;;[.C29];1)-2))" office:value-type="float" office:value="38" calcext:value-type="float">
            <text:p>38</text:p>
          </table:table-cell>
          <table:table-cell office:value-type="string" calcext:value-type="string">
            <text:p>mergedfinal_a38_4505_4533_br171119_0433_115Nb_038_171119_0433_115Nb_039bgrun2078.root</text:p>
          </table:table-cell>
          <table:table-cell table:number-columns-repeated="8"/>
          <table:table-cell table:formula="of:=[.A29]" office:value-type="float" office:value="38" calcext:value-type="float">
            <text:p>38</text:p>
          </table:table-cell>
          <table:table-cell table:style-name="ce3" table:formula="of:=MID([.C29];FIND(&quot;_&quot;;[.C29];FIND(&quot;_&quot;;[.C29];1)+1)+1;FIND(&quot;_&quot;;[.C29];(FIND(&quot;_&quot;;[.C29];FIND(&quot;_&quot;;[.C29];1)+1)+1))-FIND(&quot;_&quot;;[.C29];FIND(&quot;_&quot;;[.C29];1)+1)-1)" office:value-type="string" office:string-value="4505" calcext:value-type="string">
            <text:p>4505</text:p>
          </table:table-cell>
          <table:table-cell table:formula="of:=MID([.C29];FIND(&quot;_&quot;;[.C29];(FIND(&quot;_&quot;;[.C29];FIND(&quot;_&quot;;[.C29];1)+1)+1))+1;FIND(&quot;_&quot;;[.C29];FIND(&quot;_&quot;;[.C29];(FIND(&quot;_&quot;;[.C29];FIND(&quot;_&quot;;[.C29];1)+1)+1))+1)-FIND(&quot;_&quot;;[.C29];(FIND(&quot;_&quot;;[.C29];FIND(&quot;_&quot;;[.C29];1)+1)+1))-1)" office:value-type="string" office:string-value="4533" calcext:value-type="string">
            <text:p>4533</text:p>
          </table:table-cell>
          <table:table-cell table:formula="of:=MID([.C29];FIND(&quot;_&quot;;[.C29];FIND(&quot;_&quot;;[.C29];(FIND(&quot;_&quot;;[.C29];FIND(&quot;_&quot;;[.C29];1)+1)+1))+1)+21;3)" office:value-type="string" office:string-value="038" calcext:value-type="string">
            <text:p>038</text:p>
          </table:table-cell>
          <table:table-cell table:formula="of:=LEFT(RIGHT([.C29];9);4)" office:value-type="string" office:string-value="2078" calcext:value-type="string">
            <text:p>2078</text:p>
          </table:table-cell>
          <table:table-cell table:formula="of:=LEFT(RIGHT([.C29];17);3)" office:value-type="string" office:string-value="039" calcext:value-type="string">
            <text:p>039</text:p>
          </table:table-cell>
          <table:table-cell/>
          <table:table-cell office:value-type="string" calcext:value-type="string">
            <text:p>038</text:p>
          </table:table-cell>
          <table:table-cell office:value-type="string" calcext:value-type="string">
            <text:p>0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VALUE(MID([.C30];FIND(&quot;_&quot;;[.C30];1)+2;FIND(&quot;_&quot;;[.C30];FIND(&quot;_&quot;;[.C30];1)+1)-FIND(&quot;_&quot;;[.C30];1)-2))" office:value-type="float" office:value="40" calcext:value-type="float">
            <text:p>40</text:p>
          </table:table-cell>
          <table:table-cell office:value-type="string" calcext:value-type="string">
            <text:p>mergedfinal_a40_4533_4561_br171119_0633_115Nb_040_171119_0633_115Nb_041bgrun2079.root</text:p>
          </table:table-cell>
          <table:table-cell table:number-columns-repeated="8"/>
          <table:table-cell table:formula="of:=[.A30]" office:value-type="float" office:value="40" calcext:value-type="float">
            <text:p>40</text:p>
          </table:table-cell>
          <table:table-cell table:style-name="ce3" table:formula="of:=MID([.C30];FIND(&quot;_&quot;;[.C30];FIND(&quot;_&quot;;[.C30];1)+1)+1;FIND(&quot;_&quot;;[.C30];(FIND(&quot;_&quot;;[.C30];FIND(&quot;_&quot;;[.C30];1)+1)+1))-FIND(&quot;_&quot;;[.C30];FIND(&quot;_&quot;;[.C30];1)+1)-1)" office:value-type="string" office:string-value="4533" calcext:value-type="string">
            <text:p>4533</text:p>
          </table:table-cell>
          <table:table-cell table:formula="of:=MID([.C30];FIND(&quot;_&quot;;[.C30];(FIND(&quot;_&quot;;[.C30];FIND(&quot;_&quot;;[.C30];1)+1)+1))+1;FIND(&quot;_&quot;;[.C30];FIND(&quot;_&quot;;[.C30];(FIND(&quot;_&quot;;[.C30];FIND(&quot;_&quot;;[.C30];1)+1)+1))+1)-FIND(&quot;_&quot;;[.C30];(FIND(&quot;_&quot;;[.C30];FIND(&quot;_&quot;;[.C30];1)+1)+1))-1)" office:value-type="string" office:string-value="4561" calcext:value-type="string">
            <text:p>4561</text:p>
          </table:table-cell>
          <table:table-cell table:formula="of:=MID([.C30];FIND(&quot;_&quot;;[.C30];FIND(&quot;_&quot;;[.C30];(FIND(&quot;_&quot;;[.C30];FIND(&quot;_&quot;;[.C30];1)+1)+1))+1)+21;3)" office:value-type="string" office:string-value="040" calcext:value-type="string">
            <text:p>040</text:p>
          </table:table-cell>
          <table:table-cell table:formula="of:=LEFT(RIGHT([.C30];9);4)" office:value-type="string" office:string-value="2079" calcext:value-type="string">
            <text:p>2079</text:p>
          </table:table-cell>
          <table:table-cell table:formula="of:=LEFT(RIGHT([.C30];17);3)" office:value-type="string" office:string-value="041" calcext:value-type="string">
            <text:p>041</text:p>
          </table:table-cell>
          <table:table-cell/>
          <table:table-cell office:value-type="string" calcext:value-type="string">
            <text:p>040</text:p>
          </table:table-cell>
          <table:table-cell office:value-type="string" calcext:value-type="string">
            <text:p>0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ALUE(MID([.C31];FIND(&quot;_&quot;;[.C31];1)+2;FIND(&quot;_&quot;;[.C31];FIND(&quot;_&quot;;[.C31];1)+1)-FIND(&quot;_&quot;;[.C31];1)-2))" office:value-type="float" office:value="42" calcext:value-type="float">
            <text:p>42</text:p>
          </table:table-cell>
          <table:table-cell office:value-type="string" calcext:value-type="string">
            <text:p>mergedfinal_a42_4562_4572_br171119_0829_115Nb_042bgrun2080.root</text:p>
          </table:table-cell>
          <table:table-cell table:number-columns-repeated="8"/>
          <table:table-cell table:style-name="ce6" table:formula="of:=[.A31]" office:value-type="float" office:value="42" calcext:value-type="float">
            <text:p>42</text:p>
          </table:table-cell>
          <table:table-cell table:style-name="ce8" table:formula="of:=MID([.C31];FIND(&quot;_&quot;;[.C31];FIND(&quot;_&quot;;[.C31];1)+1)+1;FIND(&quot;_&quot;;[.C31];(FIND(&quot;_&quot;;[.C31];FIND(&quot;_&quot;;[.C31];1)+1)+1))-FIND(&quot;_&quot;;[.C31];FIND(&quot;_&quot;;[.C31];1)+1)-1)" office:value-type="string" office:string-value="4562" calcext:value-type="string">
            <text:p>4562</text:p>
          </table:table-cell>
          <table:table-cell table:style-name="ce6" table:formula="of:=MID([.C31];FIND(&quot;_&quot;;[.C31];(FIND(&quot;_&quot;;[.C31];FIND(&quot;_&quot;;[.C31];1)+1)+1))+1;FIND(&quot;_&quot;;[.C31];FIND(&quot;_&quot;;[.C31];(FIND(&quot;_&quot;;[.C31];FIND(&quot;_&quot;;[.C31];1)+1)+1))+1)-FIND(&quot;_&quot;;[.C31];(FIND(&quot;_&quot;;[.C31];FIND(&quot;_&quot;;[.C31];1)+1)+1))-1)" office:value-type="string" office:string-value="4572" calcext:value-type="string">
            <text:p>4572</text:p>
          </table:table-cell>
          <table:table-cell table:style-name="ce6" table:formula="of:=MID([.C31];FIND(&quot;_&quot;;[.C31];FIND(&quot;_&quot;;[.C31];(FIND(&quot;_&quot;;[.C31];FIND(&quot;_&quot;;[.C31];1)+1)+1))+1)+21;3)" office:value-type="string" office:string-value="042" calcext:value-type="string">
            <text:p>042</text:p>
          </table:table-cell>
          <table:table-cell table:style-name="ce6" table:formula="of:=LEFT(RIGHT([.C31];9);4)" office:value-type="string" office:string-value="2080" calcext:value-type="string">
            <text:p>2080</text:p>
          </table:table-cell>
          <table:table-cell table:formula="of:=LEFT(RIGHT([.C31];17);3)" office:value-type="string" office:string-value="042" calcext:value-type="string">
            <text:p>042</text:p>
          </table:table-cell>
          <table:table-cell/>
          <table:table-cell table:number-columns-repeated="2" office:value-type="string" calcext:value-type="string">
            <text:p>0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ALUE(MID([.C32];FIND(&quot;_&quot;;[.C32];1)+2;FIND(&quot;_&quot;;[.C32];FIND(&quot;_&quot;;[.C32];1)+1)-FIND(&quot;_&quot;;[.C32];1)-2))" office:value-type="float" office:value="49" calcext:value-type="float">
            <text:p>49</text:p>
          </table:table-cell>
          <table:table-cell office:value-type="string" calcext:value-type="string">
            <text:p>mergedfinal_a49_4603_4610_br171119_1126_115Nb_049bgrun2082.root</text:p>
          </table:table-cell>
          <table:table-cell table:number-columns-repeated="8"/>
          <table:table-cell table:style-name="ce6" table:formula="of:=[.A32]" office:value-type="float" office:value="49" calcext:value-type="float">
            <text:p>49</text:p>
          </table:table-cell>
          <table:table-cell table:style-name="ce8" table:formula="of:=MID([.C32];FIND(&quot;_&quot;;[.C32];FIND(&quot;_&quot;;[.C32];1)+1)+1;FIND(&quot;_&quot;;[.C32];(FIND(&quot;_&quot;;[.C32];FIND(&quot;_&quot;;[.C32];1)+1)+1))-FIND(&quot;_&quot;;[.C32];FIND(&quot;_&quot;;[.C32];1)+1)-1)" office:value-type="string" office:string-value="4603" calcext:value-type="string">
            <text:p>4603</text:p>
          </table:table-cell>
          <table:table-cell table:style-name="ce6" table:formula="of:=MID([.C32];FIND(&quot;_&quot;;[.C32];(FIND(&quot;_&quot;;[.C32];FIND(&quot;_&quot;;[.C32];1)+1)+1))+1;FIND(&quot;_&quot;;[.C32];FIND(&quot;_&quot;;[.C32];(FIND(&quot;_&quot;;[.C32];FIND(&quot;_&quot;;[.C32];1)+1)+1))+1)-FIND(&quot;_&quot;;[.C32];(FIND(&quot;_&quot;;[.C32];FIND(&quot;_&quot;;[.C32];1)+1)+1))-1)" office:value-type="string" office:string-value="4610" calcext:value-type="string">
            <text:p>4610</text:p>
          </table:table-cell>
          <table:table-cell table:style-name="ce6" table:formula="of:=MID([.C32];FIND(&quot;_&quot;;[.C32];FIND(&quot;_&quot;;[.C32];(FIND(&quot;_&quot;;[.C32];FIND(&quot;_&quot;;[.C32];1)+1)+1))+1)+21;3)" office:value-type="string" office:string-value="049" calcext:value-type="string">
            <text:p>049</text:p>
          </table:table-cell>
          <table:table-cell table:style-name="ce6" table:formula="of:=LEFT(RIGHT([.C32];9);4)" office:value-type="string" office:string-value="2082" calcext:value-type="string">
            <text:p>2082</text:p>
          </table:table-cell>
          <table:table-cell table:formula="of:=LEFT(RIGHT([.C32];17);3)" office:value-type="string" office:string-value="049" calcext:value-type="string">
            <text:p>049</text:p>
          </table:table-cell>
          <table:table-cell/>
          <table:table-cell table:number-columns-repeated="2" office:value-type="string" calcext:value-type="string">
            <text:p>0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ALUE(MID([.C33];FIND(&quot;_&quot;;[.C33];1)+2;FIND(&quot;_&quot;;[.C33];FIND(&quot;_&quot;;[.C33];1)+1)-FIND(&quot;_&quot;;[.C33];1)-2))" office:value-type="float" office:value="51" calcext:value-type="float">
            <text:p>51</text:p>
          </table:table-cell>
          <table:table-cell office:value-type="string" calcext:value-type="string">
            <text:p>mergedfinal_a51_4611_4644_br171119_1214_115Nb_051_171119_1214_115Nb_052bgrun2083.root</text:p>
          </table:table-cell>
          <table:table-cell table:number-columns-repeated="8"/>
          <table:table-cell table:style-name="ce6" table:formula="of:=[.A33]" office:value-type="float" office:value="51" calcext:value-type="float">
            <text:p>51</text:p>
          </table:table-cell>
          <table:table-cell table:style-name="ce8" table:formula="of:=MID([.C33];FIND(&quot;_&quot;;[.C33];FIND(&quot;_&quot;;[.C33];1)+1)+1;FIND(&quot;_&quot;;[.C33];(FIND(&quot;_&quot;;[.C33];FIND(&quot;_&quot;;[.C33];1)+1)+1))-FIND(&quot;_&quot;;[.C33];FIND(&quot;_&quot;;[.C33];1)+1)-1)" office:value-type="string" office:string-value="4611" calcext:value-type="string">
            <text:p>4611</text:p>
          </table:table-cell>
          <table:table-cell table:style-name="ce6" table:formula="of:=MID([.C33];FIND(&quot;_&quot;;[.C33];(FIND(&quot;_&quot;;[.C33];FIND(&quot;_&quot;;[.C33];1)+1)+1))+1;FIND(&quot;_&quot;;[.C33];FIND(&quot;_&quot;;[.C33];(FIND(&quot;_&quot;;[.C33];FIND(&quot;_&quot;;[.C33];1)+1)+1))+1)-FIND(&quot;_&quot;;[.C33];(FIND(&quot;_&quot;;[.C33];FIND(&quot;_&quot;;[.C33];1)+1)+1))-1)" office:value-type="string" office:string-value="4644" calcext:value-type="string">
            <text:p>4644</text:p>
          </table:table-cell>
          <table:table-cell table:style-name="ce6" table:formula="of:=MID([.C33];FIND(&quot;_&quot;;[.C33];FIND(&quot;_&quot;;[.C33];(FIND(&quot;_&quot;;[.C33];FIND(&quot;_&quot;;[.C33];1)+1)+1))+1)+21;3)" office:value-type="string" office:string-value="051" calcext:value-type="string">
            <text:p>051</text:p>
          </table:table-cell>
          <table:table-cell table:style-name="ce6" table:formula="of:=LEFT(RIGHT([.C33];9);4)" office:value-type="string" office:string-value="2083" calcext:value-type="string">
            <text:p>2083</text:p>
          </table:table-cell>
          <table:table-cell table:formula="of:=LEFT(RIGHT([.C33];17);3)" office:value-type="string" office:string-value="052" calcext:value-type="string">
            <text:p>052</text:p>
          </table:table-cell>
          <table:table-cell/>
          <table:table-cell office:value-type="string" calcext:value-type="string">
            <text:p>051</text:p>
          </table:table-cell>
          <table:table-cell office:value-type="string" calcext:value-type="string">
            <text:p>052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 table:formula="of:=VALUE(MID([.C34];FIND(&quot;_&quot;;[.C34];1)+2;FIND(&quot;_&quot;;[.C34];FIND(&quot;_&quot;;[.C34];1)+1)-FIND(&quot;_&quot;;[.C34];1)-2))" office:value-type="float" office:value="54" calcext:value-type="float">
            <text:p>54</text:p>
          </table:table-cell>
          <table:table-cell table:style-name="ce1" office:value-type="string" calcext:value-type="string">
            <text:p>mergedfinal_a54_4646_4679_br171119_1435_115Nb_054_171119_1435_115Nb_055bgrun2085.root</text:p>
          </table:table-cell>
          <table:table-cell table:style-name="ce4"/>
          <table:table-cell table:style-name="ce1" table:number-columns-repeated="7"/>
          <table:table-cell table:style-name="ce7" table:formula="of:=[.A34]" office:value-type="float" office:value="54" calcext:value-type="float">
            <text:p>54</text:p>
          </table:table-cell>
          <table:table-cell table:style-name="ce9" table:formula="of:=MID([.C34];FIND(&quot;_&quot;;[.C34];FIND(&quot;_&quot;;[.C34];1)+1)+1;FIND(&quot;_&quot;;[.C34];(FIND(&quot;_&quot;;[.C34];FIND(&quot;_&quot;;[.C34];1)+1)+1))-FIND(&quot;_&quot;;[.C34];FIND(&quot;_&quot;;[.C34];1)+1)-1)" office:value-type="string" office:string-value="4646" calcext:value-type="string">
            <text:p>4646</text:p>
          </table:table-cell>
          <table:table-cell table:style-name="ce7" table:formula="of:=MID([.C34];FIND(&quot;_&quot;;[.C34];(FIND(&quot;_&quot;;[.C34];FIND(&quot;_&quot;;[.C34];1)+1)+1))+1;FIND(&quot;_&quot;;[.C34];FIND(&quot;_&quot;;[.C34];(FIND(&quot;_&quot;;[.C34];FIND(&quot;_&quot;;[.C34];1)+1)+1))+1)-FIND(&quot;_&quot;;[.C34];(FIND(&quot;_&quot;;[.C34];FIND(&quot;_&quot;;[.C34];1)+1)+1))-1)" office:value-type="string" office:string-value="4679" calcext:value-type="string">
            <text:p>4679</text:p>
          </table:table-cell>
          <table:table-cell table:style-name="ce7" table:formula="of:=MID([.C34];FIND(&quot;_&quot;;[.C34];FIND(&quot;_&quot;;[.C34];(FIND(&quot;_&quot;;[.C34];FIND(&quot;_&quot;;[.C34];1)+1)+1))+1)+21;3)" office:value-type="string" office:string-value="054" calcext:value-type="string">
            <text:p>054</text:p>
          </table:table-cell>
          <table:table-cell table:style-name="ce7" table:formula="of:=LEFT(RIGHT([.C34];9);4)" office:value-type="string" office:string-value="2085" calcext:value-type="string">
            <text:p>2085</text:p>
          </table:table-cell>
          <table:table-cell table:style-name="ce1" table:formula="of:=LEFT(RIGHT([.C34];17);3)" office:value-type="string" office:string-value="055" calcext:value-type="string">
            <text:p>055</text:p>
          </table:table-cell>
          <table:table-cell table:style-name="ce1"/>
          <table:table-cell table:style-name="ce1" office:value-type="string" calcext:value-type="string">
            <text:p>054</text:p>
          </table:table-cell>
          <table:table-cell table:style-name="ce1" office:value-type="string" calcext:value-type="string">
            <text:p>0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ALUE(MID([.C35];FIND(&quot;_&quot;;[.C35];1)+2;FIND(&quot;_&quot;;[.C35];FIND(&quot;_&quot;;[.C35];1)+1)-FIND(&quot;_&quot;;[.C35];1)-2))" office:value-type="float" office:value="56" calcext:value-type="float">
            <text:p>56</text:p>
          </table:table-cell>
          <table:table-cell office:value-type="string" calcext:value-type="string">
            <text:p>mergedfinal_a56_4680_4710_br171119_1643_115Nb_056_171119_1643_115Nb_057bgrun2086.root</text:p>
          </table:table-cell>
          <table:table-cell table:number-columns-repeated="8"/>
          <table:table-cell table:formula="of:=[.A35]" office:value-type="float" office:value="56" calcext:value-type="float">
            <text:p>56</text:p>
          </table:table-cell>
          <table:table-cell table:style-name="ce3" table:formula="of:=MID([.C35];FIND(&quot;_&quot;;[.C35];FIND(&quot;_&quot;;[.C35];1)+1)+1;FIND(&quot;_&quot;;[.C35];(FIND(&quot;_&quot;;[.C35];FIND(&quot;_&quot;;[.C35];1)+1)+1))-FIND(&quot;_&quot;;[.C35];FIND(&quot;_&quot;;[.C35];1)+1)-1)" office:value-type="string" office:string-value="4680" calcext:value-type="string">
            <text:p>4680</text:p>
          </table:table-cell>
          <table:table-cell table:formula="of:=MID([.C35];FIND(&quot;_&quot;;[.C35];(FIND(&quot;_&quot;;[.C35];FIND(&quot;_&quot;;[.C35];1)+1)+1))+1;FIND(&quot;_&quot;;[.C35];FIND(&quot;_&quot;;[.C35];(FIND(&quot;_&quot;;[.C35];FIND(&quot;_&quot;;[.C35];1)+1)+1))+1)-FIND(&quot;_&quot;;[.C35];(FIND(&quot;_&quot;;[.C35];FIND(&quot;_&quot;;[.C35];1)+1)+1))-1)" office:value-type="string" office:string-value="4710" calcext:value-type="string">
            <text:p>4710</text:p>
          </table:table-cell>
          <table:table-cell table:formula="of:=MID([.C35];FIND(&quot;_&quot;;[.C35];FIND(&quot;_&quot;;[.C35];(FIND(&quot;_&quot;;[.C35];FIND(&quot;_&quot;;[.C35];1)+1)+1))+1)+21;3)" office:value-type="string" office:string-value="056" calcext:value-type="string">
            <text:p>056</text:p>
          </table:table-cell>
          <table:table-cell table:formula="of:=LEFT(RIGHT([.C35];9);4)" office:value-type="string" office:string-value="2086" calcext:value-type="string">
            <text:p>2086</text:p>
          </table:table-cell>
          <table:table-cell table:formula="of:=LEFT(RIGHT([.C35];17);3)" office:value-type="string" office:string-value="057" calcext:value-type="string">
            <text:p>057</text:p>
          </table:table-cell>
          <table:table-cell/>
          <table:table-cell office:value-type="string" calcext:value-type="string">
            <text:p>056</text:p>
          </table:table-cell>
          <table:table-cell office:value-type="string" calcext:value-type="string">
            <text:p>0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ALUE(MID([.C36];FIND(&quot;_&quot;;[.C36];1)+2;FIND(&quot;_&quot;;[.C36];FIND(&quot;_&quot;;[.C36];1)+1)-FIND(&quot;_&quot;;[.C36];1)-2))" office:value-type="float" office:value="58" calcext:value-type="float">
            <text:p>58</text:p>
          </table:table-cell>
          <table:table-cell office:value-type="string" calcext:value-type="string">
            <text:p>mergedfinal_a58_4711_4741_br171119_1850_115Nb_058_171119_1850_115Nb_059bgrun2087.root</text:p>
          </table:table-cell>
          <table:table-cell table:number-columns-repeated="8"/>
          <table:table-cell table:formula="of:=[.A36]" office:value-type="float" office:value="58" calcext:value-type="float">
            <text:p>58</text:p>
          </table:table-cell>
          <table:table-cell table:style-name="ce3" table:formula="of:=MID([.C36];FIND(&quot;_&quot;;[.C36];FIND(&quot;_&quot;;[.C36];1)+1)+1;FIND(&quot;_&quot;;[.C36];(FIND(&quot;_&quot;;[.C36];FIND(&quot;_&quot;;[.C36];1)+1)+1))-FIND(&quot;_&quot;;[.C36];FIND(&quot;_&quot;;[.C36];1)+1)-1)" office:value-type="string" office:string-value="4711" calcext:value-type="string">
            <text:p>4711</text:p>
          </table:table-cell>
          <table:table-cell table:formula="of:=MID([.C36];FIND(&quot;_&quot;;[.C36];(FIND(&quot;_&quot;;[.C36];FIND(&quot;_&quot;;[.C36];1)+1)+1))+1;FIND(&quot;_&quot;;[.C36];FIND(&quot;_&quot;;[.C36];(FIND(&quot;_&quot;;[.C36];FIND(&quot;_&quot;;[.C36];1)+1)+1))+1)-FIND(&quot;_&quot;;[.C36];(FIND(&quot;_&quot;;[.C36];FIND(&quot;_&quot;;[.C36];1)+1)+1))-1)" office:value-type="string" office:string-value="4741" calcext:value-type="string">
            <text:p>4741</text:p>
          </table:table-cell>
          <table:table-cell table:formula="of:=MID([.C36];FIND(&quot;_&quot;;[.C36];FIND(&quot;_&quot;;[.C36];(FIND(&quot;_&quot;;[.C36];FIND(&quot;_&quot;;[.C36];1)+1)+1))+1)+21;3)" office:value-type="string" office:string-value="058" calcext:value-type="string">
            <text:p>058</text:p>
          </table:table-cell>
          <table:table-cell table:formula="of:=LEFT(RIGHT([.C36];9);4)" office:value-type="string" office:string-value="2087" calcext:value-type="string">
            <text:p>2087</text:p>
          </table:table-cell>
          <table:table-cell table:formula="of:=LEFT(RIGHT([.C36];17);3)" office:value-type="string" office:string-value="059" calcext:value-type="string">
            <text:p>059</text:p>
          </table:table-cell>
          <table:table-cell/>
          <table:table-cell office:value-type="string" calcext:value-type="string">
            <text:p>058</text:p>
          </table:table-cell>
          <table:table-cell office:value-type="string" calcext:value-type="string">
            <text:p>0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ALUE(MID([.C37];FIND(&quot;_&quot;;[.C37];1)+2;FIND(&quot;_&quot;;[.C37];FIND(&quot;_&quot;;[.C37];1)+1)-FIND(&quot;_&quot;;[.C37];1)-2))" office:value-type="float" office:value="60" calcext:value-type="float">
            <text:p>60</text:p>
          </table:table-cell>
          <table:table-cell office:value-type="string" calcext:value-type="string">
            <text:p>mergedfinal_a60_4742_4743_br171119_2054_115Nb_060_171119_2054_115Nb_061bgrun2088.root</text:p>
          </table:table-cell>
          <table:table-cell table:number-columns-repeated="8"/>
          <table:table-cell table:formula="of:=[.A37]" office:value-type="float" office:value="60" calcext:value-type="float">
            <text:p>60</text:p>
          </table:table-cell>
          <table:table-cell table:style-name="ce3" table:formula="of:=MID([.C37];FIND(&quot;_&quot;;[.C37];FIND(&quot;_&quot;;[.C37];1)+1)+1;FIND(&quot;_&quot;;[.C37];(FIND(&quot;_&quot;;[.C37];FIND(&quot;_&quot;;[.C37];1)+1)+1))-FIND(&quot;_&quot;;[.C37];FIND(&quot;_&quot;;[.C37];1)+1)-1)" office:value-type="string" office:string-value="4742" calcext:value-type="string">
            <text:p>4742</text:p>
          </table:table-cell>
          <table:table-cell table:formula="of:=MID([.C37];FIND(&quot;_&quot;;[.C37];(FIND(&quot;_&quot;;[.C37];FIND(&quot;_&quot;;[.C37];1)+1)+1))+1;FIND(&quot;_&quot;;[.C37];FIND(&quot;_&quot;;[.C37];(FIND(&quot;_&quot;;[.C37];FIND(&quot;_&quot;;[.C37];1)+1)+1))+1)-FIND(&quot;_&quot;;[.C37];(FIND(&quot;_&quot;;[.C37];FIND(&quot;_&quot;;[.C37];1)+1)+1))-1)" office:value-type="string" office:string-value="4743" calcext:value-type="string">
            <text:p>4743</text:p>
          </table:table-cell>
          <table:table-cell table:formula="of:=MID([.C37];FIND(&quot;_&quot;;[.C37];FIND(&quot;_&quot;;[.C37];(FIND(&quot;_&quot;;[.C37];FIND(&quot;_&quot;;[.C37];1)+1)+1))+1)+21;3)" office:value-type="string" office:string-value="060" calcext:value-type="string">
            <text:p>060</text:p>
          </table:table-cell>
          <table:table-cell table:formula="of:=LEFT(RIGHT([.C37];9);4)" office:value-type="string" office:string-value="2088" calcext:value-type="string">
            <text:p>2088</text:p>
          </table:table-cell>
          <table:table-cell table:formula="of:=LEFT(RIGHT([.C37];17);3)" office:value-type="string" office:string-value="061" calcext:value-type="string">
            <text:p>061</text:p>
          </table:table-cell>
          <table:table-cell/>
          <table:table-cell office:value-type="string" calcext:value-type="string">
            <text:p>060</text:p>
          </table:table-cell>
          <table:table-cell office:value-type="string" calcext:value-type="string">
            <text:p>0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VALUE(MID([.C38];FIND(&quot;_&quot;;[.C38];1)+2;FIND(&quot;_&quot;;[.C38];FIND(&quot;_&quot;;[.C38];1)+1)-FIND(&quot;_&quot;;[.C38];1)-2))" office:value-type="float" office:value="62" calcext:value-type="float">
            <text:p>62</text:p>
          </table:table-cell>
          <table:table-cell office:value-type="string" calcext:value-type="string">
            <text:p>mergedfinal_a62_4774_4791_br171119_2300_115Nb_062bgrun2089.root</text:p>
          </table:table-cell>
          <table:table-cell table:number-columns-repeated="8"/>
          <table:table-cell table:formula="of:=[.A38]" office:value-type="float" office:value="62" calcext:value-type="float">
            <text:p>62</text:p>
          </table:table-cell>
          <table:table-cell table:style-name="ce3" table:formula="of:=MID([.C38];FIND(&quot;_&quot;;[.C38];FIND(&quot;_&quot;;[.C38];1)+1)+1;FIND(&quot;_&quot;;[.C38];(FIND(&quot;_&quot;;[.C38];FIND(&quot;_&quot;;[.C38];1)+1)+1))-FIND(&quot;_&quot;;[.C38];FIND(&quot;_&quot;;[.C38];1)+1)-1)" office:value-type="string" office:string-value="4774" calcext:value-type="string">
            <text:p>4774</text:p>
          </table:table-cell>
          <table:table-cell table:formula="of:=MID([.C38];FIND(&quot;_&quot;;[.C38];(FIND(&quot;_&quot;;[.C38];FIND(&quot;_&quot;;[.C38];1)+1)+1))+1;FIND(&quot;_&quot;;[.C38];FIND(&quot;_&quot;;[.C38];(FIND(&quot;_&quot;;[.C38];FIND(&quot;_&quot;;[.C38];1)+1)+1))+1)-FIND(&quot;_&quot;;[.C38];(FIND(&quot;_&quot;;[.C38];FIND(&quot;_&quot;;[.C38];1)+1)+1))-1)" office:value-type="string" office:string-value="4791" calcext:value-type="string">
            <text:p>4791</text:p>
          </table:table-cell>
          <table:table-cell table:formula="of:=MID([.C38];FIND(&quot;_&quot;;[.C38];FIND(&quot;_&quot;;[.C38];(FIND(&quot;_&quot;;[.C38];FIND(&quot;_&quot;;[.C38];1)+1)+1))+1)+21;3)" office:value-type="string" office:string-value="062" calcext:value-type="string">
            <text:p>062</text:p>
          </table:table-cell>
          <table:table-cell table:formula="of:=LEFT(RIGHT([.C38];9);4)" office:value-type="string" office:string-value="2089" calcext:value-type="string">
            <text:p>2089</text:p>
          </table:table-cell>
          <table:table-cell table:formula="of:=LEFT(RIGHT([.C38];17);3)" office:value-type="string" office:string-value="062" calcext:value-type="string">
            <text:p>062</text:p>
          </table:table-cell>
          <table:table-cell/>
          <table:table-cell table:number-columns-repeated="2" office:value-type="string" calcext:value-type="string">
            <text:p>0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VALUE(MID([.C39];FIND(&quot;_&quot;;[.C39];1)+2;FIND(&quot;_&quot;;[.C39];FIND(&quot;_&quot;;[.C39];1)+1)-FIND(&quot;_&quot;;[.C39];1)-2))" office:value-type="float" office:value="63" calcext:value-type="float">
            <text:p>63</text:p>
          </table:table-cell>
          <table:table-cell office:value-type="string" calcext:value-type="string">
            <text:p>mergedfinal_a63_4792_4799_br171120_0000_115Nb_063_171120_0000_115Nb_064bgrun2090.root</text:p>
          </table:table-cell>
          <table:table-cell table:number-columns-repeated="8"/>
          <table:table-cell table:formula="of:=[.A39]" office:value-type="float" office:value="63" calcext:value-type="float">
            <text:p>63</text:p>
          </table:table-cell>
          <table:table-cell table:style-name="ce3" table:formula="of:=MID([.C39];FIND(&quot;_&quot;;[.C39];FIND(&quot;_&quot;;[.C39];1)+1)+1;FIND(&quot;_&quot;;[.C39];(FIND(&quot;_&quot;;[.C39];FIND(&quot;_&quot;;[.C39];1)+1)+1))-FIND(&quot;_&quot;;[.C39];FIND(&quot;_&quot;;[.C39];1)+1)-1)" office:value-type="string" office:string-value="4792" calcext:value-type="string">
            <text:p>4792</text:p>
          </table:table-cell>
          <table:table-cell table:formula="of:=MID([.C39];FIND(&quot;_&quot;;[.C39];(FIND(&quot;_&quot;;[.C39];FIND(&quot;_&quot;;[.C39];1)+1)+1))+1;FIND(&quot;_&quot;;[.C39];FIND(&quot;_&quot;;[.C39];(FIND(&quot;_&quot;;[.C39];FIND(&quot;_&quot;;[.C39];1)+1)+1))+1)-FIND(&quot;_&quot;;[.C39];(FIND(&quot;_&quot;;[.C39];FIND(&quot;_&quot;;[.C39];1)+1)+1))-1)" office:value-type="string" office:string-value="4799" calcext:value-type="string">
            <text:p>4799</text:p>
          </table:table-cell>
          <table:table-cell table:formula="of:=MID([.C39];FIND(&quot;_&quot;;[.C39];FIND(&quot;_&quot;;[.C39];(FIND(&quot;_&quot;;[.C39];FIND(&quot;_&quot;;[.C39];1)+1)+1))+1)+21;3)" office:value-type="string" office:string-value="063" calcext:value-type="string">
            <text:p>063</text:p>
          </table:table-cell>
          <table:table-cell table:formula="of:=LEFT(RIGHT([.C39];9);4)" office:value-type="string" office:string-value="2090" calcext:value-type="string">
            <text:p>2090</text:p>
          </table:table-cell>
          <table:table-cell table:formula="of:=LEFT(RIGHT([.C39];17);3)" office:value-type="string" office:string-value="064" calcext:value-type="string">
            <text:p>064</text:p>
          </table:table-cell>
          <table:table-cell/>
          <table:table-cell office:value-type="string" calcext:value-type="string">
            <text:p>063</text:p>
          </table:table-cell>
          <table:table-cell office:value-type="string" calcext:value-type="string">
            <text:p>0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ALUE(MID([.C40];FIND(&quot;_&quot;;[.C40];1)+2;FIND(&quot;_&quot;;[.C40];FIND(&quot;_&quot;;[.C40];1)+1)-FIND(&quot;_&quot;;[.C40];1)-2))" office:value-type="float" office:value="65" calcext:value-type="float">
            <text:p>65</text:p>
          </table:table-cell>
          <table:table-cell office:value-type="string" calcext:value-type="string">
            <text:p>mergedfinal_a65_4800_4834_br171120_0037_115Nb_065_171120_0037_115Nb_066bgrun2091.root</text:p>
          </table:table-cell>
          <table:table-cell table:number-columns-repeated="8"/>
          <table:table-cell table:formula="of:=[.A40]" office:value-type="float" office:value="65" calcext:value-type="float">
            <text:p>65</text:p>
          </table:table-cell>
          <table:table-cell table:style-name="ce3" table:formula="of:=MID([.C40];FIND(&quot;_&quot;;[.C40];FIND(&quot;_&quot;;[.C40];1)+1)+1;FIND(&quot;_&quot;;[.C40];(FIND(&quot;_&quot;;[.C40];FIND(&quot;_&quot;;[.C40];1)+1)+1))-FIND(&quot;_&quot;;[.C40];FIND(&quot;_&quot;;[.C40];1)+1)-1)" office:value-type="string" office:string-value="4800" calcext:value-type="string">
            <text:p>4800</text:p>
          </table:table-cell>
          <table:table-cell table:formula="of:=MID([.C40];FIND(&quot;_&quot;;[.C40];(FIND(&quot;_&quot;;[.C40];FIND(&quot;_&quot;;[.C40];1)+1)+1))+1;FIND(&quot;_&quot;;[.C40];FIND(&quot;_&quot;;[.C40];(FIND(&quot;_&quot;;[.C40];FIND(&quot;_&quot;;[.C40];1)+1)+1))+1)-FIND(&quot;_&quot;;[.C40];(FIND(&quot;_&quot;;[.C40];FIND(&quot;_&quot;;[.C40];1)+1)+1))-1)" office:value-type="string" office:string-value="4834" calcext:value-type="string">
            <text:p>4834</text:p>
          </table:table-cell>
          <table:table-cell table:formula="of:=MID([.C40];FIND(&quot;_&quot;;[.C40];FIND(&quot;_&quot;;[.C40];(FIND(&quot;_&quot;;[.C40];FIND(&quot;_&quot;;[.C40];1)+1)+1))+1)+21;3)" office:value-type="string" office:string-value="065" calcext:value-type="string">
            <text:p>065</text:p>
          </table:table-cell>
          <table:table-cell table:formula="of:=LEFT(RIGHT([.C40];9);4)" office:value-type="string" office:string-value="2091" calcext:value-type="string">
            <text:p>2091</text:p>
          </table:table-cell>
          <table:table-cell table:formula="of:=LEFT(RIGHT([.C40];17);3)" office:value-type="string" office:string-value="066" calcext:value-type="string">
            <text:p>066</text:p>
          </table:table-cell>
          <table:table-cell/>
          <table:table-cell office:value-type="string" calcext:value-type="string">
            <text:p>065</text:p>
          </table:table-cell>
          <table:table-cell office:value-type="string" calcext:value-type="string">
            <text:p>0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ALUE(MID([.C41];FIND(&quot;_&quot;;[.C41];1)+2;FIND(&quot;_&quot;;[.C41];FIND(&quot;_&quot;;[.C41];1)+1)-FIND(&quot;_&quot;;[.C41];1)-2))" office:value-type="float" office:value="67" calcext:value-type="float">
            <text:p>67</text:p>
          </table:table-cell>
          <table:table-cell office:value-type="string" calcext:value-type="string">
            <text:p>mergedfinal_a67_4835_4851_br171120_0245_115Nb_067bgrun2092.root</text:p>
          </table:table-cell>
          <table:table-cell table:number-columns-repeated="8"/>
          <table:table-cell table:formula="of:=[.A41]" office:value-type="float" office:value="67" calcext:value-type="float">
            <text:p>67</text:p>
          </table:table-cell>
          <table:table-cell table:style-name="ce3" table:formula="of:=MID([.C41];FIND(&quot;_&quot;;[.C41];FIND(&quot;_&quot;;[.C41];1)+1)+1;FIND(&quot;_&quot;;[.C41];(FIND(&quot;_&quot;;[.C41];FIND(&quot;_&quot;;[.C41];1)+1)+1))-FIND(&quot;_&quot;;[.C41];FIND(&quot;_&quot;;[.C41];1)+1)-1)" office:value-type="string" office:string-value="4835" calcext:value-type="string">
            <text:p>4835</text:p>
          </table:table-cell>
          <table:table-cell table:formula="of:=MID([.C41];FIND(&quot;_&quot;;[.C41];(FIND(&quot;_&quot;;[.C41];FIND(&quot;_&quot;;[.C41];1)+1)+1))+1;FIND(&quot;_&quot;;[.C41];FIND(&quot;_&quot;;[.C41];(FIND(&quot;_&quot;;[.C41];FIND(&quot;_&quot;;[.C41];1)+1)+1))+1)-FIND(&quot;_&quot;;[.C41];(FIND(&quot;_&quot;;[.C41];FIND(&quot;_&quot;;[.C41];1)+1)+1))-1)" office:value-type="string" office:string-value="4851" calcext:value-type="string">
            <text:p>4851</text:p>
          </table:table-cell>
          <table:table-cell table:formula="of:=MID([.C41];FIND(&quot;_&quot;;[.C41];FIND(&quot;_&quot;;[.C41];(FIND(&quot;_&quot;;[.C41];FIND(&quot;_&quot;;[.C41];1)+1)+1))+1)+21;3)" office:value-type="string" office:string-value="067" calcext:value-type="string">
            <text:p>067</text:p>
          </table:table-cell>
          <table:table-cell table:formula="of:=LEFT(RIGHT([.C41];9);4)" office:value-type="string" office:string-value="2092" calcext:value-type="string">
            <text:p>2092</text:p>
          </table:table-cell>
          <table:table-cell table:formula="of:=LEFT(RIGHT([.C41];17);3)" office:value-type="string" office:string-value="067" calcext:value-type="string">
            <text:p>067</text:p>
          </table:table-cell>
          <table:table-cell/>
          <table:table-cell table:number-columns-repeated="2" office:value-type="string" calcext:value-type="string">
            <text:p>0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ALUE(MID([.C42];FIND(&quot;_&quot;;[.C42];1)+2;FIND(&quot;_&quot;;[.C42];FIND(&quot;_&quot;;[.C42];1)+1)-FIND(&quot;_&quot;;[.C42];1)-2))" office:value-type="float" office:value="68" calcext:value-type="float">
            <text:p>68</text:p>
          </table:table-cell>
          <table:table-cell office:value-type="string" calcext:value-type="string">
            <text:p>mergedfinal_a68_4852_4886_br171120_0344_115Nb_068_171120_0344_115Nb_069bgrun2093.root</text:p>
          </table:table-cell>
          <table:table-cell table:number-columns-repeated="8"/>
          <table:table-cell table:style-name="ce6" table:formula="of:=[.A42]" office:value-type="float" office:value="68" calcext:value-type="float">
            <text:p>68</text:p>
          </table:table-cell>
          <table:table-cell table:style-name="ce8" table:formula="of:=MID([.C42];FIND(&quot;_&quot;;[.C42];FIND(&quot;_&quot;;[.C42];1)+1)+1;FIND(&quot;_&quot;;[.C42];(FIND(&quot;_&quot;;[.C42];FIND(&quot;_&quot;;[.C42];1)+1)+1))-FIND(&quot;_&quot;;[.C42];FIND(&quot;_&quot;;[.C42];1)+1)-1)" office:value-type="string" office:string-value="4852" calcext:value-type="string">
            <text:p>4852</text:p>
          </table:table-cell>
          <table:table-cell table:style-name="ce6" table:formula="of:=MID([.C42];FIND(&quot;_&quot;;[.C42];(FIND(&quot;_&quot;;[.C42];FIND(&quot;_&quot;;[.C42];1)+1)+1))+1;FIND(&quot;_&quot;;[.C42];FIND(&quot;_&quot;;[.C42];(FIND(&quot;_&quot;;[.C42];FIND(&quot;_&quot;;[.C42];1)+1)+1))+1)-FIND(&quot;_&quot;;[.C42];(FIND(&quot;_&quot;;[.C42];FIND(&quot;_&quot;;[.C42];1)+1)+1))-1)" office:value-type="string" office:string-value="4886" calcext:value-type="string">
            <text:p>4886</text:p>
          </table:table-cell>
          <table:table-cell table:style-name="ce6" table:formula="of:=MID([.C42];FIND(&quot;_&quot;;[.C42];FIND(&quot;_&quot;;[.C42];(FIND(&quot;_&quot;;[.C42];FIND(&quot;_&quot;;[.C42];1)+1)+1))+1)+21;3)" office:value-type="string" office:string-value="068" calcext:value-type="string">
            <text:p>068</text:p>
          </table:table-cell>
          <table:table-cell table:style-name="ce6" table:formula="of:=LEFT(RIGHT([.C42];9);4)" office:value-type="string" office:string-value="2093" calcext:value-type="string">
            <text:p>2093</text:p>
          </table:table-cell>
          <table:table-cell table:formula="of:=LEFT(RIGHT([.C42];17);3)" office:value-type="string" office:string-value="069" calcext:value-type="string">
            <text:p>069</text:p>
          </table:table-cell>
          <table:table-cell/>
          <table:table-cell office:value-type="string" calcext:value-type="string">
            <text:p>068</text:p>
          </table:table-cell>
          <table:table-cell office:value-type="string" calcext:value-type="string">
            <text:p>0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VALUE(MID([.C43];FIND(&quot;_&quot;;[.C43];1)+2;FIND(&quot;_&quot;;[.C43];FIND(&quot;_&quot;;[.C43];1)+1)-FIND(&quot;_&quot;;[.C43];1)-2))" office:value-type="float" office:value="71" calcext:value-type="float">
            <text:p>71</text:p>
          </table:table-cell>
          <table:table-cell office:value-type="string" calcext:value-type="string">
            <text:p>mergedfinal_a71_4898_4902_br171120_0629_115Nb_071bgrun2095.root</text:p>
          </table:table-cell>
          <table:table-cell table:number-columns-repeated="8"/>
          <table:table-cell table:style-name="ce6" table:formula="of:=[.A43]" office:value-type="float" office:value="71" calcext:value-type="float">
            <text:p>71</text:p>
          </table:table-cell>
          <table:table-cell table:style-name="ce8" table:formula="of:=MID([.C43];FIND(&quot;_&quot;;[.C43];FIND(&quot;_&quot;;[.C43];1)+1)+1;FIND(&quot;_&quot;;[.C43];(FIND(&quot;_&quot;;[.C43];FIND(&quot;_&quot;;[.C43];1)+1)+1))-FIND(&quot;_&quot;;[.C43];FIND(&quot;_&quot;;[.C43];1)+1)-1)" office:value-type="string" office:string-value="4898" calcext:value-type="string">
            <text:p>4898</text:p>
          </table:table-cell>
          <table:table-cell table:style-name="ce6" table:formula="of:=MID([.C43];FIND(&quot;_&quot;;[.C43];(FIND(&quot;_&quot;;[.C43];FIND(&quot;_&quot;;[.C43];1)+1)+1))+1;FIND(&quot;_&quot;;[.C43];FIND(&quot;_&quot;;[.C43];(FIND(&quot;_&quot;;[.C43];FIND(&quot;_&quot;;[.C43];1)+1)+1))+1)-FIND(&quot;_&quot;;[.C43];(FIND(&quot;_&quot;;[.C43];FIND(&quot;_&quot;;[.C43];1)+1)+1))-1)" office:value-type="string" office:string-value="4902" calcext:value-type="string">
            <text:p>4902</text:p>
          </table:table-cell>
          <table:table-cell table:style-name="ce6" table:formula="of:=MID([.C43];FIND(&quot;_&quot;;[.C43];FIND(&quot;_&quot;;[.C43];(FIND(&quot;_&quot;;[.C43];FIND(&quot;_&quot;;[.C43];1)+1)+1))+1)+21;3)" office:value-type="string" office:string-value="071" calcext:value-type="string">
            <text:p>071</text:p>
          </table:table-cell>
          <table:table-cell table:style-name="ce6" table:formula="of:=LEFT(RIGHT([.C43];9);4)" office:value-type="string" office:string-value="2095" calcext:value-type="string">
            <text:p>2095</text:p>
          </table:table-cell>
          <table:table-cell table:formula="of:=LEFT(RIGHT([.C43];17);3)" office:value-type="string" office:string-value="071" calcext:value-type="string">
            <text:p>071</text:p>
          </table:table-cell>
          <table:table-cell/>
          <table:table-cell table:number-columns-repeated="2" office:value-type="string" calcext:value-type="string">
            <text:p>0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ALUE(MID([.C44];FIND(&quot;_&quot;;[.C44];1)+2;FIND(&quot;_&quot;;[.C44];FIND(&quot;_&quot;;[.C44];1)+1)-FIND(&quot;_&quot;;[.C44];1)-2))" office:value-type="float" office:value="77" calcext:value-type="float">
            <text:p>77</text:p>
          </table:table-cell>
          <table:table-cell office:value-type="string" calcext:value-type="string">
            <text:p>mergedfinal_a77_4983_5003_br171120_1157_115Nb_077bgrun2103.root</text:p>
          </table:table-cell>
          <table:table-cell table:number-columns-repeated="8"/>
          <table:table-cell table:style-name="ce6" table:formula="of:=[.A44]" office:value-type="float" office:value="77" calcext:value-type="float">
            <text:p>77</text:p>
          </table:table-cell>
          <table:table-cell table:style-name="ce8" table:formula="of:=MID([.C44];FIND(&quot;_&quot;;[.C44];FIND(&quot;_&quot;;[.C44];1)+1)+1;FIND(&quot;_&quot;;[.C44];(FIND(&quot;_&quot;;[.C44];FIND(&quot;_&quot;;[.C44];1)+1)+1))-FIND(&quot;_&quot;;[.C44];FIND(&quot;_&quot;;[.C44];1)+1)-1)" office:value-type="string" office:string-value="4983" calcext:value-type="string">
            <text:p>4983</text:p>
          </table:table-cell>
          <table:table-cell table:style-name="ce6" table:formula="of:=MID([.C44];FIND(&quot;_&quot;;[.C44];(FIND(&quot;_&quot;;[.C44];FIND(&quot;_&quot;;[.C44];1)+1)+1))+1;FIND(&quot;_&quot;;[.C44];FIND(&quot;_&quot;;[.C44];(FIND(&quot;_&quot;;[.C44];FIND(&quot;_&quot;;[.C44];1)+1)+1))+1)-FIND(&quot;_&quot;;[.C44];(FIND(&quot;_&quot;;[.C44];FIND(&quot;_&quot;;[.C44];1)+1)+1))-1)" office:value-type="string" office:string-value="5003" calcext:value-type="string">
            <text:p>5003</text:p>
          </table:table-cell>
          <table:table-cell table:style-name="ce6" table:formula="of:=MID([.C44];FIND(&quot;_&quot;;[.C44];FIND(&quot;_&quot;;[.C44];(FIND(&quot;_&quot;;[.C44];FIND(&quot;_&quot;;[.C44];1)+1)+1))+1)+21;3)" office:value-type="string" office:string-value="077" calcext:value-type="string">
            <text:p>077</text:p>
          </table:table-cell>
          <table:table-cell table:style-name="ce6" table:formula="of:=LEFT(RIGHT([.C44];9);4)" office:value-type="string" office:string-value="2103" calcext:value-type="string">
            <text:p>2103</text:p>
          </table:table-cell>
          <table:table-cell table:formula="of:=LEFT(RIGHT([.C44];17);3)" office:value-type="string" office:string-value="077" calcext:value-type="string">
            <text:p>077</text:p>
          </table:table-cell>
          <table:table-cell/>
          <table:table-cell table:number-columns-repeated="2" office:value-type="string" calcext:value-type="string">
            <text:p>0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ALUE(MID([.C45];FIND(&quot;_&quot;;[.C45];1)+2;FIND(&quot;_&quot;;[.C45];FIND(&quot;_&quot;;[.C45];1)+1)-FIND(&quot;_&quot;;[.C45];1)-2))" office:value-type="float" office:value="78" calcext:value-type="float">
            <text:p>78</text:p>
          </table:table-cell>
          <table:table-cell office:value-type="string" calcext:value-type="string">
            <text:p>mergedfinal_a78_5004_5023_br171120_1341_115Nb_078bgrun2107.root</text:p>
          </table:table-cell>
          <table:table-cell table:number-columns-repeated="8"/>
          <table:table-cell table:style-name="ce6" table:formula="of:=[.A45]" office:value-type="float" office:value="78" calcext:value-type="float">
            <text:p>78</text:p>
          </table:table-cell>
          <table:table-cell table:style-name="ce8" table:formula="of:=MID([.C45];FIND(&quot;_&quot;;[.C45];FIND(&quot;_&quot;;[.C45];1)+1)+1;FIND(&quot;_&quot;;[.C45];(FIND(&quot;_&quot;;[.C45];FIND(&quot;_&quot;;[.C45];1)+1)+1))-FIND(&quot;_&quot;;[.C45];FIND(&quot;_&quot;;[.C45];1)+1)-1)" office:value-type="string" office:string-value="5004" calcext:value-type="string">
            <text:p>5004</text:p>
          </table:table-cell>
          <table:table-cell table:style-name="ce6" table:formula="of:=MID([.C45];FIND(&quot;_&quot;;[.C45];(FIND(&quot;_&quot;;[.C45];FIND(&quot;_&quot;;[.C45];1)+1)+1))+1;FIND(&quot;_&quot;;[.C45];FIND(&quot;_&quot;;[.C45];(FIND(&quot;_&quot;;[.C45];FIND(&quot;_&quot;;[.C45];1)+1)+1))+1)-FIND(&quot;_&quot;;[.C45];(FIND(&quot;_&quot;;[.C45];FIND(&quot;_&quot;;[.C45];1)+1)+1))-1)" office:value-type="string" office:string-value="5023" calcext:value-type="string">
            <text:p>5023</text:p>
          </table:table-cell>
          <table:table-cell table:style-name="ce6" table:formula="of:=MID([.C45];FIND(&quot;_&quot;;[.C45];FIND(&quot;_&quot;;[.C45];(FIND(&quot;_&quot;;[.C45];FIND(&quot;_&quot;;[.C45];1)+1)+1))+1)+21;3)" office:value-type="string" office:string-value="078" calcext:value-type="string">
            <text:p>078</text:p>
          </table:table-cell>
          <table:table-cell table:style-name="ce6" table:formula="of:=LEFT(RIGHT([.C45];9);4)" office:value-type="string" office:string-value="2107" calcext:value-type="string">
            <text:p>2107</text:p>
          </table:table-cell>
          <table:table-cell table:formula="of:=LEFT(RIGHT([.C45];17);3)" office:value-type="string" office:string-value="078" calcext:value-type="string">
            <text:p>078</text:p>
          </table:table-cell>
          <table:table-cell/>
          <table:table-cell table:number-columns-repeated="2" office:value-type="string" calcext:value-type="string">
            <text:p>0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ALUE(MID([.C46];FIND(&quot;_&quot;;[.C46];1)+2;FIND(&quot;_&quot;;[.C46];FIND(&quot;_&quot;;[.C46];1)+1)-FIND(&quot;_&quot;;[.C46];1)-2))" office:value-type="float" office:value="79" calcext:value-type="float">
            <text:p>79</text:p>
          </table:table-cell>
          <table:table-cell office:value-type="string" calcext:value-type="string">
            <text:p>mergedfinal_a79_5024_5027_br171120_1452_115Nb_079bgrun2109.root</text:p>
          </table:table-cell>
          <table:table-cell table:number-columns-repeated="8"/>
          <table:table-cell table:style-name="ce6" table:formula="of:=[.A46]" office:value-type="float" office:value="79" calcext:value-type="float">
            <text:p>79</text:p>
          </table:table-cell>
          <table:table-cell table:style-name="ce8" table:formula="of:=MID([.C46];FIND(&quot;_&quot;;[.C46];FIND(&quot;_&quot;;[.C46];1)+1)+1;FIND(&quot;_&quot;;[.C46];(FIND(&quot;_&quot;;[.C46];FIND(&quot;_&quot;;[.C46];1)+1)+1))-FIND(&quot;_&quot;;[.C46];FIND(&quot;_&quot;;[.C46];1)+1)-1)" office:value-type="string" office:string-value="5024" calcext:value-type="string">
            <text:p>5024</text:p>
          </table:table-cell>
          <table:table-cell table:style-name="ce6" table:formula="of:=MID([.C46];FIND(&quot;_&quot;;[.C46];(FIND(&quot;_&quot;;[.C46];FIND(&quot;_&quot;;[.C46];1)+1)+1))+1;FIND(&quot;_&quot;;[.C46];FIND(&quot;_&quot;;[.C46];(FIND(&quot;_&quot;;[.C46];FIND(&quot;_&quot;;[.C46];1)+1)+1))+1)-FIND(&quot;_&quot;;[.C46];(FIND(&quot;_&quot;;[.C46];FIND(&quot;_&quot;;[.C46];1)+1)+1))-1)" office:value-type="string" office:string-value="5027" calcext:value-type="string">
            <text:p>5027</text:p>
          </table:table-cell>
          <table:table-cell table:style-name="ce6" table:formula="of:=MID([.C46];FIND(&quot;_&quot;;[.C46];FIND(&quot;_&quot;;[.C46];(FIND(&quot;_&quot;;[.C46];FIND(&quot;_&quot;;[.C46];1)+1)+1))+1)+21;3)" office:value-type="string" office:string-value="079" calcext:value-type="string">
            <text:p>079</text:p>
          </table:table-cell>
          <table:table-cell table:style-name="ce6" table:formula="of:=LEFT(RIGHT([.C46];9);4)" office:value-type="string" office:string-value="2109" calcext:value-type="string">
            <text:p>2109</text:p>
          </table:table-cell>
          <table:table-cell table:formula="of:=LEFT(RIGHT([.C46];17);3)" office:value-type="string" office:string-value="079" calcext:value-type="string">
            <text:p>079</text:p>
          </table:table-cell>
          <table:table-cell/>
          <table:table-cell table:number-columns-repeated="2" office:value-type="string" calcext:value-type="string">
            <text:p>0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ALUE(MID([.C47];FIND(&quot;_&quot;;[.C47];1)+2;FIND(&quot;_&quot;;[.C47];FIND(&quot;_&quot;;[.C47];1)+1)-FIND(&quot;_&quot;;[.C47];1)-2))" office:value-type="float" office:value="80" calcext:value-type="float">
            <text:p>80</text:p>
          </table:table-cell>
          <table:table-cell office:value-type="string" calcext:value-type="string">
            <text:p>mergedfinal_a80_5028_5064_br171120_1506_115Nb_080_171120_1506_115Nb_081bgrun2110.root</text:p>
          </table:table-cell>
          <table:table-cell table:number-columns-repeated="8"/>
          <table:table-cell table:formula="of:=[.A47]" office:value-type="float" office:value="80" calcext:value-type="float">
            <text:p>80</text:p>
          </table:table-cell>
          <table:table-cell table:style-name="ce3" table:formula="of:=MID([.C47];FIND(&quot;_&quot;;[.C47];FIND(&quot;_&quot;;[.C47];1)+1)+1;FIND(&quot;_&quot;;[.C47];(FIND(&quot;_&quot;;[.C47];FIND(&quot;_&quot;;[.C47];1)+1)+1))-FIND(&quot;_&quot;;[.C47];FIND(&quot;_&quot;;[.C47];1)+1)-1)" office:value-type="string" office:string-value="5028" calcext:value-type="string">
            <text:p>5028</text:p>
          </table:table-cell>
          <table:table-cell table:formula="of:=MID([.C47];FIND(&quot;_&quot;;[.C47];(FIND(&quot;_&quot;;[.C47];FIND(&quot;_&quot;;[.C47];1)+1)+1))+1;FIND(&quot;_&quot;;[.C47];FIND(&quot;_&quot;;[.C47];(FIND(&quot;_&quot;;[.C47];FIND(&quot;_&quot;;[.C47];1)+1)+1))+1)-FIND(&quot;_&quot;;[.C47];(FIND(&quot;_&quot;;[.C47];FIND(&quot;_&quot;;[.C47];1)+1)+1))-1)" office:value-type="string" office:string-value="5064" calcext:value-type="string">
            <text:p>5064</text:p>
          </table:table-cell>
          <table:table-cell table:formula="of:=MID([.C47];FIND(&quot;_&quot;;[.C47];FIND(&quot;_&quot;;[.C47];(FIND(&quot;_&quot;;[.C47];FIND(&quot;_&quot;;[.C47];1)+1)+1))+1)+21;3)" office:value-type="string" office:string-value="080" calcext:value-type="string">
            <text:p>080</text:p>
          </table:table-cell>
          <table:table-cell table:formula="of:=LEFT(RIGHT([.C47];9);4)" office:value-type="string" office:string-value="2110" calcext:value-type="string">
            <text:p>2110</text:p>
          </table:table-cell>
          <table:table-cell table:formula="of:=LEFT(RIGHT([.C47];17);3)" office:value-type="string" office:string-value="081" calcext:value-type="string">
            <text:p>081</text:p>
          </table:table-cell>
          <table:table-cell/>
          <table:table-cell office:value-type="string" calcext:value-type="string">
            <text:p>080</text:p>
          </table:table-cell>
          <table:table-cell office:value-type="string" calcext:value-type="string">
            <text:p>0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ALUE(MID([.C48];FIND(&quot;_&quot;;[.C48];1)+2;FIND(&quot;_&quot;;[.C48];FIND(&quot;_&quot;;[.C48];1)+1)-FIND(&quot;_&quot;;[.C48];1)-2))" office:value-type="float" office:value="82" calcext:value-type="float">
            <text:p>82</text:p>
          </table:table-cell>
          <table:table-cell office:value-type="string" calcext:value-type="string">
            <text:p>mergedfinal_a82_5065_5101_br171120_1704_115Nb_082_171120_1704_115Nb_083bgrun2111.root</text:p>
          </table:table-cell>
          <table:table-cell table:number-columns-repeated="8"/>
          <table:table-cell table:formula="of:=[.A48]" office:value-type="float" office:value="82" calcext:value-type="float">
            <text:p>82</text:p>
          </table:table-cell>
          <table:table-cell table:style-name="ce3" table:formula="of:=MID([.C48];FIND(&quot;_&quot;;[.C48];FIND(&quot;_&quot;;[.C48];1)+1)+1;FIND(&quot;_&quot;;[.C48];(FIND(&quot;_&quot;;[.C48];FIND(&quot;_&quot;;[.C48];1)+1)+1))-FIND(&quot;_&quot;;[.C48];FIND(&quot;_&quot;;[.C48];1)+1)-1)" office:value-type="string" office:string-value="5065" calcext:value-type="string">
            <text:p>5065</text:p>
          </table:table-cell>
          <table:table-cell table:formula="of:=MID([.C48];FIND(&quot;_&quot;;[.C48];(FIND(&quot;_&quot;;[.C48];FIND(&quot;_&quot;;[.C48];1)+1)+1))+1;FIND(&quot;_&quot;;[.C48];FIND(&quot;_&quot;;[.C48];(FIND(&quot;_&quot;;[.C48];FIND(&quot;_&quot;;[.C48];1)+1)+1))+1)-FIND(&quot;_&quot;;[.C48];(FIND(&quot;_&quot;;[.C48];FIND(&quot;_&quot;;[.C48];1)+1)+1))-1)" office:value-type="string" office:string-value="5101" calcext:value-type="string">
            <text:p>5101</text:p>
          </table:table-cell>
          <table:table-cell table:formula="of:=MID([.C48];FIND(&quot;_&quot;;[.C48];FIND(&quot;_&quot;;[.C48];(FIND(&quot;_&quot;;[.C48];FIND(&quot;_&quot;;[.C48];1)+1)+1))+1)+21;3)" office:value-type="string" office:string-value="082" calcext:value-type="string">
            <text:p>082</text:p>
          </table:table-cell>
          <table:table-cell table:formula="of:=LEFT(RIGHT([.C48];9);4)" office:value-type="string" office:string-value="2111" calcext:value-type="string">
            <text:p>2111</text:p>
          </table:table-cell>
          <table:table-cell table:formula="of:=LEFT(RIGHT([.C48];17);3)" office:value-type="string" office:string-value="083" calcext:value-type="string">
            <text:p>083</text:p>
          </table:table-cell>
          <table:table-cell/>
          <table:table-cell office:value-type="string" calcext:value-type="string">
            <text:p>082</text:p>
          </table:table-cell>
          <table:table-cell office:value-type="string" calcext:value-type="string">
            <text:p>0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ALUE(MID([.C49];FIND(&quot;_&quot;;[.C49];1)+2;FIND(&quot;_&quot;;[.C49];FIND(&quot;_&quot;;[.C49];1)+1)-FIND(&quot;_&quot;;[.C49];1)-2))" office:value-type="float" office:value="84" calcext:value-type="float">
            <text:p>84</text:p>
          </table:table-cell>
          <table:table-cell office:value-type="string" calcext:value-type="string">
            <text:p>mergedfinal_a84_5102_5134_br171120_1903_115Nb_084_171120_1903_115Nb_085bgrun2112.root</text:p>
          </table:table-cell>
          <table:table-cell table:number-columns-repeated="8"/>
          <table:table-cell table:formula="of:=[.A49]" office:value-type="float" office:value="84" calcext:value-type="float">
            <text:p>84</text:p>
          </table:table-cell>
          <table:table-cell table:style-name="ce3" table:formula="of:=MID([.C49];FIND(&quot;_&quot;;[.C49];FIND(&quot;_&quot;;[.C49];1)+1)+1;FIND(&quot;_&quot;;[.C49];(FIND(&quot;_&quot;;[.C49];FIND(&quot;_&quot;;[.C49];1)+1)+1))-FIND(&quot;_&quot;;[.C49];FIND(&quot;_&quot;;[.C49];1)+1)-1)" office:value-type="string" office:string-value="5102" calcext:value-type="string">
            <text:p>5102</text:p>
          </table:table-cell>
          <table:table-cell table:formula="of:=MID([.C49];FIND(&quot;_&quot;;[.C49];(FIND(&quot;_&quot;;[.C49];FIND(&quot;_&quot;;[.C49];1)+1)+1))+1;FIND(&quot;_&quot;;[.C49];FIND(&quot;_&quot;;[.C49];(FIND(&quot;_&quot;;[.C49];FIND(&quot;_&quot;;[.C49];1)+1)+1))+1)-FIND(&quot;_&quot;;[.C49];(FIND(&quot;_&quot;;[.C49];FIND(&quot;_&quot;;[.C49];1)+1)+1))-1)" office:value-type="string" office:string-value="5134" calcext:value-type="string">
            <text:p>5134</text:p>
          </table:table-cell>
          <table:table-cell table:formula="of:=MID([.C49];FIND(&quot;_&quot;;[.C49];FIND(&quot;_&quot;;[.C49];(FIND(&quot;_&quot;;[.C49];FIND(&quot;_&quot;;[.C49];1)+1)+1))+1)+21;3)" office:value-type="string" office:string-value="084" calcext:value-type="string">
            <text:p>084</text:p>
          </table:table-cell>
          <table:table-cell table:formula="of:=LEFT(RIGHT([.C49];9);4)" office:value-type="string" office:string-value="2112" calcext:value-type="string">
            <text:p>2112</text:p>
          </table:table-cell>
          <table:table-cell table:formula="of:=LEFT(RIGHT([.C49];17);3)" office:value-type="string" office:string-value="085" calcext:value-type="string">
            <text:p>085</text:p>
          </table:table-cell>
          <table:table-cell/>
          <table:table-cell office:value-type="string" calcext:value-type="string">
            <text:p>084</text:p>
          </table:table-cell>
          <table:table-cell office:value-type="string" calcext:value-type="string">
            <text:p>0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ALUE(MID([.C50];FIND(&quot;_&quot;;[.C50];1)+2;FIND(&quot;_&quot;;[.C50];FIND(&quot;_&quot;;[.C50];1)+1)-FIND(&quot;_&quot;;[.C50];1)-2))" office:value-type="float" office:value="86" calcext:value-type="float">
            <text:p>86</text:p>
          </table:table-cell>
          <table:table-cell office:value-type="string" calcext:value-type="string">
            <text:p>mergedfinal_a86_5135_5167_br171120_2103_115Nb_086_171120_2103_115Nb_087bgrun2113.root</text:p>
          </table:table-cell>
          <table:table-cell table:number-columns-repeated="8"/>
          <table:table-cell table:style-name="ce6" table:formula="of:=[.A50]" office:value-type="float" office:value="86" calcext:value-type="float">
            <text:p>86</text:p>
          </table:table-cell>
          <table:table-cell table:style-name="ce8" table:formula="of:=MID([.C50];FIND(&quot;_&quot;;[.C50];FIND(&quot;_&quot;;[.C50];1)+1)+1;FIND(&quot;_&quot;;[.C50];(FIND(&quot;_&quot;;[.C50];FIND(&quot;_&quot;;[.C50];1)+1)+1))-FIND(&quot;_&quot;;[.C50];FIND(&quot;_&quot;;[.C50];1)+1)-1)" office:value-type="string" office:string-value="5135" calcext:value-type="string">
            <text:p>5135</text:p>
          </table:table-cell>
          <table:table-cell table:style-name="ce6" table:formula="of:=MID([.C50];FIND(&quot;_&quot;;[.C50];(FIND(&quot;_&quot;;[.C50];FIND(&quot;_&quot;;[.C50];1)+1)+1))+1;FIND(&quot;_&quot;;[.C50];FIND(&quot;_&quot;;[.C50];(FIND(&quot;_&quot;;[.C50];FIND(&quot;_&quot;;[.C50];1)+1)+1))+1)-FIND(&quot;_&quot;;[.C50];(FIND(&quot;_&quot;;[.C50];FIND(&quot;_&quot;;[.C50];1)+1)+1))-1)" office:value-type="string" office:string-value="5167" calcext:value-type="string">
            <text:p>5167</text:p>
          </table:table-cell>
          <table:table-cell table:style-name="ce6" table:formula="of:=MID([.C50];FIND(&quot;_&quot;;[.C50];FIND(&quot;_&quot;;[.C50];(FIND(&quot;_&quot;;[.C50];FIND(&quot;_&quot;;[.C50];1)+1)+1))+1)+21;3)" office:value-type="string" office:string-value="086" calcext:value-type="string">
            <text:p>086</text:p>
          </table:table-cell>
          <table:table-cell table:style-name="ce6" table:formula="of:=LEFT(RIGHT([.C50];9);4)" office:value-type="string" office:string-value="2113" calcext:value-type="string">
            <text:p>2113</text:p>
          </table:table-cell>
          <table:table-cell table:formula="of:=LEFT(RIGHT([.C50];17);3)" office:value-type="string" office:string-value="087" calcext:value-type="string">
            <text:p>087</text:p>
          </table:table-cell>
          <table:table-cell/>
          <table:table-cell office:value-type="string" calcext:value-type="string">
            <text:p>086</text:p>
          </table:table-cell>
          <table:table-cell office:value-type="string" calcext:value-type="string">
            <text:p>0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ALUE(MID([.C51];FIND(&quot;_&quot;;[.C51];1)+2;FIND(&quot;_&quot;;[.C51];FIND(&quot;_&quot;;[.C51];1)+1)-FIND(&quot;_&quot;;[.C51];1)-2))" office:value-type="float" office:value="88" calcext:value-type="float">
            <text:p>88</text:p>
          </table:table-cell>
          <table:table-cell office:value-type="string" calcext:value-type="string">
            <text:p>mergedfinal_a88_5168_5175_br171121_0127_100Br_088bgrun2126.root</text:p>
          </table:table-cell>
          <table:table-cell table:number-columns-repeated="8"/>
          <table:table-cell table:style-name="ce6" table:formula="of:=[.A51]" office:value-type="float" office:value="88" calcext:value-type="float">
            <text:p>88</text:p>
          </table:table-cell>
          <table:table-cell table:style-name="ce8" table:formula="of:=MID([.C51];FIND(&quot;_&quot;;[.C51];FIND(&quot;_&quot;;[.C51];1)+1)+1;FIND(&quot;_&quot;;[.C51];(FIND(&quot;_&quot;;[.C51];FIND(&quot;_&quot;;[.C51];1)+1)+1))-FIND(&quot;_&quot;;[.C51];FIND(&quot;_&quot;;[.C51];1)+1)-1)" office:value-type="string" office:string-value="5168" calcext:value-type="string">
            <text:p>5168</text:p>
          </table:table-cell>
          <table:table-cell table:style-name="ce6" table:formula="of:=MID([.C51];FIND(&quot;_&quot;;[.C51];(FIND(&quot;_&quot;;[.C51];FIND(&quot;_&quot;;[.C51];1)+1)+1))+1;FIND(&quot;_&quot;;[.C51];FIND(&quot;_&quot;;[.C51];(FIND(&quot;_&quot;;[.C51];FIND(&quot;_&quot;;[.C51];1)+1)+1))+1)-FIND(&quot;_&quot;;[.C51];(FIND(&quot;_&quot;;[.C51];FIND(&quot;_&quot;;[.C51];1)+1)+1))-1)" office:value-type="string" office:string-value="5175" calcext:value-type="string">
            <text:p>5175</text:p>
          </table:table-cell>
          <table:table-cell table:style-name="ce6" table:formula="of:=MID([.C51];FIND(&quot;_&quot;;[.C51];FIND(&quot;_&quot;;[.C51];(FIND(&quot;_&quot;;[.C51];FIND(&quot;_&quot;;[.C51];1)+1)+1))+1)+21;3)" office:value-type="string" office:string-value="088" calcext:value-type="string">
            <text:p>088</text:p>
          </table:table-cell>
          <table:table-cell table:style-name="ce6" table:formula="of:=LEFT(RIGHT([.C51];9);4)" office:value-type="string" office:string-value="2126" calcext:value-type="string">
            <text:p>2126</text:p>
          </table:table-cell>
          <table:table-cell table:formula="of:=LEFT(RIGHT([.C51];17);3)" office:value-type="string" office:string-value="088" calcext:value-type="string">
            <text:p>088</text:p>
          </table:table-cell>
          <table:table-cell/>
          <table:table-cell table:number-columns-repeated="2" office:value-type="string" calcext:value-type="string">
            <text:p>0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ALUE(MID([.C52];FIND(&quot;_&quot;;[.C52];1)+2;FIND(&quot;_&quot;;[.C52];FIND(&quot;_&quot;;[.C52];1)+1)-FIND(&quot;_&quot;;[.C52];1)-2))" office:value-type="float" office:value="89" calcext:value-type="float">
            <text:p>89</text:p>
          </table:table-cell>
          <table:table-cell office:value-type="string" calcext:value-type="string">
            <text:p>mergedfinal_a89_5176_5190_br171121_0150_100Br_089bgrun2127.root</text:p>
          </table:table-cell>
          <table:table-cell table:number-columns-repeated="8"/>
          <table:table-cell table:formula="of:=[.A52]" office:value-type="float" office:value="89" calcext:value-type="float">
            <text:p>89</text:p>
          </table:table-cell>
          <table:table-cell table:style-name="ce3" table:formula="of:=MID([.C52];FIND(&quot;_&quot;;[.C52];FIND(&quot;_&quot;;[.C52];1)+1)+1;FIND(&quot;_&quot;;[.C52];(FIND(&quot;_&quot;;[.C52];FIND(&quot;_&quot;;[.C52];1)+1)+1))-FIND(&quot;_&quot;;[.C52];FIND(&quot;_&quot;;[.C52];1)+1)-1)" office:value-type="string" office:string-value="5176" calcext:value-type="string">
            <text:p>5176</text:p>
          </table:table-cell>
          <table:table-cell table:formula="of:=MID([.C52];FIND(&quot;_&quot;;[.C52];(FIND(&quot;_&quot;;[.C52];FIND(&quot;_&quot;;[.C52];1)+1)+1))+1;FIND(&quot;_&quot;;[.C52];FIND(&quot;_&quot;;[.C52];(FIND(&quot;_&quot;;[.C52];FIND(&quot;_&quot;;[.C52];1)+1)+1))+1)-FIND(&quot;_&quot;;[.C52];(FIND(&quot;_&quot;;[.C52];FIND(&quot;_&quot;;[.C52];1)+1)+1))-1)" office:value-type="string" office:string-value="5190" calcext:value-type="string">
            <text:p>5190</text:p>
          </table:table-cell>
          <table:table-cell table:formula="of:=MID([.C52];FIND(&quot;_&quot;;[.C52];FIND(&quot;_&quot;;[.C52];(FIND(&quot;_&quot;;[.C52];FIND(&quot;_&quot;;[.C52];1)+1)+1))+1)+21;3)" office:value-type="string" office:string-value="089" calcext:value-type="string">
            <text:p>089</text:p>
          </table:table-cell>
          <table:table-cell table:formula="of:=LEFT(RIGHT([.C52];9);4)" office:value-type="string" office:string-value="2127" calcext:value-type="string">
            <text:p>2127</text:p>
          </table:table-cell>
          <table:table-cell table:formula="of:=LEFT(RIGHT([.C52];17);3)" office:value-type="string" office:string-value="089" calcext:value-type="string">
            <text:p>089</text:p>
          </table:table-cell>
          <table:table-cell/>
          <table:table-cell table:number-columns-repeated="2" office:value-type="string" calcext:value-type="string">
            <text:p>0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ALUE(MID([.C53];FIND(&quot;_&quot;;[.C53];1)+2;FIND(&quot;_&quot;;[.C53];FIND(&quot;_&quot;;[.C53];1)+1)-FIND(&quot;_&quot;;[.C53];1)-2))" office:value-type="float" office:value="90" calcext:value-type="float">
            <text:p>90</text:p>
          </table:table-cell>
          <table:table-cell office:value-type="string" calcext:value-type="string">
            <text:p>mergedfinal_a90_5191_5227_br171121_0237_100Br_090_171121_0237_100Br_091bgrun2128.root</text:p>
          </table:table-cell>
          <table:table-cell table:number-columns-repeated="8"/>
          <table:table-cell table:formula="of:=[.A53]" office:value-type="float" office:value="90" calcext:value-type="float">
            <text:p>90</text:p>
          </table:table-cell>
          <table:table-cell table:style-name="ce3" table:formula="of:=MID([.C53];FIND(&quot;_&quot;;[.C53];FIND(&quot;_&quot;;[.C53];1)+1)+1;FIND(&quot;_&quot;;[.C53];(FIND(&quot;_&quot;;[.C53];FIND(&quot;_&quot;;[.C53];1)+1)+1))-FIND(&quot;_&quot;;[.C53];FIND(&quot;_&quot;;[.C53];1)+1)-1)" office:value-type="string" office:string-value="5191" calcext:value-type="string">
            <text:p>5191</text:p>
          </table:table-cell>
          <table:table-cell table:formula="of:=MID([.C53];FIND(&quot;_&quot;;[.C53];(FIND(&quot;_&quot;;[.C53];FIND(&quot;_&quot;;[.C53];1)+1)+1))+1;FIND(&quot;_&quot;;[.C53];FIND(&quot;_&quot;;[.C53];(FIND(&quot;_&quot;;[.C53];FIND(&quot;_&quot;;[.C53];1)+1)+1))+1)-FIND(&quot;_&quot;;[.C53];(FIND(&quot;_&quot;;[.C53];FIND(&quot;_&quot;;[.C53];1)+1)+1))-1)" office:value-type="string" office:string-value="5227" calcext:value-type="string">
            <text:p>5227</text:p>
          </table:table-cell>
          <table:table-cell table:formula="of:=MID([.C53];FIND(&quot;_&quot;;[.C53];FIND(&quot;_&quot;;[.C53];(FIND(&quot;_&quot;;[.C53];FIND(&quot;_&quot;;[.C53];1)+1)+1))+1)+21;3)" office:value-type="string" office:string-value="090" calcext:value-type="string">
            <text:p>090</text:p>
          </table:table-cell>
          <table:table-cell table:formula="of:=LEFT(RIGHT([.C53];9);4)" office:value-type="string" office:string-value="2128" calcext:value-type="string">
            <text:p>2128</text:p>
          </table:table-cell>
          <table:table-cell table:formula="of:=LEFT(RIGHT([.C53];17);3)" office:value-type="string" office:string-value="091" calcext:value-type="string">
            <text:p>091</text:p>
          </table:table-cell>
          <table:table-cell/>
          <table:table-cell office:value-type="string" calcext:value-type="string">
            <text:p>090</text:p>
          </table:table-cell>
          <table:table-cell office:value-type="string" calcext:value-type="string">
            <text:p>0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ALUE(MID([.C54];FIND(&quot;_&quot;;[.C54];1)+2;FIND(&quot;_&quot;;[.C54];FIND(&quot;_&quot;;[.C54];1)+1)-FIND(&quot;_&quot;;[.C54];1)-2))" office:value-type="float" office:value="92" calcext:value-type="float">
            <text:p>92</text:p>
          </table:table-cell>
          <table:table-cell office:value-type="string" calcext:value-type="string">
            <text:p>mergedfinal_a92_5228_5265_br171121_0437_100Br_092_171121_0437_100Br_093bgrun2129.root</text:p>
          </table:table-cell>
          <table:table-cell table:number-columns-repeated="8"/>
          <table:table-cell table:formula="of:=[.A54]" office:value-type="float" office:value="92" calcext:value-type="float">
            <text:p>92</text:p>
          </table:table-cell>
          <table:table-cell table:style-name="ce3" table:formula="of:=MID([.C54];FIND(&quot;_&quot;;[.C54];FIND(&quot;_&quot;;[.C54];1)+1)+1;FIND(&quot;_&quot;;[.C54];(FIND(&quot;_&quot;;[.C54];FIND(&quot;_&quot;;[.C54];1)+1)+1))-FIND(&quot;_&quot;;[.C54];FIND(&quot;_&quot;;[.C54];1)+1)-1)" office:value-type="string" office:string-value="5228" calcext:value-type="string">
            <text:p>5228</text:p>
          </table:table-cell>
          <table:table-cell table:formula="of:=MID([.C54];FIND(&quot;_&quot;;[.C54];(FIND(&quot;_&quot;;[.C54];FIND(&quot;_&quot;;[.C54];1)+1)+1))+1;FIND(&quot;_&quot;;[.C54];FIND(&quot;_&quot;;[.C54];(FIND(&quot;_&quot;;[.C54];FIND(&quot;_&quot;;[.C54];1)+1)+1))+1)-FIND(&quot;_&quot;;[.C54];(FIND(&quot;_&quot;;[.C54];FIND(&quot;_&quot;;[.C54];1)+1)+1))-1)" office:value-type="string" office:string-value="5265" calcext:value-type="string">
            <text:p>5265</text:p>
          </table:table-cell>
          <table:table-cell table:formula="of:=MID([.C54];FIND(&quot;_&quot;;[.C54];FIND(&quot;_&quot;;[.C54];(FIND(&quot;_&quot;;[.C54];FIND(&quot;_&quot;;[.C54];1)+1)+1))+1)+21;3)" office:value-type="string" office:string-value="092" calcext:value-type="string">
            <text:p>092</text:p>
          </table:table-cell>
          <table:table-cell table:formula="of:=LEFT(RIGHT([.C54];9);4)" office:value-type="string" office:string-value="2129" calcext:value-type="string">
            <text:p>2129</text:p>
          </table:table-cell>
          <table:table-cell table:formula="of:=LEFT(RIGHT([.C54];17);3)" office:value-type="string" office:string-value="093" calcext:value-type="string">
            <text:p>093</text:p>
          </table:table-cell>
          <table:table-cell/>
          <table:table-cell office:value-type="string" calcext:value-type="string">
            <text:p>092</text:p>
          </table:table-cell>
          <table:table-cell office:value-type="string" calcext:value-type="string">
            <text:p>0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ALUE(MID([.C55];FIND(&quot;_&quot;;[.C55];1)+2;FIND(&quot;_&quot;;[.C55];FIND(&quot;_&quot;;[.C55];1)+1)-FIND(&quot;_&quot;;[.C55];1)-2))" office:value-type="float" office:value="94" calcext:value-type="float">
            <text:p>94</text:p>
          </table:table-cell>
          <table:table-cell office:value-type="string" calcext:value-type="string">
            <text:p>mergedfinal_a94_5266_5306_br171121_0640_100Br_094_171121_0640_100Br_095bgrun2130.root</text:p>
          </table:table-cell>
          <table:table-cell table:number-columns-repeated="8"/>
          <table:table-cell table:formula="of:=[.A55]" office:value-type="float" office:value="94" calcext:value-type="float">
            <text:p>94</text:p>
          </table:table-cell>
          <table:table-cell table:style-name="ce3" table:formula="of:=MID([.C55];FIND(&quot;_&quot;;[.C55];FIND(&quot;_&quot;;[.C55];1)+1)+1;FIND(&quot;_&quot;;[.C55];(FIND(&quot;_&quot;;[.C55];FIND(&quot;_&quot;;[.C55];1)+1)+1))-FIND(&quot;_&quot;;[.C55];FIND(&quot;_&quot;;[.C55];1)+1)-1)" office:value-type="string" office:string-value="5266" calcext:value-type="string">
            <text:p>5266</text:p>
          </table:table-cell>
          <table:table-cell table:formula="of:=MID([.C55];FIND(&quot;_&quot;;[.C55];(FIND(&quot;_&quot;;[.C55];FIND(&quot;_&quot;;[.C55];1)+1)+1))+1;FIND(&quot;_&quot;;[.C55];FIND(&quot;_&quot;;[.C55];(FIND(&quot;_&quot;;[.C55];FIND(&quot;_&quot;;[.C55];1)+1)+1))+1)-FIND(&quot;_&quot;;[.C55];(FIND(&quot;_&quot;;[.C55];FIND(&quot;_&quot;;[.C55];1)+1)+1))-1)" office:value-type="string" office:string-value="5306" calcext:value-type="string">
            <text:p>5306</text:p>
          </table:table-cell>
          <table:table-cell table:formula="of:=MID([.C55];FIND(&quot;_&quot;;[.C55];FIND(&quot;_&quot;;[.C55];(FIND(&quot;_&quot;;[.C55];FIND(&quot;_&quot;;[.C55];1)+1)+1))+1)+21;3)" office:value-type="string" office:string-value="094" calcext:value-type="string">
            <text:p>094</text:p>
          </table:table-cell>
          <table:table-cell table:formula="of:=LEFT(RIGHT([.C55];9);4)" office:value-type="string" office:string-value="2130" calcext:value-type="string">
            <text:p>2130</text:p>
          </table:table-cell>
          <table:table-cell table:formula="of:=LEFT(RIGHT([.C55];17);3)" office:value-type="string" office:string-value="095" calcext:value-type="string">
            <text:p>095</text:p>
          </table:table-cell>
          <table:table-cell/>
          <table:table-cell office:value-type="string" calcext:value-type="string">
            <text:p>094</text:p>
          </table:table-cell>
          <table:table-cell office:value-type="string" calcext:value-type="string">
            <text:p>0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ALUE(MID([.C56];FIND(&quot;_&quot;;[.C56];1)+2;FIND(&quot;_&quot;;[.C56];FIND(&quot;_&quot;;[.C56];1)+1)-FIND(&quot;_&quot;;[.C56];1)-2))" office:value-type="float" office:value="96" calcext:value-type="float">
            <text:p>96</text:p>
          </table:table-cell>
          <table:table-cell office:value-type="string" calcext:value-type="string">
            <text:p>mergedfinal_a96_5307_5348_br171121_0841_100Br_096_171121_0841_100Br_097bgrun2131.root</text:p>
          </table:table-cell>
          <table:table-cell table:number-columns-repeated="8"/>
          <table:table-cell table:formula="of:=[.A56]" office:value-type="float" office:value="96" calcext:value-type="float">
            <text:p>96</text:p>
          </table:table-cell>
          <table:table-cell table:style-name="ce3" table:formula="of:=MID([.C56];FIND(&quot;_&quot;;[.C56];FIND(&quot;_&quot;;[.C56];1)+1)+1;FIND(&quot;_&quot;;[.C56];(FIND(&quot;_&quot;;[.C56];FIND(&quot;_&quot;;[.C56];1)+1)+1))-FIND(&quot;_&quot;;[.C56];FIND(&quot;_&quot;;[.C56];1)+1)-1)" office:value-type="string" office:string-value="5307" calcext:value-type="string">
            <text:p>5307</text:p>
          </table:table-cell>
          <table:table-cell table:formula="of:=MID([.C56];FIND(&quot;_&quot;;[.C56];(FIND(&quot;_&quot;;[.C56];FIND(&quot;_&quot;;[.C56];1)+1)+1))+1;FIND(&quot;_&quot;;[.C56];FIND(&quot;_&quot;;[.C56];(FIND(&quot;_&quot;;[.C56];FIND(&quot;_&quot;;[.C56];1)+1)+1))+1)-FIND(&quot;_&quot;;[.C56];(FIND(&quot;_&quot;;[.C56];FIND(&quot;_&quot;;[.C56];1)+1)+1))-1)" office:value-type="string" office:string-value="5348" calcext:value-type="string">
            <text:p>5348</text:p>
          </table:table-cell>
          <table:table-cell table:formula="of:=MID([.C56];FIND(&quot;_&quot;;[.C56];FIND(&quot;_&quot;;[.C56];(FIND(&quot;_&quot;;[.C56];FIND(&quot;_&quot;;[.C56];1)+1)+1))+1)+21;3)" office:value-type="string" office:string-value="096" calcext:value-type="string">
            <text:p>096</text:p>
          </table:table-cell>
          <table:table-cell table:formula="of:=LEFT(RIGHT([.C56];9);4)" office:value-type="string" office:string-value="2131" calcext:value-type="string">
            <text:p>2131</text:p>
          </table:table-cell>
          <table:table-cell table:formula="of:=LEFT(RIGHT([.C56];17);3)" office:value-type="string" office:string-value="097" calcext:value-type="string">
            <text:p>097</text:p>
          </table:table-cell>
          <table:table-cell/>
          <table:table-cell office:value-type="string" calcext:value-type="string">
            <text:p>096</text:p>
          </table:table-cell>
          <table:table-cell office:value-type="string" calcext:value-type="string">
            <text:p>0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ALUE(MID([.C57];FIND(&quot;_&quot;;[.C57];1)+2;FIND(&quot;_&quot;;[.C57];FIND(&quot;_&quot;;[.C57];1)+1)-FIND(&quot;_&quot;;[.C57];1)-2))" office:value-type="float" office:value="98" calcext:value-type="float">
            <text:p>98</text:p>
          </table:table-cell>
          <table:table-cell office:value-type="string" calcext:value-type="string">
            <text:p>mergedfinal_a98_5349_5394_br171121_1042_100Br_098_171121_1042_100Br_099_171121_1042_100Br_100bgrun2132.root</text:p>
          </table:table-cell>
          <table:table-cell table:number-columns-repeated="8"/>
          <table:table-cell table:formula="of:=[.A57]" office:value-type="float" office:value="98" calcext:value-type="float">
            <text:p>98</text:p>
          </table:table-cell>
          <table:table-cell table:style-name="ce3" table:formula="of:=MID([.C57];FIND(&quot;_&quot;;[.C57];FIND(&quot;_&quot;;[.C57];1)+1)+1;FIND(&quot;_&quot;;[.C57];(FIND(&quot;_&quot;;[.C57];FIND(&quot;_&quot;;[.C57];1)+1)+1))-FIND(&quot;_&quot;;[.C57];FIND(&quot;_&quot;;[.C57];1)+1)-1)" office:value-type="string" office:string-value="5349" calcext:value-type="string">
            <text:p>5349</text:p>
          </table:table-cell>
          <table:table-cell table:formula="of:=MID([.C57];FIND(&quot;_&quot;;[.C57];(FIND(&quot;_&quot;;[.C57];FIND(&quot;_&quot;;[.C57];1)+1)+1))+1;FIND(&quot;_&quot;;[.C57];FIND(&quot;_&quot;;[.C57];(FIND(&quot;_&quot;;[.C57];FIND(&quot;_&quot;;[.C57];1)+1)+1))+1)-FIND(&quot;_&quot;;[.C57];(FIND(&quot;_&quot;;[.C57];FIND(&quot;_&quot;;[.C57];1)+1)+1))-1)" office:value-type="string" office:string-value="5394" calcext:value-type="string">
            <text:p>5394</text:p>
          </table:table-cell>
          <table:table-cell table:formula="of:=MID([.C57];FIND(&quot;_&quot;;[.C57];FIND(&quot;_&quot;;[.C57];(FIND(&quot;_&quot;;[.C57];FIND(&quot;_&quot;;[.C57];1)+1)+1))+1)+21;3)" office:value-type="string" office:string-value="098" calcext:value-type="string">
            <text:p>098</text:p>
          </table:table-cell>
          <table:table-cell table:formula="of:=LEFT(RIGHT([.C57];9);4)" office:value-type="string" office:string-value="2132" calcext:value-type="string">
            <text:p>2132</text:p>
          </table:table-cell>
          <table:table-cell table:formula="of:=LEFT(RIGHT([.C57];17);3)" office:value-type="string" office:string-value="100" calcext:value-type="string">
            <text:p>100</text:p>
          </table:table-cell>
          <table:table-cell/>
          <table:table-cell office:value-type="string" calcext:value-type="string">
            <text:p>098</text:p>
          </table:table-cell>
          <table:table-cell office:value-type="string" calcext:value-type="string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ALUE(MID([.C58];FIND(&quot;_&quot;;[.C58];1)+2;FIND(&quot;_&quot;;[.C58];FIND(&quot;_&quot;;[.C58];1)+1)-FIND(&quot;_&quot;;[.C58];1)-2))" office:value-type="float" office:value="101" calcext:value-type="float">
            <text:p>101</text:p>
          </table:table-cell>
          <table:table-cell office:value-type="string" calcext:value-type="string">
            <text:p>mergedfinal_a101_5395_5420_br171121_1247_100Br_101_171121_1247_100Br_102bgrun2133.root</text:p>
          </table:table-cell>
          <table:table-cell table:number-columns-repeated="8"/>
          <table:table-cell table:style-name="ce6" table:formula="of:=[.A58]" office:value-type="float" office:value="101" calcext:value-type="float">
            <text:p>101</text:p>
          </table:table-cell>
          <table:table-cell table:style-name="ce8" table:formula="of:=MID([.C58];FIND(&quot;_&quot;;[.C58];FIND(&quot;_&quot;;[.C58];1)+1)+1;FIND(&quot;_&quot;;[.C58];(FIND(&quot;_&quot;;[.C58];FIND(&quot;_&quot;;[.C58];1)+1)+1))-FIND(&quot;_&quot;;[.C58];FIND(&quot;_&quot;;[.C58];1)+1)-1)" office:value-type="string" office:string-value="5395" calcext:value-type="string">
            <text:p>5395</text:p>
          </table:table-cell>
          <table:table-cell table:style-name="ce6" table:formula="of:=MID([.C58];FIND(&quot;_&quot;;[.C58];(FIND(&quot;_&quot;;[.C58];FIND(&quot;_&quot;;[.C58];1)+1)+1))+1;FIND(&quot;_&quot;;[.C58];FIND(&quot;_&quot;;[.C58];(FIND(&quot;_&quot;;[.C58];FIND(&quot;_&quot;;[.C58];1)+1)+1))+1)-FIND(&quot;_&quot;;[.C58];(FIND(&quot;_&quot;;[.C58];FIND(&quot;_&quot;;[.C58];1)+1)+1))-1)" office:value-type="string" office:string-value="5420" calcext:value-type="string">
            <text:p>5420</text:p>
          </table:table-cell>
          <table:table-cell table:style-name="ce6" table:formula="of:=MID([.C58];FIND(&quot;_&quot;;[.C58];FIND(&quot;_&quot;;[.C58];(FIND(&quot;_&quot;;[.C58];FIND(&quot;_&quot;;[.C58];1)+1)+1))+1)+21;3)" office:value-type="string" office:string-value="101" calcext:value-type="string">
            <text:p>101</text:p>
          </table:table-cell>
          <table:table-cell table:style-name="ce6" table:formula="of:=LEFT(RIGHT([.C58];9);4)" office:value-type="string" office:string-value="2133" calcext:value-type="string">
            <text:p>2133</text:p>
          </table:table-cell>
          <table:table-cell table:formula="of:=LEFT(RIGHT([.C58];17);3)" office:value-type="string" office:string-value="102" calcext:value-type="string">
            <text:p>102</text:p>
          </table:table-cell>
          <table:table-cell/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VALUE(MID([.C59];FIND(&quot;_&quot;;[.C59];1)+2;FIND(&quot;_&quot;;[.C59];FIND(&quot;_&quot;;[.C59];1)+1)-FIND(&quot;_&quot;;[.C59];1)-2))" office:value-type="float" office:value="103" calcext:value-type="float">
            <text:p>103</text:p>
          </table:table-cell>
          <table:table-cell office:value-type="string" calcext:value-type="string">
            <text:p>mergedfinal_a103_5421_5444_br171121_1429_100Br_103bgrun2137.root</text:p>
          </table:table-cell>
          <table:table-cell table:number-columns-repeated="8"/>
          <table:table-cell table:style-name="ce6" table:formula="of:=[.A59]" office:value-type="float" office:value="103" calcext:value-type="float">
            <text:p>103</text:p>
          </table:table-cell>
          <table:table-cell table:style-name="ce8" table:formula="of:=MID([.C59];FIND(&quot;_&quot;;[.C59];FIND(&quot;_&quot;;[.C59];1)+1)+1;FIND(&quot;_&quot;;[.C59];(FIND(&quot;_&quot;;[.C59];FIND(&quot;_&quot;;[.C59];1)+1)+1))-FIND(&quot;_&quot;;[.C59];FIND(&quot;_&quot;;[.C59];1)+1)-1)" office:value-type="string" office:string-value="5421" calcext:value-type="string">
            <text:p>5421</text:p>
          </table:table-cell>
          <table:table-cell table:style-name="ce6" table:formula="of:=MID([.C59];FIND(&quot;_&quot;;[.C59];(FIND(&quot;_&quot;;[.C59];FIND(&quot;_&quot;;[.C59];1)+1)+1))+1;FIND(&quot;_&quot;;[.C59];FIND(&quot;_&quot;;[.C59];(FIND(&quot;_&quot;;[.C59];FIND(&quot;_&quot;;[.C59];1)+1)+1))+1)-FIND(&quot;_&quot;;[.C59];(FIND(&quot;_&quot;;[.C59];FIND(&quot;_&quot;;[.C59];1)+1)+1))-1)" office:value-type="string" office:string-value="5444" calcext:value-type="string">
            <text:p>5444</text:p>
          </table:table-cell>
          <table:table-cell table:style-name="ce6" table:formula="of:=MID([.C59];FIND(&quot;_&quot;;[.C59];FIND(&quot;_&quot;;[.C59];(FIND(&quot;_&quot;;[.C59];FIND(&quot;_&quot;;[.C59];1)+1)+1))+1)+21;3)" office:value-type="string" office:string-value="103" calcext:value-type="string">
            <text:p>103</text:p>
          </table:table-cell>
          <table:table-cell table:style-name="ce6" table:formula="of:=LEFT(RIGHT([.C59];9);4)" office:value-type="string" office:string-value="2137" calcext:value-type="string">
            <text:p>2137</text:p>
          </table:table-cell>
          <table:table-cell table:formula="of:=LEFT(RIGHT([.C59];17);3)" office:value-type="string" office:string-value="103" calcext:value-type="string">
            <text:p>103</text:p>
          </table:table-cell>
          <table:table-cell/>
          <table:table-cell table:number-columns-repeated="2" office:value-type="string" calcext:value-type="string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ALUE(MID([.C60];FIND(&quot;_&quot;;[.C60];1)+2;FIND(&quot;_&quot;;[.C60];FIND(&quot;_&quot;;[.C60];1)+1)-FIND(&quot;_&quot;;[.C60];1)-2))" office:value-type="float" office:value="104" calcext:value-type="float">
            <text:p>104</text:p>
          </table:table-cell>
          <table:table-cell office:value-type="string" calcext:value-type="string">
            <text:p>mergedfinal_a104_5445_5487_br171121_1539_100Br_104_171121_1539_100Br_105bgrun2139.root</text:p>
          </table:table-cell>
          <table:table-cell table:number-columns-repeated="8"/>
          <table:table-cell table:style-name="ce6" table:formula="of:=[.A60]" office:value-type="float" office:value="104" calcext:value-type="float">
            <text:p>104</text:p>
          </table:table-cell>
          <table:table-cell table:style-name="ce8" table:formula="of:=MID([.C60];FIND(&quot;_&quot;;[.C60];FIND(&quot;_&quot;;[.C60];1)+1)+1;FIND(&quot;_&quot;;[.C60];(FIND(&quot;_&quot;;[.C60];FIND(&quot;_&quot;;[.C60];1)+1)+1))-FIND(&quot;_&quot;;[.C60];FIND(&quot;_&quot;;[.C60];1)+1)-1)" office:value-type="string" office:string-value="5445" calcext:value-type="string">
            <text:p>5445</text:p>
          </table:table-cell>
          <table:table-cell table:style-name="ce6" table:formula="of:=MID([.C60];FIND(&quot;_&quot;;[.C60];(FIND(&quot;_&quot;;[.C60];FIND(&quot;_&quot;;[.C60];1)+1)+1))+1;FIND(&quot;_&quot;;[.C60];FIND(&quot;_&quot;;[.C60];(FIND(&quot;_&quot;;[.C60];FIND(&quot;_&quot;;[.C60];1)+1)+1))+1)-FIND(&quot;_&quot;;[.C60];(FIND(&quot;_&quot;;[.C60];FIND(&quot;_&quot;;[.C60];1)+1)+1))-1)" office:value-type="string" office:string-value="5487" calcext:value-type="string">
            <text:p>5487</text:p>
          </table:table-cell>
          <table:table-cell table:style-name="ce6" table:formula="of:=MID([.C60];FIND(&quot;_&quot;;[.C60];FIND(&quot;_&quot;;[.C60];(FIND(&quot;_&quot;;[.C60];FIND(&quot;_&quot;;[.C60];1)+1)+1))+1)+21;3)" office:value-type="string" office:string-value="104" calcext:value-type="string">
            <text:p>104</text:p>
          </table:table-cell>
          <table:table-cell table:style-name="ce6" table:formula="of:=LEFT(RIGHT([.C60];9);4)" office:value-type="string" office:string-value="2139" calcext:value-type="string">
            <text:p>2139</text:p>
          </table:table-cell>
          <table:table-cell table:formula="of:=LEFT(RIGHT([.C60];17);3)" office:value-type="string" office:string-value="105" calcext:value-type="string">
            <text:p>105</text:p>
          </table:table-cell>
          <table:table-cell/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ALUE(MID([.C61];FIND(&quot;_&quot;;[.C61];1)+2;FIND(&quot;_&quot;;[.C61];FIND(&quot;_&quot;;[.C61];1)+1)-FIND(&quot;_&quot;;[.C61];1)-2))" office:value-type="float" office:value="106" calcext:value-type="float">
            <text:p>106</text:p>
          </table:table-cell>
          <table:table-cell office:value-type="string" calcext:value-type="string">
            <text:p>mergedfinal_a106_5488_5529_br171121_1745_100Br_106_171121_1745_100Br_107bgrun2140.root</text:p>
          </table:table-cell>
          <table:table-cell table:number-columns-repeated="8"/>
          <table:table-cell table:formula="of:=[.A61]" office:value-type="float" office:value="106" calcext:value-type="float">
            <text:p>106</text:p>
          </table:table-cell>
          <table:table-cell table:style-name="ce3" table:formula="of:=MID([.C61];FIND(&quot;_&quot;;[.C61];FIND(&quot;_&quot;;[.C61];1)+1)+1;FIND(&quot;_&quot;;[.C61];(FIND(&quot;_&quot;;[.C61];FIND(&quot;_&quot;;[.C61];1)+1)+1))-FIND(&quot;_&quot;;[.C61];FIND(&quot;_&quot;;[.C61];1)+1)-1)" office:value-type="string" office:string-value="5488" calcext:value-type="string">
            <text:p>5488</text:p>
          </table:table-cell>
          <table:table-cell table:formula="of:=MID([.C61];FIND(&quot;_&quot;;[.C61];(FIND(&quot;_&quot;;[.C61];FIND(&quot;_&quot;;[.C61];1)+1)+1))+1;FIND(&quot;_&quot;;[.C61];FIND(&quot;_&quot;;[.C61];(FIND(&quot;_&quot;;[.C61];FIND(&quot;_&quot;;[.C61];1)+1)+1))+1)-FIND(&quot;_&quot;;[.C61];(FIND(&quot;_&quot;;[.C61];FIND(&quot;_&quot;;[.C61];1)+1)+1))-1)" office:value-type="string" office:string-value="5529" calcext:value-type="string">
            <text:p>5529</text:p>
          </table:table-cell>
          <table:table-cell table:formula="of:=MID([.C61];FIND(&quot;_&quot;;[.C61];FIND(&quot;_&quot;;[.C61];(FIND(&quot;_&quot;;[.C61];FIND(&quot;_&quot;;[.C61];1)+1)+1))+1)+21;3)" office:value-type="string" office:string-value="106" calcext:value-type="string">
            <text:p>106</text:p>
          </table:table-cell>
          <table:table-cell table:formula="of:=LEFT(RIGHT([.C61];9);4)" office:value-type="string" office:string-value="2140" calcext:value-type="string">
            <text:p>2140</text:p>
          </table:table-cell>
          <table:table-cell table:formula="of:=LEFT(RIGHT([.C61];17);3)" office:value-type="string" office:string-value="107" calcext:value-type="string">
            <text:p>107</text:p>
          </table:table-cell>
          <table:table-cell/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ALUE(MID([.C62];FIND(&quot;_&quot;;[.C62];1)+2;FIND(&quot;_&quot;;[.C62];FIND(&quot;_&quot;;[.C62];1)+1)-FIND(&quot;_&quot;;[.C62];1)-2))" office:value-type="float" office:value="108" calcext:value-type="float">
            <text:p>108</text:p>
          </table:table-cell>
          <table:table-cell office:value-type="string" calcext:value-type="string">
            <text:p>mergedfinal_a108_5530_5551_br171121_1951_100Br_108_171121_1951_100Br_109bgrun2141.root</text:p>
          </table:table-cell>
          <table:table-cell table:number-columns-repeated="8"/>
          <table:table-cell table:formula="of:=[.A62]" office:value-type="float" office:value="108" calcext:value-type="float">
            <text:p>108</text:p>
          </table:table-cell>
          <table:table-cell table:style-name="ce3" table:formula="of:=MID([.C62];FIND(&quot;_&quot;;[.C62];FIND(&quot;_&quot;;[.C62];1)+1)+1;FIND(&quot;_&quot;;[.C62];(FIND(&quot;_&quot;;[.C62];FIND(&quot;_&quot;;[.C62];1)+1)+1))-FIND(&quot;_&quot;;[.C62];FIND(&quot;_&quot;;[.C62];1)+1)-1)" office:value-type="string" office:string-value="5530" calcext:value-type="string">
            <text:p>5530</text:p>
          </table:table-cell>
          <table:table-cell table:formula="of:=MID([.C62];FIND(&quot;_&quot;;[.C62];(FIND(&quot;_&quot;;[.C62];FIND(&quot;_&quot;;[.C62];1)+1)+1))+1;FIND(&quot;_&quot;;[.C62];FIND(&quot;_&quot;;[.C62];(FIND(&quot;_&quot;;[.C62];FIND(&quot;_&quot;;[.C62];1)+1)+1))+1)-FIND(&quot;_&quot;;[.C62];(FIND(&quot;_&quot;;[.C62];FIND(&quot;_&quot;;[.C62];1)+1)+1))-1)" office:value-type="string" office:string-value="5551" calcext:value-type="string">
            <text:p>5551</text:p>
          </table:table-cell>
          <table:table-cell table:formula="of:=MID([.C62];FIND(&quot;_&quot;;[.C62];FIND(&quot;_&quot;;[.C62];(FIND(&quot;_&quot;;[.C62];FIND(&quot;_&quot;;[.C62];1)+1)+1))+1)+21;3)" office:value-type="string" office:string-value="108" calcext:value-type="string">
            <text:p>108</text:p>
          </table:table-cell>
          <table:table-cell table:formula="of:=LEFT(RIGHT([.C62];9);4)" office:value-type="string" office:string-value="2141" calcext:value-type="string">
            <text:p>2141</text:p>
          </table:table-cell>
          <table:table-cell table:formula="of:=LEFT(RIGHT([.C62];17);3)" office:value-type="string" office:string-value="109" calcext:value-type="string">
            <text:p>109</text:p>
          </table:table-cell>
          <table:table-cell/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ALUE(MID([.C63];FIND(&quot;_&quot;;[.C63];1)+2;FIND(&quot;_&quot;;[.C63];FIND(&quot;_&quot;;[.C63];1)+1)-FIND(&quot;_&quot;;[.C63];1)-2))" office:value-type="float" office:value="110" calcext:value-type="float">
            <text:p>110</text:p>
          </table:table-cell>
          <table:table-cell office:value-type="string" calcext:value-type="string">
            <text:p>mergedfinal_a110_5552_5594_br171121_2053_100Br_110_171121_2053_100Br_111_171121_2053_100Br_112bgrun2142.root</text:p>
          </table:table-cell>
          <table:table-cell table:number-columns-repeated="8"/>
          <table:table-cell table:formula="of:=[.A63]" office:value-type="float" office:value="110" calcext:value-type="float">
            <text:p>110</text:p>
          </table:table-cell>
          <table:table-cell table:style-name="ce3" table:formula="of:=MID([.C63];FIND(&quot;_&quot;;[.C63];FIND(&quot;_&quot;;[.C63];1)+1)+1;FIND(&quot;_&quot;;[.C63];(FIND(&quot;_&quot;;[.C63];FIND(&quot;_&quot;;[.C63];1)+1)+1))-FIND(&quot;_&quot;;[.C63];FIND(&quot;_&quot;;[.C63];1)+1)-1)" office:value-type="string" office:string-value="5552" calcext:value-type="string">
            <text:p>5552</text:p>
          </table:table-cell>
          <table:table-cell table:formula="of:=MID([.C63];FIND(&quot;_&quot;;[.C63];(FIND(&quot;_&quot;;[.C63];FIND(&quot;_&quot;;[.C63];1)+1)+1))+1;FIND(&quot;_&quot;;[.C63];FIND(&quot;_&quot;;[.C63];(FIND(&quot;_&quot;;[.C63];FIND(&quot;_&quot;;[.C63];1)+1)+1))+1)-FIND(&quot;_&quot;;[.C63];(FIND(&quot;_&quot;;[.C63];FIND(&quot;_&quot;;[.C63];1)+1)+1))-1)" office:value-type="string" office:string-value="5594" calcext:value-type="string">
            <text:p>5594</text:p>
          </table:table-cell>
          <table:table-cell table:formula="of:=MID([.C63];FIND(&quot;_&quot;;[.C63];FIND(&quot;_&quot;;[.C63];(FIND(&quot;_&quot;;[.C63];FIND(&quot;_&quot;;[.C63];1)+1)+1))+1)+21;3)" office:value-type="string" office:string-value="110" calcext:value-type="string">
            <text:p>110</text:p>
          </table:table-cell>
          <table:table-cell table:formula="of:=LEFT(RIGHT([.C63];9);4)" office:value-type="string" office:string-value="2142" calcext:value-type="string">
            <text:p>2142</text:p>
          </table:table-cell>
          <table:table-cell table:formula="of:=LEFT(RIGHT([.C63];17);3)" office:value-type="string" office:string-value="112" calcext:value-type="string">
            <text:p>112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ALUE(MID([.C64];FIND(&quot;_&quot;;[.C64];1)+2;FIND(&quot;_&quot;;[.C64];FIND(&quot;_&quot;;[.C64];1)+1)-FIND(&quot;_&quot;;[.C64];1)-2))" office:value-type="float" office:value="113" calcext:value-type="float">
            <text:p>113</text:p>
          </table:table-cell>
          <table:table-cell office:value-type="string" calcext:value-type="string">
            <text:p>mergedfinal_a113_5595_5639_br171121_2300_100Br_113_171121_2300_100Br_114_171121_2300_100Br_115bgrun2143.root</text:p>
          </table:table-cell>
          <table:table-cell table:number-columns-repeated="8"/>
          <table:table-cell table:formula="of:=[.A64]" office:value-type="float" office:value="113" calcext:value-type="float">
            <text:p>113</text:p>
          </table:table-cell>
          <table:table-cell table:style-name="ce3" table:formula="of:=MID([.C64];FIND(&quot;_&quot;;[.C64];FIND(&quot;_&quot;;[.C64];1)+1)+1;FIND(&quot;_&quot;;[.C64];(FIND(&quot;_&quot;;[.C64];FIND(&quot;_&quot;;[.C64];1)+1)+1))-FIND(&quot;_&quot;;[.C64];FIND(&quot;_&quot;;[.C64];1)+1)-1)" office:value-type="string" office:string-value="5595" calcext:value-type="string">
            <text:p>5595</text:p>
          </table:table-cell>
          <table:table-cell table:formula="of:=MID([.C64];FIND(&quot;_&quot;;[.C64];(FIND(&quot;_&quot;;[.C64];FIND(&quot;_&quot;;[.C64];1)+1)+1))+1;FIND(&quot;_&quot;;[.C64];FIND(&quot;_&quot;;[.C64];(FIND(&quot;_&quot;;[.C64];FIND(&quot;_&quot;;[.C64];1)+1)+1))+1)-FIND(&quot;_&quot;;[.C64];(FIND(&quot;_&quot;;[.C64];FIND(&quot;_&quot;;[.C64];1)+1)+1))-1)" office:value-type="string" office:string-value="5639" calcext:value-type="string">
            <text:p>5639</text:p>
          </table:table-cell>
          <table:table-cell table:formula="of:=MID([.C64];FIND(&quot;_&quot;;[.C64];FIND(&quot;_&quot;;[.C64];(FIND(&quot;_&quot;;[.C64];FIND(&quot;_&quot;;[.C64];1)+1)+1))+1)+21;3)" office:value-type="string" office:string-value="113" calcext:value-type="string">
            <text:p>113</text:p>
          </table:table-cell>
          <table:table-cell table:formula="of:=LEFT(RIGHT([.C64];9);4)" office:value-type="string" office:string-value="2143" calcext:value-type="string">
            <text:p>2143</text:p>
          </table:table-cell>
          <table:table-cell table:formula="of:=LEFT(RIGHT([.C64];17);3)" office:value-type="string" office:string-value="115" calcext:value-type="string">
            <text:p>115</text:p>
          </table:table-cell>
          <table:table-cell/>
          <table:table-cell office:value-type="string" calcext:value-type="string">
            <text:p>113</text:p>
          </table:table-cell>
          <table:table-cell office:value-type="string" calcext:value-type="string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ALUE(MID([.C65];FIND(&quot;_&quot;;[.C65];1)+2;FIND(&quot;_&quot;;[.C65];FIND(&quot;_&quot;;[.C65];1)+1)-FIND(&quot;_&quot;;[.C65];1)-2))" office:value-type="float" office:value="116" calcext:value-type="float">
            <text:p>116</text:p>
          </table:table-cell>
          <table:table-cell office:value-type="string" calcext:value-type="string">
            <text:p>mergedfinal_a116_5640_5679_br171122_0108_100Br_116_171122_0108_100Br_117bgrun2144.root</text:p>
          </table:table-cell>
          <table:table-cell table:number-columns-repeated="8"/>
          <table:table-cell table:formula="of:=[.A65]" office:value-type="float" office:value="116" calcext:value-type="float">
            <text:p>116</text:p>
          </table:table-cell>
          <table:table-cell table:style-name="ce3" table:formula="of:=MID([.C65];FIND(&quot;_&quot;;[.C65];FIND(&quot;_&quot;;[.C65];1)+1)+1;FIND(&quot;_&quot;;[.C65];(FIND(&quot;_&quot;;[.C65];FIND(&quot;_&quot;;[.C65];1)+1)+1))-FIND(&quot;_&quot;;[.C65];FIND(&quot;_&quot;;[.C65];1)+1)-1)" office:value-type="string" office:string-value="5640" calcext:value-type="string">
            <text:p>5640</text:p>
          </table:table-cell>
          <table:table-cell table:formula="of:=MID([.C65];FIND(&quot;_&quot;;[.C65];(FIND(&quot;_&quot;;[.C65];FIND(&quot;_&quot;;[.C65];1)+1)+1))+1;FIND(&quot;_&quot;;[.C65];FIND(&quot;_&quot;;[.C65];(FIND(&quot;_&quot;;[.C65];FIND(&quot;_&quot;;[.C65];1)+1)+1))+1)-FIND(&quot;_&quot;;[.C65];(FIND(&quot;_&quot;;[.C65];FIND(&quot;_&quot;;[.C65];1)+1)+1))-1)" office:value-type="string" office:string-value="5679" calcext:value-type="string">
            <text:p>5679</text:p>
          </table:table-cell>
          <table:table-cell table:formula="of:=MID([.C65];FIND(&quot;_&quot;;[.C65];FIND(&quot;_&quot;;[.C65];(FIND(&quot;_&quot;;[.C65];FIND(&quot;_&quot;;[.C65];1)+1)+1))+1)+21;3)" office:value-type="string" office:string-value="116" calcext:value-type="string">
            <text:p>116</text:p>
          </table:table-cell>
          <table:table-cell table:formula="of:=LEFT(RIGHT([.C65];9);4)" office:value-type="string" office:string-value="2144" calcext:value-type="string">
            <text:p>2144</text:p>
          </table:table-cell>
          <table:table-cell table:formula="of:=LEFT(RIGHT([.C65];17);3)" office:value-type="string" office:string-value="117" calcext:value-type="string">
            <text:p>117</text:p>
          </table:table-cell>
          <table:table-cell/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ALUE(MID([.C66];FIND(&quot;_&quot;;[.C66];1)+2;FIND(&quot;_&quot;;[.C66];FIND(&quot;_&quot;;[.C66];1)+1)-FIND(&quot;_&quot;;[.C66];1)-2))" office:value-type="float" office:value="118" calcext:value-type="float">
            <text:p>118</text:p>
          </table:table-cell>
          <table:table-cell office:value-type="string" calcext:value-type="string">
            <text:p>mergedfinal_a118_5680_5718_br171122_0306_100Br_118_171122_0306_100Br_119bgrun2145.root</text:p>
          </table:table-cell>
          <table:table-cell table:number-columns-repeated="8"/>
          <table:table-cell table:formula="of:=[.A66]" office:value-type="float" office:value="118" calcext:value-type="float">
            <text:p>118</text:p>
          </table:table-cell>
          <table:table-cell table:style-name="ce3" table:formula="of:=MID([.C66];FIND(&quot;_&quot;;[.C66];FIND(&quot;_&quot;;[.C66];1)+1)+1;FIND(&quot;_&quot;;[.C66];(FIND(&quot;_&quot;;[.C66];FIND(&quot;_&quot;;[.C66];1)+1)+1))-FIND(&quot;_&quot;;[.C66];FIND(&quot;_&quot;;[.C66];1)+1)-1)" office:value-type="string" office:string-value="5680" calcext:value-type="string">
            <text:p>5680</text:p>
          </table:table-cell>
          <table:table-cell table:formula="of:=MID([.C66];FIND(&quot;_&quot;;[.C66];(FIND(&quot;_&quot;;[.C66];FIND(&quot;_&quot;;[.C66];1)+1)+1))+1;FIND(&quot;_&quot;;[.C66];FIND(&quot;_&quot;;[.C66];(FIND(&quot;_&quot;;[.C66];FIND(&quot;_&quot;;[.C66];1)+1)+1))+1)-FIND(&quot;_&quot;;[.C66];(FIND(&quot;_&quot;;[.C66];FIND(&quot;_&quot;;[.C66];1)+1)+1))-1)" office:value-type="string" office:string-value="5718" calcext:value-type="string">
            <text:p>5718</text:p>
          </table:table-cell>
          <table:table-cell table:formula="of:=MID([.C66];FIND(&quot;_&quot;;[.C66];FIND(&quot;_&quot;;[.C66];(FIND(&quot;_&quot;;[.C66];FIND(&quot;_&quot;;[.C66];1)+1)+1))+1)+21;3)" office:value-type="string" office:string-value="118" calcext:value-type="string">
            <text:p>118</text:p>
          </table:table-cell>
          <table:table-cell table:formula="of:=LEFT(RIGHT([.C66];9);4)" office:value-type="string" office:string-value="2145" calcext:value-type="string">
            <text:p>2145</text:p>
          </table:table-cell>
          <table:table-cell table:formula="of:=LEFT(RIGHT([.C66];17);3)" office:value-type="string" office:string-value="119" calcext:value-type="string">
            <text:p>119</text:p>
          </table:table-cell>
          <table:table-cell/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ALUE(MID([.C67];FIND(&quot;_&quot;;[.C67];1)+2;FIND(&quot;_&quot;;[.C67];FIND(&quot;_&quot;;[.C67];1)+1)-FIND(&quot;_&quot;;[.C67];1)-2))" office:value-type="float" office:value="120" calcext:value-type="float">
            <text:p>120</text:p>
          </table:table-cell>
          <table:table-cell office:value-type="string" calcext:value-type="string">
            <text:p>mergedfinal_a120_5719_5754_br171122_0501_100Br_120_171122_0501_100Br_121bgrun2146.root</text:p>
          </table:table-cell>
          <table:table-cell table:number-columns-repeated="8"/>
          <table:table-cell table:formula="of:=[.A67]" office:value-type="float" office:value="120" calcext:value-type="float">
            <text:p>120</text:p>
          </table:table-cell>
          <table:table-cell table:style-name="ce3" table:formula="of:=MID([.C67];FIND(&quot;_&quot;;[.C67];FIND(&quot;_&quot;;[.C67];1)+1)+1;FIND(&quot;_&quot;;[.C67];(FIND(&quot;_&quot;;[.C67];FIND(&quot;_&quot;;[.C67];1)+1)+1))-FIND(&quot;_&quot;;[.C67];FIND(&quot;_&quot;;[.C67];1)+1)-1)" office:value-type="string" office:string-value="5719" calcext:value-type="string">
            <text:p>5719</text:p>
          </table:table-cell>
          <table:table-cell table:formula="of:=MID([.C67];FIND(&quot;_&quot;;[.C67];(FIND(&quot;_&quot;;[.C67];FIND(&quot;_&quot;;[.C67];1)+1)+1))+1;FIND(&quot;_&quot;;[.C67];FIND(&quot;_&quot;;[.C67];(FIND(&quot;_&quot;;[.C67];FIND(&quot;_&quot;;[.C67];1)+1)+1))+1)-FIND(&quot;_&quot;;[.C67];(FIND(&quot;_&quot;;[.C67];FIND(&quot;_&quot;;[.C67];1)+1)+1))-1)" office:value-type="string" office:string-value="5754" calcext:value-type="string">
            <text:p>5754</text:p>
          </table:table-cell>
          <table:table-cell table:formula="of:=MID([.C67];FIND(&quot;_&quot;;[.C67];FIND(&quot;_&quot;;[.C67];(FIND(&quot;_&quot;;[.C67];FIND(&quot;_&quot;;[.C67];1)+1)+1))+1)+21;3)" office:value-type="string" office:string-value="120" calcext:value-type="string">
            <text:p>120</text:p>
          </table:table-cell>
          <table:table-cell table:formula="of:=LEFT(RIGHT([.C67];9);4)" office:value-type="string" office:string-value="2146" calcext:value-type="string">
            <text:p>2146</text:p>
          </table:table-cell>
          <table:table-cell table:formula="of:=LEFT(RIGHT([.C67];17);3)" office:value-type="string" office:string-value="121" calcext:value-type="string">
            <text:p>121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table:formula="of:=VALUE(MID([.C68];FIND(&quot;_&quot;;[.C68];1)+2;FIND(&quot;_&quot;;[.C68];FIND(&quot;_&quot;;[.C68];1)+1)-FIND(&quot;_&quot;;[.C68];1)-2))" office:value-type="float" office:value="122" calcext:value-type="float">
            <text:p>122</text:p>
          </table:table-cell>
          <table:table-cell table:style-name="ce2" office:value-type="string" calcext:value-type="string">
            <text:p>mergedfinal_a122_5755_5790_br171122_707_100Br_122_171122_707_100Br_123bgrun2147.root</text:p>
          </table:table-cell>
          <table:table-cell table:style-name="ce5"/>
          <table:table-cell table:style-name="ce2" table:number-columns-repeated="7"/>
          <table:table-cell table:style-name="ce2" table:formula="of:=[.A68]" office:value-type="float" office:value="122" calcext:value-type="float">
            <text:p>122</text:p>
          </table:table-cell>
          <table:table-cell table:style-name="ce5" table:formula="of:=MID([.C68];FIND(&quot;_&quot;;[.C68];FIND(&quot;_&quot;;[.C68];1)+1)+1;FIND(&quot;_&quot;;[.C68];(FIND(&quot;_&quot;;[.C68];FIND(&quot;_&quot;;[.C68];1)+1)+1))-FIND(&quot;_&quot;;[.C68];FIND(&quot;_&quot;;[.C68];1)+1)-1)" office:value-type="string" office:string-value="5755" calcext:value-type="string">
            <text:p>5755</text:p>
          </table:table-cell>
          <table:table-cell table:style-name="ce2" table:formula="of:=MID([.C68];FIND(&quot;_&quot;;[.C68];(FIND(&quot;_&quot;;[.C68];FIND(&quot;_&quot;;[.C68];1)+1)+1))+1;FIND(&quot;_&quot;;[.C68];FIND(&quot;_&quot;;[.C68];(FIND(&quot;_&quot;;[.C68];FIND(&quot;_&quot;;[.C68];1)+1)+1))+1)-FIND(&quot;_&quot;;[.C68];(FIND(&quot;_&quot;;[.C68];FIND(&quot;_&quot;;[.C68];1)+1)+1))-1)" office:value-type="string" office:string-value="5790" calcext:value-type="string">
            <text:p>5790</text:p>
          </table:table-cell>
          <table:table-cell table:style-name="ce2" table:formula="of:=MID([.C68];FIND(&quot;_&quot;;[.C68];FIND(&quot;_&quot;;[.C68];(FIND(&quot;_&quot;;[.C68];FIND(&quot;_&quot;;[.C68];1)+1)+1))+1)+20;3)" office:value-type="string" office:string-value="122" calcext:value-type="string">
            <text:p>122</text:p>
          </table:table-cell>
          <table:table-cell table:style-name="ce2" table:formula="of:=LEFT(RIGHT([.C68];9);4)" office:value-type="string" office:string-value="2147" calcext:value-type="string">
            <text:p>2147</text:p>
          </table:table-cell>
          <table:table-cell table:formula="of:=LEFT(RIGHT([.C68];17);3)" office:value-type="string" office:string-value="123" calcext:value-type="string">
            <text:p>123</text:p>
          </table:table-cell>
          <table:table-cell/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table:formula="of:=VALUE(MID([.C69];FIND(&quot;_&quot;;[.C69];1)+2;FIND(&quot;_&quot;;[.C69];FIND(&quot;_&quot;;[.C69];1)+1)-FIND(&quot;_&quot;;[.C69];1)-2))" office:value-type="float" office:value="124" calcext:value-type="float">
            <text:p>124</text:p>
          </table:table-cell>
          <table:table-cell table:style-name="ce2" office:value-type="string" calcext:value-type="string">
            <text:p>mergedfinal_a124_5791_5828_br171122_1104_100Br_126_171122_1104_100Br_127bgrun2149.root</text:p>
          </table:table-cell>
          <table:table-cell table:style-name="ce5"/>
          <table:table-cell table:style-name="ce2" table:number-columns-repeated="7"/>
          <table:table-cell table:style-name="ce2" table:formula="of:=[.A69]" office:value-type="float" office:value="124" calcext:value-type="float">
            <text:p>124</text:p>
          </table:table-cell>
          <table:table-cell table:style-name="ce5" table:formula="of:=MID([.C69];FIND(&quot;_&quot;;[.C69];FIND(&quot;_&quot;;[.C69];1)+1)+1;FIND(&quot;_&quot;;[.C69];(FIND(&quot;_&quot;;[.C69];FIND(&quot;_&quot;;[.C69];1)+1)+1))-FIND(&quot;_&quot;;[.C69];FIND(&quot;_&quot;;[.C69];1)+1)-1)" office:value-type="string" office:string-value="5791" calcext:value-type="string">
            <text:p>5791</text:p>
          </table:table-cell>
          <table:table-cell table:style-name="ce2" table:formula="of:=MID([.C69];FIND(&quot;_&quot;;[.C69];(FIND(&quot;_&quot;;[.C69];FIND(&quot;_&quot;;[.C69];1)+1)+1))+1;FIND(&quot;_&quot;;[.C69];FIND(&quot;_&quot;;[.C69];(FIND(&quot;_&quot;;[.C69];FIND(&quot;_&quot;;[.C69];1)+1)+1))+1)-FIND(&quot;_&quot;;[.C69];(FIND(&quot;_&quot;;[.C69];FIND(&quot;_&quot;;[.C69];1)+1)+1))-1)" office:value-type="string" office:string-value="5828" calcext:value-type="string">
            <text:p>5828</text:p>
          </table:table-cell>
          <table:table-cell table:style-name="ce2" table:formula="of:=MID([.C69];FIND(&quot;_&quot;;[.C69];FIND(&quot;_&quot;;[.C69];(FIND(&quot;_&quot;;[.C69];FIND(&quot;_&quot;;[.C69];1)+1)+1))+1)+21;3)" office:value-type="string" office:string-value="126" calcext:value-type="string">
            <text:p>126</text:p>
          </table:table-cell>
          <table:table-cell table:style-name="ce2" table:formula="of:=LEFT(RIGHT([.C69];9);4)" office:value-type="string" office:string-value="2149" calcext:value-type="string">
            <text:p>2149</text:p>
          </table:table-cell>
          <table:table-cell table:formula="of:=LEFT(RIGHT([.C69];17);3)" office:value-type="string" office:string-value="127" calcext:value-type="string">
            <text:p>127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table:formula="of:=VALUE(MID([.C70];FIND(&quot;_&quot;;[.C70];1)+2;FIND(&quot;_&quot;;[.C70];FIND(&quot;_&quot;;[.C70];1)+1)-FIND(&quot;_&quot;;[.C70];1)-2))" office:value-type="float" office:value="126" calcext:value-type="float">
            <text:p>126</text:p>
          </table:table-cell>
          <table:table-cell table:style-name="ce2" office:value-type="string" calcext:value-type="string">
            <text:p>mergedfinal_a126_5829_5867_br171122_1104_100Br_126_171122_1104_100Br_127bgrun2149.root</text:p>
          </table:table-cell>
          <table:table-cell table:style-name="ce5"/>
          <table:table-cell table:style-name="ce2" table:number-columns-repeated="7"/>
          <table:table-cell table:style-name="ce2" table:formula="of:=[.A70]" office:value-type="float" office:value="126" calcext:value-type="float">
            <text:p>126</text:p>
          </table:table-cell>
          <table:table-cell table:style-name="ce5" table:formula="of:=MID([.C70];FIND(&quot;_&quot;;[.C70];FIND(&quot;_&quot;;[.C70];1)+1)+1;FIND(&quot;_&quot;;[.C70];(FIND(&quot;_&quot;;[.C70];FIND(&quot;_&quot;;[.C70];1)+1)+1))-FIND(&quot;_&quot;;[.C70];FIND(&quot;_&quot;;[.C70];1)+1)-1)" office:value-type="string" office:string-value="5829" calcext:value-type="string">
            <text:p>5829</text:p>
          </table:table-cell>
          <table:table-cell table:style-name="ce2" table:formula="of:=MID([.C70];FIND(&quot;_&quot;;[.C70];(FIND(&quot;_&quot;;[.C70];FIND(&quot;_&quot;;[.C70];1)+1)+1))+1;FIND(&quot;_&quot;;[.C70];FIND(&quot;_&quot;;[.C70];(FIND(&quot;_&quot;;[.C70];FIND(&quot;_&quot;;[.C70];1)+1)+1))+1)-FIND(&quot;_&quot;;[.C70];(FIND(&quot;_&quot;;[.C70];FIND(&quot;_&quot;;[.C70];1)+1)+1))-1)" office:value-type="string" office:string-value="5867" calcext:value-type="string">
            <text:p>5867</text:p>
          </table:table-cell>
          <table:table-cell table:style-name="ce2" table:formula="of:=MID([.C70];FIND(&quot;_&quot;;[.C70];FIND(&quot;_&quot;;[.C70];(FIND(&quot;_&quot;;[.C70];FIND(&quot;_&quot;;[.C70];1)+1)+1))+1)+21;3)" office:value-type="string" office:string-value="126" calcext:value-type="string">
            <text:p>126</text:p>
          </table:table-cell>
          <table:table-cell table:style-name="ce2" table:formula="of:=LEFT(RIGHT([.C70];9);4)" office:value-type="string" office:string-value="2149" calcext:value-type="string">
            <text:p>2149</text:p>
          </table:table-cell>
          <table:table-cell table:formula="of:=LEFT(RIGHT([.C70];17);3)" office:value-type="string" office:string-value="127" calcext:value-type="string">
            <text:p>127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table:formula="of:=VALUE(MID([.C71];FIND(&quot;_&quot;;[.C71];1)+2;FIND(&quot;_&quot;;[.C71];FIND(&quot;_&quot;;[.C71];1)+1)-FIND(&quot;_&quot;;[.C71];1)-2))" office:value-type="float" office:value="128" calcext:value-type="float">
            <text:p>128</text:p>
          </table:table-cell>
          <table:table-cell table:style-name="ce2" office:value-type="string" calcext:value-type="string">
            <text:p>mergedfinal_a128_5868_5911_br171122_1303_100Br_128_171122_1303_100Br_129bgrun2140.root</text:p>
          </table:table-cell>
          <table:table-cell table:style-name="ce5"/>
          <table:table-cell table:style-name="ce2" table:number-columns-repeated="7"/>
          <table:table-cell table:style-name="ce2" table:formula="of:=[.A71]" office:value-type="float" office:value="128" calcext:value-type="float">
            <text:p>128</text:p>
          </table:table-cell>
          <table:table-cell table:style-name="ce5" table:formula="of:=MID([.C71];FIND(&quot;_&quot;;[.C71];FIND(&quot;_&quot;;[.C71];1)+1)+1;FIND(&quot;_&quot;;[.C71];(FIND(&quot;_&quot;;[.C71];FIND(&quot;_&quot;;[.C71];1)+1)+1))-FIND(&quot;_&quot;;[.C71];FIND(&quot;_&quot;;[.C71];1)+1)-1)" office:value-type="string" office:string-value="5868" calcext:value-type="string">
            <text:p>5868</text:p>
          </table:table-cell>
          <table:table-cell table:style-name="ce2" table:formula="of:=MID([.C71];FIND(&quot;_&quot;;[.C71];(FIND(&quot;_&quot;;[.C71];FIND(&quot;_&quot;;[.C71];1)+1)+1))+1;FIND(&quot;_&quot;;[.C71];FIND(&quot;_&quot;;[.C71];(FIND(&quot;_&quot;;[.C71];FIND(&quot;_&quot;;[.C71];1)+1)+1))+1)-FIND(&quot;_&quot;;[.C71];(FIND(&quot;_&quot;;[.C71];FIND(&quot;_&quot;;[.C71];1)+1)+1))-1)" office:value-type="string" office:string-value="5911" calcext:value-type="string">
            <text:p>5911</text:p>
          </table:table-cell>
          <table:table-cell table:style-name="ce2" table:formula="of:=MID([.C71];FIND(&quot;_&quot;;[.C71];FIND(&quot;_&quot;;[.C71];(FIND(&quot;_&quot;;[.C71];FIND(&quot;_&quot;;[.C71];1)+1)+1))+1)+21;3)" office:value-type="string" office:string-value="128" calcext:value-type="string">
            <text:p>128</text:p>
          </table:table-cell>
          <table:table-cell table:style-name="ce2" table:formula="of:=LEFT(RIGHT([.C71];9);4)" office:value-type="string" office:string-value="2140" calcext:value-type="string">
            <text:p>2140</text:p>
          </table:table-cell>
          <table:table-cell table:formula="of:=LEFT(RIGHT([.C71];17);3)" office:value-type="string" office:string-value="129" calcext:value-type="string">
            <text:p>129</text:p>
          </table:table-cell>
          <table:table-cell/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ALUE(MID([.C72];FIND(&quot;_&quot;;[.C72];1)+2;FIND(&quot;_&quot;;[.C72];FIND(&quot;_&quot;;[.C72];1)+1)-FIND(&quot;_&quot;;[.C72];1)-2))" office:value-type="float" office:value="130" calcext:value-type="float">
            <text:p>130</text:p>
          </table:table-cell>
          <table:table-cell office:value-type="string" calcext:value-type="string">
            <text:p>mergedfinal_a130_5912_5951_br171122_1312_100Br_130_171122_1312_100Br_131bgrun2151.root</text:p>
          </table:table-cell>
          <table:table-cell table:number-columns-repeated="8"/>
          <table:table-cell table:formula="of:=[.A72]" office:value-type="float" office:value="130" calcext:value-type="float">
            <text:p>130</text:p>
          </table:table-cell>
          <table:table-cell table:style-name="ce3" table:formula="of:=MID([.C72];FIND(&quot;_&quot;;[.C72];FIND(&quot;_&quot;;[.C72];1)+1)+1;FIND(&quot;_&quot;;[.C72];(FIND(&quot;_&quot;;[.C72];FIND(&quot;_&quot;;[.C72];1)+1)+1))-FIND(&quot;_&quot;;[.C72];FIND(&quot;_&quot;;[.C72];1)+1)-1)" office:value-type="string" office:string-value="5912" calcext:value-type="string">
            <text:p>5912</text:p>
          </table:table-cell>
          <table:table-cell table:formula="of:=MID([.C72];FIND(&quot;_&quot;;[.C72];(FIND(&quot;_&quot;;[.C72];FIND(&quot;_&quot;;[.C72];1)+1)+1))+1;FIND(&quot;_&quot;;[.C72];FIND(&quot;_&quot;;[.C72];(FIND(&quot;_&quot;;[.C72];FIND(&quot;_&quot;;[.C72];1)+1)+1))+1)-FIND(&quot;_&quot;;[.C72];(FIND(&quot;_&quot;;[.C72];FIND(&quot;_&quot;;[.C72];1)+1)+1))-1)" office:value-type="string" office:string-value="5951" calcext:value-type="string">
            <text:p>5951</text:p>
          </table:table-cell>
          <table:table-cell table:formula="of:=MID([.C72];FIND(&quot;_&quot;;[.C72];FIND(&quot;_&quot;;[.C72];(FIND(&quot;_&quot;;[.C72];FIND(&quot;_&quot;;[.C72];1)+1)+1))+1)+21;3)" office:value-type="string" office:string-value="130" calcext:value-type="string">
            <text:p>130</text:p>
          </table:table-cell>
          <table:table-cell table:formula="of:=LEFT(RIGHT([.C72];9);4)" office:value-type="string" office:string-value="2151" calcext:value-type="string">
            <text:p>2151</text:p>
          </table:table-cell>
          <table:table-cell table:formula="of:=LEFT(RIGHT([.C72];17);3)" office:value-type="string" office:string-value="131" calcext:value-type="string">
            <text:p>131</text:p>
          </table:table-cell>
          <table:table-cell/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VALUE(MID([.C73];FIND(&quot;_&quot;;[.C73];1)+2;FIND(&quot;_&quot;;[.C73];FIND(&quot;_&quot;;[.C73];1)+1)-FIND(&quot;_&quot;;[.C73];1)-2))" office:value-type="float" office:value="132" calcext:value-type="float">
            <text:p>132</text:p>
          </table:table-cell>
          <table:table-cell office:value-type="string" calcext:value-type="string">
            <text:p>mergedfinal_a132_5951_5968_br171122_1712_100Br_132bgrun2152.root</text:p>
          </table:table-cell>
          <table:table-cell table:number-columns-repeated="8"/>
          <table:table-cell table:style-name="ce6" table:formula="of:=[.A73]" office:value-type="float" office:value="132" calcext:value-type="float">
            <text:p>132</text:p>
          </table:table-cell>
          <table:table-cell table:style-name="ce8" table:formula="of:=MID([.C73];FIND(&quot;_&quot;;[.C73];FIND(&quot;_&quot;;[.C73];1)+1)+1;FIND(&quot;_&quot;;[.C73];(FIND(&quot;_&quot;;[.C73];FIND(&quot;_&quot;;[.C73];1)+1)+1))-FIND(&quot;_&quot;;[.C73];FIND(&quot;_&quot;;[.C73];1)+1)-1)" office:value-type="string" office:string-value="5951" calcext:value-type="string">
            <text:p>5951</text:p>
          </table:table-cell>
          <table:table-cell table:style-name="ce6" table:formula="of:=MID([.C73];FIND(&quot;_&quot;;[.C73];(FIND(&quot;_&quot;;[.C73];FIND(&quot;_&quot;;[.C73];1)+1)+1))+1;FIND(&quot;_&quot;;[.C73];FIND(&quot;_&quot;;[.C73];(FIND(&quot;_&quot;;[.C73];FIND(&quot;_&quot;;[.C73];1)+1)+1))+1)-FIND(&quot;_&quot;;[.C73];(FIND(&quot;_&quot;;[.C73];FIND(&quot;_&quot;;[.C73];1)+1)+1))-1)" office:value-type="string" office:string-value="5968" calcext:value-type="string">
            <text:p>5968</text:p>
          </table:table-cell>
          <table:table-cell table:style-name="ce6" table:formula="of:=MID([.C73];FIND(&quot;_&quot;;[.C73];FIND(&quot;_&quot;;[.C73];(FIND(&quot;_&quot;;[.C73];FIND(&quot;_&quot;;[.C73];1)+1)+1))+1)+21;3)" office:value-type="string" office:string-value="132" calcext:value-type="string">
            <text:p>132</text:p>
          </table:table-cell>
          <table:table-cell table:style-name="ce6" table:formula="of:=LEFT(RIGHT([.C73];9);4)" office:value-type="string" office:string-value="2152" calcext:value-type="string">
            <text:p>2152</text:p>
          </table:table-cell>
          <table:table-cell table:formula="of:=LEFT(RIGHT([.C73];17);3)" office:value-type="string" office:string-value="132" calcext:value-type="string">
            <text:p>132</text:p>
          </table:table-cell>
          <table:table-cell/>
          <table:table-cell table:number-columns-repeated="2" office:value-type="string" calcext:value-type="string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ALUE(MID([.C74];FIND(&quot;_&quot;;[.C74];1)+2;FIND(&quot;_&quot;;[.C74];FIND(&quot;_&quot;;[.C74];1)+1)-FIND(&quot;_&quot;;[.C74];1)-2))" office:value-type="float" office:value="134" calcext:value-type="float">
            <text:p>134</text:p>
          </table:table-cell>
          <table:table-cell office:value-type="string" calcext:value-type="string">
            <text:p>mergedfinal_a134_5970_5974_br171122_1830_100Br_134bgrun2154.root</text:p>
          </table:table-cell>
          <table:table-cell table:number-columns-repeated="8"/>
          <table:table-cell table:style-name="ce6" table:formula="of:=[.A74]" office:value-type="float" office:value="134" calcext:value-type="float">
            <text:p>134</text:p>
          </table:table-cell>
          <table:table-cell table:style-name="ce8" table:formula="of:=MID([.C74];FIND(&quot;_&quot;;[.C74];FIND(&quot;_&quot;;[.C74];1)+1)+1;FIND(&quot;_&quot;;[.C74];(FIND(&quot;_&quot;;[.C74];FIND(&quot;_&quot;;[.C74];1)+1)+1))-FIND(&quot;_&quot;;[.C74];FIND(&quot;_&quot;;[.C74];1)+1)-1)" office:value-type="string" office:string-value="5970" calcext:value-type="string">
            <text:p>5970</text:p>
          </table:table-cell>
          <table:table-cell table:style-name="ce6" table:formula="of:=MID([.C74];FIND(&quot;_&quot;;[.C74];(FIND(&quot;_&quot;;[.C74];FIND(&quot;_&quot;;[.C74];1)+1)+1))+1;FIND(&quot;_&quot;;[.C74];FIND(&quot;_&quot;;[.C74];(FIND(&quot;_&quot;;[.C74];FIND(&quot;_&quot;;[.C74];1)+1)+1))+1)-FIND(&quot;_&quot;;[.C74];(FIND(&quot;_&quot;;[.C74];FIND(&quot;_&quot;;[.C74];1)+1)+1))-1)" office:value-type="string" office:string-value="5974" calcext:value-type="string">
            <text:p>5974</text:p>
          </table:table-cell>
          <table:table-cell table:style-name="ce6" table:formula="of:=MID([.C74];FIND(&quot;_&quot;;[.C74];FIND(&quot;_&quot;;[.C74];(FIND(&quot;_&quot;;[.C74];FIND(&quot;_&quot;;[.C74];1)+1)+1))+1)+21;3)" office:value-type="string" office:string-value="134" calcext:value-type="string">
            <text:p>134</text:p>
          </table:table-cell>
          <table:table-cell table:style-name="ce6" table:formula="of:=LEFT(RIGHT([.C74];9);4)" office:value-type="string" office:string-value="2154" calcext:value-type="string">
            <text:p>2154</text:p>
          </table:table-cell>
          <table:table-cell table:formula="of:=LEFT(RIGHT([.C74];17);3)" office:value-type="string" office:string-value="134" calcext:value-type="string">
            <text:p>134</text:p>
          </table:table-cell>
          <table:table-cell/>
          <table:table-cell table:number-columns-repeated="2" office:value-type="string" calcext:value-type="string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ALUE(MID([.C75];FIND(&quot;_&quot;;[.C75];1)+2;FIND(&quot;_&quot;;[.C75];FIND(&quot;_&quot;;[.C75];1)+1)-FIND(&quot;_&quot;;[.C75];1)-2))" office:value-type="float" office:value="135" calcext:value-type="float">
            <text:p>135</text:p>
          </table:table-cell>
          <table:table-cell office:value-type="string" calcext:value-type="string">
            <text:p>mergedfinal_a135_5975_6011_br171122_1913_100Br_135_171122_1913_100Br_136bgrun2155.root</text:p>
          </table:table-cell>
          <table:table-cell table:number-columns-repeated="8"/>
          <table:table-cell table:formula="of:=[.A75]" office:value-type="float" office:value="135" calcext:value-type="float">
            <text:p>135</text:p>
          </table:table-cell>
          <table:table-cell table:style-name="ce3" table:formula="of:=MID([.C75];FIND(&quot;_&quot;;[.C75];FIND(&quot;_&quot;;[.C75];1)+1)+1;FIND(&quot;_&quot;;[.C75];(FIND(&quot;_&quot;;[.C75];FIND(&quot;_&quot;;[.C75];1)+1)+1))-FIND(&quot;_&quot;;[.C75];FIND(&quot;_&quot;;[.C75];1)+1)-1)" office:value-type="string" office:string-value="5975" calcext:value-type="string">
            <text:p>5975</text:p>
          </table:table-cell>
          <table:table-cell table:formula="of:=MID([.C75];FIND(&quot;_&quot;;[.C75];(FIND(&quot;_&quot;;[.C75];FIND(&quot;_&quot;;[.C75];1)+1)+1))+1;FIND(&quot;_&quot;;[.C75];FIND(&quot;_&quot;;[.C75];(FIND(&quot;_&quot;;[.C75];FIND(&quot;_&quot;;[.C75];1)+1)+1))+1)-FIND(&quot;_&quot;;[.C75];(FIND(&quot;_&quot;;[.C75];FIND(&quot;_&quot;;[.C75];1)+1)+1))-1)" office:value-type="string" office:string-value="6011" calcext:value-type="string">
            <text:p>6011</text:p>
          </table:table-cell>
          <table:table-cell table:formula="of:=MID([.C75];FIND(&quot;_&quot;;[.C75];FIND(&quot;_&quot;;[.C75];(FIND(&quot;_&quot;;[.C75];FIND(&quot;_&quot;;[.C75];1)+1)+1))+1)+21;3)" office:value-type="string" office:string-value="135" calcext:value-type="string">
            <text:p>135</text:p>
          </table:table-cell>
          <table:table-cell table:formula="of:=LEFT(RIGHT([.C75];9);4)" office:value-type="string" office:string-value="2155" calcext:value-type="string">
            <text:p>2155</text:p>
          </table:table-cell>
          <table:table-cell table:formula="of:=LEFT(RIGHT([.C75];17);3)" office:value-type="string" office:string-value="136" calcext:value-type="string">
            <text:p>136</text:p>
          </table:table-cell>
          <table:table-cell/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ALUE(MID([.C76];FIND(&quot;_&quot;;[.C76];1)+2;FIND(&quot;_&quot;;[.C76];FIND(&quot;_&quot;;[.C76];1)+1)-FIND(&quot;_&quot;;[.C76];1)-2))" office:value-type="float" office:value="137" calcext:value-type="float">
            <text:p>137</text:p>
          </table:table-cell>
          <table:table-cell office:value-type="string" calcext:value-type="string">
            <text:p>mergedfinal_a137_6012_6053_br171122_2102_100Br_137_171122_2102_100Br_138bgrun2156.root</text:p>
          </table:table-cell>
          <table:table-cell table:number-columns-repeated="8"/>
          <table:table-cell table:formula="of:=[.A76]" office:value-type="float" office:value="137" calcext:value-type="float">
            <text:p>137</text:p>
          </table:table-cell>
          <table:table-cell table:style-name="ce3" table:formula="of:=MID([.C76];FIND(&quot;_&quot;;[.C76];FIND(&quot;_&quot;;[.C76];1)+1)+1;FIND(&quot;_&quot;;[.C76];(FIND(&quot;_&quot;;[.C76];FIND(&quot;_&quot;;[.C76];1)+1)+1))-FIND(&quot;_&quot;;[.C76];FIND(&quot;_&quot;;[.C76];1)+1)-1)" office:value-type="string" office:string-value="6012" calcext:value-type="string">
            <text:p>6012</text:p>
          </table:table-cell>
          <table:table-cell table:formula="of:=MID([.C76];FIND(&quot;_&quot;;[.C76];(FIND(&quot;_&quot;;[.C76];FIND(&quot;_&quot;;[.C76];1)+1)+1))+1;FIND(&quot;_&quot;;[.C76];FIND(&quot;_&quot;;[.C76];(FIND(&quot;_&quot;;[.C76];FIND(&quot;_&quot;;[.C76];1)+1)+1))+1)-FIND(&quot;_&quot;;[.C76];(FIND(&quot;_&quot;;[.C76];FIND(&quot;_&quot;;[.C76];1)+1)+1))-1)" office:value-type="string" office:string-value="6053" calcext:value-type="string">
            <text:p>6053</text:p>
          </table:table-cell>
          <table:table-cell table:formula="of:=MID([.C76];FIND(&quot;_&quot;;[.C76];FIND(&quot;_&quot;;[.C76];(FIND(&quot;_&quot;;[.C76];FIND(&quot;_&quot;;[.C76];1)+1)+1))+1)+21;3)" office:value-type="string" office:string-value="137" calcext:value-type="string">
            <text:p>137</text:p>
          </table:table-cell>
          <table:table-cell table:formula="of:=LEFT(RIGHT([.C76];9);4)" office:value-type="string" office:string-value="2156" calcext:value-type="string">
            <text:p>2156</text:p>
          </table:table-cell>
          <table:table-cell table:formula="of:=LEFT(RIGHT([.C76];17);3)" office:value-type="string" office:string-value="138" calcext:value-type="string">
            <text:p>138</text:p>
          </table:table-cell>
          <table:table-cell/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ALUE(MID([.C77];FIND(&quot;_&quot;;[.C77];1)+2;FIND(&quot;_&quot;;[.C77];FIND(&quot;_&quot;;[.C77];1)+1)-FIND(&quot;_&quot;;[.C77];1)-2))" office:value-type="float" office:value="139" calcext:value-type="float">
            <text:p>139</text:p>
          </table:table-cell>
          <table:table-cell office:value-type="string" calcext:value-type="string">
            <text:p>mergedfinal_a139_6054_6087_br171122_2310_100Br_139_171122_2310_100Br_140bgrun2157.root</text:p>
          </table:table-cell>
          <table:table-cell table:number-columns-repeated="8"/>
          <table:table-cell table:formula="of:=[.A77]" office:value-type="float" office:value="139" calcext:value-type="float">
            <text:p>139</text:p>
          </table:table-cell>
          <table:table-cell table:style-name="ce3" table:formula="of:=MID([.C77];FIND(&quot;_&quot;;[.C77];FIND(&quot;_&quot;;[.C77];1)+1)+1;FIND(&quot;_&quot;;[.C77];(FIND(&quot;_&quot;;[.C77];FIND(&quot;_&quot;;[.C77];1)+1)+1))-FIND(&quot;_&quot;;[.C77];FIND(&quot;_&quot;;[.C77];1)+1)-1)" office:value-type="string" office:string-value="6054" calcext:value-type="string">
            <text:p>6054</text:p>
          </table:table-cell>
          <table:table-cell table:formula="of:=MID([.C77];FIND(&quot;_&quot;;[.C77];(FIND(&quot;_&quot;;[.C77];FIND(&quot;_&quot;;[.C77];1)+1)+1))+1;FIND(&quot;_&quot;;[.C77];FIND(&quot;_&quot;;[.C77];(FIND(&quot;_&quot;;[.C77];FIND(&quot;_&quot;;[.C77];1)+1)+1))+1)-FIND(&quot;_&quot;;[.C77];(FIND(&quot;_&quot;;[.C77];FIND(&quot;_&quot;;[.C77];1)+1)+1))-1)" office:value-type="string" office:string-value="6087" calcext:value-type="string">
            <text:p>6087</text:p>
          </table:table-cell>
          <table:table-cell table:formula="of:=MID([.C77];FIND(&quot;_&quot;;[.C77];FIND(&quot;_&quot;;[.C77];(FIND(&quot;_&quot;;[.C77];FIND(&quot;_&quot;;[.C77];1)+1)+1))+1)+21;3)" office:value-type="string" office:string-value="139" calcext:value-type="string">
            <text:p>139</text:p>
          </table:table-cell>
          <table:table-cell table:formula="of:=LEFT(RIGHT([.C77];9);4)" office:value-type="string" office:string-value="2157" calcext:value-type="string">
            <text:p>2157</text:p>
          </table:table-cell>
          <table:table-cell table:formula="of:=LEFT(RIGHT([.C77];17);3)" office:value-type="string" office:string-value="140" calcext:value-type="string">
            <text:p>140</text:p>
          </table:table-cell>
          <table:table-cell/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ALUE(MID([.C78];FIND(&quot;_&quot;;[.C78];1)+2;FIND(&quot;_&quot;;[.C78];FIND(&quot;_&quot;;[.C78];1)+1)-FIND(&quot;_&quot;;[.C78];1)-2))" office:value-type="float" office:value="141" calcext:value-type="float">
            <text:p>141</text:p>
          </table:table-cell>
          <table:table-cell office:value-type="string" calcext:value-type="string">
            <text:p>mergedfinal_a141_6088_6126_br171123_0053_100Br_141_171123_0053_100Br_142bgrun2158.root</text:p>
          </table:table-cell>
          <table:table-cell table:number-columns-repeated="8"/>
          <table:table-cell table:formula="of:=[.A78]" office:value-type="float" office:value="141" calcext:value-type="float">
            <text:p>141</text:p>
          </table:table-cell>
          <table:table-cell table:style-name="ce3" table:formula="of:=MID([.C78];FIND(&quot;_&quot;;[.C78];FIND(&quot;_&quot;;[.C78];1)+1)+1;FIND(&quot;_&quot;;[.C78];(FIND(&quot;_&quot;;[.C78];FIND(&quot;_&quot;;[.C78];1)+1)+1))-FIND(&quot;_&quot;;[.C78];FIND(&quot;_&quot;;[.C78];1)+1)-1)" office:value-type="string" office:string-value="6088" calcext:value-type="string">
            <text:p>6088</text:p>
          </table:table-cell>
          <table:table-cell table:formula="of:=MID([.C78];FIND(&quot;_&quot;;[.C78];(FIND(&quot;_&quot;;[.C78];FIND(&quot;_&quot;;[.C78];1)+1)+1))+1;FIND(&quot;_&quot;;[.C78];FIND(&quot;_&quot;;[.C78];(FIND(&quot;_&quot;;[.C78];FIND(&quot;_&quot;;[.C78];1)+1)+1))+1)-FIND(&quot;_&quot;;[.C78];(FIND(&quot;_&quot;;[.C78];FIND(&quot;_&quot;;[.C78];1)+1)+1))-1)" office:value-type="string" office:string-value="6126" calcext:value-type="string">
            <text:p>6126</text:p>
          </table:table-cell>
          <table:table-cell table:formula="of:=MID([.C78];FIND(&quot;_&quot;;[.C78];FIND(&quot;_&quot;;[.C78];(FIND(&quot;_&quot;;[.C78];FIND(&quot;_&quot;;[.C78];1)+1)+1))+1)+21;3)" office:value-type="string" office:string-value="141" calcext:value-type="string">
            <text:p>141</text:p>
          </table:table-cell>
          <table:table-cell table:formula="of:=LEFT(RIGHT([.C78];9);4)" office:value-type="string" office:string-value="2158" calcext:value-type="string">
            <text:p>2158</text:p>
          </table:table-cell>
          <table:table-cell table:formula="of:=LEFT(RIGHT([.C78];17);3)" office:value-type="string" office:string-value="142" calcext:value-type="string">
            <text:p>142</text:p>
          </table:table-cell>
          <table:table-cell/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ALUE(MID([.C79];FIND(&quot;_&quot;;[.C79];1)+2;FIND(&quot;_&quot;;[.C79];FIND(&quot;_&quot;;[.C79];1)+1)-FIND(&quot;_&quot;;[.C79];1)-2))" office:value-type="float" office:value="143" calcext:value-type="float">
            <text:p>143</text:p>
          </table:table-cell>
          <table:table-cell office:value-type="string" calcext:value-type="string">
            <text:p>mergedfinal_a143_6127_6172_br171123_0252_100Br_143_171123_0252_100Br_144bgrun2159.root</text:p>
          </table:table-cell>
          <table:table-cell table:number-columns-repeated="8"/>
          <table:table-cell table:formula="of:=[.A79]" office:value-type="float" office:value="143" calcext:value-type="float">
            <text:p>143</text:p>
          </table:table-cell>
          <table:table-cell table:style-name="ce3" table:formula="of:=MID([.C79];FIND(&quot;_&quot;;[.C79];FIND(&quot;_&quot;;[.C79];1)+1)+1;FIND(&quot;_&quot;;[.C79];(FIND(&quot;_&quot;;[.C79];FIND(&quot;_&quot;;[.C79];1)+1)+1))-FIND(&quot;_&quot;;[.C79];FIND(&quot;_&quot;;[.C79];1)+1)-1)" office:value-type="string" office:string-value="6127" calcext:value-type="string">
            <text:p>6127</text:p>
          </table:table-cell>
          <table:table-cell table:formula="of:=MID([.C79];FIND(&quot;_&quot;;[.C79];(FIND(&quot;_&quot;;[.C79];FIND(&quot;_&quot;;[.C79];1)+1)+1))+1;FIND(&quot;_&quot;;[.C79];FIND(&quot;_&quot;;[.C79];(FIND(&quot;_&quot;;[.C79];FIND(&quot;_&quot;;[.C79];1)+1)+1))+1)-FIND(&quot;_&quot;;[.C79];(FIND(&quot;_&quot;;[.C79];FIND(&quot;_&quot;;[.C79];1)+1)+1))-1)" office:value-type="string" office:string-value="6172" calcext:value-type="string">
            <text:p>6172</text:p>
          </table:table-cell>
          <table:table-cell table:formula="of:=MID([.C79];FIND(&quot;_&quot;;[.C79];FIND(&quot;_&quot;;[.C79];(FIND(&quot;_&quot;;[.C79];FIND(&quot;_&quot;;[.C79];1)+1)+1))+1)+21;3)" office:value-type="string" office:string-value="143" calcext:value-type="string">
            <text:p>143</text:p>
          </table:table-cell>
          <table:table-cell table:formula="of:=LEFT(RIGHT([.C79];9);4)" office:value-type="string" office:string-value="2159" calcext:value-type="string">
            <text:p>2159</text:p>
          </table:table-cell>
          <table:table-cell table:formula="of:=LEFT(RIGHT([.C79];17);3)" office:value-type="string" office:string-value="144" calcext:value-type="string">
            <text:p>144</text:p>
          </table:table-cell>
          <table:table-cell/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ALUE(MID([.C80];FIND(&quot;_&quot;;[.C80];1)+2;FIND(&quot;_&quot;;[.C80];FIND(&quot;_&quot;;[.C80];1)+1)-FIND(&quot;_&quot;;[.C80];1)-2))" office:value-type="float" office:value="145" calcext:value-type="float">
            <text:p>145</text:p>
          </table:table-cell>
          <table:table-cell office:value-type="string" calcext:value-type="string">
            <text:p>mergedfinal_a145_6173_6206_br171123_0516_100Br_145_171123_0516_100Br_146bgrun2160.root</text:p>
          </table:table-cell>
          <table:table-cell table:number-columns-repeated="8"/>
          <table:table-cell table:formula="of:=[.A80]" office:value-type="float" office:value="145" calcext:value-type="float">
            <text:p>145</text:p>
          </table:table-cell>
          <table:table-cell table:style-name="ce3" table:formula="of:=MID([.C80];FIND(&quot;_&quot;;[.C80];FIND(&quot;_&quot;;[.C80];1)+1)+1;FIND(&quot;_&quot;;[.C80];(FIND(&quot;_&quot;;[.C80];FIND(&quot;_&quot;;[.C80];1)+1)+1))-FIND(&quot;_&quot;;[.C80];FIND(&quot;_&quot;;[.C80];1)+1)-1)" office:value-type="string" office:string-value="6173" calcext:value-type="string">
            <text:p>6173</text:p>
          </table:table-cell>
          <table:table-cell table:formula="of:=MID([.C80];FIND(&quot;_&quot;;[.C80];(FIND(&quot;_&quot;;[.C80];FIND(&quot;_&quot;;[.C80];1)+1)+1))+1;FIND(&quot;_&quot;;[.C80];FIND(&quot;_&quot;;[.C80];(FIND(&quot;_&quot;;[.C80];FIND(&quot;_&quot;;[.C80];1)+1)+1))+1)-FIND(&quot;_&quot;;[.C80];(FIND(&quot;_&quot;;[.C80];FIND(&quot;_&quot;;[.C80];1)+1)+1))-1)" office:value-type="string" office:string-value="6206" calcext:value-type="string">
            <text:p>6206</text:p>
          </table:table-cell>
          <table:table-cell table:formula="of:=MID([.C80];FIND(&quot;_&quot;;[.C80];FIND(&quot;_&quot;;[.C80];(FIND(&quot;_&quot;;[.C80];FIND(&quot;_&quot;;[.C80];1)+1)+1))+1)+21;3)" office:value-type="string" office:string-value="145" calcext:value-type="string">
            <text:p>145</text:p>
          </table:table-cell>
          <table:table-cell table:formula="of:=LEFT(RIGHT([.C80];9);4)" office:value-type="string" office:string-value="2160" calcext:value-type="string">
            <text:p>2160</text:p>
          </table:table-cell>
          <table:table-cell table:formula="of:=LEFT(RIGHT([.C80];17);3)" office:value-type="string" office:string-value="146" calcext:value-type="string">
            <text:p>146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ALUE(MID([.C81];FIND(&quot;_&quot;;[.C81];1)+2;FIND(&quot;_&quot;;[.C81];FIND(&quot;_&quot;;[.C81];1)+1)-FIND(&quot;_&quot;;[.C81];1)-2))" office:value-type="float" office:value="147" calcext:value-type="float">
            <text:p>147</text:p>
          </table:table-cell>
          <table:table-cell office:value-type="string" calcext:value-type="string">
            <text:p>mergedfinal_a147_6207_6241_br171123_0713_100Br_147_171123_0713_100Br_148bgrun2161.root</text:p>
          </table:table-cell>
          <table:table-cell table:number-columns-repeated="8"/>
          <table:table-cell table:formula="of:=[.A81]" office:value-type="float" office:value="147" calcext:value-type="float">
            <text:p>147</text:p>
          </table:table-cell>
          <table:table-cell table:style-name="ce3" table:formula="of:=MID([.C81];FIND(&quot;_&quot;;[.C81];FIND(&quot;_&quot;;[.C81];1)+1)+1;FIND(&quot;_&quot;;[.C81];(FIND(&quot;_&quot;;[.C81];FIND(&quot;_&quot;;[.C81];1)+1)+1))-FIND(&quot;_&quot;;[.C81];FIND(&quot;_&quot;;[.C81];1)+1)-1)" office:value-type="string" office:string-value="6207" calcext:value-type="string">
            <text:p>6207</text:p>
          </table:table-cell>
          <table:table-cell table:formula="of:=MID([.C81];FIND(&quot;_&quot;;[.C81];(FIND(&quot;_&quot;;[.C81];FIND(&quot;_&quot;;[.C81];1)+1)+1))+1;FIND(&quot;_&quot;;[.C81];FIND(&quot;_&quot;;[.C81];(FIND(&quot;_&quot;;[.C81];FIND(&quot;_&quot;;[.C81];1)+1)+1))+1)-FIND(&quot;_&quot;;[.C81];(FIND(&quot;_&quot;;[.C81];FIND(&quot;_&quot;;[.C81];1)+1)+1))-1)" office:value-type="string" office:string-value="6241" calcext:value-type="string">
            <text:p>6241</text:p>
          </table:table-cell>
          <table:table-cell table:formula="of:=MID([.C81];FIND(&quot;_&quot;;[.C81];FIND(&quot;_&quot;;[.C81];(FIND(&quot;_&quot;;[.C81];FIND(&quot;_&quot;;[.C81];1)+1)+1))+1)+21;3)" office:value-type="string" office:string-value="147" calcext:value-type="string">
            <text:p>147</text:p>
          </table:table-cell>
          <table:table-cell table:formula="of:=LEFT(RIGHT([.C81];9);4)" office:value-type="string" office:string-value="2161" calcext:value-type="string">
            <text:p>2161</text:p>
          </table:table-cell>
          <table:table-cell table:formula="of:=LEFT(RIGHT([.C81];17);3)" office:value-type="string" office:string-value="148" calcext:value-type="string">
            <text:p>148</text:p>
          </table:table-cell>
          <table:table-cell/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</table:table-row>
        <table:table-row table:style-name="ro1" table:number-rows-repeated="8">
          <table:table-cell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" table:number-rows-repeated="73">
          <table:table-cell table:number-columns-repeated="20"/>
        </table:table-row>
        <table:table-row table:style-name="ro1" table:number-rows-repeated="1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</table:table>
      <table:table table:name="final_run_summary" table:style-name="ta1"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14" office:value-type="string" calcext:value-type="string">
            <text:p>Nothing to do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13" office:value-type="string" calcext:value-type="string">
            <text:p>Make new sort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Setting</text:p>
          </table:table-cell>
          <table:table-cell office:value-type="string" calcext:value-type="string">
            <text:p>Wasabi Run</text:p>
          </table:table-cell>
          <table:table-cell table:style-name="Default" office:value-type="string" calcext:value-type="string">
            <text:p>Wasabi Subrun Low</text:p>
          </table:table-cell>
          <table:table-cell office:value-type="string" calcext:value-type="string">
            <text:p>Wasabi Subrun High</text:p>
          </table:table-cell>
          <table:table-cell office:value-type="string" calcext:value-type="string">
            <text:p>BRIKEN Run begin</text:p>
          </table:table-cell>
          <table:table-cell office:value-type="string" calcext:value-type="string">
            <text:p>BRIKEN Run end</text:p>
          </table:table-cell>
          <table:table-cell office:value-type="string" calcext:value-type="string">
            <text:p>BigRIPS run</text:p>
          </table:table-cell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Number of Wasabi Sub Runs</text:p>
          </table:table-cell>
        </table:table-row>
        <table:table-row table:style-name="ro1">
          <table:table-cell/>
          <table:table-cell office:value-type="string" calcext:value-type="string">
            <text:p>115Nb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4013" calcext:value-type="float">
            <text:p>4013</text:p>
          </table:table-cell>
          <table:table-cell table:style-name="ce12" office:value-type="float" office:value="4015" calcext:value-type="float">
            <text:p>401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045" calcext:value-type="float">
            <text:p>2045</text:p>
          </table:table-cell>
          <table:table-cell table:number-columns-repeated="2"/>
          <table:table-cell table:formula="of:=[.E5]-[.D5]+1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5]" office:value-type="string" office:string-value="115Nb" calcext:value-type="string">
            <text:p>115Nb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016" calcext:value-type="float">
            <text:p>4016</text:p>
          </table:table-cell>
          <table:table-cell table:style-name="ce13" office:value-type="float" office:value="4031" calcext:value-type="float">
            <text:p>403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046" calcext:value-type="float">
            <text:p>2046</text:p>
          </table:table-cell>
          <table:table-cell table:style-name="ce17" office:value-type="string" calcext:value-type="string">
            <text:p>Not merged</text:p>
          </table:table-cell>
          <table:table-cell/>
          <table:table-cell table:formula="of:=[.E6]-[.D6]+1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B6]" office:value-type="string" office:string-value="115Nb" calcext:value-type="string">
            <text:p>115Nb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4032" calcext:value-type="float">
            <text:p>4032</text:p>
          </table:table-cell>
          <table:table-cell table:style-name="ce12" office:value-type="float" office:value="4035" calcext:value-type="float">
            <text:p>403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2054" calcext:value-type="float">
            <text:p>2054</text:p>
          </table:table-cell>
          <table:table-cell table:number-columns-repeated="2"/>
          <table:table-cell table:formula="of:=[.E7]-[.D7]+1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7]" office:value-type="string" office:string-value="115Nb" calcext:value-type="string">
            <text:p>115Nb</text:p>
          </table:table-cell>
          <table:table-cell office:value-type="float" office:value="3" calcext:value-type="float">
            <text:p>3</text:p>
          </table:table-cell>
          <table:table-cell office:value-type="float" office:value="4036" calcext:value-type="float">
            <text:p>4036</text:p>
          </table:table-cell>
          <table:table-cell office:value-type="float" office:value="4042" calcext:value-type="float">
            <text:p>404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55" calcext:value-type="float">
            <text:p>2055</text:p>
          </table:table-cell>
          <table:table-cell table:number-columns-repeated="2"/>
          <table:table-cell table:formula="of:=[.E8]-[.D8]+1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8]" office:value-type="string" office:string-value="115Nb" calcext:value-type="string">
            <text:p>115Nb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4042" calcext:value-type="float">
            <text:p>4042</text:p>
          </table:table-cell>
          <table:table-cell table:style-name="ce12" office:value-type="float" office:value="4047" calcext:value-type="float">
            <text:p>4047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056" calcext:value-type="float">
            <text:p>2056</text:p>
          </table:table-cell>
          <table:table-cell table:number-columns-repeated="2"/>
          <table:table-cell table:formula="of:=[.E9]-[.D9]+1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.B9]" office:value-type="string" office:string-value="115Nb" calcext:value-type="string">
            <text:p>115Nb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048" calcext:value-type="float">
            <text:p>4048</text:p>
          </table:table-cell>
          <table:table-cell table:style-name="ce14" office:value-type="float" office:value="4060" calcext:value-type="float">
            <text:p>406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2057" calcext:value-type="float">
            <text:p>2057</text:p>
          </table:table-cell>
          <table:table-cell table:style-name="ce18" office:value-type="string" calcext:value-type="string">
            <text:p>Not merged, AIDA test behind Wasabi</text:p>
          </table:table-cell>
          <table:table-cell/>
          <table:table-cell table:formula="of:=[.E10]-[.D10]+1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[.B10]" office:value-type="string" office:string-value="115Nb" calcext:value-type="string">
            <text:p>115Nb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061" calcext:value-type="float">
            <text:p>4061</text:p>
          </table:table-cell>
          <table:table-cell table:style-name="ce14" office:value-type="float" office:value="4081" calcext:value-type="float">
            <text:p>4081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2058" calcext:value-type="float">
            <text:p>2058</text:p>
          </table:table-cell>
          <table:table-cell table:style-name="ce14" office:value-type="string" calcext:value-type="string">
            <text:p>Not merged, AIDA test behind Wasabi</text:p>
          </table:table-cell>
          <table:table-cell/>
          <table:table-cell table:formula="of:=[.E11]-[.D11]+1" office:value-type="float" office:value="21" calcext:value-type="float">
            <text:p>21</text:p>
          </table:table-cell>
        </table:table-row>
        <table:table-row table:style-name="ro1">
          <table:table-cell/>
          <table:table-cell table:formula="of:=[.B11]" office:value-type="string" office:string-value="115Nb" calcext:value-type="string">
            <text:p>115Nb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float" office:value="4082" calcext:value-type="float">
            <text:p>4082</text:p>
          </table:table-cell>
          <table:table-cell table:style-name="ce12" office:value-type="float" office:value="4092" calcext:value-type="float">
            <text:p>4092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2059" calcext:value-type="float">
            <text:p>2059</text:p>
          </table:table-cell>
          <table:table-cell table:number-columns-repeated="2"/>
          <table:table-cell table:formula="of:=[.E12]-[.D12]+1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[.B12]" office:value-type="string" office:string-value="115Nb" calcext:value-type="string">
            <text:p>115Nb</text:p>
          </table:table-cell>
          <table:table-cell office:value-type="float" office:value="8" calcext:value-type="float">
            <text:p>8</text:p>
          </table:table-cell>
          <table:table-cell office:value-type="float" office:value="4094" calcext:value-type="float">
            <text:p>4094</text:p>
          </table:table-cell>
          <table:table-cell office:value-type="float" office:value="4124" calcext:value-type="float">
            <text:p>41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60" calcext:value-type="float">
            <text:p>2060</text:p>
          </table:table-cell>
          <table:table-cell table:number-columns-repeated="2"/>
          <table:table-cell table:formula="of:=[.E13]-[.D13]+1" office:value-type="float" office:value="31" calcext:value-type="float">
            <text:p>31</text:p>
          </table:table-cell>
        </table:table-row>
        <table:table-row table:style-name="ro1">
          <table:table-cell/>
          <table:table-cell table:formula="of:=[.B13]" office:value-type="string" office:string-value="115Nb" calcext:value-type="string">
            <text:p>115Nb</text:p>
          </table:table-cell>
          <table:table-cell office:value-type="float" office:value="10" calcext:value-type="float">
            <text:p>10</text:p>
          </table:table-cell>
          <table:table-cell office:value-type="float" office:value="4125" calcext:value-type="float">
            <text:p>4125</text:p>
          </table:table-cell>
          <table:table-cell office:value-type="float" office:value="4153" calcext:value-type="float">
            <text:p>415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61" calcext:value-type="float">
            <text:p>2061</text:p>
          </table:table-cell>
          <table:table-cell table:number-columns-repeated="2"/>
          <table:table-cell table:style-name="ce19" table:formula="of:=[.E14]-[.D14]+1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.B14]" office:value-type="string" office:string-value="115Nb" calcext:value-type="string">
            <text:p>115Nb</text:p>
          </table:table-cell>
          <table:table-cell office:value-type="float" office:value="12" calcext:value-type="float">
            <text:p>12</text:p>
          </table:table-cell>
          <table:table-cell office:value-type="float" office:value="4154" calcext:value-type="float">
            <text:p>4154</text:p>
          </table:table-cell>
          <table:table-cell office:value-type="float" office:value="4186" calcext:value-type="float">
            <text:p>418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62" calcext:value-type="float">
            <text:p>2062</text:p>
          </table:table-cell>
          <table:table-cell table:number-columns-repeated="2"/>
          <table:table-cell table:style-name="ce19" table:formula="of:=[.E15]-[.D15]+1" office:value-type="float" office:value="33" calcext:value-type="float">
            <text:p>33</text:p>
          </table:table-cell>
        </table:table-row>
        <table:table-row table:style-name="ro1">
          <table:table-cell/>
          <table:table-cell table:formula="of:=[.B15]" office:value-type="string" office:string-value="115Nb" calcext:value-type="string">
            <text:p>115Nb</text:p>
          </table:table-cell>
          <table:table-cell office:value-type="float" office:value="14" calcext:value-type="float">
            <text:p>14</text:p>
          </table:table-cell>
          <table:table-cell office:value-type="float" office:value="4187" calcext:value-type="float">
            <text:p>4187</text:p>
          </table:table-cell>
          <table:table-cell office:value-type="float" office:value="4219" calcext:value-type="float">
            <text:p>42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63" calcext:value-type="float">
            <text:p>2063</text:p>
          </table:table-cell>
          <table:table-cell table:number-columns-repeated="2"/>
          <table:table-cell table:style-name="ce19" table:formula="of:=[.E16]-[.D16]+1" office:value-type="float" office:value="33" calcext:value-type="float">
            <text:p>33</text:p>
          </table:table-cell>
        </table:table-row>
        <table:table-row table:style-name="ro1">
          <table:table-cell/>
          <table:table-cell table:formula="of:=[.B16]" office:value-type="string" office:string-value="115Nb" calcext:value-type="string">
            <text:p>115Nb</text:p>
          </table:table-cell>
          <table:table-cell table:style-name="ce12" office:value-type="float" office:value="16" calcext:value-type="float">
            <text:p>16</text:p>
          </table:table-cell>
          <table:table-cell table:style-name="ce16" office:value-type="float" office:value="4220" calcext:value-type="float">
            <text:p>4220</text:p>
          </table:table-cell>
          <table:table-cell table:style-name="ce12" office:value-type="float" office:value="4249" calcext:value-type="float">
            <text:p>4249</text:p>
          </table:table-cell>
          <table:table-cell table:style-name="ce1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2" office:value-type="float" office:value="2064" calcext:value-type="float">
            <text:p>2064</text:p>
          </table:table-cell>
          <table:table-cell table:number-columns-repeated="2"/>
          <table:table-cell table:formula="of:=[.E17]-[.D17]+1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17]" office:value-type="string" office:string-value="115Nb" calcext:value-type="string">
            <text:p>115Nb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250" calcext:value-type="float">
            <text:p>4250</text:p>
          </table:table-cell>
          <table:table-cell table:style-name="ce13" office:value-type="float" office:value="4251" calcext:value-type="float">
            <text:p>4251</text:p>
          </table:table-cell>
          <table:table-cell table:number-columns-repeated="2" table:style-name="ce13" office:value-type="float" office:value="18" calcext:value-type="float">
            <text:p>18</text:p>
          </table:table-cell>
          <table:table-cell table:style-name="ce13" office:value-type="float" office:value="2065" calcext:value-type="float">
            <text:p>2065</text:p>
          </table:table-cell>
          <table:table-cell table:style-name="ce13" office:value-type="string" calcext:value-type="string">
            <text:p>Not merged</text:p>
          </table:table-cell>
          <table:table-cell/>
          <table:table-cell table:formula="of:=[.E18]-[.D18]+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18]" office:value-type="string" office:string-value="115Nb" calcext:value-type="string">
            <text:p>115Nb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252" calcext:value-type="float">
            <text:p>4252</text:p>
          </table:table-cell>
          <table:table-cell table:style-name="ce13" office:value-type="float" office:value="4254" calcext:value-type="float">
            <text:p>4254</text:p>
          </table:table-cell>
          <table:table-cell table:number-columns-repeated="2" table:style-name="ce13" office:value-type="float" office:value="19" calcext:value-type="float">
            <text:p>19</text:p>
          </table:table-cell>
          <table:table-cell table:style-name="ce13" office:value-type="float" office:value="2066" calcext:value-type="float">
            <text:p>2066</text:p>
          </table:table-cell>
          <table:table-cell table:style-name="ce13" office:value-type="string" calcext:value-type="string">
            <text:p>Not merged</text:p>
          </table:table-cell>
          <table:table-cell/>
          <table:table-cell table:formula="of:=[.E19]-[.D19]+1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19]" office:value-type="string" office:string-value="115Nb" calcext:value-type="string">
            <text:p>115Nb</text:p>
          </table:table-cell>
          <table:table-cell table:style-name="ce12" office:value-type="float" office:value="20" calcext:value-type="float">
            <text:p>20</text:p>
          </table:table-cell>
          <table:table-cell table:style-name="ce16" office:value-type="float" office:value="4255" calcext:value-type="float">
            <text:p>4255</text:p>
          </table:table-cell>
          <table:table-cell table:style-name="ce12" office:value-type="float" office:value="4257" calcext:value-type="float">
            <text:p>4257</text:p>
          </table:table-cell>
          <table:table-cell table:style-name="ce1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2" office:value-type="float" office:value="2067" calcext:value-type="float">
            <text:p>2067</text:p>
          </table:table-cell>
          <table:table-cell table:number-columns-repeated="2"/>
          <table:table-cell table:formula="of:=[.E20]-[.D20]+1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20]" office:value-type="string" office:string-value="115Nb" calcext:value-type="string">
            <text:p>115Nb</text:p>
          </table:table-cell>
          <table:table-cell office:value-type="float" office:value="21" calcext:value-type="float">
            <text:p>21</text:p>
          </table:table-cell>
          <table:table-cell office:value-type="float" office:value="4257" calcext:value-type="float">
            <text:p>4257</text:p>
          </table:table-cell>
          <table:table-cell office:value-type="float" office:value="4289" calcext:value-type="float">
            <text:p>428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table:formula="of:=[.E21]-[.D21]+1" office:value-type="float" office:value="33" calcext:value-type="float">
            <text:p>33</text:p>
          </table:table-cell>
        </table:table-row>
        <table:table-row table:style-name="ro1">
          <table:table-cell/>
          <table:table-cell table:formula="of:=[.B21]" office:value-type="string" office:string-value="115Nb" calcext:value-type="string">
            <text:p>115Nb</text:p>
          </table:table-cell>
          <table:table-cell office:value-type="float" office:value="23" calcext:value-type="float">
            <text:p>23</text:p>
          </table:table-cell>
          <table:table-cell office:value-type="float" office:value="4290" calcext:value-type="float">
            <text:p>4290</text:p>
          </table:table-cell>
          <table:table-cell office:value-type="float" office:value="4324" calcext:value-type="float">
            <text:p>43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069" calcext:value-type="float">
            <text:p>2069</text:p>
          </table:table-cell>
          <table:table-cell table:number-columns-repeated="2"/>
          <table:table-cell table:formula="of:=[.E22]-[.D22]+1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22]" office:value-type="string" office:string-value="115Nb" calcext:value-type="string">
            <text:p>115Nb</text:p>
          </table:table-cell>
          <table:table-cell office:value-type="float" office:value="25" calcext:value-type="float">
            <text:p>25</text:p>
          </table:table-cell>
          <table:table-cell office:value-type="float" office:value="4325" calcext:value-type="float">
            <text:p>4325</text:p>
          </table:table-cell>
          <table:table-cell office:value-type="float" office:value="4332" calcext:value-type="float">
            <text:p>433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70" calcext:value-type="float">
            <text:p>2070</text:p>
          </table:table-cell>
          <table:table-cell table:number-columns-repeated="2"/>
          <table:table-cell table:formula="of:=[.E23]-[.D23]+1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23]" office:value-type="string" office:string-value="115Nb" calcext:value-type="string">
            <text:p>115Nb</text:p>
          </table:table-cell>
          <table:table-cell office:value-type="float" office:value="26" calcext:value-type="float">
            <text:p>26</text:p>
          </table:table-cell>
          <table:table-cell office:value-type="float" office:value="4333" calcext:value-type="float">
            <text:p>4333</text:p>
          </table:table-cell>
          <table:table-cell office:value-type="float" office:value="4345" calcext:value-type="float">
            <text:p>434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71" calcext:value-type="float">
            <text:p>2071</text:p>
          </table:table-cell>
          <table:table-cell table:number-columns-repeated="2"/>
          <table:table-cell table:formula="of:=[.E24]-[.D24]+1" office:value-type="float" office:value="13" calcext:value-type="float">
            <text:p>13</text:p>
          </table:table-cell>
        </table:table-row>
        <table:table-row table:style-name="ro1">
          <table:table-cell/>
          <table:table-cell table:formula="of:=[.B24]" office:value-type="string" office:string-value="115Nb" calcext:value-type="string">
            <text:p>115Nb</text:p>
          </table:table-cell>
          <table:table-cell office:value-type="float" office:value="27" calcext:value-type="float">
            <text:p>27</text:p>
          </table:table-cell>
          <table:table-cell office:value-type="float" office:value="4346" calcext:value-type="float">
            <text:p>4346</text:p>
          </table:table-cell>
          <table:table-cell office:value-type="float" office:value="4362" calcext:value-type="float">
            <text:p>436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72" calcext:value-type="float">
            <text:p>2072</text:p>
          </table:table-cell>
          <table:table-cell table:number-columns-repeated="2"/>
          <table:table-cell table:formula="of:=[.E25]-[.D25]+1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25]" office:value-type="string" office:string-value="115Nb" calcext:value-type="string">
            <text:p>115Nb</text:p>
          </table:table-cell>
          <table:table-cell office:value-type="float" office:value="28" calcext:value-type="float">
            <text:p>28</text:p>
          </table:table-cell>
          <table:table-cell office:value-type="float" office:value="4363" calcext:value-type="float">
            <text:p>4363</text:p>
          </table:table-cell>
          <table:table-cell office:value-type="float" office:value="4391" calcext:value-type="float">
            <text:p>439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073" calcext:value-type="float">
            <text:p>2073</text:p>
          </table:table-cell>
          <table:table-cell table:number-columns-repeated="2"/>
          <table:table-cell table:formula="of:=[.E26]-[.D26]+1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.B26]" office:value-type="string" office:string-value="115Nb" calcext:value-type="string">
            <text:p>115Nb</text:p>
          </table:table-cell>
          <table:table-cell office:value-type="float" office:value="30" calcext:value-type="float">
            <text:p>30</text:p>
          </table:table-cell>
          <table:table-cell office:value-type="float" office:value="4392" calcext:value-type="float">
            <text:p>4392</text:p>
          </table:table-cell>
          <table:table-cell office:value-type="float" office:value="4416" calcext:value-type="float">
            <text:p>44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074" calcext:value-type="float">
            <text:p>2074</text:p>
          </table:table-cell>
          <table:table-cell table:number-columns-repeated="2"/>
          <table:table-cell table:style-name="ce19" table:formula="of:=[.E27]-[.D27]+1" office:value-type="float" office:value="25" calcext:value-type="float">
            <text:p>25</text:p>
          </table:table-cell>
        </table:table-row>
        <table:table-row table:style-name="ro1">
          <table:table-cell/>
          <table:table-cell table:formula="of:=[.B27]" office:value-type="string" office:string-value="115Nb" calcext:value-type="string">
            <text:p>115Nb</text:p>
          </table:table-cell>
          <table:table-cell office:value-type="float" office:value="32" calcext:value-type="float">
            <text:p>32</text:p>
          </table:table-cell>
          <table:table-cell office:value-type="float" office:value="4417" calcext:value-type="float">
            <text:p>4417</text:p>
          </table:table-cell>
          <table:table-cell office:value-type="float" office:value="4443" calcext:value-type="float">
            <text:p>444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075" calcext:value-type="float">
            <text:p>2075</text:p>
          </table:table-cell>
          <table:table-cell table:number-columns-repeated="2"/>
          <table:table-cell table:style-name="ce19" table:formula="of:=[.E28]-[.D28]+1" office:value-type="float" office:value="27" calcext:value-type="float">
            <text:p>27</text:p>
          </table:table-cell>
        </table:table-row>
        <table:table-row table:style-name="ro1">
          <table:table-cell/>
          <table:table-cell table:formula="of:=[.B28]" office:value-type="string" office:string-value="115Nb" calcext:value-type="string">
            <text:p>115Nb</text:p>
          </table:table-cell>
          <table:table-cell office:value-type="float" office:value="34" calcext:value-type="float">
            <text:p>34</text:p>
          </table:table-cell>
          <table:table-cell office:value-type="float" office:value="4444" calcext:value-type="float">
            <text:p>4444</text:p>
          </table:table-cell>
          <table:table-cell office:value-type="float" office:value="4471" calcext:value-type="float">
            <text:p>447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076" calcext:value-type="float">
            <text:p>2076</text:p>
          </table:table-cell>
          <table:table-cell table:number-columns-repeated="2"/>
          <table:table-cell table:style-name="ce19" table:formula="of:=[.E29]-[.D29]+1" office:value-type="float" office:value="28" calcext:value-type="float">
            <text:p>28</text:p>
          </table:table-cell>
        </table:table-row>
        <table:table-row table:style-name="ro1">
          <table:table-cell/>
          <table:table-cell table:formula="of:=[.B29]" office:value-type="string" office:string-value="115Nb" calcext:value-type="string">
            <text:p>115Nb</text:p>
          </table:table-cell>
          <table:table-cell office:value-type="float" office:value="36" calcext:value-type="float">
            <text:p>36</text:p>
          </table:table-cell>
          <table:table-cell office:value-type="float" office:value="4472" calcext:value-type="float">
            <text:p>4472</text:p>
          </table:table-cell>
          <table:table-cell office:value-type="float" office:value="4503" calcext:value-type="float">
            <text:p>450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077" calcext:value-type="float">
            <text:p>2077</text:p>
          </table:table-cell>
          <table:table-cell table:number-columns-repeated="2"/>
          <table:table-cell table:formula="of:=[.E30]-[.D30]+1" office:value-type="float" office:value="32" calcext:value-type="float">
            <text:p>32</text:p>
          </table:table-cell>
        </table:table-row>
        <table:table-row table:style-name="ro1">
          <table:table-cell/>
          <table:table-cell table:formula="of:=[.B30]" office:value-type="string" office:string-value="115Nb" calcext:value-type="string">
            <text:p>115Nb</text:p>
          </table:table-cell>
          <table:table-cell office:value-type="float" office:value="38" calcext:value-type="float">
            <text:p>38</text:p>
          </table:table-cell>
          <table:table-cell office:value-type="float" office:value="4505" calcext:value-type="float">
            <text:p>4505</text:p>
          </table:table-cell>
          <table:table-cell office:value-type="float" office:value="4533" calcext:value-type="float">
            <text:p>45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078" calcext:value-type="float">
            <text:p>2078</text:p>
          </table:table-cell>
          <table:table-cell table:number-columns-repeated="2"/>
          <table:table-cell table:formula="of:=[.E31]-[.D31]+1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.B31]" office:value-type="string" office:string-value="115Nb" calcext:value-type="string">
            <text:p>115Nb</text:p>
          </table:table-cell>
          <table:table-cell office:value-type="float" office:value="40" calcext:value-type="float">
            <text:p>40</text:p>
          </table:table-cell>
          <table:table-cell office:value-type="float" office:value="4533" calcext:value-type="float">
            <text:p>4533</text:p>
          </table:table-cell>
          <table:table-cell office:value-type="float" office:value="4561" calcext:value-type="float">
            <text:p>456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079" calcext:value-type="float">
            <text:p>2079</text:p>
          </table:table-cell>
          <table:table-cell table:number-columns-repeated="2"/>
          <table:table-cell table:formula="of:=[.E32]-[.D32]+1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.B32]" office:value-type="string" office:string-value="115Nb" calcext:value-type="string">
            <text:p>115Nb</text:p>
          </table:table-cell>
          <table:table-cell table:style-name="ce12" office:value-type="float" office:value="42" calcext:value-type="float">
            <text:p>42</text:p>
          </table:table-cell>
          <table:table-cell table:style-name="ce16" office:value-type="float" office:value="4562" calcext:value-type="float">
            <text:p>4562</text:p>
          </table:table-cell>
          <table:table-cell table:style-name="ce12" office:value-type="float" office:value="4572" calcext:value-type="float">
            <text:p>4572</text:p>
          </table:table-cell>
          <table:table-cell table:style-name="ce12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style-name="ce12" office:value-type="float" office:value="2080" calcext:value-type="float">
            <text:p>2080</text:p>
          </table:table-cell>
          <table:table-cell table:number-columns-repeated="2"/>
          <table:table-cell table:formula="of:=[.E33]-[.D33]+1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[.B33]" office:value-type="string" office:string-value="115Nb" calcext:value-type="string">
            <text:p>115Nb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573" calcext:value-type="float">
            <text:p>4573</text:p>
          </table:table-cell>
          <table:table-cell table:style-name="ce15" office:value-type="float" office:value="4602" calcext:value-type="float">
            <text:p>4602</text:p>
          </table:table-cell>
          <table:table-cell table:style-name="ce15" office:value-type="float" office:value="43" calcext:value-type="float">
            <text:p>43</text:p>
          </table:table-cell>
          <table:table-cell table:style-name="ce14" office:value-type="float" office:value="48" calcext:value-type="float">
            <text:p>48</text:p>
          </table:table-cell>
          <table:table-cell table:style-name="ce15" office:value-type="float" office:value="2081" calcext:value-type="float">
            <text:p>2081</text:p>
          </table:table-cell>
          <table:table-cell table:style-name="ce15" office:value-type="string" calcext:value-type="string">
            <text:p>Not merged: 43-48 BRIKEN file too long due to problem of D4 noise</text:p>
          </table:table-cell>
          <table:table-cell/>
          <table:table-cell table:formula="of:=[.E34]-[.D34]+1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.B34]" office:value-type="string" office:string-value="115Nb" calcext:value-type="string">
            <text:p>115Nb</text:p>
          </table:table-cell>
          <table:table-cell table:style-name="ce12" office:value-type="float" office:value="49" calcext:value-type="float">
            <text:p>49</text:p>
          </table:table-cell>
          <table:table-cell table:style-name="ce16" office:value-type="float" office:value="4603" calcext:value-type="float">
            <text:p>4603</text:p>
          </table:table-cell>
          <table:table-cell table:style-name="ce12" office:value-type="float" office:value="4610" calcext:value-type="float">
            <text:p>4610</text:p>
          </table:table-cell>
          <table:table-cell table:style-name="ce1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12" office:value-type="float" office:value="2082" calcext:value-type="float">
            <text:p>2082</text:p>
          </table:table-cell>
          <table:table-cell office:value-type="string" calcext:value-type="string">
            <text:p>Check D4 connector</text:p>
          </table:table-cell>
          <table:table-cell/>
          <table:table-cell table:formula="of:=[.E35]-[.D35]+1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35]" office:value-type="string" office:string-value="115Nb" calcext:value-type="string">
            <text:p>115Nb</text:p>
          </table:table-cell>
          <table:table-cell table:style-name="ce12" office:value-type="float" office:value="51" calcext:value-type="float">
            <text:p>51</text:p>
          </table:table-cell>
          <table:table-cell table:style-name="ce16" office:value-type="float" office:value="4611" calcext:value-type="float">
            <text:p>4611</text:p>
          </table:table-cell>
          <table:table-cell table:style-name="ce12" office:value-type="float" office:value="4644" calcext:value-type="float">
            <text:p>4644</text:p>
          </table:table-cell>
          <table:table-cell table:style-name="ce1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12" office:value-type="float" office:value="2083" calcext:value-type="float">
            <text:p>2083</text:p>
          </table:table-cell>
          <table:table-cell office:value-type="string" calcext:value-type="string">
            <text:p>restart WASABI daq</text:p>
          </table:table-cell>
          <table:table-cell/>
          <table:table-cell table:formula="of:=[.E36]-[.D36]+1" office:value-type="float" office:value="34" calcext:value-type="float">
            <text:p>34</text:p>
          </table:table-cell>
        </table:table-row>
        <table:table-row table:style-name="ro1">
          <table:table-cell/>
          <table:table-cell table:formula="of:=[.B36]" office:value-type="string" office:string-value="115Nb" calcext:value-type="string">
            <text:p>115Nb</text:p>
          </table:table-cell>
          <table:table-cell table:style-name="ce12" office:value-type="float" office:value="54" calcext:value-type="float">
            <text:p>54</text:p>
          </table:table-cell>
          <table:table-cell table:style-name="ce16" office:value-type="float" office:value="4646" calcext:value-type="float">
            <text:p>4646</text:p>
          </table:table-cell>
          <table:table-cell table:style-name="ce12" office:value-type="float" office:value="4679" calcext:value-type="float">
            <text:p>4679</text:p>
          </table:table-cell>
          <table:table-cell table:style-name="ce1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12" office:value-type="float" office:value="2085" calcext:value-type="float">
            <text:p>2085</text:p>
          </table:table-cell>
          <table:table-cell table:number-columns-repeated="2"/>
          <table:table-cell table:formula="of:=[.E37]-[.D37]+1" office:value-type="float" office:value="34" calcext:value-type="float">
            <text:p>34</text:p>
          </table:table-cell>
        </table:table-row>
        <table:table-row table:style-name="ro1">
          <table:table-cell/>
          <table:table-cell table:formula="of:=[.B37]" office:value-type="string" office:string-value="115Nb" calcext:value-type="string">
            <text:p>115Nb</text:p>
          </table:table-cell>
          <table:table-cell office:value-type="float" office:value="56" calcext:value-type="float">
            <text:p>56</text:p>
          </table:table-cell>
          <table:table-cell office:value-type="float" office:value="4680" calcext:value-type="float">
            <text:p>4680</text:p>
          </table:table-cell>
          <table:table-cell office:value-type="float" office:value="4710" calcext:value-type="float">
            <text:p>471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2086" calcext:value-type="float">
            <text:p>2086</text:p>
          </table:table-cell>
          <table:table-cell table:number-columns-repeated="2"/>
          <table:table-cell table:formula="of:=[.E38]-[.D38]+1" office:value-type="float" office:value="31" calcext:value-type="float">
            <text:p>31</text:p>
          </table:table-cell>
        </table:table-row>
        <table:table-row table:style-name="ro1">
          <table:table-cell/>
          <table:table-cell table:formula="of:=[.B38]" office:value-type="string" office:string-value="115Nb" calcext:value-type="string">
            <text:p>115Nb</text:p>
          </table:table-cell>
          <table:table-cell office:value-type="float" office:value="58" calcext:value-type="float">
            <text:p>58</text:p>
          </table:table-cell>
          <table:table-cell office:value-type="float" office:value="4711" calcext:value-type="float">
            <text:p>4711</text:p>
          </table:table-cell>
          <table:table-cell office:value-type="float" office:value="4741" calcext:value-type="float">
            <text:p>474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087" calcext:value-type="float">
            <text:p>2087</text:p>
          </table:table-cell>
          <table:table-cell table:number-columns-repeated="2"/>
          <table:table-cell table:formula="of:=[.E39]-[.D39]+1" office:value-type="float" office:value="31" calcext:value-type="float">
            <text:p>31</text:p>
          </table:table-cell>
        </table:table-row>
        <table:table-row table:style-name="ro1">
          <table:table-cell/>
          <table:table-cell table:formula="of:=[.B39]" office:value-type="string" office:string-value="115Nb" calcext:value-type="string">
            <text:p>115Nb</text:p>
          </table:table-cell>
          <table:table-cell office:value-type="float" office:value="60" calcext:value-type="float">
            <text:p>60</text:p>
          </table:table-cell>
          <table:table-cell office:value-type="float" office:value="4742" calcext:value-type="float">
            <text:p>4742</text:p>
          </table:table-cell>
          <table:table-cell office:value-type="float" office:value="4743" calcext:value-type="float">
            <text:p>474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2088" calcext:value-type="float">
            <text:p>2088</text:p>
          </table:table-cell>
          <table:table-cell table:number-columns-repeated="2"/>
          <table:table-cell table:formula="of:=[.E40]-[.D40]+1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B40]" office:value-type="string" office:string-value="115Nb" calcext:value-type="string">
            <text:p>115Nb</text:p>
          </table:table-cell>
          <table:table-cell office:value-type="float" office:value="62" calcext:value-type="float">
            <text:p>62</text:p>
          </table:table-cell>
          <table:table-cell office:value-type="float" office:value="4774" calcext:value-type="float">
            <text:p>4774</text:p>
          </table:table-cell>
          <table:table-cell office:value-type="float" office:value="4791" calcext:value-type="float">
            <text:p>479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089" calcext:value-type="float">
            <text:p>2089</text:p>
          </table:table-cell>
          <table:table-cell table:number-columns-repeated="2"/>
          <table:table-cell table:formula="of:=[.E41]-[.D41]+1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41]" office:value-type="string" office:string-value="115Nb" calcext:value-type="string">
            <text:p>115Nb</text:p>
          </table:table-cell>
          <table:table-cell office:value-type="float" office:value="63" calcext:value-type="float">
            <text:p>63</text:p>
          </table:table-cell>
          <table:table-cell office:value-type="float" office:value="4792" calcext:value-type="float">
            <text:p>4792</text:p>
          </table:table-cell>
          <table:table-cell office:value-type="float" office:value="4799" calcext:value-type="float">
            <text:p>479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90" calcext:value-type="float">
            <text:p>2090</text:p>
          </table:table-cell>
          <table:table-cell table:number-columns-repeated="2"/>
          <table:table-cell table:formula="of:=[.E42]-[.D42]+1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42]" office:value-type="string" office:string-value="115Nb" calcext:value-type="string">
            <text:p>115Nb</text:p>
          </table:table-cell>
          <table:table-cell office:value-type="float" office:value="65" calcext:value-type="float">
            <text:p>65</text:p>
          </table:table-cell>
          <table:table-cell office:value-type="float" office:value="4800" calcext:value-type="float">
            <text:p>4800</text:p>
          </table:table-cell>
          <table:table-cell office:value-type="float" office:value="4834" calcext:value-type="float">
            <text:p>483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2091" calcext:value-type="float">
            <text:p>2091</text:p>
          </table:table-cell>
          <table:table-cell table:number-columns-repeated="2"/>
          <table:table-cell table:formula="of:=[.E43]-[.D43]+1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43]" office:value-type="string" office:string-value="115Nb" calcext:value-type="string">
            <text:p>115Nb</text:p>
          </table:table-cell>
          <table:table-cell office:value-type="float" office:value="67" calcext:value-type="float">
            <text:p>67</text:p>
          </table:table-cell>
          <table:table-cell office:value-type="float" office:value="4835" calcext:value-type="float">
            <text:p>4835</text:p>
          </table:table-cell>
          <table:table-cell office:value-type="float" office:value="4851" calcext:value-type="float">
            <text:p>485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092" calcext:value-type="float">
            <text:p>2092</text:p>
          </table:table-cell>
          <table:table-cell table:number-columns-repeated="2"/>
          <table:table-cell table:formula="of:=[.E44]-[.D44]+1" office:value-type="float" office:value="17" calcext:value-type="float">
            <text:p>17</text:p>
          </table:table-cell>
        </table:table-row>
        <table:table-row table:style-name="ro1">
          <table:table-cell/>
          <table:table-cell table:formula="of:=[.B44]" office:value-type="string" office:string-value="115Nb" calcext:value-type="string">
            <text:p>115Nb</text:p>
          </table:table-cell>
          <table:table-cell table:style-name="ce12" office:value-type="float" office:value="68" calcext:value-type="float">
            <text:p>68</text:p>
          </table:table-cell>
          <table:table-cell table:style-name="ce16" office:value-type="float" office:value="4852" calcext:value-type="float">
            <text:p>4852</text:p>
          </table:table-cell>
          <table:table-cell table:style-name="ce12" office:value-type="float" office:value="4886" calcext:value-type="float">
            <text:p>4886</text:p>
          </table:table-cell>
          <table:table-cell table:style-name="ce1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12" office:value-type="float" office:value="2093" calcext:value-type="float">
            <text:p>2093</text:p>
          </table:table-cell>
          <table:table-cell table:number-columns-repeated="2"/>
          <table:table-cell table:formula="of:=[.E45]-[.D45]+1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.B45]" office:value-type="string" office:string-value="115Nb" calcext:value-type="string">
            <text:p>115Nb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887" calcext:value-type="float">
            <text:p>4887</text:p>
          </table:table-cell>
          <table:table-cell table:style-name="ce13" office:value-type="float" office:value="4897" calcext:value-type="float">
            <text:p>4897</text:p>
          </table:table-cell>
          <table:table-cell table:number-columns-repeated="2" table:style-name="ce13" office:value-type="float" office:value="70" calcext:value-type="float">
            <text:p>70</text:p>
          </table:table-cell>
          <table:table-cell table:style-name="ce13" office:value-type="float" office:value="2094" calcext:value-type="float">
            <text:p>2094</text:p>
          </table:table-cell>
          <table:table-cell table:style-name="ce13" office:value-type="string" calcext:value-type="string">
            <text:p>Not merged</text:p>
          </table:table-cell>
          <table:table-cell/>
          <table:table-cell table:formula="of:=[.E46]-[.D46]+1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[.B46]" office:value-type="string" office:string-value="115Nb" calcext:value-type="string">
            <text:p>115Nb</text:p>
          </table:table-cell>
          <table:table-cell table:style-name="ce12" office:value-type="float" office:value="71" calcext:value-type="float">
            <text:p>71</text:p>
          </table:table-cell>
          <table:table-cell table:style-name="ce16" office:value-type="float" office:value="4898" calcext:value-type="float">
            <text:p>4898</text:p>
          </table:table-cell>
          <table:table-cell table:style-name="ce12" office:value-type="float" office:value="4902" calcext:value-type="float">
            <text:p>4902</text:p>
          </table:table-cell>
          <table:table-cell table:style-name="ce1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12" office:value-type="float" office:value="2095" calcext:value-type="float">
            <text:p>2095</text:p>
          </table:table-cell>
          <table:table-cell table:number-columns-repeated="2"/>
          <table:table-cell table:formula="of:=[.E47]-[.D47]+1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47]" office:value-type="string" office:string-value="115Nb" calcext:value-type="string">
            <text:p>115Nb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903" calcext:value-type="float">
            <text:p>4903</text:p>
          </table:table-cell>
          <table:table-cell table:style-name="ce13" office:value-type="float" office:value="4905" calcext:value-type="float">
            <text:p>4905</text:p>
          </table:table-cell>
          <table:table-cell table:number-columns-repeated="2" table:style-name="ce13" office:value-type="float" office:value="72" calcext:value-type="float">
            <text:p>72</text:p>
          </table:table-cell>
          <table:table-cell table:style-name="ce13" office:value-type="float" office:value="2096" calcext:value-type="float">
            <text:p>2096</text:p>
          </table:table-cell>
          <table:table-cell table:style-name="ce13" office:value-type="string" calcext:value-type="string">
            <text:p>Not merged, short</text:p>
          </table:table-cell>
          <table:table-cell/>
          <table:table-cell table:formula="of:=[.E48]-[.D48]+1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48]" office:value-type="string" office:string-value="115Nb" calcext:value-type="string">
            <text:p>115Nb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4906" calcext:value-type="float">
            <text:p>4906</text:p>
          </table:table-cell>
          <table:table-cell table:style-name="ce13" office:value-type="float" office:value="4944" calcext:value-type="float">
            <text:p>4944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2097" calcext:value-type="float">
            <text:p>2097</text:p>
          </table:table-cell>
          <table:table-cell table:style-name="ce13" office:value-type="string" calcext:value-type="string">
            <text:p>Not merged</text:p>
          </table:table-cell>
          <table:table-cell/>
          <table:table-cell table:formula="of:=[.E49]-[.D49]+1" office:value-type="float" office:value="39" calcext:value-type="float">
            <text:p>39</text:p>
          </table:table-cell>
        </table:table-row>
        <table:table-row table:style-name="ro1">
          <table:table-cell/>
          <table:table-cell table:formula="of:=[.B49]" office:value-type="string" office:string-value="115Nb" calcext:value-type="string">
            <text:p>115Nb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4945" calcext:value-type="float">
            <text:p>4945</text:p>
          </table:table-cell>
          <table:table-cell table:style-name="ce13" office:value-type="float" office:value="4982" calcext:value-type="float">
            <text:p>4982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2098" calcext:value-type="float">
            <text:p>2098</text:p>
          </table:table-cell>
          <table:table-cell table:style-name="ce13" office:value-type="string" calcext:value-type="string">
            <text:p>Not merged</text:p>
          </table:table-cell>
          <table:table-cell/>
          <table:table-cell table:formula="of:=[.E50]-[.D50]+1" office:value-type="float" office:value="38" calcext:value-type="float">
            <text:p>38</text:p>
          </table:table-cell>
        </table:table-row>
        <table:table-row table:style-name="ro1">
          <table:table-cell/>
          <table:table-cell table:formula="of:=[.B50]" office:value-type="string" office:string-value="115Nb" calcext:value-type="string">
            <text:p>115Nb</text:p>
          </table:table-cell>
          <table:table-cell table:style-name="ce12" office:value-type="float" office:value="77" calcext:value-type="float">
            <text:p>77</text:p>
          </table:table-cell>
          <table:table-cell table:style-name="ce16" office:value-type="float" office:value="4983" calcext:value-type="float">
            <text:p>4983</text:p>
          </table:table-cell>
          <table:table-cell table:style-name="ce12" office:value-type="float" office:value="5003" calcext:value-type="float">
            <text:p>5003</text:p>
          </table:table-cell>
          <table:table-cell table:style-name="ce1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12" office:value-type="float" office:value="2103" calcext:value-type="float">
            <text:p>2103</text:p>
          </table:table-cell>
          <table:table-cell office:value-type="string" calcext:value-type="string">
            <text:p>no problem</text:p>
          </table:table-cell>
          <table:table-cell/>
          <table:table-cell table:formula="of:=[.E51]-[.D51]+1" office:value-type="float" office:value="21" calcext:value-type="float">
            <text:p>21</text:p>
          </table:table-cell>
        </table:table-row>
        <table:table-row table:style-name="ro1">
          <table:table-cell/>
          <table:table-cell table:formula="of:=[.B51]" office:value-type="string" office:string-value="115Nb" calcext:value-type="string">
            <text:p>115Nb</text:p>
          </table:table-cell>
          <table:table-cell table:style-name="ce12" office:value-type="float" office:value="78" calcext:value-type="float">
            <text:p>78</text:p>
          </table:table-cell>
          <table:table-cell table:style-name="ce16" office:value-type="float" office:value="5004" calcext:value-type="float">
            <text:p>5004</text:p>
          </table:table-cell>
          <table:table-cell table:style-name="ce12" office:value-type="float" office:value="5023" calcext:value-type="float">
            <text:p>5023</text:p>
          </table:table-cell>
          <table:table-cell table:style-name="ce1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2107" calcext:value-type="float">
            <text:p>2107</text:p>
          </table:table-cell>
          <table:table-cell office:value-type="string" calcext:value-type="string">
            <text:p>no problem</text:p>
          </table:table-cell>
          <table:table-cell/>
          <table:table-cell table:formula="of:=[.E52]-[.D52]+1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52]" office:value-type="string" office:string-value="115Nb" calcext:value-type="string">
            <text:p>115Nb</text:p>
          </table:table-cell>
          <table:table-cell table:style-name="ce12" office:value-type="float" office:value="79" calcext:value-type="float">
            <text:p>79</text:p>
          </table:table-cell>
          <table:table-cell table:style-name="ce16" office:value-type="float" office:value="5024" calcext:value-type="float">
            <text:p>5024</text:p>
          </table:table-cell>
          <table:table-cell table:style-name="ce12" office:value-type="float" office:value="5027" calcext:value-type="float">
            <text:p>5027</text:p>
          </table:table-cell>
          <table:table-cell table:style-name="ce1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12" office:value-type="float" office:value="2109" calcext:value-type="float">
            <text:p>2109</text:p>
          </table:table-cell>
          <table:table-cell table:number-columns-repeated="2"/>
          <table:table-cell table:formula="of:=[.E53]-[.D53]+1"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53]" office:value-type="string" office:string-value="115Nb" calcext:value-type="string">
            <text:p>115Nb</text:p>
          </table:table-cell>
          <table:table-cell office:value-type="float" office:value="80" calcext:value-type="float">
            <text:p>80</text:p>
          </table:table-cell>
          <table:table-cell office:value-type="float" office:value="5028" calcext:value-type="float">
            <text:p>5028</text:p>
          </table:table-cell>
          <table:table-cell office:value-type="float" office:value="5064" calcext:value-type="float">
            <text:p>5064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2110" calcext:value-type="float">
            <text:p>2110</text:p>
          </table:table-cell>
          <table:table-cell table:number-columns-repeated="2"/>
          <table:table-cell table:formula="of:=[.E54]-[.D54]+1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[.B54]" office:value-type="string" office:string-value="115Nb" calcext:value-type="string">
            <text:p>115Nb</text:p>
          </table:table-cell>
          <table:table-cell office:value-type="float" office:value="82" calcext:value-type="float">
            <text:p>82</text:p>
          </table:table-cell>
          <table:table-cell office:value-type="float" office:value="5065" calcext:value-type="float">
            <text:p>5065</text:p>
          </table:table-cell>
          <table:table-cell office:value-type="float" office:value="5101" calcext:value-type="float">
            <text:p>510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2111" calcext:value-type="float">
            <text:p>2111</text:p>
          </table:table-cell>
          <table:table-cell table:number-columns-repeated="2"/>
          <table:table-cell table:style-name="ce19" table:formula="of:=[.E55]-[.D55]+1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[.B55]" office:value-type="string" office:string-value="115Nb" calcext:value-type="string">
            <text:p>115Nb</text:p>
          </table:table-cell>
          <table:table-cell office:value-type="float" office:value="84" calcext:value-type="float">
            <text:p>84</text:p>
          </table:table-cell>
          <table:table-cell office:value-type="float" office:value="5102" calcext:value-type="float">
            <text:p>5102</text:p>
          </table:table-cell>
          <table:table-cell office:value-type="float" office:value="5134" calcext:value-type="float">
            <text:p>5134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2112" calcext:value-type="float">
            <text:p>2112</text:p>
          </table:table-cell>
          <table:table-cell table:number-columns-repeated="2"/>
          <table:table-cell table:style-name="ce19" table:formula="of:=[.E56]-[.D56]+1" office:value-type="float" office:value="33" calcext:value-type="float">
            <text:p>33</text:p>
          </table:table-cell>
        </table:table-row>
        <table:table-row table:style-name="ro1">
          <table:table-cell/>
          <table:table-cell table:formula="of:=[.B56]" office:value-type="string" office:string-value="115Nb" calcext:value-type="string">
            <text:p>115Nb</text:p>
          </table:table-cell>
          <table:table-cell table:style-name="ce12" office:value-type="float" office:value="86" calcext:value-type="float">
            <text:p>86</text:p>
          </table:table-cell>
          <table:table-cell table:style-name="ce16" office:value-type="float" office:value="5135" calcext:value-type="float">
            <text:p>5135</text:p>
          </table:table-cell>
          <table:table-cell table:style-name="ce12" office:value-type="float" office:value="5167" calcext:value-type="float">
            <text:p>5167</text:p>
          </table:table-cell>
          <table:table-cell table:style-name="ce12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style-name="ce12" office:value-type="float" office:value="2113" calcext:value-type="float">
            <text:p>2113</text:p>
          </table:table-cell>
          <table:table-cell table:number-columns-repeated="2"/>
          <table:table-cell table:style-name="ce19" table:formula="of:=[.E57]-[.D57]+1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table:style-name="ce12" office:value-type="float" office:value="88" calcext:value-type="float">
            <text:p>88</text:p>
          </table:table-cell>
          <table:table-cell table:style-name="ce16" office:value-type="float" office:value="5168" calcext:value-type="float">
            <text:p>5168</text:p>
          </table:table-cell>
          <table:table-cell table:style-name="ce12" office:value-type="float" office:value="5175" calcext:value-type="float">
            <text:p>5175</text:p>
          </table:table-cell>
          <table:table-cell table:style-name="ce1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12" office:value-type="float" office:value="2126" calcext:value-type="float">
            <text:p>2126</text:p>
          </table:table-cell>
          <table:table-cell table:number-columns-repeated="2"/>
          <table:table-cell table:formula="of:=[.E58]-[.D58]+1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89" calcext:value-type="float">
            <text:p>89</text:p>
          </table:table-cell>
          <table:table-cell office:value-type="float" office:value="5176" calcext:value-type="float">
            <text:p>5176</text:p>
          </table:table-cell>
          <table:table-cell office:value-type="float" office:value="5190" calcext:value-type="float">
            <text:p>519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2127" calcext:value-type="float">
            <text:p>2127</text:p>
          </table:table-cell>
          <table:table-cell table:number-columns-repeated="2"/>
          <table:table-cell table:formula="of:=[.E59]-[.D59]+1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90" calcext:value-type="float">
            <text:p>90</text:p>
          </table:table-cell>
          <table:table-cell office:value-type="float" office:value="5191" calcext:value-type="float">
            <text:p>5191</text:p>
          </table:table-cell>
          <table:table-cell office:value-type="float" office:value="5227" calcext:value-type="float">
            <text:p>5227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2128" calcext:value-type="float">
            <text:p>2128</text:p>
          </table:table-cell>
          <table:table-cell table:number-columns-repeated="2"/>
          <table:table-cell table:formula="of:=[.E60]-[.D60]+1" office:value-type="float" office:value="37" calcext:value-type="float">
            <text:p>37</text:p>
          </table:table-cell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92" calcext:value-type="float">
            <text:p>92</text:p>
          </table:table-cell>
          <table:table-cell office:value-type="float" office:value="5228" calcext:value-type="float">
            <text:p>5228</text:p>
          </table:table-cell>
          <table:table-cell office:value-type="float" office:value="5265" calcext:value-type="float">
            <text:p>526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2129" calcext:value-type="float">
            <text:p>2129</text:p>
          </table:table-cell>
          <table:table-cell table:number-columns-repeated="2"/>
          <table:table-cell table:style-name="ce19" table:formula="of:=[.E61]-[.D61]+1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94" calcext:value-type="float">
            <text:p>94</text:p>
          </table:table-cell>
          <table:table-cell office:value-type="float" office:value="5266" calcext:value-type="float">
            <text:p>5266</text:p>
          </table:table-cell>
          <table:table-cell office:value-type="float" office:value="5306" calcext:value-type="float">
            <text:p>530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2130" calcext:value-type="float">
            <text:p>2130</text:p>
          </table:table-cell>
          <table:table-cell table:number-columns-repeated="2"/>
          <table:table-cell table:style-name="ce19" table:formula="of:=[.E62]-[.D62]+1" office:value-type="float" office:value="41" calcext:value-type="float">
            <text:p>41</text:p>
          </table:table-cell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96" calcext:value-type="float">
            <text:p>96</text:p>
          </table:table-cell>
          <table:table-cell office:value-type="float" office:value="5307" calcext:value-type="float">
            <text:p>5307</text:p>
          </table:table-cell>
          <table:table-cell office:value-type="float" office:value="5348" calcext:value-type="float">
            <text:p>534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2131" calcext:value-type="float">
            <text:p>2131</text:p>
          </table:table-cell>
          <table:table-cell table:number-columns-repeated="2"/>
          <table:table-cell table:style-name="ce19" table:formula="of:=[.E63]-[.D63]+1"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98" calcext:value-type="float">
            <text:p>98</text:p>
          </table:table-cell>
          <table:table-cell office:value-type="float" office:value="5349" calcext:value-type="float">
            <text:p>5349</text:p>
          </table:table-cell>
          <table:table-cell office:value-type="float" office:value="5394" calcext:value-type="float">
            <text:p>539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132" calcext:value-type="float">
            <text:p>2132</text:p>
          </table:table-cell>
          <table:table-cell table:number-columns-repeated="2"/>
          <table:table-cell table:formula="of:=[.E64]-[.D64]+1" office:value-type="float" office:value="46" calcext:value-type="float">
            <text:p>46</text:p>
          </table:table-cell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table:style-name="ce12" office:value-type="float" office:value="101" calcext:value-type="float">
            <text:p>101</text:p>
          </table:table-cell>
          <table:table-cell table:style-name="ce16" office:value-type="float" office:value="5395" calcext:value-type="float">
            <text:p>5395</text:p>
          </table:table-cell>
          <table:table-cell table:style-name="ce12" office:value-type="float" office:value="5420" calcext:value-type="float">
            <text:p>5420</text:p>
          </table:table-cell>
          <table:table-cell table:style-name="ce12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style-name="ce12" office:value-type="float" office:value="2133" calcext:value-type="float">
            <text:p>2133</text:p>
          </table:table-cell>
          <table:table-cell table:number-columns-repeated="2"/>
          <table:table-cell table:formula="of:=[.E65]-[.D65]+1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11" office:value-type="string" calcext:value-type="string">
            <text:p>100Br (optimized for 102Sr)</text:p>
          </table:table-cell>
          <table:table-cell table:style-name="ce12" office:value-type="float" office:value="103" calcext:value-type="float">
            <text:p>103</text:p>
          </table:table-cell>
          <table:table-cell table:style-name="ce16" office:value-type="float" office:value="5421" calcext:value-type="float">
            <text:p>5421</text:p>
          </table:table-cell>
          <table:table-cell table:style-name="ce12" office:value-type="float" office:value="5444" calcext:value-type="float">
            <text:p>5444</text:p>
          </table:table-cell>
          <table:table-cell table:style-name="ce1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12" office:value-type="float" office:value="2137" calcext:value-type="float">
            <text:p>2137</text:p>
          </table:table-cell>
          <table:table-cell office:value-type="string" calcext:value-type="string">
            <text:p>Optimized for Sr102</text:p>
          </table:table-cell>
          <table:table-cell/>
          <table:table-cell table:style-name="ce20" table:formula="of:=[.E66]-[.D66]+1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table:style-name="ce12" office:value-type="float" office:value="104" calcext:value-type="float">
            <text:p>104</text:p>
          </table:table-cell>
          <table:table-cell table:style-name="ce16" office:value-type="float" office:value="5445" calcext:value-type="float">
            <text:p>5445</text:p>
          </table:table-cell>
          <table:table-cell table:style-name="ce12" office:value-type="float" office:value="5487" calcext:value-type="float">
            <text:p>5487</text:p>
          </table:table-cell>
          <table:table-cell table:style-name="ce12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12" office:value-type="float" office:value="2139" calcext:value-type="float">
            <text:p>2139</text:p>
          </table:table-cell>
          <table:table-cell table:number-columns-repeated="2"/>
          <table:table-cell table:formula="of:=[.E67]-[.D67]+1" office:value-type="float" office:value="43" calcext:value-type="float">
            <text:p>43</text:p>
          </table:table-cell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106" calcext:value-type="float">
            <text:p>106</text:p>
          </table:table-cell>
          <table:table-cell office:value-type="float" office:value="5488" calcext:value-type="float">
            <text:p>5488</text:p>
          </table:table-cell>
          <table:table-cell office:value-type="float" office:value="5529" calcext:value-type="float">
            <text:p>5529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2140" calcext:value-type="float">
            <text:p>2140</text:p>
          </table:table-cell>
          <table:table-cell table:number-columns-repeated="2"/>
          <table:table-cell table:formula="of:=[.E68]-[.D68]+1"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108" calcext:value-type="float">
            <text:p>108</text:p>
          </table:table-cell>
          <table:table-cell office:value-type="float" office:value="5530" calcext:value-type="float">
            <text:p>5530</text:p>
          </table:table-cell>
          <table:table-cell office:value-type="float" office:value="5551" calcext:value-type="float">
            <text:p>5551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2141" calcext:value-type="float">
            <text:p>2141</text:p>
          </table:table-cell>
          <table:table-cell table:number-columns-repeated="2"/>
          <table:table-cell table:formula="of:=[.E69]-[.D69]+1"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110" calcext:value-type="float">
            <text:p>110</text:p>
          </table:table-cell>
          <table:table-cell office:value-type="float" office:value="5552" calcext:value-type="float">
            <text:p>5552</text:p>
          </table:table-cell>
          <table:table-cell office:value-type="float" office:value="5594" calcext:value-type="float">
            <text:p>559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2142" calcext:value-type="float">
            <text:p>2142</text:p>
          </table:table-cell>
          <table:table-cell table:number-columns-repeated="2"/>
          <table:table-cell table:formula="of:=[.E70]-[.D70]+1" office:value-type="float" office:value="43" calcext:value-type="float">
            <text:p>43</text:p>
          </table:table-cell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113" calcext:value-type="float">
            <text:p>113</text:p>
          </table:table-cell>
          <table:table-cell office:value-type="float" office:value="5595" calcext:value-type="float">
            <text:p>5595</text:p>
          </table:table-cell>
          <table:table-cell office:value-type="float" office:value="5639" calcext:value-type="float">
            <text:p>5639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2143" calcext:value-type="float">
            <text:p>2143</text:p>
          </table:table-cell>
          <table:table-cell table:number-columns-repeated="2"/>
          <table:table-cell table:style-name="ce19" table:formula="of:=[.E71]-[.D71]+1"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ce11" table:formula="of:=[.B71]" office:value-type="string" office:string-value="100Br" calcext:value-type="string">
            <text:p>100Br</text:p>
          </table:table-cell>
          <table:table-cell office:value-type="float" office:value="116" calcext:value-type="float">
            <text:p>116</text:p>
          </table:table-cell>
          <table:table-cell office:value-type="float" office:value="5640" calcext:value-type="float">
            <text:p>5640</text:p>
          </table:table-cell>
          <table:table-cell office:value-type="float" office:value="5679" calcext:value-type="float">
            <text:p>5679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2144" calcext:value-type="float">
            <text:p>2144</text:p>
          </table:table-cell>
          <table:table-cell table:number-columns-repeated="2"/>
          <table:table-cell table:style-name="ce19" table:formula="of:=[.E72]-[.D72]+1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1" table:formula="of:=[.B72]" office:value-type="string" office:string-value="100Br" calcext:value-type="string">
            <text:p>100Br</text:p>
          </table:table-cell>
          <table:table-cell office:value-type="float" office:value="118" calcext:value-type="float">
            <text:p>118</text:p>
          </table:table-cell>
          <table:table-cell office:value-type="float" office:value="5680" calcext:value-type="float">
            <text:p>5680</text:p>
          </table:table-cell>
          <table:table-cell office:value-type="float" office:value="5718" calcext:value-type="float">
            <text:p>5718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2145" calcext:value-type="float">
            <text:p>2145</text:p>
          </table:table-cell>
          <table:table-cell table:number-columns-repeated="2"/>
          <table:table-cell table:style-name="ce19" table:formula="of:=[.E73]-[.D73]+1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11" table:formula="of:=[.B73]" office:value-type="string" office:string-value="100Br" calcext:value-type="string">
            <text:p>100Br</text:p>
          </table:table-cell>
          <table:table-cell office:value-type="float" office:value="120" calcext:value-type="float">
            <text:p>120</text:p>
          </table:table-cell>
          <table:table-cell office:value-type="float" office:value="5719" calcext:value-type="float">
            <text:p>5719</text:p>
          </table:table-cell>
          <table:table-cell office:value-type="float" office:value="5754" calcext:value-type="float">
            <text:p>5754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2146" calcext:value-type="float">
            <text:p>2146</text:p>
          </table:table-cell>
          <table:table-cell table:number-columns-repeated="2"/>
          <table:table-cell table:formula="of:=[.E74]-[.D74]+1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1" table:formula="of:=[.B74]" office:value-type="string" office:string-value="100Br" calcext:value-type="string">
            <text:p>100Br</text:p>
          </table:table-cell>
          <table:table-cell table:style-name="ce12" office:value-type="float" office:value="122" calcext:value-type="float">
            <text:p>122</text:p>
          </table:table-cell>
          <table:table-cell table:style-name="ce16" office:value-type="float" office:value="5755" calcext:value-type="float">
            <text:p>5755</text:p>
          </table:table-cell>
          <table:table-cell table:style-name="ce12" office:value-type="float" office:value="5790" calcext:value-type="float">
            <text:p>5790</text:p>
          </table:table-cell>
          <table:table-cell table:style-name="ce1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12" office:value-type="float" office:value="2147" calcext:value-type="float">
            <text:p>2147</text:p>
          </table:table-cell>
          <table:table-cell table:number-columns-repeated="2"/>
          <table:table-cell table:formula="of:=[.E75]-[.D75]+1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1" table:formula="of:=[.B75]" office:value-type="string" office:string-value="100Br" calcext:value-type="string">
            <text:p>100Br</text:p>
          </table:table-cell>
          <table:table-cell table:style-name="ce12" office:value-type="float" office:value="124" calcext:value-type="float">
            <text:p>124</text:p>
          </table:table-cell>
          <table:table-cell table:style-name="ce16" office:value-type="float" office:value="5791" calcext:value-type="float">
            <text:p>5791</text:p>
          </table:table-cell>
          <table:table-cell table:style-name="ce12" office:value-type="float" office:value="5828" calcext:value-type="float">
            <text:p>5828</text:p>
          </table:table-cell>
          <table:table-cell table:style-name="ce12"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style-name="ce12" office:value-type="float" office:value="2148" calcext:value-type="float">
            <text:p>2148</text:p>
          </table:table-cell>
          <table:table-cell table:number-columns-repeated="2"/>
          <table:table-cell table:formula="of:=[.E76]-[.D76]+1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11" table:formula="of:=[.B76]" office:value-type="string" office:string-value="100Br" calcext:value-type="string">
            <text:p>100Br</text:p>
          </table:table-cell>
          <table:table-cell table:style-name="ce12" office:value-type="float" office:value="126" calcext:value-type="float">
            <text:p>126</text:p>
          </table:table-cell>
          <table:table-cell table:style-name="ce16" office:value-type="float" office:value="5829" calcext:value-type="float">
            <text:p>5829</text:p>
          </table:table-cell>
          <table:table-cell table:style-name="ce12" office:value-type="float" office:value="5867" calcext:value-type="float">
            <text:p>5867</text:p>
          </table:table-cell>
          <table:table-cell table:style-name="ce12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style-name="ce12" office:value-type="float" office:value="2149" calcext:value-type="float">
            <text:p>2149</text:p>
          </table:table-cell>
          <table:table-cell table:number-columns-repeated="2"/>
          <table:table-cell table:formula="of:=[.E77]-[.D77]+1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11" table:formula="of:=[.B77]" office:value-type="string" office:string-value="100Br" calcext:value-type="string">
            <text:p>100Br</text:p>
          </table:table-cell>
          <table:table-cell table:style-name="ce12" office:value-type="float" office:value="128" calcext:value-type="float">
            <text:p>128</text:p>
          </table:table-cell>
          <table:table-cell table:style-name="ce16" office:value-type="float" office:value="5868" calcext:value-type="float">
            <text:p>5868</text:p>
          </table:table-cell>
          <table:table-cell table:style-name="ce12" office:value-type="float" office:value="5911" calcext:value-type="float">
            <text:p>5911</text:p>
          </table:table-cell>
          <table:table-cell table:style-name="ce12"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style-name="ce12" office:value-type="float" office:value="2150" calcext:value-type="float">
            <text:p>2150</text:p>
          </table:table-cell>
          <table:table-cell table:number-columns-repeated="2"/>
          <table:table-cell table:formula="of:=[.E78]-[.D78]+1" office:value-type="float" office:value="44" calcext:value-type="float">
            <text:p>44</text:p>
          </table:table-cell>
        </table:table-row>
        <table:table-row table:style-name="ro1">
          <table:table-cell/>
          <table:table-cell table:style-name="ce11" table:formula="of:=[.B78]" office:value-type="string" office:string-value="100Br" calcext:value-type="string">
            <text:p>100Br</text:p>
          </table:table-cell>
          <table:table-cell office:value-type="float" office:value="130" calcext:value-type="float">
            <text:p>130</text:p>
          </table:table-cell>
          <table:table-cell office:value-type="float" office:value="5912" calcext:value-type="float">
            <text:p>5912</text:p>
          </table:table-cell>
          <table:table-cell office:value-type="float" office:value="5951" calcext:value-type="float">
            <text:p>5951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2151" calcext:value-type="float">
            <text:p>2151</text:p>
          </table:table-cell>
          <table:table-cell table:number-columns-repeated="2"/>
          <table:table-cell table:formula="of:=[.E79]-[.D79]+1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1" table:formula="of:=[.B79]" office:value-type="string" office:string-value="100Br" calcext:value-type="string">
            <text:p>100Br</text:p>
          </table:table-cell>
          <table:table-cell table:style-name="ce12" office:value-type="float" office:value="132" calcext:value-type="float">
            <text:p>132</text:p>
          </table:table-cell>
          <table:table-cell table:style-name="ce16" office:value-type="float" office:value="5951" calcext:value-type="float">
            <text:p>5951</text:p>
          </table:table-cell>
          <table:table-cell table:style-name="ce12" office:value-type="float" office:value="5968" calcext:value-type="float">
            <text:p>5968</text:p>
          </table:table-cell>
          <table:table-cell table:style-name="ce12" office:value-type="float" office:value="132" calcext:value-type="float">
            <text:p>132</text:p>
          </table:table-cell>
          <table:table-cell office:value-type="float" office:value="132" calcext:value-type="float">
            <text:p>132</text:p>
          </table:table-cell>
          <table:table-cell table:style-name="ce12" office:value-type="float" office:value="2152" calcext:value-type="float">
            <text:p>2152</text:p>
          </table:table-cell>
          <table:table-cell table:number-columns-repeated="2"/>
          <table:table-cell table:formula="of:=[.E80]-[.D80]+1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11" table:formula="of:=[.B80]" office:value-type="string" office:string-value="100Br" calcext:value-type="string">
            <text:p>100Br</text:p>
          </table:table-cell>
          <table:table-cell table:style-name="ce12" office:value-type="float" office:value="133" calcext:value-type="float">
            <text:p>133</text:p>
          </table:table-cell>
          <table:table-cell table:number-columns-repeated="2" table:style-name="ce12" office:value-type="float" office:value="5969" calcext:value-type="float">
            <text:p>5969</text:p>
          </table:table-cell>
          <table:table-cell table:style-name="ce12" office:value-type="float" office:value="133" calcext:value-type="float">
            <text:p>133</text:p>
          </table:table-cell>
          <table:table-cell office:value-type="float" office:value="133" calcext:value-type="float">
            <text:p>133</text:p>
          </table:table-cell>
          <table:table-cell table:style-name="ce12" office:value-type="float" office:value="2153" calcext:value-type="float">
            <text:p>2153</text:p>
          </table:table-cell>
          <table:table-cell office:value-type="string" calcext:value-type="string">
            <text:p>Background no beam</text:p>
          </table:table-cell>
          <table:table-cell/>
          <table:table-cell table:formula="of:=[.E81]-[.D81]+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1" table:formula="of:=[.B81]" office:value-type="string" office:string-value="100Br" calcext:value-type="string">
            <text:p>100Br</text:p>
          </table:table-cell>
          <table:table-cell table:style-name="ce12" office:value-type="float" office:value="134" calcext:value-type="float">
            <text:p>134</text:p>
          </table:table-cell>
          <table:table-cell table:style-name="ce16" office:value-type="float" office:value="5970" calcext:value-type="float">
            <text:p>5970</text:p>
          </table:table-cell>
          <table:table-cell table:style-name="ce12" office:value-type="float" office:value="5974" calcext:value-type="float">
            <text:p>5974</text:p>
          </table:table-cell>
          <table:table-cell table:style-name="ce12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table:style-name="ce12" office:value-type="float" office:value="2154" calcext:value-type="float">
            <text:p>2154</text:p>
          </table:table-cell>
          <table:table-cell table:number-columns-repeated="2"/>
          <table:table-cell table:formula="of:=[.E82]-[.D82]+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1" table:formula="of:=[.B82]" office:value-type="string" office:string-value="100Br" calcext:value-type="string">
            <text:p>100Br</text:p>
          </table:table-cell>
          <table:table-cell office:value-type="float" office:value="135" calcext:value-type="float">
            <text:p>135</text:p>
          </table:table-cell>
          <table:table-cell office:value-type="float" office:value="5975" calcext:value-type="float">
            <text:p>5975</text:p>
          </table:table-cell>
          <table:table-cell office:value-type="float" office:value="6011" calcext:value-type="float">
            <text:p>6011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2155" calcext:value-type="float">
            <text:p>2155</text:p>
          </table:table-cell>
          <table:table-cell table:number-columns-repeated="2"/>
          <table:table-cell table:formula="of:=[.E83]-[.D83]+1" office:value-type="float" office:value="37" calcext:value-type="float">
            <text:p>37</text:p>
          </table:table-cell>
        </table:table-row>
        <table:table-row table:style-name="ro1">
          <table:table-cell/>
          <table:table-cell table:style-name="ce11" table:formula="of:=[.B83]" office:value-type="string" office:string-value="100Br" calcext:value-type="string">
            <text:p>100Br</text:p>
          </table:table-cell>
          <table:table-cell office:value-type="float" office:value="137" calcext:value-type="float">
            <text:p>137</text:p>
          </table:table-cell>
          <table:table-cell office:value-type="float" office:value="6012" calcext:value-type="float">
            <text:p>6012</text:p>
          </table:table-cell>
          <table:table-cell office:value-type="float" office:value="6053" calcext:value-type="float">
            <text:p>6053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2156" calcext:value-type="float">
            <text:p>2156</text:p>
          </table:table-cell>
          <table:table-cell table:number-columns-repeated="2"/>
          <table:table-cell table:formula="of:=[.E84]-[.D84]+1"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ce11" table:formula="of:=[.B84]" office:value-type="string" office:string-value="100Br" calcext:value-type="string">
            <text:p>100Br</text:p>
          </table:table-cell>
          <table:table-cell office:value-type="float" office:value="139" calcext:value-type="float">
            <text:p>139</text:p>
          </table:table-cell>
          <table:table-cell office:value-type="float" office:value="6054" calcext:value-type="float">
            <text:p>6054</text:p>
          </table:table-cell>
          <table:table-cell office:value-type="float" office:value="6087" calcext:value-type="float">
            <text:p>608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2157" calcext:value-type="float">
            <text:p>2157</text:p>
          </table:table-cell>
          <table:table-cell table:number-columns-repeated="2"/>
          <table:table-cell table:formula="of:=[.E85]-[.D85]+1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11" table:formula="of:=[.B85]" office:value-type="string" office:string-value="100Br" calcext:value-type="string">
            <text:p>100Br</text:p>
          </table:table-cell>
          <table:table-cell office:value-type="float" office:value="141" calcext:value-type="float">
            <text:p>141</text:p>
          </table:table-cell>
          <table:table-cell office:value-type="float" office:value="6088" calcext:value-type="float">
            <text:p>6088</text:p>
          </table:table-cell>
          <table:table-cell office:value-type="float" office:value="6126" calcext:value-type="float">
            <text:p>6126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2158" calcext:value-type="float">
            <text:p>2158</text:p>
          </table:table-cell>
          <table:table-cell table:number-columns-repeated="2"/>
          <table:table-cell table:style-name="ce19" table:formula="of:=[.E86]-[.D86]+1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11" table:formula="of:=[.B86]" office:value-type="string" office:string-value="100Br" calcext:value-type="string">
            <text:p>100Br</text:p>
          </table:table-cell>
          <table:table-cell office:value-type="float" office:value="143" calcext:value-type="float">
            <text:p>143</text:p>
          </table:table-cell>
          <table:table-cell office:value-type="float" office:value="6127" calcext:value-type="float">
            <text:p>6127</text:p>
          </table:table-cell>
          <table:table-cell office:value-type="float" office:value="6172" calcext:value-type="float">
            <text:p>617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2159" calcext:value-type="float">
            <text:p>2159</text:p>
          </table:table-cell>
          <table:table-cell table:number-columns-repeated="2"/>
          <table:table-cell table:style-name="ce19" table:formula="of:=[.E87]-[.D87]+1" office:value-type="float" office:value="46" calcext:value-type="float">
            <text:p>46</text:p>
          </table:table-cell>
        </table:table-row>
        <table:table-row table:style-name="ro1">
          <table:table-cell/>
          <table:table-cell table:style-name="ce11" table:formula="of:=[.B87]" office:value-type="string" office:string-value="100Br" calcext:value-type="string">
            <text:p>100Br</text:p>
          </table:table-cell>
          <table:table-cell office:value-type="float" office:value="145" calcext:value-type="float">
            <text:p>145</text:p>
          </table:table-cell>
          <table:table-cell office:value-type="float" office:value="6173" calcext:value-type="float">
            <text:p>6173</text:p>
          </table:table-cell>
          <table:table-cell office:value-type="float" office:value="6206" calcext:value-type="float">
            <text:p>6206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2160" calcext:value-type="float">
            <text:p>2160</text:p>
          </table:table-cell>
          <table:table-cell table:number-columns-repeated="2"/>
          <table:table-cell table:style-name="ce19" table:formula="of:=[.E88]-[.D88]+1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11" table:formula="of:=[.B88]" office:value-type="string" office:string-value="100Br" calcext:value-type="string">
            <text:p>100Br</text:p>
          </table:table-cell>
          <table:table-cell office:value-type="float" office:value="147" calcext:value-type="float">
            <text:p>147</text:p>
          </table:table-cell>
          <table:table-cell office:value-type="float" office:value="6207" calcext:value-type="float">
            <text:p>6207</text:p>
          </table:table-cell>
          <table:table-cell office:value-type="float" office:value="6241" calcext:value-type="float">
            <text:p>6241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2161" calcext:value-type="float">
            <text:p>2161</text:p>
          </table:table-cell>
          <table:table-cell table:number-columns-repeated="2"/>
          <table:table-cell table:formula="of:=[.E89]-[.D89]+1" office:value-type="float" office:value="35" calcext:value-type="float">
            <text:p>35</text:p>
          </table:table-cell>
        </table:table-row>
      </table:table>
      <table:table table:name="make_file" table:style-name="ta1"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7" table:default-cell-style-name="Default"/>
        <table:table-column table:style-name="co7" table:default-cell-style-name="ce22"/>
        <table:table-column table:style-name="co1" table:default-cell-style-name="ce12"/>
        <table:table-column table:style-name="co8" table:default-cell-style-name="ce22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14" office:value-type="string" calcext:value-type="string">
            <text:p>Nothing to do</text:p>
          </table:table-cell>
          <table:table-cell table:style-name="Default" table:number-columns-repeated="3"/>
          <table:table-cell table:style-name="ce12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ce13" office:value-type="string" calcext:value-type="string">
            <text:p>Make new sort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Setting</text:p>
          </table:table-cell>
          <table:table-cell office:value-type="string" calcext:value-type="string">
            <text:p>Wasabi Run</text:p>
          </table:table-cell>
          <table:table-cell table:style-name="Default" office:value-type="string" calcext:value-type="string">
            <text:p>Wasabi Subrun Low</text:p>
          </table:table-cell>
          <table:table-cell office:value-type="string" calcext:value-type="string">
            <text:p>Wasabi Subrun High</text:p>
          </table:table-cell>
          <table:table-cell office:value-type="string" calcext:value-type="string">
            <text:p>BRIKEN Run begin</text:p>
          </table:table-cell>
          <table:table-cell office:value-type="string" calcext:value-type="string">
            <text:p>BRIKEN Run end</text:p>
          </table:table-cell>
          <table:table-cell office:value-type="string" calcext:value-type="string">
            <text:p>BigRIPS run</text:p>
          </table:table-cell>
          <table:table-cell office:value-type="string" calcext:value-type="string">
            <text:p>Note</text:p>
          </table:table-cell>
          <table:table-cell table:style-name="Default"/>
          <table:table-cell/>
          <table:table-cell table:style-name="Default" office:value-type="string" calcext:value-type="string">
            <text:p>wasabi offline</text:p>
          </table:table-cell>
          <table:table-cell table:style-name="Default"/>
          <table:table-cell office:value-type="string" calcext:value-type="string">
            <text:p>merger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115Nb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4013" calcext:value-type="float">
            <text:p>4013</text:p>
          </table:table-cell>
          <table:table-cell table:style-name="ce12" office:value-type="float" office:value="4015" calcext:value-type="float">
            <text:p>401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045" calcext:value-type="float">
            <text:p>20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"/>
          <table:table-cell table:formula="of:=&quot;./dosort.sh &quot;&amp;TEXT([.D5];0)&amp;&quot; &quot;&amp;TEXT([.E5];0)&amp;&quot; &quot;&amp;TEXT([.F5];0)" office:value-type="string" office:string-value="./dosort.sh 4013 4015 0" calcext:value-type="string">
            <text:p>./dosort.sh 4013 4015 0</text:p>
          </table:table-cell>
          <table:table-cell/>
          <table:table-cell table:style-name="ce23" table:formula="of:=&quot;./runbrikenreadermerger.sh &quot;&amp;[.F5]&amp;&quot; &quot;&amp;[.G5]&amp;&quot; &quot;&amp;[.D5]&amp;&quot; &quot;&amp;[.E5]&amp;&quot; &quot;&amp;[.H5]" office:value-type="string" office:string-value="./runbrikenreadermerger.sh 0 0 4013 4015 2045" calcext:value-type="string">
            <text:p>./runbrikenreadermerger.sh 0 0 4013 4015 2045</text:p>
          </table:table-cell>
          <table:table-cell/>
        </table:table-row>
        <table:table-row table:style-name="ro1">
          <table:table-cell/>
          <table:table-cell table:formula="of:=[.B5]" office:value-type="string" office:string-value="115Nb" calcext:value-type="string">
            <text:p>115Nb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016" calcext:value-type="float">
            <text:p>4016</text:p>
          </table:table-cell>
          <table:table-cell table:style-name="ce13" office:value-type="float" office:value="4031" calcext:value-type="float">
            <text:p>403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046" calcext:value-type="float">
            <text:p>2046</text:p>
          </table:table-cell>
          <table:table-cell table:style-name="ce17" office:value-type="string" calcext:value-type="string">
            <text:p>Not merged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 table:formula="of:=&quot;./dosort.sh &quot;&amp;TEXT([.D6];0)&amp;&quot; &quot;&amp;TEXT([.E6];0)&amp;&quot; &quot;&amp;TEXT([.F6];0)" office:value-type="string" office:string-value="./dosort.sh 4016 4031 1" calcext:value-type="string">
            <text:p>./dosort.sh 4016 4031 1</text:p>
          </table:table-cell>
          <table:table-cell/>
          <table:table-cell table:style-name="ce23" table:formula="of:=&quot;./runbrikenreadermerger.sh &quot;&amp;[.F6]&amp;&quot; &quot;&amp;[.G6]&amp;&quot; &quot;&amp;[.D6]&amp;&quot; &quot;&amp;[.E6]&amp;&quot; &quot;&amp;[.H6]" office:value-type="string" office:string-value="./runbrikenreadermerger.sh 1 1 4016 4031 2046" calcext:value-type="string">
            <text:p>./runbrikenreadermerger.sh 1 1 4016 4031 2046</text:p>
          </table:table-cell>
          <table:table-cell/>
        </table:table-row>
        <table:table-row table:style-name="ro1">
          <table:table-cell/>
          <table:table-cell table:formula="of:=[.B6]" office:value-type="string" office:string-value="115Nb" calcext:value-type="string">
            <text:p>115Nb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4032" calcext:value-type="float">
            <text:p>4032</text:p>
          </table:table-cell>
          <table:table-cell table:style-name="ce12" office:value-type="float" office:value="4035" calcext:value-type="float">
            <text:p>403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2054" calcext:value-type="float">
            <text:p>2054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"/>
          <table:table-cell table:formula="of:=&quot;./dosort.sh &quot;&amp;TEXT([.D7];0)&amp;&quot; &quot;&amp;TEXT([.E7];0)&amp;&quot; &quot;&amp;TEXT([.F7];0)" office:value-type="string" office:string-value="./dosort.sh 4032 4035 2" calcext:value-type="string">
            <text:p>./dosort.sh 4032 4035 2</text:p>
          </table:table-cell>
          <table:table-cell/>
          <table:table-cell table:style-name="ce15" table:formula="of:=&quot;./runbrikenreadermerger.sh &quot;&amp;[.F7]&amp;&quot; &quot;&amp;[.G7]&amp;&quot; &quot;&amp;[.D7]&amp;&quot; &quot;&amp;[.E7]&amp;&quot; &quot;&amp;[.H7]" office:value-type="string" office:string-value="./runbrikenreadermerger.sh 2 2 4032 4035 2054" calcext:value-type="string">
            <text:p>./runbrikenreadermerger.sh 2 2 4032 4035 2054</text:p>
          </table:table-cell>
          <table:table-cell/>
        </table:table-row>
        <table:table-row table:style-name="ro1">
          <table:table-cell/>
          <table:table-cell table:formula="of:=[.B7]" office:value-type="string" office:string-value="115Nb" calcext:value-type="string">
            <text:p>115Nb</text:p>
          </table:table-cell>
          <table:table-cell office:value-type="float" office:value="3" calcext:value-type="float">
            <text:p>3</text:p>
          </table:table-cell>
          <table:table-cell office:value-type="float" office:value="4036" calcext:value-type="float">
            <text:p>4036</text:p>
          </table:table-cell>
          <table:table-cell office:value-type="float" office:value="4042" calcext:value-type="float">
            <text:p>404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55" calcext:value-type="float">
            <text:p>20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22"/>
          <table:table-cell table:formula="of:=&quot;./dosort.sh &quot;&amp;TEXT([.D8];0)&amp;&quot; &quot;&amp;TEXT([.E8];0)&amp;&quot; &quot;&amp;TEXT([.F8];0)" office:value-type="string" office:string-value="./dosort.sh 4036 4042 3" calcext:value-type="string">
            <text:p>./dosort.sh 4036 4042 3</text:p>
          </table:table-cell>
          <table:table-cell/>
          <table:table-cell table:style-name="ce23" table:formula="of:=&quot;./runbrikenreadermerger.sh &quot;&amp;[.F8]&amp;&quot; &quot;&amp;[.G8]&amp;&quot; &quot;&amp;[.D8]&amp;&quot; &quot;&amp;[.E8]&amp;&quot; &quot;&amp;[.H8]" office:value-type="string" office:string-value="./runbrikenreadermerger.sh 3 3 4036 4042 2055" calcext:value-type="string">
            <text:p>./runbrikenreadermerger.sh 3 3 4036 4042 2055</text:p>
          </table:table-cell>
          <table:table-cell/>
        </table:table-row>
        <table:table-row table:style-name="ro1">
          <table:table-cell/>
          <table:table-cell table:formula="of:=[.B8]" office:value-type="string" office:string-value="115Nb" calcext:value-type="string">
            <text:p>115Nb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4042" calcext:value-type="float">
            <text:p>4042</text:p>
          </table:table-cell>
          <table:table-cell table:style-name="ce12" office:value-type="float" office:value="4047" calcext:value-type="float">
            <text:p>4047</text:p>
          </table:table-cell>
          <table:table-cell table:style-name="ce1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056" calcext:value-type="float">
            <text:p>2056</text:p>
          </table:table-cell>
          <table:table-cell/>
          <table:table-cell office:value-type="float" office:value="5" calcext:value-type="float">
            <text:p>5</text:p>
          </table:table-cell>
          <table:table-cell table:style-name="ce22"/>
          <table:table-cell table:formula="of:=&quot;./dosort.sh &quot;&amp;TEXT([.D9];0)&amp;&quot; &quot;&amp;TEXT([.E9];0)&amp;&quot; &quot;&amp;TEXT([.F9];0)" office:value-type="string" office:string-value="./dosort.sh 4042 4047 4" calcext:value-type="string">
            <text:p>./dosort.sh 4042 4047 4</text:p>
          </table:table-cell>
          <table:table-cell/>
          <table:table-cell table:style-name="ce15" table:formula="of:=&quot;./runbrikenreadermerger.sh &quot;&amp;[.F9]&amp;&quot; &quot;&amp;[.G9]&amp;&quot; &quot;&amp;[.D9]&amp;&quot; &quot;&amp;[.E9]&amp;&quot; &quot;&amp;[.H9]" office:value-type="string" office:string-value="./runbrikenreadermerger.sh 4 4 4042 4047 2056" calcext:value-type="string">
            <text:p>./runbrikenreadermerger.sh 4 4 4042 4047 2056</text:p>
          </table:table-cell>
          <table:table-cell/>
        </table:table-row>
        <table:table-row table:style-name="ro1">
          <table:table-cell/>
          <table:table-cell table:formula="of:=[.B9]" office:value-type="string" office:string-value="115Nb" calcext:value-type="string">
            <text:p>115Nb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048" calcext:value-type="float">
            <text:p>4048</text:p>
          </table:table-cell>
          <table:table-cell table:style-name="ce14" office:value-type="float" office:value="4060" calcext:value-type="float">
            <text:p>406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2057" calcext:value-type="float">
            <text:p>2057</text:p>
          </table:table-cell>
          <table:table-cell table:style-name="ce18" office:value-type="string" calcext:value-type="string">
            <text:p>Not merged, AIDA test behind Wasabi</text:p>
          </table:table-cell>
          <table:table-cell office:value-type="float" office:value="6" calcext:value-type="float">
            <text:p>6</text:p>
          </table:table-cell>
          <table:table-cell table:style-name="ce22"/>
          <table:table-cell table:formula="of:=&quot;./dosort.sh &quot;&amp;TEXT([.D10];0)&amp;&quot; &quot;&amp;TEXT([.E10];0)&amp;&quot; &quot;&amp;TEXT([.F10];0)" office:value-type="string" office:string-value="./dosort.sh 4048 4060 5" calcext:value-type="string">
            <text:p>./dosort.sh 4048 4060 5</text:p>
          </table:table-cell>
          <table:table-cell/>
          <table:table-cell table:style-name="ce23" table:formula="of:=&quot;./runbrikenreadermerger.sh &quot;&amp;[.F10]&amp;&quot; &quot;&amp;[.G10]&amp;&quot; &quot;&amp;[.D10]&amp;&quot; &quot;&amp;[.E10]&amp;&quot; &quot;&amp;[.H10]" office:value-type="string" office:string-value="./runbrikenreadermerger.sh 5 5 4048 4060 2057" calcext:value-type="string">
            <text:p>./runbrikenreadermerger.sh 5 5 4048 4060 2057</text:p>
          </table:table-cell>
          <table:table-cell/>
        </table:table-row>
        <table:table-row table:style-name="ro1">
          <table:table-cell/>
          <table:table-cell table:formula="of:=[.B10]" office:value-type="string" office:string-value="115Nb" calcext:value-type="string">
            <text:p>115Nb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061" calcext:value-type="float">
            <text:p>4061</text:p>
          </table:table-cell>
          <table:table-cell table:style-name="ce14" office:value-type="float" office:value="4081" calcext:value-type="float">
            <text:p>4081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2058" calcext:value-type="float">
            <text:p>2058</text:p>
          </table:table-cell>
          <table:table-cell table:style-name="ce14" office:value-type="string" calcext:value-type="string">
            <text:p>Not merged, AIDA test behind Wasabi</text:p>
          </table:table-cell>
          <table:table-cell office:value-type="float" office:value="7" calcext:value-type="float">
            <text:p>7</text:p>
          </table:table-cell>
          <table:table-cell table:style-name="ce22"/>
          <table:table-cell table:formula="of:=&quot;./dosort.sh &quot;&amp;TEXT([.D11];0)&amp;&quot; &quot;&amp;TEXT([.E11];0)&amp;&quot; &quot;&amp;TEXT([.F11];0)" office:value-type="string" office:string-value="./dosort.sh 4061 4081 6" calcext:value-type="string">
            <text:p>./dosort.sh 4061 4081 6</text:p>
          </table:table-cell>
          <table:table-cell/>
          <table:table-cell table:style-name="ce15" table:formula="of:=&quot;./runbrikenreadermerger.sh &quot;&amp;[.F11]&amp;&quot; &quot;&amp;[.G11]&amp;&quot; &quot;&amp;[.D11]&amp;&quot; &quot;&amp;[.E11]&amp;&quot; &quot;&amp;[.H11]" office:value-type="string" office:string-value="./runbrikenreadermerger.sh 6 6 4061 4081 2058" calcext:value-type="string">
            <text:p>./runbrikenreadermerger.sh 6 6 4061 4081 2058</text:p>
          </table:table-cell>
          <table:table-cell/>
        </table:table-row>
        <table:table-row table:style-name="ro1">
          <table:table-cell/>
          <table:table-cell table:formula="of:=[.B11]" office:value-type="string" office:string-value="115Nb" calcext:value-type="string">
            <text:p>115Nb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float" office:value="4082" calcext:value-type="float">
            <text:p>4082</text:p>
          </table:table-cell>
          <table:table-cell table:style-name="ce12" office:value-type="float" office:value="4092" calcext:value-type="float">
            <text:p>4092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2059" calcext:value-type="float">
            <text:p>2059</text:p>
          </table:table-cell>
          <table:table-cell/>
          <table:table-cell office:value-type="float" office:value="8" calcext:value-type="float">
            <text:p>8</text:p>
          </table:table-cell>
          <table:table-cell table:style-name="ce22"/>
          <table:table-cell table:formula="of:=&quot;./dosort.sh &quot;&amp;TEXT([.D12];0)&amp;&quot; &quot;&amp;TEXT([.E12];0)&amp;&quot; &quot;&amp;TEXT([.F12];0)" office:value-type="string" office:string-value="./dosort.sh 4082 4092 7" calcext:value-type="string">
            <text:p>./dosort.sh 4082 4092 7</text:p>
          </table:table-cell>
          <table:table-cell/>
          <table:table-cell table:style-name="ce15" table:formula="of:=&quot;./runbrikenreadermerger.sh &quot;&amp;[.F12]&amp;&quot; &quot;&amp;[.G12]&amp;&quot; &quot;&amp;[.D12]&amp;&quot; &quot;&amp;[.E12]&amp;&quot; &quot;&amp;[.H12]" office:value-type="string" office:string-value="./runbrikenreadermerger.sh 7 7 4082 4092 2059" calcext:value-type="string">
            <text:p>./runbrikenreadermerger.sh 7 7 4082 4092 2059</text:p>
          </table:table-cell>
          <table:table-cell/>
        </table:table-row>
        <table:table-row table:style-name="ro1">
          <table:table-cell/>
          <table:table-cell table:formula="of:=[.B12]" office:value-type="string" office:string-value="115Nb" calcext:value-type="string">
            <text:p>115Nb</text:p>
          </table:table-cell>
          <table:table-cell office:value-type="float" office:value="8" calcext:value-type="float">
            <text:p>8</text:p>
          </table:table-cell>
          <table:table-cell office:value-type="float" office:value="4094" calcext:value-type="float">
            <text:p>4094</text:p>
          </table:table-cell>
          <table:table-cell office:value-type="float" office:value="4124" calcext:value-type="float">
            <text:p>41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60" calcext:value-type="float">
            <text:p>2060</text:p>
          </table:table-cell>
          <table:table-cell/>
          <table:table-cell office:value-type="float" office:value="9" calcext:value-type="float">
            <text:p>9</text:p>
          </table:table-cell>
          <table:table-cell table:style-name="ce22"/>
          <table:table-cell table:formula="of:=&quot;./dosort.sh &quot;&amp;TEXT([.D13];0)&amp;&quot; &quot;&amp;TEXT([.E13];0)&amp;&quot; &quot;&amp;TEXT([.F13];0)" office:value-type="string" office:string-value="./dosort.sh 4094 4124 8" calcext:value-type="string">
            <text:p>./dosort.sh 4094 4124 8</text:p>
          </table:table-cell>
          <table:table-cell/>
          <table:table-cell table:style-name="ce15" table:formula="of:=&quot;./runbrikenreadermerger.sh &quot;&amp;[.F13]&amp;&quot; &quot;&amp;[.G13]&amp;&quot; &quot;&amp;[.D13]&amp;&quot; &quot;&amp;[.E13]&amp;&quot; &quot;&amp;[.H13]" office:value-type="string" office:string-value="./runbrikenreadermerger.sh 8 9 4094 4124 2060" calcext:value-type="string">
            <text:p>./runbrikenreadermerger.sh 8 9 4094 4124 2060</text:p>
          </table:table-cell>
          <table:table-cell/>
        </table:table-row>
        <table:table-row table:style-name="ro1">
          <table:table-cell/>
          <table:table-cell table:formula="of:=[.B13]" office:value-type="string" office:string-value="115Nb" calcext:value-type="string">
            <text:p>115Nb</text:p>
          </table:table-cell>
          <table:table-cell office:value-type="float" office:value="10" calcext:value-type="float">
            <text:p>10</text:p>
          </table:table-cell>
          <table:table-cell office:value-type="float" office:value="4125" calcext:value-type="float">
            <text:p>4125</text:p>
          </table:table-cell>
          <table:table-cell office:value-type="float" office:value="4153" calcext:value-type="float">
            <text:p>415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61" calcext:value-type="float">
            <text:p>206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2"/>
          <table:table-cell table:formula="of:=&quot;./dosort.sh &quot;&amp;TEXT([.D14];0)&amp;&quot; &quot;&amp;TEXT([.E14];0)&amp;&quot; &quot;&amp;TEXT([.F14];0)" office:value-type="string" office:string-value="./dosort.sh 4125 4153 10" calcext:value-type="string">
            <text:p>./dosort.sh 4125 4153 10</text:p>
          </table:table-cell>
          <table:table-cell/>
          <table:table-cell table:style-name="ce15" table:formula="of:=&quot;./runbrikenreadermerger.sh &quot;&amp;[.F14]&amp;&quot; &quot;&amp;[.G14]&amp;&quot; &quot;&amp;[.D14]&amp;&quot; &quot;&amp;[.E14]&amp;&quot; &quot;&amp;[.H14]" office:value-type="string" office:string-value="./runbrikenreadermerger.sh 10 11 4125 4153 2061" calcext:value-type="string">
            <text:p>./runbrikenreadermerger.sh 10 11 4125 4153 2061</text:p>
          </table:table-cell>
          <table:table-cell/>
        </table:table-row>
        <table:table-row table:style-name="ro1">
          <table:table-cell/>
          <table:table-cell table:formula="of:=[.B14]" office:value-type="string" office:string-value="115Nb" calcext:value-type="string">
            <text:p>115Nb</text:p>
          </table:table-cell>
          <table:table-cell office:value-type="float" office:value="12" calcext:value-type="float">
            <text:p>12</text:p>
          </table:table-cell>
          <table:table-cell office:value-type="float" office:value="4154" calcext:value-type="float">
            <text:p>4154</text:p>
          </table:table-cell>
          <table:table-cell office:value-type="float" office:value="4186" calcext:value-type="float">
            <text:p>418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62" calcext:value-type="float">
            <text:p>2062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2"/>
          <table:table-cell table:formula="of:=&quot;./dosort.sh &quot;&amp;TEXT([.D15];0)&amp;&quot; &quot;&amp;TEXT([.E15];0)&amp;&quot; &quot;&amp;TEXT([.F15];0)" office:value-type="string" office:string-value="./dosort.sh 4154 4186 12" calcext:value-type="string">
            <text:p>./dosort.sh 4154 4186 12</text:p>
          </table:table-cell>
          <table:table-cell/>
          <table:table-cell table:style-name="ce15" table:formula="of:=&quot;./runbrikenreadermerger.sh &quot;&amp;[.F15]&amp;&quot; &quot;&amp;[.G15]&amp;&quot; &quot;&amp;[.D15]&amp;&quot; &quot;&amp;[.E15]&amp;&quot; &quot;&amp;[.H15]" office:value-type="string" office:string-value="./runbrikenreadermerger.sh 12 13 4154 4186 2062" calcext:value-type="string">
            <text:p>./runbrikenreadermerger.sh 12 13 4154 4186 2062</text:p>
          </table:table-cell>
          <table:table-cell/>
        </table:table-row>
        <table:table-row table:style-name="ro1">
          <table:table-cell/>
          <table:table-cell table:formula="of:=[.B15]" office:value-type="string" office:string-value="115Nb" calcext:value-type="string">
            <text:p>115Nb</text:p>
          </table:table-cell>
          <table:table-cell office:value-type="float" office:value="14" calcext:value-type="float">
            <text:p>14</text:p>
          </table:table-cell>
          <table:table-cell office:value-type="float" office:value="4187" calcext:value-type="float">
            <text:p>4187</text:p>
          </table:table-cell>
          <table:table-cell office:value-type="float" office:value="4219" calcext:value-type="float">
            <text:p>42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63" calcext:value-type="float">
            <text:p>2063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/>
          <table:table-cell table:style-name="ce12" table:formula="of:=&quot;./dosort.sh &quot;&amp;TEXT([.D16];0)&amp;&quot; &quot;&amp;TEXT([.E16];0)&amp;&quot; &quot;&amp;TEXT([.F16];0)" office:value-type="string" office:string-value="./dosort.sh 4187 4219 14" calcext:value-type="string">
            <text:p>./dosort.sh 4187 4219 14</text:p>
          </table:table-cell>
          <table:table-cell/>
          <table:table-cell table:formula="of:=&quot;./runbrikenreadermerger.sh &quot;&amp;[.F16]&amp;&quot; &quot;&amp;[.G16]&amp;&quot; &quot;&amp;[.D16]&amp;&quot; &quot;&amp;[.E16]&amp;&quot; &quot;&amp;[.H16]" office:value-type="string" office:string-value="./runbrikenreadermerger.sh 14 15 4187 4219 2063" calcext:value-type="string">
            <text:p>./runbrikenreadermerger.sh 14 15 4187 4219 2063</text:p>
          </table:table-cell>
          <table:table-cell/>
        </table:table-row>
        <table:table-row table:style-name="ro1">
          <table:table-cell/>
          <table:table-cell table:formula="of:=[.B16]" office:value-type="string" office:string-value="115Nb" calcext:value-type="string">
            <text:p>115Nb</text:p>
          </table:table-cell>
          <table:table-cell table:style-name="ce12" office:value-type="float" office:value="16" calcext:value-type="float">
            <text:p>16</text:p>
          </table:table-cell>
          <table:table-cell table:style-name="ce16" office:value-type="float" office:value="4220" calcext:value-type="float">
            <text:p>4220</text:p>
          </table:table-cell>
          <table:table-cell table:style-name="ce12" office:value-type="float" office:value="4249" calcext:value-type="float">
            <text:p>4249</text:p>
          </table:table-cell>
          <table:table-cell table:style-name="ce1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2" office:value-type="float" office:value="2064" calcext:value-type="float">
            <text:p>2064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/>
          <table:table-cell table:style-name="ce12" table:formula="of:=&quot;./dosort.sh &quot;&amp;TEXT([.D17];0)&amp;&quot; &quot;&amp;TEXT([.E17];0)&amp;&quot; &quot;&amp;TEXT([.F17];0)" office:value-type="string" office:string-value="./dosort.sh 4220 4249 16" calcext:value-type="string">
            <text:p>./dosort.sh 4220 4249 16</text:p>
          </table:table-cell>
          <table:table-cell/>
          <table:table-cell table:formula="of:=&quot;./runbrikenreadermerger.sh &quot;&amp;[.F17]&amp;&quot; &quot;&amp;[.G17]&amp;&quot; &quot;&amp;[.D17]&amp;&quot; &quot;&amp;[.E17]&amp;&quot; &quot;&amp;[.H17]" office:value-type="string" office:string-value="./runbrikenreadermerger.sh 16 17 4220 4249 2064" calcext:value-type="string">
            <text:p>./runbrikenreadermerger.sh 16 17 4220 4249 2064</text:p>
          </table:table-cell>
          <table:table-cell/>
        </table:table-row>
        <table:table-row table:style-name="ro1">
          <table:table-cell/>
          <table:table-cell table:formula="of:=[.B17]" office:value-type="string" office:string-value="115Nb" calcext:value-type="string">
            <text:p>115Nb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250" calcext:value-type="float">
            <text:p>4250</text:p>
          </table:table-cell>
          <table:table-cell table:style-name="ce13" office:value-type="float" office:value="4251" calcext:value-type="float">
            <text:p>4251</text:p>
          </table:table-cell>
          <table:table-cell table:number-columns-repeated="2" table:style-name="ce13" office:value-type="float" office:value="18" calcext:value-type="float">
            <text:p>18</text:p>
          </table:table-cell>
          <table:table-cell table:style-name="ce13" office:value-type="float" office:value="2065" calcext:value-type="float">
            <text:p>2065</text:p>
          </table:table-cell>
          <table:table-cell table:style-name="ce13" office:value-type="string" calcext:value-type="string">
            <text:p>Not merged</text:p>
          </table:table-cell>
          <table:table-cell table:style-name="ce12" office:value-type="float" office:value="14" calcext:value-type="float">
            <text:p>14</text:p>
          </table:table-cell>
          <table:table-cell/>
          <table:table-cell table:style-name="ce12" table:formula="of:=&quot;./dosort.sh &quot;&amp;TEXT([.D18];0)&amp;&quot; &quot;&amp;TEXT([.E18];0)&amp;&quot; &quot;&amp;TEXT([.F18];0)" office:value-type="string" office:string-value="./dosort.sh 4250 4251 18" calcext:value-type="string">
            <text:p>./dosort.sh 4250 4251 18</text:p>
          </table:table-cell>
          <table:table-cell/>
          <table:table-cell table:style-name="ce24" table:formula="of:=&quot;./runbrikenreadermerger.sh &quot;&amp;[.F18]&amp;&quot; &quot;&amp;[.G18]&amp;&quot; &quot;&amp;[.D18]&amp;&quot; &quot;&amp;[.E18]&amp;&quot; &quot;&amp;[.H18]" office:value-type="string" office:string-value="./runbrikenreadermerger.sh 18 18 4250 4251 2065" calcext:value-type="string">
            <text:p>./runbrikenreadermerger.sh 18 18 4250 4251 2065</text:p>
          </table:table-cell>
          <table:table-cell/>
        </table:table-row>
        <table:table-row table:style-name="ro1">
          <table:table-cell/>
          <table:table-cell table:formula="of:=[.B18]" office:value-type="string" office:string-value="115Nb" calcext:value-type="string">
            <text:p>115Nb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252" calcext:value-type="float">
            <text:p>4252</text:p>
          </table:table-cell>
          <table:table-cell table:style-name="ce13" office:value-type="float" office:value="4254" calcext:value-type="float">
            <text:p>4254</text:p>
          </table:table-cell>
          <table:table-cell table:number-columns-repeated="2" table:style-name="ce13" office:value-type="float" office:value="19" calcext:value-type="float">
            <text:p>19</text:p>
          </table:table-cell>
          <table:table-cell table:style-name="ce13" office:value-type="float" office:value="2066" calcext:value-type="float">
            <text:p>2066</text:p>
          </table:table-cell>
          <table:table-cell table:style-name="ce13" office:value-type="string" calcext:value-type="string">
            <text:p>Not merged</text:p>
          </table:table-cell>
          <table:table-cell table:style-name="ce12" office:value-type="float" office:value="15" calcext:value-type="float">
            <text:p>15</text:p>
          </table:table-cell>
          <table:table-cell/>
          <table:table-cell table:style-name="ce12" table:formula="of:=&quot;./dosort.sh &quot;&amp;TEXT([.D19];0)&amp;&quot; &quot;&amp;TEXT([.E19];0)&amp;&quot; &quot;&amp;TEXT([.F19];0)" office:value-type="string" office:string-value="./dosort.sh 4252 4254 19" calcext:value-type="string">
            <text:p>./dosort.sh 4252 4254 19</text:p>
          </table:table-cell>
          <table:table-cell/>
          <table:table-cell table:style-name="ce24" table:formula="of:=&quot;./runbrikenreadermerger.sh &quot;&amp;[.F19]&amp;&quot; &quot;&amp;[.G19]&amp;&quot; &quot;&amp;[.D19]&amp;&quot; &quot;&amp;[.E19]&amp;&quot; &quot;&amp;[.H19]" office:value-type="string" office:string-value="./runbrikenreadermerger.sh 19 19 4252 4254 2066" calcext:value-type="string">
            <text:p>./runbrikenreadermerger.sh 19 19 4252 4254 2066</text:p>
          </table:table-cell>
          <table:table-cell/>
        </table:table-row>
        <table:table-row table:style-name="ro1">
          <table:table-cell/>
          <table:table-cell table:formula="of:=[.B19]" office:value-type="string" office:string-value="115Nb" calcext:value-type="string">
            <text:p>115Nb</text:p>
          </table:table-cell>
          <table:table-cell table:style-name="ce12" office:value-type="float" office:value="20" calcext:value-type="float">
            <text:p>20</text:p>
          </table:table-cell>
          <table:table-cell table:style-name="ce16" office:value-type="float" office:value="4255" calcext:value-type="float">
            <text:p>4255</text:p>
          </table:table-cell>
          <table:table-cell table:style-name="ce12" office:value-type="float" office:value="4257" calcext:value-type="float">
            <text:p>4257</text:p>
          </table:table-cell>
          <table:table-cell table:style-name="ce1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12" office:value-type="float" office:value="2067" calcext:value-type="float">
            <text:p>2067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/>
          <table:table-cell table:style-name="ce12" table:formula="of:=&quot;./dosort.sh &quot;&amp;TEXT([.D20];0)&amp;&quot; &quot;&amp;TEXT([.E20];0)&amp;&quot; &quot;&amp;TEXT([.F20];0)" office:value-type="string" office:string-value="./dosort.sh 4255 4257 20" calcext:value-type="string">
            <text:p>./dosort.sh 4255 4257 20</text:p>
          </table:table-cell>
          <table:table-cell/>
          <table:table-cell table:formula="of:=&quot;./runbrikenreadermerger.sh &quot;&amp;[.F20]&amp;&quot; &quot;&amp;[.G20]&amp;&quot; &quot;&amp;[.D20]&amp;&quot; &quot;&amp;[.E20]&amp;&quot; &quot;&amp;[.H20]" office:value-type="string" office:string-value="./runbrikenreadermerger.sh 20 21 4255 4257 2067" calcext:value-type="string">
            <text:p>./runbrikenreadermerger.sh 20 21 4255 4257 2067</text:p>
          </table:table-cell>
          <table:table-cell/>
        </table:table-row>
        <table:table-row table:style-name="ro1">
          <table:table-cell/>
          <table:table-cell table:formula="of:=[.B20]" office:value-type="string" office:string-value="115Nb" calcext:value-type="string">
            <text:p>115Nb</text:p>
          </table:table-cell>
          <table:table-cell office:value-type="float" office:value="21" calcext:value-type="float">
            <text:p>21</text:p>
          </table:table-cell>
          <table:table-cell office:value-type="float" office:value="4257" calcext:value-type="float">
            <text:p>4257</text:p>
          </table:table-cell>
          <table:table-cell office:value-type="float" office:value="4289" calcext:value-type="float">
            <text:p>428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68" calcext:value-type="float">
            <text:p>2068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/>
          <table:table-cell table:style-name="ce12" table:formula="of:=&quot;./dosort.sh &quot;&amp;TEXT([.D21];0)&amp;&quot; &quot;&amp;TEXT([.E21];0)&amp;&quot; &quot;&amp;TEXT([.F21];0)" office:value-type="string" office:string-value="./dosort.sh 4257 4289 21" calcext:value-type="string">
            <text:p>./dosort.sh 4257 4289 21</text:p>
          </table:table-cell>
          <table:table-cell/>
          <table:table-cell table:formula="of:=&quot;./runbrikenreadermerger.sh &quot;&amp;[.F21]&amp;&quot; &quot;&amp;[.G21]&amp;&quot; &quot;&amp;[.D21]&amp;&quot; &quot;&amp;[.E21]&amp;&quot; &quot;&amp;[.H21]" office:value-type="string" office:string-value="./runbrikenreadermerger.sh 21 22 4257 4289 2068" calcext:value-type="string">
            <text:p>./runbrikenreadermerger.sh 21 22 4257 4289 2068</text:p>
          </table:table-cell>
          <table:table-cell/>
        </table:table-row>
        <table:table-row table:style-name="ro1">
          <table:table-cell/>
          <table:table-cell table:formula="of:=[.B21]" office:value-type="string" office:string-value="115Nb" calcext:value-type="string">
            <text:p>115Nb</text:p>
          </table:table-cell>
          <table:table-cell office:value-type="float" office:value="23" calcext:value-type="float">
            <text:p>23</text:p>
          </table:table-cell>
          <table:table-cell office:value-type="float" office:value="4290" calcext:value-type="float">
            <text:p>4290</text:p>
          </table:table-cell>
          <table:table-cell office:value-type="float" office:value="4324" calcext:value-type="float">
            <text:p>43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069" calcext:value-type="float">
            <text:p>2069</text:p>
          </table:table-cell>
          <table:table-cell/>
          <table:table-cell table:style-name="ce12" office:value-type="float" office:value="18" calcext:value-type="float">
            <text:p>18</text:p>
          </table:table-cell>
          <table:table-cell/>
          <table:table-cell table:style-name="ce12" table:formula="of:=&quot;./dosort.sh &quot;&amp;TEXT([.D22];0)&amp;&quot; &quot;&amp;TEXT([.E22];0)&amp;&quot; &quot;&amp;TEXT([.F22];0)" office:value-type="string" office:string-value="./dosort.sh 4290 4324 23" calcext:value-type="string">
            <text:p>./dosort.sh 4290 4324 23</text:p>
          </table:table-cell>
          <table:table-cell/>
          <table:table-cell table:formula="of:=&quot;./runbrikenreadermerger.sh &quot;&amp;[.F22]&amp;&quot; &quot;&amp;[.G22]&amp;&quot; &quot;&amp;[.D22]&amp;&quot; &quot;&amp;[.E22]&amp;&quot; &quot;&amp;[.H22]" office:value-type="string" office:string-value="./runbrikenreadermerger.sh 23 24 4290 4324 2069" calcext:value-type="string">
            <text:p>./runbrikenreadermerger.sh 23 24 4290 4324 2069</text:p>
          </table:table-cell>
          <table:table-cell/>
        </table:table-row>
        <table:table-row table:style-name="ro1">
          <table:table-cell/>
          <table:table-cell table:formula="of:=[.B22]" office:value-type="string" office:string-value="115Nb" calcext:value-type="string">
            <text:p>115Nb</text:p>
          </table:table-cell>
          <table:table-cell office:value-type="float" office:value="25" calcext:value-type="float">
            <text:p>25</text:p>
          </table:table-cell>
          <table:table-cell office:value-type="float" office:value="4325" calcext:value-type="float">
            <text:p>4325</text:p>
          </table:table-cell>
          <table:table-cell office:value-type="float" office:value="4332" calcext:value-type="float">
            <text:p>433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70" calcext:value-type="float">
            <text:p>2070</text:p>
          </table:table-cell>
          <table:table-cell/>
          <table:table-cell table:style-name="ce12" office:value-type="float" office:value="19" calcext:value-type="float">
            <text:p>19</text:p>
          </table:table-cell>
          <table:table-cell/>
          <table:table-cell table:style-name="ce12" table:formula="of:=&quot;./dosort.sh &quot;&amp;TEXT([.D23];0)&amp;&quot; &quot;&amp;TEXT([.E23];0)&amp;&quot; &quot;&amp;TEXT([.F23];0)" office:value-type="string" office:string-value="./dosort.sh 4325 4332 25" calcext:value-type="string">
            <text:p>./dosort.sh 4325 4332 25</text:p>
          </table:table-cell>
          <table:table-cell/>
          <table:table-cell table:formula="of:=&quot;./runbrikenreadermerger.sh &quot;&amp;[.F23]&amp;&quot; &quot;&amp;[.G23]&amp;&quot; &quot;&amp;[.D23]&amp;&quot; &quot;&amp;[.E23]&amp;&quot; &quot;&amp;[.H23]" office:value-type="string" office:string-value="./runbrikenreadermerger.sh 25 26 4325 4332 2070" calcext:value-type="string">
            <text:p>./runbrikenreadermerger.sh 25 26 4325 4332 2070</text:p>
          </table:table-cell>
          <table:table-cell/>
        </table:table-row>
        <table:table-row table:style-name="ro1">
          <table:table-cell/>
          <table:table-cell table:formula="of:=[.B23]" office:value-type="string" office:string-value="115Nb" calcext:value-type="string">
            <text:p>115Nb</text:p>
          </table:table-cell>
          <table:table-cell office:value-type="float" office:value="26" calcext:value-type="float">
            <text:p>26</text:p>
          </table:table-cell>
          <table:table-cell office:value-type="float" office:value="4333" calcext:value-type="float">
            <text:p>4333</text:p>
          </table:table-cell>
          <table:table-cell office:value-type="float" office:value="4345" calcext:value-type="float">
            <text:p>434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71" calcext:value-type="float">
            <text:p>2071</text:p>
          </table:table-cell>
          <table:table-cell/>
          <table:table-cell table:style-name="ce12" office:value-type="float" office:value="20" calcext:value-type="float">
            <text:p>20</text:p>
          </table:table-cell>
          <table:table-cell/>
          <table:table-cell table:style-name="ce12" table:formula="of:=&quot;./dosort.sh &quot;&amp;TEXT([.D24];0)&amp;&quot; &quot;&amp;TEXT([.E24];0)&amp;&quot; &quot;&amp;TEXT([.F24];0)" office:value-type="string" office:string-value="./dosort.sh 4333 4345 26" calcext:value-type="string">
            <text:p>./dosort.sh 4333 4345 26</text:p>
          </table:table-cell>
          <table:table-cell/>
          <table:table-cell table:formula="of:=&quot;./runbrikenreadermerger.sh &quot;&amp;[.F24]&amp;&quot; &quot;&amp;[.G24]&amp;&quot; &quot;&amp;[.D24]&amp;&quot; &quot;&amp;[.E24]&amp;&quot; &quot;&amp;[.H24]" office:value-type="string" office:string-value="./runbrikenreadermerger.sh 26 26 4333 4345 2071" calcext:value-type="string">
            <text:p>./runbrikenreadermerger.sh 26 26 4333 4345 2071</text:p>
          </table:table-cell>
          <table:table-cell/>
        </table:table-row>
        <table:table-row table:style-name="ro1">
          <table:table-cell/>
          <table:table-cell table:formula="of:=[.B24]" office:value-type="string" office:string-value="115Nb" calcext:value-type="string">
            <text:p>115Nb</text:p>
          </table:table-cell>
          <table:table-cell office:value-type="float" office:value="27" calcext:value-type="float">
            <text:p>27</text:p>
          </table:table-cell>
          <table:table-cell office:value-type="float" office:value="4346" calcext:value-type="float">
            <text:p>4346</text:p>
          </table:table-cell>
          <table:table-cell office:value-type="float" office:value="4362" calcext:value-type="float">
            <text:p>436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72" calcext:value-type="float">
            <text:p>2072</text:p>
          </table:table-cell>
          <table:table-cell/>
          <table:table-cell table:style-name="ce12" office:value-type="float" office:value="21" calcext:value-type="float">
            <text:p>21</text:p>
          </table:table-cell>
          <table:table-cell/>
          <table:table-cell table:style-name="ce12" table:formula="of:=&quot;./dosort.sh &quot;&amp;TEXT([.D25];0)&amp;&quot; &quot;&amp;TEXT([.E25];0)&amp;&quot; &quot;&amp;TEXT([.F25];0)" office:value-type="string" office:string-value="./dosort.sh 4346 4362 27" calcext:value-type="string">
            <text:p>./dosort.sh 4346 4362 27</text:p>
          </table:table-cell>
          <table:table-cell/>
          <table:table-cell table:formula="of:=&quot;./runbrikenreadermerger.sh &quot;&amp;[.F25]&amp;&quot; &quot;&amp;[.G25]&amp;&quot; &quot;&amp;[.D25]&amp;&quot; &quot;&amp;[.E25]&amp;&quot; &quot;&amp;[.H25]" office:value-type="string" office:string-value="./runbrikenreadermerger.sh 27 28 4346 4362 2072" calcext:value-type="string">
            <text:p>./runbrikenreadermerger.sh 27 28 4346 4362 2072</text:p>
          </table:table-cell>
          <table:table-cell/>
        </table:table-row>
        <table:table-row table:style-name="ro1">
          <table:table-cell/>
          <table:table-cell table:formula="of:=[.B25]" office:value-type="string" office:string-value="115Nb" calcext:value-type="string">
            <text:p>115Nb</text:p>
          </table:table-cell>
          <table:table-cell office:value-type="float" office:value="28" calcext:value-type="float">
            <text:p>28</text:p>
          </table:table-cell>
          <table:table-cell office:value-type="float" office:value="4363" calcext:value-type="float">
            <text:p>4363</text:p>
          </table:table-cell>
          <table:table-cell office:value-type="float" office:value="4391" calcext:value-type="float">
            <text:p>439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073" calcext:value-type="float">
            <text:p>2073</text:p>
          </table:table-cell>
          <table:table-cell/>
          <table:table-cell table:style-name="ce12" office:value-type="float" office:value="22" calcext:value-type="float">
            <text:p>22</text:p>
          </table:table-cell>
          <table:table-cell/>
          <table:table-cell table:style-name="ce12" table:formula="of:=&quot;./dosort.sh &quot;&amp;TEXT([.D26];0)&amp;&quot; &quot;&amp;TEXT([.E26];0)&amp;&quot; &quot;&amp;TEXT([.F26];0)" office:value-type="string" office:string-value="./dosort.sh 4363 4391 28" calcext:value-type="string">
            <text:p>./dosort.sh 4363 4391 28</text:p>
          </table:table-cell>
          <table:table-cell/>
          <table:table-cell table:formula="of:=&quot;./runbrikenreadermerger.sh &quot;&amp;[.F26]&amp;&quot; &quot;&amp;[.G26]&amp;&quot; &quot;&amp;[.D26]&amp;&quot; &quot;&amp;[.E26]&amp;&quot; &quot;&amp;[.H26]" office:value-type="string" office:string-value="./runbrikenreadermerger.sh 28 29 4363 4391 2073" calcext:value-type="string">
            <text:p>./runbrikenreadermerger.sh 28 29 4363 4391 2073</text:p>
          </table:table-cell>
          <table:table-cell/>
        </table:table-row>
        <table:table-row table:style-name="ro1">
          <table:table-cell/>
          <table:table-cell table:formula="of:=[.B26]" office:value-type="string" office:string-value="115Nb" calcext:value-type="string">
            <text:p>115Nb</text:p>
          </table:table-cell>
          <table:table-cell office:value-type="float" office:value="30" calcext:value-type="float">
            <text:p>30</text:p>
          </table:table-cell>
          <table:table-cell office:value-type="float" office:value="4392" calcext:value-type="float">
            <text:p>4392</text:p>
          </table:table-cell>
          <table:table-cell office:value-type="float" office:value="4416" calcext:value-type="float">
            <text:p>44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074" calcext:value-type="float">
            <text:p>2074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2"/>
          <table:table-cell table:formula="of:=&quot;./dosort.sh &quot;&amp;TEXT([.D27];0)&amp;&quot; &quot;&amp;TEXT([.E27];0)&amp;&quot; &quot;&amp;TEXT([.F27];0)" office:value-type="string" office:string-value="./dosort.sh 4392 4416 30" calcext:value-type="string">
            <text:p>./dosort.sh 4392 4416 30</text:p>
          </table:table-cell>
          <table:table-cell/>
          <table:table-cell table:style-name="ce15" table:formula="of:=&quot;./runbrikenreadermerger.sh &quot;&amp;[.F27]&amp;&quot; &quot;&amp;[.G27]&amp;&quot; &quot;&amp;[.D27]&amp;&quot; &quot;&amp;[.E27]&amp;&quot; &quot;&amp;[.H27]" office:value-type="string" office:string-value="./runbrikenreadermerger.sh 30 31 4392 4416 2074" calcext:value-type="string">
            <text:p>./runbrikenreadermerger.sh 30 31 4392 4416 2074</text:p>
          </table:table-cell>
          <table:table-cell/>
        </table:table-row>
        <table:table-row table:style-name="ro1">
          <table:table-cell/>
          <table:table-cell table:formula="of:=[.B27]" office:value-type="string" office:string-value="115Nb" calcext:value-type="string">
            <text:p>115Nb</text:p>
          </table:table-cell>
          <table:table-cell office:value-type="float" office:value="32" calcext:value-type="float">
            <text:p>32</text:p>
          </table:table-cell>
          <table:table-cell office:value-type="float" office:value="4417" calcext:value-type="float">
            <text:p>4417</text:p>
          </table:table-cell>
          <table:table-cell office:value-type="float" office:value="4443" calcext:value-type="float">
            <text:p>444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075" calcext:value-type="float">
            <text:p>2075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2"/>
          <table:table-cell table:formula="of:=&quot;./dosort.sh &quot;&amp;TEXT([.D28];0)&amp;&quot; &quot;&amp;TEXT([.E28];0)&amp;&quot; &quot;&amp;TEXT([.F28];0)" office:value-type="string" office:string-value="./dosort.sh 4417 4443 32" calcext:value-type="string">
            <text:p>./dosort.sh 4417 4443 32</text:p>
          </table:table-cell>
          <table:table-cell/>
          <table:table-cell table:style-name="ce15" table:formula="of:=&quot;./runbrikenreadermerger.sh &quot;&amp;[.F28]&amp;&quot; &quot;&amp;[.G28]&amp;&quot; &quot;&amp;[.D28]&amp;&quot; &quot;&amp;[.E28]&amp;&quot; &quot;&amp;[.H28]" office:value-type="string" office:string-value="./runbrikenreadermerger.sh 32 33 4417 4443 2075" calcext:value-type="string">
            <text:p>./runbrikenreadermerger.sh 32 33 4417 4443 2075</text:p>
          </table:table-cell>
          <table:table-cell/>
        </table:table-row>
        <table:table-row table:style-name="ro1">
          <table:table-cell/>
          <table:table-cell table:formula="of:=[.B28]" office:value-type="string" office:string-value="115Nb" calcext:value-type="string">
            <text:p>115Nb</text:p>
          </table:table-cell>
          <table:table-cell office:value-type="float" office:value="34" calcext:value-type="float">
            <text:p>34</text:p>
          </table:table-cell>
          <table:table-cell office:value-type="float" office:value="4444" calcext:value-type="float">
            <text:p>4444</text:p>
          </table:table-cell>
          <table:table-cell office:value-type="float" office:value="4471" calcext:value-type="float">
            <text:p>447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076" calcext:value-type="float">
            <text:p>2076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2"/>
          <table:table-cell table:formula="of:=&quot;./dosort.sh &quot;&amp;TEXT([.D29];0)&amp;&quot; &quot;&amp;TEXT([.E29];0)&amp;&quot; &quot;&amp;TEXT([.F29];0)" office:value-type="string" office:string-value="./dosort.sh 4444 4471 34" calcext:value-type="string">
            <text:p>./dosort.sh 4444 4471 34</text:p>
          </table:table-cell>
          <table:table-cell/>
          <table:table-cell table:style-name="ce15" table:formula="of:=&quot;./runbrikenreadermerger.sh &quot;&amp;[.F29]&amp;&quot; &quot;&amp;[.G29]&amp;&quot; &quot;&amp;[.D29]&amp;&quot; &quot;&amp;[.E29]&amp;&quot; &quot;&amp;[.H29]" office:value-type="string" office:string-value="./runbrikenreadermerger.sh 34 35 4444 4471 2076" calcext:value-type="string">
            <text:p>./runbrikenreadermerger.sh 34 35 4444 4471 2076</text:p>
          </table:table-cell>
          <table:table-cell/>
        </table:table-row>
        <table:table-row table:style-name="ro1">
          <table:table-cell/>
          <table:table-cell table:formula="of:=[.B29]" office:value-type="string" office:string-value="115Nb" calcext:value-type="string">
            <text:p>115Nb</text:p>
          </table:table-cell>
          <table:table-cell office:value-type="float" office:value="36" calcext:value-type="float">
            <text:p>36</text:p>
          </table:table-cell>
          <table:table-cell office:value-type="float" office:value="4472" calcext:value-type="float">
            <text:p>4472</text:p>
          </table:table-cell>
          <table:table-cell office:value-type="float" office:value="4503" calcext:value-type="float">
            <text:p>450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077" calcext:value-type="float">
            <text:p>2077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2"/>
          <table:table-cell table:formula="of:=&quot;./dosort.sh &quot;&amp;TEXT([.D30];0)&amp;&quot; &quot;&amp;TEXT([.E30];0)&amp;&quot; &quot;&amp;TEXT([.F30];0)" office:value-type="string" office:string-value="./dosort.sh 4472 4503 36" calcext:value-type="string">
            <text:p>./dosort.sh 4472 4503 36</text:p>
          </table:table-cell>
          <table:table-cell/>
          <table:table-cell table:style-name="ce15" table:formula="of:=&quot;./runbrikenreadermerger.sh &quot;&amp;[.F30]&amp;&quot; &quot;&amp;[.G30]&amp;&quot; &quot;&amp;[.D30]&amp;&quot; &quot;&amp;[.E30]&amp;&quot; &quot;&amp;[.H30]" office:value-type="string" office:string-value="./runbrikenreadermerger.sh 36 37 4472 4503 2077" calcext:value-type="string">
            <text:p>./runbrikenreadermerger.sh 36 37 4472 4503 2077</text:p>
          </table:table-cell>
          <table:table-cell/>
        </table:table-row>
        <table:table-row table:style-name="ro1">
          <table:table-cell/>
          <table:table-cell table:formula="of:=[.B30]" office:value-type="string" office:string-value="115Nb" calcext:value-type="string">
            <text:p>115Nb</text:p>
          </table:table-cell>
          <table:table-cell office:value-type="float" office:value="38" calcext:value-type="float">
            <text:p>38</text:p>
          </table:table-cell>
          <table:table-cell office:value-type="float" office:value="4505" calcext:value-type="float">
            <text:p>4505</text:p>
          </table:table-cell>
          <table:table-cell office:value-type="float" office:value="4533" calcext:value-type="float">
            <text:p>45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078" calcext:value-type="float">
            <text:p>2078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2"/>
          <table:table-cell table:formula="of:=&quot;./dosort.sh &quot;&amp;TEXT([.D31];0)&amp;&quot; &quot;&amp;TEXT([.E31];0)&amp;&quot; &quot;&amp;TEXT([.F31];0)" office:value-type="string" office:string-value="./dosort.sh 4505 4533 38" calcext:value-type="string">
            <text:p>./dosort.sh 4505 4533 38</text:p>
          </table:table-cell>
          <table:table-cell/>
          <table:table-cell table:style-name="ce15" table:formula="of:=&quot;./runbrikenreadermerger.sh &quot;&amp;[.F31]&amp;&quot; &quot;&amp;[.G31]&amp;&quot; &quot;&amp;[.D31]&amp;&quot; &quot;&amp;[.E31]&amp;&quot; &quot;&amp;[.H31]" office:value-type="string" office:string-value="./runbrikenreadermerger.sh 38 39 4505 4533 2078" calcext:value-type="string">
            <text:p>./runbrikenreadermerger.sh 38 39 4505 4533 2078</text:p>
          </table:table-cell>
          <table:table-cell/>
        </table:table-row>
        <table:table-row table:style-name="ro1">
          <table:table-cell/>
          <table:table-cell table:formula="of:=[.B31]" office:value-type="string" office:string-value="115Nb" calcext:value-type="string">
            <text:p>115Nb</text:p>
          </table:table-cell>
          <table:table-cell office:value-type="float" office:value="40" calcext:value-type="float">
            <text:p>40</text:p>
          </table:table-cell>
          <table:table-cell office:value-type="float" office:value="4533" calcext:value-type="float">
            <text:p>4533</text:p>
          </table:table-cell>
          <table:table-cell office:value-type="float" office:value="4561" calcext:value-type="float">
            <text:p>456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079" calcext:value-type="float">
            <text:p>2079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22"/>
          <table:table-cell table:formula="of:=&quot;./dosort.sh &quot;&amp;TEXT([.D32];0)&amp;&quot; &quot;&amp;TEXT([.E32];0)&amp;&quot; &quot;&amp;TEXT([.F32];0)" office:value-type="string" office:string-value="./dosort.sh 4533 4561 40" calcext:value-type="string">
            <text:p>./dosort.sh 4533 4561 40</text:p>
          </table:table-cell>
          <table:table-cell/>
          <table:table-cell table:style-name="ce15" table:formula="of:=&quot;./runbrikenreadermerger.sh &quot;&amp;[.F32]&amp;&quot; &quot;&amp;[.G32]&amp;&quot; &quot;&amp;[.D32]&amp;&quot; &quot;&amp;[.E32]&amp;&quot; &quot;&amp;[.H32]" office:value-type="string" office:string-value="./runbrikenreadermerger.sh 40 41 4533 4561 2079" calcext:value-type="string">
            <text:p>./runbrikenreadermerger.sh 40 41 4533 4561 2079</text:p>
          </table:table-cell>
          <table:table-cell/>
        </table:table-row>
        <table:table-row table:style-name="ro1">
          <table:table-cell/>
          <table:table-cell table:formula="of:=[.B32]" office:value-type="string" office:string-value="115Nb" calcext:value-type="string">
            <text:p>115Nb</text:p>
          </table:table-cell>
          <table:table-cell table:style-name="ce12" office:value-type="float" office:value="42" calcext:value-type="float">
            <text:p>42</text:p>
          </table:table-cell>
          <table:table-cell table:style-name="ce16" office:value-type="float" office:value="4562" calcext:value-type="float">
            <text:p>4562</text:p>
          </table:table-cell>
          <table:table-cell table:style-name="ce12" office:value-type="float" office:value="4572" calcext:value-type="float">
            <text:p>4572</text:p>
          </table:table-cell>
          <table:table-cell table:style-name="ce12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style-name="ce12" office:value-type="float" office:value="2080" calcext:value-type="float">
            <text:p>208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2"/>
          <table:table-cell table:formula="of:=&quot;./dosort.sh &quot;&amp;TEXT([.D33];0)&amp;&quot; &quot;&amp;TEXT([.E33];0)&amp;&quot; &quot;&amp;TEXT([.F33];0)" office:value-type="string" office:string-value="./dosort.sh 4562 4572 42" calcext:value-type="string">
            <text:p>./dosort.sh 4562 4572 42</text:p>
          </table:table-cell>
          <table:table-cell/>
          <table:table-cell table:style-name="ce15" table:formula="of:=&quot;./runbrikenreadermerger.sh &quot;&amp;[.F33]&amp;&quot; &quot;&amp;[.G33]&amp;&quot; &quot;&amp;[.D33]&amp;&quot; &quot;&amp;[.E33]&amp;&quot; &quot;&amp;[.H33]" office:value-type="string" office:string-value="./runbrikenreadermerger.sh 42 42 4562 4572 2080" calcext:value-type="string">
            <text:p>./runbrikenreadermerger.sh 42 42 4562 4572 2080</text:p>
          </table:table-cell>
          <table:table-cell/>
        </table:table-row>
        <table:table-row table:style-name="ro1">
          <table:table-cell/>
          <table:table-cell table:formula="of:=[.B33]" office:value-type="string" office:string-value="115Nb" calcext:value-type="string">
            <text:p>115Nb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573" calcext:value-type="float">
            <text:p>4573</text:p>
          </table:table-cell>
          <table:table-cell table:style-name="ce15" office:value-type="float" office:value="4602" calcext:value-type="float">
            <text:p>4602</text:p>
          </table:table-cell>
          <table:table-cell table:style-name="ce15" office:value-type="float" office:value="43" calcext:value-type="float">
            <text:p>43</text:p>
          </table:table-cell>
          <table:table-cell table:style-name="ce14" office:value-type="float" office:value="48" calcext:value-type="float">
            <text:p>48</text:p>
          </table:table-cell>
          <table:table-cell table:style-name="ce15" office:value-type="float" office:value="2081" calcext:value-type="float">
            <text:p>2081</text:p>
          </table:table-cell>
          <table:table-cell table:style-name="ce15" office:value-type="string" calcext:value-type="string">
            <text:p>Not merged: 43-48 BRIKEN file too long due to problem of D4 noise</text:p>
          </table:table-cell>
          <table:table-cell office:value-type="float" office:value="30" calcext:value-type="float">
            <text:p>30</text:p>
          </table:table-cell>
          <table:table-cell table:style-name="ce22"/>
          <table:table-cell table:formula="of:=&quot;./dosort.sh &quot;&amp;TEXT([.D34];0)&amp;&quot; &quot;&amp;TEXT([.E34];0)&amp;&quot; &quot;&amp;TEXT([.F34];0)" office:value-type="string" office:string-value="./dosort.sh 4573 4602 43" calcext:value-type="string">
            <text:p>./dosort.sh 4573 4602 43</text:p>
          </table:table-cell>
          <table:table-cell/>
          <table:table-cell table:style-name="ce23" table:formula="of:=&quot;./runbrikenreadermerger.sh &quot;&amp;[.F34]&amp;&quot; &quot;&amp;[.G34]&amp;&quot; &quot;&amp;[.D34]&amp;&quot; &quot;&amp;[.E34]&amp;&quot; &quot;&amp;[.H34]" office:value-type="string" office:string-value="./runbrikenreadermerger.sh 43 48 4573 4602 2081" calcext:value-type="string">
            <text:p>./runbrikenreadermerger.sh 43 48 4573 4602 2081</text:p>
          </table:table-cell>
          <table:table-cell/>
        </table:table-row>
        <table:table-row table:style-name="ro1">
          <table:table-cell/>
          <table:table-cell table:formula="of:=[.B34]" office:value-type="string" office:string-value="115Nb" calcext:value-type="string">
            <text:p>115Nb</text:p>
          </table:table-cell>
          <table:table-cell table:style-name="ce12" office:value-type="float" office:value="49" calcext:value-type="float">
            <text:p>49</text:p>
          </table:table-cell>
          <table:table-cell table:style-name="ce16" office:value-type="float" office:value="4603" calcext:value-type="float">
            <text:p>4603</text:p>
          </table:table-cell>
          <table:table-cell table:style-name="ce12" office:value-type="float" office:value="4610" calcext:value-type="float">
            <text:p>4610</text:p>
          </table:table-cell>
          <table:table-cell table:style-name="ce1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12" office:value-type="float" office:value="2082" calcext:value-type="float">
            <text:p>2082</text:p>
          </table:table-cell>
          <table:table-cell office:value-type="string" calcext:value-type="string">
            <text:p>Check D4 connector</text:p>
          </table:table-cell>
          <table:table-cell office:value-type="float" office:value="31" calcext:value-type="float">
            <text:p>31</text:p>
          </table:table-cell>
          <table:table-cell table:style-name="ce22"/>
          <table:table-cell table:formula="of:=&quot;./dosort.sh &quot;&amp;TEXT([.D35];0)&amp;&quot; &quot;&amp;TEXT([.E35];0)&amp;&quot; &quot;&amp;TEXT([.F35];0)" office:value-type="string" office:string-value="./dosort.sh 4603 4610 49" calcext:value-type="string">
            <text:p>./dosort.sh 4603 4610 49</text:p>
          </table:table-cell>
          <table:table-cell/>
          <table:table-cell table:style-name="ce15" table:formula="of:=&quot;./runbrikenreadermerger.sh &quot;&amp;[.F35]&amp;&quot; &quot;&amp;[.G35]&amp;&quot; &quot;&amp;[.D35]&amp;&quot; &quot;&amp;[.E35]&amp;&quot; &quot;&amp;[.H35]" office:value-type="string" office:string-value="./runbrikenreadermerger.sh 49 49 4603 4610 2082" calcext:value-type="string">
            <text:p>./runbrikenreadermerger.sh 49 49 4603 4610 2082</text:p>
          </table:table-cell>
          <table:table-cell/>
        </table:table-row>
        <table:table-row table:style-name="ro1">
          <table:table-cell/>
          <table:table-cell table:formula="of:=[.B35]" office:value-type="string" office:string-value="115Nb" calcext:value-type="string">
            <text:p>115Nb</text:p>
          </table:table-cell>
          <table:table-cell table:style-name="ce12" office:value-type="float" office:value="51" calcext:value-type="float">
            <text:p>51</text:p>
          </table:table-cell>
          <table:table-cell table:style-name="ce16" office:value-type="float" office:value="4611" calcext:value-type="float">
            <text:p>4611</text:p>
          </table:table-cell>
          <table:table-cell table:style-name="ce12" office:value-type="float" office:value="4644" calcext:value-type="float">
            <text:p>4644</text:p>
          </table:table-cell>
          <table:table-cell table:style-name="ce1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12" office:value-type="float" office:value="2083" calcext:value-type="float">
            <text:p>2083</text:p>
          </table:table-cell>
          <table:table-cell office:value-type="string" calcext:value-type="string">
            <text:p>restart WASABI daq</text:p>
          </table:table-cell>
          <table:table-cell office:value-type="float" office:value="32" calcext:value-type="float">
            <text:p>32</text:p>
          </table:table-cell>
          <table:table-cell table:style-name="ce22"/>
          <table:table-cell table:formula="of:=&quot;./dosort.sh &quot;&amp;TEXT([.D36];0)&amp;&quot; &quot;&amp;TEXT([.E36];0)&amp;&quot; &quot;&amp;TEXT([.F36];0)" office:value-type="string" office:string-value="./dosort.sh 4611 4644 51" calcext:value-type="string">
            <text:p>./dosort.sh 4611 4644 51</text:p>
          </table:table-cell>
          <table:table-cell/>
          <table:table-cell table:style-name="ce15" table:formula="of:=&quot;./runbrikenreadermerger.sh &quot;&amp;[.F36]&amp;&quot; &quot;&amp;[.G36]&amp;&quot; &quot;&amp;[.D36]&amp;&quot; &quot;&amp;[.E36]&amp;&quot; &quot;&amp;[.H36]" office:value-type="string" office:string-value="./runbrikenreadermerger.sh 51 52 4611 4644 2083" calcext:value-type="string">
            <text:p>./runbrikenreadermerger.sh 51 52 4611 4644 2083</text:p>
          </table:table-cell>
          <table:table-cell/>
        </table:table-row>
        <table:table-row table:style-name="ro1">
          <table:table-cell/>
          <table:table-cell table:formula="of:=[.B36]" office:value-type="string" office:string-value="115Nb" calcext:value-type="string">
            <text:p>115Nb</text:p>
          </table:table-cell>
          <table:table-cell table:style-name="ce12" office:value-type="float" office:value="54" calcext:value-type="float">
            <text:p>54</text:p>
          </table:table-cell>
          <table:table-cell table:style-name="ce16" office:value-type="float" office:value="4646" calcext:value-type="float">
            <text:p>4646</text:p>
          </table:table-cell>
          <table:table-cell table:style-name="ce12" office:value-type="float" office:value="4679" calcext:value-type="float">
            <text:p>4679</text:p>
          </table:table-cell>
          <table:table-cell table:style-name="ce12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12" office:value-type="float" office:value="2085" calcext:value-type="float">
            <text:p>2085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22"/>
          <table:table-cell table:formula="of:=&quot;./dosort.sh &quot;&amp;TEXT([.D37];0)&amp;&quot; &quot;&amp;TEXT([.E37];0)&amp;&quot; &quot;&amp;TEXT([.F37];0)" office:value-type="string" office:string-value="./dosort.sh 4646 4679 54" calcext:value-type="string">
            <text:p>./dosort.sh 4646 4679 54</text:p>
          </table:table-cell>
          <table:table-cell/>
          <table:table-cell table:style-name="ce15" table:formula="of:=&quot;./runbrikenreadermerger.sh &quot;&amp;[.F37]&amp;&quot; &quot;&amp;[.G37]&amp;&quot; &quot;&amp;[.D37]&amp;&quot; &quot;&amp;[.E37]&amp;&quot; &quot;&amp;[.H37]" office:value-type="string" office:string-value="./runbrikenreadermerger.sh 54 55 4646 4679 2085" calcext:value-type="string">
            <text:p>./runbrikenreadermerger.sh 54 55 4646 4679 2085</text:p>
          </table:table-cell>
          <table:table-cell/>
        </table:table-row>
        <table:table-row table:style-name="ro1">
          <table:table-cell/>
          <table:table-cell table:formula="of:=[.B37]" office:value-type="string" office:string-value="115Nb" calcext:value-type="string">
            <text:p>115Nb</text:p>
          </table:table-cell>
          <table:table-cell office:value-type="float" office:value="56" calcext:value-type="float">
            <text:p>56</text:p>
          </table:table-cell>
          <table:table-cell office:value-type="float" office:value="4680" calcext:value-type="float">
            <text:p>4680</text:p>
          </table:table-cell>
          <table:table-cell office:value-type="float" office:value="4710" calcext:value-type="float">
            <text:p>471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2086" calcext:value-type="float">
            <text:p>2086</text:p>
          </table:table-cell>
          <table:table-cell/>
          <table:table-cell table:style-name="ce12" office:value-type="float" office:value="34" calcext:value-type="float">
            <text:p>34</text:p>
          </table:table-cell>
          <table:table-cell/>
          <table:table-cell table:style-name="ce12" table:formula="of:=&quot;./dosort.sh &quot;&amp;TEXT([.D38];0)&amp;&quot; &quot;&amp;TEXT([.E38];0)&amp;&quot; &quot;&amp;TEXT([.F38];0)" office:value-type="string" office:string-value="./dosort.sh 4680 4710 56" calcext:value-type="string">
            <text:p>./dosort.sh 4680 4710 56</text:p>
          </table:table-cell>
          <table:table-cell/>
          <table:table-cell table:formula="of:=&quot;./runbrikenreadermerger.sh &quot;&amp;[.F38]&amp;&quot; &quot;&amp;[.G38]&amp;&quot; &quot;&amp;[.D38]&amp;&quot; &quot;&amp;[.E38]&amp;&quot; &quot;&amp;[.H38]" office:value-type="string" office:string-value="./runbrikenreadermerger.sh 56 57 4680 4710 2086" calcext:value-type="string">
            <text:p>./runbrikenreadermerger.sh 56 57 4680 4710 2086</text:p>
          </table:table-cell>
          <table:table-cell/>
        </table:table-row>
        <table:table-row table:style-name="ro1">
          <table:table-cell/>
          <table:table-cell table:formula="of:=[.B38]" office:value-type="string" office:string-value="115Nb" calcext:value-type="string">
            <text:p>115Nb</text:p>
          </table:table-cell>
          <table:table-cell office:value-type="float" office:value="58" calcext:value-type="float">
            <text:p>58</text:p>
          </table:table-cell>
          <table:table-cell office:value-type="float" office:value="4711" calcext:value-type="float">
            <text:p>4711</text:p>
          </table:table-cell>
          <table:table-cell office:value-type="float" office:value="4741" calcext:value-type="float">
            <text:p>474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2087" calcext:value-type="float">
            <text:p>2087</text:p>
          </table:table-cell>
          <table:table-cell/>
          <table:table-cell table:style-name="ce12" office:value-type="float" office:value="35" calcext:value-type="float">
            <text:p>35</text:p>
          </table:table-cell>
          <table:table-cell/>
          <table:table-cell table:style-name="ce12" table:formula="of:=&quot;./dosort.sh &quot;&amp;TEXT([.D39];0)&amp;&quot; &quot;&amp;TEXT([.E39];0)&amp;&quot; &quot;&amp;TEXT([.F39];0)" office:value-type="string" office:string-value="./dosort.sh 4711 4741 58" calcext:value-type="string">
            <text:p>./dosort.sh 4711 4741 58</text:p>
          </table:table-cell>
          <table:table-cell/>
          <table:table-cell table:formula="of:=&quot;./runbrikenreadermerger.sh &quot;&amp;[.F39]&amp;&quot; &quot;&amp;[.G39]&amp;&quot; &quot;&amp;[.D39]&amp;&quot; &quot;&amp;[.E39]&amp;&quot; &quot;&amp;[.H39]" office:value-type="string" office:string-value="./runbrikenreadermerger.sh 58 59 4711 4741 2087" calcext:value-type="string">
            <text:p>./runbrikenreadermerger.sh 58 59 4711 4741 2087</text:p>
          </table:table-cell>
          <table:table-cell/>
        </table:table-row>
        <table:table-row table:style-name="ro1">
          <table:table-cell/>
          <table:table-cell table:formula="of:=[.B39]" office:value-type="string" office:string-value="115Nb" calcext:value-type="string">
            <text:p>115Nb</text:p>
          </table:table-cell>
          <table:table-cell office:value-type="float" office:value="60" calcext:value-type="float">
            <text:p>60</text:p>
          </table:table-cell>
          <table:table-cell office:value-type="float" office:value="4742" calcext:value-type="float">
            <text:p>4742</text:p>
          </table:table-cell>
          <table:table-cell office:value-type="float" office:value="4743" calcext:value-type="float">
            <text:p>474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2088" calcext:value-type="float">
            <text:p>2088</text:p>
          </table:table-cell>
          <table:table-cell/>
          <table:table-cell table:style-name="ce12" office:value-type="float" office:value="36" calcext:value-type="float">
            <text:p>36</text:p>
          </table:table-cell>
          <table:table-cell/>
          <table:table-cell table:style-name="ce12" table:formula="of:=&quot;./dosort.sh &quot;&amp;TEXT([.D40];0)&amp;&quot; &quot;&amp;TEXT([.E40];0)&amp;&quot; &quot;&amp;TEXT([.F40];0)" office:value-type="string" office:string-value="./dosort.sh 4742 4743 60" calcext:value-type="string">
            <text:p>./dosort.sh 4742 4743 60</text:p>
          </table:table-cell>
          <table:table-cell/>
          <table:table-cell table:formula="of:=&quot;./runbrikenreadermerger.sh &quot;&amp;[.F40]&amp;&quot; &quot;&amp;[.G40]&amp;&quot; &quot;&amp;[.D40]&amp;&quot; &quot;&amp;[.E40]&amp;&quot; &quot;&amp;[.H40]" office:value-type="string" office:string-value="./runbrikenreadermerger.sh 60 61 4742 4743 2088" calcext:value-type="string">
            <text:p>./runbrikenreadermerger.sh 60 61 4742 4743 2088</text:p>
          </table:table-cell>
          <table:table-cell/>
        </table:table-row>
        <table:table-row table:style-name="ro1">
          <table:table-cell/>
          <table:table-cell table:formula="of:=[.B40]" office:value-type="string" office:string-value="115Nb" calcext:value-type="string">
            <text:p>115Nb</text:p>
          </table:table-cell>
          <table:table-cell office:value-type="float" office:value="62" calcext:value-type="float">
            <text:p>62</text:p>
          </table:table-cell>
          <table:table-cell office:value-type="float" office:value="4774" calcext:value-type="float">
            <text:p>4774</text:p>
          </table:table-cell>
          <table:table-cell office:value-type="float" office:value="4791" calcext:value-type="float">
            <text:p>479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089" calcext:value-type="float">
            <text:p>2089</text:p>
          </table:table-cell>
          <table:table-cell/>
          <table:table-cell table:style-name="ce12" office:value-type="float" office:value="37" calcext:value-type="float">
            <text:p>37</text:p>
          </table:table-cell>
          <table:table-cell/>
          <table:table-cell table:style-name="ce12" table:formula="of:=&quot;./dosort.sh &quot;&amp;TEXT([.D41];0)&amp;&quot; &quot;&amp;TEXT([.E41];0)&amp;&quot; &quot;&amp;TEXT([.F41];0)" office:value-type="string" office:string-value="./dosort.sh 4774 4791 62" calcext:value-type="string">
            <text:p>./dosort.sh 4774 4791 62</text:p>
          </table:table-cell>
          <table:table-cell/>
          <table:table-cell table:formula="of:=&quot;./runbrikenreadermerger.sh &quot;&amp;[.F41]&amp;&quot; &quot;&amp;[.G41]&amp;&quot; &quot;&amp;[.D41]&amp;&quot; &quot;&amp;[.E41]&amp;&quot; &quot;&amp;[.H41]" office:value-type="string" office:string-value="./runbrikenreadermerger.sh 62 62 4774 4791 2089" calcext:value-type="string">
            <text:p>./runbrikenreadermerger.sh 62 62 4774 4791 2089</text:p>
          </table:table-cell>
          <table:table-cell/>
        </table:table-row>
        <table:table-row table:style-name="ro1">
          <table:table-cell/>
          <table:table-cell table:formula="of:=[.B41]" office:value-type="string" office:string-value="115Nb" calcext:value-type="string">
            <text:p>115Nb</text:p>
          </table:table-cell>
          <table:table-cell office:value-type="float" office:value="63" calcext:value-type="float">
            <text:p>63</text:p>
          </table:table-cell>
          <table:table-cell office:value-type="float" office:value="4792" calcext:value-type="float">
            <text:p>4792</text:p>
          </table:table-cell>
          <table:table-cell office:value-type="float" office:value="4799" calcext:value-type="float">
            <text:p>479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90" calcext:value-type="float">
            <text:p>2090</text:p>
          </table:table-cell>
          <table:table-cell/>
          <table:table-cell table:style-name="ce12" office:value-type="float" office:value="38" calcext:value-type="float">
            <text:p>38</text:p>
          </table:table-cell>
          <table:table-cell/>
          <table:table-cell table:style-name="ce12" table:formula="of:=&quot;./dosort.sh &quot;&amp;TEXT([.D42];0)&amp;&quot; &quot;&amp;TEXT([.E42];0)&amp;&quot; &quot;&amp;TEXT([.F42];0)" office:value-type="string" office:string-value="./dosort.sh 4792 4799 63" calcext:value-type="string">
            <text:p>./dosort.sh 4792 4799 63</text:p>
          </table:table-cell>
          <table:table-cell/>
          <table:table-cell table:formula="of:=&quot;./runbrikenreadermerger.sh &quot;&amp;[.F42]&amp;&quot; &quot;&amp;[.G42]&amp;&quot; &quot;&amp;[.D42]&amp;&quot; &quot;&amp;[.E42]&amp;&quot; &quot;&amp;[.H42]" office:value-type="string" office:string-value="./runbrikenreadermerger.sh 63 64 4792 4799 2090" calcext:value-type="string">
            <text:p>./runbrikenreadermerger.sh 63 64 4792 4799 2090</text:p>
          </table:table-cell>
          <table:table-cell/>
        </table:table-row>
        <table:table-row table:style-name="ro1">
          <table:table-cell/>
          <table:table-cell table:formula="of:=[.B42]" office:value-type="string" office:string-value="115Nb" calcext:value-type="string">
            <text:p>115Nb</text:p>
          </table:table-cell>
          <table:table-cell office:value-type="float" office:value="65" calcext:value-type="float">
            <text:p>65</text:p>
          </table:table-cell>
          <table:table-cell office:value-type="float" office:value="4800" calcext:value-type="float">
            <text:p>4800</text:p>
          </table:table-cell>
          <table:table-cell office:value-type="float" office:value="4834" calcext:value-type="float">
            <text:p>483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2091" calcext:value-type="float">
            <text:p>2091</text:p>
          </table:table-cell>
          <table:table-cell/>
          <table:table-cell table:style-name="ce12" office:value-type="float" office:value="39" calcext:value-type="float">
            <text:p>39</text:p>
          </table:table-cell>
          <table:table-cell/>
          <table:table-cell table:style-name="ce12" table:formula="of:=&quot;./dosort.sh &quot;&amp;TEXT([.D43];0)&amp;&quot; &quot;&amp;TEXT([.E43];0)&amp;&quot; &quot;&amp;TEXT([.F43];0)" office:value-type="string" office:string-value="./dosort.sh 4800 4834 65" calcext:value-type="string">
            <text:p>./dosort.sh 4800 4834 65</text:p>
          </table:table-cell>
          <table:table-cell/>
          <table:table-cell table:formula="of:=&quot;./runbrikenreadermerger.sh &quot;&amp;[.F43]&amp;&quot; &quot;&amp;[.G43]&amp;&quot; &quot;&amp;[.D43]&amp;&quot; &quot;&amp;[.E43]&amp;&quot; &quot;&amp;[.H43]" office:value-type="string" office:string-value="./runbrikenreadermerger.sh 65 66 4800 4834 2091" calcext:value-type="string">
            <text:p>./runbrikenreadermerger.sh 65 66 4800 4834 2091</text:p>
          </table:table-cell>
          <table:table-cell/>
        </table:table-row>
        <table:table-row table:style-name="ro1">
          <table:table-cell/>
          <table:table-cell table:formula="of:=[.B43]" office:value-type="string" office:string-value="115Nb" calcext:value-type="string">
            <text:p>115Nb</text:p>
          </table:table-cell>
          <table:table-cell office:value-type="float" office:value="67" calcext:value-type="float">
            <text:p>67</text:p>
          </table:table-cell>
          <table:table-cell office:value-type="float" office:value="4835" calcext:value-type="float">
            <text:p>4835</text:p>
          </table:table-cell>
          <table:table-cell office:value-type="float" office:value="4851" calcext:value-type="float">
            <text:p>485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092" calcext:value-type="float">
            <text:p>2092</text:p>
          </table:table-cell>
          <table:table-cell/>
          <table:table-cell table:style-name="ce12" office:value-type="float" office:value="40" calcext:value-type="float">
            <text:p>40</text:p>
          </table:table-cell>
          <table:table-cell/>
          <table:table-cell table:style-name="ce12" table:formula="of:=&quot;./dosort.sh &quot;&amp;TEXT([.D44];0)&amp;&quot; &quot;&amp;TEXT([.E44];0)&amp;&quot; &quot;&amp;TEXT([.F44];0)" office:value-type="string" office:string-value="./dosort.sh 4835 4851 67" calcext:value-type="string">
            <text:p>./dosort.sh 4835 4851 67</text:p>
          </table:table-cell>
          <table:table-cell/>
          <table:table-cell table:formula="of:=&quot;./runbrikenreadermerger.sh &quot;&amp;[.F44]&amp;&quot; &quot;&amp;[.G44]&amp;&quot; &quot;&amp;[.D44]&amp;&quot; &quot;&amp;[.E44]&amp;&quot; &quot;&amp;[.H44]" office:value-type="string" office:string-value="./runbrikenreadermerger.sh 67 67 4835 4851 2092" calcext:value-type="string">
            <text:p>./runbrikenreadermerger.sh 67 67 4835 4851 2092</text:p>
          </table:table-cell>
          <table:table-cell/>
        </table:table-row>
        <table:table-row table:style-name="ro1">
          <table:table-cell/>
          <table:table-cell table:formula="of:=[.B44]" office:value-type="string" office:string-value="115Nb" calcext:value-type="string">
            <text:p>115Nb</text:p>
          </table:table-cell>
          <table:table-cell table:style-name="ce12" office:value-type="float" office:value="68" calcext:value-type="float">
            <text:p>68</text:p>
          </table:table-cell>
          <table:table-cell table:style-name="ce16" office:value-type="float" office:value="4852" calcext:value-type="float">
            <text:p>4852</text:p>
          </table:table-cell>
          <table:table-cell table:style-name="ce12" office:value-type="float" office:value="4886" calcext:value-type="float">
            <text:p>4886</text:p>
          </table:table-cell>
          <table:table-cell table:style-name="ce1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12" office:value-type="float" office:value="2093" calcext:value-type="float">
            <text:p>2093</text:p>
          </table:table-cell>
          <table:table-cell/>
          <table:table-cell table:style-name="ce12" office:value-type="float" office:value="41" calcext:value-type="float">
            <text:p>41</text:p>
          </table:table-cell>
          <table:table-cell/>
          <table:table-cell table:style-name="ce12" table:formula="of:=&quot;./dosort.sh &quot;&amp;TEXT([.D45];0)&amp;&quot; &quot;&amp;TEXT([.E45];0)&amp;&quot; &quot;&amp;TEXT([.F45];0)" office:value-type="string" office:string-value="./dosort.sh 4852 4886 68" calcext:value-type="string">
            <text:p>./dosort.sh 4852 4886 68</text:p>
          </table:table-cell>
          <table:table-cell/>
          <table:table-cell table:formula="of:=&quot;./runbrikenreadermerger.sh &quot;&amp;[.F45]&amp;&quot; &quot;&amp;[.G45]&amp;&quot; &quot;&amp;[.D45]&amp;&quot; &quot;&amp;[.E45]&amp;&quot; &quot;&amp;[.H45]" office:value-type="string" office:string-value="./runbrikenreadermerger.sh 68 69 4852 4886 2093" calcext:value-type="string">
            <text:p>./runbrikenreadermerger.sh 68 69 4852 4886 2093</text:p>
          </table:table-cell>
          <table:table-cell/>
        </table:table-row>
        <table:table-row table:style-name="ro1">
          <table:table-cell/>
          <table:table-cell table:formula="of:=[.B45]" office:value-type="string" office:string-value="115Nb" calcext:value-type="string">
            <text:p>115Nb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887" calcext:value-type="float">
            <text:p>4887</text:p>
          </table:table-cell>
          <table:table-cell table:style-name="ce13" office:value-type="float" office:value="4897" calcext:value-type="float">
            <text:p>4897</text:p>
          </table:table-cell>
          <table:table-cell table:number-columns-repeated="2" table:style-name="ce13" office:value-type="float" office:value="70" calcext:value-type="float">
            <text:p>70</text:p>
          </table:table-cell>
          <table:table-cell table:style-name="ce13" office:value-type="float" office:value="2094" calcext:value-type="float">
            <text:p>2094</text:p>
          </table:table-cell>
          <table:table-cell table:style-name="ce13" office:value-type="string" calcext:value-type="string">
            <text:p>Not merged</text:p>
          </table:table-cell>
          <table:table-cell table:style-name="ce12" office:value-type="float" office:value="42" calcext:value-type="float">
            <text:p>42</text:p>
          </table:table-cell>
          <table:table-cell/>
          <table:table-cell table:style-name="ce12" table:formula="of:=&quot;./dosort.sh &quot;&amp;TEXT([.D46];0)&amp;&quot; &quot;&amp;TEXT([.E46];0)&amp;&quot; &quot;&amp;TEXT([.F46];0)" office:value-type="string" office:string-value="./dosort.sh 4887 4897 70" calcext:value-type="string">
            <text:p>./dosort.sh 4887 4897 70</text:p>
          </table:table-cell>
          <table:table-cell/>
          <table:table-cell table:style-name="ce24" table:formula="of:=&quot;./runbrikenreadermerger.sh &quot;&amp;[.F46]&amp;&quot; &quot;&amp;[.G46]&amp;&quot; &quot;&amp;[.D46]&amp;&quot; &quot;&amp;[.E46]&amp;&quot; &quot;&amp;[.H46]" office:value-type="string" office:string-value="./runbrikenreadermerger.sh 70 70 4887 4897 2094" calcext:value-type="string">
            <text:p>./runbrikenreadermerger.sh 70 70 4887 4897 2094</text:p>
          </table:table-cell>
          <table:table-cell/>
        </table:table-row>
        <table:table-row table:style-name="ro1">
          <table:table-cell/>
          <table:table-cell table:formula="of:=[.B46]" office:value-type="string" office:string-value="115Nb" calcext:value-type="string">
            <text:p>115Nb</text:p>
          </table:table-cell>
          <table:table-cell table:style-name="ce12" office:value-type="float" office:value="71" calcext:value-type="float">
            <text:p>71</text:p>
          </table:table-cell>
          <table:table-cell table:style-name="ce16" office:value-type="float" office:value="4898" calcext:value-type="float">
            <text:p>4898</text:p>
          </table:table-cell>
          <table:table-cell table:style-name="ce12" office:value-type="float" office:value="4902" calcext:value-type="float">
            <text:p>4902</text:p>
          </table:table-cell>
          <table:table-cell table:style-name="ce1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12" office:value-type="float" office:value="2095" calcext:value-type="float">
            <text:p>2095</text:p>
          </table:table-cell>
          <table:table-cell/>
          <table:table-cell table:style-name="ce12" office:value-type="float" office:value="43" calcext:value-type="float">
            <text:p>43</text:p>
          </table:table-cell>
          <table:table-cell/>
          <table:table-cell table:style-name="ce12" table:formula="of:=&quot;./dosort.sh &quot;&amp;TEXT([.D47];0)&amp;&quot; &quot;&amp;TEXT([.E47];0)&amp;&quot; &quot;&amp;TEXT([.F47];0)" office:value-type="string" office:string-value="./dosort.sh 4898 4902 71" calcext:value-type="string">
            <text:p>./dosort.sh 4898 4902 71</text:p>
          </table:table-cell>
          <table:table-cell/>
          <table:table-cell table:formula="of:=&quot;./runbrikenreadermerger.sh &quot;&amp;[.F47]&amp;&quot; &quot;&amp;[.G47]&amp;&quot; &quot;&amp;[.D47]&amp;&quot; &quot;&amp;[.E47]&amp;&quot; &quot;&amp;[.H47]" office:value-type="string" office:string-value="./runbrikenreadermerger.sh 71 71 4898 4902 2095" calcext:value-type="string">
            <text:p>./runbrikenreadermerger.sh 71 71 4898 4902 2095</text:p>
          </table:table-cell>
          <table:table-cell/>
        </table:table-row>
        <table:table-row table:style-name="ro1">
          <table:table-cell/>
          <table:table-cell table:formula="of:=[.B47]" office:value-type="string" office:string-value="115Nb" calcext:value-type="string">
            <text:p>115Nb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903" calcext:value-type="float">
            <text:p>4903</text:p>
          </table:table-cell>
          <table:table-cell table:style-name="ce13" office:value-type="float" office:value="4905" calcext:value-type="float">
            <text:p>4905</text:p>
          </table:table-cell>
          <table:table-cell table:number-columns-repeated="2" table:style-name="ce13" office:value-type="float" office:value="72" calcext:value-type="float">
            <text:p>72</text:p>
          </table:table-cell>
          <table:table-cell table:style-name="ce13" office:value-type="float" office:value="2096" calcext:value-type="float">
            <text:p>2096</text:p>
          </table:table-cell>
          <table:table-cell table:style-name="ce21" office:value-type="string" calcext:value-type="string">
            <text:p>Not merged, short, multiple resets</text:p>
          </table:table-cell>
          <table:table-cell table:style-name="ce12" office:value-type="float" office:value="44" calcext:value-type="float">
            <text:p>44</text:p>
          </table:table-cell>
          <table:table-cell/>
          <table:table-cell table:style-name="ce12" table:formula="of:=&quot;./dosort.sh &quot;&amp;TEXT([.D48];0)&amp;&quot; &quot;&amp;TEXT([.E48];0)&amp;&quot; &quot;&amp;TEXT([.F48];0)" office:value-type="string" office:string-value="./dosort.sh 4903 4905 72" calcext:value-type="string">
            <text:p>./dosort.sh 4903 4905 72</text:p>
          </table:table-cell>
          <table:table-cell/>
          <table:table-cell table:style-name="ce24" table:formula="of:=&quot;./runbrikenreadermerger.sh &quot;&amp;[.F48]&amp;&quot; &quot;&amp;[.G48]&amp;&quot; &quot;&amp;[.D48]&amp;&quot; &quot;&amp;[.E48]&amp;&quot; &quot;&amp;[.H48]" office:value-type="string" office:string-value="./runbrikenreadermerger.sh 72 72 4903 4905 2096" calcext:value-type="string">
            <text:p>./runbrikenreadermerger.sh 72 72 4903 4905 2096</text:p>
          </table:table-cell>
          <table:table-cell table:style-name="ce25"/>
        </table:table-row>
        <table:table-row table:style-name="ro1">
          <table:table-cell/>
          <table:table-cell table:formula="of:=[.B48]" office:value-type="string" office:string-value="115Nb" calcext:value-type="string">
            <text:p>115Nb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4906" calcext:value-type="float">
            <text:p>4906</text:p>
          </table:table-cell>
          <table:table-cell table:style-name="ce13" office:value-type="float" office:value="4944" calcext:value-type="float">
            <text:p>4944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2097" calcext:value-type="float">
            <text:p>2097</text:p>
          </table:table-cell>
          <table:table-cell table:style-name="ce13" office:value-type="string" calcext:value-type="string">
            <text:p>Not merged</text:p>
          </table:table-cell>
          <table:table-cell office:value-type="float" office:value="45" calcext:value-type="float">
            <text:p>45</text:p>
          </table:table-cell>
          <table:table-cell table:style-name="ce22"/>
          <table:table-cell table:formula="of:=&quot;./dosort.sh &quot;&amp;TEXT([.D49];0)&amp;&quot; &quot;&amp;TEXT([.E49];0)&amp;&quot; &quot;&amp;TEXT([.F49];0)" office:value-type="string" office:string-value="./dosort.sh 4906 4944 73" calcext:value-type="string">
            <text:p>./dosort.sh 4906 4944 73</text:p>
          </table:table-cell>
          <table:table-cell/>
          <table:table-cell table:style-name="ce23" table:formula="of:=&quot;./runbrikenreadermerger.sh &quot;&amp;[.F49]&amp;&quot; &quot;&amp;[.G49]&amp;&quot; &quot;&amp;[.D49]&amp;&quot; &quot;&amp;[.E49]&amp;&quot; &quot;&amp;[.H49]" office:value-type="string" office:string-value="./runbrikenreadermerger.sh 73 74 4906 4944 2097" calcext:value-type="string">
            <text:p>./runbrikenreadermerger.sh 73 74 4906 4944 2097</text:p>
          </table:table-cell>
          <table:table-cell table:style-name="ce25"/>
        </table:table-row>
        <table:table-row table:style-name="ro1">
          <table:table-cell/>
          <table:table-cell table:formula="of:=[.B49]" office:value-type="string" office:string-value="115Nb" calcext:value-type="string">
            <text:p>115Nb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4945" calcext:value-type="float">
            <text:p>4945</text:p>
          </table:table-cell>
          <table:table-cell table:style-name="ce13" office:value-type="float" office:value="4982" calcext:value-type="float">
            <text:p>4982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2098" calcext:value-type="float">
            <text:p>2098</text:p>
          </table:table-cell>
          <table:table-cell table:style-name="ce13" office:value-type="string" calcext:value-type="string">
            <text:p>Not merged</text:p>
          </table:table-cell>
          <table:table-cell office:value-type="float" office:value="46" calcext:value-type="float">
            <text:p>46</text:p>
          </table:table-cell>
          <table:table-cell table:style-name="ce22"/>
          <table:table-cell table:formula="of:=&quot;./dosort.sh &quot;&amp;TEXT([.D50];0)&amp;&quot; &quot;&amp;TEXT([.E50];0)&amp;&quot; &quot;&amp;TEXT([.F50];0)" office:value-type="string" office:string-value="./dosort.sh 4945 4982 75" calcext:value-type="string">
            <text:p>./dosort.sh 4945 4982 75</text:p>
          </table:table-cell>
          <table:table-cell/>
          <table:table-cell table:style-name="ce23" table:formula="of:=&quot;./runbrikenreadermerger.sh &quot;&amp;[.F50]&amp;&quot; &quot;&amp;[.G50]&amp;&quot; &quot;&amp;[.D50]&amp;&quot; &quot;&amp;[.E50]&amp;&quot; &quot;&amp;[.H50]" office:value-type="string" office:string-value="./runbrikenreadermerger.sh 75 76 4945 4982 2098" calcext:value-type="string">
            <text:p>./runbrikenreadermerger.sh 75 76 4945 4982 2098</text:p>
          </table:table-cell>
          <table:table-cell table:style-name="ce25"/>
        </table:table-row>
        <table:table-row table:style-name="ro1">
          <table:table-cell/>
          <table:table-cell table:formula="of:=[.B50]" office:value-type="string" office:string-value="115Nb" calcext:value-type="string">
            <text:p>115Nb</text:p>
          </table:table-cell>
          <table:table-cell table:style-name="ce12" office:value-type="float" office:value="77" calcext:value-type="float">
            <text:p>77</text:p>
          </table:table-cell>
          <table:table-cell table:style-name="ce16" office:value-type="float" office:value="4983" calcext:value-type="float">
            <text:p>4983</text:p>
          </table:table-cell>
          <table:table-cell table:style-name="ce12" office:value-type="float" office:value="5003" calcext:value-type="float">
            <text:p>5003</text:p>
          </table:table-cell>
          <table:table-cell table:style-name="ce1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12" office:value-type="float" office:value="2103" calcext:value-type="float">
            <text:p>2103</text:p>
          </table:table-cell>
          <table:table-cell office:value-type="string" calcext:value-type="string">
            <text:p>no problem</text:p>
          </table:table-cell>
          <table:table-cell office:value-type="float" office:value="47" calcext:value-type="float">
            <text:p>47</text:p>
          </table:table-cell>
          <table:table-cell table:style-name="ce22"/>
          <table:table-cell table:formula="of:=&quot;./dosort.sh &quot;&amp;TEXT([.D51];0)&amp;&quot; &quot;&amp;TEXT([.E51];0)&amp;&quot; &quot;&amp;TEXT([.F51];0)" office:value-type="string" office:string-value="./dosort.sh 4983 5003 77" calcext:value-type="string">
            <text:p>./dosort.sh 4983 5003 77</text:p>
          </table:table-cell>
          <table:table-cell/>
          <table:table-cell table:style-name="ce15" table:formula="of:=&quot;./runbrikenreadermerger.sh &quot;&amp;[.F51]&amp;&quot; &quot;&amp;[.G51]&amp;&quot; &quot;&amp;[.D51]&amp;&quot; &quot;&amp;[.E51]&amp;&quot; &quot;&amp;[.H51]" office:value-type="string" office:string-value="./runbrikenreadermerger.sh 77 77 4983 5003 2103" calcext:value-type="string">
            <text:p>./runbrikenreadermerger.sh 77 77 4983 5003 2103</text:p>
          </table:table-cell>
          <table:table-cell/>
        </table:table-row>
        <table:table-row table:style-name="ro1">
          <table:table-cell/>
          <table:table-cell table:formula="of:=[.B51]" office:value-type="string" office:string-value="115Nb" calcext:value-type="string">
            <text:p>115Nb</text:p>
          </table:table-cell>
          <table:table-cell table:style-name="ce12" office:value-type="float" office:value="78" calcext:value-type="float">
            <text:p>78</text:p>
          </table:table-cell>
          <table:table-cell table:style-name="ce16" office:value-type="float" office:value="5004" calcext:value-type="float">
            <text:p>5004</text:p>
          </table:table-cell>
          <table:table-cell table:style-name="ce12" office:value-type="float" office:value="5023" calcext:value-type="float">
            <text:p>5023</text:p>
          </table:table-cell>
          <table:table-cell table:style-name="ce1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12" office:value-type="float" office:value="2107" calcext:value-type="float">
            <text:p>2107</text:p>
          </table:table-cell>
          <table:table-cell office:value-type="string" calcext:value-type="string">
            <text:p>no problem</text:p>
          </table:table-cell>
          <table:table-cell office:value-type="float" office:value="48" calcext:value-type="float">
            <text:p>48</text:p>
          </table:table-cell>
          <table:table-cell table:style-name="ce22"/>
          <table:table-cell table:formula="of:=&quot;./dosort.sh &quot;&amp;TEXT([.D52];0)&amp;&quot; &quot;&amp;TEXT([.E52];0)&amp;&quot; &quot;&amp;TEXT([.F52];0)" office:value-type="string" office:string-value="./dosort.sh 5004 5023 78" calcext:value-type="string">
            <text:p>./dosort.sh 5004 5023 78</text:p>
          </table:table-cell>
          <table:table-cell/>
          <table:table-cell table:style-name="ce15" table:formula="of:=&quot;./runbrikenreadermerger.sh &quot;&amp;[.F52]&amp;&quot; &quot;&amp;[.G52]&amp;&quot; &quot;&amp;[.D52]&amp;&quot; &quot;&amp;[.E52]&amp;&quot; &quot;&amp;[.H52]" office:value-type="string" office:string-value="./runbrikenreadermerger.sh 78 78 5004 5023 2107" calcext:value-type="string">
            <text:p>./runbrikenreadermerger.sh 78 78 5004 5023 2107</text:p>
          </table:table-cell>
          <table:table-cell/>
        </table:table-row>
        <table:table-row table:style-name="ro1">
          <table:table-cell/>
          <table:table-cell table:formula="of:=[.B52]" office:value-type="string" office:string-value="115Nb" calcext:value-type="string">
            <text:p>115Nb</text:p>
          </table:table-cell>
          <table:table-cell table:style-name="ce12" office:value-type="float" office:value="79" calcext:value-type="float">
            <text:p>79</text:p>
          </table:table-cell>
          <table:table-cell table:style-name="ce16" office:value-type="float" office:value="5024" calcext:value-type="float">
            <text:p>5024</text:p>
          </table:table-cell>
          <table:table-cell table:style-name="ce12" office:value-type="float" office:value="5027" calcext:value-type="float">
            <text:p>5027</text:p>
          </table:table-cell>
          <table:table-cell table:style-name="ce1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12" office:value-type="float" office:value="2109" calcext:value-type="float">
            <text:p>2109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22"/>
          <table:table-cell table:formula="of:=&quot;./dosort.sh &quot;&amp;TEXT([.D53];0)&amp;&quot; &quot;&amp;TEXT([.E53];0)&amp;&quot; &quot;&amp;TEXT([.F53];0)" office:value-type="string" office:string-value="./dosort.sh 5024 5027 79" calcext:value-type="string">
            <text:p>./dosort.sh 5024 5027 79</text:p>
          </table:table-cell>
          <table:table-cell/>
          <table:table-cell table:style-name="ce15" table:formula="of:=&quot;./runbrikenreadermerger.sh &quot;&amp;[.F53]&amp;&quot; &quot;&amp;[.G53]&amp;&quot; &quot;&amp;[.D53]&amp;&quot; &quot;&amp;[.E53]&amp;&quot; &quot;&amp;[.H53]" office:value-type="string" office:string-value="./runbrikenreadermerger.sh 79 79 5024 5027 2109" calcext:value-type="string">
            <text:p>./runbrikenreadermerger.sh 79 79 5024 5027 2109</text:p>
          </table:table-cell>
          <table:table-cell/>
        </table:table-row>
        <table:table-row table:style-name="ro1">
          <table:table-cell/>
          <table:table-cell table:formula="of:=[.B53]" office:value-type="string" office:string-value="115Nb" calcext:value-type="string">
            <text:p>115Nb</text:p>
          </table:table-cell>
          <table:table-cell office:value-type="float" office:value="80" calcext:value-type="float">
            <text:p>80</text:p>
          </table:table-cell>
          <table:table-cell office:value-type="float" office:value="5028" calcext:value-type="float">
            <text:p>5028</text:p>
          </table:table-cell>
          <table:table-cell office:value-type="float" office:value="5064" calcext:value-type="float">
            <text:p>5064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2110" calcext:value-type="float">
            <text:p>211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2"/>
          <table:table-cell table:formula="of:=&quot;./dosort.sh &quot;&amp;TEXT([.D54];0)&amp;&quot; &quot;&amp;TEXT([.E54];0)&amp;&quot; &quot;&amp;TEXT([.F54];0)" office:value-type="string" office:string-value="./dosort.sh 5028 5064 80" calcext:value-type="string">
            <text:p>./dosort.sh 5028 5064 80</text:p>
          </table:table-cell>
          <table:table-cell/>
          <table:table-cell table:style-name="ce15" table:formula="of:=&quot;./runbrikenreadermerger.sh &quot;&amp;[.F54]&amp;&quot; &quot;&amp;[.G54]&amp;&quot; &quot;&amp;[.D54]&amp;&quot; &quot;&amp;[.E54]&amp;&quot; &quot;&amp;[.H54]" office:value-type="string" office:string-value="./runbrikenreadermerger.sh 80 81 5028 5064 2110" calcext:value-type="string">
            <text:p>./runbrikenreadermerger.sh 80 81 5028 5064 2110</text:p>
          </table:table-cell>
          <table:table-cell/>
        </table:table-row>
        <table:table-row table:style-name="ro1">
          <table:table-cell/>
          <table:table-cell table:formula="of:=[.B54]" office:value-type="string" office:string-value="115Nb" calcext:value-type="string">
            <text:p>115Nb</text:p>
          </table:table-cell>
          <table:table-cell office:value-type="float" office:value="82" calcext:value-type="float">
            <text:p>82</text:p>
          </table:table-cell>
          <table:table-cell office:value-type="float" office:value="5065" calcext:value-type="float">
            <text:p>5065</text:p>
          </table:table-cell>
          <table:table-cell office:value-type="float" office:value="5101" calcext:value-type="float">
            <text:p>510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2111" calcext:value-type="float">
            <text:p>2111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2"/>
          <table:table-cell table:formula="of:=&quot;./dosort.sh &quot;&amp;TEXT([.D55];0)&amp;&quot; &quot;&amp;TEXT([.E55];0)&amp;&quot; &quot;&amp;TEXT([.F55];0)" office:value-type="string" office:string-value="./dosort.sh 5065 5101 82" calcext:value-type="string">
            <text:p>./dosort.sh 5065 5101 82</text:p>
          </table:table-cell>
          <table:table-cell/>
          <table:table-cell table:style-name="ce15" table:formula="of:=&quot;./runbrikenreadermerger.sh &quot;&amp;[.F55]&amp;&quot; &quot;&amp;[.G55]&amp;&quot; &quot;&amp;[.D55]&amp;&quot; &quot;&amp;[.E55]&amp;&quot; &quot;&amp;[.H55]" office:value-type="string" office:string-value="./runbrikenreadermerger.sh 82 83 5065 5101 2111" calcext:value-type="string">
            <text:p>./runbrikenreadermerger.sh 82 83 5065 5101 2111</text:p>
          </table:table-cell>
          <table:table-cell/>
        </table:table-row>
        <table:table-row table:style-name="ro1">
          <table:table-cell/>
          <table:table-cell table:formula="of:=[.B55]" office:value-type="string" office:string-value="115Nb" calcext:value-type="string">
            <text:p>115Nb</text:p>
          </table:table-cell>
          <table:table-cell office:value-type="float" office:value="84" calcext:value-type="float">
            <text:p>84</text:p>
          </table:table-cell>
          <table:table-cell office:value-type="float" office:value="5102" calcext:value-type="float">
            <text:p>5102</text:p>
          </table:table-cell>
          <table:table-cell office:value-type="float" office:value="5134" calcext:value-type="float">
            <text:p>5134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2112" calcext:value-type="float">
            <text:p>2112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22"/>
          <table:table-cell table:formula="of:=&quot;./dosort.sh &quot;&amp;TEXT([.D56];0)&amp;&quot; &quot;&amp;TEXT([.E56];0)&amp;&quot; &quot;&amp;TEXT([.F56];0)" office:value-type="string" office:string-value="./dosort.sh 5102 5134 84" calcext:value-type="string">
            <text:p>./dosort.sh 5102 5134 84</text:p>
          </table:table-cell>
          <table:table-cell/>
          <table:table-cell table:style-name="ce15" table:formula="of:=&quot;./runbrikenreadermerger.sh &quot;&amp;[.F56]&amp;&quot; &quot;&amp;[.G56]&amp;&quot; &quot;&amp;[.D56]&amp;&quot; &quot;&amp;[.E56]&amp;&quot; &quot;&amp;[.H56]" office:value-type="string" office:string-value="./runbrikenreadermerger.sh 84 85 5102 5134 2112" calcext:value-type="string">
            <text:p>./runbrikenreadermerger.sh 84 85 5102 5134 2112</text:p>
          </table:table-cell>
          <table:table-cell/>
        </table:table-row>
        <table:table-row table:style-name="ro1">
          <table:table-cell/>
          <table:table-cell table:formula="of:=[.B56]" office:value-type="string" office:string-value="115Nb" calcext:value-type="string">
            <text:p>115Nb</text:p>
          </table:table-cell>
          <table:table-cell table:style-name="ce12" office:value-type="float" office:value="86" calcext:value-type="float">
            <text:p>86</text:p>
          </table:table-cell>
          <table:table-cell table:style-name="ce16" office:value-type="float" office:value="5135" calcext:value-type="float">
            <text:p>5135</text:p>
          </table:table-cell>
          <table:table-cell table:style-name="ce12" office:value-type="float" office:value="5167" calcext:value-type="float">
            <text:p>5167</text:p>
          </table:table-cell>
          <table:table-cell table:style-name="ce12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style-name="ce12" office:value-type="float" office:value="2113" calcext:value-type="float">
            <text:p>2113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22"/>
          <table:table-cell table:formula="of:=&quot;./dosort.sh &quot;&amp;TEXT([.D57];0)&amp;&quot; &quot;&amp;TEXT([.E57];0)&amp;&quot; &quot;&amp;TEXT([.F57];0)" office:value-type="string" office:string-value="./dosort.sh 5135 5167 86" calcext:value-type="string">
            <text:p>./dosort.sh 5135 5167 86</text:p>
          </table:table-cell>
          <table:table-cell/>
          <table:table-cell table:style-name="ce15" table:formula="of:=&quot;./runbrikenreadermerger.sh &quot;&amp;[.F57]&amp;&quot; &quot;&amp;[.G57]&amp;&quot; &quot;&amp;[.D57]&amp;&quot; &quot;&amp;[.E57]&amp;&quot; &quot;&amp;[.H57]" office:value-type="string" office:string-value="./runbrikenreadermerger.sh 86 87 5135 5167 2113" calcext:value-type="string">
            <text:p>./runbrikenreadermerger.sh 86 87 5135 5167 2113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table:style-name="ce12" office:value-type="float" office:value="88" calcext:value-type="float">
            <text:p>88</text:p>
          </table:table-cell>
          <table:table-cell table:style-name="ce16" office:value-type="float" office:value="5168" calcext:value-type="float">
            <text:p>5168</text:p>
          </table:table-cell>
          <table:table-cell table:style-name="ce12" office:value-type="float" office:value="5175" calcext:value-type="float">
            <text:p>5175</text:p>
          </table:table-cell>
          <table:table-cell table:style-name="ce1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12" office:value-type="float" office:value="2126" calcext:value-type="float">
            <text:p>2126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22"/>
          <table:table-cell table:formula="of:=&quot;./dosort.sh &quot;&amp;TEXT([.D58];0)&amp;&quot; &quot;&amp;TEXT([.E58];0)&amp;&quot; &quot;&amp;TEXT([.F58];0)" office:value-type="string" office:string-value="./dosort.sh 5168 5175 88" calcext:value-type="string">
            <text:p>./dosort.sh 5168 5175 88</text:p>
          </table:table-cell>
          <table:table-cell/>
          <table:table-cell table:style-name="ce15" table:formula="of:=&quot;./runbrikenreadermerger.sh &quot;&amp;[.F58]&amp;&quot; &quot;&amp;[.G58]&amp;&quot; &quot;&amp;[.D58]&amp;&quot; &quot;&amp;[.E58]&amp;&quot; &quot;&amp;[.H58]" office:value-type="string" office:string-value="./runbrikenreadermerger.sh 88 88 5168 5175 2126" calcext:value-type="string">
            <text:p>./runbrikenreadermerger.sh 88 88 5168 5175 2126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89" calcext:value-type="float">
            <text:p>89</text:p>
          </table:table-cell>
          <table:table-cell office:value-type="float" office:value="5176" calcext:value-type="float">
            <text:p>5176</text:p>
          </table:table-cell>
          <table:table-cell office:value-type="float" office:value="5190" calcext:value-type="float">
            <text:p>519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2127" calcext:value-type="float">
            <text:p>2127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22"/>
          <table:table-cell table:formula="of:=&quot;./dosort.sh &quot;&amp;TEXT([.D59];0)&amp;&quot; &quot;&amp;TEXT([.E59];0)&amp;&quot; &quot;&amp;TEXT([.F59];0)" office:value-type="string" office:string-value="./dosort.sh 5176 5190 89" calcext:value-type="string">
            <text:p>./dosort.sh 5176 5190 89</text:p>
          </table:table-cell>
          <table:table-cell/>
          <table:table-cell table:style-name="ce15" table:formula="of:=&quot;./runbrikenreadermerger.sh &quot;&amp;[.F59]&amp;&quot; &quot;&amp;[.G59]&amp;&quot; &quot;&amp;[.D59]&amp;&quot; &quot;&amp;[.E59]&amp;&quot; &quot;&amp;[.H59]" office:value-type="string" office:string-value="./runbrikenreadermerger.sh 89 89 5176 5190 2127" calcext:value-type="string">
            <text:p>./runbrikenreadermerger.sh 89 89 5176 5190 2127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90" calcext:value-type="float">
            <text:p>90</text:p>
          </table:table-cell>
          <table:table-cell office:value-type="float" office:value="5191" calcext:value-type="float">
            <text:p>5191</text:p>
          </table:table-cell>
          <table:table-cell office:value-type="float" office:value="5227" calcext:value-type="float">
            <text:p>5227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2128" calcext:value-type="float">
            <text:p>2128</text:p>
          </table:table-cell>
          <table:table-cell/>
          <table:table-cell table:style-name="ce12" office:value-type="float" office:value="56" calcext:value-type="float">
            <text:p>56</text:p>
          </table:table-cell>
          <table:table-cell/>
          <table:table-cell table:style-name="ce12" table:formula="of:=&quot;./dosort.sh &quot;&amp;TEXT([.D60];0)&amp;&quot; &quot;&amp;TEXT([.E60];0)&amp;&quot; &quot;&amp;TEXT([.F60];0)" office:value-type="string" office:string-value="./dosort.sh 5191 5227 90" calcext:value-type="string">
            <text:p>./dosort.sh 5191 5227 90</text:p>
          </table:table-cell>
          <table:table-cell/>
          <table:table-cell table:formula="of:=&quot;./runbrikenreadermerger.sh &quot;&amp;[.F60]&amp;&quot; &quot;&amp;[.G60]&amp;&quot; &quot;&amp;[.D60]&amp;&quot; &quot;&amp;[.E60]&amp;&quot; &quot;&amp;[.H60]" office:value-type="string" office:string-value="./runbrikenreadermerger.sh 90 91 5191 5227 2128" calcext:value-type="string">
            <text:p>./runbrikenreadermerger.sh 90 91 5191 5227 2128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92" calcext:value-type="float">
            <text:p>92</text:p>
          </table:table-cell>
          <table:table-cell office:value-type="float" office:value="5228" calcext:value-type="float">
            <text:p>5228</text:p>
          </table:table-cell>
          <table:table-cell office:value-type="float" office:value="5265" calcext:value-type="float">
            <text:p>526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2129" calcext:value-type="float">
            <text:p>2129</text:p>
          </table:table-cell>
          <table:table-cell/>
          <table:table-cell table:style-name="ce12" office:value-type="float" office:value="57" calcext:value-type="float">
            <text:p>57</text:p>
          </table:table-cell>
          <table:table-cell/>
          <table:table-cell table:style-name="ce12" table:formula="of:=&quot;./dosort.sh &quot;&amp;TEXT([.D61];0)&amp;&quot; &quot;&amp;TEXT([.E61];0)&amp;&quot; &quot;&amp;TEXT([.F61];0)" office:value-type="string" office:string-value="./dosort.sh 5228 5265 92" calcext:value-type="string">
            <text:p>./dosort.sh 5228 5265 92</text:p>
          </table:table-cell>
          <table:table-cell/>
          <table:table-cell table:formula="of:=&quot;./runbrikenreadermerger.sh &quot;&amp;[.F61]&amp;&quot; &quot;&amp;[.G61]&amp;&quot; &quot;&amp;[.D61]&amp;&quot; &quot;&amp;[.E61]&amp;&quot; &quot;&amp;[.H61]" office:value-type="string" office:string-value="./runbrikenreadermerger.sh 92 93 5228 5265 2129" calcext:value-type="string">
            <text:p>./runbrikenreadermerger.sh 92 93 5228 5265 2129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94" calcext:value-type="float">
            <text:p>94</text:p>
          </table:table-cell>
          <table:table-cell office:value-type="float" office:value="5266" calcext:value-type="float">
            <text:p>5266</text:p>
          </table:table-cell>
          <table:table-cell office:value-type="float" office:value="5306" calcext:value-type="float">
            <text:p>530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2130" calcext:value-type="float">
            <text:p>2130</text:p>
          </table:table-cell>
          <table:table-cell/>
          <table:table-cell table:style-name="ce12" office:value-type="float" office:value="58" calcext:value-type="float">
            <text:p>58</text:p>
          </table:table-cell>
          <table:table-cell/>
          <table:table-cell table:style-name="ce12" table:formula="of:=&quot;./dosort.sh &quot;&amp;TEXT([.D62];0)&amp;&quot; &quot;&amp;TEXT([.E62];0)&amp;&quot; &quot;&amp;TEXT([.F62];0)" office:value-type="string" office:string-value="./dosort.sh 5266 5306 94" calcext:value-type="string">
            <text:p>./dosort.sh 5266 5306 94</text:p>
          </table:table-cell>
          <table:table-cell/>
          <table:table-cell table:formula="of:=&quot;./runbrikenreadermerger.sh &quot;&amp;[.F62]&amp;&quot; &quot;&amp;[.G62]&amp;&quot; &quot;&amp;[.D62]&amp;&quot; &quot;&amp;[.E62]&amp;&quot; &quot;&amp;[.H62]" office:value-type="string" office:string-value="./runbrikenreadermerger.sh 94 95 5266 5306 2130" calcext:value-type="string">
            <text:p>./runbrikenreadermerger.sh 94 95 5266 5306 2130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96" calcext:value-type="float">
            <text:p>96</text:p>
          </table:table-cell>
          <table:table-cell office:value-type="float" office:value="5307" calcext:value-type="float">
            <text:p>5307</text:p>
          </table:table-cell>
          <table:table-cell office:value-type="float" office:value="5348" calcext:value-type="float">
            <text:p>534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2131" calcext:value-type="float">
            <text:p>2131</text:p>
          </table:table-cell>
          <table:table-cell/>
          <table:table-cell table:style-name="ce12" office:value-type="float" office:value="59" calcext:value-type="float">
            <text:p>59</text:p>
          </table:table-cell>
          <table:table-cell/>
          <table:table-cell table:style-name="ce12" table:formula="of:=&quot;./dosort.sh &quot;&amp;TEXT([.D63];0)&amp;&quot; &quot;&amp;TEXT([.E63];0)&amp;&quot; &quot;&amp;TEXT([.F63];0)" office:value-type="string" office:string-value="./dosort.sh 5307 5348 96" calcext:value-type="string">
            <text:p>./dosort.sh 5307 5348 96</text:p>
          </table:table-cell>
          <table:table-cell/>
          <table:table-cell table:formula="of:=&quot;./runbrikenreadermerger.sh &quot;&amp;[.F63]&amp;&quot; &quot;&amp;[.G63]&amp;&quot; &quot;&amp;[.D63]&amp;&quot; &quot;&amp;[.E63]&amp;&quot; &quot;&amp;[.H63]" office:value-type="string" office:string-value="./runbrikenreadermerger.sh 96 97 5307 5348 2131" calcext:value-type="string">
            <text:p>./runbrikenreadermerger.sh 96 97 5307 5348 2131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98" calcext:value-type="float">
            <text:p>98</text:p>
          </table:table-cell>
          <table:table-cell office:value-type="float" office:value="5349" calcext:value-type="float">
            <text:p>5349</text:p>
          </table:table-cell>
          <table:table-cell office:value-type="float" office:value="5394" calcext:value-type="float">
            <text:p>539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132" calcext:value-type="float">
            <text:p>2132</text:p>
          </table:table-cell>
          <table:table-cell/>
          <table:table-cell table:style-name="ce12" office:value-type="float" office:value="60" calcext:value-type="float">
            <text:p>60</text:p>
          </table:table-cell>
          <table:table-cell/>
          <table:table-cell table:style-name="ce12" table:formula="of:=&quot;./dosort.sh &quot;&amp;TEXT([.D64];0)&amp;&quot; &quot;&amp;TEXT([.E64];0)&amp;&quot; &quot;&amp;TEXT([.F64];0)" office:value-type="string" office:string-value="./dosort.sh 5349 5394 98" calcext:value-type="string">
            <text:p>./dosort.sh 5349 5394 98</text:p>
          </table:table-cell>
          <table:table-cell/>
          <table:table-cell table:formula="of:=&quot;./runbrikenreadermerger.sh &quot;&amp;[.F64]&amp;&quot; &quot;&amp;[.G64]&amp;&quot; &quot;&amp;[.D64]&amp;&quot; &quot;&amp;[.E64]&amp;&quot; &quot;&amp;[.H64]" office:value-type="string" office:string-value="./runbrikenreadermerger.sh 98 100 5349 5394 2132" calcext:value-type="string">
            <text:p>./runbrikenreadermerger.sh 98 100 5349 5394 2132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table:style-name="ce12" office:value-type="float" office:value="101" calcext:value-type="float">
            <text:p>101</text:p>
          </table:table-cell>
          <table:table-cell table:style-name="ce16" office:value-type="float" office:value="5395" calcext:value-type="float">
            <text:p>5395</text:p>
          </table:table-cell>
          <table:table-cell table:style-name="ce12" office:value-type="float" office:value="5420" calcext:value-type="float">
            <text:p>5420</text:p>
          </table:table-cell>
          <table:table-cell table:style-name="ce12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style-name="ce12" office:value-type="float" office:value="2133" calcext:value-type="float">
            <text:p>2133</text:p>
          </table:table-cell>
          <table:table-cell/>
          <table:table-cell table:style-name="ce12" office:value-type="float" office:value="61" calcext:value-type="float">
            <text:p>61</text:p>
          </table:table-cell>
          <table:table-cell/>
          <table:table-cell table:style-name="ce12" table:formula="of:=&quot;./dosort.sh &quot;&amp;TEXT([.D65];0)&amp;&quot; &quot;&amp;TEXT([.E65];0)&amp;&quot; &quot;&amp;TEXT([.F65];0)" office:value-type="string" office:string-value="./dosort.sh 5395 5420 101" calcext:value-type="string">
            <text:p>./dosort.sh 5395 5420 101</text:p>
          </table:table-cell>
          <table:table-cell/>
          <table:table-cell table:formula="of:=&quot;./runbrikenreadermerger.sh &quot;&amp;[.F65]&amp;&quot; &quot;&amp;[.G65]&amp;&quot; &quot;&amp;[.D65]&amp;&quot; &quot;&amp;[.E65]&amp;&quot; &quot;&amp;[.H65]" office:value-type="string" office:string-value="./runbrikenreadermerger.sh 101 102 5395 5420 2133" calcext:value-type="string">
            <text:p>./runbrikenreadermerger.sh 101 102 5395 5420 2133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00Br (optimized for 102Sr)</text:p>
          </table:table-cell>
          <table:table-cell table:style-name="ce12" office:value-type="float" office:value="103" calcext:value-type="float">
            <text:p>103</text:p>
          </table:table-cell>
          <table:table-cell table:style-name="ce16" office:value-type="float" office:value="5421" calcext:value-type="float">
            <text:p>5421</text:p>
          </table:table-cell>
          <table:table-cell table:style-name="ce12" office:value-type="float" office:value="5444" calcext:value-type="float">
            <text:p>5444</text:p>
          </table:table-cell>
          <table:table-cell table:style-name="ce1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12" office:value-type="float" office:value="2137" calcext:value-type="float">
            <text:p>2137</text:p>
          </table:table-cell>
          <table:table-cell office:value-type="string" calcext:value-type="string">
            <text:p>Optimized for Sr102</text:p>
          </table:table-cell>
          <table:table-cell table:style-name="ce12" office:value-type="float" office:value="62" calcext:value-type="float">
            <text:p>62</text:p>
          </table:table-cell>
          <table:table-cell/>
          <table:table-cell table:style-name="ce12" table:formula="of:=&quot;./dosort.sh &quot;&amp;TEXT([.D66];0)&amp;&quot; &quot;&amp;TEXT([.E66];0)&amp;&quot; &quot;&amp;TEXT([.F66];0)" office:value-type="string" office:string-value="./dosort.sh 5421 5444 103" calcext:value-type="string">
            <text:p>./dosort.sh 5421 5444 103</text:p>
          </table:table-cell>
          <table:table-cell/>
          <table:table-cell table:formula="of:=&quot;./runbrikenreadermerger.sh &quot;&amp;[.F66]&amp;&quot; &quot;&amp;[.G66]&amp;&quot; &quot;&amp;[.D66]&amp;&quot; &quot;&amp;[.E66]&amp;&quot; &quot;&amp;[.H66]" office:value-type="string" office:string-value="./runbrikenreadermerger.sh 103 103 5421 5444 2137" calcext:value-type="string">
            <text:p>./runbrikenreadermerger.sh 103 103 5421 5444 2137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table:style-name="ce12" office:value-type="float" office:value="104" calcext:value-type="float">
            <text:p>104</text:p>
          </table:table-cell>
          <table:table-cell table:style-name="ce16" office:value-type="float" office:value="5445" calcext:value-type="float">
            <text:p>5445</text:p>
          </table:table-cell>
          <table:table-cell table:style-name="ce12" office:value-type="float" office:value="5487" calcext:value-type="float">
            <text:p>5487</text:p>
          </table:table-cell>
          <table:table-cell table:style-name="ce12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12" office:value-type="float" office:value="2139" calcext:value-type="float">
            <text:p>2139</text:p>
          </table:table-cell>
          <table:table-cell/>
          <table:table-cell table:style-name="ce12" office:value-type="float" office:value="63" calcext:value-type="float">
            <text:p>63</text:p>
          </table:table-cell>
          <table:table-cell/>
          <table:table-cell table:style-name="ce12" table:formula="of:=&quot;./dosort.sh &quot;&amp;TEXT([.D67];0)&amp;&quot; &quot;&amp;TEXT([.E67];0)&amp;&quot; &quot;&amp;TEXT([.F67];0)" office:value-type="string" office:string-value="./dosort.sh 5445 5487 104" calcext:value-type="string">
            <text:p>./dosort.sh 5445 5487 104</text:p>
          </table:table-cell>
          <table:table-cell/>
          <table:table-cell table:formula="of:=&quot;./runbrikenreadermerger.sh &quot;&amp;[.F67]&amp;&quot; &quot;&amp;[.G67]&amp;&quot; &quot;&amp;[.D67]&amp;&quot; &quot;&amp;[.E67]&amp;&quot; &quot;&amp;[.H67]" office:value-type="string" office:string-value="./runbrikenreadermerger.sh 104 105 5445 5487 2139" calcext:value-type="string">
            <text:p>./runbrikenreadermerger.sh 104 105 5445 5487 2139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106" calcext:value-type="float">
            <text:p>106</text:p>
          </table:table-cell>
          <table:table-cell office:value-type="float" office:value="5488" calcext:value-type="float">
            <text:p>5488</text:p>
          </table:table-cell>
          <table:table-cell office:value-type="float" office:value="5529" calcext:value-type="float">
            <text:p>5529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2140" calcext:value-type="float">
            <text:p>2140</text:p>
          </table:table-cell>
          <table:table-cell/>
          <table:table-cell table:style-name="ce12" office:value-type="float" office:value="64" calcext:value-type="float">
            <text:p>64</text:p>
          </table:table-cell>
          <table:table-cell/>
          <table:table-cell table:style-name="ce12" table:formula="of:=&quot;./dosort.sh &quot;&amp;TEXT([.D68];0)&amp;&quot; &quot;&amp;TEXT([.E68];0)&amp;&quot; &quot;&amp;TEXT([.F68];0)" office:value-type="string" office:string-value="./dosort.sh 5488 5529 106" calcext:value-type="string">
            <text:p>./dosort.sh 5488 5529 106</text:p>
          </table:table-cell>
          <table:table-cell/>
          <table:table-cell table:formula="of:=&quot;./runbrikenreadermerger.sh &quot;&amp;[.F68]&amp;&quot; &quot;&amp;[.G68]&amp;&quot; &quot;&amp;[.D68]&amp;&quot; &quot;&amp;[.E68]&amp;&quot; &quot;&amp;[.H68]" office:value-type="string" office:string-value="./runbrikenreadermerger.sh 106 107 5488 5529 2140" calcext:value-type="string">
            <text:p>./runbrikenreadermerger.sh 106 107 5488 5529 2140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108" calcext:value-type="float">
            <text:p>108</text:p>
          </table:table-cell>
          <table:table-cell office:value-type="float" office:value="5530" calcext:value-type="float">
            <text:p>5530</text:p>
          </table:table-cell>
          <table:table-cell office:value-type="float" office:value="5551" calcext:value-type="float">
            <text:p>5551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2141" calcext:value-type="float">
            <text:p>2141</text:p>
          </table:table-cell>
          <table:table-cell/>
          <table:table-cell table:style-name="ce12" office:value-type="float" office:value="65" calcext:value-type="float">
            <text:p>65</text:p>
          </table:table-cell>
          <table:table-cell/>
          <table:table-cell table:style-name="ce12" table:formula="of:=&quot;./dosort.sh &quot;&amp;TEXT([.D69];0)&amp;&quot; &quot;&amp;TEXT([.E69];0)&amp;&quot; &quot;&amp;TEXT([.F69];0)" office:value-type="string" office:string-value="./dosort.sh 5530 5551 108" calcext:value-type="string">
            <text:p>./dosort.sh 5530 5551 108</text:p>
          </table:table-cell>
          <table:table-cell/>
          <table:table-cell table:formula="of:=&quot;./runbrikenreadermerger.sh &quot;&amp;[.F69]&amp;&quot; &quot;&amp;[.G69]&amp;&quot; &quot;&amp;[.D69]&amp;&quot; &quot;&amp;[.E69]&amp;&quot; &quot;&amp;[.H69]" office:value-type="string" office:string-value="./runbrikenreadermerger.sh 108 109 5530 5551 2141" calcext:value-type="string">
            <text:p>./runbrikenreadermerger.sh 108 109 5530 5551 2141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110" calcext:value-type="float">
            <text:p>110</text:p>
          </table:table-cell>
          <table:table-cell office:value-type="float" office:value="5552" calcext:value-type="float">
            <text:p>5552</text:p>
          </table:table-cell>
          <table:table-cell office:value-type="float" office:value="5594" calcext:value-type="float">
            <text:p>559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2142" calcext:value-type="float">
            <text:p>2142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22"/>
          <table:table-cell table:formula="of:=&quot;./dosort.sh &quot;&amp;TEXT([.D70];0)&amp;&quot; &quot;&amp;TEXT([.E70];0)&amp;&quot; &quot;&amp;TEXT([.F70];0)" office:value-type="string" office:string-value="./dosort.sh 5552 5594 110" calcext:value-type="string">
            <text:p>./dosort.sh 5552 5594 110</text:p>
          </table:table-cell>
          <table:table-cell/>
          <table:table-cell table:style-name="ce15" table:formula="of:=&quot;./runbrikenreadermerger.sh &quot;&amp;[.F70]&amp;&quot; &quot;&amp;[.G70]&amp;&quot; &quot;&amp;[.D70]&amp;&quot; &quot;&amp;[.E70]&amp;&quot; &quot;&amp;[.H70]" office:value-type="string" office:string-value="./runbrikenreadermerger.sh 110 112 5552 5594 2142" calcext:value-type="string">
            <text:p>./runbrikenreadermerger.sh 110 112 5552 5594 2142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100Br</text:p>
          </table:table-cell>
          <table:table-cell office:value-type="float" office:value="113" calcext:value-type="float">
            <text:p>113</text:p>
          </table:table-cell>
          <table:table-cell office:value-type="float" office:value="5595" calcext:value-type="float">
            <text:p>5595</text:p>
          </table:table-cell>
          <table:table-cell office:value-type="float" office:value="5639" calcext:value-type="float">
            <text:p>5639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2143" calcext:value-type="float">
            <text:p>2143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22"/>
          <table:table-cell table:formula="of:=&quot;./dosort.sh &quot;&amp;TEXT([.D71];0)&amp;&quot; &quot;&amp;TEXT([.E71];0)&amp;&quot; &quot;&amp;TEXT([.F71];0)" office:value-type="string" office:string-value="./dosort.sh 5595 5639 113" calcext:value-type="string">
            <text:p>./dosort.sh 5595 5639 113</text:p>
          </table:table-cell>
          <table:table-cell/>
          <table:table-cell table:style-name="ce15" table:formula="of:=&quot;./runbrikenreadermerger.sh &quot;&amp;[.F71]&amp;&quot; &quot;&amp;[.G71]&amp;&quot; &quot;&amp;[.D71]&amp;&quot; &quot;&amp;[.E71]&amp;&quot; &quot;&amp;[.H71]" office:value-type="string" office:string-value="./runbrikenreadermerger.sh 113 115 5595 5639 2143" calcext:value-type="string">
            <text:p>./runbrikenreadermerger.sh 113 115 5595 5639 2143</text:p>
          </table:table-cell>
          <table:table-cell/>
        </table:table-row>
        <table:table-row table:style-name="ro1">
          <table:table-cell/>
          <table:table-cell table:style-name="ce11" table:formula="of:=[.B71]" office:value-type="string" office:string-value="100Br" calcext:value-type="string">
            <text:p>100Br</text:p>
          </table:table-cell>
          <table:table-cell office:value-type="float" office:value="116" calcext:value-type="float">
            <text:p>116</text:p>
          </table:table-cell>
          <table:table-cell office:value-type="float" office:value="5640" calcext:value-type="float">
            <text:p>5640</text:p>
          </table:table-cell>
          <table:table-cell office:value-type="float" office:value="5679" calcext:value-type="float">
            <text:p>5679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2144" calcext:value-type="float">
            <text:p>2144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22"/>
          <table:table-cell table:formula="of:=&quot;./dosort.sh &quot;&amp;TEXT([.D72];0)&amp;&quot; &quot;&amp;TEXT([.E72];0)&amp;&quot; &quot;&amp;TEXT([.F72];0)" office:value-type="string" office:string-value="./dosort.sh 5640 5679 116" calcext:value-type="string">
            <text:p>./dosort.sh 5640 5679 116</text:p>
          </table:table-cell>
          <table:table-cell/>
          <table:table-cell table:style-name="ce15" table:formula="of:=&quot;./runbrikenreadermerger.sh &quot;&amp;[.F72]&amp;&quot; &quot;&amp;[.G72]&amp;&quot; &quot;&amp;[.D72]&amp;&quot; &quot;&amp;[.E72]&amp;&quot; &quot;&amp;[.H72]" office:value-type="string" office:string-value="./runbrikenreadermerger.sh 116 117 5640 5679 2144" calcext:value-type="string">
            <text:p>./runbrikenreadermerger.sh 116 117 5640 5679 2144</text:p>
          </table:table-cell>
          <table:table-cell/>
        </table:table-row>
        <table:table-row table:style-name="ro1">
          <table:table-cell/>
          <table:table-cell table:style-name="ce11" table:formula="of:=[.B72]" office:value-type="string" office:string-value="100Br" calcext:value-type="string">
            <text:p>100Br</text:p>
          </table:table-cell>
          <table:table-cell office:value-type="float" office:value="118" calcext:value-type="float">
            <text:p>118</text:p>
          </table:table-cell>
          <table:table-cell office:value-type="float" office:value="5680" calcext:value-type="float">
            <text:p>5680</text:p>
          </table:table-cell>
          <table:table-cell office:value-type="float" office:value="5718" calcext:value-type="float">
            <text:p>5718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2145" calcext:value-type="float">
            <text:p>2145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22"/>
          <table:table-cell table:formula="of:=&quot;./dosort.sh &quot;&amp;TEXT([.D73];0)&amp;&quot; &quot;&amp;TEXT([.E73];0)&amp;&quot; &quot;&amp;TEXT([.F73];0)" office:value-type="string" office:string-value="./dosort.sh 5680 5718 118" calcext:value-type="string">
            <text:p>./dosort.sh 5680 5718 118</text:p>
          </table:table-cell>
          <table:table-cell/>
          <table:table-cell table:style-name="ce15" table:formula="of:=&quot;./runbrikenreadermerger.sh &quot;&amp;[.F73]&amp;&quot; &quot;&amp;[.G73]&amp;&quot; &quot;&amp;[.D73]&amp;&quot; &quot;&amp;[.E73]&amp;&quot; &quot;&amp;[.H73]" office:value-type="string" office:string-value="./runbrikenreadermerger.sh 118 119 5680 5718 2145" calcext:value-type="string">
            <text:p>./runbrikenreadermerger.sh 118 119 5680 5718 2145</text:p>
          </table:table-cell>
          <table:table-cell/>
        </table:table-row>
        <table:table-row table:style-name="ro1">
          <table:table-cell/>
          <table:table-cell table:style-name="ce11" table:formula="of:=[.B73]" office:value-type="string" office:string-value="100Br" calcext:value-type="string">
            <text:p>100Br</text:p>
          </table:table-cell>
          <table:table-cell office:value-type="float" office:value="120" calcext:value-type="float">
            <text:p>120</text:p>
          </table:table-cell>
          <table:table-cell office:value-type="float" office:value="5719" calcext:value-type="float">
            <text:p>5719</text:p>
          </table:table-cell>
          <table:table-cell office:value-type="float" office:value="5754" calcext:value-type="float">
            <text:p>5754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2146" calcext:value-type="float">
            <text:p>2146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22"/>
          <table:table-cell table:formula="of:=&quot;./dosort.sh &quot;&amp;TEXT([.D74];0)&amp;&quot; &quot;&amp;TEXT([.E74];0)&amp;&quot; &quot;&amp;TEXT([.F74];0)" office:value-type="string" office:string-value="./dosort.sh 5719 5754 120" calcext:value-type="string">
            <text:p>./dosort.sh 5719 5754 120</text:p>
          </table:table-cell>
          <table:table-cell/>
          <table:table-cell table:style-name="ce15" table:formula="of:=&quot;./runbrikenreadermerger.sh &quot;&amp;[.F74]&amp;&quot; &quot;&amp;[.G74]&amp;&quot; &quot;&amp;[.D74]&amp;&quot; &quot;&amp;[.E74]&amp;&quot; &quot;&amp;[.H74]" office:value-type="string" office:string-value="./runbrikenreadermerger.sh 120 121 5719 5754 2146" calcext:value-type="string">
            <text:p>./runbrikenreadermerger.sh 120 121 5719 5754 2146</text:p>
          </table:table-cell>
          <table:table-cell/>
        </table:table-row>
        <table:table-row table:style-name="ro1">
          <table:table-cell/>
          <table:table-cell table:style-name="ce11" table:formula="of:=[.B74]" office:value-type="string" office:string-value="100Br" calcext:value-type="string">
            <text:p>100Br</text:p>
          </table:table-cell>
          <table:table-cell table:style-name="ce12" office:value-type="float" office:value="122" calcext:value-type="float">
            <text:p>122</text:p>
          </table:table-cell>
          <table:table-cell table:style-name="ce16" office:value-type="float" office:value="5755" calcext:value-type="float">
            <text:p>5755</text:p>
          </table:table-cell>
          <table:table-cell table:style-name="ce12" office:value-type="float" office:value="5790" calcext:value-type="float">
            <text:p>5790</text:p>
          </table:table-cell>
          <table:table-cell table:style-name="ce1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12" office:value-type="float" office:value="2147" calcext:value-type="float">
            <text:p>2147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22"/>
          <table:table-cell table:formula="of:=&quot;./dosort.sh &quot;&amp;TEXT([.D75];0)&amp;&quot; &quot;&amp;TEXT([.E75];0)&amp;&quot; &quot;&amp;TEXT([.F75];0)" office:value-type="string" office:string-value="./dosort.sh 5755 5790 122" calcext:value-type="string">
            <text:p>./dosort.sh 5755 5790 122</text:p>
          </table:table-cell>
          <table:table-cell/>
          <table:table-cell table:style-name="ce15" table:formula="of:=&quot;./runbrikenreadermerger.sh &quot;&amp;[.F75]&amp;&quot; &quot;&amp;[.G75]&amp;&quot; &quot;&amp;[.D75]&amp;&quot; &quot;&amp;[.E75]&amp;&quot; &quot;&amp;[.H75]" office:value-type="string" office:string-value="./runbrikenreadermerger.sh 122 123 5755 5790 2147" calcext:value-type="string">
            <text:p>./runbrikenreadermerger.sh 122 123 5755 5790 2147</text:p>
          </table:table-cell>
          <table:table-cell/>
        </table:table-row>
        <table:table-row table:style-name="ro1">
          <table:table-cell/>
          <table:table-cell table:style-name="ce11" table:formula="of:=[.B75]" office:value-type="string" office:string-value="100Br" calcext:value-type="string">
            <text:p>100Br</text:p>
          </table:table-cell>
          <table:table-cell table:style-name="ce12" office:value-type="float" office:value="124" calcext:value-type="float">
            <text:p>124</text:p>
          </table:table-cell>
          <table:table-cell table:style-name="ce16" office:value-type="float" office:value="5791" calcext:value-type="float">
            <text:p>5791</text:p>
          </table:table-cell>
          <table:table-cell table:style-name="ce12" office:value-type="float" office:value="5828" calcext:value-type="float">
            <text:p>5828</text:p>
          </table:table-cell>
          <table:table-cell table:style-name="ce12"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style-name="ce12" office:value-type="float" office:value="2148" calcext:value-type="float">
            <text:p>2148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22"/>
          <table:table-cell table:formula="of:=&quot;./dosort.sh &quot;&amp;TEXT([.D76];0)&amp;&quot; &quot;&amp;TEXT([.E76];0)&amp;&quot; &quot;&amp;TEXT([.F76];0)" office:value-type="string" office:string-value="./dosort.sh 5791 5828 124" calcext:value-type="string">
            <text:p>./dosort.sh 5791 5828 124</text:p>
          </table:table-cell>
          <table:table-cell/>
          <table:table-cell table:style-name="ce15" table:formula="of:=&quot;./runbrikenreadermerger.sh &quot;&amp;[.F76]&amp;&quot; &quot;&amp;[.G76]&amp;&quot; &quot;&amp;[.D76]&amp;&quot; &quot;&amp;[.E76]&amp;&quot; &quot;&amp;[.H76]" office:value-type="string" office:string-value="./runbrikenreadermerger.sh 124 127 5791 5828 2148" calcext:value-type="string">
            <text:p>./runbrikenreadermerger.sh 124 127 5791 5828 2148</text:p>
          </table:table-cell>
          <table:table-cell/>
        </table:table-row>
        <table:table-row table:style-name="ro1">
          <table:table-cell/>
          <table:table-cell table:style-name="ce11" table:formula="of:=[.B76]" office:value-type="string" office:string-value="100Br" calcext:value-type="string">
            <text:p>100Br</text:p>
          </table:table-cell>
          <table:table-cell table:style-name="ce12" office:value-type="float" office:value="126" calcext:value-type="float">
            <text:p>126</text:p>
          </table:table-cell>
          <table:table-cell table:style-name="ce16" office:value-type="float" office:value="5829" calcext:value-type="float">
            <text:p>5829</text:p>
          </table:table-cell>
          <table:table-cell table:style-name="ce12" office:value-type="float" office:value="5867" calcext:value-type="float">
            <text:p>5867</text:p>
          </table:table-cell>
          <table:table-cell table:style-name="ce12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style-name="ce12" office:value-type="float" office:value="2149" calcext:value-type="float">
            <text:p>2149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22"/>
          <table:table-cell table:formula="of:=&quot;./dosort.sh &quot;&amp;TEXT([.D77];0)&amp;&quot; &quot;&amp;TEXT([.E77];0)&amp;&quot; &quot;&amp;TEXT([.F77];0)" office:value-type="string" office:string-value="./dosort.sh 5829 5867 126" calcext:value-type="string">
            <text:p>./dosort.sh 5829 5867 126</text:p>
          </table:table-cell>
          <table:table-cell/>
          <table:table-cell table:style-name="ce15" table:formula="of:=&quot;./runbrikenreadermerger.sh &quot;&amp;[.F77]&amp;&quot; &quot;&amp;[.G77]&amp;&quot; &quot;&amp;[.D77]&amp;&quot; &quot;&amp;[.E77]&amp;&quot; &quot;&amp;[.H77]" office:value-type="string" office:string-value="./runbrikenreadermerger.sh 126 127 5829 5867 2149" calcext:value-type="string">
            <text:p>./runbrikenreadermerger.sh 126 127 5829 5867 2149</text:p>
          </table:table-cell>
          <table:table-cell/>
        </table:table-row>
        <table:table-row table:style-name="ro1">
          <table:table-cell/>
          <table:table-cell table:style-name="ce11" table:formula="of:=[.B77]" office:value-type="string" office:string-value="100Br" calcext:value-type="string">
            <text:p>100Br</text:p>
          </table:table-cell>
          <table:table-cell table:style-name="ce12" office:value-type="float" office:value="128" calcext:value-type="float">
            <text:p>128</text:p>
          </table:table-cell>
          <table:table-cell table:style-name="ce16" office:value-type="float" office:value="5868" calcext:value-type="float">
            <text:p>5868</text:p>
          </table:table-cell>
          <table:table-cell table:style-name="ce12" office:value-type="float" office:value="5911" calcext:value-type="float">
            <text:p>5911</text:p>
          </table:table-cell>
          <table:table-cell table:style-name="ce12"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style-name="ce12" office:value-type="float" office:value="2150" calcext:value-type="float">
            <text:p>2150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22"/>
          <table:table-cell table:formula="of:=&quot;./dosort.sh &quot;&amp;TEXT([.D78];0)&amp;&quot; &quot;&amp;TEXT([.E78];0)&amp;&quot; &quot;&amp;TEXT([.F78];0)" office:value-type="string" office:string-value="./dosort.sh 5868 5911 128" calcext:value-type="string">
            <text:p>./dosort.sh 5868 5911 128</text:p>
          </table:table-cell>
          <table:table-cell/>
          <table:table-cell table:style-name="ce15" table:formula="of:=&quot;./runbrikenreadermerger.sh &quot;&amp;[.F78]&amp;&quot; &quot;&amp;[.G78]&amp;&quot; &quot;&amp;[.D78]&amp;&quot; &quot;&amp;[.E78]&amp;&quot; &quot;&amp;[.H78]" office:value-type="string" office:string-value="./runbrikenreadermerger.sh 128 129 5868 5911 2150" calcext:value-type="string">
            <text:p>./runbrikenreadermerger.sh 128 129 5868 5911 2150</text:p>
          </table:table-cell>
          <table:table-cell/>
        </table:table-row>
        <table:table-row table:style-name="ro1">
          <table:table-cell/>
          <table:table-cell table:style-name="ce11" table:formula="of:=[.B78]" office:value-type="string" office:string-value="100Br" calcext:value-type="string">
            <text:p>100Br</text:p>
          </table:table-cell>
          <table:table-cell office:value-type="float" office:value="130" calcext:value-type="float">
            <text:p>130</text:p>
          </table:table-cell>
          <table:table-cell office:value-type="float" office:value="5912" calcext:value-type="float">
            <text:p>5912</text:p>
          </table:table-cell>
          <table:table-cell office:value-type="float" office:value="5951" calcext:value-type="float">
            <text:p>5951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2151" calcext:value-type="float">
            <text:p>2151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22"/>
          <table:table-cell table:formula="of:=&quot;./dosort.sh &quot;&amp;TEXT([.D79];0)&amp;&quot; &quot;&amp;TEXT([.E79];0)&amp;&quot; &quot;&amp;TEXT([.F79];0)" office:value-type="string" office:string-value="./dosort.sh 5912 5951 130" calcext:value-type="string">
            <text:p>./dosort.sh 5912 5951 130</text:p>
          </table:table-cell>
          <table:table-cell/>
          <table:table-cell table:style-name="ce15" table:formula="of:=&quot;./runbrikenreadermerger.sh &quot;&amp;[.F79]&amp;&quot; &quot;&amp;[.G79]&amp;&quot; &quot;&amp;[.D79]&amp;&quot; &quot;&amp;[.E79]&amp;&quot; &quot;&amp;[.H79]" office:value-type="string" office:string-value="./runbrikenreadermerger.sh 130 131 5912 5951 2151" calcext:value-type="string">
            <text:p>./runbrikenreadermerger.sh 130 131 5912 5951 2151</text:p>
          </table:table-cell>
          <table:table-cell/>
        </table:table-row>
        <table:table-row table:style-name="ro1">
          <table:table-cell/>
          <table:table-cell table:style-name="ce11" table:formula="of:=[.B79]" office:value-type="string" office:string-value="100Br" calcext:value-type="string">
            <text:p>100Br</text:p>
          </table:table-cell>
          <table:table-cell table:style-name="ce12" office:value-type="float" office:value="132" calcext:value-type="float">
            <text:p>132</text:p>
          </table:table-cell>
          <table:table-cell table:style-name="ce16" office:value-type="float" office:value="5951" calcext:value-type="float">
            <text:p>5951</text:p>
          </table:table-cell>
          <table:table-cell table:style-name="ce12" office:value-type="float" office:value="5968" calcext:value-type="float">
            <text:p>5968</text:p>
          </table:table-cell>
          <table:table-cell table:style-name="ce12" office:value-type="float" office:value="132" calcext:value-type="float">
            <text:p>132</text:p>
          </table:table-cell>
          <table:table-cell office:value-type="float" office:value="132" calcext:value-type="float">
            <text:p>132</text:p>
          </table:table-cell>
          <table:table-cell table:style-name="ce12" office:value-type="float" office:value="2152" calcext:value-type="float">
            <text:p>2152</text:p>
          </table:table-cell>
          <table:table-cell/>
          <table:table-cell table:style-name="ce12" office:value-type="float" office:value="76" calcext:value-type="float">
            <text:p>76</text:p>
          </table:table-cell>
          <table:table-cell/>
          <table:table-cell table:style-name="ce12" table:formula="of:=&quot;./dosort.sh &quot;&amp;TEXT([.D80];0)&amp;&quot; &quot;&amp;TEXT([.E80];0)&amp;&quot; &quot;&amp;TEXT([.F80];0)" office:value-type="string" office:string-value="./dosort.sh 5951 5968 132" calcext:value-type="string">
            <text:p>./dosort.sh 5951 5968 132</text:p>
          </table:table-cell>
          <table:table-cell/>
          <table:table-cell table:formula="of:=&quot;./runbrikenreadermerger.sh &quot;&amp;[.F80]&amp;&quot; &quot;&amp;[.G80]&amp;&quot; &quot;&amp;[.D80]&amp;&quot; &quot;&amp;[.E80]&amp;&quot; &quot;&amp;[.H80]" office:value-type="string" office:string-value="./runbrikenreadermerger.sh 132 132 5951 5968 2152" calcext:value-type="string">
            <text:p>./runbrikenreadermerger.sh 132 132 5951 5968 2152</text:p>
          </table:table-cell>
          <table:table-cell/>
        </table:table-row>
        <table:table-row table:style-name="ro1">
          <table:table-cell/>
          <table:table-cell table:style-name="ce11" table:formula="of:=[.B80]" office:value-type="string" office:string-value="100Br" calcext:value-type="string">
            <text:p>100Br</text:p>
          </table:table-cell>
          <table:table-cell table:style-name="ce12" office:value-type="float" office:value="133" calcext:value-type="float">
            <text:p>133</text:p>
          </table:table-cell>
          <table:table-cell table:number-columns-repeated="2" table:style-name="ce12" office:value-type="float" office:value="5969" calcext:value-type="float">
            <text:p>5969</text:p>
          </table:table-cell>
          <table:table-cell table:style-name="ce12" office:value-type="float" office:value="133" calcext:value-type="float">
            <text:p>133</text:p>
          </table:table-cell>
          <table:table-cell office:value-type="float" office:value="133" calcext:value-type="float">
            <text:p>133</text:p>
          </table:table-cell>
          <table:table-cell table:style-name="ce12" office:value-type="float" office:value="2153" calcext:value-type="float">
            <text:p>2153</text:p>
          </table:table-cell>
          <table:table-cell office:value-type="string" calcext:value-type="string">
            <text:p>Background no beam</text:p>
          </table:table-cell>
          <table:table-cell table:style-name="ce12" office:value-type="float" office:value="77" calcext:value-type="float">
            <text:p>77</text:p>
          </table:table-cell>
          <table:table-cell/>
          <table:table-cell table:style-name="ce12" table:formula="of:=&quot;./dosort.sh &quot;&amp;TEXT([.D81];0)&amp;&quot; &quot;&amp;TEXT([.E81];0)&amp;&quot; &quot;&amp;TEXT([.F81];0)" office:value-type="string" office:string-value="./dosort.sh 5969 5969 133" calcext:value-type="string">
            <text:p>./dosort.sh 5969 5969 133</text:p>
          </table:table-cell>
          <table:table-cell/>
          <table:table-cell table:style-name="ce24" table:formula="of:=&quot;./runbrikenreadermerger.sh &quot;&amp;[.F81]&amp;&quot; &quot;&amp;[.G81]&amp;&quot; &quot;&amp;[.D81]&amp;&quot; &quot;&amp;[.E81]&amp;&quot; &quot;&amp;[.H81]" office:value-type="string" office:string-value="./runbrikenreadermerger.sh 133 133 5969 5969 2153" calcext:value-type="string">
            <text:p>./runbrikenreadermerger.sh 133 133 5969 5969 2153</text:p>
          </table:table-cell>
          <table:table-cell/>
        </table:table-row>
        <table:table-row table:style-name="ro1">
          <table:table-cell/>
          <table:table-cell table:style-name="ce11" table:formula="of:=[.B81]" office:value-type="string" office:string-value="100Br" calcext:value-type="string">
            <text:p>100Br</text:p>
          </table:table-cell>
          <table:table-cell table:style-name="ce12" office:value-type="float" office:value="134" calcext:value-type="float">
            <text:p>134</text:p>
          </table:table-cell>
          <table:table-cell table:style-name="ce16" office:value-type="float" office:value="5970" calcext:value-type="float">
            <text:p>5970</text:p>
          </table:table-cell>
          <table:table-cell table:style-name="ce12" office:value-type="float" office:value="5974" calcext:value-type="float">
            <text:p>5974</text:p>
          </table:table-cell>
          <table:table-cell table:style-name="ce12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table:style-name="ce12" office:value-type="float" office:value="2154" calcext:value-type="float">
            <text:p>2154</text:p>
          </table:table-cell>
          <table:table-cell/>
          <table:table-cell table:style-name="ce12" office:value-type="float" office:value="78" calcext:value-type="float">
            <text:p>78</text:p>
          </table:table-cell>
          <table:table-cell/>
          <table:table-cell table:style-name="ce12" table:formula="of:=&quot;./dosort.sh &quot;&amp;TEXT([.D82];0)&amp;&quot; &quot;&amp;TEXT([.E82];0)&amp;&quot; &quot;&amp;TEXT([.F82];0)" office:value-type="string" office:string-value="./dosort.sh 5970 5974 134" calcext:value-type="string">
            <text:p>./dosort.sh 5970 5974 134</text:p>
          </table:table-cell>
          <table:table-cell/>
          <table:table-cell table:formula="of:=&quot;./runbrikenreadermerger.sh &quot;&amp;[.F82]&amp;&quot; &quot;&amp;[.G82]&amp;&quot; &quot;&amp;[.D82]&amp;&quot; &quot;&amp;[.E82]&amp;&quot; &quot;&amp;[.H82]" office:value-type="string" office:string-value="./runbrikenreadermerger.sh 134 134 5970 5974 2154" calcext:value-type="string">
            <text:p>./runbrikenreadermerger.sh 134 134 5970 5974 2154</text:p>
          </table:table-cell>
          <table:table-cell/>
        </table:table-row>
        <table:table-row table:style-name="ro1">
          <table:table-cell/>
          <table:table-cell table:style-name="ce11" table:formula="of:=[.B82]" office:value-type="string" office:string-value="100Br" calcext:value-type="string">
            <text:p>100Br</text:p>
          </table:table-cell>
          <table:table-cell office:value-type="float" office:value="135" calcext:value-type="float">
            <text:p>135</text:p>
          </table:table-cell>
          <table:table-cell office:value-type="float" office:value="5975" calcext:value-type="float">
            <text:p>5975</text:p>
          </table:table-cell>
          <table:table-cell office:value-type="float" office:value="6011" calcext:value-type="float">
            <text:p>6011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12" office:value-type="float" office:value="79" calcext:value-type="float">
            <text:p>79</text:p>
          </table:table-cell>
          <table:table-cell/>
          <table:table-cell table:style-name="ce12" table:formula="of:=&quot;./dosort.sh &quot;&amp;TEXT([.D83];0)&amp;&quot; &quot;&amp;TEXT([.E83];0)&amp;&quot; &quot;&amp;TEXT([.F83];0)" office:value-type="string" office:string-value="./dosort.sh 5975 6011 135" calcext:value-type="string">
            <text:p>./dosort.sh 5975 6011 135</text:p>
          </table:table-cell>
          <table:table-cell/>
          <table:table-cell table:formula="of:=&quot;./runbrikenreadermerger.sh &quot;&amp;[.F83]&amp;&quot; &quot;&amp;[.G83]&amp;&quot; &quot;&amp;[.D83]&amp;&quot; &quot;&amp;[.E83]&amp;&quot; &quot;&amp;[.H83]" office:value-type="string" office:string-value="./runbrikenreadermerger.sh 135 136 5975 6011 2155" calcext:value-type="string">
            <text:p>./runbrikenreadermerger.sh 135 136 5975 6011 2155</text:p>
          </table:table-cell>
          <table:table-cell/>
        </table:table-row>
        <table:table-row table:style-name="ro1">
          <table:table-cell/>
          <table:table-cell table:style-name="ce11" table:formula="of:=[.B83]" office:value-type="string" office:string-value="100Br" calcext:value-type="string">
            <text:p>100Br</text:p>
          </table:table-cell>
          <table:table-cell office:value-type="float" office:value="137" calcext:value-type="float">
            <text:p>137</text:p>
          </table:table-cell>
          <table:table-cell office:value-type="float" office:value="6012" calcext:value-type="float">
            <text:p>6012</text:p>
          </table:table-cell>
          <table:table-cell office:value-type="float" office:value="6053" calcext:value-type="float">
            <text:p>6053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2156" calcext:value-type="float">
            <text:p>2156</text:p>
          </table:table-cell>
          <table:table-cell/>
          <table:table-cell table:style-name="ce12" office:value-type="float" office:value="80" calcext:value-type="float">
            <text:p>80</text:p>
          </table:table-cell>
          <table:table-cell/>
          <table:table-cell table:style-name="ce12" table:formula="of:=&quot;./dosort.sh &quot;&amp;TEXT([.D84];0)&amp;&quot; &quot;&amp;TEXT([.E84];0)&amp;&quot; &quot;&amp;TEXT([.F84];0)" office:value-type="string" office:string-value="./dosort.sh 6012 6053 137" calcext:value-type="string">
            <text:p>./dosort.sh 6012 6053 137</text:p>
          </table:table-cell>
          <table:table-cell/>
          <table:table-cell table:formula="of:=&quot;./runbrikenreadermerger.sh &quot;&amp;[.F84]&amp;&quot; &quot;&amp;[.G84]&amp;&quot; &quot;&amp;[.D84]&amp;&quot; &quot;&amp;[.E84]&amp;&quot; &quot;&amp;[.H84]" office:value-type="string" office:string-value="./runbrikenreadermerger.sh 137 138 6012 6053 2156" calcext:value-type="string">
            <text:p>./runbrikenreadermerger.sh 137 138 6012 6053 2156</text:p>
          </table:table-cell>
          <table:table-cell/>
        </table:table-row>
        <table:table-row table:style-name="ro1">
          <table:table-cell/>
          <table:table-cell table:style-name="ce11" table:formula="of:=[.B84]" office:value-type="string" office:string-value="100Br" calcext:value-type="string">
            <text:p>100Br</text:p>
          </table:table-cell>
          <table:table-cell office:value-type="float" office:value="139" calcext:value-type="float">
            <text:p>139</text:p>
          </table:table-cell>
          <table:table-cell office:value-type="float" office:value="6054" calcext:value-type="float">
            <text:p>6054</text:p>
          </table:table-cell>
          <table:table-cell office:value-type="float" office:value="6087" calcext:value-type="float">
            <text:p>608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2157" calcext:value-type="float">
            <text:p>2157</text:p>
          </table:table-cell>
          <table:table-cell/>
          <table:table-cell table:style-name="ce12" office:value-type="float" office:value="81" calcext:value-type="float">
            <text:p>81</text:p>
          </table:table-cell>
          <table:table-cell/>
          <table:table-cell table:style-name="ce12" table:formula="of:=&quot;./dosort.sh &quot;&amp;TEXT([.D85];0)&amp;&quot; &quot;&amp;TEXT([.E85];0)&amp;&quot; &quot;&amp;TEXT([.F85];0)" office:value-type="string" office:string-value="./dosort.sh 6054 6087 139" calcext:value-type="string">
            <text:p>./dosort.sh 6054 6087 139</text:p>
          </table:table-cell>
          <table:table-cell/>
          <table:table-cell table:formula="of:=&quot;./runbrikenreadermerger.sh &quot;&amp;[.F85]&amp;&quot; &quot;&amp;[.G85]&amp;&quot; &quot;&amp;[.D85]&amp;&quot; &quot;&amp;[.E85]&amp;&quot; &quot;&amp;[.H85]" office:value-type="string" office:string-value="./runbrikenreadermerger.sh 139 140 6054 6087 2157" calcext:value-type="string">
            <text:p>./runbrikenreadermerger.sh 139 140 6054 6087 2157</text:p>
          </table:table-cell>
          <table:table-cell/>
        </table:table-row>
        <table:table-row table:style-name="ro1">
          <table:table-cell/>
          <table:table-cell table:style-name="ce11" table:formula="of:=[.B85]" office:value-type="string" office:string-value="100Br" calcext:value-type="string">
            <text:p>100Br</text:p>
          </table:table-cell>
          <table:table-cell office:value-type="float" office:value="141" calcext:value-type="float">
            <text:p>141</text:p>
          </table:table-cell>
          <table:table-cell office:value-type="float" office:value="6088" calcext:value-type="float">
            <text:p>6088</text:p>
          </table:table-cell>
          <table:table-cell office:value-type="float" office:value="6126" calcext:value-type="float">
            <text:p>6126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2158" calcext:value-type="float">
            <text:p>2158</text:p>
          </table:table-cell>
          <table:table-cell/>
          <table:table-cell table:style-name="ce12" office:value-type="float" office:value="82" calcext:value-type="float">
            <text:p>82</text:p>
          </table:table-cell>
          <table:table-cell/>
          <table:table-cell table:style-name="ce12" table:formula="of:=&quot;./dosort.sh &quot;&amp;TEXT([.D86];0)&amp;&quot; &quot;&amp;TEXT([.E86];0)&amp;&quot; &quot;&amp;TEXT([.F86];0)" office:value-type="string" office:string-value="./dosort.sh 6088 6126 141" calcext:value-type="string">
            <text:p>./dosort.sh 6088 6126 141</text:p>
          </table:table-cell>
          <table:table-cell/>
          <table:table-cell table:formula="of:=&quot;./runbrikenreadermerger.sh &quot;&amp;[.F86]&amp;&quot; &quot;&amp;[.G86]&amp;&quot; &quot;&amp;[.D86]&amp;&quot; &quot;&amp;[.E86]&amp;&quot; &quot;&amp;[.H86]" office:value-type="string" office:string-value="./runbrikenreadermerger.sh 141 142 6088 6126 2158" calcext:value-type="string">
            <text:p>./runbrikenreadermerger.sh 141 142 6088 6126 2158</text:p>
          </table:table-cell>
          <table:table-cell/>
        </table:table-row>
        <table:table-row table:style-name="ro1">
          <table:table-cell/>
          <table:table-cell table:style-name="ce11" table:formula="of:=[.B86]" office:value-type="string" office:string-value="100Br" calcext:value-type="string">
            <text:p>100Br</text:p>
          </table:table-cell>
          <table:table-cell office:value-type="float" office:value="143" calcext:value-type="float">
            <text:p>143</text:p>
          </table:table-cell>
          <table:table-cell office:value-type="float" office:value="6127" calcext:value-type="float">
            <text:p>6127</text:p>
          </table:table-cell>
          <table:table-cell office:value-type="float" office:value="6172" calcext:value-type="float">
            <text:p>617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2159" calcext:value-type="float">
            <text:p>2159</text:p>
          </table:table-cell>
          <table:table-cell/>
          <table:table-cell table:style-name="ce12" office:value-type="float" office:value="83" calcext:value-type="float">
            <text:p>83</text:p>
          </table:table-cell>
          <table:table-cell/>
          <table:table-cell table:style-name="ce12" table:formula="of:=&quot;./dosort.sh &quot;&amp;TEXT([.D87];0)&amp;&quot; &quot;&amp;TEXT([.E87];0)&amp;&quot; &quot;&amp;TEXT([.F87];0)" office:value-type="string" office:string-value="./dosort.sh 6127 6172 143" calcext:value-type="string">
            <text:p>./dosort.sh 6127 6172 143</text:p>
          </table:table-cell>
          <table:table-cell/>
          <table:table-cell table:formula="of:=&quot;./runbrikenreadermerger.sh &quot;&amp;[.F87]&amp;&quot; &quot;&amp;[.G87]&amp;&quot; &quot;&amp;[.D87]&amp;&quot; &quot;&amp;[.E87]&amp;&quot; &quot;&amp;[.H87]" office:value-type="string" office:string-value="./runbrikenreadermerger.sh 143 144 6127 6172 2159" calcext:value-type="string">
            <text:p>./runbrikenreadermerger.sh 143 144 6127 6172 2159</text:p>
          </table:table-cell>
          <table:table-cell/>
        </table:table-row>
        <table:table-row table:style-name="ro1">
          <table:table-cell/>
          <table:table-cell table:style-name="ce11" table:formula="of:=[.B87]" office:value-type="string" office:string-value="100Br" calcext:value-type="string">
            <text:p>100Br</text:p>
          </table:table-cell>
          <table:table-cell office:value-type="float" office:value="145" calcext:value-type="float">
            <text:p>145</text:p>
          </table:table-cell>
          <table:table-cell office:value-type="float" office:value="6173" calcext:value-type="float">
            <text:p>6173</text:p>
          </table:table-cell>
          <table:table-cell office:value-type="float" office:value="6206" calcext:value-type="float">
            <text:p>6206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2160" calcext:value-type="float">
            <text:p>2160</text:p>
          </table:table-cell>
          <table:table-cell/>
          <table:table-cell table:style-name="ce12" office:value-type="float" office:value="84" calcext:value-type="float">
            <text:p>84</text:p>
          </table:table-cell>
          <table:table-cell/>
          <table:table-cell table:style-name="ce12" table:formula="of:=&quot;./dosort.sh &quot;&amp;TEXT([.D88];0)&amp;&quot; &quot;&amp;TEXT([.E88];0)&amp;&quot; &quot;&amp;TEXT([.F88];0)" office:value-type="string" office:string-value="./dosort.sh 6173 6206 145" calcext:value-type="string">
            <text:p>./dosort.sh 6173 6206 145</text:p>
          </table:table-cell>
          <table:table-cell/>
          <table:table-cell table:formula="of:=&quot;./runbrikenreadermerger.sh &quot;&amp;[.F88]&amp;&quot; &quot;&amp;[.G88]&amp;&quot; &quot;&amp;[.D88]&amp;&quot; &quot;&amp;[.E88]&amp;&quot; &quot;&amp;[.H88]" office:value-type="string" office:string-value="./runbrikenreadermerger.sh 145 146 6173 6206 2160" calcext:value-type="string">
            <text:p>./runbrikenreadermerger.sh 145 146 6173 6206 2160</text:p>
          </table:table-cell>
          <table:table-cell/>
        </table:table-row>
        <table:table-row table:style-name="ro1">
          <table:table-cell/>
          <table:table-cell table:style-name="ce11" table:formula="of:=[.B88]" office:value-type="string" office:string-value="100Br" calcext:value-type="string">
            <text:p>100Br</text:p>
          </table:table-cell>
          <table:table-cell office:value-type="float" office:value="147" calcext:value-type="float">
            <text:p>147</text:p>
          </table:table-cell>
          <table:table-cell office:value-type="float" office:value="6207" calcext:value-type="float">
            <text:p>6207</text:p>
          </table:table-cell>
          <table:table-cell office:value-type="float" office:value="6241" calcext:value-type="float">
            <text:p>6241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2161" calcext:value-type="float">
            <text:p>2161</text:p>
          </table:table-cell>
          <table:table-cell/>
          <table:table-cell table:style-name="ce12" office:value-type="float" office:value="85" calcext:value-type="float">
            <text:p>85</text:p>
          </table:table-cell>
          <table:table-cell/>
          <table:table-cell table:style-name="ce12" table:formula="of:=&quot;./dosort.sh &quot;&amp;TEXT([.D89];0)&amp;&quot; &quot;&amp;TEXT([.E89];0)&amp;&quot; &quot;&amp;TEXT([.F89];0)" office:value-type="string" office:string-value="./dosort.sh 6207 6241 147" calcext:value-type="string">
            <text:p>./dosort.sh 6207 6241 147</text:p>
          </table:table-cell>
          <table:table-cell/>
          <table:table-cell table:formula="of:=&quot;./runbrikenreadermerger.sh &quot;&amp;[.F89]&amp;&quot; &quot;&amp;[.G89]&amp;&quot; &quot;&amp;[.D89]&amp;&quot; &quot;&amp;[.E89]&amp;&quot; &quot;&amp;[.H89]" office:value-type="string" office:string-value="./runbrikenreadermerger.sh 147 148 6207 6241 2161" calcext:value-type="string">
            <text:p>./runbrikenreadermerger.sh 147 148 6207 6241 2161</text:p>
          </table:table-cell>
          <table:table-cell/>
        </table:table-row>
      </table:table>
      <table:table table:name="check_existing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beam/beamrun04000.root</text:p>
          </table:table-cell>
          <table:table-cell table:number-columns-repeated="2"/>
          <table:table-cell table:formula="of:=LEFT(RIGHT([.D2];10);5)" office:value-type="string" office:string-value="04000" calcext:value-type="string">
            <text:p>04000</text:p>
          </table:table-cell>
          <table:table-cell table:formula="of:=VALUE([.G2])" office:value-type="float" office:value="4000" calcext:value-type="float">
            <text:p>400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4013" calcext:value-type="float">
            <text:p>4013</text:p>
          </table:table-cell>
          <table:table-cell table:style-name="ce12" office:value-type="float" office:value="4015" calcext:value-type="float">
            <text:p>4015</text:p>
          </table:table-cell>
          <table:table-cell table:formula="of:=VLOOKUP([.J2];[.$H$2:.$H$2085];1;0)" office:value-type="float" office:value="4013" calcext:value-type="float">
            <text:p>4013</text:p>
          </table:table-cell>
          <table:table-cell table:formula="of:=IF(IFERROR([.L2];1)=1;&quot;ERROR&quot;;0)" office:value-type="float" office:value="0" calcext:value-type="float">
            <text:p>0</text:p>
          </table:table-cell>
          <table:table-cell/>
          <table:table-cell office:value-type="string" calcext:value-type="string">
            <text:p>runaddit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eam/beamrun04003.root</text:p>
          </table:table-cell>
          <table:table-cell table:number-columns-repeated="2"/>
          <table:table-cell table:formula="of:=LEFT(RIGHT([.D3];10);5)" office:value-type="string" office:string-value="04003" calcext:value-type="string">
            <text:p>04003</text:p>
          </table:table-cell>
          <table:table-cell table:formula="of:=VALUE([.G3])" office:value-type="float" office:value="4003" calcext:value-type="float">
            <text:p>400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016" calcext:value-type="float">
            <text:p>4016</text:p>
          </table:table-cell>
          <table:table-cell table:style-name="ce13" office:value-type="float" office:value="4031" calcext:value-type="float">
            <text:p>4031</text:p>
          </table:table-cell>
          <table:table-cell table:formula="of:=VLOOKUP([.J3];[.$H$2:.$H$2085];1;0)" office:value-type="string" office:string-value="" calcext:value-type="error">
            <text:p>#N/A</text:p>
          </table:table-cell>
          <table:table-cell table:formula="of:=IF(IFERROR([.L3];1)=1;&quot;ERROR&quot;;0)" office:value-type="string" office:string-value="ERROR" calcext:value-type="string">
            <text:p>ERROR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4016" calcext:value-type="float">
            <text:p>4016</text:p>
          </table:table-cell>
          <table:table-cell table:style-name="ce13" office:value-type="float" office:value="4031" calcext:value-type="float">
            <text:p>4031</text:p>
          </table:table-cell>
          <table:table-cell table:formula="of:=&quot;./runbashrange.sh &quot;&amp;[.O3]&amp;&quot; &quot;&amp;[.P3]&amp;&quot; &quot;&amp;[.Q3]" office:value-type="string" office:string-value="./runbashrange.sh 1 4016 4031" calcext:value-type="string">
            <text:p>./runbashrange.sh 1 4016 40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am/beamrun04004.root</text:p>
          </table:table-cell>
          <table:table-cell table:number-columns-repeated="2"/>
          <table:table-cell table:formula="of:=LEFT(RIGHT([.D4];10);5)" office:value-type="string" office:string-value="04004" calcext:value-type="string">
            <text:p>04004</text:p>
          </table:table-cell>
          <table:table-cell table:formula="of:=VALUE([.G4])" office:value-type="float" office:value="4004" calcext:value-type="float">
            <text:p>400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float" office:value="4032" calcext:value-type="float">
            <text:p>4032</text:p>
          </table:table-cell>
          <table:table-cell table:style-name="ce12" office:value-type="float" office:value="4035" calcext:value-type="float">
            <text:p>4035</text:p>
          </table:table-cell>
          <table:table-cell table:formula="of:=VLOOKUP([.J4];[.$H$2:.$H$2085];1;0)" office:value-type="float" office:value="4032" calcext:value-type="float">
            <text:p>4032</text:p>
          </table:table-cell>
          <table:table-cell table:formula="of:=IF(IFERROR([.L4];1)=1;&quot;ERROR&quot;;0)" office:value-type="float" office:value="0" calcext:value-type="float">
            <text:p>0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4048" calcext:value-type="float">
            <text:p>4048</text:p>
          </table:table-cell>
          <table:table-cell table:style-name="ce14" office:value-type="float" office:value="4060" calcext:value-type="float">
            <text:p>4060</text:p>
          </table:table-cell>
          <table:table-cell table:formula="of:=&quot;./runbashrange.sh &quot;&amp;[.O4]&amp;&quot; &quot;&amp;[.P4]&amp;&quot; &quot;&amp;[.Q4]" office:value-type="string" office:string-value="./runbashrange.sh 5 4048 4060" calcext:value-type="string">
            <text:p>./runbashrange.sh 5 4048 40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am/beamrun04005.root</text:p>
          </table:table-cell>
          <table:table-cell table:number-columns-repeated="2"/>
          <table:table-cell table:formula="of:=LEFT(RIGHT([.D5];10);5)" office:value-type="string" office:string-value="04005" calcext:value-type="string">
            <text:p>04005</text:p>
          </table:table-cell>
          <table:table-cell table:formula="of:=VALUE([.G5])" office:value-type="float" office:value="4005" calcext:value-type="float">
            <text:p>400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036" calcext:value-type="float">
            <text:p>4036</text:p>
          </table:table-cell>
          <table:table-cell office:value-type="float" office:value="4042" calcext:value-type="float">
            <text:p>4042</text:p>
          </table:table-cell>
          <table:table-cell table:formula="of:=VLOOKUP([.J5];[.$H$2:.$H$2085];1;0)" office:value-type="float" office:value="4036" calcext:value-type="float">
            <text:p>4036</text:p>
          </table:table-cell>
          <table:table-cell table:formula="of:=IF(IFERROR([.L5];1)=1;&quot;ERROR&quot;;0)" office:value-type="float" office:value="0" calcext:value-type="float">
            <text:p>0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float" office:value="4061" calcext:value-type="float">
            <text:p>4061</text:p>
          </table:table-cell>
          <table:table-cell table:style-name="ce14" office:value-type="float" office:value="4081" calcext:value-type="float">
            <text:p>4081</text:p>
          </table:table-cell>
          <table:table-cell table:formula="of:=&quot;./runbashrange.sh &quot;&amp;[.O5]&amp;&quot; &quot;&amp;[.P5]&amp;&quot; &quot;&amp;[.Q5]" office:value-type="string" office:string-value="./runbashrange.sh 6 4061 4081" calcext:value-type="string">
            <text:p>./runbashrange.sh 6 4061 40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am/beamrun04006.root</text:p>
          </table:table-cell>
          <table:table-cell table:number-columns-repeated="2"/>
          <table:table-cell table:formula="of:=LEFT(RIGHT([.D6];10);5)" office:value-type="string" office:string-value="04006" calcext:value-type="string">
            <text:p>04006</text:p>
          </table:table-cell>
          <table:table-cell table:formula="of:=VALUE([.G6])" office:value-type="float" office:value="4006" calcext:value-type="float">
            <text:p>400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4042" calcext:value-type="float">
            <text:p>4042</text:p>
          </table:table-cell>
          <table:table-cell table:style-name="ce12" office:value-type="float" office:value="4047" calcext:value-type="float">
            <text:p>4047</text:p>
          </table:table-cell>
          <table:table-cell table:formula="of:=VLOOKUP([.J6];[.$H$2:.$H$2085];1;0)" office:value-type="float" office:value="4042" calcext:value-type="float">
            <text:p>4042</text:p>
          </table:table-cell>
          <table:table-cell table:formula="of:=IF(IFERROR([.L6];1)=1;&quot;ERROR&quot;;0)" office:value-type="float" office:value="0" calcext:value-type="float">
            <text:p>0</text:p>
          </table:table-cell>
          <table:table-cell/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250" calcext:value-type="float">
            <text:p>4250</text:p>
          </table:table-cell>
          <table:table-cell table:style-name="ce13" office:value-type="float" office:value="4251" calcext:value-type="float">
            <text:p>4251</text:p>
          </table:table-cell>
          <table:table-cell table:formula="of:=&quot;./runbashrange.sh &quot;&amp;[.O6]&amp;&quot; &quot;&amp;[.P6]&amp;&quot; &quot;&amp;[.Q6]" office:value-type="string" office:string-value="./runbashrange.sh 18 4250 4251" calcext:value-type="string">
            <text:p>./runbashrange.sh 18 4250 42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am/beamrun04007.root</text:p>
          </table:table-cell>
          <table:table-cell table:number-columns-repeated="2"/>
          <table:table-cell table:formula="of:=LEFT(RIGHT([.D7];10);5)" office:value-type="string" office:string-value="04007" calcext:value-type="string">
            <text:p>04007</text:p>
          </table:table-cell>
          <table:table-cell table:formula="of:=VALUE([.G7])" office:value-type="float" office:value="4007" calcext:value-type="float">
            <text:p>400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048" calcext:value-type="float">
            <text:p>4048</text:p>
          </table:table-cell>
          <table:table-cell table:style-name="ce14" office:value-type="float" office:value="4060" calcext:value-type="float">
            <text:p>4060</text:p>
          </table:table-cell>
          <table:table-cell table:formula="of:=VLOOKUP([.J7];[.$H$2:.$H$2085];1;0)" office:value-type="string" office:string-value="" calcext:value-type="error">
            <text:p>#N/A</text:p>
          </table:table-cell>
          <table:table-cell table:formula="of:=IF(IFERROR([.L7];1)=1;&quot;ERROR&quot;;0)" office:value-type="string" office:string-value="ERROR" calcext:value-type="string">
            <text:p>ERROR</text:p>
          </table:table-cell>
          <table:table-cell/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252" calcext:value-type="float">
            <text:p>4252</text:p>
          </table:table-cell>
          <table:table-cell table:style-name="ce13" office:value-type="float" office:value="4254" calcext:value-type="float">
            <text:p>4254</text:p>
          </table:table-cell>
          <table:table-cell table:formula="of:=&quot;./runbashrange.sh &quot;&amp;[.O7]&amp;&quot; &quot;&amp;[.P7]&amp;&quot; &quot;&amp;[.Q7]" office:value-type="string" office:string-value="./runbashrange.sh 19 4252 4254" calcext:value-type="string">
            <text:p>./runbashrange.sh 19 4252 42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am/beamrun04008.root</text:p>
          </table:table-cell>
          <table:table-cell table:number-columns-repeated="2"/>
          <table:table-cell table:formula="of:=LEFT(RIGHT([.D8];10);5)" office:value-type="string" office:string-value="04008" calcext:value-type="string">
            <text:p>04008</text:p>
          </table:table-cell>
          <table:table-cell table:formula="of:=VALUE([.G8])" office:value-type="float" office:value="4008" calcext:value-type="float">
            <text:p>400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061" calcext:value-type="float">
            <text:p>4061</text:p>
          </table:table-cell>
          <table:table-cell table:style-name="ce14" office:value-type="float" office:value="4081" calcext:value-type="float">
            <text:p>4081</text:p>
          </table:table-cell>
          <table:table-cell table:formula="of:=VLOOKUP([.J8];[.$H$2:.$H$2085];1;0)" office:value-type="string" office:string-value="" calcext:value-type="error">
            <text:p>#N/A</text:p>
          </table:table-cell>
          <table:table-cell table:formula="of:=IF(IFERROR([.L8];1)=1;&quot;ERROR&quot;;0)" office:value-type="string" office:string-value="ERROR" calcext:value-type="string">
            <text:p>ERROR</text:p>
          </table:table-cell>
          <table:table-cell/>
          <table:table-cell table:style-name="ce12" office:value-type="float" office:value="20" calcext:value-type="float">
            <text:p>20</text:p>
          </table:table-cell>
          <table:table-cell table:style-name="ce16" office:value-type="float" office:value="4255" calcext:value-type="float">
            <text:p>4255</text:p>
          </table:table-cell>
          <table:table-cell table:style-name="ce12" office:value-type="float" office:value="4257" calcext:value-type="float">
            <text:p>4257</text:p>
          </table:table-cell>
          <table:table-cell table:formula="of:=&quot;./runbashrange.sh &quot;&amp;[.O8]&amp;&quot; &quot;&amp;[.P8]&amp;&quot; &quot;&amp;[.Q8]" office:value-type="string" office:string-value="./runbashrange.sh 20 4255 4257" calcext:value-type="string">
            <text:p>./runbashrange.sh 20 4255 42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am/beamrun04013.root</text:p>
          </table:table-cell>
          <table:table-cell table:number-columns-repeated="2"/>
          <table:table-cell table:formula="of:=LEFT(RIGHT([.D9];10);5)" office:value-type="string" office:string-value="04013" calcext:value-type="string">
            <text:p>04013</text:p>
          </table:table-cell>
          <table:table-cell table:formula="of:=VALUE([.G9])" office:value-type="float" office:value="4013" calcext:value-type="float">
            <text:p>4013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float" office:value="4082" calcext:value-type="float">
            <text:p>4082</text:p>
          </table:table-cell>
          <table:table-cell table:style-name="ce12" office:value-type="float" office:value="4092" calcext:value-type="float">
            <text:p>4092</text:p>
          </table:table-cell>
          <table:table-cell table:formula="of:=VLOOKUP([.J9];[.$H$2:.$H$2085];1;0)" office:value-type="float" office:value="4082" calcext:value-type="float">
            <text:p>4082</text:p>
          </table:table-cell>
          <table:table-cell table:formula="of:=IF(IFERROR([.L9];1)=1;&quot;ERROR&quot;;0)" office:value-type="float" office:value="0" calcext:value-type="float">
            <text:p>0</text:p>
          </table:table-cell>
          <table:table-cell/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887" calcext:value-type="float">
            <text:p>4887</text:p>
          </table:table-cell>
          <table:table-cell table:style-name="ce13" office:value-type="float" office:value="4897" calcext:value-type="float">
            <text:p>4897</text:p>
          </table:table-cell>
          <table:table-cell table:formula="of:=&quot;./runbashrange.sh &quot;&amp;[.O9]&amp;&quot; &quot;&amp;[.P9]&amp;&quot; &quot;&amp;[.Q9]" office:value-type="string" office:string-value="./runbashrange.sh 70 4887 4897" calcext:value-type="string">
            <text:p>./runbashrange.sh 70 4887 48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am/beamrun04014.root</text:p>
          </table:table-cell>
          <table:table-cell table:number-columns-repeated="2"/>
          <table:table-cell table:formula="of:=LEFT(RIGHT([.D10];10);5)" office:value-type="string" office:string-value="04014" calcext:value-type="string">
            <text:p>04014</text:p>
          </table:table-cell>
          <table:table-cell table:formula="of:=VALUE([.G10])" office:value-type="float" office:value="4014" calcext:value-type="float">
            <text:p>40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4094" calcext:value-type="float">
            <text:p>4094</text:p>
          </table:table-cell>
          <table:table-cell office:value-type="float" office:value="4124" calcext:value-type="float">
            <text:p>4124</text:p>
          </table:table-cell>
          <table:table-cell table:formula="of:=VLOOKUP([.J10];[.$H$2:.$H$2085];1;0)" office:value-type="float" office:value="4094" calcext:value-type="float">
            <text:p>4094</text:p>
          </table:table-cell>
          <table:table-cell table:formula="of:=IF(IFERROR([.L10];1)=1;&quot;ERROR&quot;;0)" office:value-type="float" office:value="0" calcext:value-type="float">
            <text:p>0</text:p>
          </table:table-cell>
          <table:table-cell/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903" calcext:value-type="float">
            <text:p>4903</text:p>
          </table:table-cell>
          <table:table-cell table:style-name="ce13" office:value-type="float" office:value="4905" calcext:value-type="float">
            <text:p>4905</text:p>
          </table:table-cell>
          <table:table-cell table:formula="of:=&quot;./runbashrange.sh &quot;&amp;[.O10]&amp;&quot; &quot;&amp;[.P10]&amp;&quot; &quot;&amp;[.Q10]" office:value-type="string" office:string-value="./runbashrange.sh 72 4903 4905" calcext:value-type="string">
            <text:p>./runbashrange.sh 72 4903 49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am/beamrun04015.root</text:p>
          </table:table-cell>
          <table:table-cell table:number-columns-repeated="2"/>
          <table:table-cell table:formula="of:=LEFT(RIGHT([.D11];10);5)" office:value-type="string" office:string-value="04015" calcext:value-type="string">
            <text:p>04015</text:p>
          </table:table-cell>
          <table:table-cell table:formula="of:=VALUE([.G11])" office:value-type="float" office:value="4015" calcext:value-type="float">
            <text:p>4015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125" calcext:value-type="float">
            <text:p>4125</text:p>
          </table:table-cell>
          <table:table-cell office:value-type="float" office:value="4153" calcext:value-type="float">
            <text:p>4153</text:p>
          </table:table-cell>
          <table:table-cell table:formula="of:=VLOOKUP([.J11];[.$H$2:.$H$2085];1;0)" office:value-type="float" office:value="4125" calcext:value-type="float">
            <text:p>4125</text:p>
          </table:table-cell>
          <table:table-cell table:formula="of:=IF(IFERROR([.L11];1)=1;&quot;ERROR&quot;;0)" office:value-type="float" office:value="0" calcext:value-type="float">
            <text:p>0</text:p>
          </table:table-cell>
          <table:table-cell/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4906" calcext:value-type="float">
            <text:p>4906</text:p>
          </table:table-cell>
          <table:table-cell table:style-name="ce13" office:value-type="float" office:value="4944" calcext:value-type="float">
            <text:p>4944</text:p>
          </table:table-cell>
          <table:table-cell table:formula="of:=&quot;./runbashrange.sh &quot;&amp;[.O11]&amp;&quot; &quot;&amp;[.P11]&amp;&quot; &quot;&amp;[.Q11]" office:value-type="string" office:string-value="./runbashrange.sh 73 4906 4944" calcext:value-type="string">
            <text:p>./runbashrange.sh 73 4906 49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am/beamrun04032.root</text:p>
          </table:table-cell>
          <table:table-cell table:number-columns-repeated="2"/>
          <table:table-cell table:formula="of:=LEFT(RIGHT([.D12];10);5)" office:value-type="string" office:string-value="04032" calcext:value-type="string">
            <text:p>04032</text:p>
          </table:table-cell>
          <table:table-cell table:formula="of:=VALUE([.G12])" office:value-type="float" office:value="4032" calcext:value-type="float">
            <text:p>4032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4154" calcext:value-type="float">
            <text:p>4154</text:p>
          </table:table-cell>
          <table:table-cell office:value-type="float" office:value="4186" calcext:value-type="float">
            <text:p>4186</text:p>
          </table:table-cell>
          <table:table-cell table:formula="of:=VLOOKUP([.J12];[.$H$2:.$H$2085];1;0)" office:value-type="float" office:value="4154" calcext:value-type="float">
            <text:p>4154</text:p>
          </table:table-cell>
          <table:table-cell table:formula="of:=IF(IFERROR([.L12];1)=1;&quot;ERROR&quot;;0)" office:value-type="float" office:value="0" calcext:value-type="float">
            <text:p>0</text:p>
          </table:table-cell>
          <table:table-cell/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4945" calcext:value-type="float">
            <text:p>4945</text:p>
          </table:table-cell>
          <table:table-cell table:style-name="ce13" office:value-type="float" office:value="4982" calcext:value-type="float">
            <text:p>4982</text:p>
          </table:table-cell>
          <table:table-cell table:formula="of:=&quot;./runbashrange.sh &quot;&amp;[.O12]&amp;&quot; &quot;&amp;[.P12]&amp;&quot; &quot;&amp;[.Q12]" office:value-type="string" office:string-value="./runbashrange.sh 75 4945 4982" calcext:value-type="string">
            <text:p>./runbashrange.sh 75 4945 49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am/beamrun04033.root</text:p>
          </table:table-cell>
          <table:table-cell table:number-columns-repeated="2"/>
          <table:table-cell table:formula="of:=LEFT(RIGHT([.D13];10);5)" office:value-type="string" office:string-value="04033" calcext:value-type="string">
            <text:p>04033</text:p>
          </table:table-cell>
          <table:table-cell table:formula="of:=VALUE([.G13])" office:value-type="float" office:value="4033" calcext:value-type="float">
            <text:p>4033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4187" calcext:value-type="float">
            <text:p>4187</text:p>
          </table:table-cell>
          <table:table-cell office:value-type="float" office:value="4219" calcext:value-type="float">
            <text:p>4219</text:p>
          </table:table-cell>
          <table:table-cell table:formula="of:=VLOOKUP([.J13];[.$H$2:.$H$2085];1;0)" office:value-type="float" office:value="4187" calcext:value-type="float">
            <text:p>4187</text:p>
          </table:table-cell>
          <table:table-cell table:formula="of:=IF(IFERROR([.L13];1)=1;&quot;ERROR&quot;;0)" office:value-type="float" office:value="0" calcext:value-type="float">
            <text:p>0</text:p>
          </table:table-cell>
          <table:table-cell/>
          <table:table-cell table:style-name="ce12" office:value-type="float" office:value="133" calcext:value-type="float">
            <text:p>133</text:p>
          </table:table-cell>
          <table:table-cell table:number-columns-repeated="2" table:style-name="ce12" office:value-type="float" office:value="5969" calcext:value-type="float">
            <text:p>5969</text:p>
          </table:table-cell>
          <table:table-cell table:formula="of:=&quot;./runbashrange.sh &quot;&amp;[.O13]&amp;&quot; &quot;&amp;[.P13]&amp;&quot; &quot;&amp;[.Q13]" office:value-type="string" office:string-value="./runbashrange.sh 133 5969 5969" calcext:value-type="string">
            <text:p>./runbashrange.sh 133 5969 59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am/beamrun04034.root</text:p>
          </table:table-cell>
          <table:table-cell table:number-columns-repeated="2"/>
          <table:table-cell table:formula="of:=LEFT(RIGHT([.D14];10);5)" office:value-type="string" office:string-value="04034" calcext:value-type="string">
            <text:p>04034</text:p>
          </table:table-cell>
          <table:table-cell table:formula="of:=VALUE([.G14])" office:value-type="float" office:value="4034" calcext:value-type="float">
            <text:p>4034</text:p>
          </table:table-cell>
          <table:table-cell table:style-name="ce12" office:value-type="float" office:value="16" calcext:value-type="float">
            <text:p>16</text:p>
          </table:table-cell>
          <table:table-cell table:style-name="ce16" office:value-type="float" office:value="4220" calcext:value-type="float">
            <text:p>4220</text:p>
          </table:table-cell>
          <table:table-cell table:style-name="ce12" office:value-type="float" office:value="4249" calcext:value-type="float">
            <text:p>4249</text:p>
          </table:table-cell>
          <table:table-cell table:formula="of:=VLOOKUP([.J14];[.$H$2:.$H$2085];1;0)" office:value-type="float" office:value="4220" calcext:value-type="float">
            <text:p>4220</text:p>
          </table:table-cell>
          <table:table-cell table:formula="of:=IF(IFERROR([.L14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35.root</text:p>
          </table:table-cell>
          <table:table-cell table:number-columns-repeated="2"/>
          <table:table-cell table:formula="of:=LEFT(RIGHT([.D15];10);5)" office:value-type="string" office:string-value="04035" calcext:value-type="string">
            <text:p>04035</text:p>
          </table:table-cell>
          <table:table-cell table:formula="of:=VALUE([.G15])" office:value-type="float" office:value="4035" calcext:value-type="float">
            <text:p>403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250" calcext:value-type="float">
            <text:p>4250</text:p>
          </table:table-cell>
          <table:table-cell table:style-name="ce13" office:value-type="float" office:value="4251" calcext:value-type="float">
            <text:p>4251</text:p>
          </table:table-cell>
          <table:table-cell table:formula="of:=VLOOKUP([.J15];[.$H$2:.$H$2085];1;0)" office:value-type="string" office:string-value="" calcext:value-type="error">
            <text:p>#N/A</text:p>
          </table:table-cell>
          <table:table-cell table:formula="of:=IF(IFERROR([.L15];1)=1;&quot;ERROR&quot;;0)" office:value-type="string" office:string-value="ERROR" calcext:value-type="string">
            <text:p>ERRO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36.root</text:p>
          </table:table-cell>
          <table:table-cell table:number-columns-repeated="2"/>
          <table:table-cell table:formula="of:=LEFT(RIGHT([.D16];10);5)" office:value-type="string" office:string-value="04036" calcext:value-type="string">
            <text:p>04036</text:p>
          </table:table-cell>
          <table:table-cell table:formula="of:=VALUE([.G16])" office:value-type="float" office:value="4036" calcext:value-type="float">
            <text:p>4036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4252" calcext:value-type="float">
            <text:p>4252</text:p>
          </table:table-cell>
          <table:table-cell table:style-name="ce13" office:value-type="float" office:value="4254" calcext:value-type="float">
            <text:p>4254</text:p>
          </table:table-cell>
          <table:table-cell table:formula="of:=VLOOKUP([.J16];[.$H$2:.$H$2085];1;0)" office:value-type="string" office:string-value="" calcext:value-type="error">
            <text:p>#N/A</text:p>
          </table:table-cell>
          <table:table-cell table:formula="of:=IF(IFERROR([.L16];1)=1;&quot;ERROR&quot;;0)" office:value-type="string" office:string-value="ERROR" calcext:value-type="string">
            <text:p>ERRO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37.root</text:p>
          </table:table-cell>
          <table:table-cell table:number-columns-repeated="2"/>
          <table:table-cell table:formula="of:=LEFT(RIGHT([.D17];10);5)" office:value-type="string" office:string-value="04037" calcext:value-type="string">
            <text:p>04037</text:p>
          </table:table-cell>
          <table:table-cell table:formula="of:=VALUE([.G17])" office:value-type="float" office:value="4037" calcext:value-type="float">
            <text:p>4037</text:p>
          </table:table-cell>
          <table:table-cell table:style-name="ce12" office:value-type="float" office:value="20" calcext:value-type="float">
            <text:p>20</text:p>
          </table:table-cell>
          <table:table-cell table:style-name="ce16" office:value-type="float" office:value="4255" calcext:value-type="float">
            <text:p>4255</text:p>
          </table:table-cell>
          <table:table-cell table:style-name="ce12" office:value-type="float" office:value="4257" calcext:value-type="float">
            <text:p>4257</text:p>
          </table:table-cell>
          <table:table-cell table:formula="of:=VLOOKUP([.J17];[.$H$2:.$H$2085];1;0)" office:value-type="string" office:string-value="" calcext:value-type="error">
            <text:p>#N/A</text:p>
          </table:table-cell>
          <table:table-cell table:formula="of:=IF(IFERROR([.L17];1)=1;&quot;ERROR&quot;;0)" office:value-type="string" office:string-value="ERROR" calcext:value-type="string">
            <text:p>ERRO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38.root</text:p>
          </table:table-cell>
          <table:table-cell table:number-columns-repeated="2"/>
          <table:table-cell table:formula="of:=LEFT(RIGHT([.D18];10);5)" office:value-type="string" office:string-value="04038" calcext:value-type="string">
            <text:p>04038</text:p>
          </table:table-cell>
          <table:table-cell table:formula="of:=VALUE([.G18])" office:value-type="float" office:value="4038" calcext:value-type="float">
            <text:p>4038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4257" calcext:value-type="float">
            <text:p>4257</text:p>
          </table:table-cell>
          <table:table-cell office:value-type="float" office:value="4289" calcext:value-type="float">
            <text:p>4289</text:p>
          </table:table-cell>
          <table:table-cell table:formula="of:=VLOOKUP([.J18];[.$H$2:.$H$2085];1;0)" office:value-type="float" office:value="4257" calcext:value-type="float">
            <text:p>4257</text:p>
          </table:table-cell>
          <table:table-cell table:formula="of:=IF(IFERROR([.L18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39.root</text:p>
          </table:table-cell>
          <table:table-cell table:number-columns-repeated="2"/>
          <table:table-cell table:formula="of:=LEFT(RIGHT([.D19];10);5)" office:value-type="string" office:string-value="04039" calcext:value-type="string">
            <text:p>04039</text:p>
          </table:table-cell>
          <table:table-cell table:formula="of:=VALUE([.G19])" office:value-type="float" office:value="4039" calcext:value-type="float">
            <text:p>4039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4290" calcext:value-type="float">
            <text:p>4290</text:p>
          </table:table-cell>
          <table:table-cell office:value-type="float" office:value="4324" calcext:value-type="float">
            <text:p>4324</text:p>
          </table:table-cell>
          <table:table-cell table:formula="of:=VLOOKUP([.J19];[.$H$2:.$H$2085];1;0)" office:value-type="float" office:value="4290" calcext:value-type="float">
            <text:p>4290</text:p>
          </table:table-cell>
          <table:table-cell table:formula="of:=IF(IFERROR([.L19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40.root</text:p>
          </table:table-cell>
          <table:table-cell table:number-columns-repeated="2"/>
          <table:table-cell table:formula="of:=LEFT(RIGHT([.D20];10);5)" office:value-type="string" office:string-value="04040" calcext:value-type="string">
            <text:p>04040</text:p>
          </table:table-cell>
          <table:table-cell table:formula="of:=VALUE([.G20])" office:value-type="float" office:value="4040" calcext:value-type="float">
            <text:p>4040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4325" calcext:value-type="float">
            <text:p>4325</text:p>
          </table:table-cell>
          <table:table-cell office:value-type="float" office:value="4332" calcext:value-type="float">
            <text:p>4332</text:p>
          </table:table-cell>
          <table:table-cell table:formula="of:=VLOOKUP([.J20];[.$H$2:.$H$2085];1;0)" office:value-type="float" office:value="4325" calcext:value-type="float">
            <text:p>4325</text:p>
          </table:table-cell>
          <table:table-cell table:formula="of:=IF(IFERROR([.L20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41.root</text:p>
          </table:table-cell>
          <table:table-cell table:number-columns-repeated="2"/>
          <table:table-cell table:formula="of:=LEFT(RIGHT([.D21];10);5)" office:value-type="string" office:string-value="04041" calcext:value-type="string">
            <text:p>04041</text:p>
          </table:table-cell>
          <table:table-cell table:formula="of:=VALUE([.G21])" office:value-type="float" office:value="4041" calcext:value-type="float">
            <text:p>4041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4333" calcext:value-type="float">
            <text:p>4333</text:p>
          </table:table-cell>
          <table:table-cell office:value-type="float" office:value="4345" calcext:value-type="float">
            <text:p>4345</text:p>
          </table:table-cell>
          <table:table-cell table:formula="of:=VLOOKUP([.J21];[.$H$2:.$H$2085];1;0)" office:value-type="float" office:value="4333" calcext:value-type="float">
            <text:p>4333</text:p>
          </table:table-cell>
          <table:table-cell table:formula="of:=IF(IFERROR([.L21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42.root</text:p>
          </table:table-cell>
          <table:table-cell table:number-columns-repeated="2"/>
          <table:table-cell table:formula="of:=LEFT(RIGHT([.D22];10);5)" office:value-type="string" office:string-value="04042" calcext:value-type="string">
            <text:p>04042</text:p>
          </table:table-cell>
          <table:table-cell table:formula="of:=VALUE([.G22])" office:value-type="float" office:value="4042" calcext:value-type="float">
            <text:p>4042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4346" calcext:value-type="float">
            <text:p>4346</text:p>
          </table:table-cell>
          <table:table-cell office:value-type="float" office:value="4362" calcext:value-type="float">
            <text:p>4362</text:p>
          </table:table-cell>
          <table:table-cell table:formula="of:=VLOOKUP([.J22];[.$H$2:.$H$2085];1;0)" office:value-type="float" office:value="4346" calcext:value-type="float">
            <text:p>4346</text:p>
          </table:table-cell>
          <table:table-cell table:formula="of:=IF(IFERROR([.L22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43.root</text:p>
          </table:table-cell>
          <table:table-cell table:number-columns-repeated="2"/>
          <table:table-cell table:formula="of:=LEFT(RIGHT([.D23];10);5)" office:value-type="string" office:string-value="04043" calcext:value-type="string">
            <text:p>04043</text:p>
          </table:table-cell>
          <table:table-cell table:formula="of:=VALUE([.G23])" office:value-type="float" office:value="4043" calcext:value-type="float">
            <text:p>4043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4363" calcext:value-type="float">
            <text:p>4363</text:p>
          </table:table-cell>
          <table:table-cell office:value-type="float" office:value="4391" calcext:value-type="float">
            <text:p>4391</text:p>
          </table:table-cell>
          <table:table-cell table:formula="of:=VLOOKUP([.J23];[.$H$2:.$H$2085];1;0)" office:value-type="float" office:value="4363" calcext:value-type="float">
            <text:p>4363</text:p>
          </table:table-cell>
          <table:table-cell table:formula="of:=IF(IFERROR([.L23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44.root</text:p>
          </table:table-cell>
          <table:table-cell table:number-columns-repeated="2"/>
          <table:table-cell table:formula="of:=LEFT(RIGHT([.D24];10);5)" office:value-type="string" office:string-value="04044" calcext:value-type="string">
            <text:p>04044</text:p>
          </table:table-cell>
          <table:table-cell table:formula="of:=VALUE([.G24])" office:value-type="float" office:value="4044" calcext:value-type="float">
            <text:p>4044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4392" calcext:value-type="float">
            <text:p>4392</text:p>
          </table:table-cell>
          <table:table-cell office:value-type="float" office:value="4416" calcext:value-type="float">
            <text:p>4416</text:p>
          </table:table-cell>
          <table:table-cell table:formula="of:=VLOOKUP([.J24];[.$H$2:.$H$2085];1;0)" office:value-type="float" office:value="4392" calcext:value-type="float">
            <text:p>4392</text:p>
          </table:table-cell>
          <table:table-cell table:formula="of:=IF(IFERROR([.L24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45.root</text:p>
          </table:table-cell>
          <table:table-cell table:number-columns-repeated="2"/>
          <table:table-cell table:formula="of:=LEFT(RIGHT([.D25];10);5)" office:value-type="string" office:string-value="04045" calcext:value-type="string">
            <text:p>04045</text:p>
          </table:table-cell>
          <table:table-cell table:formula="of:=VALUE([.G25])" office:value-type="float" office:value="4045" calcext:value-type="float">
            <text:p>4045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4417" calcext:value-type="float">
            <text:p>4417</text:p>
          </table:table-cell>
          <table:table-cell office:value-type="float" office:value="4443" calcext:value-type="float">
            <text:p>4443</text:p>
          </table:table-cell>
          <table:table-cell table:formula="of:=VLOOKUP([.J25];[.$H$2:.$H$2085];1;0)" office:value-type="float" office:value="4417" calcext:value-type="float">
            <text:p>4417</text:p>
          </table:table-cell>
          <table:table-cell table:formula="of:=IF(IFERROR([.L25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46.root</text:p>
          </table:table-cell>
          <table:table-cell table:number-columns-repeated="2"/>
          <table:table-cell table:formula="of:=LEFT(RIGHT([.D26];10);5)" office:value-type="string" office:string-value="04046" calcext:value-type="string">
            <text:p>04046</text:p>
          </table:table-cell>
          <table:table-cell table:formula="of:=VALUE([.G26])" office:value-type="float" office:value="4046" calcext:value-type="float">
            <text:p>4046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4444" calcext:value-type="float">
            <text:p>4444</text:p>
          </table:table-cell>
          <table:table-cell office:value-type="float" office:value="4471" calcext:value-type="float">
            <text:p>4471</text:p>
          </table:table-cell>
          <table:table-cell table:formula="of:=VLOOKUP([.J26];[.$H$2:.$H$2085];1;0)" office:value-type="float" office:value="4444" calcext:value-type="float">
            <text:p>4444</text:p>
          </table:table-cell>
          <table:table-cell table:formula="of:=IF(IFERROR([.L26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47.root</text:p>
          </table:table-cell>
          <table:table-cell table:number-columns-repeated="2"/>
          <table:table-cell table:formula="of:=LEFT(RIGHT([.D27];10);5)" office:value-type="string" office:string-value="04047" calcext:value-type="string">
            <text:p>04047</text:p>
          </table:table-cell>
          <table:table-cell table:formula="of:=VALUE([.G27])" office:value-type="float" office:value="4047" calcext:value-type="float">
            <text:p>4047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4472" calcext:value-type="float">
            <text:p>4472</text:p>
          </table:table-cell>
          <table:table-cell office:value-type="float" office:value="4503" calcext:value-type="float">
            <text:p>4503</text:p>
          </table:table-cell>
          <table:table-cell table:formula="of:=VLOOKUP([.J27];[.H27:.H2110];1;0)" office:value-type="float" office:value="4472" calcext:value-type="float">
            <text:p>4472</text:p>
          </table:table-cell>
          <table:table-cell table:formula="of:=IF(IFERROR([.L27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82.root</text:p>
          </table:table-cell>
          <table:table-cell table:number-columns-repeated="2"/>
          <table:table-cell table:formula="of:=LEFT(RIGHT([.D28];10);5)" office:value-type="string" office:string-value="04082" calcext:value-type="string">
            <text:p>04082</text:p>
          </table:table-cell>
          <table:table-cell table:formula="of:=VALUE([.G28])" office:value-type="float" office:value="4082" calcext:value-type="float">
            <text:p>4082</text:p>
          </table:table-cell>
          <table:table-cell office:value-type="float" office:value="38" calcext:value-type="float">
            <text:p>38</text:p>
          </table:table-cell>
          <table:table-cell table:style-name="ce3" office:value-type="float" office:value="4505" calcext:value-type="float">
            <text:p>4505</text:p>
          </table:table-cell>
          <table:table-cell office:value-type="float" office:value="4533" calcext:value-type="float">
            <text:p>4533</text:p>
          </table:table-cell>
          <table:table-cell table:formula="of:=VLOOKUP([.J28];[.H28:.H2111];1;0)" office:value-type="float" office:value="4505" calcext:value-type="float">
            <text:p>4505</text:p>
          </table:table-cell>
          <table:table-cell table:formula="of:=IF(IFERROR([.L28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83.root</text:p>
          </table:table-cell>
          <table:table-cell table:number-columns-repeated="2"/>
          <table:table-cell table:formula="of:=LEFT(RIGHT([.D29];10);5)" office:value-type="string" office:string-value="04083" calcext:value-type="string">
            <text:p>04083</text:p>
          </table:table-cell>
          <table:table-cell table:formula="of:=VALUE([.G29])" office:value-type="float" office:value="4083" calcext:value-type="float">
            <text:p>4083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4533" calcext:value-type="float">
            <text:p>4533</text:p>
          </table:table-cell>
          <table:table-cell office:value-type="float" office:value="4561" calcext:value-type="float">
            <text:p>4561</text:p>
          </table:table-cell>
          <table:table-cell table:formula="of:=VLOOKUP([.J29];[.H29:.H2112];1;0)" office:value-type="float" office:value="4533" calcext:value-type="float">
            <text:p>4533</text:p>
          </table:table-cell>
          <table:table-cell table:formula="of:=IF(IFERROR([.L29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84.root</text:p>
          </table:table-cell>
          <table:table-cell table:number-columns-repeated="2"/>
          <table:table-cell table:formula="of:=LEFT(RIGHT([.D30];10);5)" office:value-type="string" office:string-value="04084" calcext:value-type="string">
            <text:p>04084</text:p>
          </table:table-cell>
          <table:table-cell table:formula="of:=VALUE([.G30])" office:value-type="float" office:value="4084" calcext:value-type="float">
            <text:p>4084</text:p>
          </table:table-cell>
          <table:table-cell table:style-name="ce12" office:value-type="float" office:value="42" calcext:value-type="float">
            <text:p>42</text:p>
          </table:table-cell>
          <table:table-cell table:style-name="ce16" office:value-type="float" office:value="4562" calcext:value-type="float">
            <text:p>4562</text:p>
          </table:table-cell>
          <table:table-cell table:style-name="ce12" office:value-type="float" office:value="4572" calcext:value-type="float">
            <text:p>4572</text:p>
          </table:table-cell>
          <table:table-cell table:formula="of:=VLOOKUP([.J30];[.H30:.H2113];1;0)" office:value-type="float" office:value="4562" calcext:value-type="float">
            <text:p>4562</text:p>
          </table:table-cell>
          <table:table-cell table:formula="of:=IF(IFERROR([.L30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85.root</text:p>
          </table:table-cell>
          <table:table-cell table:number-columns-repeated="2"/>
          <table:table-cell table:formula="of:=LEFT(RIGHT([.D31];10);5)" office:value-type="string" office:string-value="04085" calcext:value-type="string">
            <text:p>04085</text:p>
          </table:table-cell>
          <table:table-cell table:formula="of:=VALUE([.G31])" office:value-type="float" office:value="4085" calcext:value-type="float">
            <text:p>4085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573" calcext:value-type="float">
            <text:p>4573</text:p>
          </table:table-cell>
          <table:table-cell table:style-name="ce15" office:value-type="float" office:value="4602" calcext:value-type="float">
            <text:p>4602</text:p>
          </table:table-cell>
          <table:table-cell table:formula="of:=VLOOKUP([.J31];[.H31:.H2114];1;0)" office:value-type="float" office:value="4573" calcext:value-type="float">
            <text:p>4573</text:p>
          </table:table-cell>
          <table:table-cell table:formula="of:=IF(IFERROR([.L31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86.root</text:p>
          </table:table-cell>
          <table:table-cell table:number-columns-repeated="2"/>
          <table:table-cell table:formula="of:=LEFT(RIGHT([.D32];10);5)" office:value-type="string" office:string-value="04086" calcext:value-type="string">
            <text:p>04086</text:p>
          </table:table-cell>
          <table:table-cell table:formula="of:=VALUE([.G32])" office:value-type="float" office:value="4086" calcext:value-type="float">
            <text:p>4086</text:p>
          </table:table-cell>
          <table:table-cell table:style-name="ce12" office:value-type="float" office:value="49" calcext:value-type="float">
            <text:p>49</text:p>
          </table:table-cell>
          <table:table-cell table:style-name="ce16" office:value-type="float" office:value="4603" calcext:value-type="float">
            <text:p>4603</text:p>
          </table:table-cell>
          <table:table-cell table:style-name="ce12" office:value-type="float" office:value="4610" calcext:value-type="float">
            <text:p>4610</text:p>
          </table:table-cell>
          <table:table-cell table:formula="of:=VLOOKUP([.J32];[.H32:.H2115];1;0)" office:value-type="float" office:value="4603" calcext:value-type="float">
            <text:p>4603</text:p>
          </table:table-cell>
          <table:table-cell table:formula="of:=IF(IFERROR([.L32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87.root</text:p>
          </table:table-cell>
          <table:table-cell table:number-columns-repeated="2"/>
          <table:table-cell table:formula="of:=LEFT(RIGHT([.D33];10);5)" office:value-type="string" office:string-value="04087" calcext:value-type="string">
            <text:p>04087</text:p>
          </table:table-cell>
          <table:table-cell table:formula="of:=VALUE([.G33])" office:value-type="float" office:value="4087" calcext:value-type="float">
            <text:p>4087</text:p>
          </table:table-cell>
          <table:table-cell table:style-name="ce12" office:value-type="float" office:value="51" calcext:value-type="float">
            <text:p>51</text:p>
          </table:table-cell>
          <table:table-cell table:style-name="ce16" office:value-type="float" office:value="4611" calcext:value-type="float">
            <text:p>4611</text:p>
          </table:table-cell>
          <table:table-cell table:style-name="ce12" office:value-type="float" office:value="4644" calcext:value-type="float">
            <text:p>4644</text:p>
          </table:table-cell>
          <table:table-cell table:formula="of:=VLOOKUP([.J33];[.H33:.H2116];1;0)" office:value-type="float" office:value="4611" calcext:value-type="float">
            <text:p>4611</text:p>
          </table:table-cell>
          <table:table-cell table:formula="of:=IF(IFERROR([.L33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88.root</text:p>
          </table:table-cell>
          <table:table-cell table:number-columns-repeated="2"/>
          <table:table-cell table:formula="of:=LEFT(RIGHT([.D34];10);5)" office:value-type="string" office:string-value="04088" calcext:value-type="string">
            <text:p>04088</text:p>
          </table:table-cell>
          <table:table-cell table:formula="of:=VALUE([.G34])" office:value-type="float" office:value="4088" calcext:value-type="float">
            <text:p>4088</text:p>
          </table:table-cell>
          <table:table-cell table:style-name="ce12" office:value-type="float" office:value="54" calcext:value-type="float">
            <text:p>54</text:p>
          </table:table-cell>
          <table:table-cell table:style-name="ce16" office:value-type="float" office:value="4646" calcext:value-type="float">
            <text:p>4646</text:p>
          </table:table-cell>
          <table:table-cell table:style-name="ce12" office:value-type="float" office:value="4679" calcext:value-type="float">
            <text:p>4679</text:p>
          </table:table-cell>
          <table:table-cell table:formula="of:=VLOOKUP([.J34];[.H34:.H2117];1;0)" office:value-type="float" office:value="4646" calcext:value-type="float">
            <text:p>4646</text:p>
          </table:table-cell>
          <table:table-cell table:formula="of:=IF(IFERROR([.L34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89.root</text:p>
          </table:table-cell>
          <table:table-cell table:number-columns-repeated="2"/>
          <table:table-cell table:formula="of:=LEFT(RIGHT([.D35];10);5)" office:value-type="string" office:string-value="04089" calcext:value-type="string">
            <text:p>04089</text:p>
          </table:table-cell>
          <table:table-cell table:formula="of:=VALUE([.G35])" office:value-type="float" office:value="4089" calcext:value-type="float">
            <text:p>4089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4680" calcext:value-type="float">
            <text:p>4680</text:p>
          </table:table-cell>
          <table:table-cell office:value-type="float" office:value="4710" calcext:value-type="float">
            <text:p>4710</text:p>
          </table:table-cell>
          <table:table-cell table:formula="of:=VLOOKUP([.J35];[.H35:.H2118];1;0)" office:value-type="float" office:value="4680" calcext:value-type="float">
            <text:p>4680</text:p>
          </table:table-cell>
          <table:table-cell table:formula="of:=IF(IFERROR([.L35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90.root</text:p>
          </table:table-cell>
          <table:table-cell table:number-columns-repeated="2"/>
          <table:table-cell table:formula="of:=LEFT(RIGHT([.D36];10);5)" office:value-type="string" office:string-value="04090" calcext:value-type="string">
            <text:p>04090</text:p>
          </table:table-cell>
          <table:table-cell table:formula="of:=VALUE([.G36])" office:value-type="float" office:value="4090" calcext:value-type="float">
            <text:p>4090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4711" calcext:value-type="float">
            <text:p>4711</text:p>
          </table:table-cell>
          <table:table-cell office:value-type="float" office:value="4741" calcext:value-type="float">
            <text:p>4741</text:p>
          </table:table-cell>
          <table:table-cell table:formula="of:=VLOOKUP([.J36];[.H36:.H2119];1;0)" office:value-type="float" office:value="4711" calcext:value-type="float">
            <text:p>4711</text:p>
          </table:table-cell>
          <table:table-cell table:formula="of:=IF(IFERROR([.L36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91.root</text:p>
          </table:table-cell>
          <table:table-cell table:number-columns-repeated="2"/>
          <table:table-cell table:formula="of:=LEFT(RIGHT([.D37];10);5)" office:value-type="string" office:string-value="04091" calcext:value-type="string">
            <text:p>04091</text:p>
          </table:table-cell>
          <table:table-cell table:formula="of:=VALUE([.G37])" office:value-type="float" office:value="4091" calcext:value-type="float">
            <text:p>4091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742" calcext:value-type="float">
            <text:p>4742</text:p>
          </table:table-cell>
          <table:table-cell office:value-type="float" office:value="4743" calcext:value-type="float">
            <text:p>4743</text:p>
          </table:table-cell>
          <table:table-cell table:formula="of:=VLOOKUP([.J37];[.H37:.H2120];1;0)" office:value-type="float" office:value="4742" calcext:value-type="float">
            <text:p>4742</text:p>
          </table:table-cell>
          <table:table-cell table:formula="of:=IF(IFERROR([.L37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92.root</text:p>
          </table:table-cell>
          <table:table-cell table:number-columns-repeated="2"/>
          <table:table-cell table:formula="of:=LEFT(RIGHT([.D38];10);5)" office:value-type="string" office:string-value="04092" calcext:value-type="string">
            <text:p>04092</text:p>
          </table:table-cell>
          <table:table-cell table:formula="of:=VALUE([.G38])" office:value-type="float" office:value="4092" calcext:value-type="float">
            <text:p>4092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4774" calcext:value-type="float">
            <text:p>4774</text:p>
          </table:table-cell>
          <table:table-cell office:value-type="float" office:value="4791" calcext:value-type="float">
            <text:p>4791</text:p>
          </table:table-cell>
          <table:table-cell table:formula="of:=VLOOKUP([.J38];[.H38:.H2121];1;0)" office:value-type="float" office:value="4774" calcext:value-type="float">
            <text:p>4774</text:p>
          </table:table-cell>
          <table:table-cell table:formula="of:=IF(IFERROR([.L38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94.root</text:p>
          </table:table-cell>
          <table:table-cell table:number-columns-repeated="2"/>
          <table:table-cell table:formula="of:=LEFT(RIGHT([.D39];10);5)" office:value-type="string" office:string-value="04094" calcext:value-type="string">
            <text:p>04094</text:p>
          </table:table-cell>
          <table:table-cell table:formula="of:=VALUE([.G39])" office:value-type="float" office:value="4094" calcext:value-type="float">
            <text:p>4094</text:p>
          </table:table-cell>
          <table:table-cell office:value-type="float" office:value="63" calcext:value-type="float">
            <text:p>63</text:p>
          </table:table-cell>
          <table:table-cell table:style-name="ce3" office:value-type="float" office:value="4792" calcext:value-type="float">
            <text:p>4792</text:p>
          </table:table-cell>
          <table:table-cell office:value-type="float" office:value="4799" calcext:value-type="float">
            <text:p>4799</text:p>
          </table:table-cell>
          <table:table-cell table:formula="of:=VLOOKUP([.J39];[.H39:.H2122];1;0)" office:value-type="float" office:value="4792" calcext:value-type="float">
            <text:p>4792</text:p>
          </table:table-cell>
          <table:table-cell table:formula="of:=IF(IFERROR([.L39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95.root</text:p>
          </table:table-cell>
          <table:table-cell table:number-columns-repeated="2"/>
          <table:table-cell table:formula="of:=LEFT(RIGHT([.D40];10);5)" office:value-type="string" office:string-value="04095" calcext:value-type="string">
            <text:p>04095</text:p>
          </table:table-cell>
          <table:table-cell table:formula="of:=VALUE([.G40])" office:value-type="float" office:value="4095" calcext:value-type="float">
            <text:p>4095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4800" calcext:value-type="float">
            <text:p>4800</text:p>
          </table:table-cell>
          <table:table-cell office:value-type="float" office:value="4834" calcext:value-type="float">
            <text:p>4834</text:p>
          </table:table-cell>
          <table:table-cell table:formula="of:=VLOOKUP([.J40];[.H40:.H2123];1;0)" office:value-type="float" office:value="4800" calcext:value-type="float">
            <text:p>4800</text:p>
          </table:table-cell>
          <table:table-cell table:formula="of:=IF(IFERROR([.L40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96.root</text:p>
          </table:table-cell>
          <table:table-cell table:number-columns-repeated="2"/>
          <table:table-cell table:formula="of:=LEFT(RIGHT([.D41];10);5)" office:value-type="string" office:string-value="04096" calcext:value-type="string">
            <text:p>04096</text:p>
          </table:table-cell>
          <table:table-cell table:formula="of:=VALUE([.G41])" office:value-type="float" office:value="4096" calcext:value-type="float">
            <text:p>4096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4835" calcext:value-type="float">
            <text:p>4835</text:p>
          </table:table-cell>
          <table:table-cell office:value-type="float" office:value="4851" calcext:value-type="float">
            <text:p>4851</text:p>
          </table:table-cell>
          <table:table-cell table:formula="of:=VLOOKUP([.J41];[.H41:.H2124];1;0)" office:value-type="float" office:value="4835" calcext:value-type="float">
            <text:p>4835</text:p>
          </table:table-cell>
          <table:table-cell table:formula="of:=IF(IFERROR([.L41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97.root</text:p>
          </table:table-cell>
          <table:table-cell table:number-columns-repeated="2"/>
          <table:table-cell table:formula="of:=LEFT(RIGHT([.D42];10);5)" office:value-type="string" office:string-value="04097" calcext:value-type="string">
            <text:p>04097</text:p>
          </table:table-cell>
          <table:table-cell table:formula="of:=VALUE([.G42])" office:value-type="float" office:value="4097" calcext:value-type="float">
            <text:p>4097</text:p>
          </table:table-cell>
          <table:table-cell table:style-name="ce12" office:value-type="float" office:value="68" calcext:value-type="float">
            <text:p>68</text:p>
          </table:table-cell>
          <table:table-cell table:style-name="ce16" office:value-type="float" office:value="4852" calcext:value-type="float">
            <text:p>4852</text:p>
          </table:table-cell>
          <table:table-cell table:style-name="ce12" office:value-type="float" office:value="4886" calcext:value-type="float">
            <text:p>4886</text:p>
          </table:table-cell>
          <table:table-cell table:formula="of:=VLOOKUP([.J42];[.H42:.H2125];1;0)" office:value-type="float" office:value="4852" calcext:value-type="float">
            <text:p>4852</text:p>
          </table:table-cell>
          <table:table-cell table:formula="of:=IF(IFERROR([.L42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98.root</text:p>
          </table:table-cell>
          <table:table-cell table:number-columns-repeated="2"/>
          <table:table-cell table:formula="of:=LEFT(RIGHT([.D43];10);5)" office:value-type="string" office:string-value="04098" calcext:value-type="string">
            <text:p>04098</text:p>
          </table:table-cell>
          <table:table-cell table:formula="of:=VALUE([.G43])" office:value-type="float" office:value="4098" calcext:value-type="float">
            <text:p>4098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4887" calcext:value-type="float">
            <text:p>4887</text:p>
          </table:table-cell>
          <table:table-cell table:style-name="ce13" office:value-type="float" office:value="4897" calcext:value-type="float">
            <text:p>4897</text:p>
          </table:table-cell>
          <table:table-cell table:formula="of:=VLOOKUP([.J43];[.H43:.H2126];1;0)" office:value-type="string" office:string-value="" calcext:value-type="error">
            <text:p>#N/A</text:p>
          </table:table-cell>
          <table:table-cell table:formula="of:=IF(IFERROR([.L43];1)=1;&quot;ERROR&quot;;0)" office:value-type="string" office:string-value="ERROR" calcext:value-type="string">
            <text:p>ERRO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099.root</text:p>
          </table:table-cell>
          <table:table-cell table:number-columns-repeated="2"/>
          <table:table-cell table:formula="of:=LEFT(RIGHT([.D44];10);5)" office:value-type="string" office:string-value="04099" calcext:value-type="string">
            <text:p>04099</text:p>
          </table:table-cell>
          <table:table-cell table:formula="of:=VALUE([.G44])" office:value-type="float" office:value="4099" calcext:value-type="float">
            <text:p>4099</text:p>
          </table:table-cell>
          <table:table-cell table:style-name="ce12" office:value-type="float" office:value="71" calcext:value-type="float">
            <text:p>71</text:p>
          </table:table-cell>
          <table:table-cell table:style-name="ce16" office:value-type="float" office:value="4898" calcext:value-type="float">
            <text:p>4898</text:p>
          </table:table-cell>
          <table:table-cell table:style-name="ce12" office:value-type="float" office:value="4902" calcext:value-type="float">
            <text:p>4902</text:p>
          </table:table-cell>
          <table:table-cell table:formula="of:=VLOOKUP([.J44];[.H44:.H2127];1;0)" office:value-type="float" office:value="4898" calcext:value-type="float">
            <text:p>4898</text:p>
          </table:table-cell>
          <table:table-cell table:formula="of:=IF(IFERROR([.L44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00.root</text:p>
          </table:table-cell>
          <table:table-cell table:number-columns-repeated="2"/>
          <table:table-cell table:formula="of:=LEFT(RIGHT([.D45];10);5)" office:value-type="string" office:string-value="04100" calcext:value-type="string">
            <text:p>04100</text:p>
          </table:table-cell>
          <table:table-cell table:formula="of:=VALUE([.G45])" office:value-type="float" office:value="4100" calcext:value-type="float">
            <text:p>4100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4903" calcext:value-type="float">
            <text:p>4903</text:p>
          </table:table-cell>
          <table:table-cell table:style-name="ce13" office:value-type="float" office:value="4905" calcext:value-type="float">
            <text:p>4905</text:p>
          </table:table-cell>
          <table:table-cell table:formula="of:=VLOOKUP([.J45];[.H45:.H2128];1;0)" office:value-type="string" office:string-value="" calcext:value-type="error">
            <text:p>#N/A</text:p>
          </table:table-cell>
          <table:table-cell table:formula="of:=IF(IFERROR([.L45];1)=1;&quot;ERROR&quot;;0)" office:value-type="string" office:string-value="ERROR" calcext:value-type="string">
            <text:p>ERRO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01.root</text:p>
          </table:table-cell>
          <table:table-cell table:number-columns-repeated="2"/>
          <table:table-cell table:formula="of:=LEFT(RIGHT([.D46];10);5)" office:value-type="string" office:string-value="04101" calcext:value-type="string">
            <text:p>04101</text:p>
          </table:table-cell>
          <table:table-cell table:formula="of:=VALUE([.G46])" office:value-type="float" office:value="4101" calcext:value-type="float">
            <text:p>4101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4906" calcext:value-type="float">
            <text:p>4906</text:p>
          </table:table-cell>
          <table:table-cell table:style-name="ce13" office:value-type="float" office:value="4944" calcext:value-type="float">
            <text:p>4944</text:p>
          </table:table-cell>
          <table:table-cell table:formula="of:=VLOOKUP([.J46];[.H46:.H2129];1;0)" office:value-type="string" office:string-value="" calcext:value-type="error">
            <text:p>#N/A</text:p>
          </table:table-cell>
          <table:table-cell table:formula="of:=IF(IFERROR([.L46];1)=1;&quot;ERROR&quot;;0)" office:value-type="string" office:string-value="ERROR" calcext:value-type="string">
            <text:p>ERRO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02.root</text:p>
          </table:table-cell>
          <table:table-cell table:number-columns-repeated="2"/>
          <table:table-cell table:formula="of:=LEFT(RIGHT([.D47];10);5)" office:value-type="string" office:string-value="04102" calcext:value-type="string">
            <text:p>04102</text:p>
          </table:table-cell>
          <table:table-cell table:formula="of:=VALUE([.G47])" office:value-type="float" office:value="4102" calcext:value-type="float">
            <text:p>4102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4945" calcext:value-type="float">
            <text:p>4945</text:p>
          </table:table-cell>
          <table:table-cell table:style-name="ce13" office:value-type="float" office:value="4982" calcext:value-type="float">
            <text:p>4982</text:p>
          </table:table-cell>
          <table:table-cell table:formula="of:=VLOOKUP([.J47];[.H47:.H2130];1;0)" office:value-type="string" office:string-value="" calcext:value-type="error">
            <text:p>#N/A</text:p>
          </table:table-cell>
          <table:table-cell table:formula="of:=IF(IFERROR([.L47];1)=1;&quot;ERROR&quot;;0)" office:value-type="string" office:string-value="ERROR" calcext:value-type="string">
            <text:p>ERRO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03.root</text:p>
          </table:table-cell>
          <table:table-cell table:number-columns-repeated="2"/>
          <table:table-cell table:formula="of:=LEFT(RIGHT([.D48];10);5)" office:value-type="string" office:string-value="04103" calcext:value-type="string">
            <text:p>04103</text:p>
          </table:table-cell>
          <table:table-cell table:formula="of:=VALUE([.G48])" office:value-type="float" office:value="4103" calcext:value-type="float">
            <text:p>4103</text:p>
          </table:table-cell>
          <table:table-cell table:style-name="ce12" office:value-type="float" office:value="77" calcext:value-type="float">
            <text:p>77</text:p>
          </table:table-cell>
          <table:table-cell table:style-name="ce16" office:value-type="float" office:value="4983" calcext:value-type="float">
            <text:p>4983</text:p>
          </table:table-cell>
          <table:table-cell table:style-name="ce12" office:value-type="float" office:value="5003" calcext:value-type="float">
            <text:p>5003</text:p>
          </table:table-cell>
          <table:table-cell table:formula="of:=VLOOKUP([.J48];[.H48:.H2131];1;0)" office:value-type="float" office:value="4983" calcext:value-type="float">
            <text:p>4983</text:p>
          </table:table-cell>
          <table:table-cell table:formula="of:=IF(IFERROR([.L48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04.root</text:p>
          </table:table-cell>
          <table:table-cell table:number-columns-repeated="2"/>
          <table:table-cell table:formula="of:=LEFT(RIGHT([.D49];10);5)" office:value-type="string" office:string-value="04104" calcext:value-type="string">
            <text:p>04104</text:p>
          </table:table-cell>
          <table:table-cell table:formula="of:=VALUE([.G49])" office:value-type="float" office:value="4104" calcext:value-type="float">
            <text:p>4104</text:p>
          </table:table-cell>
          <table:table-cell table:style-name="ce12" office:value-type="float" office:value="78" calcext:value-type="float">
            <text:p>78</text:p>
          </table:table-cell>
          <table:table-cell table:style-name="ce16" office:value-type="float" office:value="5004" calcext:value-type="float">
            <text:p>5004</text:p>
          </table:table-cell>
          <table:table-cell table:style-name="ce12" office:value-type="float" office:value="5023" calcext:value-type="float">
            <text:p>5023</text:p>
          </table:table-cell>
          <table:table-cell table:formula="of:=VLOOKUP([.J49];[.H49:.H2132];1;0)" office:value-type="float" office:value="5004" calcext:value-type="float">
            <text:p>5004</text:p>
          </table:table-cell>
          <table:table-cell table:formula="of:=IF(IFERROR([.L49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05.root</text:p>
          </table:table-cell>
          <table:table-cell table:number-columns-repeated="2"/>
          <table:table-cell table:formula="of:=LEFT(RIGHT([.D50];10);5)" office:value-type="string" office:string-value="04105" calcext:value-type="string">
            <text:p>04105</text:p>
          </table:table-cell>
          <table:table-cell table:formula="of:=VALUE([.G50])" office:value-type="float" office:value="4105" calcext:value-type="float">
            <text:p>4105</text:p>
          </table:table-cell>
          <table:table-cell table:style-name="ce12" office:value-type="float" office:value="79" calcext:value-type="float">
            <text:p>79</text:p>
          </table:table-cell>
          <table:table-cell table:style-name="ce16" office:value-type="float" office:value="5024" calcext:value-type="float">
            <text:p>5024</text:p>
          </table:table-cell>
          <table:table-cell table:style-name="ce12" office:value-type="float" office:value="5027" calcext:value-type="float">
            <text:p>5027</text:p>
          </table:table-cell>
          <table:table-cell table:formula="of:=VLOOKUP([.J50];[.H50:.H2133];1;0)" office:value-type="float" office:value="5024" calcext:value-type="float">
            <text:p>5024</text:p>
          </table:table-cell>
          <table:table-cell table:formula="of:=IF(IFERROR([.L50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06.root</text:p>
          </table:table-cell>
          <table:table-cell table:number-columns-repeated="2"/>
          <table:table-cell table:formula="of:=LEFT(RIGHT([.D51];10);5)" office:value-type="string" office:string-value="04106" calcext:value-type="string">
            <text:p>04106</text:p>
          </table:table-cell>
          <table:table-cell table:formula="of:=VALUE([.G51])" office:value-type="float" office:value="4106" calcext:value-type="float">
            <text:p>410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5028" calcext:value-type="float">
            <text:p>5028</text:p>
          </table:table-cell>
          <table:table-cell office:value-type="float" office:value="5064" calcext:value-type="float">
            <text:p>5064</text:p>
          </table:table-cell>
          <table:table-cell table:formula="of:=VLOOKUP([.J51];[.H51:.H2134];1;0)" office:value-type="float" office:value="5028" calcext:value-type="float">
            <text:p>5028</text:p>
          </table:table-cell>
          <table:table-cell table:formula="of:=IF(IFERROR([.L51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07.root</text:p>
          </table:table-cell>
          <table:table-cell table:number-columns-repeated="2"/>
          <table:table-cell table:formula="of:=LEFT(RIGHT([.D52];10);5)" office:value-type="string" office:string-value="04107" calcext:value-type="string">
            <text:p>04107</text:p>
          </table:table-cell>
          <table:table-cell table:formula="of:=VALUE([.G52])" office:value-type="float" office:value="4107" calcext:value-type="float">
            <text:p>4107</text:p>
          </table:table-cell>
          <table:table-cell office:value-type="float" office:value="82" calcext:value-type="float">
            <text:p>82</text:p>
          </table:table-cell>
          <table:table-cell table:style-name="ce3" office:value-type="float" office:value="5065" calcext:value-type="float">
            <text:p>5065</text:p>
          </table:table-cell>
          <table:table-cell office:value-type="float" office:value="5101" calcext:value-type="float">
            <text:p>5101</text:p>
          </table:table-cell>
          <table:table-cell table:formula="of:=VLOOKUP([.J52];[.H52:.H2135];1;0)" office:value-type="float" office:value="5065" calcext:value-type="float">
            <text:p>5065</text:p>
          </table:table-cell>
          <table:table-cell table:formula="of:=IF(IFERROR([.L52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08.root</text:p>
          </table:table-cell>
          <table:table-cell table:number-columns-repeated="2"/>
          <table:table-cell table:formula="of:=LEFT(RIGHT([.D53];10);5)" office:value-type="string" office:string-value="04108" calcext:value-type="string">
            <text:p>04108</text:p>
          </table:table-cell>
          <table:table-cell table:formula="of:=VALUE([.G53])" office:value-type="float" office:value="4108" calcext:value-type="float">
            <text:p>4108</text:p>
          </table:table-cell>
          <table:table-cell office:value-type="float" office:value="84" calcext:value-type="float">
            <text:p>84</text:p>
          </table:table-cell>
          <table:table-cell table:style-name="ce3" office:value-type="float" office:value="5102" calcext:value-type="float">
            <text:p>5102</text:p>
          </table:table-cell>
          <table:table-cell office:value-type="float" office:value="5134" calcext:value-type="float">
            <text:p>5134</text:p>
          </table:table-cell>
          <table:table-cell table:formula="of:=VLOOKUP([.J53];[.H53:.H2136];1;0)" office:value-type="float" office:value="5102" calcext:value-type="float">
            <text:p>5102</text:p>
          </table:table-cell>
          <table:table-cell table:formula="of:=IF(IFERROR([.L53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09.root</text:p>
          </table:table-cell>
          <table:table-cell table:number-columns-repeated="2"/>
          <table:table-cell table:formula="of:=LEFT(RIGHT([.D54];10);5)" office:value-type="string" office:string-value="04109" calcext:value-type="string">
            <text:p>04109</text:p>
          </table:table-cell>
          <table:table-cell table:formula="of:=VALUE([.G54])" office:value-type="float" office:value="4109" calcext:value-type="float">
            <text:p>4109</text:p>
          </table:table-cell>
          <table:table-cell table:style-name="ce12" office:value-type="float" office:value="86" calcext:value-type="float">
            <text:p>86</text:p>
          </table:table-cell>
          <table:table-cell table:style-name="ce16" office:value-type="float" office:value="5135" calcext:value-type="float">
            <text:p>5135</text:p>
          </table:table-cell>
          <table:table-cell table:style-name="ce12" office:value-type="float" office:value="5167" calcext:value-type="float">
            <text:p>5167</text:p>
          </table:table-cell>
          <table:table-cell table:formula="of:=VLOOKUP([.J54];[.H54:.H2137];1;0)" office:value-type="float" office:value="5135" calcext:value-type="float">
            <text:p>5135</text:p>
          </table:table-cell>
          <table:table-cell table:formula="of:=IF(IFERROR([.L54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10.root</text:p>
          </table:table-cell>
          <table:table-cell table:number-columns-repeated="2"/>
          <table:table-cell table:formula="of:=LEFT(RIGHT([.D55];10);5)" office:value-type="string" office:string-value="04110" calcext:value-type="string">
            <text:p>04110</text:p>
          </table:table-cell>
          <table:table-cell table:formula="of:=VALUE([.G55])" office:value-type="float" office:value="4110" calcext:value-type="float">
            <text:p>4110</text:p>
          </table:table-cell>
          <table:table-cell table:style-name="ce12" office:value-type="float" office:value="88" calcext:value-type="float">
            <text:p>88</text:p>
          </table:table-cell>
          <table:table-cell table:style-name="ce16" office:value-type="float" office:value="5168" calcext:value-type="float">
            <text:p>5168</text:p>
          </table:table-cell>
          <table:table-cell table:style-name="ce12" office:value-type="float" office:value="5175" calcext:value-type="float">
            <text:p>5175</text:p>
          </table:table-cell>
          <table:table-cell table:formula="of:=VLOOKUP([.J55];[.H55:.H2138];1;0)" office:value-type="float" office:value="5168" calcext:value-type="float">
            <text:p>5168</text:p>
          </table:table-cell>
          <table:table-cell table:formula="of:=IF(IFERROR([.L55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11.root</text:p>
          </table:table-cell>
          <table:table-cell table:number-columns-repeated="2"/>
          <table:table-cell table:formula="of:=LEFT(RIGHT([.D56];10);5)" office:value-type="string" office:string-value="04111" calcext:value-type="string">
            <text:p>04111</text:p>
          </table:table-cell>
          <table:table-cell table:formula="of:=VALUE([.G56])" office:value-type="float" office:value="4111" calcext:value-type="float">
            <text:p>4111</text:p>
          </table:table-cell>
          <table:table-cell office:value-type="float" office:value="89" calcext:value-type="float">
            <text:p>89</text:p>
          </table:table-cell>
          <table:table-cell table:style-name="ce3" office:value-type="float" office:value="5176" calcext:value-type="float">
            <text:p>5176</text:p>
          </table:table-cell>
          <table:table-cell office:value-type="float" office:value="5190" calcext:value-type="float">
            <text:p>5190</text:p>
          </table:table-cell>
          <table:table-cell table:formula="of:=VLOOKUP([.J56];[.H56:.H2139];1;0)" office:value-type="float" office:value="5176" calcext:value-type="float">
            <text:p>5176</text:p>
          </table:table-cell>
          <table:table-cell table:formula="of:=IF(IFERROR([.L56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12.root</text:p>
          </table:table-cell>
          <table:table-cell table:number-columns-repeated="2"/>
          <table:table-cell table:formula="of:=LEFT(RIGHT([.D57];10);5)" office:value-type="string" office:string-value="04112" calcext:value-type="string">
            <text:p>04112</text:p>
          </table:table-cell>
          <table:table-cell table:formula="of:=VALUE([.G57])" office:value-type="float" office:value="4112" calcext:value-type="float">
            <text:p>4112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5191" calcext:value-type="float">
            <text:p>5191</text:p>
          </table:table-cell>
          <table:table-cell office:value-type="float" office:value="5227" calcext:value-type="float">
            <text:p>5227</text:p>
          </table:table-cell>
          <table:table-cell table:formula="of:=VLOOKUP([.J57];[.H57:.H2140];1;0)" office:value-type="float" office:value="5191" calcext:value-type="float">
            <text:p>5191</text:p>
          </table:table-cell>
          <table:table-cell table:formula="of:=IF(IFERROR([.L57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13.root</text:p>
          </table:table-cell>
          <table:table-cell table:number-columns-repeated="2"/>
          <table:table-cell table:formula="of:=LEFT(RIGHT([.D58];10);5)" office:value-type="string" office:string-value="04113" calcext:value-type="string">
            <text:p>04113</text:p>
          </table:table-cell>
          <table:table-cell table:formula="of:=VALUE([.G58])" office:value-type="float" office:value="4113" calcext:value-type="float">
            <text:p>4113</text:p>
          </table:table-cell>
          <table:table-cell office:value-type="float" office:value="92" calcext:value-type="float">
            <text:p>92</text:p>
          </table:table-cell>
          <table:table-cell table:style-name="ce3" office:value-type="float" office:value="5228" calcext:value-type="float">
            <text:p>5228</text:p>
          </table:table-cell>
          <table:table-cell office:value-type="float" office:value="5265" calcext:value-type="float">
            <text:p>5265</text:p>
          </table:table-cell>
          <table:table-cell table:formula="of:=VLOOKUP([.J58];[.H58:.H2141];1;0)" office:value-type="float" office:value="5228" calcext:value-type="float">
            <text:p>5228</text:p>
          </table:table-cell>
          <table:table-cell table:formula="of:=IF(IFERROR([.L58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14.root</text:p>
          </table:table-cell>
          <table:table-cell table:number-columns-repeated="2"/>
          <table:table-cell table:formula="of:=LEFT(RIGHT([.D59];10);5)" office:value-type="string" office:string-value="04114" calcext:value-type="string">
            <text:p>04114</text:p>
          </table:table-cell>
          <table:table-cell table:formula="of:=VALUE([.G59])" office:value-type="float" office:value="4114" calcext:value-type="float">
            <text:p>4114</text:p>
          </table:table-cell>
          <table:table-cell office:value-type="float" office:value="94" calcext:value-type="float">
            <text:p>94</text:p>
          </table:table-cell>
          <table:table-cell table:style-name="ce3" office:value-type="float" office:value="5266" calcext:value-type="float">
            <text:p>5266</text:p>
          </table:table-cell>
          <table:table-cell office:value-type="float" office:value="5306" calcext:value-type="float">
            <text:p>5306</text:p>
          </table:table-cell>
          <table:table-cell table:formula="of:=VLOOKUP([.J59];[.H59:.H2142];1;0)" office:value-type="float" office:value="5266" calcext:value-type="float">
            <text:p>5266</text:p>
          </table:table-cell>
          <table:table-cell table:formula="of:=IF(IFERROR([.L59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15.root</text:p>
          </table:table-cell>
          <table:table-cell table:number-columns-repeated="2"/>
          <table:table-cell table:formula="of:=LEFT(RIGHT([.D60];10);5)" office:value-type="string" office:string-value="04115" calcext:value-type="string">
            <text:p>04115</text:p>
          </table:table-cell>
          <table:table-cell table:formula="of:=VALUE([.G60])" office:value-type="float" office:value="4115" calcext:value-type="float">
            <text:p>4115</text:p>
          </table:table-cell>
          <table:table-cell office:value-type="float" office:value="96" calcext:value-type="float">
            <text:p>96</text:p>
          </table:table-cell>
          <table:table-cell table:style-name="ce3" office:value-type="float" office:value="5307" calcext:value-type="float">
            <text:p>5307</text:p>
          </table:table-cell>
          <table:table-cell office:value-type="float" office:value="5348" calcext:value-type="float">
            <text:p>5348</text:p>
          </table:table-cell>
          <table:table-cell table:formula="of:=VLOOKUP([.J60];[.H60:.H2143];1;0)" office:value-type="float" office:value="5307" calcext:value-type="float">
            <text:p>5307</text:p>
          </table:table-cell>
          <table:table-cell table:formula="of:=IF(IFERROR([.L60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16.root</text:p>
          </table:table-cell>
          <table:table-cell table:number-columns-repeated="2"/>
          <table:table-cell table:formula="of:=LEFT(RIGHT([.D61];10);5)" office:value-type="string" office:string-value="04116" calcext:value-type="string">
            <text:p>04116</text:p>
          </table:table-cell>
          <table:table-cell table:formula="of:=VALUE([.G61])" office:value-type="float" office:value="4116" calcext:value-type="float">
            <text:p>4116</text:p>
          </table:table-cell>
          <table:table-cell office:value-type="float" office:value="98" calcext:value-type="float">
            <text:p>98</text:p>
          </table:table-cell>
          <table:table-cell table:style-name="ce3" office:value-type="float" office:value="5349" calcext:value-type="float">
            <text:p>5349</text:p>
          </table:table-cell>
          <table:table-cell office:value-type="float" office:value="5394" calcext:value-type="float">
            <text:p>5394</text:p>
          </table:table-cell>
          <table:table-cell table:formula="of:=VLOOKUP([.J61];[.H61:.H2144];1;0)" office:value-type="float" office:value="5349" calcext:value-type="float">
            <text:p>5349</text:p>
          </table:table-cell>
          <table:table-cell table:formula="of:=IF(IFERROR([.L61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17.root</text:p>
          </table:table-cell>
          <table:table-cell table:number-columns-repeated="2"/>
          <table:table-cell table:formula="of:=LEFT(RIGHT([.D62];10);5)" office:value-type="string" office:string-value="04117" calcext:value-type="string">
            <text:p>04117</text:p>
          </table:table-cell>
          <table:table-cell table:formula="of:=VALUE([.G62])" office:value-type="float" office:value="4117" calcext:value-type="float">
            <text:p>4117</text:p>
          </table:table-cell>
          <table:table-cell table:style-name="ce12" office:value-type="float" office:value="101" calcext:value-type="float">
            <text:p>101</text:p>
          </table:table-cell>
          <table:table-cell table:style-name="ce16" office:value-type="float" office:value="5395" calcext:value-type="float">
            <text:p>5395</text:p>
          </table:table-cell>
          <table:table-cell table:style-name="ce12" office:value-type="float" office:value="5420" calcext:value-type="float">
            <text:p>5420</text:p>
          </table:table-cell>
          <table:table-cell table:formula="of:=VLOOKUP([.J62];[.H62:.H2145];1;0)" office:value-type="float" office:value="5395" calcext:value-type="float">
            <text:p>5395</text:p>
          </table:table-cell>
          <table:table-cell table:formula="of:=IF(IFERROR([.L62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18.root</text:p>
          </table:table-cell>
          <table:table-cell table:number-columns-repeated="2"/>
          <table:table-cell table:formula="of:=LEFT(RIGHT([.D63];10);5)" office:value-type="string" office:string-value="04118" calcext:value-type="string">
            <text:p>04118</text:p>
          </table:table-cell>
          <table:table-cell table:formula="of:=VALUE([.G63])" office:value-type="float" office:value="4118" calcext:value-type="float">
            <text:p>4118</text:p>
          </table:table-cell>
          <table:table-cell table:style-name="ce12" office:value-type="float" office:value="103" calcext:value-type="float">
            <text:p>103</text:p>
          </table:table-cell>
          <table:table-cell table:style-name="ce16" office:value-type="float" office:value="5421" calcext:value-type="float">
            <text:p>5421</text:p>
          </table:table-cell>
          <table:table-cell table:style-name="ce12" office:value-type="float" office:value="5444" calcext:value-type="float">
            <text:p>5444</text:p>
          </table:table-cell>
          <table:table-cell table:formula="of:=VLOOKUP([.J63];[.H63:.H2146];1;0)" office:value-type="float" office:value="5421" calcext:value-type="float">
            <text:p>5421</text:p>
          </table:table-cell>
          <table:table-cell table:formula="of:=IF(IFERROR([.L63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19.root</text:p>
          </table:table-cell>
          <table:table-cell table:number-columns-repeated="2"/>
          <table:table-cell table:formula="of:=LEFT(RIGHT([.D64];10);5)" office:value-type="string" office:string-value="04119" calcext:value-type="string">
            <text:p>04119</text:p>
          </table:table-cell>
          <table:table-cell table:formula="of:=VALUE([.G64])" office:value-type="float" office:value="4119" calcext:value-type="float">
            <text:p>4119</text:p>
          </table:table-cell>
          <table:table-cell table:style-name="ce12" office:value-type="float" office:value="104" calcext:value-type="float">
            <text:p>104</text:p>
          </table:table-cell>
          <table:table-cell table:style-name="ce16" office:value-type="float" office:value="5445" calcext:value-type="float">
            <text:p>5445</text:p>
          </table:table-cell>
          <table:table-cell table:style-name="ce12" office:value-type="float" office:value="5487" calcext:value-type="float">
            <text:p>5487</text:p>
          </table:table-cell>
          <table:table-cell table:formula="of:=VLOOKUP([.J64];[.H64:.H2147];1;0)" office:value-type="float" office:value="5445" calcext:value-type="float">
            <text:p>5445</text:p>
          </table:table-cell>
          <table:table-cell table:formula="of:=IF(IFERROR([.L64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20.root</text:p>
          </table:table-cell>
          <table:table-cell table:number-columns-repeated="2"/>
          <table:table-cell table:formula="of:=LEFT(RIGHT([.D65];10);5)" office:value-type="string" office:string-value="04120" calcext:value-type="string">
            <text:p>04120</text:p>
          </table:table-cell>
          <table:table-cell table:formula="of:=VALUE([.G65])" office:value-type="float" office:value="4120" calcext:value-type="float">
            <text:p>4120</text:p>
          </table:table-cell>
          <table:table-cell office:value-type="float" office:value="106" calcext:value-type="float">
            <text:p>106</text:p>
          </table:table-cell>
          <table:table-cell table:style-name="ce3" office:value-type="float" office:value="5488" calcext:value-type="float">
            <text:p>5488</text:p>
          </table:table-cell>
          <table:table-cell office:value-type="float" office:value="5529" calcext:value-type="float">
            <text:p>5529</text:p>
          </table:table-cell>
          <table:table-cell table:formula="of:=VLOOKUP([.J65];[.H65:.H2148];1;0)" office:value-type="float" office:value="5488" calcext:value-type="float">
            <text:p>5488</text:p>
          </table:table-cell>
          <table:table-cell table:formula="of:=IF(IFERROR([.L65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21.root</text:p>
          </table:table-cell>
          <table:table-cell table:number-columns-repeated="2"/>
          <table:table-cell table:formula="of:=LEFT(RIGHT([.D66];10);5)" office:value-type="string" office:string-value="04121" calcext:value-type="string">
            <text:p>04121</text:p>
          </table:table-cell>
          <table:table-cell table:formula="of:=VALUE([.G66])" office:value-type="float" office:value="4121" calcext:value-type="float">
            <text:p>4121</text:p>
          </table:table-cell>
          <table:table-cell office:value-type="float" office:value="108" calcext:value-type="float">
            <text:p>108</text:p>
          </table:table-cell>
          <table:table-cell table:style-name="ce3" office:value-type="float" office:value="5530" calcext:value-type="float">
            <text:p>5530</text:p>
          </table:table-cell>
          <table:table-cell office:value-type="float" office:value="5551" calcext:value-type="float">
            <text:p>5551</text:p>
          </table:table-cell>
          <table:table-cell table:formula="of:=VLOOKUP([.J66];[.H66:.H2149];1;0)" office:value-type="float" office:value="5530" calcext:value-type="float">
            <text:p>5530</text:p>
          </table:table-cell>
          <table:table-cell table:formula="of:=IF(IFERROR([.L66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22.root</text:p>
          </table:table-cell>
          <table:table-cell table:number-columns-repeated="2"/>
          <table:table-cell table:formula="of:=LEFT(RIGHT([.D67];10);5)" office:value-type="string" office:string-value="04122" calcext:value-type="string">
            <text:p>04122</text:p>
          </table:table-cell>
          <table:table-cell table:formula="of:=VALUE([.G67])" office:value-type="float" office:value="4122" calcext:value-type="float">
            <text:p>4122</text:p>
          </table:table-cell>
          <table:table-cell office:value-type="float" office:value="110" calcext:value-type="float">
            <text:p>110</text:p>
          </table:table-cell>
          <table:table-cell table:style-name="ce3" office:value-type="float" office:value="5552" calcext:value-type="float">
            <text:p>5552</text:p>
          </table:table-cell>
          <table:table-cell office:value-type="float" office:value="5594" calcext:value-type="float">
            <text:p>5594</text:p>
          </table:table-cell>
          <table:table-cell table:formula="of:=VLOOKUP([.J67];[.H67:.H2150];1;0)" office:value-type="float" office:value="5552" calcext:value-type="float">
            <text:p>5552</text:p>
          </table:table-cell>
          <table:table-cell table:formula="of:=IF(IFERROR([.L67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23.root</text:p>
          </table:table-cell>
          <table:table-cell table:number-columns-repeated="2"/>
          <table:table-cell table:formula="of:=LEFT(RIGHT([.D68];10);5)" office:value-type="string" office:string-value="04123" calcext:value-type="string">
            <text:p>04123</text:p>
          </table:table-cell>
          <table:table-cell table:formula="of:=VALUE([.G68])" office:value-type="float" office:value="4123" calcext:value-type="float">
            <text:p>4123</text:p>
          </table:table-cell>
          <table:table-cell office:value-type="float" office:value="113" calcext:value-type="float">
            <text:p>113</text:p>
          </table:table-cell>
          <table:table-cell table:style-name="ce3" office:value-type="float" office:value="5595" calcext:value-type="float">
            <text:p>5595</text:p>
          </table:table-cell>
          <table:table-cell office:value-type="float" office:value="5639" calcext:value-type="float">
            <text:p>5639</text:p>
          </table:table-cell>
          <table:table-cell table:formula="of:=VLOOKUP([.J68];[.H68:.H2151];1;0)" office:value-type="float" office:value="5595" calcext:value-type="float">
            <text:p>5595</text:p>
          </table:table-cell>
          <table:table-cell table:formula="of:=IF(IFERROR([.L68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24.root</text:p>
          </table:table-cell>
          <table:table-cell table:number-columns-repeated="2"/>
          <table:table-cell table:formula="of:=LEFT(RIGHT([.D69];10);5)" office:value-type="string" office:string-value="04124" calcext:value-type="string">
            <text:p>04124</text:p>
          </table:table-cell>
          <table:table-cell table:formula="of:=VALUE([.G69])" office:value-type="float" office:value="4124" calcext:value-type="float">
            <text:p>4124</text:p>
          </table:table-cell>
          <table:table-cell office:value-type="float" office:value="116" calcext:value-type="float">
            <text:p>116</text:p>
          </table:table-cell>
          <table:table-cell table:style-name="ce3" office:value-type="float" office:value="5640" calcext:value-type="float">
            <text:p>5640</text:p>
          </table:table-cell>
          <table:table-cell office:value-type="float" office:value="5679" calcext:value-type="float">
            <text:p>5679</text:p>
          </table:table-cell>
          <table:table-cell table:formula="of:=VLOOKUP([.J69];[.H69:.H2152];1;0)" office:value-type="float" office:value="5640" calcext:value-type="float">
            <text:p>5640</text:p>
          </table:table-cell>
          <table:table-cell table:formula="of:=IF(IFERROR([.L69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25.root</text:p>
          </table:table-cell>
          <table:table-cell table:number-columns-repeated="2"/>
          <table:table-cell table:formula="of:=LEFT(RIGHT([.D70];10);5)" office:value-type="string" office:string-value="04125" calcext:value-type="string">
            <text:p>04125</text:p>
          </table:table-cell>
          <table:table-cell table:formula="of:=VALUE([.G70])" office:value-type="float" office:value="4125" calcext:value-type="float">
            <text:p>4125</text:p>
          </table:table-cell>
          <table:table-cell office:value-type="float" office:value="118" calcext:value-type="float">
            <text:p>118</text:p>
          </table:table-cell>
          <table:table-cell table:style-name="ce3" office:value-type="float" office:value="5680" calcext:value-type="float">
            <text:p>5680</text:p>
          </table:table-cell>
          <table:table-cell office:value-type="float" office:value="5718" calcext:value-type="float">
            <text:p>5718</text:p>
          </table:table-cell>
          <table:table-cell table:formula="of:=VLOOKUP([.J70];[.H70:.H2153];1;0)" office:value-type="float" office:value="5680" calcext:value-type="float">
            <text:p>5680</text:p>
          </table:table-cell>
          <table:table-cell table:formula="of:=IF(IFERROR([.L70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26.root</text:p>
          </table:table-cell>
          <table:table-cell table:number-columns-repeated="2"/>
          <table:table-cell table:formula="of:=LEFT(RIGHT([.D71];10);5)" office:value-type="string" office:string-value="04126" calcext:value-type="string">
            <text:p>04126</text:p>
          </table:table-cell>
          <table:table-cell table:formula="of:=VALUE([.G71])" office:value-type="float" office:value="4126" calcext:value-type="float">
            <text:p>4126</text:p>
          </table:table-cell>
          <table:table-cell office:value-type="float" office:value="120" calcext:value-type="float">
            <text:p>120</text:p>
          </table:table-cell>
          <table:table-cell table:style-name="ce3" office:value-type="float" office:value="5719" calcext:value-type="float">
            <text:p>5719</text:p>
          </table:table-cell>
          <table:table-cell office:value-type="float" office:value="5754" calcext:value-type="float">
            <text:p>5754</text:p>
          </table:table-cell>
          <table:table-cell table:formula="of:=VLOOKUP([.J71];[.H71:.H2154];1;0)" office:value-type="float" office:value="5719" calcext:value-type="float">
            <text:p>5719</text:p>
          </table:table-cell>
          <table:table-cell table:formula="of:=IF(IFERROR([.L71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27.root</text:p>
          </table:table-cell>
          <table:table-cell table:number-columns-repeated="2"/>
          <table:table-cell table:formula="of:=LEFT(RIGHT([.D72];10);5)" office:value-type="string" office:string-value="04127" calcext:value-type="string">
            <text:p>04127</text:p>
          </table:table-cell>
          <table:table-cell table:formula="of:=VALUE([.G72])" office:value-type="float" office:value="4127" calcext:value-type="float">
            <text:p>4127</text:p>
          </table:table-cell>
          <table:table-cell table:style-name="ce12" office:value-type="float" office:value="122" calcext:value-type="float">
            <text:p>122</text:p>
          </table:table-cell>
          <table:table-cell table:style-name="ce16" office:value-type="float" office:value="5755" calcext:value-type="float">
            <text:p>5755</text:p>
          </table:table-cell>
          <table:table-cell table:style-name="ce12" office:value-type="float" office:value="5790" calcext:value-type="float">
            <text:p>5790</text:p>
          </table:table-cell>
          <table:table-cell table:formula="of:=VLOOKUP([.J72];[.H72:.H2155];1;0)" office:value-type="float" office:value="5755" calcext:value-type="float">
            <text:p>5755</text:p>
          </table:table-cell>
          <table:table-cell table:formula="of:=IF(IFERROR([.L72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28.root</text:p>
          </table:table-cell>
          <table:table-cell table:number-columns-repeated="2"/>
          <table:table-cell table:formula="of:=LEFT(RIGHT([.D73];10);5)" office:value-type="string" office:string-value="04128" calcext:value-type="string">
            <text:p>04128</text:p>
          </table:table-cell>
          <table:table-cell table:formula="of:=VALUE([.G73])" office:value-type="float" office:value="4128" calcext:value-type="float">
            <text:p>4128</text:p>
          </table:table-cell>
          <table:table-cell table:style-name="ce12" office:value-type="float" office:value="124" calcext:value-type="float">
            <text:p>124</text:p>
          </table:table-cell>
          <table:table-cell table:style-name="ce16" office:value-type="float" office:value="5791" calcext:value-type="float">
            <text:p>5791</text:p>
          </table:table-cell>
          <table:table-cell table:style-name="ce12" office:value-type="float" office:value="5828" calcext:value-type="float">
            <text:p>5828</text:p>
          </table:table-cell>
          <table:table-cell table:formula="of:=VLOOKUP([.J73];[.H73:.H2156];1;0)" office:value-type="float" office:value="5791" calcext:value-type="float">
            <text:p>5791</text:p>
          </table:table-cell>
          <table:table-cell table:formula="of:=IF(IFERROR([.L73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29.root</text:p>
          </table:table-cell>
          <table:table-cell table:number-columns-repeated="2"/>
          <table:table-cell table:formula="of:=LEFT(RIGHT([.D74];10);5)" office:value-type="string" office:string-value="04129" calcext:value-type="string">
            <text:p>04129</text:p>
          </table:table-cell>
          <table:table-cell table:formula="of:=VALUE([.G74])" office:value-type="float" office:value="4129" calcext:value-type="float">
            <text:p>4129</text:p>
          </table:table-cell>
          <table:table-cell table:style-name="ce12" office:value-type="float" office:value="126" calcext:value-type="float">
            <text:p>126</text:p>
          </table:table-cell>
          <table:table-cell table:style-name="ce16" office:value-type="float" office:value="5829" calcext:value-type="float">
            <text:p>5829</text:p>
          </table:table-cell>
          <table:table-cell table:style-name="ce12" office:value-type="float" office:value="5867" calcext:value-type="float">
            <text:p>5867</text:p>
          </table:table-cell>
          <table:table-cell table:formula="of:=VLOOKUP([.J74];[.H74:.H2157];1;0)" office:value-type="float" office:value="5829" calcext:value-type="float">
            <text:p>5829</text:p>
          </table:table-cell>
          <table:table-cell table:formula="of:=IF(IFERROR([.L74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30.root</text:p>
          </table:table-cell>
          <table:table-cell table:number-columns-repeated="2"/>
          <table:table-cell table:formula="of:=LEFT(RIGHT([.D75];10);5)" office:value-type="string" office:string-value="04130" calcext:value-type="string">
            <text:p>04130</text:p>
          </table:table-cell>
          <table:table-cell table:formula="of:=VALUE([.G75])" office:value-type="float" office:value="4130" calcext:value-type="float">
            <text:p>4130</text:p>
          </table:table-cell>
          <table:table-cell table:style-name="ce12" office:value-type="float" office:value="128" calcext:value-type="float">
            <text:p>128</text:p>
          </table:table-cell>
          <table:table-cell table:style-name="ce16" office:value-type="float" office:value="5868" calcext:value-type="float">
            <text:p>5868</text:p>
          </table:table-cell>
          <table:table-cell table:style-name="ce12" office:value-type="float" office:value="5911" calcext:value-type="float">
            <text:p>5911</text:p>
          </table:table-cell>
          <table:table-cell table:formula="of:=VLOOKUP([.J75];[.H75:.H2158];1;0)" office:value-type="float" office:value="5868" calcext:value-type="float">
            <text:p>5868</text:p>
          </table:table-cell>
          <table:table-cell table:formula="of:=IF(IFERROR([.L75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31.root</text:p>
          </table:table-cell>
          <table:table-cell table:number-columns-repeated="2"/>
          <table:table-cell table:formula="of:=LEFT(RIGHT([.D76];10);5)" office:value-type="string" office:string-value="04131" calcext:value-type="string">
            <text:p>04131</text:p>
          </table:table-cell>
          <table:table-cell table:formula="of:=VALUE([.G76])" office:value-type="float" office:value="4131" calcext:value-type="float">
            <text:p>4131</text:p>
          </table:table-cell>
          <table:table-cell office:value-type="float" office:value="130" calcext:value-type="float">
            <text:p>130</text:p>
          </table:table-cell>
          <table:table-cell table:style-name="ce3" office:value-type="float" office:value="5912" calcext:value-type="float">
            <text:p>5912</text:p>
          </table:table-cell>
          <table:table-cell office:value-type="float" office:value="5951" calcext:value-type="float">
            <text:p>5951</text:p>
          </table:table-cell>
          <table:table-cell table:formula="of:=VLOOKUP([.J76];[.H76:.H2159];1;0)" office:value-type="float" office:value="5912" calcext:value-type="float">
            <text:p>5912</text:p>
          </table:table-cell>
          <table:table-cell table:formula="of:=IF(IFERROR([.L76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32.root</text:p>
          </table:table-cell>
          <table:table-cell table:number-columns-repeated="2"/>
          <table:table-cell table:formula="of:=LEFT(RIGHT([.D77];10);5)" office:value-type="string" office:string-value="04132" calcext:value-type="string">
            <text:p>04132</text:p>
          </table:table-cell>
          <table:table-cell table:formula="of:=VALUE([.G77])" office:value-type="float" office:value="4132" calcext:value-type="float">
            <text:p>4132</text:p>
          </table:table-cell>
          <table:table-cell table:style-name="ce12" office:value-type="float" office:value="132" calcext:value-type="float">
            <text:p>132</text:p>
          </table:table-cell>
          <table:table-cell table:style-name="ce16" office:value-type="float" office:value="5951" calcext:value-type="float">
            <text:p>5951</text:p>
          </table:table-cell>
          <table:table-cell table:style-name="ce12" office:value-type="float" office:value="5968" calcext:value-type="float">
            <text:p>5968</text:p>
          </table:table-cell>
          <table:table-cell table:formula="of:=VLOOKUP([.J77];[.H77:.H2160];1;0)" office:value-type="float" office:value="5951" calcext:value-type="float">
            <text:p>5951</text:p>
          </table:table-cell>
          <table:table-cell table:formula="of:=IF(IFERROR([.L77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33.root</text:p>
          </table:table-cell>
          <table:table-cell table:number-columns-repeated="2"/>
          <table:table-cell table:formula="of:=LEFT(RIGHT([.D78];10);5)" office:value-type="string" office:string-value="04133" calcext:value-type="string">
            <text:p>04133</text:p>
          </table:table-cell>
          <table:table-cell table:formula="of:=VALUE([.G78])" office:value-type="float" office:value="4133" calcext:value-type="float">
            <text:p>4133</text:p>
          </table:table-cell>
          <table:table-cell table:style-name="ce12" office:value-type="float" office:value="133" calcext:value-type="float">
            <text:p>133</text:p>
          </table:table-cell>
          <table:table-cell table:number-columns-repeated="2" table:style-name="ce12" office:value-type="float" office:value="5969" calcext:value-type="float">
            <text:p>5969</text:p>
          </table:table-cell>
          <table:table-cell table:formula="of:=VLOOKUP([.J78];[.H78:.H2161];1;0)" office:value-type="string" office:string-value="" calcext:value-type="error">
            <text:p>#N/A</text:p>
          </table:table-cell>
          <table:table-cell table:formula="of:=IF(IFERROR([.L78];1)=1;&quot;ERROR&quot;;0)" office:value-type="string" office:string-value="ERROR" calcext:value-type="string">
            <text:p>ERRO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34.root</text:p>
          </table:table-cell>
          <table:table-cell table:number-columns-repeated="2"/>
          <table:table-cell table:formula="of:=LEFT(RIGHT([.D79];10);5)" office:value-type="string" office:string-value="04134" calcext:value-type="string">
            <text:p>04134</text:p>
          </table:table-cell>
          <table:table-cell table:formula="of:=VALUE([.G79])" office:value-type="float" office:value="4134" calcext:value-type="float">
            <text:p>4134</text:p>
          </table:table-cell>
          <table:table-cell table:style-name="ce12" office:value-type="float" office:value="134" calcext:value-type="float">
            <text:p>134</text:p>
          </table:table-cell>
          <table:table-cell table:style-name="ce16" office:value-type="float" office:value="5970" calcext:value-type="float">
            <text:p>5970</text:p>
          </table:table-cell>
          <table:table-cell table:style-name="ce12" office:value-type="float" office:value="5974" calcext:value-type="float">
            <text:p>5974</text:p>
          </table:table-cell>
          <table:table-cell table:formula="of:=VLOOKUP([.J79];[.H79:.H2162];1;0)" office:value-type="float" office:value="5970" calcext:value-type="float">
            <text:p>5970</text:p>
          </table:table-cell>
          <table:table-cell table:formula="of:=IF(IFERROR([.L79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35.root</text:p>
          </table:table-cell>
          <table:table-cell table:number-columns-repeated="2"/>
          <table:table-cell table:formula="of:=LEFT(RIGHT([.D80];10);5)" office:value-type="string" office:string-value="04135" calcext:value-type="string">
            <text:p>04135</text:p>
          </table:table-cell>
          <table:table-cell table:formula="of:=VALUE([.G80])" office:value-type="float" office:value="4135" calcext:value-type="float">
            <text:p>4135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5975" calcext:value-type="float">
            <text:p>5975</text:p>
          </table:table-cell>
          <table:table-cell office:value-type="float" office:value="6011" calcext:value-type="float">
            <text:p>6011</text:p>
          </table:table-cell>
          <table:table-cell table:formula="of:=VLOOKUP([.J80];[.H80:.H2163];1;0)" office:value-type="float" office:value="5975" calcext:value-type="float">
            <text:p>5975</text:p>
          </table:table-cell>
          <table:table-cell table:formula="of:=IF(IFERROR([.L80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36.root</text:p>
          </table:table-cell>
          <table:table-cell table:number-columns-repeated="2"/>
          <table:table-cell table:formula="of:=LEFT(RIGHT([.D81];10);5)" office:value-type="string" office:string-value="04136" calcext:value-type="string">
            <text:p>04136</text:p>
          </table:table-cell>
          <table:table-cell table:formula="of:=VALUE([.G81])" office:value-type="float" office:value="4136" calcext:value-type="float">
            <text:p>4136</text:p>
          </table:table-cell>
          <table:table-cell office:value-type="float" office:value="137" calcext:value-type="float">
            <text:p>137</text:p>
          </table:table-cell>
          <table:table-cell table:style-name="ce3" office:value-type="float" office:value="6012" calcext:value-type="float">
            <text:p>6012</text:p>
          </table:table-cell>
          <table:table-cell office:value-type="float" office:value="6053" calcext:value-type="float">
            <text:p>6053</text:p>
          </table:table-cell>
          <table:table-cell table:formula="of:=VLOOKUP([.J81];[.H81:.H2164];1;0)" office:value-type="float" office:value="6012" calcext:value-type="float">
            <text:p>6012</text:p>
          </table:table-cell>
          <table:table-cell table:formula="of:=IF(IFERROR([.L81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37.root</text:p>
          </table:table-cell>
          <table:table-cell table:number-columns-repeated="2"/>
          <table:table-cell table:formula="of:=LEFT(RIGHT([.D82];10);5)" office:value-type="string" office:string-value="04137" calcext:value-type="string">
            <text:p>04137</text:p>
          </table:table-cell>
          <table:table-cell table:formula="of:=VALUE([.G82])" office:value-type="float" office:value="4137" calcext:value-type="float">
            <text:p>4137</text:p>
          </table:table-cell>
          <table:table-cell office:value-type="float" office:value="139" calcext:value-type="float">
            <text:p>139</text:p>
          </table:table-cell>
          <table:table-cell table:style-name="ce3" office:value-type="float" office:value="6054" calcext:value-type="float">
            <text:p>6054</text:p>
          </table:table-cell>
          <table:table-cell office:value-type="float" office:value="6087" calcext:value-type="float">
            <text:p>6087</text:p>
          </table:table-cell>
          <table:table-cell table:formula="of:=VLOOKUP([.J82];[.H82:.H2165];1;0)" office:value-type="float" office:value="6054" calcext:value-type="float">
            <text:p>6054</text:p>
          </table:table-cell>
          <table:table-cell table:formula="of:=IF(IFERROR([.L82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38.root</text:p>
          </table:table-cell>
          <table:table-cell table:number-columns-repeated="2"/>
          <table:table-cell table:formula="of:=LEFT(RIGHT([.D83];10);5)" office:value-type="string" office:string-value="04138" calcext:value-type="string">
            <text:p>04138</text:p>
          </table:table-cell>
          <table:table-cell table:formula="of:=VALUE([.G83])" office:value-type="float" office:value="4138" calcext:value-type="float">
            <text:p>4138</text:p>
          </table:table-cell>
          <table:table-cell office:value-type="float" office:value="141" calcext:value-type="float">
            <text:p>141</text:p>
          </table:table-cell>
          <table:table-cell table:style-name="ce3" office:value-type="float" office:value="6088" calcext:value-type="float">
            <text:p>6088</text:p>
          </table:table-cell>
          <table:table-cell office:value-type="float" office:value="6126" calcext:value-type="float">
            <text:p>6126</text:p>
          </table:table-cell>
          <table:table-cell table:formula="of:=VLOOKUP([.J83];[.H83:.H2166];1;0)" office:value-type="float" office:value="6088" calcext:value-type="float">
            <text:p>6088</text:p>
          </table:table-cell>
          <table:table-cell table:formula="of:=IF(IFERROR([.L83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39.root</text:p>
          </table:table-cell>
          <table:table-cell table:number-columns-repeated="2"/>
          <table:table-cell table:formula="of:=LEFT(RIGHT([.D84];10);5)" office:value-type="string" office:string-value="04139" calcext:value-type="string">
            <text:p>04139</text:p>
          </table:table-cell>
          <table:table-cell table:formula="of:=VALUE([.G84])" office:value-type="float" office:value="4139" calcext:value-type="float">
            <text:p>4139</text:p>
          </table:table-cell>
          <table:table-cell office:value-type="float" office:value="143" calcext:value-type="float">
            <text:p>143</text:p>
          </table:table-cell>
          <table:table-cell table:style-name="ce3" office:value-type="float" office:value="6127" calcext:value-type="float">
            <text:p>6127</text:p>
          </table:table-cell>
          <table:table-cell office:value-type="float" office:value="6172" calcext:value-type="float">
            <text:p>6172</text:p>
          </table:table-cell>
          <table:table-cell table:formula="of:=VLOOKUP([.J84];[.H84:.H2167];1;0)" office:value-type="float" office:value="6127" calcext:value-type="float">
            <text:p>6127</text:p>
          </table:table-cell>
          <table:table-cell table:formula="of:=IF(IFERROR([.L84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40.root</text:p>
          </table:table-cell>
          <table:table-cell table:number-columns-repeated="2"/>
          <table:table-cell table:formula="of:=LEFT(RIGHT([.D85];10);5)" office:value-type="string" office:string-value="04140" calcext:value-type="string">
            <text:p>04140</text:p>
          </table:table-cell>
          <table:table-cell table:formula="of:=VALUE([.G85])" office:value-type="float" office:value="4140" calcext:value-type="float">
            <text:p>4140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6173" calcext:value-type="float">
            <text:p>6173</text:p>
          </table:table-cell>
          <table:table-cell office:value-type="float" office:value="6206" calcext:value-type="float">
            <text:p>6206</text:p>
          </table:table-cell>
          <table:table-cell table:formula="of:=VLOOKUP([.J85];[.H85:.H2168];1;0)" office:value-type="float" office:value="6173" calcext:value-type="float">
            <text:p>6173</text:p>
          </table:table-cell>
          <table:table-cell table:formula="of:=IF(IFERROR([.L85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41.root</text:p>
          </table:table-cell>
          <table:table-cell table:number-columns-repeated="2"/>
          <table:table-cell table:formula="of:=LEFT(RIGHT([.D86];10);5)" office:value-type="string" office:string-value="04141" calcext:value-type="string">
            <text:p>04141</text:p>
          </table:table-cell>
          <table:table-cell table:formula="of:=VALUE([.G86])" office:value-type="float" office:value="4141" calcext:value-type="float">
            <text:p>4141</text:p>
          </table:table-cell>
          <table:table-cell office:value-type="float" office:value="147" calcext:value-type="float">
            <text:p>147</text:p>
          </table:table-cell>
          <table:table-cell table:style-name="ce3" office:value-type="float" office:value="6207" calcext:value-type="float">
            <text:p>6207</text:p>
          </table:table-cell>
          <table:table-cell office:value-type="float" office:value="6241" calcext:value-type="float">
            <text:p>6241</text:p>
          </table:table-cell>
          <table:table-cell table:formula="of:=VLOOKUP([.J86];[.H86:.H2169];1;0)" office:value-type="float" office:value="6207" calcext:value-type="float">
            <text:p>6207</text:p>
          </table:table-cell>
          <table:table-cell table:formula="of:=IF(IFERROR([.L86];1)=1;&quot;ERROR&quot;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eam/beamrun04142.root</text:p>
          </table:table-cell>
          <table:table-cell table:number-columns-repeated="2"/>
          <table:table-cell table:formula="of:=LEFT(RIGHT([.D87];10);5)" office:value-type="string" office:string-value="04142" calcext:value-type="string">
            <text:p>04142</text:p>
          </table:table-cell>
          <table:table-cell table:formula="of:=VALUE([.G87])" office:value-type="float" office:value="4142" calcext:value-type="float">
            <text:p>41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43.root</text:p>
          </table:table-cell>
          <table:table-cell table:number-columns-repeated="2"/>
          <table:table-cell table:formula="of:=LEFT(RIGHT([.D88];10);5)" office:value-type="string" office:string-value="04143" calcext:value-type="string">
            <text:p>04143</text:p>
          </table:table-cell>
          <table:table-cell table:formula="of:=VALUE([.G88])" office:value-type="float" office:value="4143" calcext:value-type="float">
            <text:p>41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44.root</text:p>
          </table:table-cell>
          <table:table-cell table:number-columns-repeated="2"/>
          <table:table-cell table:formula="of:=LEFT(RIGHT([.D89];10);5)" office:value-type="string" office:string-value="04144" calcext:value-type="string">
            <text:p>04144</text:p>
          </table:table-cell>
          <table:table-cell table:formula="of:=VALUE([.G89])" office:value-type="float" office:value="4144" calcext:value-type="float">
            <text:p>41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45.root</text:p>
          </table:table-cell>
          <table:table-cell table:number-columns-repeated="2"/>
          <table:table-cell table:formula="of:=LEFT(RIGHT([.D90];10);5)" office:value-type="string" office:string-value="04145" calcext:value-type="string">
            <text:p>04145</text:p>
          </table:table-cell>
          <table:table-cell table:formula="of:=VALUE([.G90])" office:value-type="float" office:value="4145" calcext:value-type="float">
            <text:p>41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46.root</text:p>
          </table:table-cell>
          <table:table-cell table:number-columns-repeated="2"/>
          <table:table-cell table:formula="of:=LEFT(RIGHT([.D91];10);5)" office:value-type="string" office:string-value="04146" calcext:value-type="string">
            <text:p>04146</text:p>
          </table:table-cell>
          <table:table-cell table:formula="of:=VALUE([.G91])" office:value-type="float" office:value="4146" calcext:value-type="float">
            <text:p>41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47.root</text:p>
          </table:table-cell>
          <table:table-cell table:number-columns-repeated="2"/>
          <table:table-cell table:formula="of:=LEFT(RIGHT([.D92];10);5)" office:value-type="string" office:string-value="04147" calcext:value-type="string">
            <text:p>04147</text:p>
          </table:table-cell>
          <table:table-cell table:formula="of:=VALUE([.G92])" office:value-type="float" office:value="4147" calcext:value-type="float">
            <text:p>41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48.root</text:p>
          </table:table-cell>
          <table:table-cell table:number-columns-repeated="2"/>
          <table:table-cell table:formula="of:=LEFT(RIGHT([.D93];10);5)" office:value-type="string" office:string-value="04148" calcext:value-type="string">
            <text:p>04148</text:p>
          </table:table-cell>
          <table:table-cell table:formula="of:=VALUE([.G93])" office:value-type="float" office:value="4148" calcext:value-type="float">
            <text:p>41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49.root</text:p>
          </table:table-cell>
          <table:table-cell table:number-columns-repeated="2"/>
          <table:table-cell table:formula="of:=LEFT(RIGHT([.D94];10);5)" office:value-type="string" office:string-value="04149" calcext:value-type="string">
            <text:p>04149</text:p>
          </table:table-cell>
          <table:table-cell table:formula="of:=VALUE([.G94])" office:value-type="float" office:value="4149" calcext:value-type="float">
            <text:p>41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50.root</text:p>
          </table:table-cell>
          <table:table-cell table:number-columns-repeated="2"/>
          <table:table-cell table:formula="of:=LEFT(RIGHT([.D95];10);5)" office:value-type="string" office:string-value="04150" calcext:value-type="string">
            <text:p>04150</text:p>
          </table:table-cell>
          <table:table-cell table:formula="of:=VALUE([.G95])" office:value-type="float" office:value="4150" calcext:value-type="float">
            <text:p>41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51.root</text:p>
          </table:table-cell>
          <table:table-cell table:number-columns-repeated="2"/>
          <table:table-cell table:formula="of:=LEFT(RIGHT([.D96];10);5)" office:value-type="string" office:string-value="04151" calcext:value-type="string">
            <text:p>04151</text:p>
          </table:table-cell>
          <table:table-cell table:formula="of:=VALUE([.G96])" office:value-type="float" office:value="4151" calcext:value-type="float">
            <text:p>41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52.root</text:p>
          </table:table-cell>
          <table:table-cell table:number-columns-repeated="2"/>
          <table:table-cell table:formula="of:=LEFT(RIGHT([.D97];10);5)" office:value-type="string" office:string-value="04152" calcext:value-type="string">
            <text:p>04152</text:p>
          </table:table-cell>
          <table:table-cell table:formula="of:=VALUE([.G97])" office:value-type="float" office:value="4152" calcext:value-type="float">
            <text:p>41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53.root</text:p>
          </table:table-cell>
          <table:table-cell table:number-columns-repeated="2"/>
          <table:table-cell table:formula="of:=LEFT(RIGHT([.D98];10);5)" office:value-type="string" office:string-value="04153" calcext:value-type="string">
            <text:p>04153</text:p>
          </table:table-cell>
          <table:table-cell table:formula="of:=VALUE([.G98])" office:value-type="float" office:value="4153" calcext:value-type="float">
            <text:p>41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54.root</text:p>
          </table:table-cell>
          <table:table-cell table:number-columns-repeated="2"/>
          <table:table-cell table:formula="of:=LEFT(RIGHT([.D99];10);5)" office:value-type="string" office:string-value="04154" calcext:value-type="string">
            <text:p>04154</text:p>
          </table:table-cell>
          <table:table-cell table:formula="of:=VALUE([.G99])" office:value-type="float" office:value="4154" calcext:value-type="float">
            <text:p>41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55.root</text:p>
          </table:table-cell>
          <table:table-cell table:number-columns-repeated="2"/>
          <table:table-cell table:formula="of:=LEFT(RIGHT([.D100];10);5)" office:value-type="string" office:string-value="04155" calcext:value-type="string">
            <text:p>04155</text:p>
          </table:table-cell>
          <table:table-cell table:formula="of:=VALUE([.G100])" office:value-type="float" office:value="4155" calcext:value-type="float">
            <text:p>41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56.root</text:p>
          </table:table-cell>
          <table:table-cell table:number-columns-repeated="2"/>
          <table:table-cell table:formula="of:=LEFT(RIGHT([.D101];10);5)" office:value-type="string" office:string-value="04156" calcext:value-type="string">
            <text:p>04156</text:p>
          </table:table-cell>
          <table:table-cell table:formula="of:=VALUE([.G101])" office:value-type="float" office:value="4156" calcext:value-type="float">
            <text:p>41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57.root</text:p>
          </table:table-cell>
          <table:table-cell table:number-columns-repeated="2"/>
          <table:table-cell table:formula="of:=LEFT(RIGHT([.D102];10);5)" office:value-type="string" office:string-value="04157" calcext:value-type="string">
            <text:p>04157</text:p>
          </table:table-cell>
          <table:table-cell table:formula="of:=VALUE([.G102])" office:value-type="float" office:value="4157" calcext:value-type="float">
            <text:p>41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58.root</text:p>
          </table:table-cell>
          <table:table-cell table:number-columns-repeated="2"/>
          <table:table-cell table:formula="of:=LEFT(RIGHT([.D103];10);5)" office:value-type="string" office:string-value="04158" calcext:value-type="string">
            <text:p>04158</text:p>
          </table:table-cell>
          <table:table-cell table:formula="of:=VALUE([.G103])" office:value-type="float" office:value="4158" calcext:value-type="float">
            <text:p>41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59.root</text:p>
          </table:table-cell>
          <table:table-cell table:number-columns-repeated="2"/>
          <table:table-cell table:formula="of:=LEFT(RIGHT([.D104];10);5)" office:value-type="string" office:string-value="04159" calcext:value-type="string">
            <text:p>04159</text:p>
          </table:table-cell>
          <table:table-cell table:formula="of:=VALUE([.G104])" office:value-type="float" office:value="4159" calcext:value-type="float">
            <text:p>41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60.root</text:p>
          </table:table-cell>
          <table:table-cell table:number-columns-repeated="2"/>
          <table:table-cell table:formula="of:=LEFT(RIGHT([.D105];10);5)" office:value-type="string" office:string-value="04160" calcext:value-type="string">
            <text:p>04160</text:p>
          </table:table-cell>
          <table:table-cell table:formula="of:=VALUE([.G105])" office:value-type="float" office:value="4160" calcext:value-type="float">
            <text:p>41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61.root</text:p>
          </table:table-cell>
          <table:table-cell table:number-columns-repeated="2"/>
          <table:table-cell table:formula="of:=LEFT(RIGHT([.D106];10);5)" office:value-type="string" office:string-value="04161" calcext:value-type="string">
            <text:p>04161</text:p>
          </table:table-cell>
          <table:table-cell table:formula="of:=VALUE([.G106])" office:value-type="float" office:value="4161" calcext:value-type="float">
            <text:p>41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62.root</text:p>
          </table:table-cell>
          <table:table-cell table:number-columns-repeated="2"/>
          <table:table-cell table:formula="of:=LEFT(RIGHT([.D107];10);5)" office:value-type="string" office:string-value="04162" calcext:value-type="string">
            <text:p>04162</text:p>
          </table:table-cell>
          <table:table-cell table:formula="of:=VALUE([.G107])" office:value-type="float" office:value="4162" calcext:value-type="float">
            <text:p>41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63.root</text:p>
          </table:table-cell>
          <table:table-cell table:number-columns-repeated="2"/>
          <table:table-cell table:formula="of:=LEFT(RIGHT([.D108];10);5)" office:value-type="string" office:string-value="04163" calcext:value-type="string">
            <text:p>04163</text:p>
          </table:table-cell>
          <table:table-cell table:formula="of:=VALUE([.G108])" office:value-type="float" office:value="4163" calcext:value-type="float">
            <text:p>41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64.root</text:p>
          </table:table-cell>
          <table:table-cell table:number-columns-repeated="2"/>
          <table:table-cell table:formula="of:=LEFT(RIGHT([.D109];10);5)" office:value-type="string" office:string-value="04164" calcext:value-type="string">
            <text:p>04164</text:p>
          </table:table-cell>
          <table:table-cell table:formula="of:=VALUE([.G109])" office:value-type="float" office:value="4164" calcext:value-type="float">
            <text:p>41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65.root</text:p>
          </table:table-cell>
          <table:table-cell table:number-columns-repeated="2"/>
          <table:table-cell table:formula="of:=LEFT(RIGHT([.D110];10);5)" office:value-type="string" office:string-value="04165" calcext:value-type="string">
            <text:p>04165</text:p>
          </table:table-cell>
          <table:table-cell table:formula="of:=VALUE([.G110])" office:value-type="float" office:value="4165" calcext:value-type="float">
            <text:p>41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66.root</text:p>
          </table:table-cell>
          <table:table-cell table:number-columns-repeated="2"/>
          <table:table-cell table:formula="of:=LEFT(RIGHT([.D111];10);5)" office:value-type="string" office:string-value="04166" calcext:value-type="string">
            <text:p>04166</text:p>
          </table:table-cell>
          <table:table-cell table:formula="of:=VALUE([.G111])" office:value-type="float" office:value="4166" calcext:value-type="float">
            <text:p>41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67.root</text:p>
          </table:table-cell>
          <table:table-cell table:number-columns-repeated="2"/>
          <table:table-cell table:formula="of:=LEFT(RIGHT([.D112];10);5)" office:value-type="string" office:string-value="04167" calcext:value-type="string">
            <text:p>04167</text:p>
          </table:table-cell>
          <table:table-cell table:formula="of:=VALUE([.G112])" office:value-type="float" office:value="4167" calcext:value-type="float">
            <text:p>41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68.root</text:p>
          </table:table-cell>
          <table:table-cell table:number-columns-repeated="2"/>
          <table:table-cell table:formula="of:=LEFT(RIGHT([.D113];10);5)" office:value-type="string" office:string-value="04168" calcext:value-type="string">
            <text:p>04168</text:p>
          </table:table-cell>
          <table:table-cell table:formula="of:=VALUE([.G113])" office:value-type="float" office:value="4168" calcext:value-type="float">
            <text:p>41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69.root</text:p>
          </table:table-cell>
          <table:table-cell table:number-columns-repeated="2"/>
          <table:table-cell table:formula="of:=LEFT(RIGHT([.D114];10);5)" office:value-type="string" office:string-value="04169" calcext:value-type="string">
            <text:p>04169</text:p>
          </table:table-cell>
          <table:table-cell table:formula="of:=VALUE([.G114])" office:value-type="float" office:value="4169" calcext:value-type="float">
            <text:p>41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70.root</text:p>
          </table:table-cell>
          <table:table-cell table:number-columns-repeated="2"/>
          <table:table-cell table:formula="of:=LEFT(RIGHT([.D115];10);5)" office:value-type="string" office:string-value="04170" calcext:value-type="string">
            <text:p>04170</text:p>
          </table:table-cell>
          <table:table-cell table:formula="of:=VALUE([.G115])" office:value-type="float" office:value="4170" calcext:value-type="float">
            <text:p>41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71.root</text:p>
          </table:table-cell>
          <table:table-cell table:number-columns-repeated="2"/>
          <table:table-cell table:formula="of:=LEFT(RIGHT([.D116];10);5)" office:value-type="string" office:string-value="04171" calcext:value-type="string">
            <text:p>04171</text:p>
          </table:table-cell>
          <table:table-cell table:formula="of:=VALUE([.G116])" office:value-type="float" office:value="4171" calcext:value-type="float">
            <text:p>41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72.root</text:p>
          </table:table-cell>
          <table:table-cell table:number-columns-repeated="2"/>
          <table:table-cell table:formula="of:=LEFT(RIGHT([.D117];10);5)" office:value-type="string" office:string-value="04172" calcext:value-type="string">
            <text:p>04172</text:p>
          </table:table-cell>
          <table:table-cell table:formula="of:=VALUE([.G117])" office:value-type="float" office:value="4172" calcext:value-type="float">
            <text:p>41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73.root</text:p>
          </table:table-cell>
          <table:table-cell table:number-columns-repeated="2"/>
          <table:table-cell table:formula="of:=LEFT(RIGHT([.D118];10);5)" office:value-type="string" office:string-value="04173" calcext:value-type="string">
            <text:p>04173</text:p>
          </table:table-cell>
          <table:table-cell table:formula="of:=VALUE([.G118])" office:value-type="float" office:value="4173" calcext:value-type="float">
            <text:p>41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74.root</text:p>
          </table:table-cell>
          <table:table-cell table:number-columns-repeated="2"/>
          <table:table-cell table:formula="of:=LEFT(RIGHT([.D119];10);5)" office:value-type="string" office:string-value="04174" calcext:value-type="string">
            <text:p>04174</text:p>
          </table:table-cell>
          <table:table-cell table:formula="of:=VALUE([.G119])" office:value-type="float" office:value="4174" calcext:value-type="float">
            <text:p>41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75.root</text:p>
          </table:table-cell>
          <table:table-cell table:number-columns-repeated="2"/>
          <table:table-cell table:formula="of:=LEFT(RIGHT([.D120];10);5)" office:value-type="string" office:string-value="04175" calcext:value-type="string">
            <text:p>04175</text:p>
          </table:table-cell>
          <table:table-cell table:formula="of:=VALUE([.G120])" office:value-type="float" office:value="4175" calcext:value-type="float">
            <text:p>41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76.root</text:p>
          </table:table-cell>
          <table:table-cell table:number-columns-repeated="2"/>
          <table:table-cell table:formula="of:=LEFT(RIGHT([.D121];10);5)" office:value-type="string" office:string-value="04176" calcext:value-type="string">
            <text:p>04176</text:p>
          </table:table-cell>
          <table:table-cell table:formula="of:=VALUE([.G121])" office:value-type="float" office:value="4176" calcext:value-type="float">
            <text:p>41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77.root</text:p>
          </table:table-cell>
          <table:table-cell table:number-columns-repeated="2"/>
          <table:table-cell table:formula="of:=LEFT(RIGHT([.D122];10);5)" office:value-type="string" office:string-value="04177" calcext:value-type="string">
            <text:p>04177</text:p>
          </table:table-cell>
          <table:table-cell table:formula="of:=VALUE([.G122])" office:value-type="float" office:value="4177" calcext:value-type="float">
            <text:p>41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78.root</text:p>
          </table:table-cell>
          <table:table-cell table:number-columns-repeated="2"/>
          <table:table-cell table:formula="of:=LEFT(RIGHT([.D123];10);5)" office:value-type="string" office:string-value="04178" calcext:value-type="string">
            <text:p>04178</text:p>
          </table:table-cell>
          <table:table-cell table:formula="of:=VALUE([.G123])" office:value-type="float" office:value="4178" calcext:value-type="float">
            <text:p>41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79.root</text:p>
          </table:table-cell>
          <table:table-cell table:number-columns-repeated="2"/>
          <table:table-cell table:formula="of:=LEFT(RIGHT([.D124];10);5)" office:value-type="string" office:string-value="04179" calcext:value-type="string">
            <text:p>04179</text:p>
          </table:table-cell>
          <table:table-cell table:formula="of:=VALUE([.G124])" office:value-type="float" office:value="4179" calcext:value-type="float">
            <text:p>41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80.root</text:p>
          </table:table-cell>
          <table:table-cell table:number-columns-repeated="2"/>
          <table:table-cell table:formula="of:=LEFT(RIGHT([.D125];10);5)" office:value-type="string" office:string-value="04180" calcext:value-type="string">
            <text:p>04180</text:p>
          </table:table-cell>
          <table:table-cell table:formula="of:=VALUE([.G125])" office:value-type="float" office:value="4180" calcext:value-type="float">
            <text:p>41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81.root</text:p>
          </table:table-cell>
          <table:table-cell table:number-columns-repeated="2"/>
          <table:table-cell table:formula="of:=LEFT(RIGHT([.D126];10);5)" office:value-type="string" office:string-value="04181" calcext:value-type="string">
            <text:p>04181</text:p>
          </table:table-cell>
          <table:table-cell table:formula="of:=VALUE([.G126])" office:value-type="float" office:value="4181" calcext:value-type="float">
            <text:p>41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82.root</text:p>
          </table:table-cell>
          <table:table-cell table:number-columns-repeated="2"/>
          <table:table-cell table:formula="of:=LEFT(RIGHT([.D127];10);5)" office:value-type="string" office:string-value="04182" calcext:value-type="string">
            <text:p>04182</text:p>
          </table:table-cell>
          <table:table-cell table:formula="of:=VALUE([.G127])" office:value-type="float" office:value="4182" calcext:value-type="float">
            <text:p>41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83.root</text:p>
          </table:table-cell>
          <table:table-cell table:number-columns-repeated="2"/>
          <table:table-cell table:formula="of:=LEFT(RIGHT([.D128];10);5)" office:value-type="string" office:string-value="04183" calcext:value-type="string">
            <text:p>04183</text:p>
          </table:table-cell>
          <table:table-cell table:formula="of:=VALUE([.G128])" office:value-type="float" office:value="4183" calcext:value-type="float">
            <text:p>41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84.root</text:p>
          </table:table-cell>
          <table:table-cell table:number-columns-repeated="2"/>
          <table:table-cell table:formula="of:=LEFT(RIGHT([.D129];10);5)" office:value-type="string" office:string-value="04184" calcext:value-type="string">
            <text:p>04184</text:p>
          </table:table-cell>
          <table:table-cell table:formula="of:=VALUE([.G129])" office:value-type="float" office:value="4184" calcext:value-type="float">
            <text:p>41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85.root</text:p>
          </table:table-cell>
          <table:table-cell table:number-columns-repeated="2"/>
          <table:table-cell table:formula="of:=LEFT(RIGHT([.D130];10);5)" office:value-type="string" office:string-value="04185" calcext:value-type="string">
            <text:p>04185</text:p>
          </table:table-cell>
          <table:table-cell table:formula="of:=VALUE([.G130])" office:value-type="float" office:value="4185" calcext:value-type="float">
            <text:p>41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86.root</text:p>
          </table:table-cell>
          <table:table-cell table:number-columns-repeated="2"/>
          <table:table-cell table:formula="of:=LEFT(RIGHT([.D131];10);5)" office:value-type="string" office:string-value="04186" calcext:value-type="string">
            <text:p>04186</text:p>
          </table:table-cell>
          <table:table-cell table:formula="of:=VALUE([.G131])" office:value-type="float" office:value="4186" calcext:value-type="float">
            <text:p>41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87.root</text:p>
          </table:table-cell>
          <table:table-cell table:number-columns-repeated="2"/>
          <table:table-cell table:formula="of:=LEFT(RIGHT([.D132];10);5)" office:value-type="string" office:string-value="04187" calcext:value-type="string">
            <text:p>04187</text:p>
          </table:table-cell>
          <table:table-cell table:formula="of:=VALUE([.G132])" office:value-type="float" office:value="4187" calcext:value-type="float">
            <text:p>41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88.root</text:p>
          </table:table-cell>
          <table:table-cell table:number-columns-repeated="2"/>
          <table:table-cell table:formula="of:=LEFT(RIGHT([.D133];10);5)" office:value-type="string" office:string-value="04188" calcext:value-type="string">
            <text:p>04188</text:p>
          </table:table-cell>
          <table:table-cell table:formula="of:=VALUE([.G133])" office:value-type="float" office:value="4188" calcext:value-type="float">
            <text:p>41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89.root</text:p>
          </table:table-cell>
          <table:table-cell table:number-columns-repeated="2"/>
          <table:table-cell table:formula="of:=LEFT(RIGHT([.D134];10);5)" office:value-type="string" office:string-value="04189" calcext:value-type="string">
            <text:p>04189</text:p>
          </table:table-cell>
          <table:table-cell table:formula="of:=VALUE([.G134])" office:value-type="float" office:value="4189" calcext:value-type="float">
            <text:p>41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90.root</text:p>
          </table:table-cell>
          <table:table-cell table:number-columns-repeated="2"/>
          <table:table-cell table:formula="of:=LEFT(RIGHT([.D135];10);5)" office:value-type="string" office:string-value="04190" calcext:value-type="string">
            <text:p>04190</text:p>
          </table:table-cell>
          <table:table-cell table:formula="of:=VALUE([.G135])" office:value-type="float" office:value="4190" calcext:value-type="float">
            <text:p>41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91.root</text:p>
          </table:table-cell>
          <table:table-cell table:number-columns-repeated="2"/>
          <table:table-cell table:formula="of:=LEFT(RIGHT([.D136];10);5)" office:value-type="string" office:string-value="04191" calcext:value-type="string">
            <text:p>04191</text:p>
          </table:table-cell>
          <table:table-cell table:formula="of:=VALUE([.G136])" office:value-type="float" office:value="4191" calcext:value-type="float">
            <text:p>41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92.root</text:p>
          </table:table-cell>
          <table:table-cell table:number-columns-repeated="2"/>
          <table:table-cell table:formula="of:=LEFT(RIGHT([.D137];10);5)" office:value-type="string" office:string-value="04192" calcext:value-type="string">
            <text:p>04192</text:p>
          </table:table-cell>
          <table:table-cell table:formula="of:=VALUE([.G137])" office:value-type="float" office:value="4192" calcext:value-type="float">
            <text:p>41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93.root</text:p>
          </table:table-cell>
          <table:table-cell table:number-columns-repeated="2"/>
          <table:table-cell table:formula="of:=LEFT(RIGHT([.D138];10);5)" office:value-type="string" office:string-value="04193" calcext:value-type="string">
            <text:p>04193</text:p>
          </table:table-cell>
          <table:table-cell table:formula="of:=VALUE([.G138])" office:value-type="float" office:value="4193" calcext:value-type="float">
            <text:p>41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94.root</text:p>
          </table:table-cell>
          <table:table-cell table:number-columns-repeated="2"/>
          <table:table-cell table:formula="of:=LEFT(RIGHT([.D139];10);5)" office:value-type="string" office:string-value="04194" calcext:value-type="string">
            <text:p>04194</text:p>
          </table:table-cell>
          <table:table-cell table:formula="of:=VALUE([.G139])" office:value-type="float" office:value="4194" calcext:value-type="float">
            <text:p>41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95.root</text:p>
          </table:table-cell>
          <table:table-cell table:number-columns-repeated="2"/>
          <table:table-cell table:formula="of:=LEFT(RIGHT([.D140];10);5)" office:value-type="string" office:string-value="04195" calcext:value-type="string">
            <text:p>04195</text:p>
          </table:table-cell>
          <table:table-cell table:formula="of:=VALUE([.G140])" office:value-type="float" office:value="4195" calcext:value-type="float">
            <text:p>41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96.root</text:p>
          </table:table-cell>
          <table:table-cell table:number-columns-repeated="2"/>
          <table:table-cell table:formula="of:=LEFT(RIGHT([.D141];10);5)" office:value-type="string" office:string-value="04196" calcext:value-type="string">
            <text:p>04196</text:p>
          </table:table-cell>
          <table:table-cell table:formula="of:=VALUE([.G141])" office:value-type="float" office:value="4196" calcext:value-type="float">
            <text:p>41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97.root</text:p>
          </table:table-cell>
          <table:table-cell table:number-columns-repeated="2"/>
          <table:table-cell table:formula="of:=LEFT(RIGHT([.D142];10);5)" office:value-type="string" office:string-value="04197" calcext:value-type="string">
            <text:p>04197</text:p>
          </table:table-cell>
          <table:table-cell table:formula="of:=VALUE([.G142])" office:value-type="float" office:value="4197" calcext:value-type="float">
            <text:p>41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98.root</text:p>
          </table:table-cell>
          <table:table-cell table:number-columns-repeated="2"/>
          <table:table-cell table:formula="of:=LEFT(RIGHT([.D143];10);5)" office:value-type="string" office:string-value="04198" calcext:value-type="string">
            <text:p>04198</text:p>
          </table:table-cell>
          <table:table-cell table:formula="of:=VALUE([.G143])" office:value-type="float" office:value="4198" calcext:value-type="float">
            <text:p>41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199.root</text:p>
          </table:table-cell>
          <table:table-cell table:number-columns-repeated="2"/>
          <table:table-cell table:formula="of:=LEFT(RIGHT([.D144];10);5)" office:value-type="string" office:string-value="04199" calcext:value-type="string">
            <text:p>04199</text:p>
          </table:table-cell>
          <table:table-cell table:formula="of:=VALUE([.G144])" office:value-type="float" office:value="4199" calcext:value-type="float">
            <text:p>41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00.root</text:p>
          </table:table-cell>
          <table:table-cell table:number-columns-repeated="2"/>
          <table:table-cell table:formula="of:=LEFT(RIGHT([.D145];10);5)" office:value-type="string" office:string-value="04200" calcext:value-type="string">
            <text:p>04200</text:p>
          </table:table-cell>
          <table:table-cell table:formula="of:=VALUE([.G145])" office:value-type="float" office:value="4200" calcext:value-type="float">
            <text:p>42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01.root</text:p>
          </table:table-cell>
          <table:table-cell table:number-columns-repeated="2"/>
          <table:table-cell table:formula="of:=LEFT(RIGHT([.D146];10);5)" office:value-type="string" office:string-value="04201" calcext:value-type="string">
            <text:p>04201</text:p>
          </table:table-cell>
          <table:table-cell table:formula="of:=VALUE([.G146])" office:value-type="float" office:value="4201" calcext:value-type="float">
            <text:p>42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02.root</text:p>
          </table:table-cell>
          <table:table-cell table:number-columns-repeated="2"/>
          <table:table-cell table:formula="of:=LEFT(RIGHT([.D147];10);5)" office:value-type="string" office:string-value="04202" calcext:value-type="string">
            <text:p>04202</text:p>
          </table:table-cell>
          <table:table-cell table:formula="of:=VALUE([.G147])" office:value-type="float" office:value="4202" calcext:value-type="float">
            <text:p>42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03.root</text:p>
          </table:table-cell>
          <table:table-cell table:number-columns-repeated="2"/>
          <table:table-cell table:formula="of:=LEFT(RIGHT([.D148];10);5)" office:value-type="string" office:string-value="04203" calcext:value-type="string">
            <text:p>04203</text:p>
          </table:table-cell>
          <table:table-cell table:formula="of:=VALUE([.G148])" office:value-type="float" office:value="4203" calcext:value-type="float">
            <text:p>42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04.root</text:p>
          </table:table-cell>
          <table:table-cell table:number-columns-repeated="2"/>
          <table:table-cell table:formula="of:=LEFT(RIGHT([.D149];10);5)" office:value-type="string" office:string-value="04204" calcext:value-type="string">
            <text:p>04204</text:p>
          </table:table-cell>
          <table:table-cell table:formula="of:=VALUE([.G149])" office:value-type="float" office:value="4204" calcext:value-type="float">
            <text:p>42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05.root</text:p>
          </table:table-cell>
          <table:table-cell table:number-columns-repeated="2"/>
          <table:table-cell table:formula="of:=LEFT(RIGHT([.D150];10);5)" office:value-type="string" office:string-value="04205" calcext:value-type="string">
            <text:p>04205</text:p>
          </table:table-cell>
          <table:table-cell table:formula="of:=VALUE([.G150])" office:value-type="float" office:value="4205" calcext:value-type="float">
            <text:p>42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06.root</text:p>
          </table:table-cell>
          <table:table-cell table:number-columns-repeated="2"/>
          <table:table-cell table:formula="of:=LEFT(RIGHT([.D151];10);5)" office:value-type="string" office:string-value="04206" calcext:value-type="string">
            <text:p>04206</text:p>
          </table:table-cell>
          <table:table-cell table:formula="of:=VALUE([.G151])" office:value-type="float" office:value="4206" calcext:value-type="float">
            <text:p>42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07.root</text:p>
          </table:table-cell>
          <table:table-cell table:number-columns-repeated="2"/>
          <table:table-cell table:formula="of:=LEFT(RIGHT([.D152];10);5)" office:value-type="string" office:string-value="04207" calcext:value-type="string">
            <text:p>04207</text:p>
          </table:table-cell>
          <table:table-cell table:formula="of:=VALUE([.G152])" office:value-type="float" office:value="4207" calcext:value-type="float">
            <text:p>42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08.root</text:p>
          </table:table-cell>
          <table:table-cell table:number-columns-repeated="2"/>
          <table:table-cell table:formula="of:=LEFT(RIGHT([.D153];10);5)" office:value-type="string" office:string-value="04208" calcext:value-type="string">
            <text:p>04208</text:p>
          </table:table-cell>
          <table:table-cell table:formula="of:=VALUE([.G153])" office:value-type="float" office:value="4208" calcext:value-type="float">
            <text:p>42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09.root</text:p>
          </table:table-cell>
          <table:table-cell table:number-columns-repeated="2"/>
          <table:table-cell table:formula="of:=LEFT(RIGHT([.D154];10);5)" office:value-type="string" office:string-value="04209" calcext:value-type="string">
            <text:p>04209</text:p>
          </table:table-cell>
          <table:table-cell table:formula="of:=VALUE([.G154])" office:value-type="float" office:value="4209" calcext:value-type="float">
            <text:p>42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10.root</text:p>
          </table:table-cell>
          <table:table-cell table:number-columns-repeated="2"/>
          <table:table-cell table:formula="of:=LEFT(RIGHT([.D155];10);5)" office:value-type="string" office:string-value="04210" calcext:value-type="string">
            <text:p>04210</text:p>
          </table:table-cell>
          <table:table-cell table:formula="of:=VALUE([.G155])" office:value-type="float" office:value="4210" calcext:value-type="float">
            <text:p>42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11.root</text:p>
          </table:table-cell>
          <table:table-cell table:number-columns-repeated="2"/>
          <table:table-cell table:formula="of:=LEFT(RIGHT([.D156];10);5)" office:value-type="string" office:string-value="04211" calcext:value-type="string">
            <text:p>04211</text:p>
          </table:table-cell>
          <table:table-cell table:formula="of:=VALUE([.G156])" office:value-type="float" office:value="4211" calcext:value-type="float">
            <text:p>42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12.root</text:p>
          </table:table-cell>
          <table:table-cell table:number-columns-repeated="2"/>
          <table:table-cell table:formula="of:=LEFT(RIGHT([.D157];10);5)" office:value-type="string" office:string-value="04212" calcext:value-type="string">
            <text:p>04212</text:p>
          </table:table-cell>
          <table:table-cell table:formula="of:=VALUE([.G157])" office:value-type="float" office:value="4212" calcext:value-type="float">
            <text:p>42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13.root</text:p>
          </table:table-cell>
          <table:table-cell table:number-columns-repeated="2"/>
          <table:table-cell table:formula="of:=LEFT(RIGHT([.D158];10);5)" office:value-type="string" office:string-value="04213" calcext:value-type="string">
            <text:p>04213</text:p>
          </table:table-cell>
          <table:table-cell table:formula="of:=VALUE([.G158])" office:value-type="float" office:value="4213" calcext:value-type="float">
            <text:p>42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14.root</text:p>
          </table:table-cell>
          <table:table-cell table:number-columns-repeated="2"/>
          <table:table-cell table:formula="of:=LEFT(RIGHT([.D159];10);5)" office:value-type="string" office:string-value="04214" calcext:value-type="string">
            <text:p>04214</text:p>
          </table:table-cell>
          <table:table-cell table:formula="of:=VALUE([.G159])" office:value-type="float" office:value="4214" calcext:value-type="float">
            <text:p>42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15.root</text:p>
          </table:table-cell>
          <table:table-cell table:number-columns-repeated="2"/>
          <table:table-cell table:formula="of:=LEFT(RIGHT([.D160];10);5)" office:value-type="string" office:string-value="04215" calcext:value-type="string">
            <text:p>04215</text:p>
          </table:table-cell>
          <table:table-cell table:formula="of:=VALUE([.G160])" office:value-type="float" office:value="4215" calcext:value-type="float">
            <text:p>42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16.root</text:p>
          </table:table-cell>
          <table:table-cell table:number-columns-repeated="2"/>
          <table:table-cell table:formula="of:=LEFT(RIGHT([.D161];10);5)" office:value-type="string" office:string-value="04216" calcext:value-type="string">
            <text:p>04216</text:p>
          </table:table-cell>
          <table:table-cell table:formula="of:=VALUE([.G161])" office:value-type="float" office:value="4216" calcext:value-type="float">
            <text:p>42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17.root</text:p>
          </table:table-cell>
          <table:table-cell table:number-columns-repeated="2"/>
          <table:table-cell table:formula="of:=LEFT(RIGHT([.D162];10);5)" office:value-type="string" office:string-value="04217" calcext:value-type="string">
            <text:p>04217</text:p>
          </table:table-cell>
          <table:table-cell table:formula="of:=VALUE([.G162])" office:value-type="float" office:value="4217" calcext:value-type="float">
            <text:p>42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18.root</text:p>
          </table:table-cell>
          <table:table-cell table:number-columns-repeated="2"/>
          <table:table-cell table:formula="of:=LEFT(RIGHT([.D163];10);5)" office:value-type="string" office:string-value="04218" calcext:value-type="string">
            <text:p>04218</text:p>
          </table:table-cell>
          <table:table-cell table:formula="of:=VALUE([.G163])" office:value-type="float" office:value="4218" calcext:value-type="float">
            <text:p>42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19.root</text:p>
          </table:table-cell>
          <table:table-cell table:number-columns-repeated="2"/>
          <table:table-cell table:formula="of:=LEFT(RIGHT([.D164];10);5)" office:value-type="string" office:string-value="04219" calcext:value-type="string">
            <text:p>04219</text:p>
          </table:table-cell>
          <table:table-cell table:formula="of:=VALUE([.G164])" office:value-type="float" office:value="4219" calcext:value-type="float">
            <text:p>42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20.root</text:p>
          </table:table-cell>
          <table:table-cell table:number-columns-repeated="2"/>
          <table:table-cell table:formula="of:=LEFT(RIGHT([.D165];10);5)" office:value-type="string" office:string-value="04220" calcext:value-type="string">
            <text:p>04220</text:p>
          </table:table-cell>
          <table:table-cell table:formula="of:=VALUE([.G165])" office:value-type="float" office:value="4220" calcext:value-type="float">
            <text:p>42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21.root</text:p>
          </table:table-cell>
          <table:table-cell table:number-columns-repeated="2"/>
          <table:table-cell table:formula="of:=LEFT(RIGHT([.D166];10);5)" office:value-type="string" office:string-value="04221" calcext:value-type="string">
            <text:p>04221</text:p>
          </table:table-cell>
          <table:table-cell table:formula="of:=VALUE([.G166])" office:value-type="float" office:value="4221" calcext:value-type="float">
            <text:p>42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22.root</text:p>
          </table:table-cell>
          <table:table-cell table:number-columns-repeated="2"/>
          <table:table-cell table:formula="of:=LEFT(RIGHT([.D167];10);5)" office:value-type="string" office:string-value="04222" calcext:value-type="string">
            <text:p>04222</text:p>
          </table:table-cell>
          <table:table-cell table:formula="of:=VALUE([.G167])" office:value-type="float" office:value="4222" calcext:value-type="float">
            <text:p>42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23.root</text:p>
          </table:table-cell>
          <table:table-cell table:number-columns-repeated="2"/>
          <table:table-cell table:formula="of:=LEFT(RIGHT([.D168];10);5)" office:value-type="string" office:string-value="04223" calcext:value-type="string">
            <text:p>04223</text:p>
          </table:table-cell>
          <table:table-cell table:formula="of:=VALUE([.G168])" office:value-type="float" office:value="4223" calcext:value-type="float">
            <text:p>42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24.root</text:p>
          </table:table-cell>
          <table:table-cell table:number-columns-repeated="2"/>
          <table:table-cell table:formula="of:=LEFT(RIGHT([.D169];10);5)" office:value-type="string" office:string-value="04224" calcext:value-type="string">
            <text:p>04224</text:p>
          </table:table-cell>
          <table:table-cell table:formula="of:=VALUE([.G169])" office:value-type="float" office:value="4224" calcext:value-type="float">
            <text:p>42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25.root</text:p>
          </table:table-cell>
          <table:table-cell table:number-columns-repeated="2"/>
          <table:table-cell table:formula="of:=LEFT(RIGHT([.D170];10);5)" office:value-type="string" office:string-value="04225" calcext:value-type="string">
            <text:p>04225</text:p>
          </table:table-cell>
          <table:table-cell table:formula="of:=VALUE([.G170])" office:value-type="float" office:value="4225" calcext:value-type="float">
            <text:p>42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26.root</text:p>
          </table:table-cell>
          <table:table-cell table:number-columns-repeated="2"/>
          <table:table-cell table:formula="of:=LEFT(RIGHT([.D171];10);5)" office:value-type="string" office:string-value="04226" calcext:value-type="string">
            <text:p>04226</text:p>
          </table:table-cell>
          <table:table-cell table:formula="of:=VALUE([.G171])" office:value-type="float" office:value="4226" calcext:value-type="float">
            <text:p>42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27.root</text:p>
          </table:table-cell>
          <table:table-cell table:number-columns-repeated="2"/>
          <table:table-cell table:formula="of:=LEFT(RIGHT([.D172];10);5)" office:value-type="string" office:string-value="04227" calcext:value-type="string">
            <text:p>04227</text:p>
          </table:table-cell>
          <table:table-cell table:formula="of:=VALUE([.G172])" office:value-type="float" office:value="4227" calcext:value-type="float">
            <text:p>42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28.root</text:p>
          </table:table-cell>
          <table:table-cell table:number-columns-repeated="2"/>
          <table:table-cell table:formula="of:=LEFT(RIGHT([.D173];10);5)" office:value-type="string" office:string-value="04228" calcext:value-type="string">
            <text:p>04228</text:p>
          </table:table-cell>
          <table:table-cell table:formula="of:=VALUE([.G173])" office:value-type="float" office:value="4228" calcext:value-type="float">
            <text:p>42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29.root</text:p>
          </table:table-cell>
          <table:table-cell table:number-columns-repeated="2"/>
          <table:table-cell table:formula="of:=LEFT(RIGHT([.D174];10);5)" office:value-type="string" office:string-value="04229" calcext:value-type="string">
            <text:p>04229</text:p>
          </table:table-cell>
          <table:table-cell table:formula="of:=VALUE([.G174])" office:value-type="float" office:value="4229" calcext:value-type="float">
            <text:p>42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30.root</text:p>
          </table:table-cell>
          <table:table-cell table:number-columns-repeated="2"/>
          <table:table-cell table:formula="of:=LEFT(RIGHT([.D175];10);5)" office:value-type="string" office:string-value="04230" calcext:value-type="string">
            <text:p>04230</text:p>
          </table:table-cell>
          <table:table-cell table:formula="of:=VALUE([.G175])" office:value-type="float" office:value="4230" calcext:value-type="float">
            <text:p>42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31.root</text:p>
          </table:table-cell>
          <table:table-cell table:number-columns-repeated="2"/>
          <table:table-cell table:formula="of:=LEFT(RIGHT([.D176];10);5)" office:value-type="string" office:string-value="04231" calcext:value-type="string">
            <text:p>04231</text:p>
          </table:table-cell>
          <table:table-cell table:formula="of:=VALUE([.G176])" office:value-type="float" office:value="4231" calcext:value-type="float">
            <text:p>42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32.root</text:p>
          </table:table-cell>
          <table:table-cell table:number-columns-repeated="2"/>
          <table:table-cell table:formula="of:=LEFT(RIGHT([.D177];10);5)" office:value-type="string" office:string-value="04232" calcext:value-type="string">
            <text:p>04232</text:p>
          </table:table-cell>
          <table:table-cell table:formula="of:=VALUE([.G177])" office:value-type="float" office:value="4232" calcext:value-type="float">
            <text:p>42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33.root</text:p>
          </table:table-cell>
          <table:table-cell table:number-columns-repeated="2"/>
          <table:table-cell table:formula="of:=LEFT(RIGHT([.D178];10);5)" office:value-type="string" office:string-value="04233" calcext:value-type="string">
            <text:p>04233</text:p>
          </table:table-cell>
          <table:table-cell table:formula="of:=VALUE([.G178])" office:value-type="float" office:value="4233" calcext:value-type="float">
            <text:p>42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34.root</text:p>
          </table:table-cell>
          <table:table-cell table:number-columns-repeated="2"/>
          <table:table-cell table:formula="of:=LEFT(RIGHT([.D179];10);5)" office:value-type="string" office:string-value="04234" calcext:value-type="string">
            <text:p>04234</text:p>
          </table:table-cell>
          <table:table-cell table:formula="of:=VALUE([.G179])" office:value-type="float" office:value="4234" calcext:value-type="float">
            <text:p>42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35.root</text:p>
          </table:table-cell>
          <table:table-cell table:number-columns-repeated="2"/>
          <table:table-cell table:formula="of:=LEFT(RIGHT([.D180];10);5)" office:value-type="string" office:string-value="04235" calcext:value-type="string">
            <text:p>04235</text:p>
          </table:table-cell>
          <table:table-cell table:formula="of:=VALUE([.G180])" office:value-type="float" office:value="4235" calcext:value-type="float">
            <text:p>42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36.root</text:p>
          </table:table-cell>
          <table:table-cell table:number-columns-repeated="2"/>
          <table:table-cell table:formula="of:=LEFT(RIGHT([.D181];10);5)" office:value-type="string" office:string-value="04236" calcext:value-type="string">
            <text:p>04236</text:p>
          </table:table-cell>
          <table:table-cell table:formula="of:=VALUE([.G181])" office:value-type="float" office:value="4236" calcext:value-type="float">
            <text:p>42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37.root</text:p>
          </table:table-cell>
          <table:table-cell table:number-columns-repeated="2"/>
          <table:table-cell table:formula="of:=LEFT(RIGHT([.D182];10);5)" office:value-type="string" office:string-value="04237" calcext:value-type="string">
            <text:p>04237</text:p>
          </table:table-cell>
          <table:table-cell table:formula="of:=VALUE([.G182])" office:value-type="float" office:value="4237" calcext:value-type="float">
            <text:p>42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38.root</text:p>
          </table:table-cell>
          <table:table-cell table:number-columns-repeated="2"/>
          <table:table-cell table:formula="of:=LEFT(RIGHT([.D183];10);5)" office:value-type="string" office:string-value="04238" calcext:value-type="string">
            <text:p>04238</text:p>
          </table:table-cell>
          <table:table-cell table:formula="of:=VALUE([.G183])" office:value-type="float" office:value="4238" calcext:value-type="float">
            <text:p>42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39.root</text:p>
          </table:table-cell>
          <table:table-cell table:number-columns-repeated="2"/>
          <table:table-cell table:formula="of:=LEFT(RIGHT([.D184];10);5)" office:value-type="string" office:string-value="04239" calcext:value-type="string">
            <text:p>04239</text:p>
          </table:table-cell>
          <table:table-cell table:formula="of:=VALUE([.G184])" office:value-type="float" office:value="4239" calcext:value-type="float">
            <text:p>42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40.root</text:p>
          </table:table-cell>
          <table:table-cell table:number-columns-repeated="2"/>
          <table:table-cell table:formula="of:=LEFT(RIGHT([.D185];10);5)" office:value-type="string" office:string-value="04240" calcext:value-type="string">
            <text:p>04240</text:p>
          </table:table-cell>
          <table:table-cell table:formula="of:=VALUE([.G185])" office:value-type="float" office:value="4240" calcext:value-type="float">
            <text:p>42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41.root</text:p>
          </table:table-cell>
          <table:table-cell table:number-columns-repeated="2"/>
          <table:table-cell table:formula="of:=LEFT(RIGHT([.D186];10);5)" office:value-type="string" office:string-value="04241" calcext:value-type="string">
            <text:p>04241</text:p>
          </table:table-cell>
          <table:table-cell table:formula="of:=VALUE([.G186])" office:value-type="float" office:value="4241" calcext:value-type="float">
            <text:p>42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42.root</text:p>
          </table:table-cell>
          <table:table-cell table:number-columns-repeated="2"/>
          <table:table-cell table:formula="of:=LEFT(RIGHT([.D187];10);5)" office:value-type="string" office:string-value="04242" calcext:value-type="string">
            <text:p>04242</text:p>
          </table:table-cell>
          <table:table-cell table:formula="of:=VALUE([.G187])" office:value-type="float" office:value="4242" calcext:value-type="float">
            <text:p>42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43.root</text:p>
          </table:table-cell>
          <table:table-cell table:number-columns-repeated="2"/>
          <table:table-cell table:formula="of:=LEFT(RIGHT([.D188];10);5)" office:value-type="string" office:string-value="04243" calcext:value-type="string">
            <text:p>04243</text:p>
          </table:table-cell>
          <table:table-cell table:formula="of:=VALUE([.G188])" office:value-type="float" office:value="4243" calcext:value-type="float">
            <text:p>42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44.root</text:p>
          </table:table-cell>
          <table:table-cell table:number-columns-repeated="2"/>
          <table:table-cell table:formula="of:=LEFT(RIGHT([.D189];10);5)" office:value-type="string" office:string-value="04244" calcext:value-type="string">
            <text:p>04244</text:p>
          </table:table-cell>
          <table:table-cell table:formula="of:=VALUE([.G189])" office:value-type="float" office:value="4244" calcext:value-type="float">
            <text:p>42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45.root</text:p>
          </table:table-cell>
          <table:table-cell table:number-columns-repeated="2"/>
          <table:table-cell table:formula="of:=LEFT(RIGHT([.D190];10);5)" office:value-type="string" office:string-value="04245" calcext:value-type="string">
            <text:p>04245</text:p>
          </table:table-cell>
          <table:table-cell table:formula="of:=VALUE([.G190])" office:value-type="float" office:value="4245" calcext:value-type="float">
            <text:p>42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46.root</text:p>
          </table:table-cell>
          <table:table-cell table:number-columns-repeated="2"/>
          <table:table-cell table:formula="of:=LEFT(RIGHT([.D191];10);5)" office:value-type="string" office:string-value="04246" calcext:value-type="string">
            <text:p>04246</text:p>
          </table:table-cell>
          <table:table-cell table:formula="of:=VALUE([.G191])" office:value-type="float" office:value="4246" calcext:value-type="float">
            <text:p>42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47.root</text:p>
          </table:table-cell>
          <table:table-cell table:number-columns-repeated="2"/>
          <table:table-cell table:formula="of:=LEFT(RIGHT([.D192];10);5)" office:value-type="string" office:string-value="04247" calcext:value-type="string">
            <text:p>04247</text:p>
          </table:table-cell>
          <table:table-cell table:formula="of:=VALUE([.G192])" office:value-type="float" office:value="4247" calcext:value-type="float">
            <text:p>42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48.root</text:p>
          </table:table-cell>
          <table:table-cell table:number-columns-repeated="2"/>
          <table:table-cell table:formula="of:=LEFT(RIGHT([.D193];10);5)" office:value-type="string" office:string-value="04248" calcext:value-type="string">
            <text:p>04248</text:p>
          </table:table-cell>
          <table:table-cell table:formula="of:=VALUE([.G193])" office:value-type="float" office:value="4248" calcext:value-type="float">
            <text:p>42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49.root</text:p>
          </table:table-cell>
          <table:table-cell table:number-columns-repeated="2"/>
          <table:table-cell table:formula="of:=LEFT(RIGHT([.D194];10);5)" office:value-type="string" office:string-value="04249" calcext:value-type="string">
            <text:p>04249</text:p>
          </table:table-cell>
          <table:table-cell table:formula="of:=VALUE([.G194])" office:value-type="float" office:value="4249" calcext:value-type="float">
            <text:p>42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57.root</text:p>
          </table:table-cell>
          <table:table-cell table:number-columns-repeated="2"/>
          <table:table-cell table:formula="of:=LEFT(RIGHT([.D195];10);5)" office:value-type="string" office:string-value="04257" calcext:value-type="string">
            <text:p>04257</text:p>
          </table:table-cell>
          <table:table-cell table:formula="of:=VALUE([.G195])" office:value-type="float" office:value="4257" calcext:value-type="float">
            <text:p>42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58.root</text:p>
          </table:table-cell>
          <table:table-cell table:number-columns-repeated="2"/>
          <table:table-cell table:formula="of:=LEFT(RIGHT([.D196];10);5)" office:value-type="string" office:string-value="04258" calcext:value-type="string">
            <text:p>04258</text:p>
          </table:table-cell>
          <table:table-cell table:formula="of:=VALUE([.G196])" office:value-type="float" office:value="4258" calcext:value-type="float">
            <text:p>42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59.root</text:p>
          </table:table-cell>
          <table:table-cell table:number-columns-repeated="2"/>
          <table:table-cell table:formula="of:=LEFT(RIGHT([.D197];10);5)" office:value-type="string" office:string-value="04259" calcext:value-type="string">
            <text:p>04259</text:p>
          </table:table-cell>
          <table:table-cell table:formula="of:=VALUE([.G197])" office:value-type="float" office:value="4259" calcext:value-type="float">
            <text:p>42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60.root</text:p>
          </table:table-cell>
          <table:table-cell table:number-columns-repeated="2"/>
          <table:table-cell table:formula="of:=LEFT(RIGHT([.D198];10);5)" office:value-type="string" office:string-value="04260" calcext:value-type="string">
            <text:p>04260</text:p>
          </table:table-cell>
          <table:table-cell table:formula="of:=VALUE([.G198])" office:value-type="float" office:value="4260" calcext:value-type="float">
            <text:p>42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61.root</text:p>
          </table:table-cell>
          <table:table-cell table:number-columns-repeated="2"/>
          <table:table-cell table:formula="of:=LEFT(RIGHT([.D199];10);5)" office:value-type="string" office:string-value="04261" calcext:value-type="string">
            <text:p>04261</text:p>
          </table:table-cell>
          <table:table-cell table:formula="of:=VALUE([.G199])" office:value-type="float" office:value="4261" calcext:value-type="float">
            <text:p>42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62.root</text:p>
          </table:table-cell>
          <table:table-cell table:number-columns-repeated="2"/>
          <table:table-cell table:formula="of:=LEFT(RIGHT([.D200];10);5)" office:value-type="string" office:string-value="04262" calcext:value-type="string">
            <text:p>04262</text:p>
          </table:table-cell>
          <table:table-cell table:formula="of:=VALUE([.G200])" office:value-type="float" office:value="4262" calcext:value-type="float">
            <text:p>42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63.root</text:p>
          </table:table-cell>
          <table:table-cell table:number-columns-repeated="2"/>
          <table:table-cell table:formula="of:=LEFT(RIGHT([.D201];10);5)" office:value-type="string" office:string-value="04263" calcext:value-type="string">
            <text:p>04263</text:p>
          </table:table-cell>
          <table:table-cell table:formula="of:=VALUE([.G201])" office:value-type="float" office:value="4263" calcext:value-type="float">
            <text:p>42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64.root</text:p>
          </table:table-cell>
          <table:table-cell table:number-columns-repeated="2"/>
          <table:table-cell table:formula="of:=LEFT(RIGHT([.D202];10);5)" office:value-type="string" office:string-value="04264" calcext:value-type="string">
            <text:p>04264</text:p>
          </table:table-cell>
          <table:table-cell table:formula="of:=VALUE([.G202])" office:value-type="float" office:value="4264" calcext:value-type="float">
            <text:p>42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65.root</text:p>
          </table:table-cell>
          <table:table-cell table:number-columns-repeated="2"/>
          <table:table-cell table:formula="of:=LEFT(RIGHT([.D203];10);5)" office:value-type="string" office:string-value="04265" calcext:value-type="string">
            <text:p>04265</text:p>
          </table:table-cell>
          <table:table-cell table:formula="of:=VALUE([.G203])" office:value-type="float" office:value="4265" calcext:value-type="float">
            <text:p>42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66.root</text:p>
          </table:table-cell>
          <table:table-cell table:number-columns-repeated="2"/>
          <table:table-cell table:formula="of:=LEFT(RIGHT([.D204];10);5)" office:value-type="string" office:string-value="04266" calcext:value-type="string">
            <text:p>04266</text:p>
          </table:table-cell>
          <table:table-cell table:formula="of:=VALUE([.G204])" office:value-type="float" office:value="4266" calcext:value-type="float">
            <text:p>42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67.root</text:p>
          </table:table-cell>
          <table:table-cell table:number-columns-repeated="2"/>
          <table:table-cell table:formula="of:=LEFT(RIGHT([.D205];10);5)" office:value-type="string" office:string-value="04267" calcext:value-type="string">
            <text:p>04267</text:p>
          </table:table-cell>
          <table:table-cell table:formula="of:=VALUE([.G205])" office:value-type="float" office:value="4267" calcext:value-type="float">
            <text:p>42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68.root</text:p>
          </table:table-cell>
          <table:table-cell table:number-columns-repeated="2"/>
          <table:table-cell table:formula="of:=LEFT(RIGHT([.D206];10);5)" office:value-type="string" office:string-value="04268" calcext:value-type="string">
            <text:p>04268</text:p>
          </table:table-cell>
          <table:table-cell table:formula="of:=VALUE([.G206])" office:value-type="float" office:value="4268" calcext:value-type="float">
            <text:p>42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69.root</text:p>
          </table:table-cell>
          <table:table-cell table:number-columns-repeated="2"/>
          <table:table-cell table:formula="of:=LEFT(RIGHT([.D207];10);5)" office:value-type="string" office:string-value="04269" calcext:value-type="string">
            <text:p>04269</text:p>
          </table:table-cell>
          <table:table-cell table:formula="of:=VALUE([.G207])" office:value-type="float" office:value="4269" calcext:value-type="float">
            <text:p>42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70.root</text:p>
          </table:table-cell>
          <table:table-cell table:number-columns-repeated="2"/>
          <table:table-cell table:formula="of:=LEFT(RIGHT([.D208];10);5)" office:value-type="string" office:string-value="04270" calcext:value-type="string">
            <text:p>04270</text:p>
          </table:table-cell>
          <table:table-cell table:formula="of:=VALUE([.G208])" office:value-type="float" office:value="4270" calcext:value-type="float">
            <text:p>42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71.root</text:p>
          </table:table-cell>
          <table:table-cell table:number-columns-repeated="2"/>
          <table:table-cell table:formula="of:=LEFT(RIGHT([.D209];10);5)" office:value-type="string" office:string-value="04271" calcext:value-type="string">
            <text:p>04271</text:p>
          </table:table-cell>
          <table:table-cell table:formula="of:=VALUE([.G209])" office:value-type="float" office:value="4271" calcext:value-type="float">
            <text:p>42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72.root</text:p>
          </table:table-cell>
          <table:table-cell table:number-columns-repeated="2"/>
          <table:table-cell table:formula="of:=LEFT(RIGHT([.D210];10);5)" office:value-type="string" office:string-value="04272" calcext:value-type="string">
            <text:p>04272</text:p>
          </table:table-cell>
          <table:table-cell table:formula="of:=VALUE([.G210])" office:value-type="float" office:value="4272" calcext:value-type="float">
            <text:p>42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73.root</text:p>
          </table:table-cell>
          <table:table-cell table:number-columns-repeated="2"/>
          <table:table-cell table:formula="of:=LEFT(RIGHT([.D211];10);5)" office:value-type="string" office:string-value="04273" calcext:value-type="string">
            <text:p>04273</text:p>
          </table:table-cell>
          <table:table-cell table:formula="of:=VALUE([.G211])" office:value-type="float" office:value="4273" calcext:value-type="float">
            <text:p>42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74.root</text:p>
          </table:table-cell>
          <table:table-cell table:number-columns-repeated="2"/>
          <table:table-cell table:formula="of:=LEFT(RIGHT([.D212];10);5)" office:value-type="string" office:string-value="04274" calcext:value-type="string">
            <text:p>04274</text:p>
          </table:table-cell>
          <table:table-cell table:formula="of:=VALUE([.G212])" office:value-type="float" office:value="4274" calcext:value-type="float">
            <text:p>42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75.root</text:p>
          </table:table-cell>
          <table:table-cell table:number-columns-repeated="2"/>
          <table:table-cell table:formula="of:=LEFT(RIGHT([.D213];10);5)" office:value-type="string" office:string-value="04275" calcext:value-type="string">
            <text:p>04275</text:p>
          </table:table-cell>
          <table:table-cell table:formula="of:=VALUE([.G213])" office:value-type="float" office:value="4275" calcext:value-type="float">
            <text:p>42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76.root</text:p>
          </table:table-cell>
          <table:table-cell table:number-columns-repeated="2"/>
          <table:table-cell table:formula="of:=LEFT(RIGHT([.D214];10);5)" office:value-type="string" office:string-value="04276" calcext:value-type="string">
            <text:p>04276</text:p>
          </table:table-cell>
          <table:table-cell table:formula="of:=VALUE([.G214])" office:value-type="float" office:value="4276" calcext:value-type="float">
            <text:p>42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77.root</text:p>
          </table:table-cell>
          <table:table-cell table:number-columns-repeated="2"/>
          <table:table-cell table:formula="of:=LEFT(RIGHT([.D215];10);5)" office:value-type="string" office:string-value="04277" calcext:value-type="string">
            <text:p>04277</text:p>
          </table:table-cell>
          <table:table-cell table:formula="of:=VALUE([.G215])" office:value-type="float" office:value="4277" calcext:value-type="float">
            <text:p>42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78.root</text:p>
          </table:table-cell>
          <table:table-cell table:number-columns-repeated="2"/>
          <table:table-cell table:formula="of:=LEFT(RIGHT([.D216];10);5)" office:value-type="string" office:string-value="04278" calcext:value-type="string">
            <text:p>04278</text:p>
          </table:table-cell>
          <table:table-cell table:formula="of:=VALUE([.G216])" office:value-type="float" office:value="4278" calcext:value-type="float">
            <text:p>42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79.root</text:p>
          </table:table-cell>
          <table:table-cell table:number-columns-repeated="2"/>
          <table:table-cell table:formula="of:=LEFT(RIGHT([.D217];10);5)" office:value-type="string" office:string-value="04279" calcext:value-type="string">
            <text:p>04279</text:p>
          </table:table-cell>
          <table:table-cell table:formula="of:=VALUE([.G217])" office:value-type="float" office:value="4279" calcext:value-type="float">
            <text:p>42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80.root</text:p>
          </table:table-cell>
          <table:table-cell table:number-columns-repeated="2"/>
          <table:table-cell table:formula="of:=LEFT(RIGHT([.D218];10);5)" office:value-type="string" office:string-value="04280" calcext:value-type="string">
            <text:p>04280</text:p>
          </table:table-cell>
          <table:table-cell table:formula="of:=VALUE([.G218])" office:value-type="float" office:value="4280" calcext:value-type="float">
            <text:p>42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81.root</text:p>
          </table:table-cell>
          <table:table-cell table:number-columns-repeated="2"/>
          <table:table-cell table:formula="of:=LEFT(RIGHT([.D219];10);5)" office:value-type="string" office:string-value="04281" calcext:value-type="string">
            <text:p>04281</text:p>
          </table:table-cell>
          <table:table-cell table:formula="of:=VALUE([.G219])" office:value-type="float" office:value="4281" calcext:value-type="float">
            <text:p>42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82.root</text:p>
          </table:table-cell>
          <table:table-cell table:number-columns-repeated="2"/>
          <table:table-cell table:formula="of:=LEFT(RIGHT([.D220];10);5)" office:value-type="string" office:string-value="04282" calcext:value-type="string">
            <text:p>04282</text:p>
          </table:table-cell>
          <table:table-cell table:formula="of:=VALUE([.G220])" office:value-type="float" office:value="4282" calcext:value-type="float">
            <text:p>42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83.root</text:p>
          </table:table-cell>
          <table:table-cell table:number-columns-repeated="2"/>
          <table:table-cell table:formula="of:=LEFT(RIGHT([.D221];10);5)" office:value-type="string" office:string-value="04283" calcext:value-type="string">
            <text:p>04283</text:p>
          </table:table-cell>
          <table:table-cell table:formula="of:=VALUE([.G221])" office:value-type="float" office:value="4283" calcext:value-type="float">
            <text:p>42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84.root</text:p>
          </table:table-cell>
          <table:table-cell table:number-columns-repeated="2"/>
          <table:table-cell table:formula="of:=LEFT(RIGHT([.D222];10);5)" office:value-type="string" office:string-value="04284" calcext:value-type="string">
            <text:p>04284</text:p>
          </table:table-cell>
          <table:table-cell table:formula="of:=VALUE([.G222])" office:value-type="float" office:value="4284" calcext:value-type="float">
            <text:p>42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85.root</text:p>
          </table:table-cell>
          <table:table-cell table:number-columns-repeated="2"/>
          <table:table-cell table:formula="of:=LEFT(RIGHT([.D223];10);5)" office:value-type="string" office:string-value="04285" calcext:value-type="string">
            <text:p>04285</text:p>
          </table:table-cell>
          <table:table-cell table:formula="of:=VALUE([.G223])" office:value-type="float" office:value="4285" calcext:value-type="float">
            <text:p>42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86.root</text:p>
          </table:table-cell>
          <table:table-cell table:number-columns-repeated="2"/>
          <table:table-cell table:formula="of:=LEFT(RIGHT([.D224];10);5)" office:value-type="string" office:string-value="04286" calcext:value-type="string">
            <text:p>04286</text:p>
          </table:table-cell>
          <table:table-cell table:formula="of:=VALUE([.G224])" office:value-type="float" office:value="4286" calcext:value-type="float">
            <text:p>42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87.root</text:p>
          </table:table-cell>
          <table:table-cell table:number-columns-repeated="2"/>
          <table:table-cell table:formula="of:=LEFT(RIGHT([.D225];10);5)" office:value-type="string" office:string-value="04287" calcext:value-type="string">
            <text:p>04287</text:p>
          </table:table-cell>
          <table:table-cell table:formula="of:=VALUE([.G225])" office:value-type="float" office:value="4287" calcext:value-type="float">
            <text:p>42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88.root</text:p>
          </table:table-cell>
          <table:table-cell table:number-columns-repeated="2"/>
          <table:table-cell table:formula="of:=LEFT(RIGHT([.D226];10);5)" office:value-type="string" office:string-value="04288" calcext:value-type="string">
            <text:p>04288</text:p>
          </table:table-cell>
          <table:table-cell table:formula="of:=VALUE([.G226])" office:value-type="float" office:value="4288" calcext:value-type="float">
            <text:p>42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89.root</text:p>
          </table:table-cell>
          <table:table-cell table:number-columns-repeated="2"/>
          <table:table-cell table:formula="of:=LEFT(RIGHT([.D227];10);5)" office:value-type="string" office:string-value="04289" calcext:value-type="string">
            <text:p>04289</text:p>
          </table:table-cell>
          <table:table-cell table:formula="of:=VALUE([.G227])" office:value-type="float" office:value="4289" calcext:value-type="float">
            <text:p>42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90.root</text:p>
          </table:table-cell>
          <table:table-cell table:number-columns-repeated="2"/>
          <table:table-cell table:formula="of:=LEFT(RIGHT([.D228];10);5)" office:value-type="string" office:string-value="04290" calcext:value-type="string">
            <text:p>04290</text:p>
          </table:table-cell>
          <table:table-cell table:formula="of:=VALUE([.G228])" office:value-type="float" office:value="4290" calcext:value-type="float">
            <text:p>42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91.root</text:p>
          </table:table-cell>
          <table:table-cell table:number-columns-repeated="2"/>
          <table:table-cell table:formula="of:=LEFT(RIGHT([.D229];10);5)" office:value-type="string" office:string-value="04291" calcext:value-type="string">
            <text:p>04291</text:p>
          </table:table-cell>
          <table:table-cell table:formula="of:=VALUE([.G229])" office:value-type="float" office:value="4291" calcext:value-type="float">
            <text:p>42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92.root</text:p>
          </table:table-cell>
          <table:table-cell table:number-columns-repeated="2"/>
          <table:table-cell table:formula="of:=LEFT(RIGHT([.D230];10);5)" office:value-type="string" office:string-value="04292" calcext:value-type="string">
            <text:p>04292</text:p>
          </table:table-cell>
          <table:table-cell table:formula="of:=VALUE([.G230])" office:value-type="float" office:value="4292" calcext:value-type="float">
            <text:p>42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93.root</text:p>
          </table:table-cell>
          <table:table-cell table:number-columns-repeated="2"/>
          <table:table-cell table:formula="of:=LEFT(RIGHT([.D231];10);5)" office:value-type="string" office:string-value="04293" calcext:value-type="string">
            <text:p>04293</text:p>
          </table:table-cell>
          <table:table-cell table:formula="of:=VALUE([.G231])" office:value-type="float" office:value="4293" calcext:value-type="float">
            <text:p>42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94.root</text:p>
          </table:table-cell>
          <table:table-cell table:number-columns-repeated="2"/>
          <table:table-cell table:formula="of:=LEFT(RIGHT([.D232];10);5)" office:value-type="string" office:string-value="04294" calcext:value-type="string">
            <text:p>04294</text:p>
          </table:table-cell>
          <table:table-cell table:formula="of:=VALUE([.G232])" office:value-type="float" office:value="4294" calcext:value-type="float">
            <text:p>42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95.root</text:p>
          </table:table-cell>
          <table:table-cell table:number-columns-repeated="2"/>
          <table:table-cell table:formula="of:=LEFT(RIGHT([.D233];10);5)" office:value-type="string" office:string-value="04295" calcext:value-type="string">
            <text:p>04295</text:p>
          </table:table-cell>
          <table:table-cell table:formula="of:=VALUE([.G233])" office:value-type="float" office:value="4295" calcext:value-type="float">
            <text:p>42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96.root</text:p>
          </table:table-cell>
          <table:table-cell table:number-columns-repeated="2"/>
          <table:table-cell table:formula="of:=LEFT(RIGHT([.D234];10);5)" office:value-type="string" office:string-value="04296" calcext:value-type="string">
            <text:p>04296</text:p>
          </table:table-cell>
          <table:table-cell table:formula="of:=VALUE([.G234])" office:value-type="float" office:value="4296" calcext:value-type="float">
            <text:p>42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97.root</text:p>
          </table:table-cell>
          <table:table-cell table:number-columns-repeated="2"/>
          <table:table-cell table:formula="of:=LEFT(RIGHT([.D235];10);5)" office:value-type="string" office:string-value="04297" calcext:value-type="string">
            <text:p>04297</text:p>
          </table:table-cell>
          <table:table-cell table:formula="of:=VALUE([.G235])" office:value-type="float" office:value="4297" calcext:value-type="float">
            <text:p>42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98.root</text:p>
          </table:table-cell>
          <table:table-cell table:number-columns-repeated="2"/>
          <table:table-cell table:formula="of:=LEFT(RIGHT([.D236];10);5)" office:value-type="string" office:string-value="04298" calcext:value-type="string">
            <text:p>04298</text:p>
          </table:table-cell>
          <table:table-cell table:formula="of:=VALUE([.G236])" office:value-type="float" office:value="4298" calcext:value-type="float">
            <text:p>42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299.root</text:p>
          </table:table-cell>
          <table:table-cell table:number-columns-repeated="2"/>
          <table:table-cell table:formula="of:=LEFT(RIGHT([.D237];10);5)" office:value-type="string" office:string-value="04299" calcext:value-type="string">
            <text:p>04299</text:p>
          </table:table-cell>
          <table:table-cell table:formula="of:=VALUE([.G237])" office:value-type="float" office:value="4299" calcext:value-type="float">
            <text:p>42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00.root</text:p>
          </table:table-cell>
          <table:table-cell table:number-columns-repeated="2"/>
          <table:table-cell table:formula="of:=LEFT(RIGHT([.D238];10);5)" office:value-type="string" office:string-value="04300" calcext:value-type="string">
            <text:p>04300</text:p>
          </table:table-cell>
          <table:table-cell table:formula="of:=VALUE([.G238])" office:value-type="float" office:value="4300" calcext:value-type="float">
            <text:p>43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01.root</text:p>
          </table:table-cell>
          <table:table-cell table:number-columns-repeated="2"/>
          <table:table-cell table:formula="of:=LEFT(RIGHT([.D239];10);5)" office:value-type="string" office:string-value="04301" calcext:value-type="string">
            <text:p>04301</text:p>
          </table:table-cell>
          <table:table-cell table:formula="of:=VALUE([.G239])" office:value-type="float" office:value="4301" calcext:value-type="float">
            <text:p>43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02.root</text:p>
          </table:table-cell>
          <table:table-cell table:number-columns-repeated="2"/>
          <table:table-cell table:formula="of:=LEFT(RIGHT([.D240];10);5)" office:value-type="string" office:string-value="04302" calcext:value-type="string">
            <text:p>04302</text:p>
          </table:table-cell>
          <table:table-cell table:formula="of:=VALUE([.G240])" office:value-type="float" office:value="4302" calcext:value-type="float">
            <text:p>43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03.root</text:p>
          </table:table-cell>
          <table:table-cell table:number-columns-repeated="2"/>
          <table:table-cell table:formula="of:=LEFT(RIGHT([.D241];10);5)" office:value-type="string" office:string-value="04303" calcext:value-type="string">
            <text:p>04303</text:p>
          </table:table-cell>
          <table:table-cell table:formula="of:=VALUE([.G241])" office:value-type="float" office:value="4303" calcext:value-type="float">
            <text:p>43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04.root</text:p>
          </table:table-cell>
          <table:table-cell table:number-columns-repeated="2"/>
          <table:table-cell table:formula="of:=LEFT(RIGHT([.D242];10);5)" office:value-type="string" office:string-value="04304" calcext:value-type="string">
            <text:p>04304</text:p>
          </table:table-cell>
          <table:table-cell table:formula="of:=VALUE([.G242])" office:value-type="float" office:value="4304" calcext:value-type="float">
            <text:p>43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05.root</text:p>
          </table:table-cell>
          <table:table-cell table:number-columns-repeated="2"/>
          <table:table-cell table:formula="of:=LEFT(RIGHT([.D243];10);5)" office:value-type="string" office:string-value="04305" calcext:value-type="string">
            <text:p>04305</text:p>
          </table:table-cell>
          <table:table-cell table:formula="of:=VALUE([.G243])" office:value-type="float" office:value="4305" calcext:value-type="float">
            <text:p>43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06.root</text:p>
          </table:table-cell>
          <table:table-cell table:number-columns-repeated="2"/>
          <table:table-cell table:formula="of:=LEFT(RIGHT([.D244];10);5)" office:value-type="string" office:string-value="04306" calcext:value-type="string">
            <text:p>04306</text:p>
          </table:table-cell>
          <table:table-cell table:formula="of:=VALUE([.G244])" office:value-type="float" office:value="4306" calcext:value-type="float">
            <text:p>43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07.root</text:p>
          </table:table-cell>
          <table:table-cell table:number-columns-repeated="2"/>
          <table:table-cell table:formula="of:=LEFT(RIGHT([.D245];10);5)" office:value-type="string" office:string-value="04307" calcext:value-type="string">
            <text:p>04307</text:p>
          </table:table-cell>
          <table:table-cell table:formula="of:=VALUE([.G245])" office:value-type="float" office:value="4307" calcext:value-type="float">
            <text:p>43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08.root</text:p>
          </table:table-cell>
          <table:table-cell table:number-columns-repeated="2"/>
          <table:table-cell table:formula="of:=LEFT(RIGHT([.D246];10);5)" office:value-type="string" office:string-value="04308" calcext:value-type="string">
            <text:p>04308</text:p>
          </table:table-cell>
          <table:table-cell table:formula="of:=VALUE([.G246])" office:value-type="float" office:value="4308" calcext:value-type="float">
            <text:p>43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09.root</text:p>
          </table:table-cell>
          <table:table-cell table:number-columns-repeated="2"/>
          <table:table-cell table:formula="of:=LEFT(RIGHT([.D247];10);5)" office:value-type="string" office:string-value="04309" calcext:value-type="string">
            <text:p>04309</text:p>
          </table:table-cell>
          <table:table-cell table:formula="of:=VALUE([.G247])" office:value-type="float" office:value="4309" calcext:value-type="float">
            <text:p>43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10.root</text:p>
          </table:table-cell>
          <table:table-cell table:number-columns-repeated="2"/>
          <table:table-cell table:formula="of:=LEFT(RIGHT([.D248];10);5)" office:value-type="string" office:string-value="04310" calcext:value-type="string">
            <text:p>04310</text:p>
          </table:table-cell>
          <table:table-cell table:formula="of:=VALUE([.G248])" office:value-type="float" office:value="4310" calcext:value-type="float">
            <text:p>43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11.root</text:p>
          </table:table-cell>
          <table:table-cell table:number-columns-repeated="2"/>
          <table:table-cell table:formula="of:=LEFT(RIGHT([.D249];10);5)" office:value-type="string" office:string-value="04311" calcext:value-type="string">
            <text:p>04311</text:p>
          </table:table-cell>
          <table:table-cell table:formula="of:=VALUE([.G249])" office:value-type="float" office:value="4311" calcext:value-type="float">
            <text:p>43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12.root</text:p>
          </table:table-cell>
          <table:table-cell table:number-columns-repeated="2"/>
          <table:table-cell table:formula="of:=LEFT(RIGHT([.D250];10);5)" office:value-type="string" office:string-value="04312" calcext:value-type="string">
            <text:p>04312</text:p>
          </table:table-cell>
          <table:table-cell table:formula="of:=VALUE([.G250])" office:value-type="float" office:value="4312" calcext:value-type="float">
            <text:p>43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13.root</text:p>
          </table:table-cell>
          <table:table-cell table:number-columns-repeated="2"/>
          <table:table-cell table:formula="of:=LEFT(RIGHT([.D251];10);5)" office:value-type="string" office:string-value="04313" calcext:value-type="string">
            <text:p>04313</text:p>
          </table:table-cell>
          <table:table-cell table:formula="of:=VALUE([.G251])" office:value-type="float" office:value="4313" calcext:value-type="float">
            <text:p>43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14.root</text:p>
          </table:table-cell>
          <table:table-cell table:number-columns-repeated="2"/>
          <table:table-cell table:formula="of:=LEFT(RIGHT([.D252];10);5)" office:value-type="string" office:string-value="04314" calcext:value-type="string">
            <text:p>04314</text:p>
          </table:table-cell>
          <table:table-cell table:formula="of:=VALUE([.G252])" office:value-type="float" office:value="4314" calcext:value-type="float">
            <text:p>43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15.root</text:p>
          </table:table-cell>
          <table:table-cell table:number-columns-repeated="2"/>
          <table:table-cell table:formula="of:=LEFT(RIGHT([.D253];10);5)" office:value-type="string" office:string-value="04315" calcext:value-type="string">
            <text:p>04315</text:p>
          </table:table-cell>
          <table:table-cell table:formula="of:=VALUE([.G253])" office:value-type="float" office:value="4315" calcext:value-type="float">
            <text:p>43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16.root</text:p>
          </table:table-cell>
          <table:table-cell table:number-columns-repeated="2"/>
          <table:table-cell table:formula="of:=LEFT(RIGHT([.D254];10);5)" office:value-type="string" office:string-value="04316" calcext:value-type="string">
            <text:p>04316</text:p>
          </table:table-cell>
          <table:table-cell table:formula="of:=VALUE([.G254])" office:value-type="float" office:value="4316" calcext:value-type="float">
            <text:p>43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17.root</text:p>
          </table:table-cell>
          <table:table-cell table:number-columns-repeated="2"/>
          <table:table-cell table:formula="of:=LEFT(RIGHT([.D255];10);5)" office:value-type="string" office:string-value="04317" calcext:value-type="string">
            <text:p>04317</text:p>
          </table:table-cell>
          <table:table-cell table:formula="of:=VALUE([.G255])" office:value-type="float" office:value="4317" calcext:value-type="float">
            <text:p>43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18.root</text:p>
          </table:table-cell>
          <table:table-cell table:number-columns-repeated="2"/>
          <table:table-cell table:formula="of:=LEFT(RIGHT([.D256];10);5)" office:value-type="string" office:string-value="04318" calcext:value-type="string">
            <text:p>04318</text:p>
          </table:table-cell>
          <table:table-cell table:formula="of:=VALUE([.G256])" office:value-type="float" office:value="4318" calcext:value-type="float">
            <text:p>43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19.root</text:p>
          </table:table-cell>
          <table:table-cell table:number-columns-repeated="2"/>
          <table:table-cell table:formula="of:=LEFT(RIGHT([.D257];10);5)" office:value-type="string" office:string-value="04319" calcext:value-type="string">
            <text:p>04319</text:p>
          </table:table-cell>
          <table:table-cell table:formula="of:=VALUE([.G257])" office:value-type="float" office:value="4319" calcext:value-type="float">
            <text:p>43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20.root</text:p>
          </table:table-cell>
          <table:table-cell table:number-columns-repeated="2"/>
          <table:table-cell table:formula="of:=LEFT(RIGHT([.D258];10);5)" office:value-type="string" office:string-value="04320" calcext:value-type="string">
            <text:p>04320</text:p>
          </table:table-cell>
          <table:table-cell table:formula="of:=VALUE([.G258])" office:value-type="float" office:value="4320" calcext:value-type="float">
            <text:p>43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21.root</text:p>
          </table:table-cell>
          <table:table-cell table:number-columns-repeated="2"/>
          <table:table-cell table:formula="of:=LEFT(RIGHT([.D259];10);5)" office:value-type="string" office:string-value="04321" calcext:value-type="string">
            <text:p>04321</text:p>
          </table:table-cell>
          <table:table-cell table:formula="of:=VALUE([.G259])" office:value-type="float" office:value="4321" calcext:value-type="float">
            <text:p>43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22.root</text:p>
          </table:table-cell>
          <table:table-cell table:number-columns-repeated="2"/>
          <table:table-cell table:formula="of:=LEFT(RIGHT([.D260];10);5)" office:value-type="string" office:string-value="04322" calcext:value-type="string">
            <text:p>04322</text:p>
          </table:table-cell>
          <table:table-cell table:formula="of:=VALUE([.G260])" office:value-type="float" office:value="4322" calcext:value-type="float">
            <text:p>43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23.root</text:p>
          </table:table-cell>
          <table:table-cell table:number-columns-repeated="2"/>
          <table:table-cell table:formula="of:=LEFT(RIGHT([.D261];10);5)" office:value-type="string" office:string-value="04323" calcext:value-type="string">
            <text:p>04323</text:p>
          </table:table-cell>
          <table:table-cell table:formula="of:=VALUE([.G261])" office:value-type="float" office:value="4323" calcext:value-type="float">
            <text:p>43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24.root</text:p>
          </table:table-cell>
          <table:table-cell table:number-columns-repeated="2"/>
          <table:table-cell table:formula="of:=LEFT(RIGHT([.D262];10);5)" office:value-type="string" office:string-value="04324" calcext:value-type="string">
            <text:p>04324</text:p>
          </table:table-cell>
          <table:table-cell table:formula="of:=VALUE([.G262])" office:value-type="float" office:value="4324" calcext:value-type="float">
            <text:p>43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25.root</text:p>
          </table:table-cell>
          <table:table-cell table:number-columns-repeated="2"/>
          <table:table-cell table:formula="of:=LEFT(RIGHT([.D263];10);5)" office:value-type="string" office:string-value="04325" calcext:value-type="string">
            <text:p>04325</text:p>
          </table:table-cell>
          <table:table-cell table:formula="of:=VALUE([.G263])" office:value-type="float" office:value="4325" calcext:value-type="float">
            <text:p>43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26.root</text:p>
          </table:table-cell>
          <table:table-cell table:number-columns-repeated="2"/>
          <table:table-cell table:formula="of:=LEFT(RIGHT([.D264];10);5)" office:value-type="string" office:string-value="04326" calcext:value-type="string">
            <text:p>04326</text:p>
          </table:table-cell>
          <table:table-cell table:formula="of:=VALUE([.G264])" office:value-type="float" office:value="4326" calcext:value-type="float">
            <text:p>43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27.root</text:p>
          </table:table-cell>
          <table:table-cell table:number-columns-repeated="2"/>
          <table:table-cell table:formula="of:=LEFT(RIGHT([.D265];10);5)" office:value-type="string" office:string-value="04327" calcext:value-type="string">
            <text:p>04327</text:p>
          </table:table-cell>
          <table:table-cell table:formula="of:=VALUE([.G265])" office:value-type="float" office:value="4327" calcext:value-type="float">
            <text:p>43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28.root</text:p>
          </table:table-cell>
          <table:table-cell table:number-columns-repeated="2"/>
          <table:table-cell table:formula="of:=LEFT(RIGHT([.D266];10);5)" office:value-type="string" office:string-value="04328" calcext:value-type="string">
            <text:p>04328</text:p>
          </table:table-cell>
          <table:table-cell table:formula="of:=VALUE([.G266])" office:value-type="float" office:value="4328" calcext:value-type="float">
            <text:p>43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29.root</text:p>
          </table:table-cell>
          <table:table-cell table:number-columns-repeated="2"/>
          <table:table-cell table:formula="of:=LEFT(RIGHT([.D267];10);5)" office:value-type="string" office:string-value="04329" calcext:value-type="string">
            <text:p>04329</text:p>
          </table:table-cell>
          <table:table-cell table:formula="of:=VALUE([.G267])" office:value-type="float" office:value="4329" calcext:value-type="float">
            <text:p>43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30.root</text:p>
          </table:table-cell>
          <table:table-cell table:number-columns-repeated="2"/>
          <table:table-cell table:formula="of:=LEFT(RIGHT([.D268];10);5)" office:value-type="string" office:string-value="04330" calcext:value-type="string">
            <text:p>04330</text:p>
          </table:table-cell>
          <table:table-cell table:formula="of:=VALUE([.G268])" office:value-type="float" office:value="4330" calcext:value-type="float">
            <text:p>43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31.root</text:p>
          </table:table-cell>
          <table:table-cell table:number-columns-repeated="2"/>
          <table:table-cell table:formula="of:=LEFT(RIGHT([.D269];10);5)" office:value-type="string" office:string-value="04331" calcext:value-type="string">
            <text:p>04331</text:p>
          </table:table-cell>
          <table:table-cell table:formula="of:=VALUE([.G269])" office:value-type="float" office:value="4331" calcext:value-type="float">
            <text:p>4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32.root</text:p>
          </table:table-cell>
          <table:table-cell table:number-columns-repeated="2"/>
          <table:table-cell table:formula="of:=LEFT(RIGHT([.D270];10);5)" office:value-type="string" office:string-value="04332" calcext:value-type="string">
            <text:p>04332</text:p>
          </table:table-cell>
          <table:table-cell table:formula="of:=VALUE([.G270])" office:value-type="float" office:value="4332" calcext:value-type="float">
            <text:p>4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33.root</text:p>
          </table:table-cell>
          <table:table-cell table:number-columns-repeated="2"/>
          <table:table-cell table:formula="of:=LEFT(RIGHT([.D271];10);5)" office:value-type="string" office:string-value="04333" calcext:value-type="string">
            <text:p>04333</text:p>
          </table:table-cell>
          <table:table-cell table:formula="of:=VALUE([.G271])" office:value-type="float" office:value="4333" calcext:value-type="float">
            <text:p>4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34.root</text:p>
          </table:table-cell>
          <table:table-cell table:number-columns-repeated="2"/>
          <table:table-cell table:formula="of:=LEFT(RIGHT([.D272];10);5)" office:value-type="string" office:string-value="04334" calcext:value-type="string">
            <text:p>04334</text:p>
          </table:table-cell>
          <table:table-cell table:formula="of:=VALUE([.G272])" office:value-type="float" office:value="4334" calcext:value-type="float">
            <text:p>4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35.root</text:p>
          </table:table-cell>
          <table:table-cell table:number-columns-repeated="2"/>
          <table:table-cell table:formula="of:=LEFT(RIGHT([.D273];10);5)" office:value-type="string" office:string-value="04335" calcext:value-type="string">
            <text:p>04335</text:p>
          </table:table-cell>
          <table:table-cell table:formula="of:=VALUE([.G273])" office:value-type="float" office:value="4335" calcext:value-type="float">
            <text:p>43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36.root</text:p>
          </table:table-cell>
          <table:table-cell table:number-columns-repeated="2"/>
          <table:table-cell table:formula="of:=LEFT(RIGHT([.D274];10);5)" office:value-type="string" office:string-value="04336" calcext:value-type="string">
            <text:p>04336</text:p>
          </table:table-cell>
          <table:table-cell table:formula="of:=VALUE([.G274])" office:value-type="float" office:value="4336" calcext:value-type="float">
            <text:p>43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37.root</text:p>
          </table:table-cell>
          <table:table-cell table:number-columns-repeated="2"/>
          <table:table-cell table:formula="of:=LEFT(RIGHT([.D275];10);5)" office:value-type="string" office:string-value="04337" calcext:value-type="string">
            <text:p>04337</text:p>
          </table:table-cell>
          <table:table-cell table:formula="of:=VALUE([.G275])" office:value-type="float" office:value="4337" calcext:value-type="float">
            <text:p>43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38.root</text:p>
          </table:table-cell>
          <table:table-cell table:number-columns-repeated="2"/>
          <table:table-cell table:formula="of:=LEFT(RIGHT([.D276];10);5)" office:value-type="string" office:string-value="04338" calcext:value-type="string">
            <text:p>04338</text:p>
          </table:table-cell>
          <table:table-cell table:formula="of:=VALUE([.G276])" office:value-type="float" office:value="4338" calcext:value-type="float">
            <text:p>43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39.root</text:p>
          </table:table-cell>
          <table:table-cell table:number-columns-repeated="2"/>
          <table:table-cell table:formula="of:=LEFT(RIGHT([.D277];10);5)" office:value-type="string" office:string-value="04339" calcext:value-type="string">
            <text:p>04339</text:p>
          </table:table-cell>
          <table:table-cell table:formula="of:=VALUE([.G277])" office:value-type="float" office:value="4339" calcext:value-type="float">
            <text:p>43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40.root</text:p>
          </table:table-cell>
          <table:table-cell table:number-columns-repeated="2"/>
          <table:table-cell table:formula="of:=LEFT(RIGHT([.D278];10);5)" office:value-type="string" office:string-value="04340" calcext:value-type="string">
            <text:p>04340</text:p>
          </table:table-cell>
          <table:table-cell table:formula="of:=VALUE([.G278])" office:value-type="float" office:value="4340" calcext:value-type="float">
            <text:p>43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41.root</text:p>
          </table:table-cell>
          <table:table-cell table:number-columns-repeated="2"/>
          <table:table-cell table:formula="of:=LEFT(RIGHT([.D279];10);5)" office:value-type="string" office:string-value="04341" calcext:value-type="string">
            <text:p>04341</text:p>
          </table:table-cell>
          <table:table-cell table:formula="of:=VALUE([.G279])" office:value-type="float" office:value="4341" calcext:value-type="float">
            <text:p>43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42.root</text:p>
          </table:table-cell>
          <table:table-cell table:number-columns-repeated="2"/>
          <table:table-cell table:formula="of:=LEFT(RIGHT([.D280];10);5)" office:value-type="string" office:string-value="04342" calcext:value-type="string">
            <text:p>04342</text:p>
          </table:table-cell>
          <table:table-cell table:formula="of:=VALUE([.G280])" office:value-type="float" office:value="4342" calcext:value-type="float">
            <text:p>43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43.root</text:p>
          </table:table-cell>
          <table:table-cell table:number-columns-repeated="2"/>
          <table:table-cell table:formula="of:=LEFT(RIGHT([.D281];10);5)" office:value-type="string" office:string-value="04343" calcext:value-type="string">
            <text:p>04343</text:p>
          </table:table-cell>
          <table:table-cell table:formula="of:=VALUE([.G281])" office:value-type="float" office:value="4343" calcext:value-type="float">
            <text:p>43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44.root</text:p>
          </table:table-cell>
          <table:table-cell table:number-columns-repeated="2"/>
          <table:table-cell table:formula="of:=LEFT(RIGHT([.D282];10);5)" office:value-type="string" office:string-value="04344" calcext:value-type="string">
            <text:p>04344</text:p>
          </table:table-cell>
          <table:table-cell table:formula="of:=VALUE([.G282])" office:value-type="float" office:value="4344" calcext:value-type="float">
            <text:p>43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45.root</text:p>
          </table:table-cell>
          <table:table-cell table:number-columns-repeated="2"/>
          <table:table-cell table:formula="of:=LEFT(RIGHT([.D283];10);5)" office:value-type="string" office:string-value="04345" calcext:value-type="string">
            <text:p>04345</text:p>
          </table:table-cell>
          <table:table-cell table:formula="of:=VALUE([.G283])" office:value-type="float" office:value="4345" calcext:value-type="float">
            <text:p>43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46.root</text:p>
          </table:table-cell>
          <table:table-cell table:number-columns-repeated="2"/>
          <table:table-cell table:formula="of:=LEFT(RIGHT([.D284];10);5)" office:value-type="string" office:string-value="04346" calcext:value-type="string">
            <text:p>04346</text:p>
          </table:table-cell>
          <table:table-cell table:formula="of:=VALUE([.G284])" office:value-type="float" office:value="4346" calcext:value-type="float">
            <text:p>43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47.root</text:p>
          </table:table-cell>
          <table:table-cell table:number-columns-repeated="2"/>
          <table:table-cell table:formula="of:=LEFT(RIGHT([.D285];10);5)" office:value-type="string" office:string-value="04347" calcext:value-type="string">
            <text:p>04347</text:p>
          </table:table-cell>
          <table:table-cell table:formula="of:=VALUE([.G285])" office:value-type="float" office:value="4347" calcext:value-type="float">
            <text:p>43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48.root</text:p>
          </table:table-cell>
          <table:table-cell table:number-columns-repeated="2"/>
          <table:table-cell table:formula="of:=LEFT(RIGHT([.D286];10);5)" office:value-type="string" office:string-value="04348" calcext:value-type="string">
            <text:p>04348</text:p>
          </table:table-cell>
          <table:table-cell table:formula="of:=VALUE([.G286])" office:value-type="float" office:value="4348" calcext:value-type="float">
            <text:p>43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49.root</text:p>
          </table:table-cell>
          <table:table-cell table:number-columns-repeated="2"/>
          <table:table-cell table:formula="of:=LEFT(RIGHT([.D287];10);5)" office:value-type="string" office:string-value="04349" calcext:value-type="string">
            <text:p>04349</text:p>
          </table:table-cell>
          <table:table-cell table:formula="of:=VALUE([.G287])" office:value-type="float" office:value="4349" calcext:value-type="float">
            <text:p>43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50.root</text:p>
          </table:table-cell>
          <table:table-cell table:number-columns-repeated="2"/>
          <table:table-cell table:formula="of:=LEFT(RIGHT([.D288];10);5)" office:value-type="string" office:string-value="04350" calcext:value-type="string">
            <text:p>04350</text:p>
          </table:table-cell>
          <table:table-cell table:formula="of:=VALUE([.G288])" office:value-type="float" office:value="4350" calcext:value-type="float">
            <text:p>43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51.root</text:p>
          </table:table-cell>
          <table:table-cell table:number-columns-repeated="2"/>
          <table:table-cell table:formula="of:=LEFT(RIGHT([.D289];10);5)" office:value-type="string" office:string-value="04351" calcext:value-type="string">
            <text:p>04351</text:p>
          </table:table-cell>
          <table:table-cell table:formula="of:=VALUE([.G289])" office:value-type="float" office:value="4351" calcext:value-type="float">
            <text:p>43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52.root</text:p>
          </table:table-cell>
          <table:table-cell table:number-columns-repeated="2"/>
          <table:table-cell table:formula="of:=LEFT(RIGHT([.D290];10);5)" office:value-type="string" office:string-value="04352" calcext:value-type="string">
            <text:p>04352</text:p>
          </table:table-cell>
          <table:table-cell table:formula="of:=VALUE([.G290])" office:value-type="float" office:value="4352" calcext:value-type="float">
            <text:p>43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53.root</text:p>
          </table:table-cell>
          <table:table-cell table:number-columns-repeated="2"/>
          <table:table-cell table:formula="of:=LEFT(RIGHT([.D291];10);5)" office:value-type="string" office:string-value="04353" calcext:value-type="string">
            <text:p>04353</text:p>
          </table:table-cell>
          <table:table-cell table:formula="of:=VALUE([.G291])" office:value-type="float" office:value="4353" calcext:value-type="float">
            <text:p>43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54.root</text:p>
          </table:table-cell>
          <table:table-cell table:number-columns-repeated="2"/>
          <table:table-cell table:formula="of:=LEFT(RIGHT([.D292];10);5)" office:value-type="string" office:string-value="04354" calcext:value-type="string">
            <text:p>04354</text:p>
          </table:table-cell>
          <table:table-cell table:formula="of:=VALUE([.G292])" office:value-type="float" office:value="4354" calcext:value-type="float">
            <text:p>43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55.root</text:p>
          </table:table-cell>
          <table:table-cell table:number-columns-repeated="2"/>
          <table:table-cell table:formula="of:=LEFT(RIGHT([.D293];10);5)" office:value-type="string" office:string-value="04355" calcext:value-type="string">
            <text:p>04355</text:p>
          </table:table-cell>
          <table:table-cell table:formula="of:=VALUE([.G293])" office:value-type="float" office:value="4355" calcext:value-type="float">
            <text:p>43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56.root</text:p>
          </table:table-cell>
          <table:table-cell table:number-columns-repeated="2"/>
          <table:table-cell table:formula="of:=LEFT(RIGHT([.D294];10);5)" office:value-type="string" office:string-value="04356" calcext:value-type="string">
            <text:p>04356</text:p>
          </table:table-cell>
          <table:table-cell table:formula="of:=VALUE([.G294])" office:value-type="float" office:value="4356" calcext:value-type="float">
            <text:p>43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57.root</text:p>
          </table:table-cell>
          <table:table-cell table:number-columns-repeated="2"/>
          <table:table-cell table:formula="of:=LEFT(RIGHT([.D295];10);5)" office:value-type="string" office:string-value="04357" calcext:value-type="string">
            <text:p>04357</text:p>
          </table:table-cell>
          <table:table-cell table:formula="of:=VALUE([.G295])" office:value-type="float" office:value="4357" calcext:value-type="float">
            <text:p>43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58.root</text:p>
          </table:table-cell>
          <table:table-cell table:number-columns-repeated="2"/>
          <table:table-cell table:formula="of:=LEFT(RIGHT([.D296];10);5)" office:value-type="string" office:string-value="04358" calcext:value-type="string">
            <text:p>04358</text:p>
          </table:table-cell>
          <table:table-cell table:formula="of:=VALUE([.G296])" office:value-type="float" office:value="4358" calcext:value-type="float">
            <text:p>43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59.root</text:p>
          </table:table-cell>
          <table:table-cell table:number-columns-repeated="2"/>
          <table:table-cell table:formula="of:=LEFT(RIGHT([.D297];10);5)" office:value-type="string" office:string-value="04359" calcext:value-type="string">
            <text:p>04359</text:p>
          </table:table-cell>
          <table:table-cell table:formula="of:=VALUE([.G297])" office:value-type="float" office:value="4359" calcext:value-type="float">
            <text:p>43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60.root</text:p>
          </table:table-cell>
          <table:table-cell table:number-columns-repeated="2"/>
          <table:table-cell table:formula="of:=LEFT(RIGHT([.D298];10);5)" office:value-type="string" office:string-value="04360" calcext:value-type="string">
            <text:p>04360</text:p>
          </table:table-cell>
          <table:table-cell table:formula="of:=VALUE([.G298])" office:value-type="float" office:value="4360" calcext:value-type="float">
            <text:p>43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61.root</text:p>
          </table:table-cell>
          <table:table-cell table:number-columns-repeated="2"/>
          <table:table-cell table:formula="of:=LEFT(RIGHT([.D299];10);5)" office:value-type="string" office:string-value="04361" calcext:value-type="string">
            <text:p>04361</text:p>
          </table:table-cell>
          <table:table-cell table:formula="of:=VALUE([.G299])" office:value-type="float" office:value="4361" calcext:value-type="float">
            <text:p>43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62.root</text:p>
          </table:table-cell>
          <table:table-cell table:number-columns-repeated="2"/>
          <table:table-cell table:formula="of:=LEFT(RIGHT([.D300];10);5)" office:value-type="string" office:string-value="04362" calcext:value-type="string">
            <text:p>04362</text:p>
          </table:table-cell>
          <table:table-cell table:formula="of:=VALUE([.G300])" office:value-type="float" office:value="4362" calcext:value-type="float">
            <text:p>43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63.root</text:p>
          </table:table-cell>
          <table:table-cell table:number-columns-repeated="2"/>
          <table:table-cell table:formula="of:=LEFT(RIGHT([.D301];10);5)" office:value-type="string" office:string-value="04363" calcext:value-type="string">
            <text:p>04363</text:p>
          </table:table-cell>
          <table:table-cell table:formula="of:=VALUE([.G301])" office:value-type="float" office:value="4363" calcext:value-type="float">
            <text:p>43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64.root</text:p>
          </table:table-cell>
          <table:table-cell table:number-columns-repeated="2"/>
          <table:table-cell table:formula="of:=LEFT(RIGHT([.D302];10);5)" office:value-type="string" office:string-value="04364" calcext:value-type="string">
            <text:p>04364</text:p>
          </table:table-cell>
          <table:table-cell table:formula="of:=VALUE([.G302])" office:value-type="float" office:value="4364" calcext:value-type="float">
            <text:p>43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65.root</text:p>
          </table:table-cell>
          <table:table-cell table:number-columns-repeated="2"/>
          <table:table-cell table:formula="of:=LEFT(RIGHT([.D303];10);5)" office:value-type="string" office:string-value="04365" calcext:value-type="string">
            <text:p>04365</text:p>
          </table:table-cell>
          <table:table-cell table:formula="of:=VALUE([.G303])" office:value-type="float" office:value="4365" calcext:value-type="float">
            <text:p>43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66.root</text:p>
          </table:table-cell>
          <table:table-cell table:number-columns-repeated="2"/>
          <table:table-cell table:formula="of:=LEFT(RIGHT([.D304];10);5)" office:value-type="string" office:string-value="04366" calcext:value-type="string">
            <text:p>04366</text:p>
          </table:table-cell>
          <table:table-cell table:formula="of:=VALUE([.G304])" office:value-type="float" office:value="4366" calcext:value-type="float">
            <text:p>43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67.root</text:p>
          </table:table-cell>
          <table:table-cell table:number-columns-repeated="2"/>
          <table:table-cell table:formula="of:=LEFT(RIGHT([.D305];10);5)" office:value-type="string" office:string-value="04367" calcext:value-type="string">
            <text:p>04367</text:p>
          </table:table-cell>
          <table:table-cell table:formula="of:=VALUE([.G305])" office:value-type="float" office:value="4367" calcext:value-type="float">
            <text:p>43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68.root</text:p>
          </table:table-cell>
          <table:table-cell table:number-columns-repeated="2"/>
          <table:table-cell table:formula="of:=LEFT(RIGHT([.D306];10);5)" office:value-type="string" office:string-value="04368" calcext:value-type="string">
            <text:p>04368</text:p>
          </table:table-cell>
          <table:table-cell table:formula="of:=VALUE([.G306])" office:value-type="float" office:value="4368" calcext:value-type="float">
            <text:p>43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69.root</text:p>
          </table:table-cell>
          <table:table-cell table:number-columns-repeated="2"/>
          <table:table-cell table:formula="of:=LEFT(RIGHT([.D307];10);5)" office:value-type="string" office:string-value="04369" calcext:value-type="string">
            <text:p>04369</text:p>
          </table:table-cell>
          <table:table-cell table:formula="of:=VALUE([.G307])" office:value-type="float" office:value="4369" calcext:value-type="float">
            <text:p>43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70.root</text:p>
          </table:table-cell>
          <table:table-cell table:number-columns-repeated="2"/>
          <table:table-cell table:formula="of:=LEFT(RIGHT([.D308];10);5)" office:value-type="string" office:string-value="04370" calcext:value-type="string">
            <text:p>04370</text:p>
          </table:table-cell>
          <table:table-cell table:formula="of:=VALUE([.G308])" office:value-type="float" office:value="4370" calcext:value-type="float">
            <text:p>43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71.root</text:p>
          </table:table-cell>
          <table:table-cell table:number-columns-repeated="2"/>
          <table:table-cell table:formula="of:=LEFT(RIGHT([.D309];10);5)" office:value-type="string" office:string-value="04371" calcext:value-type="string">
            <text:p>04371</text:p>
          </table:table-cell>
          <table:table-cell table:formula="of:=VALUE([.G309])" office:value-type="float" office:value="4371" calcext:value-type="float">
            <text:p>43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72.root</text:p>
          </table:table-cell>
          <table:table-cell table:number-columns-repeated="2"/>
          <table:table-cell table:formula="of:=LEFT(RIGHT([.D310];10);5)" office:value-type="string" office:string-value="04372" calcext:value-type="string">
            <text:p>04372</text:p>
          </table:table-cell>
          <table:table-cell table:formula="of:=VALUE([.G310])" office:value-type="float" office:value="4372" calcext:value-type="float">
            <text:p>43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73.root</text:p>
          </table:table-cell>
          <table:table-cell table:number-columns-repeated="2"/>
          <table:table-cell table:formula="of:=LEFT(RIGHT([.D311];10);5)" office:value-type="string" office:string-value="04373" calcext:value-type="string">
            <text:p>04373</text:p>
          </table:table-cell>
          <table:table-cell table:formula="of:=VALUE([.G311])" office:value-type="float" office:value="4373" calcext:value-type="float">
            <text:p>43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74.root</text:p>
          </table:table-cell>
          <table:table-cell table:number-columns-repeated="2"/>
          <table:table-cell table:formula="of:=LEFT(RIGHT([.D312];10);5)" office:value-type="string" office:string-value="04374" calcext:value-type="string">
            <text:p>04374</text:p>
          </table:table-cell>
          <table:table-cell table:formula="of:=VALUE([.G312])" office:value-type="float" office:value="4374" calcext:value-type="float">
            <text:p>43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75.root</text:p>
          </table:table-cell>
          <table:table-cell table:number-columns-repeated="2"/>
          <table:table-cell table:formula="of:=LEFT(RIGHT([.D313];10);5)" office:value-type="string" office:string-value="04375" calcext:value-type="string">
            <text:p>04375</text:p>
          </table:table-cell>
          <table:table-cell table:formula="of:=VALUE([.G313])" office:value-type="float" office:value="4375" calcext:value-type="float">
            <text:p>4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76.root</text:p>
          </table:table-cell>
          <table:table-cell table:number-columns-repeated="2"/>
          <table:table-cell table:formula="of:=LEFT(RIGHT([.D314];10);5)" office:value-type="string" office:string-value="04376" calcext:value-type="string">
            <text:p>04376</text:p>
          </table:table-cell>
          <table:table-cell table:formula="of:=VALUE([.G314])" office:value-type="float" office:value="4376" calcext:value-type="float">
            <text:p>43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77.root</text:p>
          </table:table-cell>
          <table:table-cell table:number-columns-repeated="2"/>
          <table:table-cell table:formula="of:=LEFT(RIGHT([.D315];10);5)" office:value-type="string" office:string-value="04377" calcext:value-type="string">
            <text:p>04377</text:p>
          </table:table-cell>
          <table:table-cell table:formula="of:=VALUE([.G315])" office:value-type="float" office:value="4377" calcext:value-type="float">
            <text:p>43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78.root</text:p>
          </table:table-cell>
          <table:table-cell table:number-columns-repeated="2"/>
          <table:table-cell table:formula="of:=LEFT(RIGHT([.D316];10);5)" office:value-type="string" office:string-value="04378" calcext:value-type="string">
            <text:p>04378</text:p>
          </table:table-cell>
          <table:table-cell table:formula="of:=VALUE([.G316])" office:value-type="float" office:value="4378" calcext:value-type="float">
            <text:p>43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79.root</text:p>
          </table:table-cell>
          <table:table-cell table:number-columns-repeated="2"/>
          <table:table-cell table:formula="of:=LEFT(RIGHT([.D317];10);5)" office:value-type="string" office:string-value="04379" calcext:value-type="string">
            <text:p>04379</text:p>
          </table:table-cell>
          <table:table-cell table:formula="of:=VALUE([.G317])" office:value-type="float" office:value="4379" calcext:value-type="float">
            <text:p>43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80.root</text:p>
          </table:table-cell>
          <table:table-cell table:number-columns-repeated="2"/>
          <table:table-cell table:formula="of:=LEFT(RIGHT([.D318];10);5)" office:value-type="string" office:string-value="04380" calcext:value-type="string">
            <text:p>04380</text:p>
          </table:table-cell>
          <table:table-cell table:formula="of:=VALUE([.G318])" office:value-type="float" office:value="4380" calcext:value-type="float">
            <text:p>43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81.root</text:p>
          </table:table-cell>
          <table:table-cell table:number-columns-repeated="2"/>
          <table:table-cell table:formula="of:=LEFT(RIGHT([.D319];10);5)" office:value-type="string" office:string-value="04381" calcext:value-type="string">
            <text:p>04381</text:p>
          </table:table-cell>
          <table:table-cell table:formula="of:=VALUE([.G319])" office:value-type="float" office:value="4381" calcext:value-type="float">
            <text:p>43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82.root</text:p>
          </table:table-cell>
          <table:table-cell table:number-columns-repeated="2"/>
          <table:table-cell table:formula="of:=LEFT(RIGHT([.D320];10);5)" office:value-type="string" office:string-value="04382" calcext:value-type="string">
            <text:p>04382</text:p>
          </table:table-cell>
          <table:table-cell table:formula="of:=VALUE([.G320])" office:value-type="float" office:value="4382" calcext:value-type="float">
            <text:p>43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83.root</text:p>
          </table:table-cell>
          <table:table-cell table:number-columns-repeated="2"/>
          <table:table-cell table:formula="of:=LEFT(RIGHT([.D321];10);5)" office:value-type="string" office:string-value="04383" calcext:value-type="string">
            <text:p>04383</text:p>
          </table:table-cell>
          <table:table-cell table:formula="of:=VALUE([.G321])" office:value-type="float" office:value="4383" calcext:value-type="float">
            <text:p>43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84.root</text:p>
          </table:table-cell>
          <table:table-cell table:number-columns-repeated="2"/>
          <table:table-cell table:formula="of:=LEFT(RIGHT([.D322];10);5)" office:value-type="string" office:string-value="04384" calcext:value-type="string">
            <text:p>04384</text:p>
          </table:table-cell>
          <table:table-cell table:formula="of:=VALUE([.G322])" office:value-type="float" office:value="4384" calcext:value-type="float">
            <text:p>43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85.root</text:p>
          </table:table-cell>
          <table:table-cell table:number-columns-repeated="2"/>
          <table:table-cell table:formula="of:=LEFT(RIGHT([.D323];10);5)" office:value-type="string" office:string-value="04385" calcext:value-type="string">
            <text:p>04385</text:p>
          </table:table-cell>
          <table:table-cell table:formula="of:=VALUE([.G323])" office:value-type="float" office:value="4385" calcext:value-type="float">
            <text:p>43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86.root</text:p>
          </table:table-cell>
          <table:table-cell table:number-columns-repeated="2"/>
          <table:table-cell table:formula="of:=LEFT(RIGHT([.D324];10);5)" office:value-type="string" office:string-value="04386" calcext:value-type="string">
            <text:p>04386</text:p>
          </table:table-cell>
          <table:table-cell table:formula="of:=VALUE([.G324])" office:value-type="float" office:value="4386" calcext:value-type="float">
            <text:p>43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87.root</text:p>
          </table:table-cell>
          <table:table-cell table:number-columns-repeated="2"/>
          <table:table-cell table:formula="of:=LEFT(RIGHT([.D325];10);5)" office:value-type="string" office:string-value="04387" calcext:value-type="string">
            <text:p>04387</text:p>
          </table:table-cell>
          <table:table-cell table:formula="of:=VALUE([.G325])" office:value-type="float" office:value="4387" calcext:value-type="float">
            <text:p>43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88.root</text:p>
          </table:table-cell>
          <table:table-cell table:number-columns-repeated="2"/>
          <table:table-cell table:formula="of:=LEFT(RIGHT([.D326];10);5)" office:value-type="string" office:string-value="04388" calcext:value-type="string">
            <text:p>04388</text:p>
          </table:table-cell>
          <table:table-cell table:formula="of:=VALUE([.G326])" office:value-type="float" office:value="4388" calcext:value-type="float">
            <text:p>43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89.root</text:p>
          </table:table-cell>
          <table:table-cell table:number-columns-repeated="2"/>
          <table:table-cell table:formula="of:=LEFT(RIGHT([.D327];10);5)" office:value-type="string" office:string-value="04389" calcext:value-type="string">
            <text:p>04389</text:p>
          </table:table-cell>
          <table:table-cell table:formula="of:=VALUE([.G327])" office:value-type="float" office:value="4389" calcext:value-type="float">
            <text:p>43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90.root</text:p>
          </table:table-cell>
          <table:table-cell table:number-columns-repeated="2"/>
          <table:table-cell table:formula="of:=LEFT(RIGHT([.D328];10);5)" office:value-type="string" office:string-value="04390" calcext:value-type="string">
            <text:p>04390</text:p>
          </table:table-cell>
          <table:table-cell table:formula="of:=VALUE([.G328])" office:value-type="float" office:value="4390" calcext:value-type="float">
            <text:p>43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91.root</text:p>
          </table:table-cell>
          <table:table-cell table:number-columns-repeated="2"/>
          <table:table-cell table:formula="of:=LEFT(RIGHT([.D329];10);5)" office:value-type="string" office:string-value="04391" calcext:value-type="string">
            <text:p>04391</text:p>
          </table:table-cell>
          <table:table-cell table:formula="of:=VALUE([.G329])" office:value-type="float" office:value="4391" calcext:value-type="float">
            <text:p>43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92.root</text:p>
          </table:table-cell>
          <table:table-cell table:number-columns-repeated="2"/>
          <table:table-cell table:formula="of:=LEFT(RIGHT([.D330];10);5)" office:value-type="string" office:string-value="04392" calcext:value-type="string">
            <text:p>04392</text:p>
          </table:table-cell>
          <table:table-cell table:formula="of:=VALUE([.G330])" office:value-type="float" office:value="4392" calcext:value-type="float">
            <text:p>43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93.root</text:p>
          </table:table-cell>
          <table:table-cell table:number-columns-repeated="2"/>
          <table:table-cell table:formula="of:=LEFT(RIGHT([.D331];10);5)" office:value-type="string" office:string-value="04393" calcext:value-type="string">
            <text:p>04393</text:p>
          </table:table-cell>
          <table:table-cell table:formula="of:=VALUE([.G331])" office:value-type="float" office:value="4393" calcext:value-type="float">
            <text:p>43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94.root</text:p>
          </table:table-cell>
          <table:table-cell table:number-columns-repeated="2"/>
          <table:table-cell table:formula="of:=LEFT(RIGHT([.D332];10);5)" office:value-type="string" office:string-value="04394" calcext:value-type="string">
            <text:p>04394</text:p>
          </table:table-cell>
          <table:table-cell table:formula="of:=VALUE([.G332])" office:value-type="float" office:value="4394" calcext:value-type="float">
            <text:p>43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95.root</text:p>
          </table:table-cell>
          <table:table-cell table:number-columns-repeated="2"/>
          <table:table-cell table:formula="of:=LEFT(RIGHT([.D333];10);5)" office:value-type="string" office:string-value="04395" calcext:value-type="string">
            <text:p>04395</text:p>
          </table:table-cell>
          <table:table-cell table:formula="of:=VALUE([.G333])" office:value-type="float" office:value="4395" calcext:value-type="float">
            <text:p>43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96.root</text:p>
          </table:table-cell>
          <table:table-cell table:number-columns-repeated="2"/>
          <table:table-cell table:formula="of:=LEFT(RIGHT([.D334];10);5)" office:value-type="string" office:string-value="04396" calcext:value-type="string">
            <text:p>04396</text:p>
          </table:table-cell>
          <table:table-cell table:formula="of:=VALUE([.G334])" office:value-type="float" office:value="4396" calcext:value-type="float">
            <text:p>43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97.root</text:p>
          </table:table-cell>
          <table:table-cell table:number-columns-repeated="2"/>
          <table:table-cell table:formula="of:=LEFT(RIGHT([.D335];10);5)" office:value-type="string" office:string-value="04397" calcext:value-type="string">
            <text:p>04397</text:p>
          </table:table-cell>
          <table:table-cell table:formula="of:=VALUE([.G335])" office:value-type="float" office:value="4397" calcext:value-type="float">
            <text:p>43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98.root</text:p>
          </table:table-cell>
          <table:table-cell table:number-columns-repeated="2"/>
          <table:table-cell table:formula="of:=LEFT(RIGHT([.D336];10);5)" office:value-type="string" office:string-value="04398" calcext:value-type="string">
            <text:p>04398</text:p>
          </table:table-cell>
          <table:table-cell table:formula="of:=VALUE([.G336])" office:value-type="float" office:value="4398" calcext:value-type="float">
            <text:p>43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399.root</text:p>
          </table:table-cell>
          <table:table-cell table:number-columns-repeated="2"/>
          <table:table-cell table:formula="of:=LEFT(RIGHT([.D337];10);5)" office:value-type="string" office:string-value="04399" calcext:value-type="string">
            <text:p>04399</text:p>
          </table:table-cell>
          <table:table-cell table:formula="of:=VALUE([.G337])" office:value-type="float" office:value="4399" calcext:value-type="float">
            <text:p>43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00.root</text:p>
          </table:table-cell>
          <table:table-cell table:number-columns-repeated="2"/>
          <table:table-cell table:formula="of:=LEFT(RIGHT([.D338];10);5)" office:value-type="string" office:string-value="04400" calcext:value-type="string">
            <text:p>04400</text:p>
          </table:table-cell>
          <table:table-cell table:formula="of:=VALUE([.G338])"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01.root</text:p>
          </table:table-cell>
          <table:table-cell table:number-columns-repeated="2"/>
          <table:table-cell table:formula="of:=LEFT(RIGHT([.D339];10);5)" office:value-type="string" office:string-value="04401" calcext:value-type="string">
            <text:p>04401</text:p>
          </table:table-cell>
          <table:table-cell table:formula="of:=VALUE([.G339])" office:value-type="float" office:value="4401" calcext:value-type="float">
            <text:p>44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02.root</text:p>
          </table:table-cell>
          <table:table-cell table:number-columns-repeated="2"/>
          <table:table-cell table:formula="of:=LEFT(RIGHT([.D340];10);5)" office:value-type="string" office:string-value="04402" calcext:value-type="string">
            <text:p>04402</text:p>
          </table:table-cell>
          <table:table-cell table:formula="of:=VALUE([.G340])" office:value-type="float" office:value="4402" calcext:value-type="float">
            <text:p>44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03.root</text:p>
          </table:table-cell>
          <table:table-cell table:number-columns-repeated="2"/>
          <table:table-cell table:formula="of:=LEFT(RIGHT([.D341];10);5)" office:value-type="string" office:string-value="04403" calcext:value-type="string">
            <text:p>04403</text:p>
          </table:table-cell>
          <table:table-cell table:formula="of:=VALUE([.G341])" office:value-type="float" office:value="4403" calcext:value-type="float">
            <text:p>44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04.root</text:p>
          </table:table-cell>
          <table:table-cell table:number-columns-repeated="2"/>
          <table:table-cell table:formula="of:=LEFT(RIGHT([.D342];10);5)" office:value-type="string" office:string-value="04404" calcext:value-type="string">
            <text:p>04404</text:p>
          </table:table-cell>
          <table:table-cell table:formula="of:=VALUE([.G342])" office:value-type="float" office:value="4404" calcext:value-type="float">
            <text:p>44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05.root</text:p>
          </table:table-cell>
          <table:table-cell table:number-columns-repeated="2"/>
          <table:table-cell table:formula="of:=LEFT(RIGHT([.D343];10);5)" office:value-type="string" office:string-value="04405" calcext:value-type="string">
            <text:p>04405</text:p>
          </table:table-cell>
          <table:table-cell table:formula="of:=VALUE([.G343])" office:value-type="float" office:value="4405" calcext:value-type="float">
            <text:p>44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06.root</text:p>
          </table:table-cell>
          <table:table-cell table:number-columns-repeated="2"/>
          <table:table-cell table:formula="of:=LEFT(RIGHT([.D344];10);5)" office:value-type="string" office:string-value="04406" calcext:value-type="string">
            <text:p>04406</text:p>
          </table:table-cell>
          <table:table-cell table:formula="of:=VALUE([.G344])" office:value-type="float" office:value="4406" calcext:value-type="float">
            <text:p>44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07.root</text:p>
          </table:table-cell>
          <table:table-cell table:number-columns-repeated="2"/>
          <table:table-cell table:formula="of:=LEFT(RIGHT([.D345];10);5)" office:value-type="string" office:string-value="04407" calcext:value-type="string">
            <text:p>04407</text:p>
          </table:table-cell>
          <table:table-cell table:formula="of:=VALUE([.G345])" office:value-type="float" office:value="4407" calcext:value-type="float">
            <text:p>44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08.root</text:p>
          </table:table-cell>
          <table:table-cell table:number-columns-repeated="2"/>
          <table:table-cell table:formula="of:=LEFT(RIGHT([.D346];10);5)" office:value-type="string" office:string-value="04408" calcext:value-type="string">
            <text:p>04408</text:p>
          </table:table-cell>
          <table:table-cell table:formula="of:=VALUE([.G346])" office:value-type="float" office:value="4408" calcext:value-type="float">
            <text:p>44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09.root</text:p>
          </table:table-cell>
          <table:table-cell table:number-columns-repeated="2"/>
          <table:table-cell table:formula="of:=LEFT(RIGHT([.D347];10);5)" office:value-type="string" office:string-value="04409" calcext:value-type="string">
            <text:p>04409</text:p>
          </table:table-cell>
          <table:table-cell table:formula="of:=VALUE([.G347])" office:value-type="float" office:value="4409" calcext:value-type="float">
            <text:p>44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10.root</text:p>
          </table:table-cell>
          <table:table-cell table:number-columns-repeated="2"/>
          <table:table-cell table:formula="of:=LEFT(RIGHT([.D348];10);5)" office:value-type="string" office:string-value="04410" calcext:value-type="string">
            <text:p>04410</text:p>
          </table:table-cell>
          <table:table-cell table:formula="of:=VALUE([.G348])" office:value-type="float" office:value="4410" calcext:value-type="float">
            <text:p>44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11.root</text:p>
          </table:table-cell>
          <table:table-cell table:number-columns-repeated="2"/>
          <table:table-cell table:formula="of:=LEFT(RIGHT([.D349];10);5)" office:value-type="string" office:string-value="04411" calcext:value-type="string">
            <text:p>04411</text:p>
          </table:table-cell>
          <table:table-cell table:formula="of:=VALUE([.G349])" office:value-type="float" office:value="4411" calcext:value-type="float">
            <text:p>44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12.root</text:p>
          </table:table-cell>
          <table:table-cell table:number-columns-repeated="2"/>
          <table:table-cell table:formula="of:=LEFT(RIGHT([.D350];10);5)" office:value-type="string" office:string-value="04412" calcext:value-type="string">
            <text:p>04412</text:p>
          </table:table-cell>
          <table:table-cell table:formula="of:=VALUE([.G350])" office:value-type="float" office:value="4412" calcext:value-type="float">
            <text:p>44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13.root</text:p>
          </table:table-cell>
          <table:table-cell table:number-columns-repeated="2"/>
          <table:table-cell table:formula="of:=LEFT(RIGHT([.D351];10);5)" office:value-type="string" office:string-value="04413" calcext:value-type="string">
            <text:p>04413</text:p>
          </table:table-cell>
          <table:table-cell table:formula="of:=VALUE([.G351])" office:value-type="float" office:value="4413" calcext:value-type="float">
            <text:p>44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14.root</text:p>
          </table:table-cell>
          <table:table-cell table:number-columns-repeated="2"/>
          <table:table-cell table:formula="of:=LEFT(RIGHT([.D352];10);5)" office:value-type="string" office:string-value="04414" calcext:value-type="string">
            <text:p>04414</text:p>
          </table:table-cell>
          <table:table-cell table:formula="of:=VALUE([.G352])" office:value-type="float" office:value="4414" calcext:value-type="float">
            <text:p>44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15.root</text:p>
          </table:table-cell>
          <table:table-cell table:number-columns-repeated="2"/>
          <table:table-cell table:formula="of:=LEFT(RIGHT([.D353];10);5)" office:value-type="string" office:string-value="04415" calcext:value-type="string">
            <text:p>04415</text:p>
          </table:table-cell>
          <table:table-cell table:formula="of:=VALUE([.G353])" office:value-type="float" office:value="4415" calcext:value-type="float">
            <text:p>44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16.root</text:p>
          </table:table-cell>
          <table:table-cell table:number-columns-repeated="2"/>
          <table:table-cell table:formula="of:=LEFT(RIGHT([.D354];10);5)" office:value-type="string" office:string-value="04416" calcext:value-type="string">
            <text:p>04416</text:p>
          </table:table-cell>
          <table:table-cell table:formula="of:=VALUE([.G354])" office:value-type="float" office:value="4416" calcext:value-type="float">
            <text:p>44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17.root</text:p>
          </table:table-cell>
          <table:table-cell table:number-columns-repeated="2"/>
          <table:table-cell table:formula="of:=LEFT(RIGHT([.D355];10);5)" office:value-type="string" office:string-value="04417" calcext:value-type="string">
            <text:p>04417</text:p>
          </table:table-cell>
          <table:table-cell table:formula="of:=VALUE([.G355])" office:value-type="float" office:value="4417" calcext:value-type="float">
            <text:p>44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18.root</text:p>
          </table:table-cell>
          <table:table-cell table:number-columns-repeated="2"/>
          <table:table-cell table:formula="of:=LEFT(RIGHT([.D356];10);5)" office:value-type="string" office:string-value="04418" calcext:value-type="string">
            <text:p>04418</text:p>
          </table:table-cell>
          <table:table-cell table:formula="of:=VALUE([.G356])" office:value-type="float" office:value="4418" calcext:value-type="float">
            <text:p>44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19.root</text:p>
          </table:table-cell>
          <table:table-cell table:number-columns-repeated="2"/>
          <table:table-cell table:formula="of:=LEFT(RIGHT([.D357];10);5)" office:value-type="string" office:string-value="04419" calcext:value-type="string">
            <text:p>04419</text:p>
          </table:table-cell>
          <table:table-cell table:formula="of:=VALUE([.G357])" office:value-type="float" office:value="4419" calcext:value-type="float">
            <text:p>44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20.root</text:p>
          </table:table-cell>
          <table:table-cell table:number-columns-repeated="2"/>
          <table:table-cell table:formula="of:=LEFT(RIGHT([.D358];10);5)" office:value-type="string" office:string-value="04420" calcext:value-type="string">
            <text:p>04420</text:p>
          </table:table-cell>
          <table:table-cell table:formula="of:=VALUE([.G358])" office:value-type="float" office:value="4420" calcext:value-type="float">
            <text:p>44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21.root</text:p>
          </table:table-cell>
          <table:table-cell table:number-columns-repeated="2"/>
          <table:table-cell table:formula="of:=LEFT(RIGHT([.D359];10);5)" office:value-type="string" office:string-value="04421" calcext:value-type="string">
            <text:p>04421</text:p>
          </table:table-cell>
          <table:table-cell table:formula="of:=VALUE([.G359])" office:value-type="float" office:value="4421" calcext:value-type="float">
            <text:p>44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22.root</text:p>
          </table:table-cell>
          <table:table-cell table:number-columns-repeated="2"/>
          <table:table-cell table:formula="of:=LEFT(RIGHT([.D360];10);5)" office:value-type="string" office:string-value="04422" calcext:value-type="string">
            <text:p>04422</text:p>
          </table:table-cell>
          <table:table-cell table:formula="of:=VALUE([.G360])" office:value-type="float" office:value="4422" calcext:value-type="float">
            <text:p>44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23.root</text:p>
          </table:table-cell>
          <table:table-cell table:number-columns-repeated="2"/>
          <table:table-cell table:formula="of:=LEFT(RIGHT([.D361];10);5)" office:value-type="string" office:string-value="04423" calcext:value-type="string">
            <text:p>04423</text:p>
          </table:table-cell>
          <table:table-cell table:formula="of:=VALUE([.G361])" office:value-type="float" office:value="4423" calcext:value-type="float">
            <text:p>44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24.root</text:p>
          </table:table-cell>
          <table:table-cell table:number-columns-repeated="2"/>
          <table:table-cell table:formula="of:=LEFT(RIGHT([.D362];10);5)" office:value-type="string" office:string-value="04424" calcext:value-type="string">
            <text:p>04424</text:p>
          </table:table-cell>
          <table:table-cell table:formula="of:=VALUE([.G362])" office:value-type="float" office:value="4424" calcext:value-type="float">
            <text:p>44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25.root</text:p>
          </table:table-cell>
          <table:table-cell table:number-columns-repeated="2"/>
          <table:table-cell table:formula="of:=LEFT(RIGHT([.D363];10);5)" office:value-type="string" office:string-value="04425" calcext:value-type="string">
            <text:p>04425</text:p>
          </table:table-cell>
          <table:table-cell table:formula="of:=VALUE([.G363])" office:value-type="float" office:value="4425" calcext:value-type="float">
            <text:p>44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26.root</text:p>
          </table:table-cell>
          <table:table-cell table:number-columns-repeated="2"/>
          <table:table-cell table:formula="of:=LEFT(RIGHT([.D364];10);5)" office:value-type="string" office:string-value="04426" calcext:value-type="string">
            <text:p>04426</text:p>
          </table:table-cell>
          <table:table-cell table:formula="of:=VALUE([.G364])" office:value-type="float" office:value="4426" calcext:value-type="float">
            <text:p>44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27.root</text:p>
          </table:table-cell>
          <table:table-cell table:number-columns-repeated="2"/>
          <table:table-cell table:formula="of:=LEFT(RIGHT([.D365];10);5)" office:value-type="string" office:string-value="04427" calcext:value-type="string">
            <text:p>04427</text:p>
          </table:table-cell>
          <table:table-cell table:formula="of:=VALUE([.G365])" office:value-type="float" office:value="4427" calcext:value-type="float">
            <text:p>44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28.root</text:p>
          </table:table-cell>
          <table:table-cell table:number-columns-repeated="2"/>
          <table:table-cell table:formula="of:=LEFT(RIGHT([.D366];10);5)" office:value-type="string" office:string-value="04428" calcext:value-type="string">
            <text:p>04428</text:p>
          </table:table-cell>
          <table:table-cell table:formula="of:=VALUE([.G366])" office:value-type="float" office:value="4428" calcext:value-type="float">
            <text:p>44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29.root</text:p>
          </table:table-cell>
          <table:table-cell table:number-columns-repeated="2"/>
          <table:table-cell table:formula="of:=LEFT(RIGHT([.D367];10);5)" office:value-type="string" office:string-value="04429" calcext:value-type="string">
            <text:p>04429</text:p>
          </table:table-cell>
          <table:table-cell table:formula="of:=VALUE([.G367])" office:value-type="float" office:value="4429" calcext:value-type="float">
            <text:p>44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30.root</text:p>
          </table:table-cell>
          <table:table-cell table:number-columns-repeated="2"/>
          <table:table-cell table:formula="of:=LEFT(RIGHT([.D368];10);5)" office:value-type="string" office:string-value="04430" calcext:value-type="string">
            <text:p>04430</text:p>
          </table:table-cell>
          <table:table-cell table:formula="of:=VALUE([.G368])" office:value-type="float" office:value="4430" calcext:value-type="float">
            <text:p>44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31.root</text:p>
          </table:table-cell>
          <table:table-cell table:number-columns-repeated="2"/>
          <table:table-cell table:formula="of:=LEFT(RIGHT([.D369];10);5)" office:value-type="string" office:string-value="04431" calcext:value-type="string">
            <text:p>04431</text:p>
          </table:table-cell>
          <table:table-cell table:formula="of:=VALUE([.G369])" office:value-type="float" office:value="4431" calcext:value-type="float">
            <text:p>44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32.root</text:p>
          </table:table-cell>
          <table:table-cell table:number-columns-repeated="2"/>
          <table:table-cell table:formula="of:=LEFT(RIGHT([.D370];10);5)" office:value-type="string" office:string-value="04432" calcext:value-type="string">
            <text:p>04432</text:p>
          </table:table-cell>
          <table:table-cell table:formula="of:=VALUE([.G370])" office:value-type="float" office:value="4432" calcext:value-type="float">
            <text:p>44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33.root</text:p>
          </table:table-cell>
          <table:table-cell table:number-columns-repeated="2"/>
          <table:table-cell table:formula="of:=LEFT(RIGHT([.D371];10);5)" office:value-type="string" office:string-value="04433" calcext:value-type="string">
            <text:p>04433</text:p>
          </table:table-cell>
          <table:table-cell table:formula="of:=VALUE([.G371])" office:value-type="float" office:value="4433" calcext:value-type="float">
            <text:p>44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34.root</text:p>
          </table:table-cell>
          <table:table-cell table:number-columns-repeated="2"/>
          <table:table-cell table:formula="of:=LEFT(RIGHT([.D372];10);5)" office:value-type="string" office:string-value="04434" calcext:value-type="string">
            <text:p>04434</text:p>
          </table:table-cell>
          <table:table-cell table:formula="of:=VALUE([.G372])" office:value-type="float" office:value="4434" calcext:value-type="float">
            <text:p>44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35.root</text:p>
          </table:table-cell>
          <table:table-cell table:number-columns-repeated="2"/>
          <table:table-cell table:formula="of:=LEFT(RIGHT([.D373];10);5)" office:value-type="string" office:string-value="04435" calcext:value-type="string">
            <text:p>04435</text:p>
          </table:table-cell>
          <table:table-cell table:formula="of:=VALUE([.G373])" office:value-type="float" office:value="4435" calcext:value-type="float">
            <text:p>44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36.root</text:p>
          </table:table-cell>
          <table:table-cell table:number-columns-repeated="2"/>
          <table:table-cell table:formula="of:=LEFT(RIGHT([.D374];10);5)" office:value-type="string" office:string-value="04436" calcext:value-type="string">
            <text:p>04436</text:p>
          </table:table-cell>
          <table:table-cell table:formula="of:=VALUE([.G374])" office:value-type="float" office:value="4436" calcext:value-type="float">
            <text:p>44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37.root</text:p>
          </table:table-cell>
          <table:table-cell table:number-columns-repeated="2"/>
          <table:table-cell table:formula="of:=LEFT(RIGHT([.D375];10);5)" office:value-type="string" office:string-value="04437" calcext:value-type="string">
            <text:p>04437</text:p>
          </table:table-cell>
          <table:table-cell table:formula="of:=VALUE([.G375])" office:value-type="float" office:value="4437" calcext:value-type="float">
            <text:p>44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38.root</text:p>
          </table:table-cell>
          <table:table-cell table:number-columns-repeated="2"/>
          <table:table-cell table:formula="of:=LEFT(RIGHT([.D376];10);5)" office:value-type="string" office:string-value="04438" calcext:value-type="string">
            <text:p>04438</text:p>
          </table:table-cell>
          <table:table-cell table:formula="of:=VALUE([.G376])" office:value-type="float" office:value="4438" calcext:value-type="float">
            <text:p>44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39.root</text:p>
          </table:table-cell>
          <table:table-cell table:number-columns-repeated="2"/>
          <table:table-cell table:formula="of:=LEFT(RIGHT([.D377];10);5)" office:value-type="string" office:string-value="04439" calcext:value-type="string">
            <text:p>04439</text:p>
          </table:table-cell>
          <table:table-cell table:formula="of:=VALUE([.G377])" office:value-type="float" office:value="4439" calcext:value-type="float">
            <text:p>44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40.root</text:p>
          </table:table-cell>
          <table:table-cell table:number-columns-repeated="2"/>
          <table:table-cell table:formula="of:=LEFT(RIGHT([.D378];10);5)" office:value-type="string" office:string-value="04440" calcext:value-type="string">
            <text:p>04440</text:p>
          </table:table-cell>
          <table:table-cell table:formula="of:=VALUE([.G378])" office:value-type="float" office:value="4440" calcext:value-type="float">
            <text:p>44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41.root</text:p>
          </table:table-cell>
          <table:table-cell table:number-columns-repeated="2"/>
          <table:table-cell table:formula="of:=LEFT(RIGHT([.D379];10);5)" office:value-type="string" office:string-value="04441" calcext:value-type="string">
            <text:p>04441</text:p>
          </table:table-cell>
          <table:table-cell table:formula="of:=VALUE([.G379])" office:value-type="float" office:value="4441" calcext:value-type="float">
            <text:p>44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42.root</text:p>
          </table:table-cell>
          <table:table-cell table:number-columns-repeated="2"/>
          <table:table-cell table:formula="of:=LEFT(RIGHT([.D380];10);5)" office:value-type="string" office:string-value="04442" calcext:value-type="string">
            <text:p>04442</text:p>
          </table:table-cell>
          <table:table-cell table:formula="of:=VALUE([.G380])" office:value-type="float" office:value="4442" calcext:value-type="float">
            <text:p>44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43.root</text:p>
          </table:table-cell>
          <table:table-cell table:number-columns-repeated="2"/>
          <table:table-cell table:formula="of:=LEFT(RIGHT([.D381];10);5)" office:value-type="string" office:string-value="04443" calcext:value-type="string">
            <text:p>04443</text:p>
          </table:table-cell>
          <table:table-cell table:formula="of:=VALUE([.G381])" office:value-type="float" office:value="4443" calcext:value-type="float">
            <text:p>44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44.root</text:p>
          </table:table-cell>
          <table:table-cell table:number-columns-repeated="2"/>
          <table:table-cell table:formula="of:=LEFT(RIGHT([.D382];10);5)" office:value-type="string" office:string-value="04444" calcext:value-type="string">
            <text:p>04444</text:p>
          </table:table-cell>
          <table:table-cell table:formula="of:=VALUE([.G382])" office:value-type="float" office:value="4444" calcext:value-type="float">
            <text:p>44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45.root</text:p>
          </table:table-cell>
          <table:table-cell table:number-columns-repeated="2"/>
          <table:table-cell table:formula="of:=LEFT(RIGHT([.D383];10);5)" office:value-type="string" office:string-value="04445" calcext:value-type="string">
            <text:p>04445</text:p>
          </table:table-cell>
          <table:table-cell table:formula="of:=VALUE([.G383])" office:value-type="float" office:value="4445" calcext:value-type="float">
            <text:p>44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46.root</text:p>
          </table:table-cell>
          <table:table-cell table:number-columns-repeated="2"/>
          <table:table-cell table:formula="of:=LEFT(RIGHT([.D384];10);5)" office:value-type="string" office:string-value="04446" calcext:value-type="string">
            <text:p>04446</text:p>
          </table:table-cell>
          <table:table-cell table:formula="of:=VALUE([.G384])" office:value-type="float" office:value="4446" calcext:value-type="float">
            <text:p>44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47.root</text:p>
          </table:table-cell>
          <table:table-cell table:number-columns-repeated="2"/>
          <table:table-cell table:formula="of:=LEFT(RIGHT([.D385];10);5)" office:value-type="string" office:string-value="04447" calcext:value-type="string">
            <text:p>04447</text:p>
          </table:table-cell>
          <table:table-cell table:formula="of:=VALUE([.G385])" office:value-type="float" office:value="4447" calcext:value-type="float">
            <text:p>44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48.root</text:p>
          </table:table-cell>
          <table:table-cell table:number-columns-repeated="2"/>
          <table:table-cell table:formula="of:=LEFT(RIGHT([.D386];10);5)" office:value-type="string" office:string-value="04448" calcext:value-type="string">
            <text:p>04448</text:p>
          </table:table-cell>
          <table:table-cell table:formula="of:=VALUE([.G386])" office:value-type="float" office:value="4448" calcext:value-type="float">
            <text:p>44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49.root</text:p>
          </table:table-cell>
          <table:table-cell table:number-columns-repeated="2"/>
          <table:table-cell table:formula="of:=LEFT(RIGHT([.D387];10);5)" office:value-type="string" office:string-value="04449" calcext:value-type="string">
            <text:p>04449</text:p>
          </table:table-cell>
          <table:table-cell table:formula="of:=VALUE([.G387])" office:value-type="float" office:value="4449" calcext:value-type="float">
            <text:p>44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50.root</text:p>
          </table:table-cell>
          <table:table-cell table:number-columns-repeated="2"/>
          <table:table-cell table:formula="of:=LEFT(RIGHT([.D388];10);5)" office:value-type="string" office:string-value="04450" calcext:value-type="string">
            <text:p>04450</text:p>
          </table:table-cell>
          <table:table-cell table:formula="of:=VALUE([.G388])" office:value-type="float" office:value="4450" calcext:value-type="float">
            <text:p>44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51.root</text:p>
          </table:table-cell>
          <table:table-cell table:number-columns-repeated="2"/>
          <table:table-cell table:formula="of:=LEFT(RIGHT([.D389];10);5)" office:value-type="string" office:string-value="04451" calcext:value-type="string">
            <text:p>04451</text:p>
          </table:table-cell>
          <table:table-cell table:formula="of:=VALUE([.G389])" office:value-type="float" office:value="4451" calcext:value-type="float">
            <text:p>44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52.root</text:p>
          </table:table-cell>
          <table:table-cell table:number-columns-repeated="2"/>
          <table:table-cell table:formula="of:=LEFT(RIGHT([.D390];10);5)" office:value-type="string" office:string-value="04452" calcext:value-type="string">
            <text:p>04452</text:p>
          </table:table-cell>
          <table:table-cell table:formula="of:=VALUE([.G390])" office:value-type="float" office:value="4452" calcext:value-type="float">
            <text:p>44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53.root</text:p>
          </table:table-cell>
          <table:table-cell table:number-columns-repeated="2"/>
          <table:table-cell table:formula="of:=LEFT(RIGHT([.D391];10);5)" office:value-type="string" office:string-value="04453" calcext:value-type="string">
            <text:p>04453</text:p>
          </table:table-cell>
          <table:table-cell table:formula="of:=VALUE([.G391])" office:value-type="float" office:value="4453" calcext:value-type="float">
            <text:p>44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54.root</text:p>
          </table:table-cell>
          <table:table-cell table:number-columns-repeated="2"/>
          <table:table-cell table:formula="of:=LEFT(RIGHT([.D392];10);5)" office:value-type="string" office:string-value="04454" calcext:value-type="string">
            <text:p>04454</text:p>
          </table:table-cell>
          <table:table-cell table:formula="of:=VALUE([.G392])" office:value-type="float" office:value="4454" calcext:value-type="float">
            <text:p>44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55.root</text:p>
          </table:table-cell>
          <table:table-cell table:number-columns-repeated="2"/>
          <table:table-cell table:formula="of:=LEFT(RIGHT([.D393];10);5)" office:value-type="string" office:string-value="04455" calcext:value-type="string">
            <text:p>04455</text:p>
          </table:table-cell>
          <table:table-cell table:formula="of:=VALUE([.G393])" office:value-type="float" office:value="4455" calcext:value-type="float">
            <text:p>44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56.root</text:p>
          </table:table-cell>
          <table:table-cell table:number-columns-repeated="2"/>
          <table:table-cell table:formula="of:=LEFT(RIGHT([.D394];10);5)" office:value-type="string" office:string-value="04456" calcext:value-type="string">
            <text:p>04456</text:p>
          </table:table-cell>
          <table:table-cell table:formula="of:=VALUE([.G394])" office:value-type="float" office:value="4456" calcext:value-type="float">
            <text:p>44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57.root</text:p>
          </table:table-cell>
          <table:table-cell table:number-columns-repeated="2"/>
          <table:table-cell table:formula="of:=LEFT(RIGHT([.D395];10);5)" office:value-type="string" office:string-value="04457" calcext:value-type="string">
            <text:p>04457</text:p>
          </table:table-cell>
          <table:table-cell table:formula="of:=VALUE([.G395])" office:value-type="float" office:value="4457" calcext:value-type="float">
            <text:p>44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58.root</text:p>
          </table:table-cell>
          <table:table-cell table:number-columns-repeated="2"/>
          <table:table-cell table:formula="of:=LEFT(RIGHT([.D396];10);5)" office:value-type="string" office:string-value="04458" calcext:value-type="string">
            <text:p>04458</text:p>
          </table:table-cell>
          <table:table-cell table:formula="of:=VALUE([.G396])" office:value-type="float" office:value="4458" calcext:value-type="float">
            <text:p>44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59.root</text:p>
          </table:table-cell>
          <table:table-cell table:number-columns-repeated="2"/>
          <table:table-cell table:formula="of:=LEFT(RIGHT([.D397];10);5)" office:value-type="string" office:string-value="04459" calcext:value-type="string">
            <text:p>04459</text:p>
          </table:table-cell>
          <table:table-cell table:formula="of:=VALUE([.G397])" office:value-type="float" office:value="4459" calcext:value-type="float">
            <text:p>44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60.root</text:p>
          </table:table-cell>
          <table:table-cell table:number-columns-repeated="2"/>
          <table:table-cell table:formula="of:=LEFT(RIGHT([.D398];10);5)" office:value-type="string" office:string-value="04460" calcext:value-type="string">
            <text:p>04460</text:p>
          </table:table-cell>
          <table:table-cell table:formula="of:=VALUE([.G398])" office:value-type="float" office:value="4460" calcext:value-type="float">
            <text:p>44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61.root</text:p>
          </table:table-cell>
          <table:table-cell table:number-columns-repeated="2"/>
          <table:table-cell table:formula="of:=LEFT(RIGHT([.D399];10);5)" office:value-type="string" office:string-value="04461" calcext:value-type="string">
            <text:p>04461</text:p>
          </table:table-cell>
          <table:table-cell table:formula="of:=VALUE([.G399])" office:value-type="float" office:value="4461" calcext:value-type="float">
            <text:p>44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62.root</text:p>
          </table:table-cell>
          <table:table-cell table:number-columns-repeated="2"/>
          <table:table-cell table:formula="of:=LEFT(RIGHT([.D400];10);5)" office:value-type="string" office:string-value="04462" calcext:value-type="string">
            <text:p>04462</text:p>
          </table:table-cell>
          <table:table-cell table:formula="of:=VALUE([.G400])" office:value-type="float" office:value="4462" calcext:value-type="float">
            <text:p>44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63.root</text:p>
          </table:table-cell>
          <table:table-cell table:number-columns-repeated="2"/>
          <table:table-cell table:formula="of:=LEFT(RIGHT([.D401];10);5)" office:value-type="string" office:string-value="04463" calcext:value-type="string">
            <text:p>04463</text:p>
          </table:table-cell>
          <table:table-cell table:formula="of:=VALUE([.G401])" office:value-type="float" office:value="4463" calcext:value-type="float">
            <text:p>44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64.root</text:p>
          </table:table-cell>
          <table:table-cell table:number-columns-repeated="2"/>
          <table:table-cell table:formula="of:=LEFT(RIGHT([.D402];10);5)" office:value-type="string" office:string-value="04464" calcext:value-type="string">
            <text:p>04464</text:p>
          </table:table-cell>
          <table:table-cell table:formula="of:=VALUE([.G402])" office:value-type="float" office:value="4464" calcext:value-type="float">
            <text:p>44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65.root</text:p>
          </table:table-cell>
          <table:table-cell table:number-columns-repeated="2"/>
          <table:table-cell table:formula="of:=LEFT(RIGHT([.D403];10);5)" office:value-type="string" office:string-value="04465" calcext:value-type="string">
            <text:p>04465</text:p>
          </table:table-cell>
          <table:table-cell table:formula="of:=VALUE([.G403])" office:value-type="float" office:value="4465" calcext:value-type="float">
            <text:p>44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66.root</text:p>
          </table:table-cell>
          <table:table-cell table:number-columns-repeated="2"/>
          <table:table-cell table:formula="of:=LEFT(RIGHT([.D404];10);5)" office:value-type="string" office:string-value="04466" calcext:value-type="string">
            <text:p>04466</text:p>
          </table:table-cell>
          <table:table-cell table:formula="of:=VALUE([.G404])" office:value-type="float" office:value="4466" calcext:value-type="float">
            <text:p>44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67.root</text:p>
          </table:table-cell>
          <table:table-cell table:number-columns-repeated="2"/>
          <table:table-cell table:formula="of:=LEFT(RIGHT([.D405];10);5)" office:value-type="string" office:string-value="04467" calcext:value-type="string">
            <text:p>04467</text:p>
          </table:table-cell>
          <table:table-cell table:formula="of:=VALUE([.G405])" office:value-type="float" office:value="4467" calcext:value-type="float">
            <text:p>44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68.root</text:p>
          </table:table-cell>
          <table:table-cell table:number-columns-repeated="2"/>
          <table:table-cell table:formula="of:=LEFT(RIGHT([.D406];10);5)" office:value-type="string" office:string-value="04468" calcext:value-type="string">
            <text:p>04468</text:p>
          </table:table-cell>
          <table:table-cell table:formula="of:=VALUE([.G406])" office:value-type="float" office:value="4468" calcext:value-type="float">
            <text:p>44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69.root</text:p>
          </table:table-cell>
          <table:table-cell table:number-columns-repeated="2"/>
          <table:table-cell table:formula="of:=LEFT(RIGHT([.D407];10);5)" office:value-type="string" office:string-value="04469" calcext:value-type="string">
            <text:p>04469</text:p>
          </table:table-cell>
          <table:table-cell table:formula="of:=VALUE([.G407])" office:value-type="float" office:value="4469" calcext:value-type="float">
            <text:p>44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70.root</text:p>
          </table:table-cell>
          <table:table-cell table:number-columns-repeated="2"/>
          <table:table-cell table:formula="of:=LEFT(RIGHT([.D408];10);5)" office:value-type="string" office:string-value="04470" calcext:value-type="string">
            <text:p>04470</text:p>
          </table:table-cell>
          <table:table-cell table:formula="of:=VALUE([.G408])" office:value-type="float" office:value="4470" calcext:value-type="float">
            <text:p>44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71.root</text:p>
          </table:table-cell>
          <table:table-cell table:number-columns-repeated="2"/>
          <table:table-cell table:formula="of:=LEFT(RIGHT([.D409];10);5)" office:value-type="string" office:string-value="04471" calcext:value-type="string">
            <text:p>04471</text:p>
          </table:table-cell>
          <table:table-cell table:formula="of:=VALUE([.G409])" office:value-type="float" office:value="4471" calcext:value-type="float">
            <text:p>4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72.root</text:p>
          </table:table-cell>
          <table:table-cell table:number-columns-repeated="2"/>
          <table:table-cell table:formula="of:=LEFT(RIGHT([.D410];10);5)" office:value-type="string" office:string-value="04472" calcext:value-type="string">
            <text:p>04472</text:p>
          </table:table-cell>
          <table:table-cell table:formula="of:=VALUE([.G410])" office:value-type="float" office:value="4472" calcext:value-type="float">
            <text:p>44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73.root</text:p>
          </table:table-cell>
          <table:table-cell table:number-columns-repeated="2"/>
          <table:table-cell table:formula="of:=LEFT(RIGHT([.D411];10);5)" office:value-type="string" office:string-value="04473" calcext:value-type="string">
            <text:p>04473</text:p>
          </table:table-cell>
          <table:table-cell table:formula="of:=VALUE([.G411])" office:value-type="float" office:value="4473" calcext:value-type="float">
            <text:p>44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74.root</text:p>
          </table:table-cell>
          <table:table-cell table:number-columns-repeated="2"/>
          <table:table-cell table:formula="of:=LEFT(RIGHT([.D412];10);5)" office:value-type="string" office:string-value="04474" calcext:value-type="string">
            <text:p>04474</text:p>
          </table:table-cell>
          <table:table-cell table:formula="of:=VALUE([.G412])" office:value-type="float" office:value="4474" calcext:value-type="float">
            <text:p>44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75.root</text:p>
          </table:table-cell>
          <table:table-cell table:number-columns-repeated="2"/>
          <table:table-cell table:formula="of:=LEFT(RIGHT([.D413];10);5)" office:value-type="string" office:string-value="04475" calcext:value-type="string">
            <text:p>04475</text:p>
          </table:table-cell>
          <table:table-cell table:formula="of:=VALUE([.G413])" office:value-type="float" office:value="4475" calcext:value-type="float">
            <text:p>44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76.root</text:p>
          </table:table-cell>
          <table:table-cell table:number-columns-repeated="2"/>
          <table:table-cell table:formula="of:=LEFT(RIGHT([.D414];10);5)" office:value-type="string" office:string-value="04476" calcext:value-type="string">
            <text:p>04476</text:p>
          </table:table-cell>
          <table:table-cell table:formula="of:=VALUE([.G414])" office:value-type="float" office:value="4476" calcext:value-type="float">
            <text:p>44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77.root</text:p>
          </table:table-cell>
          <table:table-cell table:number-columns-repeated="2"/>
          <table:table-cell table:formula="of:=LEFT(RIGHT([.D415];10);5)" office:value-type="string" office:string-value="04477" calcext:value-type="string">
            <text:p>04477</text:p>
          </table:table-cell>
          <table:table-cell table:formula="of:=VALUE([.G415])" office:value-type="float" office:value="4477" calcext:value-type="float">
            <text:p>44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78.root</text:p>
          </table:table-cell>
          <table:table-cell table:number-columns-repeated="2"/>
          <table:table-cell table:formula="of:=LEFT(RIGHT([.D416];10);5)" office:value-type="string" office:string-value="04478" calcext:value-type="string">
            <text:p>04478</text:p>
          </table:table-cell>
          <table:table-cell table:formula="of:=VALUE([.G416])" office:value-type="float" office:value="4478" calcext:value-type="float">
            <text:p>44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79.root</text:p>
          </table:table-cell>
          <table:table-cell table:number-columns-repeated="2"/>
          <table:table-cell table:formula="of:=LEFT(RIGHT([.D417];10);5)" office:value-type="string" office:string-value="04479" calcext:value-type="string">
            <text:p>04479</text:p>
          </table:table-cell>
          <table:table-cell table:formula="of:=VALUE([.G417])" office:value-type="float" office:value="4479" calcext:value-type="float">
            <text:p>44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80.root</text:p>
          </table:table-cell>
          <table:table-cell table:number-columns-repeated="2"/>
          <table:table-cell table:formula="of:=LEFT(RIGHT([.D418];10);5)" office:value-type="string" office:string-value="04480" calcext:value-type="string">
            <text:p>04480</text:p>
          </table:table-cell>
          <table:table-cell table:formula="of:=VALUE([.G418])" office:value-type="float" office:value="4480" calcext:value-type="float">
            <text:p>44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81.root</text:p>
          </table:table-cell>
          <table:table-cell table:number-columns-repeated="2"/>
          <table:table-cell table:formula="of:=LEFT(RIGHT([.D419];10);5)" office:value-type="string" office:string-value="04481" calcext:value-type="string">
            <text:p>04481</text:p>
          </table:table-cell>
          <table:table-cell table:formula="of:=VALUE([.G419])" office:value-type="float" office:value="4481" calcext:value-type="float">
            <text:p>44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82.root</text:p>
          </table:table-cell>
          <table:table-cell table:number-columns-repeated="2"/>
          <table:table-cell table:formula="of:=LEFT(RIGHT([.D420];10);5)" office:value-type="string" office:string-value="04482" calcext:value-type="string">
            <text:p>04482</text:p>
          </table:table-cell>
          <table:table-cell table:formula="of:=VALUE([.G420])" office:value-type="float" office:value="4482" calcext:value-type="float">
            <text:p>44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83.root</text:p>
          </table:table-cell>
          <table:table-cell table:number-columns-repeated="2"/>
          <table:table-cell table:formula="of:=LEFT(RIGHT([.D421];10);5)" office:value-type="string" office:string-value="04483" calcext:value-type="string">
            <text:p>04483</text:p>
          </table:table-cell>
          <table:table-cell table:formula="of:=VALUE([.G421])" office:value-type="float" office:value="4483" calcext:value-type="float">
            <text:p>44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84.root</text:p>
          </table:table-cell>
          <table:table-cell table:number-columns-repeated="2"/>
          <table:table-cell table:formula="of:=LEFT(RIGHT([.D422];10);5)" office:value-type="string" office:string-value="04484" calcext:value-type="string">
            <text:p>04484</text:p>
          </table:table-cell>
          <table:table-cell table:formula="of:=VALUE([.G422])" office:value-type="float" office:value="4484" calcext:value-type="float">
            <text:p>44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85.root</text:p>
          </table:table-cell>
          <table:table-cell table:number-columns-repeated="2"/>
          <table:table-cell table:formula="of:=LEFT(RIGHT([.D423];10);5)" office:value-type="string" office:string-value="04485" calcext:value-type="string">
            <text:p>04485</text:p>
          </table:table-cell>
          <table:table-cell table:formula="of:=VALUE([.G423])" office:value-type="float" office:value="4485" calcext:value-type="float">
            <text:p>44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86.root</text:p>
          </table:table-cell>
          <table:table-cell table:number-columns-repeated="2"/>
          <table:table-cell table:formula="of:=LEFT(RIGHT([.D424];10);5)" office:value-type="string" office:string-value="04486" calcext:value-type="string">
            <text:p>04486</text:p>
          </table:table-cell>
          <table:table-cell table:formula="of:=VALUE([.G424])" office:value-type="float" office:value="4486" calcext:value-type="float">
            <text:p>44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87.root</text:p>
          </table:table-cell>
          <table:table-cell table:number-columns-repeated="2"/>
          <table:table-cell table:formula="of:=LEFT(RIGHT([.D425];10);5)" office:value-type="string" office:string-value="04487" calcext:value-type="string">
            <text:p>04487</text:p>
          </table:table-cell>
          <table:table-cell table:formula="of:=VALUE([.G425])" office:value-type="float" office:value="4487" calcext:value-type="float">
            <text:p>44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88.root</text:p>
          </table:table-cell>
          <table:table-cell table:number-columns-repeated="2"/>
          <table:table-cell table:formula="of:=LEFT(RIGHT([.D426];10);5)" office:value-type="string" office:string-value="04488" calcext:value-type="string">
            <text:p>04488</text:p>
          </table:table-cell>
          <table:table-cell table:formula="of:=VALUE([.G426])" office:value-type="float" office:value="4488" calcext:value-type="float">
            <text:p>44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89.root</text:p>
          </table:table-cell>
          <table:table-cell table:number-columns-repeated="2"/>
          <table:table-cell table:formula="of:=LEFT(RIGHT([.D427];10);5)" office:value-type="string" office:string-value="04489" calcext:value-type="string">
            <text:p>04489</text:p>
          </table:table-cell>
          <table:table-cell table:formula="of:=VALUE([.G427])" office:value-type="float" office:value="4489" calcext:value-type="float">
            <text:p>44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90.root</text:p>
          </table:table-cell>
          <table:table-cell table:number-columns-repeated="2"/>
          <table:table-cell table:formula="of:=LEFT(RIGHT([.D428];10);5)" office:value-type="string" office:string-value="04490" calcext:value-type="string">
            <text:p>04490</text:p>
          </table:table-cell>
          <table:table-cell table:formula="of:=VALUE([.G428])" office:value-type="float" office:value="4490" calcext:value-type="float">
            <text:p>44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91.root</text:p>
          </table:table-cell>
          <table:table-cell table:number-columns-repeated="2"/>
          <table:table-cell table:formula="of:=LEFT(RIGHT([.D429];10);5)" office:value-type="string" office:string-value="04491" calcext:value-type="string">
            <text:p>04491</text:p>
          </table:table-cell>
          <table:table-cell table:formula="of:=VALUE([.G429])" office:value-type="float" office:value="4491" calcext:value-type="float">
            <text:p>44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92.root</text:p>
          </table:table-cell>
          <table:table-cell table:number-columns-repeated="2"/>
          <table:table-cell table:formula="of:=LEFT(RIGHT([.D430];10);5)" office:value-type="string" office:string-value="04492" calcext:value-type="string">
            <text:p>04492</text:p>
          </table:table-cell>
          <table:table-cell table:formula="of:=VALUE([.G430])" office:value-type="float" office:value="4492" calcext:value-type="float">
            <text:p>44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93.root</text:p>
          </table:table-cell>
          <table:table-cell table:number-columns-repeated="2"/>
          <table:table-cell table:formula="of:=LEFT(RIGHT([.D431];10);5)" office:value-type="string" office:string-value="04493" calcext:value-type="string">
            <text:p>04493</text:p>
          </table:table-cell>
          <table:table-cell table:formula="of:=VALUE([.G431])" office:value-type="float" office:value="4493" calcext:value-type="float">
            <text:p>44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94.root</text:p>
          </table:table-cell>
          <table:table-cell table:number-columns-repeated="2"/>
          <table:table-cell table:formula="of:=LEFT(RIGHT([.D432];10);5)" office:value-type="string" office:string-value="04494" calcext:value-type="string">
            <text:p>04494</text:p>
          </table:table-cell>
          <table:table-cell table:formula="of:=VALUE([.G432])" office:value-type="float" office:value="4494" calcext:value-type="float">
            <text:p>44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95.root</text:p>
          </table:table-cell>
          <table:table-cell table:number-columns-repeated="2"/>
          <table:table-cell table:formula="of:=LEFT(RIGHT([.D433];10);5)" office:value-type="string" office:string-value="04495" calcext:value-type="string">
            <text:p>04495</text:p>
          </table:table-cell>
          <table:table-cell table:formula="of:=VALUE([.G433])" office:value-type="float" office:value="4495" calcext:value-type="float">
            <text:p>44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96.root</text:p>
          </table:table-cell>
          <table:table-cell table:number-columns-repeated="2"/>
          <table:table-cell table:formula="of:=LEFT(RIGHT([.D434];10);5)" office:value-type="string" office:string-value="04496" calcext:value-type="string">
            <text:p>04496</text:p>
          </table:table-cell>
          <table:table-cell table:formula="of:=VALUE([.G434])" office:value-type="float" office:value="4496" calcext:value-type="float">
            <text:p>44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97.root</text:p>
          </table:table-cell>
          <table:table-cell table:number-columns-repeated="2"/>
          <table:table-cell table:formula="of:=LEFT(RIGHT([.D435];10);5)" office:value-type="string" office:string-value="04497" calcext:value-type="string">
            <text:p>04497</text:p>
          </table:table-cell>
          <table:table-cell table:formula="of:=VALUE([.G435])" office:value-type="float" office:value="4497" calcext:value-type="float">
            <text:p>44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98.root</text:p>
          </table:table-cell>
          <table:table-cell table:number-columns-repeated="2"/>
          <table:table-cell table:formula="of:=LEFT(RIGHT([.D436];10);5)" office:value-type="string" office:string-value="04498" calcext:value-type="string">
            <text:p>04498</text:p>
          </table:table-cell>
          <table:table-cell table:formula="of:=VALUE([.G436])" office:value-type="float" office:value="4498" calcext:value-type="float">
            <text:p>44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499.root</text:p>
          </table:table-cell>
          <table:table-cell table:number-columns-repeated="2"/>
          <table:table-cell table:formula="of:=LEFT(RIGHT([.D437];10);5)" office:value-type="string" office:string-value="04499" calcext:value-type="string">
            <text:p>04499</text:p>
          </table:table-cell>
          <table:table-cell table:formula="of:=VALUE([.G437])" office:value-type="float" office:value="4499" calcext:value-type="float">
            <text:p>44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00.root</text:p>
          </table:table-cell>
          <table:table-cell table:number-columns-repeated="2"/>
          <table:table-cell table:formula="of:=LEFT(RIGHT([.D438];10);5)" office:value-type="string" office:string-value="04500" calcext:value-type="string">
            <text:p>04500</text:p>
          </table:table-cell>
          <table:table-cell table:formula="of:=VALUE([.G438])"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01.root</text:p>
          </table:table-cell>
          <table:table-cell table:number-columns-repeated="2"/>
          <table:table-cell table:formula="of:=LEFT(RIGHT([.D439];10);5)" office:value-type="string" office:string-value="04501" calcext:value-type="string">
            <text:p>04501</text:p>
          </table:table-cell>
          <table:table-cell table:formula="of:=VALUE([.G439])" office:value-type="float" office:value="4501" calcext:value-type="float">
            <text:p>45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02.root</text:p>
          </table:table-cell>
          <table:table-cell table:number-columns-repeated="2"/>
          <table:table-cell table:formula="of:=LEFT(RIGHT([.D440];10);5)" office:value-type="string" office:string-value="04502" calcext:value-type="string">
            <text:p>04502</text:p>
          </table:table-cell>
          <table:table-cell table:formula="of:=VALUE([.G440])" office:value-type="float" office:value="4502" calcext:value-type="float">
            <text:p>45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03.root</text:p>
          </table:table-cell>
          <table:table-cell table:number-columns-repeated="2"/>
          <table:table-cell table:formula="of:=LEFT(RIGHT([.D441];10);5)" office:value-type="string" office:string-value="04503" calcext:value-type="string">
            <text:p>04503</text:p>
          </table:table-cell>
          <table:table-cell table:formula="of:=VALUE([.G441])" office:value-type="float" office:value="4503" calcext:value-type="float">
            <text:p>45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05.root</text:p>
          </table:table-cell>
          <table:table-cell table:number-columns-repeated="2"/>
          <table:table-cell table:formula="of:=LEFT(RIGHT([.D442];10);5)" office:value-type="string" office:string-value="04505" calcext:value-type="string">
            <text:p>04505</text:p>
          </table:table-cell>
          <table:table-cell table:formula="of:=VALUE([.G442])" office:value-type="float" office:value="4505" calcext:value-type="float">
            <text:p>45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06.root</text:p>
          </table:table-cell>
          <table:table-cell table:number-columns-repeated="2"/>
          <table:table-cell table:formula="of:=LEFT(RIGHT([.D443];10);5)" office:value-type="string" office:string-value="04506" calcext:value-type="string">
            <text:p>04506</text:p>
          </table:table-cell>
          <table:table-cell table:formula="of:=VALUE([.G443])" office:value-type="float" office:value="4506" calcext:value-type="float">
            <text:p>45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07.root</text:p>
          </table:table-cell>
          <table:table-cell table:number-columns-repeated="2"/>
          <table:table-cell table:formula="of:=LEFT(RIGHT([.D444];10);5)" office:value-type="string" office:string-value="04507" calcext:value-type="string">
            <text:p>04507</text:p>
          </table:table-cell>
          <table:table-cell table:formula="of:=VALUE([.G444])" office:value-type="float" office:value="4507" calcext:value-type="float">
            <text:p>45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08.root</text:p>
          </table:table-cell>
          <table:table-cell table:number-columns-repeated="2"/>
          <table:table-cell table:formula="of:=LEFT(RIGHT([.D445];10);5)" office:value-type="string" office:string-value="04508" calcext:value-type="string">
            <text:p>04508</text:p>
          </table:table-cell>
          <table:table-cell table:formula="of:=VALUE([.G445])" office:value-type="float" office:value="4508" calcext:value-type="float">
            <text:p>45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09.root</text:p>
          </table:table-cell>
          <table:table-cell table:number-columns-repeated="2"/>
          <table:table-cell table:formula="of:=LEFT(RIGHT([.D446];10);5)" office:value-type="string" office:string-value="04509" calcext:value-type="string">
            <text:p>04509</text:p>
          </table:table-cell>
          <table:table-cell table:formula="of:=VALUE([.G446])" office:value-type="float" office:value="4509" calcext:value-type="float">
            <text:p>45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10.root</text:p>
          </table:table-cell>
          <table:table-cell table:number-columns-repeated="2"/>
          <table:table-cell table:formula="of:=LEFT(RIGHT([.D447];10);5)" office:value-type="string" office:string-value="04510" calcext:value-type="string">
            <text:p>04510</text:p>
          </table:table-cell>
          <table:table-cell table:formula="of:=VALUE([.G447])" office:value-type="float" office:value="4510" calcext:value-type="float">
            <text:p>45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11.root</text:p>
          </table:table-cell>
          <table:table-cell table:number-columns-repeated="2"/>
          <table:table-cell table:formula="of:=LEFT(RIGHT([.D448];10);5)" office:value-type="string" office:string-value="04511" calcext:value-type="string">
            <text:p>04511</text:p>
          </table:table-cell>
          <table:table-cell table:formula="of:=VALUE([.G448])" office:value-type="float" office:value="4511" calcext:value-type="float">
            <text:p>45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12.root</text:p>
          </table:table-cell>
          <table:table-cell table:number-columns-repeated="2"/>
          <table:table-cell table:formula="of:=LEFT(RIGHT([.D449];10);5)" office:value-type="string" office:string-value="04512" calcext:value-type="string">
            <text:p>04512</text:p>
          </table:table-cell>
          <table:table-cell table:formula="of:=VALUE([.G449])" office:value-type="float" office:value="4512" calcext:value-type="float">
            <text:p>45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13.root</text:p>
          </table:table-cell>
          <table:table-cell table:number-columns-repeated="2"/>
          <table:table-cell table:formula="of:=LEFT(RIGHT([.D450];10);5)" office:value-type="string" office:string-value="04513" calcext:value-type="string">
            <text:p>04513</text:p>
          </table:table-cell>
          <table:table-cell table:formula="of:=VALUE([.G450])" office:value-type="float" office:value="4513" calcext:value-type="float">
            <text:p>45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14.root</text:p>
          </table:table-cell>
          <table:table-cell table:number-columns-repeated="2"/>
          <table:table-cell table:formula="of:=LEFT(RIGHT([.D451];10);5)" office:value-type="string" office:string-value="04514" calcext:value-type="string">
            <text:p>04514</text:p>
          </table:table-cell>
          <table:table-cell table:formula="of:=VALUE([.G451])" office:value-type="float" office:value="4514" calcext:value-type="float">
            <text:p>45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15.root</text:p>
          </table:table-cell>
          <table:table-cell table:number-columns-repeated="2"/>
          <table:table-cell table:formula="of:=LEFT(RIGHT([.D452];10);5)" office:value-type="string" office:string-value="04515" calcext:value-type="string">
            <text:p>04515</text:p>
          </table:table-cell>
          <table:table-cell table:formula="of:=VALUE([.G452])" office:value-type="float" office:value="4515" calcext:value-type="float">
            <text:p>45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16.root</text:p>
          </table:table-cell>
          <table:table-cell table:number-columns-repeated="2"/>
          <table:table-cell table:formula="of:=LEFT(RIGHT([.D453];10);5)" office:value-type="string" office:string-value="04516" calcext:value-type="string">
            <text:p>04516</text:p>
          </table:table-cell>
          <table:table-cell table:formula="of:=VALUE([.G453])" office:value-type="float" office:value="4516" calcext:value-type="float">
            <text:p>45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17.root</text:p>
          </table:table-cell>
          <table:table-cell table:number-columns-repeated="2"/>
          <table:table-cell table:formula="of:=LEFT(RIGHT([.D454];10);5)" office:value-type="string" office:string-value="04517" calcext:value-type="string">
            <text:p>04517</text:p>
          </table:table-cell>
          <table:table-cell table:formula="of:=VALUE([.G454])" office:value-type="float" office:value="4517" calcext:value-type="float">
            <text:p>45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18.root</text:p>
          </table:table-cell>
          <table:table-cell table:number-columns-repeated="2"/>
          <table:table-cell table:formula="of:=LEFT(RIGHT([.D455];10);5)" office:value-type="string" office:string-value="04518" calcext:value-type="string">
            <text:p>04518</text:p>
          </table:table-cell>
          <table:table-cell table:formula="of:=VALUE([.G455])" office:value-type="float" office:value="4518" calcext:value-type="float">
            <text:p>45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19.root</text:p>
          </table:table-cell>
          <table:table-cell table:number-columns-repeated="2"/>
          <table:table-cell table:formula="of:=LEFT(RIGHT([.D456];10);5)" office:value-type="string" office:string-value="04519" calcext:value-type="string">
            <text:p>04519</text:p>
          </table:table-cell>
          <table:table-cell table:formula="of:=VALUE([.G456])" office:value-type="float" office:value="4519" calcext:value-type="float">
            <text:p>45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20.root</text:p>
          </table:table-cell>
          <table:table-cell table:number-columns-repeated="2"/>
          <table:table-cell table:formula="of:=LEFT(RIGHT([.D457];10);5)" office:value-type="string" office:string-value="04520" calcext:value-type="string">
            <text:p>04520</text:p>
          </table:table-cell>
          <table:table-cell table:formula="of:=VALUE([.G457])" office:value-type="float" office:value="4520" calcext:value-type="float">
            <text:p>45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21.root</text:p>
          </table:table-cell>
          <table:table-cell table:number-columns-repeated="2"/>
          <table:table-cell table:formula="of:=LEFT(RIGHT([.D458];10);5)" office:value-type="string" office:string-value="04521" calcext:value-type="string">
            <text:p>04521</text:p>
          </table:table-cell>
          <table:table-cell table:formula="of:=VALUE([.G458])" office:value-type="float" office:value="4521" calcext:value-type="float">
            <text:p>45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22.root</text:p>
          </table:table-cell>
          <table:table-cell table:number-columns-repeated="2"/>
          <table:table-cell table:formula="of:=LEFT(RIGHT([.D459];10);5)" office:value-type="string" office:string-value="04522" calcext:value-type="string">
            <text:p>04522</text:p>
          </table:table-cell>
          <table:table-cell table:formula="of:=VALUE([.G459])" office:value-type="float" office:value="4522" calcext:value-type="float">
            <text:p>45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23.root</text:p>
          </table:table-cell>
          <table:table-cell table:number-columns-repeated="2"/>
          <table:table-cell table:formula="of:=LEFT(RIGHT([.D460];10);5)" office:value-type="string" office:string-value="04523" calcext:value-type="string">
            <text:p>04523</text:p>
          </table:table-cell>
          <table:table-cell table:formula="of:=VALUE([.G460])" office:value-type="float" office:value="4523" calcext:value-type="float">
            <text:p>45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24.root</text:p>
          </table:table-cell>
          <table:table-cell table:number-columns-repeated="2"/>
          <table:table-cell table:formula="of:=LEFT(RIGHT([.D461];10);5)" office:value-type="string" office:string-value="04524" calcext:value-type="string">
            <text:p>04524</text:p>
          </table:table-cell>
          <table:table-cell table:formula="of:=VALUE([.G461])" office:value-type="float" office:value="4524" calcext:value-type="float">
            <text:p>45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25.root</text:p>
          </table:table-cell>
          <table:table-cell table:number-columns-repeated="2"/>
          <table:table-cell table:formula="of:=LEFT(RIGHT([.D462];10);5)" office:value-type="string" office:string-value="04525" calcext:value-type="string">
            <text:p>04525</text:p>
          </table:table-cell>
          <table:table-cell table:formula="of:=VALUE([.G462])" office:value-type="float" office:value="4525" calcext:value-type="float">
            <text:p>45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26.root</text:p>
          </table:table-cell>
          <table:table-cell table:number-columns-repeated="2"/>
          <table:table-cell table:formula="of:=LEFT(RIGHT([.D463];10);5)" office:value-type="string" office:string-value="04526" calcext:value-type="string">
            <text:p>04526</text:p>
          </table:table-cell>
          <table:table-cell table:formula="of:=VALUE([.G463])" office:value-type="float" office:value="4526" calcext:value-type="float">
            <text:p>45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27.root</text:p>
          </table:table-cell>
          <table:table-cell table:number-columns-repeated="2"/>
          <table:table-cell table:formula="of:=LEFT(RIGHT([.D464];10);5)" office:value-type="string" office:string-value="04527" calcext:value-type="string">
            <text:p>04527</text:p>
          </table:table-cell>
          <table:table-cell table:formula="of:=VALUE([.G464])" office:value-type="float" office:value="4527" calcext:value-type="float">
            <text:p>45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28.root</text:p>
          </table:table-cell>
          <table:table-cell table:number-columns-repeated="2"/>
          <table:table-cell table:formula="of:=LEFT(RIGHT([.D465];10);5)" office:value-type="string" office:string-value="04528" calcext:value-type="string">
            <text:p>04528</text:p>
          </table:table-cell>
          <table:table-cell table:formula="of:=VALUE([.G465])" office:value-type="float" office:value="4528" calcext:value-type="float">
            <text:p>45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29.root</text:p>
          </table:table-cell>
          <table:table-cell table:number-columns-repeated="2"/>
          <table:table-cell table:formula="of:=LEFT(RIGHT([.D466];10);5)" office:value-type="string" office:string-value="04529" calcext:value-type="string">
            <text:p>04529</text:p>
          </table:table-cell>
          <table:table-cell table:formula="of:=VALUE([.G466])" office:value-type="float" office:value="4529" calcext:value-type="float">
            <text:p>45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30.root</text:p>
          </table:table-cell>
          <table:table-cell table:number-columns-repeated="2"/>
          <table:table-cell table:formula="of:=LEFT(RIGHT([.D467];10);5)" office:value-type="string" office:string-value="04530" calcext:value-type="string">
            <text:p>04530</text:p>
          </table:table-cell>
          <table:table-cell table:formula="of:=VALUE([.G467])" office:value-type="float" office:value="4530" calcext:value-type="float">
            <text:p>45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31.root</text:p>
          </table:table-cell>
          <table:table-cell table:number-columns-repeated="2"/>
          <table:table-cell table:formula="of:=LEFT(RIGHT([.D468];10);5)" office:value-type="string" office:string-value="04531" calcext:value-type="string">
            <text:p>04531</text:p>
          </table:table-cell>
          <table:table-cell table:formula="of:=VALUE([.G468])" office:value-type="float" office:value="4531" calcext:value-type="float">
            <text:p>45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32.root</text:p>
          </table:table-cell>
          <table:table-cell table:number-columns-repeated="2"/>
          <table:table-cell table:formula="of:=LEFT(RIGHT([.D469];10);5)" office:value-type="string" office:string-value="04532" calcext:value-type="string">
            <text:p>04532</text:p>
          </table:table-cell>
          <table:table-cell table:formula="of:=VALUE([.G469])" office:value-type="float" office:value="4532" calcext:value-type="float">
            <text:p>45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33.root</text:p>
          </table:table-cell>
          <table:table-cell table:number-columns-repeated="2"/>
          <table:table-cell table:formula="of:=LEFT(RIGHT([.D470];10);5)" office:value-type="string" office:string-value="04533" calcext:value-type="string">
            <text:p>04533</text:p>
          </table:table-cell>
          <table:table-cell table:formula="of:=VALUE([.G470])" office:value-type="float" office:value="4533" calcext:value-type="float">
            <text:p>45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34.root</text:p>
          </table:table-cell>
          <table:table-cell table:number-columns-repeated="2"/>
          <table:table-cell table:formula="of:=LEFT(RIGHT([.D471];10);5)" office:value-type="string" office:string-value="04534" calcext:value-type="string">
            <text:p>04534</text:p>
          </table:table-cell>
          <table:table-cell table:formula="of:=VALUE([.G471])" office:value-type="float" office:value="4534" calcext:value-type="float">
            <text:p>45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35.root</text:p>
          </table:table-cell>
          <table:table-cell table:number-columns-repeated="2"/>
          <table:table-cell table:formula="of:=LEFT(RIGHT([.D472];10);5)" office:value-type="string" office:string-value="04535" calcext:value-type="string">
            <text:p>04535</text:p>
          </table:table-cell>
          <table:table-cell table:formula="of:=VALUE([.G472])" office:value-type="float" office:value="4535" calcext:value-type="float">
            <text:p>45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36.root</text:p>
          </table:table-cell>
          <table:table-cell table:number-columns-repeated="2"/>
          <table:table-cell table:formula="of:=LEFT(RIGHT([.D473];10);5)" office:value-type="string" office:string-value="04536" calcext:value-type="string">
            <text:p>04536</text:p>
          </table:table-cell>
          <table:table-cell table:formula="of:=VALUE([.G473])" office:value-type="float" office:value="4536" calcext:value-type="float">
            <text:p>45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37.root</text:p>
          </table:table-cell>
          <table:table-cell table:number-columns-repeated="2"/>
          <table:table-cell table:formula="of:=LEFT(RIGHT([.D474];10);5)" office:value-type="string" office:string-value="04537" calcext:value-type="string">
            <text:p>04537</text:p>
          </table:table-cell>
          <table:table-cell table:formula="of:=VALUE([.G474])" office:value-type="float" office:value="4537" calcext:value-type="float">
            <text:p>45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38.root</text:p>
          </table:table-cell>
          <table:table-cell table:number-columns-repeated="2"/>
          <table:table-cell table:formula="of:=LEFT(RIGHT([.D475];10);5)" office:value-type="string" office:string-value="04538" calcext:value-type="string">
            <text:p>04538</text:p>
          </table:table-cell>
          <table:table-cell table:formula="of:=VALUE([.G475])" office:value-type="float" office:value="4538" calcext:value-type="float">
            <text:p>45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39.root</text:p>
          </table:table-cell>
          <table:table-cell table:number-columns-repeated="2"/>
          <table:table-cell table:formula="of:=LEFT(RIGHT([.D476];10);5)" office:value-type="string" office:string-value="04539" calcext:value-type="string">
            <text:p>04539</text:p>
          </table:table-cell>
          <table:table-cell table:formula="of:=VALUE([.G476])" office:value-type="float" office:value="4539" calcext:value-type="float">
            <text:p>45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40.root</text:p>
          </table:table-cell>
          <table:table-cell table:number-columns-repeated="2"/>
          <table:table-cell table:formula="of:=LEFT(RIGHT([.D477];10);5)" office:value-type="string" office:string-value="04540" calcext:value-type="string">
            <text:p>04540</text:p>
          </table:table-cell>
          <table:table-cell table:formula="of:=VALUE([.G477])" office:value-type="float" office:value="4540" calcext:value-type="float">
            <text:p>45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41.root</text:p>
          </table:table-cell>
          <table:table-cell table:number-columns-repeated="2"/>
          <table:table-cell table:formula="of:=LEFT(RIGHT([.D478];10);5)" office:value-type="string" office:string-value="04541" calcext:value-type="string">
            <text:p>04541</text:p>
          </table:table-cell>
          <table:table-cell table:formula="of:=VALUE([.G478])" office:value-type="float" office:value="4541" calcext:value-type="float">
            <text:p>45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42.root</text:p>
          </table:table-cell>
          <table:table-cell table:number-columns-repeated="2"/>
          <table:table-cell table:formula="of:=LEFT(RIGHT([.D479];10);5)" office:value-type="string" office:string-value="04542" calcext:value-type="string">
            <text:p>04542</text:p>
          </table:table-cell>
          <table:table-cell table:formula="of:=VALUE([.G479])" office:value-type="float" office:value="4542" calcext:value-type="float">
            <text:p>45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43.root</text:p>
          </table:table-cell>
          <table:table-cell table:number-columns-repeated="2"/>
          <table:table-cell table:formula="of:=LEFT(RIGHT([.D480];10);5)" office:value-type="string" office:string-value="04543" calcext:value-type="string">
            <text:p>04543</text:p>
          </table:table-cell>
          <table:table-cell table:formula="of:=VALUE([.G480])" office:value-type="float" office:value="4543" calcext:value-type="float">
            <text:p>45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44.root</text:p>
          </table:table-cell>
          <table:table-cell table:number-columns-repeated="2"/>
          <table:table-cell table:formula="of:=LEFT(RIGHT([.D481];10);5)" office:value-type="string" office:string-value="04544" calcext:value-type="string">
            <text:p>04544</text:p>
          </table:table-cell>
          <table:table-cell table:formula="of:=VALUE([.G481])" office:value-type="float" office:value="4544" calcext:value-type="float">
            <text:p>45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45.root</text:p>
          </table:table-cell>
          <table:table-cell table:number-columns-repeated="2"/>
          <table:table-cell table:formula="of:=LEFT(RIGHT([.D482];10);5)" office:value-type="string" office:string-value="04545" calcext:value-type="string">
            <text:p>04545</text:p>
          </table:table-cell>
          <table:table-cell table:formula="of:=VALUE([.G482])" office:value-type="float" office:value="4545" calcext:value-type="float">
            <text:p>45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46.root</text:p>
          </table:table-cell>
          <table:table-cell table:number-columns-repeated="2"/>
          <table:table-cell table:formula="of:=LEFT(RIGHT([.D483];10);5)" office:value-type="string" office:string-value="04546" calcext:value-type="string">
            <text:p>04546</text:p>
          </table:table-cell>
          <table:table-cell table:formula="of:=VALUE([.G483])" office:value-type="float" office:value="4546" calcext:value-type="float">
            <text:p>45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47.root</text:p>
          </table:table-cell>
          <table:table-cell table:number-columns-repeated="2"/>
          <table:table-cell table:formula="of:=LEFT(RIGHT([.D484];10);5)" office:value-type="string" office:string-value="04547" calcext:value-type="string">
            <text:p>04547</text:p>
          </table:table-cell>
          <table:table-cell table:formula="of:=VALUE([.G484])" office:value-type="float" office:value="4547" calcext:value-type="float">
            <text:p>45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48.root</text:p>
          </table:table-cell>
          <table:table-cell table:number-columns-repeated="2"/>
          <table:table-cell table:formula="of:=LEFT(RIGHT([.D485];10);5)" office:value-type="string" office:string-value="04548" calcext:value-type="string">
            <text:p>04548</text:p>
          </table:table-cell>
          <table:table-cell table:formula="of:=VALUE([.G485])" office:value-type="float" office:value="4548" calcext:value-type="float">
            <text:p>45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49.root</text:p>
          </table:table-cell>
          <table:table-cell table:number-columns-repeated="2"/>
          <table:table-cell table:formula="of:=LEFT(RIGHT([.D486];10);5)" office:value-type="string" office:string-value="04549" calcext:value-type="string">
            <text:p>04549</text:p>
          </table:table-cell>
          <table:table-cell table:formula="of:=VALUE([.G486])" office:value-type="float" office:value="4549" calcext:value-type="float">
            <text:p>45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50.root</text:p>
          </table:table-cell>
          <table:table-cell table:number-columns-repeated="2"/>
          <table:table-cell table:formula="of:=LEFT(RIGHT([.D487];10);5)" office:value-type="string" office:string-value="04550" calcext:value-type="string">
            <text:p>04550</text:p>
          </table:table-cell>
          <table:table-cell table:formula="of:=VALUE([.G487])" office:value-type="float" office:value="4550" calcext:value-type="float">
            <text:p>45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51.root</text:p>
          </table:table-cell>
          <table:table-cell table:number-columns-repeated="2"/>
          <table:table-cell table:formula="of:=LEFT(RIGHT([.D488];10);5)" office:value-type="string" office:string-value="04551" calcext:value-type="string">
            <text:p>04551</text:p>
          </table:table-cell>
          <table:table-cell table:formula="of:=VALUE([.G488])" office:value-type="float" office:value="4551" calcext:value-type="float">
            <text:p>45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52.root</text:p>
          </table:table-cell>
          <table:table-cell table:number-columns-repeated="2"/>
          <table:table-cell table:formula="of:=LEFT(RIGHT([.D489];10);5)" office:value-type="string" office:string-value="04552" calcext:value-type="string">
            <text:p>04552</text:p>
          </table:table-cell>
          <table:table-cell table:formula="of:=VALUE([.G489])" office:value-type="float" office:value="4552" calcext:value-type="float">
            <text:p>45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53.root</text:p>
          </table:table-cell>
          <table:table-cell table:number-columns-repeated="2"/>
          <table:table-cell table:formula="of:=LEFT(RIGHT([.D490];10);5)" office:value-type="string" office:string-value="04553" calcext:value-type="string">
            <text:p>04553</text:p>
          </table:table-cell>
          <table:table-cell table:formula="of:=VALUE([.G490])" office:value-type="float" office:value="4553" calcext:value-type="float">
            <text:p>45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54.root</text:p>
          </table:table-cell>
          <table:table-cell table:number-columns-repeated="2"/>
          <table:table-cell table:formula="of:=LEFT(RIGHT([.D491];10);5)" office:value-type="string" office:string-value="04554" calcext:value-type="string">
            <text:p>04554</text:p>
          </table:table-cell>
          <table:table-cell table:formula="of:=VALUE([.G491])" office:value-type="float" office:value="4554" calcext:value-type="float">
            <text:p>45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55.root</text:p>
          </table:table-cell>
          <table:table-cell table:number-columns-repeated="2"/>
          <table:table-cell table:formula="of:=LEFT(RIGHT([.D492];10);5)" office:value-type="string" office:string-value="04555" calcext:value-type="string">
            <text:p>04555</text:p>
          </table:table-cell>
          <table:table-cell table:formula="of:=VALUE([.G492])" office:value-type="float" office:value="4555" calcext:value-type="float">
            <text:p>45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56.root</text:p>
          </table:table-cell>
          <table:table-cell table:number-columns-repeated="2"/>
          <table:table-cell table:formula="of:=LEFT(RIGHT([.D493];10);5)" office:value-type="string" office:string-value="04556" calcext:value-type="string">
            <text:p>04556</text:p>
          </table:table-cell>
          <table:table-cell table:formula="of:=VALUE([.G493])" office:value-type="float" office:value="4556" calcext:value-type="float">
            <text:p>45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57.root</text:p>
          </table:table-cell>
          <table:table-cell table:number-columns-repeated="2"/>
          <table:table-cell table:formula="of:=LEFT(RIGHT([.D494];10);5)" office:value-type="string" office:string-value="04557" calcext:value-type="string">
            <text:p>04557</text:p>
          </table:table-cell>
          <table:table-cell table:formula="of:=VALUE([.G494])" office:value-type="float" office:value="4557" calcext:value-type="float">
            <text:p>45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58.root</text:p>
          </table:table-cell>
          <table:table-cell table:number-columns-repeated="2"/>
          <table:table-cell table:formula="of:=LEFT(RIGHT([.D495];10);5)" office:value-type="string" office:string-value="04558" calcext:value-type="string">
            <text:p>04558</text:p>
          </table:table-cell>
          <table:table-cell table:formula="of:=VALUE([.G495])" office:value-type="float" office:value="4558" calcext:value-type="float">
            <text:p>45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59.root</text:p>
          </table:table-cell>
          <table:table-cell table:number-columns-repeated="2"/>
          <table:table-cell table:formula="of:=LEFT(RIGHT([.D496];10);5)" office:value-type="string" office:string-value="04559" calcext:value-type="string">
            <text:p>04559</text:p>
          </table:table-cell>
          <table:table-cell table:formula="of:=VALUE([.G496])" office:value-type="float" office:value="4559" calcext:value-type="float">
            <text:p>45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60.root</text:p>
          </table:table-cell>
          <table:table-cell table:number-columns-repeated="2"/>
          <table:table-cell table:formula="of:=LEFT(RIGHT([.D497];10);5)" office:value-type="string" office:string-value="04560" calcext:value-type="string">
            <text:p>04560</text:p>
          </table:table-cell>
          <table:table-cell table:formula="of:=VALUE([.G497])" office:value-type="float" office:value="4560" calcext:value-type="float">
            <text:p>45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61.root</text:p>
          </table:table-cell>
          <table:table-cell table:number-columns-repeated="2"/>
          <table:table-cell table:formula="of:=LEFT(RIGHT([.D498];10);5)" office:value-type="string" office:string-value="04561" calcext:value-type="string">
            <text:p>04561</text:p>
          </table:table-cell>
          <table:table-cell table:formula="of:=VALUE([.G498])" office:value-type="float" office:value="4561" calcext:value-type="float">
            <text:p>45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62.root</text:p>
          </table:table-cell>
          <table:table-cell table:number-columns-repeated="2"/>
          <table:table-cell table:formula="of:=LEFT(RIGHT([.D499];10);5)" office:value-type="string" office:string-value="04562" calcext:value-type="string">
            <text:p>04562</text:p>
          </table:table-cell>
          <table:table-cell table:formula="of:=VALUE([.G499])" office:value-type="float" office:value="4562" calcext:value-type="float">
            <text:p>45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63.root</text:p>
          </table:table-cell>
          <table:table-cell table:number-columns-repeated="2"/>
          <table:table-cell table:formula="of:=LEFT(RIGHT([.D500];10);5)" office:value-type="string" office:string-value="04563" calcext:value-type="string">
            <text:p>04563</text:p>
          </table:table-cell>
          <table:table-cell table:formula="of:=VALUE([.G500])" office:value-type="float" office:value="4563" calcext:value-type="float">
            <text:p>45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64.root</text:p>
          </table:table-cell>
          <table:table-cell table:number-columns-repeated="2"/>
          <table:table-cell table:formula="of:=LEFT(RIGHT([.D501];10);5)" office:value-type="string" office:string-value="04564" calcext:value-type="string">
            <text:p>04564</text:p>
          </table:table-cell>
          <table:table-cell table:formula="of:=VALUE([.G501])" office:value-type="float" office:value="4564" calcext:value-type="float">
            <text:p>45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65.root</text:p>
          </table:table-cell>
          <table:table-cell table:number-columns-repeated="2"/>
          <table:table-cell table:formula="of:=LEFT(RIGHT([.D502];10);5)" office:value-type="string" office:string-value="04565" calcext:value-type="string">
            <text:p>04565</text:p>
          </table:table-cell>
          <table:table-cell table:formula="of:=VALUE([.G502])" office:value-type="float" office:value="4565" calcext:value-type="float">
            <text:p>45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66.root</text:p>
          </table:table-cell>
          <table:table-cell table:number-columns-repeated="2"/>
          <table:table-cell table:formula="of:=LEFT(RIGHT([.D503];10);5)" office:value-type="string" office:string-value="04566" calcext:value-type="string">
            <text:p>04566</text:p>
          </table:table-cell>
          <table:table-cell table:formula="of:=VALUE([.G503])" office:value-type="float" office:value="4566" calcext:value-type="float">
            <text:p>45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67.root</text:p>
          </table:table-cell>
          <table:table-cell table:number-columns-repeated="2"/>
          <table:table-cell table:formula="of:=LEFT(RIGHT([.D504];10);5)" office:value-type="string" office:string-value="04567" calcext:value-type="string">
            <text:p>04567</text:p>
          </table:table-cell>
          <table:table-cell table:formula="of:=VALUE([.G504])" office:value-type="float" office:value="4567" calcext:value-type="float">
            <text:p>45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68.root</text:p>
          </table:table-cell>
          <table:table-cell table:number-columns-repeated="2"/>
          <table:table-cell table:formula="of:=LEFT(RIGHT([.D505];10);5)" office:value-type="string" office:string-value="04568" calcext:value-type="string">
            <text:p>04568</text:p>
          </table:table-cell>
          <table:table-cell table:formula="of:=VALUE([.G505])" office:value-type="float" office:value="4568" calcext:value-type="float">
            <text:p>45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69.root</text:p>
          </table:table-cell>
          <table:table-cell table:number-columns-repeated="2"/>
          <table:table-cell table:formula="of:=LEFT(RIGHT([.D506];10);5)" office:value-type="string" office:string-value="04569" calcext:value-type="string">
            <text:p>04569</text:p>
          </table:table-cell>
          <table:table-cell table:formula="of:=VALUE([.G506])" office:value-type="float" office:value="4569" calcext:value-type="float">
            <text:p>45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70.root</text:p>
          </table:table-cell>
          <table:table-cell table:number-columns-repeated="2"/>
          <table:table-cell table:formula="of:=LEFT(RIGHT([.D507];10);5)" office:value-type="string" office:string-value="04570" calcext:value-type="string">
            <text:p>04570</text:p>
          </table:table-cell>
          <table:table-cell table:formula="of:=VALUE([.G507])" office:value-type="float" office:value="4570" calcext:value-type="float">
            <text:p>45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71.root</text:p>
          </table:table-cell>
          <table:table-cell table:number-columns-repeated="2"/>
          <table:table-cell table:formula="of:=LEFT(RIGHT([.D508];10);5)" office:value-type="string" office:string-value="04571" calcext:value-type="string">
            <text:p>04571</text:p>
          </table:table-cell>
          <table:table-cell table:formula="of:=VALUE([.G508])" office:value-type="float" office:value="4571" calcext:value-type="float">
            <text:p>45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72.root</text:p>
          </table:table-cell>
          <table:table-cell table:number-columns-repeated="2"/>
          <table:table-cell table:formula="of:=LEFT(RIGHT([.D509];10);5)" office:value-type="string" office:string-value="04572" calcext:value-type="string">
            <text:p>04572</text:p>
          </table:table-cell>
          <table:table-cell table:formula="of:=VALUE([.G509])" office:value-type="float" office:value="4572" calcext:value-type="float">
            <text:p>45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73.root</text:p>
          </table:table-cell>
          <table:table-cell table:number-columns-repeated="2"/>
          <table:table-cell table:formula="of:=LEFT(RIGHT([.D510];10);5)" office:value-type="string" office:string-value="04573" calcext:value-type="string">
            <text:p>04573</text:p>
          </table:table-cell>
          <table:table-cell table:formula="of:=VALUE([.G510])" office:value-type="float" office:value="4573" calcext:value-type="float">
            <text:p>45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74.root</text:p>
          </table:table-cell>
          <table:table-cell table:number-columns-repeated="2"/>
          <table:table-cell table:formula="of:=LEFT(RIGHT([.D511];10);5)" office:value-type="string" office:string-value="04574" calcext:value-type="string">
            <text:p>04574</text:p>
          </table:table-cell>
          <table:table-cell table:formula="of:=VALUE([.G511])" office:value-type="float" office:value="4574" calcext:value-type="float">
            <text:p>45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75.root</text:p>
          </table:table-cell>
          <table:table-cell table:number-columns-repeated="2"/>
          <table:table-cell table:formula="of:=LEFT(RIGHT([.D512];10);5)" office:value-type="string" office:string-value="04575" calcext:value-type="string">
            <text:p>04575</text:p>
          </table:table-cell>
          <table:table-cell table:formula="of:=VALUE([.G512])" office:value-type="float" office:value="4575" calcext:value-type="float">
            <text:p>45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76.root</text:p>
          </table:table-cell>
          <table:table-cell table:number-columns-repeated="2"/>
          <table:table-cell table:formula="of:=LEFT(RIGHT([.D513];10);5)" office:value-type="string" office:string-value="04576" calcext:value-type="string">
            <text:p>04576</text:p>
          </table:table-cell>
          <table:table-cell table:formula="of:=VALUE([.G513])" office:value-type="float" office:value="4576" calcext:value-type="float">
            <text:p>45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77.root</text:p>
          </table:table-cell>
          <table:table-cell table:number-columns-repeated="2"/>
          <table:table-cell table:formula="of:=LEFT(RIGHT([.D514];10);5)" office:value-type="string" office:string-value="04577" calcext:value-type="string">
            <text:p>04577</text:p>
          </table:table-cell>
          <table:table-cell table:formula="of:=VALUE([.G514])" office:value-type="float" office:value="4577" calcext:value-type="float">
            <text:p>45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78.root</text:p>
          </table:table-cell>
          <table:table-cell table:number-columns-repeated="2"/>
          <table:table-cell table:formula="of:=LEFT(RIGHT([.D515];10);5)" office:value-type="string" office:string-value="04578" calcext:value-type="string">
            <text:p>04578</text:p>
          </table:table-cell>
          <table:table-cell table:formula="of:=VALUE([.G515])" office:value-type="float" office:value="4578" calcext:value-type="float">
            <text:p>45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79.root</text:p>
          </table:table-cell>
          <table:table-cell table:number-columns-repeated="2"/>
          <table:table-cell table:formula="of:=LEFT(RIGHT([.D516];10);5)" office:value-type="string" office:string-value="04579" calcext:value-type="string">
            <text:p>04579</text:p>
          </table:table-cell>
          <table:table-cell table:formula="of:=VALUE([.G516])" office:value-type="float" office:value="4579" calcext:value-type="float">
            <text:p>45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80.root</text:p>
          </table:table-cell>
          <table:table-cell table:number-columns-repeated="2"/>
          <table:table-cell table:formula="of:=LEFT(RIGHT([.D517];10);5)" office:value-type="string" office:string-value="04580" calcext:value-type="string">
            <text:p>04580</text:p>
          </table:table-cell>
          <table:table-cell table:formula="of:=VALUE([.G517])" office:value-type="float" office:value="4580" calcext:value-type="float">
            <text:p>45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81.root</text:p>
          </table:table-cell>
          <table:table-cell table:number-columns-repeated="2"/>
          <table:table-cell table:formula="of:=LEFT(RIGHT([.D518];10);5)" office:value-type="string" office:string-value="04581" calcext:value-type="string">
            <text:p>04581</text:p>
          </table:table-cell>
          <table:table-cell table:formula="of:=VALUE([.G518])" office:value-type="float" office:value="4581" calcext:value-type="float">
            <text:p>45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82.root</text:p>
          </table:table-cell>
          <table:table-cell table:number-columns-repeated="2"/>
          <table:table-cell table:formula="of:=LEFT(RIGHT([.D519];10);5)" office:value-type="string" office:string-value="04582" calcext:value-type="string">
            <text:p>04582</text:p>
          </table:table-cell>
          <table:table-cell table:formula="of:=VALUE([.G519])" office:value-type="float" office:value="4582" calcext:value-type="float">
            <text:p>45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83.root</text:p>
          </table:table-cell>
          <table:table-cell table:number-columns-repeated="2"/>
          <table:table-cell table:formula="of:=LEFT(RIGHT([.D520];10);5)" office:value-type="string" office:string-value="04583" calcext:value-type="string">
            <text:p>04583</text:p>
          </table:table-cell>
          <table:table-cell table:formula="of:=VALUE([.G520])" office:value-type="float" office:value="4583" calcext:value-type="float">
            <text:p>45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84.root</text:p>
          </table:table-cell>
          <table:table-cell table:number-columns-repeated="2"/>
          <table:table-cell table:formula="of:=LEFT(RIGHT([.D521];10);5)" office:value-type="string" office:string-value="04584" calcext:value-type="string">
            <text:p>04584</text:p>
          </table:table-cell>
          <table:table-cell table:formula="of:=VALUE([.G521])" office:value-type="float" office:value="4584" calcext:value-type="float">
            <text:p>45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85.root</text:p>
          </table:table-cell>
          <table:table-cell table:number-columns-repeated="2"/>
          <table:table-cell table:formula="of:=LEFT(RIGHT([.D522];10);5)" office:value-type="string" office:string-value="04585" calcext:value-type="string">
            <text:p>04585</text:p>
          </table:table-cell>
          <table:table-cell table:formula="of:=VALUE([.G522])" office:value-type="float" office:value="4585" calcext:value-type="float">
            <text:p>45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86.root</text:p>
          </table:table-cell>
          <table:table-cell table:number-columns-repeated="2"/>
          <table:table-cell table:formula="of:=LEFT(RIGHT([.D523];10);5)" office:value-type="string" office:string-value="04586" calcext:value-type="string">
            <text:p>04586</text:p>
          </table:table-cell>
          <table:table-cell table:formula="of:=VALUE([.G523])" office:value-type="float" office:value="4586" calcext:value-type="float">
            <text:p>45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87.root</text:p>
          </table:table-cell>
          <table:table-cell table:number-columns-repeated="2"/>
          <table:table-cell table:formula="of:=LEFT(RIGHT([.D524];10);5)" office:value-type="string" office:string-value="04587" calcext:value-type="string">
            <text:p>04587</text:p>
          </table:table-cell>
          <table:table-cell table:formula="of:=VALUE([.G524])" office:value-type="float" office:value="4587" calcext:value-type="float">
            <text:p>45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88.root</text:p>
          </table:table-cell>
          <table:table-cell table:number-columns-repeated="2"/>
          <table:table-cell table:formula="of:=LEFT(RIGHT([.D525];10);5)" office:value-type="string" office:string-value="04588" calcext:value-type="string">
            <text:p>04588</text:p>
          </table:table-cell>
          <table:table-cell table:formula="of:=VALUE([.G525])" office:value-type="float" office:value="4588" calcext:value-type="float">
            <text:p>45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89.root</text:p>
          </table:table-cell>
          <table:table-cell table:number-columns-repeated="2"/>
          <table:table-cell table:formula="of:=LEFT(RIGHT([.D526];10);5)" office:value-type="string" office:string-value="04589" calcext:value-type="string">
            <text:p>04589</text:p>
          </table:table-cell>
          <table:table-cell table:formula="of:=VALUE([.G526])" office:value-type="float" office:value="4589" calcext:value-type="float">
            <text:p>45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90.root</text:p>
          </table:table-cell>
          <table:table-cell table:number-columns-repeated="2"/>
          <table:table-cell table:formula="of:=LEFT(RIGHT([.D527];10);5)" office:value-type="string" office:string-value="04590" calcext:value-type="string">
            <text:p>04590</text:p>
          </table:table-cell>
          <table:table-cell table:formula="of:=VALUE([.G527])" office:value-type="float" office:value="4590" calcext:value-type="float">
            <text:p>45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91.root</text:p>
          </table:table-cell>
          <table:table-cell table:number-columns-repeated="2"/>
          <table:table-cell table:formula="of:=LEFT(RIGHT([.D528];10);5)" office:value-type="string" office:string-value="04591" calcext:value-type="string">
            <text:p>04591</text:p>
          </table:table-cell>
          <table:table-cell table:formula="of:=VALUE([.G528])" office:value-type="float" office:value="4591" calcext:value-type="float">
            <text:p>45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92.root</text:p>
          </table:table-cell>
          <table:table-cell table:number-columns-repeated="2"/>
          <table:table-cell table:formula="of:=LEFT(RIGHT([.D529];10);5)" office:value-type="string" office:string-value="04592" calcext:value-type="string">
            <text:p>04592</text:p>
          </table:table-cell>
          <table:table-cell table:formula="of:=VALUE([.G529])" office:value-type="float" office:value="4592" calcext:value-type="float">
            <text:p>45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93.root</text:p>
          </table:table-cell>
          <table:table-cell table:number-columns-repeated="2"/>
          <table:table-cell table:formula="of:=LEFT(RIGHT([.D530];10);5)" office:value-type="string" office:string-value="04593" calcext:value-type="string">
            <text:p>04593</text:p>
          </table:table-cell>
          <table:table-cell table:formula="of:=VALUE([.G530])" office:value-type="float" office:value="4593" calcext:value-type="float">
            <text:p>45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94.root</text:p>
          </table:table-cell>
          <table:table-cell table:number-columns-repeated="2"/>
          <table:table-cell table:formula="of:=LEFT(RIGHT([.D531];10);5)" office:value-type="string" office:string-value="04594" calcext:value-type="string">
            <text:p>04594</text:p>
          </table:table-cell>
          <table:table-cell table:formula="of:=VALUE([.G531])" office:value-type="float" office:value="4594" calcext:value-type="float">
            <text:p>45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95.root</text:p>
          </table:table-cell>
          <table:table-cell table:number-columns-repeated="2"/>
          <table:table-cell table:formula="of:=LEFT(RIGHT([.D532];10);5)" office:value-type="string" office:string-value="04595" calcext:value-type="string">
            <text:p>04595</text:p>
          </table:table-cell>
          <table:table-cell table:formula="of:=VALUE([.G532])" office:value-type="float" office:value="4595" calcext:value-type="float">
            <text:p>45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96.root</text:p>
          </table:table-cell>
          <table:table-cell table:number-columns-repeated="2"/>
          <table:table-cell table:formula="of:=LEFT(RIGHT([.D533];10);5)" office:value-type="string" office:string-value="04596" calcext:value-type="string">
            <text:p>04596</text:p>
          </table:table-cell>
          <table:table-cell table:formula="of:=VALUE([.G533])" office:value-type="float" office:value="4596" calcext:value-type="float">
            <text:p>45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97.root</text:p>
          </table:table-cell>
          <table:table-cell table:number-columns-repeated="2"/>
          <table:table-cell table:formula="of:=LEFT(RIGHT([.D534];10);5)" office:value-type="string" office:string-value="04597" calcext:value-type="string">
            <text:p>04597</text:p>
          </table:table-cell>
          <table:table-cell table:formula="of:=VALUE([.G534])" office:value-type="float" office:value="4597" calcext:value-type="float">
            <text:p>45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98.root</text:p>
          </table:table-cell>
          <table:table-cell table:number-columns-repeated="2"/>
          <table:table-cell table:formula="of:=LEFT(RIGHT([.D535];10);5)" office:value-type="string" office:string-value="04598" calcext:value-type="string">
            <text:p>04598</text:p>
          </table:table-cell>
          <table:table-cell table:formula="of:=VALUE([.G535])" office:value-type="float" office:value="4598" calcext:value-type="float">
            <text:p>45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599.root</text:p>
          </table:table-cell>
          <table:table-cell table:number-columns-repeated="2"/>
          <table:table-cell table:formula="of:=LEFT(RIGHT([.D536];10);5)" office:value-type="string" office:string-value="04599" calcext:value-type="string">
            <text:p>04599</text:p>
          </table:table-cell>
          <table:table-cell table:formula="of:=VALUE([.G536])" office:value-type="float" office:value="4599" calcext:value-type="float">
            <text:p>45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00.root</text:p>
          </table:table-cell>
          <table:table-cell table:number-columns-repeated="2"/>
          <table:table-cell table:formula="of:=LEFT(RIGHT([.D537];10);5)" office:value-type="string" office:string-value="04600" calcext:value-type="string">
            <text:p>04600</text:p>
          </table:table-cell>
          <table:table-cell table:formula="of:=VALUE([.G537])" office:value-type="float" office:value="4600" calcext:value-type="float">
            <text:p>46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01.root</text:p>
          </table:table-cell>
          <table:table-cell table:number-columns-repeated="2"/>
          <table:table-cell table:formula="of:=LEFT(RIGHT([.D538];10);5)" office:value-type="string" office:string-value="04601" calcext:value-type="string">
            <text:p>04601</text:p>
          </table:table-cell>
          <table:table-cell table:formula="of:=VALUE([.G538])" office:value-type="float" office:value="4601" calcext:value-type="float">
            <text:p>46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02.root</text:p>
          </table:table-cell>
          <table:table-cell table:number-columns-repeated="2"/>
          <table:table-cell table:formula="of:=LEFT(RIGHT([.D539];10);5)" office:value-type="string" office:string-value="04602" calcext:value-type="string">
            <text:p>04602</text:p>
          </table:table-cell>
          <table:table-cell table:formula="of:=VALUE([.G539])" office:value-type="float" office:value="4602" calcext:value-type="float">
            <text:p>46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03.root</text:p>
          </table:table-cell>
          <table:table-cell table:number-columns-repeated="2"/>
          <table:table-cell table:formula="of:=LEFT(RIGHT([.D540];10);5)" office:value-type="string" office:string-value="04603" calcext:value-type="string">
            <text:p>04603</text:p>
          </table:table-cell>
          <table:table-cell table:formula="of:=VALUE([.G540])" office:value-type="float" office:value="4603" calcext:value-type="float">
            <text:p>46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04.root</text:p>
          </table:table-cell>
          <table:table-cell table:number-columns-repeated="2"/>
          <table:table-cell table:formula="of:=LEFT(RIGHT([.D541];10);5)" office:value-type="string" office:string-value="04604" calcext:value-type="string">
            <text:p>04604</text:p>
          </table:table-cell>
          <table:table-cell table:formula="of:=VALUE([.G541])" office:value-type="float" office:value="4604" calcext:value-type="float">
            <text:p>46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05.root</text:p>
          </table:table-cell>
          <table:table-cell table:number-columns-repeated="2"/>
          <table:table-cell table:formula="of:=LEFT(RIGHT([.D542];10);5)" office:value-type="string" office:string-value="04605" calcext:value-type="string">
            <text:p>04605</text:p>
          </table:table-cell>
          <table:table-cell table:formula="of:=VALUE([.G542])" office:value-type="float" office:value="4605" calcext:value-type="float">
            <text:p>46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06.root</text:p>
          </table:table-cell>
          <table:table-cell table:number-columns-repeated="2"/>
          <table:table-cell table:formula="of:=LEFT(RIGHT([.D543];10);5)" office:value-type="string" office:string-value="04606" calcext:value-type="string">
            <text:p>04606</text:p>
          </table:table-cell>
          <table:table-cell table:formula="of:=VALUE([.G543])" office:value-type="float" office:value="4606" calcext:value-type="float">
            <text:p>46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07.root</text:p>
          </table:table-cell>
          <table:table-cell table:number-columns-repeated="2"/>
          <table:table-cell table:formula="of:=LEFT(RIGHT([.D544];10);5)" office:value-type="string" office:string-value="04607" calcext:value-type="string">
            <text:p>04607</text:p>
          </table:table-cell>
          <table:table-cell table:formula="of:=VALUE([.G544])" office:value-type="float" office:value="4607" calcext:value-type="float">
            <text:p>46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08.root</text:p>
          </table:table-cell>
          <table:table-cell table:number-columns-repeated="2"/>
          <table:table-cell table:formula="of:=LEFT(RIGHT([.D545];10);5)" office:value-type="string" office:string-value="04608" calcext:value-type="string">
            <text:p>04608</text:p>
          </table:table-cell>
          <table:table-cell table:formula="of:=VALUE([.G545])" office:value-type="float" office:value="4608" calcext:value-type="float">
            <text:p>46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09.root</text:p>
          </table:table-cell>
          <table:table-cell table:number-columns-repeated="2"/>
          <table:table-cell table:formula="of:=LEFT(RIGHT([.D546];10);5)" office:value-type="string" office:string-value="04609" calcext:value-type="string">
            <text:p>04609</text:p>
          </table:table-cell>
          <table:table-cell table:formula="of:=VALUE([.G546])" office:value-type="float" office:value="4609" calcext:value-type="float">
            <text:p>46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10.root</text:p>
          </table:table-cell>
          <table:table-cell table:number-columns-repeated="2"/>
          <table:table-cell table:formula="of:=LEFT(RIGHT([.D547];10);5)" office:value-type="string" office:string-value="04610" calcext:value-type="string">
            <text:p>04610</text:p>
          </table:table-cell>
          <table:table-cell table:formula="of:=VALUE([.G547])" office:value-type="float" office:value="4610" calcext:value-type="float">
            <text:p>46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11.root</text:p>
          </table:table-cell>
          <table:table-cell table:number-columns-repeated="2"/>
          <table:table-cell table:formula="of:=LEFT(RIGHT([.D548];10);5)" office:value-type="string" office:string-value="04611" calcext:value-type="string">
            <text:p>04611</text:p>
          </table:table-cell>
          <table:table-cell table:formula="of:=VALUE([.G548])" office:value-type="float" office:value="4611" calcext:value-type="float">
            <text:p>46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12.root</text:p>
          </table:table-cell>
          <table:table-cell table:number-columns-repeated="2"/>
          <table:table-cell table:formula="of:=LEFT(RIGHT([.D549];10);5)" office:value-type="string" office:string-value="04612" calcext:value-type="string">
            <text:p>04612</text:p>
          </table:table-cell>
          <table:table-cell table:formula="of:=VALUE([.G549])" office:value-type="float" office:value="4612" calcext:value-type="float">
            <text:p>46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13.root</text:p>
          </table:table-cell>
          <table:table-cell table:number-columns-repeated="2"/>
          <table:table-cell table:formula="of:=LEFT(RIGHT([.D550];10);5)" office:value-type="string" office:string-value="04613" calcext:value-type="string">
            <text:p>04613</text:p>
          </table:table-cell>
          <table:table-cell table:formula="of:=VALUE([.G550])" office:value-type="float" office:value="4613" calcext:value-type="float">
            <text:p>46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14.root</text:p>
          </table:table-cell>
          <table:table-cell table:number-columns-repeated="2"/>
          <table:table-cell table:formula="of:=LEFT(RIGHT([.D551];10);5)" office:value-type="string" office:string-value="04614" calcext:value-type="string">
            <text:p>04614</text:p>
          </table:table-cell>
          <table:table-cell table:formula="of:=VALUE([.G551])" office:value-type="float" office:value="4614" calcext:value-type="float">
            <text:p>46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15.root</text:p>
          </table:table-cell>
          <table:table-cell table:number-columns-repeated="2"/>
          <table:table-cell table:formula="of:=LEFT(RIGHT([.D552];10);5)" office:value-type="string" office:string-value="04615" calcext:value-type="string">
            <text:p>04615</text:p>
          </table:table-cell>
          <table:table-cell table:formula="of:=VALUE([.G552])" office:value-type="float" office:value="4615" calcext:value-type="float">
            <text:p>46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16.root</text:p>
          </table:table-cell>
          <table:table-cell table:number-columns-repeated="2"/>
          <table:table-cell table:formula="of:=LEFT(RIGHT([.D553];10);5)" office:value-type="string" office:string-value="04616" calcext:value-type="string">
            <text:p>04616</text:p>
          </table:table-cell>
          <table:table-cell table:formula="of:=VALUE([.G553])" office:value-type="float" office:value="4616" calcext:value-type="float">
            <text:p>46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17.root</text:p>
          </table:table-cell>
          <table:table-cell table:number-columns-repeated="2"/>
          <table:table-cell table:formula="of:=LEFT(RIGHT([.D554];10);5)" office:value-type="string" office:string-value="04617" calcext:value-type="string">
            <text:p>04617</text:p>
          </table:table-cell>
          <table:table-cell table:formula="of:=VALUE([.G554])" office:value-type="float" office:value="4617" calcext:value-type="float">
            <text:p>46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18.root</text:p>
          </table:table-cell>
          <table:table-cell table:number-columns-repeated="2"/>
          <table:table-cell table:formula="of:=LEFT(RIGHT([.D555];10);5)" office:value-type="string" office:string-value="04618" calcext:value-type="string">
            <text:p>04618</text:p>
          </table:table-cell>
          <table:table-cell table:formula="of:=VALUE([.G555])" office:value-type="float" office:value="4618" calcext:value-type="float">
            <text:p>46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19.root</text:p>
          </table:table-cell>
          <table:table-cell table:number-columns-repeated="2"/>
          <table:table-cell table:formula="of:=LEFT(RIGHT([.D556];10);5)" office:value-type="string" office:string-value="04619" calcext:value-type="string">
            <text:p>04619</text:p>
          </table:table-cell>
          <table:table-cell table:formula="of:=VALUE([.G556])" office:value-type="float" office:value="4619" calcext:value-type="float">
            <text:p>46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20.root</text:p>
          </table:table-cell>
          <table:table-cell table:number-columns-repeated="2"/>
          <table:table-cell table:formula="of:=LEFT(RIGHT([.D557];10);5)" office:value-type="string" office:string-value="04620" calcext:value-type="string">
            <text:p>04620</text:p>
          </table:table-cell>
          <table:table-cell table:formula="of:=VALUE([.G557])" office:value-type="float" office:value="4620" calcext:value-type="float">
            <text:p>46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21.root</text:p>
          </table:table-cell>
          <table:table-cell table:number-columns-repeated="2"/>
          <table:table-cell table:formula="of:=LEFT(RIGHT([.D558];10);5)" office:value-type="string" office:string-value="04621" calcext:value-type="string">
            <text:p>04621</text:p>
          </table:table-cell>
          <table:table-cell table:formula="of:=VALUE([.G558])" office:value-type="float" office:value="4621" calcext:value-type="float">
            <text:p>46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22.root</text:p>
          </table:table-cell>
          <table:table-cell table:number-columns-repeated="2"/>
          <table:table-cell table:formula="of:=LEFT(RIGHT([.D559];10);5)" office:value-type="string" office:string-value="04622" calcext:value-type="string">
            <text:p>04622</text:p>
          </table:table-cell>
          <table:table-cell table:formula="of:=VALUE([.G559])" office:value-type="float" office:value="4622" calcext:value-type="float">
            <text:p>46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23.root</text:p>
          </table:table-cell>
          <table:table-cell table:number-columns-repeated="2"/>
          <table:table-cell table:formula="of:=LEFT(RIGHT([.D560];10);5)" office:value-type="string" office:string-value="04623" calcext:value-type="string">
            <text:p>04623</text:p>
          </table:table-cell>
          <table:table-cell table:formula="of:=VALUE([.G560])" office:value-type="float" office:value="4623" calcext:value-type="float">
            <text:p>46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24.root</text:p>
          </table:table-cell>
          <table:table-cell table:number-columns-repeated="2"/>
          <table:table-cell table:formula="of:=LEFT(RIGHT([.D561];10);5)" office:value-type="string" office:string-value="04624" calcext:value-type="string">
            <text:p>04624</text:p>
          </table:table-cell>
          <table:table-cell table:formula="of:=VALUE([.G561])" office:value-type="float" office:value="4624" calcext:value-type="float">
            <text:p>46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25.root</text:p>
          </table:table-cell>
          <table:table-cell table:number-columns-repeated="2"/>
          <table:table-cell table:formula="of:=LEFT(RIGHT([.D562];10);5)" office:value-type="string" office:string-value="04625" calcext:value-type="string">
            <text:p>04625</text:p>
          </table:table-cell>
          <table:table-cell table:formula="of:=VALUE([.G562])" office:value-type="float" office:value="4625" calcext:value-type="float">
            <text:p>4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26.root</text:p>
          </table:table-cell>
          <table:table-cell table:number-columns-repeated="2"/>
          <table:table-cell table:formula="of:=LEFT(RIGHT([.D563];10);5)" office:value-type="string" office:string-value="04626" calcext:value-type="string">
            <text:p>04626</text:p>
          </table:table-cell>
          <table:table-cell table:formula="of:=VALUE([.G563])" office:value-type="float" office:value="4626" calcext:value-type="float">
            <text:p>46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27.root</text:p>
          </table:table-cell>
          <table:table-cell table:number-columns-repeated="2"/>
          <table:table-cell table:formula="of:=LEFT(RIGHT([.D564];10);5)" office:value-type="string" office:string-value="04627" calcext:value-type="string">
            <text:p>04627</text:p>
          </table:table-cell>
          <table:table-cell table:formula="of:=VALUE([.G564])" office:value-type="float" office:value="4627" calcext:value-type="float">
            <text:p>46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28.root</text:p>
          </table:table-cell>
          <table:table-cell table:number-columns-repeated="2"/>
          <table:table-cell table:formula="of:=LEFT(RIGHT([.D565];10);5)" office:value-type="string" office:string-value="04628" calcext:value-type="string">
            <text:p>04628</text:p>
          </table:table-cell>
          <table:table-cell table:formula="of:=VALUE([.G565])" office:value-type="float" office:value="4628" calcext:value-type="float">
            <text:p>46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29.root</text:p>
          </table:table-cell>
          <table:table-cell table:number-columns-repeated="2"/>
          <table:table-cell table:formula="of:=LEFT(RIGHT([.D566];10);5)" office:value-type="string" office:string-value="04629" calcext:value-type="string">
            <text:p>04629</text:p>
          </table:table-cell>
          <table:table-cell table:formula="of:=VALUE([.G566])" office:value-type="float" office:value="4629" calcext:value-type="float">
            <text:p>46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30.root</text:p>
          </table:table-cell>
          <table:table-cell table:number-columns-repeated="2"/>
          <table:table-cell table:formula="of:=LEFT(RIGHT([.D567];10);5)" office:value-type="string" office:string-value="04630" calcext:value-type="string">
            <text:p>04630</text:p>
          </table:table-cell>
          <table:table-cell table:formula="of:=VALUE([.G567])" office:value-type="float" office:value="4630" calcext:value-type="float">
            <text:p>46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31.root</text:p>
          </table:table-cell>
          <table:table-cell table:number-columns-repeated="2"/>
          <table:table-cell table:formula="of:=LEFT(RIGHT([.D568];10);5)" office:value-type="string" office:string-value="04631" calcext:value-type="string">
            <text:p>04631</text:p>
          </table:table-cell>
          <table:table-cell table:formula="of:=VALUE([.G568])" office:value-type="float" office:value="4631" calcext:value-type="float">
            <text:p>46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32.root</text:p>
          </table:table-cell>
          <table:table-cell table:number-columns-repeated="2"/>
          <table:table-cell table:formula="of:=LEFT(RIGHT([.D569];10);5)" office:value-type="string" office:string-value="04632" calcext:value-type="string">
            <text:p>04632</text:p>
          </table:table-cell>
          <table:table-cell table:formula="of:=VALUE([.G569])" office:value-type="float" office:value="4632" calcext:value-type="float">
            <text:p>46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33.root</text:p>
          </table:table-cell>
          <table:table-cell table:number-columns-repeated="2"/>
          <table:table-cell table:formula="of:=LEFT(RIGHT([.D570];10);5)" office:value-type="string" office:string-value="04633" calcext:value-type="string">
            <text:p>04633</text:p>
          </table:table-cell>
          <table:table-cell table:formula="of:=VALUE([.G570])" office:value-type="float" office:value="4633" calcext:value-type="float">
            <text:p>46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34.root</text:p>
          </table:table-cell>
          <table:table-cell table:number-columns-repeated="2"/>
          <table:table-cell table:formula="of:=LEFT(RIGHT([.D571];10);5)" office:value-type="string" office:string-value="04634" calcext:value-type="string">
            <text:p>04634</text:p>
          </table:table-cell>
          <table:table-cell table:formula="of:=VALUE([.G571])" office:value-type="float" office:value="4634" calcext:value-type="float">
            <text:p>46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35.root</text:p>
          </table:table-cell>
          <table:table-cell table:number-columns-repeated="2"/>
          <table:table-cell table:formula="of:=LEFT(RIGHT([.D572];10);5)" office:value-type="string" office:string-value="04635" calcext:value-type="string">
            <text:p>04635</text:p>
          </table:table-cell>
          <table:table-cell table:formula="of:=VALUE([.G572])" office:value-type="float" office:value="4635" calcext:value-type="float">
            <text:p>46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36.root</text:p>
          </table:table-cell>
          <table:table-cell table:number-columns-repeated="2"/>
          <table:table-cell table:formula="of:=LEFT(RIGHT([.D573];10);5)" office:value-type="string" office:string-value="04636" calcext:value-type="string">
            <text:p>04636</text:p>
          </table:table-cell>
          <table:table-cell table:formula="of:=VALUE([.G573])" office:value-type="float" office:value="4636" calcext:value-type="float">
            <text:p>46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37.root</text:p>
          </table:table-cell>
          <table:table-cell table:number-columns-repeated="2"/>
          <table:table-cell table:formula="of:=LEFT(RIGHT([.D574];10);5)" office:value-type="string" office:string-value="04637" calcext:value-type="string">
            <text:p>04637</text:p>
          </table:table-cell>
          <table:table-cell table:formula="of:=VALUE([.G574])" office:value-type="float" office:value="4637" calcext:value-type="float">
            <text:p>46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38.root</text:p>
          </table:table-cell>
          <table:table-cell table:number-columns-repeated="2"/>
          <table:table-cell table:formula="of:=LEFT(RIGHT([.D575];10);5)" office:value-type="string" office:string-value="04638" calcext:value-type="string">
            <text:p>04638</text:p>
          </table:table-cell>
          <table:table-cell table:formula="of:=VALUE([.G575])" office:value-type="float" office:value="4638" calcext:value-type="float">
            <text:p>46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39.root</text:p>
          </table:table-cell>
          <table:table-cell table:number-columns-repeated="2"/>
          <table:table-cell table:formula="of:=LEFT(RIGHT([.D576];10);5)" office:value-type="string" office:string-value="04639" calcext:value-type="string">
            <text:p>04639</text:p>
          </table:table-cell>
          <table:table-cell table:formula="of:=VALUE([.G576])" office:value-type="float" office:value="4639" calcext:value-type="float">
            <text:p>46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40.root</text:p>
          </table:table-cell>
          <table:table-cell table:number-columns-repeated="2"/>
          <table:table-cell table:formula="of:=LEFT(RIGHT([.D577];10);5)" office:value-type="string" office:string-value="04640" calcext:value-type="string">
            <text:p>04640</text:p>
          </table:table-cell>
          <table:table-cell table:formula="of:=VALUE([.G577])" office:value-type="float" office:value="4640" calcext:value-type="float">
            <text:p>46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41.root</text:p>
          </table:table-cell>
          <table:table-cell table:number-columns-repeated="2"/>
          <table:table-cell table:formula="of:=LEFT(RIGHT([.D578];10);5)" office:value-type="string" office:string-value="04641" calcext:value-type="string">
            <text:p>04641</text:p>
          </table:table-cell>
          <table:table-cell table:formula="of:=VALUE([.G578])" office:value-type="float" office:value="4641" calcext:value-type="float">
            <text:p>46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42.root</text:p>
          </table:table-cell>
          <table:table-cell table:number-columns-repeated="2"/>
          <table:table-cell table:formula="of:=LEFT(RIGHT([.D579];10);5)" office:value-type="string" office:string-value="04642" calcext:value-type="string">
            <text:p>04642</text:p>
          </table:table-cell>
          <table:table-cell table:formula="of:=VALUE([.G579])" office:value-type="float" office:value="4642" calcext:value-type="float">
            <text:p>46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43.root</text:p>
          </table:table-cell>
          <table:table-cell table:number-columns-repeated="2"/>
          <table:table-cell table:formula="of:=LEFT(RIGHT([.D580];10);5)" office:value-type="string" office:string-value="04643" calcext:value-type="string">
            <text:p>04643</text:p>
          </table:table-cell>
          <table:table-cell table:formula="of:=VALUE([.G580])" office:value-type="float" office:value="4643" calcext:value-type="float">
            <text:p>46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44.root</text:p>
          </table:table-cell>
          <table:table-cell table:number-columns-repeated="2"/>
          <table:table-cell table:formula="of:=LEFT(RIGHT([.D581];10);5)" office:value-type="string" office:string-value="04644" calcext:value-type="string">
            <text:p>04644</text:p>
          </table:table-cell>
          <table:table-cell table:formula="of:=VALUE([.G581])" office:value-type="float" office:value="4644" calcext:value-type="float">
            <text:p>46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46.root</text:p>
          </table:table-cell>
          <table:table-cell table:number-columns-repeated="2"/>
          <table:table-cell table:formula="of:=LEFT(RIGHT([.D582];10);5)" office:value-type="string" office:string-value="04646" calcext:value-type="string">
            <text:p>04646</text:p>
          </table:table-cell>
          <table:table-cell table:formula="of:=VALUE([.G582])" office:value-type="float" office:value="4646" calcext:value-type="float">
            <text:p>46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47.root</text:p>
          </table:table-cell>
          <table:table-cell table:number-columns-repeated="2"/>
          <table:table-cell table:formula="of:=LEFT(RIGHT([.D583];10);5)" office:value-type="string" office:string-value="04647" calcext:value-type="string">
            <text:p>04647</text:p>
          </table:table-cell>
          <table:table-cell table:formula="of:=VALUE([.G583])" office:value-type="float" office:value="4647" calcext:value-type="float">
            <text:p>46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48.root</text:p>
          </table:table-cell>
          <table:table-cell table:number-columns-repeated="2"/>
          <table:table-cell table:formula="of:=LEFT(RIGHT([.D584];10);5)" office:value-type="string" office:string-value="04648" calcext:value-type="string">
            <text:p>04648</text:p>
          </table:table-cell>
          <table:table-cell table:formula="of:=VALUE([.G584])" office:value-type="float" office:value="4648" calcext:value-type="float">
            <text:p>46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49.root</text:p>
          </table:table-cell>
          <table:table-cell table:number-columns-repeated="2"/>
          <table:table-cell table:formula="of:=LEFT(RIGHT([.D585];10);5)" office:value-type="string" office:string-value="04649" calcext:value-type="string">
            <text:p>04649</text:p>
          </table:table-cell>
          <table:table-cell table:formula="of:=VALUE([.G585])" office:value-type="float" office:value="4649" calcext:value-type="float">
            <text:p>46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50.root</text:p>
          </table:table-cell>
          <table:table-cell table:number-columns-repeated="2"/>
          <table:table-cell table:formula="of:=LEFT(RIGHT([.D586];10);5)" office:value-type="string" office:string-value="04650" calcext:value-type="string">
            <text:p>04650</text:p>
          </table:table-cell>
          <table:table-cell table:formula="of:=VALUE([.G586])" office:value-type="float" office:value="4650" calcext:value-type="float">
            <text:p>46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51.root</text:p>
          </table:table-cell>
          <table:table-cell table:number-columns-repeated="2"/>
          <table:table-cell table:formula="of:=LEFT(RIGHT([.D587];10);5)" office:value-type="string" office:string-value="04651" calcext:value-type="string">
            <text:p>04651</text:p>
          </table:table-cell>
          <table:table-cell table:formula="of:=VALUE([.G587])" office:value-type="float" office:value="4651" calcext:value-type="float">
            <text:p>46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52.root</text:p>
          </table:table-cell>
          <table:table-cell table:number-columns-repeated="2"/>
          <table:table-cell table:formula="of:=LEFT(RIGHT([.D588];10);5)" office:value-type="string" office:string-value="04652" calcext:value-type="string">
            <text:p>04652</text:p>
          </table:table-cell>
          <table:table-cell table:formula="of:=VALUE([.G588])" office:value-type="float" office:value="4652" calcext:value-type="float">
            <text:p>46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53.root</text:p>
          </table:table-cell>
          <table:table-cell table:number-columns-repeated="2"/>
          <table:table-cell table:formula="of:=LEFT(RIGHT([.D589];10);5)" office:value-type="string" office:string-value="04653" calcext:value-type="string">
            <text:p>04653</text:p>
          </table:table-cell>
          <table:table-cell table:formula="of:=VALUE([.G589])" office:value-type="float" office:value="4653" calcext:value-type="float">
            <text:p>46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54.root</text:p>
          </table:table-cell>
          <table:table-cell table:number-columns-repeated="2"/>
          <table:table-cell table:formula="of:=LEFT(RIGHT([.D590];10);5)" office:value-type="string" office:string-value="04654" calcext:value-type="string">
            <text:p>04654</text:p>
          </table:table-cell>
          <table:table-cell table:formula="of:=VALUE([.G590])" office:value-type="float" office:value="4654" calcext:value-type="float">
            <text:p>46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55.root</text:p>
          </table:table-cell>
          <table:table-cell table:number-columns-repeated="2"/>
          <table:table-cell table:formula="of:=LEFT(RIGHT([.D591];10);5)" office:value-type="string" office:string-value="04655" calcext:value-type="string">
            <text:p>04655</text:p>
          </table:table-cell>
          <table:table-cell table:formula="of:=VALUE([.G591])" office:value-type="float" office:value="4655" calcext:value-type="float">
            <text:p>46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56.root</text:p>
          </table:table-cell>
          <table:table-cell table:number-columns-repeated="2"/>
          <table:table-cell table:formula="of:=LEFT(RIGHT([.D592];10);5)" office:value-type="string" office:string-value="04656" calcext:value-type="string">
            <text:p>04656</text:p>
          </table:table-cell>
          <table:table-cell table:formula="of:=VALUE([.G592])" office:value-type="float" office:value="4656" calcext:value-type="float">
            <text:p>46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57.root</text:p>
          </table:table-cell>
          <table:table-cell table:number-columns-repeated="2"/>
          <table:table-cell table:formula="of:=LEFT(RIGHT([.D593];10);5)" office:value-type="string" office:string-value="04657" calcext:value-type="string">
            <text:p>04657</text:p>
          </table:table-cell>
          <table:table-cell table:formula="of:=VALUE([.G593])" office:value-type="float" office:value="4657" calcext:value-type="float">
            <text:p>46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58.root</text:p>
          </table:table-cell>
          <table:table-cell table:number-columns-repeated="2"/>
          <table:table-cell table:formula="of:=LEFT(RIGHT([.D594];10);5)" office:value-type="string" office:string-value="04658" calcext:value-type="string">
            <text:p>04658</text:p>
          </table:table-cell>
          <table:table-cell table:formula="of:=VALUE([.G594])" office:value-type="float" office:value="4658" calcext:value-type="float">
            <text:p>46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59.root</text:p>
          </table:table-cell>
          <table:table-cell table:number-columns-repeated="2"/>
          <table:table-cell table:formula="of:=LEFT(RIGHT([.D595];10);5)" office:value-type="string" office:string-value="04659" calcext:value-type="string">
            <text:p>04659</text:p>
          </table:table-cell>
          <table:table-cell table:formula="of:=VALUE([.G595])" office:value-type="float" office:value="4659" calcext:value-type="float">
            <text:p>46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60.root</text:p>
          </table:table-cell>
          <table:table-cell table:number-columns-repeated="2"/>
          <table:table-cell table:formula="of:=LEFT(RIGHT([.D596];10);5)" office:value-type="string" office:string-value="04660" calcext:value-type="string">
            <text:p>04660</text:p>
          </table:table-cell>
          <table:table-cell table:formula="of:=VALUE([.G596])" office:value-type="float" office:value="4660" calcext:value-type="float">
            <text:p>46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61.root</text:p>
          </table:table-cell>
          <table:table-cell table:number-columns-repeated="2"/>
          <table:table-cell table:formula="of:=LEFT(RIGHT([.D597];10);5)" office:value-type="string" office:string-value="04661" calcext:value-type="string">
            <text:p>04661</text:p>
          </table:table-cell>
          <table:table-cell table:formula="of:=VALUE([.G597])" office:value-type="float" office:value="4661" calcext:value-type="float">
            <text:p>46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62.root</text:p>
          </table:table-cell>
          <table:table-cell table:number-columns-repeated="2"/>
          <table:table-cell table:formula="of:=LEFT(RIGHT([.D598];10);5)" office:value-type="string" office:string-value="04662" calcext:value-type="string">
            <text:p>04662</text:p>
          </table:table-cell>
          <table:table-cell table:formula="of:=VALUE([.G598])" office:value-type="float" office:value="4662" calcext:value-type="float">
            <text:p>46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63.root</text:p>
          </table:table-cell>
          <table:table-cell table:number-columns-repeated="2"/>
          <table:table-cell table:formula="of:=LEFT(RIGHT([.D599];10);5)" office:value-type="string" office:string-value="04663" calcext:value-type="string">
            <text:p>04663</text:p>
          </table:table-cell>
          <table:table-cell table:formula="of:=VALUE([.G599])" office:value-type="float" office:value="4663" calcext:value-type="float">
            <text:p>46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64.root</text:p>
          </table:table-cell>
          <table:table-cell table:number-columns-repeated="2"/>
          <table:table-cell table:formula="of:=LEFT(RIGHT([.D600];10);5)" office:value-type="string" office:string-value="04664" calcext:value-type="string">
            <text:p>04664</text:p>
          </table:table-cell>
          <table:table-cell table:formula="of:=VALUE([.G600])" office:value-type="float" office:value="4664" calcext:value-type="float">
            <text:p>46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65.root</text:p>
          </table:table-cell>
          <table:table-cell table:number-columns-repeated="2"/>
          <table:table-cell table:formula="of:=LEFT(RIGHT([.D601];10);5)" office:value-type="string" office:string-value="04665" calcext:value-type="string">
            <text:p>04665</text:p>
          </table:table-cell>
          <table:table-cell table:formula="of:=VALUE([.G601])" office:value-type="float" office:value="4665" calcext:value-type="float">
            <text:p>4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66.root</text:p>
          </table:table-cell>
          <table:table-cell table:number-columns-repeated="2"/>
          <table:table-cell table:formula="of:=LEFT(RIGHT([.D602];10);5)" office:value-type="string" office:string-value="04666" calcext:value-type="string">
            <text:p>04666</text:p>
          </table:table-cell>
          <table:table-cell table:formula="of:=VALUE([.G602])" office:value-type="float" office:value="4666" calcext:value-type="float">
            <text:p>4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67.root</text:p>
          </table:table-cell>
          <table:table-cell table:number-columns-repeated="2"/>
          <table:table-cell table:formula="of:=LEFT(RIGHT([.D603];10);5)" office:value-type="string" office:string-value="04667" calcext:value-type="string">
            <text:p>04667</text:p>
          </table:table-cell>
          <table:table-cell table:formula="of:=VALUE([.G603])" office:value-type="float" office:value="4667" calcext:value-type="float">
            <text:p>4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68.root</text:p>
          </table:table-cell>
          <table:table-cell table:number-columns-repeated="2"/>
          <table:table-cell table:formula="of:=LEFT(RIGHT([.D604];10);5)" office:value-type="string" office:string-value="04668" calcext:value-type="string">
            <text:p>04668</text:p>
          </table:table-cell>
          <table:table-cell table:formula="of:=VALUE([.G604])" office:value-type="float" office:value="4668" calcext:value-type="float">
            <text:p>46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69.root</text:p>
          </table:table-cell>
          <table:table-cell table:number-columns-repeated="2"/>
          <table:table-cell table:formula="of:=LEFT(RIGHT([.D605];10);5)" office:value-type="string" office:string-value="04669" calcext:value-type="string">
            <text:p>04669</text:p>
          </table:table-cell>
          <table:table-cell table:formula="of:=VALUE([.G605])" office:value-type="float" office:value="4669" calcext:value-type="float">
            <text:p>46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70.root</text:p>
          </table:table-cell>
          <table:table-cell table:number-columns-repeated="2"/>
          <table:table-cell table:formula="of:=LEFT(RIGHT([.D606];10);5)" office:value-type="string" office:string-value="04670" calcext:value-type="string">
            <text:p>04670</text:p>
          </table:table-cell>
          <table:table-cell table:formula="of:=VALUE([.G606])" office:value-type="float" office:value="4670" calcext:value-type="float">
            <text:p>46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71.root</text:p>
          </table:table-cell>
          <table:table-cell table:number-columns-repeated="2"/>
          <table:table-cell table:formula="of:=LEFT(RIGHT([.D607];10);5)" office:value-type="string" office:string-value="04671" calcext:value-type="string">
            <text:p>04671</text:p>
          </table:table-cell>
          <table:table-cell table:formula="of:=VALUE([.G607])" office:value-type="float" office:value="4671" calcext:value-type="float">
            <text:p>46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72.root</text:p>
          </table:table-cell>
          <table:table-cell table:number-columns-repeated="2"/>
          <table:table-cell table:formula="of:=LEFT(RIGHT([.D608];10);5)" office:value-type="string" office:string-value="04672" calcext:value-type="string">
            <text:p>04672</text:p>
          </table:table-cell>
          <table:table-cell table:formula="of:=VALUE([.G608])" office:value-type="float" office:value="4672" calcext:value-type="float">
            <text:p>46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73.root</text:p>
          </table:table-cell>
          <table:table-cell table:number-columns-repeated="2"/>
          <table:table-cell table:formula="of:=LEFT(RIGHT([.D609];10);5)" office:value-type="string" office:string-value="04673" calcext:value-type="string">
            <text:p>04673</text:p>
          </table:table-cell>
          <table:table-cell table:formula="of:=VALUE([.G609])" office:value-type="float" office:value="4673" calcext:value-type="float">
            <text:p>46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74.root</text:p>
          </table:table-cell>
          <table:table-cell table:number-columns-repeated="2"/>
          <table:table-cell table:formula="of:=LEFT(RIGHT([.D610];10);5)" office:value-type="string" office:string-value="04674" calcext:value-type="string">
            <text:p>04674</text:p>
          </table:table-cell>
          <table:table-cell table:formula="of:=VALUE([.G610])" office:value-type="float" office:value="4674" calcext:value-type="float">
            <text:p>46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75.root</text:p>
          </table:table-cell>
          <table:table-cell table:number-columns-repeated="2"/>
          <table:table-cell table:formula="of:=LEFT(RIGHT([.D611];10);5)" office:value-type="string" office:string-value="04675" calcext:value-type="string">
            <text:p>04675</text:p>
          </table:table-cell>
          <table:table-cell table:formula="of:=VALUE([.G611])" office:value-type="float" office:value="4675" calcext:value-type="float">
            <text:p>46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76.root</text:p>
          </table:table-cell>
          <table:table-cell table:number-columns-repeated="2"/>
          <table:table-cell table:formula="of:=LEFT(RIGHT([.D612];10);5)" office:value-type="string" office:string-value="04676" calcext:value-type="string">
            <text:p>04676</text:p>
          </table:table-cell>
          <table:table-cell table:formula="of:=VALUE([.G612])" office:value-type="float" office:value="4676" calcext:value-type="float">
            <text:p>46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77.root</text:p>
          </table:table-cell>
          <table:table-cell table:number-columns-repeated="2"/>
          <table:table-cell table:formula="of:=LEFT(RIGHT([.D613];10);5)" office:value-type="string" office:string-value="04677" calcext:value-type="string">
            <text:p>04677</text:p>
          </table:table-cell>
          <table:table-cell table:formula="of:=VALUE([.G613])" office:value-type="float" office:value="4677" calcext:value-type="float">
            <text:p>46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78.root</text:p>
          </table:table-cell>
          <table:table-cell table:number-columns-repeated="2"/>
          <table:table-cell table:formula="of:=LEFT(RIGHT([.D614];10);5)" office:value-type="string" office:string-value="04678" calcext:value-type="string">
            <text:p>04678</text:p>
          </table:table-cell>
          <table:table-cell table:formula="of:=VALUE([.G614])" office:value-type="float" office:value="4678" calcext:value-type="float">
            <text:p>46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79.root</text:p>
          </table:table-cell>
          <table:table-cell table:number-columns-repeated="2"/>
          <table:table-cell table:formula="of:=LEFT(RIGHT([.D615];10);5)" office:value-type="string" office:string-value="04679" calcext:value-type="string">
            <text:p>04679</text:p>
          </table:table-cell>
          <table:table-cell table:formula="of:=VALUE([.G615])" office:value-type="float" office:value="4679" calcext:value-type="float">
            <text:p>46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80.root</text:p>
          </table:table-cell>
          <table:table-cell table:number-columns-repeated="2"/>
          <table:table-cell table:formula="of:=LEFT(RIGHT([.D616];10);5)" office:value-type="string" office:string-value="04680" calcext:value-type="string">
            <text:p>04680</text:p>
          </table:table-cell>
          <table:table-cell table:formula="of:=VALUE([.G616])" office:value-type="float" office:value="4680" calcext:value-type="float">
            <text:p>46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81.root</text:p>
          </table:table-cell>
          <table:table-cell table:number-columns-repeated="2"/>
          <table:table-cell table:formula="of:=LEFT(RIGHT([.D617];10);5)" office:value-type="string" office:string-value="04681" calcext:value-type="string">
            <text:p>04681</text:p>
          </table:table-cell>
          <table:table-cell table:formula="of:=VALUE([.G617])" office:value-type="float" office:value="4681" calcext:value-type="float">
            <text:p>46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82.root</text:p>
          </table:table-cell>
          <table:table-cell table:number-columns-repeated="2"/>
          <table:table-cell table:formula="of:=LEFT(RIGHT([.D618];10);5)" office:value-type="string" office:string-value="04682" calcext:value-type="string">
            <text:p>04682</text:p>
          </table:table-cell>
          <table:table-cell table:formula="of:=VALUE([.G618])" office:value-type="float" office:value="4682" calcext:value-type="float">
            <text:p>46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83.root</text:p>
          </table:table-cell>
          <table:table-cell table:number-columns-repeated="2"/>
          <table:table-cell table:formula="of:=LEFT(RIGHT([.D619];10);5)" office:value-type="string" office:string-value="04683" calcext:value-type="string">
            <text:p>04683</text:p>
          </table:table-cell>
          <table:table-cell table:formula="of:=VALUE([.G619])" office:value-type="float" office:value="4683" calcext:value-type="float">
            <text:p>46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84.root</text:p>
          </table:table-cell>
          <table:table-cell table:number-columns-repeated="2"/>
          <table:table-cell table:formula="of:=LEFT(RIGHT([.D620];10);5)" office:value-type="string" office:string-value="04684" calcext:value-type="string">
            <text:p>04684</text:p>
          </table:table-cell>
          <table:table-cell table:formula="of:=VALUE([.G620])" office:value-type="float" office:value="4684" calcext:value-type="float">
            <text:p>46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85.root</text:p>
          </table:table-cell>
          <table:table-cell table:number-columns-repeated="2"/>
          <table:table-cell table:formula="of:=LEFT(RIGHT([.D621];10);5)" office:value-type="string" office:string-value="04685" calcext:value-type="string">
            <text:p>04685</text:p>
          </table:table-cell>
          <table:table-cell table:formula="of:=VALUE([.G621])" office:value-type="float" office:value="4685" calcext:value-type="float">
            <text:p>46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86.root</text:p>
          </table:table-cell>
          <table:table-cell table:number-columns-repeated="2"/>
          <table:table-cell table:formula="of:=LEFT(RIGHT([.D622];10);5)" office:value-type="string" office:string-value="04686" calcext:value-type="string">
            <text:p>04686</text:p>
          </table:table-cell>
          <table:table-cell table:formula="of:=VALUE([.G622])" office:value-type="float" office:value="4686" calcext:value-type="float">
            <text:p>46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87.root</text:p>
          </table:table-cell>
          <table:table-cell table:number-columns-repeated="2"/>
          <table:table-cell table:formula="of:=LEFT(RIGHT([.D623];10);5)" office:value-type="string" office:string-value="04687" calcext:value-type="string">
            <text:p>04687</text:p>
          </table:table-cell>
          <table:table-cell table:formula="of:=VALUE([.G623])" office:value-type="float" office:value="4687" calcext:value-type="float">
            <text:p>46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88.root</text:p>
          </table:table-cell>
          <table:table-cell table:number-columns-repeated="2"/>
          <table:table-cell table:formula="of:=LEFT(RIGHT([.D624];10);5)" office:value-type="string" office:string-value="04688" calcext:value-type="string">
            <text:p>04688</text:p>
          </table:table-cell>
          <table:table-cell table:formula="of:=VALUE([.G624])" office:value-type="float" office:value="4688" calcext:value-type="float">
            <text:p>46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89.root</text:p>
          </table:table-cell>
          <table:table-cell table:number-columns-repeated="2"/>
          <table:table-cell table:formula="of:=LEFT(RIGHT([.D625];10);5)" office:value-type="string" office:string-value="04689" calcext:value-type="string">
            <text:p>04689</text:p>
          </table:table-cell>
          <table:table-cell table:formula="of:=VALUE([.G625])" office:value-type="float" office:value="4689" calcext:value-type="float">
            <text:p>46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90.root</text:p>
          </table:table-cell>
          <table:table-cell table:number-columns-repeated="2"/>
          <table:table-cell table:formula="of:=LEFT(RIGHT([.D626];10);5)" office:value-type="string" office:string-value="04690" calcext:value-type="string">
            <text:p>04690</text:p>
          </table:table-cell>
          <table:table-cell table:formula="of:=VALUE([.G626])" office:value-type="float" office:value="4690" calcext:value-type="float">
            <text:p>46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91.root</text:p>
          </table:table-cell>
          <table:table-cell table:number-columns-repeated="2"/>
          <table:table-cell table:formula="of:=LEFT(RIGHT([.D627];10);5)" office:value-type="string" office:string-value="04691" calcext:value-type="string">
            <text:p>04691</text:p>
          </table:table-cell>
          <table:table-cell table:formula="of:=VALUE([.G627])" office:value-type="float" office:value="4691" calcext:value-type="float">
            <text:p>46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92.root</text:p>
          </table:table-cell>
          <table:table-cell table:number-columns-repeated="2"/>
          <table:table-cell table:formula="of:=LEFT(RIGHT([.D628];10);5)" office:value-type="string" office:string-value="04692" calcext:value-type="string">
            <text:p>04692</text:p>
          </table:table-cell>
          <table:table-cell table:formula="of:=VALUE([.G628])" office:value-type="float" office:value="4692" calcext:value-type="float">
            <text:p>46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93.root</text:p>
          </table:table-cell>
          <table:table-cell table:number-columns-repeated="2"/>
          <table:table-cell table:formula="of:=LEFT(RIGHT([.D629];10);5)" office:value-type="string" office:string-value="04693" calcext:value-type="string">
            <text:p>04693</text:p>
          </table:table-cell>
          <table:table-cell table:formula="of:=VALUE([.G629])" office:value-type="float" office:value="4693" calcext:value-type="float">
            <text:p>46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94.root</text:p>
          </table:table-cell>
          <table:table-cell table:number-columns-repeated="2"/>
          <table:table-cell table:formula="of:=LEFT(RIGHT([.D630];10);5)" office:value-type="string" office:string-value="04694" calcext:value-type="string">
            <text:p>04694</text:p>
          </table:table-cell>
          <table:table-cell table:formula="of:=VALUE([.G630])" office:value-type="float" office:value="4694" calcext:value-type="float">
            <text:p>46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95.root</text:p>
          </table:table-cell>
          <table:table-cell table:number-columns-repeated="2"/>
          <table:table-cell table:formula="of:=LEFT(RIGHT([.D631];10);5)" office:value-type="string" office:string-value="04695" calcext:value-type="string">
            <text:p>04695</text:p>
          </table:table-cell>
          <table:table-cell table:formula="of:=VALUE([.G631])" office:value-type="float" office:value="4695" calcext:value-type="float">
            <text:p>46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96.root</text:p>
          </table:table-cell>
          <table:table-cell table:number-columns-repeated="2"/>
          <table:table-cell table:formula="of:=LEFT(RIGHT([.D632];10);5)" office:value-type="string" office:string-value="04696" calcext:value-type="string">
            <text:p>04696</text:p>
          </table:table-cell>
          <table:table-cell table:formula="of:=VALUE([.G632])" office:value-type="float" office:value="4696" calcext:value-type="float">
            <text:p>46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97.root</text:p>
          </table:table-cell>
          <table:table-cell table:number-columns-repeated="2"/>
          <table:table-cell table:formula="of:=LEFT(RIGHT([.D633];10);5)" office:value-type="string" office:string-value="04697" calcext:value-type="string">
            <text:p>04697</text:p>
          </table:table-cell>
          <table:table-cell table:formula="of:=VALUE([.G633])" office:value-type="float" office:value="4697" calcext:value-type="float">
            <text:p>46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98.root</text:p>
          </table:table-cell>
          <table:table-cell table:number-columns-repeated="2"/>
          <table:table-cell table:formula="of:=LEFT(RIGHT([.D634];10);5)" office:value-type="string" office:string-value="04698" calcext:value-type="string">
            <text:p>04698</text:p>
          </table:table-cell>
          <table:table-cell table:formula="of:=VALUE([.G634])" office:value-type="float" office:value="4698" calcext:value-type="float">
            <text:p>46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699.root</text:p>
          </table:table-cell>
          <table:table-cell table:number-columns-repeated="2"/>
          <table:table-cell table:formula="of:=LEFT(RIGHT([.D635];10);5)" office:value-type="string" office:string-value="04699" calcext:value-type="string">
            <text:p>04699</text:p>
          </table:table-cell>
          <table:table-cell table:formula="of:=VALUE([.G635])" office:value-type="float" office:value="4699" calcext:value-type="float">
            <text:p>46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00.root</text:p>
          </table:table-cell>
          <table:table-cell table:number-columns-repeated="2"/>
          <table:table-cell table:formula="of:=LEFT(RIGHT([.D636];10);5)" office:value-type="string" office:string-value="04700" calcext:value-type="string">
            <text:p>04700</text:p>
          </table:table-cell>
          <table:table-cell table:formula="of:=VALUE([.G636])"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01.root</text:p>
          </table:table-cell>
          <table:table-cell table:number-columns-repeated="2"/>
          <table:table-cell table:formula="of:=LEFT(RIGHT([.D637];10);5)" office:value-type="string" office:string-value="04701" calcext:value-type="string">
            <text:p>04701</text:p>
          </table:table-cell>
          <table:table-cell table:formula="of:=VALUE([.G637])" office:value-type="float" office:value="4701" calcext:value-type="float">
            <text:p>47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02.root</text:p>
          </table:table-cell>
          <table:table-cell table:number-columns-repeated="2"/>
          <table:table-cell table:formula="of:=LEFT(RIGHT([.D638];10);5)" office:value-type="string" office:string-value="04702" calcext:value-type="string">
            <text:p>04702</text:p>
          </table:table-cell>
          <table:table-cell table:formula="of:=VALUE([.G638])" office:value-type="float" office:value="4702" calcext:value-type="float">
            <text:p>47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03.root</text:p>
          </table:table-cell>
          <table:table-cell table:number-columns-repeated="2"/>
          <table:table-cell table:formula="of:=LEFT(RIGHT([.D639];10);5)" office:value-type="string" office:string-value="04703" calcext:value-type="string">
            <text:p>04703</text:p>
          </table:table-cell>
          <table:table-cell table:formula="of:=VALUE([.G639])" office:value-type="float" office:value="4703" calcext:value-type="float">
            <text:p>47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04.root</text:p>
          </table:table-cell>
          <table:table-cell table:number-columns-repeated="2"/>
          <table:table-cell table:formula="of:=LEFT(RIGHT([.D640];10);5)" office:value-type="string" office:string-value="04704" calcext:value-type="string">
            <text:p>04704</text:p>
          </table:table-cell>
          <table:table-cell table:formula="of:=VALUE([.G640])" office:value-type="float" office:value="4704" calcext:value-type="float">
            <text:p>47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05.root</text:p>
          </table:table-cell>
          <table:table-cell table:number-columns-repeated="2"/>
          <table:table-cell table:formula="of:=LEFT(RIGHT([.D641];10);5)" office:value-type="string" office:string-value="04705" calcext:value-type="string">
            <text:p>04705</text:p>
          </table:table-cell>
          <table:table-cell table:formula="of:=VALUE([.G641])" office:value-type="float" office:value="4705" calcext:value-type="float">
            <text:p>47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06.root</text:p>
          </table:table-cell>
          <table:table-cell table:number-columns-repeated="2"/>
          <table:table-cell table:formula="of:=LEFT(RIGHT([.D642];10);5)" office:value-type="string" office:string-value="04706" calcext:value-type="string">
            <text:p>04706</text:p>
          </table:table-cell>
          <table:table-cell table:formula="of:=VALUE([.G642])" office:value-type="float" office:value="4706" calcext:value-type="float">
            <text:p>47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07.root</text:p>
          </table:table-cell>
          <table:table-cell table:number-columns-repeated="2"/>
          <table:table-cell table:formula="of:=LEFT(RIGHT([.D643];10);5)" office:value-type="string" office:string-value="04707" calcext:value-type="string">
            <text:p>04707</text:p>
          </table:table-cell>
          <table:table-cell table:formula="of:=VALUE([.G643])" office:value-type="float" office:value="4707" calcext:value-type="float">
            <text:p>47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08.root</text:p>
          </table:table-cell>
          <table:table-cell table:number-columns-repeated="2"/>
          <table:table-cell table:formula="of:=LEFT(RIGHT([.D644];10);5)" office:value-type="string" office:string-value="04708" calcext:value-type="string">
            <text:p>04708</text:p>
          </table:table-cell>
          <table:table-cell table:formula="of:=VALUE([.G644])" office:value-type="float" office:value="4708" calcext:value-type="float">
            <text:p>47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09.root</text:p>
          </table:table-cell>
          <table:table-cell table:number-columns-repeated="2"/>
          <table:table-cell table:formula="of:=LEFT(RIGHT([.D645];10);5)" office:value-type="string" office:string-value="04709" calcext:value-type="string">
            <text:p>04709</text:p>
          </table:table-cell>
          <table:table-cell table:formula="of:=VALUE([.G645])" office:value-type="float" office:value="4709" calcext:value-type="float">
            <text:p>47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10.root</text:p>
          </table:table-cell>
          <table:table-cell table:number-columns-repeated="2"/>
          <table:table-cell table:formula="of:=LEFT(RIGHT([.D646];10);5)" office:value-type="string" office:string-value="04710" calcext:value-type="string">
            <text:p>04710</text:p>
          </table:table-cell>
          <table:table-cell table:formula="of:=VALUE([.G646])" office:value-type="float" office:value="4710" calcext:value-type="float">
            <text:p>47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11.root</text:p>
          </table:table-cell>
          <table:table-cell table:number-columns-repeated="2"/>
          <table:table-cell table:formula="of:=LEFT(RIGHT([.D647];10);5)" office:value-type="string" office:string-value="04711" calcext:value-type="string">
            <text:p>04711</text:p>
          </table:table-cell>
          <table:table-cell table:formula="of:=VALUE([.G647])" office:value-type="float" office:value="4711" calcext:value-type="float">
            <text:p>47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12.root</text:p>
          </table:table-cell>
          <table:table-cell table:number-columns-repeated="2"/>
          <table:table-cell table:formula="of:=LEFT(RIGHT([.D648];10);5)" office:value-type="string" office:string-value="04712" calcext:value-type="string">
            <text:p>04712</text:p>
          </table:table-cell>
          <table:table-cell table:formula="of:=VALUE([.G648])" office:value-type="float" office:value="4712" calcext:value-type="float">
            <text:p>47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13.root</text:p>
          </table:table-cell>
          <table:table-cell table:number-columns-repeated="2"/>
          <table:table-cell table:formula="of:=LEFT(RIGHT([.D649];10);5)" office:value-type="string" office:string-value="04713" calcext:value-type="string">
            <text:p>04713</text:p>
          </table:table-cell>
          <table:table-cell table:formula="of:=VALUE([.G649])" office:value-type="float" office:value="4713" calcext:value-type="float">
            <text:p>47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14.root</text:p>
          </table:table-cell>
          <table:table-cell table:number-columns-repeated="2"/>
          <table:table-cell table:formula="of:=LEFT(RIGHT([.D650];10);5)" office:value-type="string" office:string-value="04714" calcext:value-type="string">
            <text:p>04714</text:p>
          </table:table-cell>
          <table:table-cell table:formula="of:=VALUE([.G650])" office:value-type="float" office:value="4714" calcext:value-type="float">
            <text:p>47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15.root</text:p>
          </table:table-cell>
          <table:table-cell table:number-columns-repeated="2"/>
          <table:table-cell table:formula="of:=LEFT(RIGHT([.D651];10);5)" office:value-type="string" office:string-value="04715" calcext:value-type="string">
            <text:p>04715</text:p>
          </table:table-cell>
          <table:table-cell table:formula="of:=VALUE([.G651])" office:value-type="float" office:value="4715" calcext:value-type="float">
            <text:p>47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16.root</text:p>
          </table:table-cell>
          <table:table-cell table:number-columns-repeated="2"/>
          <table:table-cell table:formula="of:=LEFT(RIGHT([.D652];10);5)" office:value-type="string" office:string-value="04716" calcext:value-type="string">
            <text:p>04716</text:p>
          </table:table-cell>
          <table:table-cell table:formula="of:=VALUE([.G652])" office:value-type="float" office:value="4716" calcext:value-type="float">
            <text:p>47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17.root</text:p>
          </table:table-cell>
          <table:table-cell table:number-columns-repeated="2"/>
          <table:table-cell table:formula="of:=LEFT(RIGHT([.D653];10);5)" office:value-type="string" office:string-value="04717" calcext:value-type="string">
            <text:p>04717</text:p>
          </table:table-cell>
          <table:table-cell table:formula="of:=VALUE([.G653])" office:value-type="float" office:value="4717" calcext:value-type="float">
            <text:p>47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18.root</text:p>
          </table:table-cell>
          <table:table-cell table:number-columns-repeated="2"/>
          <table:table-cell table:formula="of:=LEFT(RIGHT([.D654];10);5)" office:value-type="string" office:string-value="04718" calcext:value-type="string">
            <text:p>04718</text:p>
          </table:table-cell>
          <table:table-cell table:formula="of:=VALUE([.G654])" office:value-type="float" office:value="4718" calcext:value-type="float">
            <text:p>47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19.root</text:p>
          </table:table-cell>
          <table:table-cell table:number-columns-repeated="2"/>
          <table:table-cell table:formula="of:=LEFT(RIGHT([.D655];10);5)" office:value-type="string" office:string-value="04719" calcext:value-type="string">
            <text:p>04719</text:p>
          </table:table-cell>
          <table:table-cell table:formula="of:=VALUE([.G655])" office:value-type="float" office:value="4719" calcext:value-type="float">
            <text:p>47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20.root</text:p>
          </table:table-cell>
          <table:table-cell table:number-columns-repeated="2"/>
          <table:table-cell table:formula="of:=LEFT(RIGHT([.D656];10);5)" office:value-type="string" office:string-value="04720" calcext:value-type="string">
            <text:p>04720</text:p>
          </table:table-cell>
          <table:table-cell table:formula="of:=VALUE([.G656])" office:value-type="float" office:value="4720" calcext:value-type="float">
            <text:p>47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21.root</text:p>
          </table:table-cell>
          <table:table-cell table:number-columns-repeated="2"/>
          <table:table-cell table:formula="of:=LEFT(RIGHT([.D657];10);5)" office:value-type="string" office:string-value="04721" calcext:value-type="string">
            <text:p>04721</text:p>
          </table:table-cell>
          <table:table-cell table:formula="of:=VALUE([.G657])" office:value-type="float" office:value="4721" calcext:value-type="float">
            <text:p>47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22.root</text:p>
          </table:table-cell>
          <table:table-cell table:number-columns-repeated="2"/>
          <table:table-cell table:formula="of:=LEFT(RIGHT([.D658];10);5)" office:value-type="string" office:string-value="04722" calcext:value-type="string">
            <text:p>04722</text:p>
          </table:table-cell>
          <table:table-cell table:formula="of:=VALUE([.G658])" office:value-type="float" office:value="4722" calcext:value-type="float">
            <text:p>47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23.root</text:p>
          </table:table-cell>
          <table:table-cell table:number-columns-repeated="2"/>
          <table:table-cell table:formula="of:=LEFT(RIGHT([.D659];10);5)" office:value-type="string" office:string-value="04723" calcext:value-type="string">
            <text:p>04723</text:p>
          </table:table-cell>
          <table:table-cell table:formula="of:=VALUE([.G659])" office:value-type="float" office:value="4723" calcext:value-type="float">
            <text:p>47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24.root</text:p>
          </table:table-cell>
          <table:table-cell table:number-columns-repeated="2"/>
          <table:table-cell table:formula="of:=LEFT(RIGHT([.D660];10);5)" office:value-type="string" office:string-value="04724" calcext:value-type="string">
            <text:p>04724</text:p>
          </table:table-cell>
          <table:table-cell table:formula="of:=VALUE([.G660])" office:value-type="float" office:value="4724" calcext:value-type="float">
            <text:p>47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25.root</text:p>
          </table:table-cell>
          <table:table-cell table:number-columns-repeated="2"/>
          <table:table-cell table:formula="of:=LEFT(RIGHT([.D661];10);5)" office:value-type="string" office:string-value="04725" calcext:value-type="string">
            <text:p>04725</text:p>
          </table:table-cell>
          <table:table-cell table:formula="of:=VALUE([.G661])" office:value-type="float" office:value="4725" calcext:value-type="float">
            <text:p>47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26.root</text:p>
          </table:table-cell>
          <table:table-cell table:number-columns-repeated="2"/>
          <table:table-cell table:formula="of:=LEFT(RIGHT([.D662];10);5)" office:value-type="string" office:string-value="04726" calcext:value-type="string">
            <text:p>04726</text:p>
          </table:table-cell>
          <table:table-cell table:formula="of:=VALUE([.G662])" office:value-type="float" office:value="4726" calcext:value-type="float">
            <text:p>47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27.root</text:p>
          </table:table-cell>
          <table:table-cell table:number-columns-repeated="2"/>
          <table:table-cell table:formula="of:=LEFT(RIGHT([.D663];10);5)" office:value-type="string" office:string-value="04727" calcext:value-type="string">
            <text:p>04727</text:p>
          </table:table-cell>
          <table:table-cell table:formula="of:=VALUE([.G663])" office:value-type="float" office:value="4727" calcext:value-type="float">
            <text:p>47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28.root</text:p>
          </table:table-cell>
          <table:table-cell table:number-columns-repeated="2"/>
          <table:table-cell table:formula="of:=LEFT(RIGHT([.D664];10);5)" office:value-type="string" office:string-value="04728" calcext:value-type="string">
            <text:p>04728</text:p>
          </table:table-cell>
          <table:table-cell table:formula="of:=VALUE([.G664])" office:value-type="float" office:value="4728" calcext:value-type="float">
            <text:p>47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29.root</text:p>
          </table:table-cell>
          <table:table-cell table:number-columns-repeated="2"/>
          <table:table-cell table:formula="of:=LEFT(RIGHT([.D665];10);5)" office:value-type="string" office:string-value="04729" calcext:value-type="string">
            <text:p>04729</text:p>
          </table:table-cell>
          <table:table-cell table:formula="of:=VALUE([.G665])" office:value-type="float" office:value="4729" calcext:value-type="float">
            <text:p>47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30.root</text:p>
          </table:table-cell>
          <table:table-cell table:number-columns-repeated="2"/>
          <table:table-cell table:formula="of:=LEFT(RIGHT([.D666];10);5)" office:value-type="string" office:string-value="04730" calcext:value-type="string">
            <text:p>04730</text:p>
          </table:table-cell>
          <table:table-cell table:formula="of:=VALUE([.G666])" office:value-type="float" office:value="4730" calcext:value-type="float">
            <text:p>47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31.root</text:p>
          </table:table-cell>
          <table:table-cell table:number-columns-repeated="2"/>
          <table:table-cell table:formula="of:=LEFT(RIGHT([.D667];10);5)" office:value-type="string" office:string-value="04731" calcext:value-type="string">
            <text:p>04731</text:p>
          </table:table-cell>
          <table:table-cell table:formula="of:=VALUE([.G667])" office:value-type="float" office:value="4731" calcext:value-type="float">
            <text:p>47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32.root</text:p>
          </table:table-cell>
          <table:table-cell table:number-columns-repeated="2"/>
          <table:table-cell table:formula="of:=LEFT(RIGHT([.D668];10);5)" office:value-type="string" office:string-value="04732" calcext:value-type="string">
            <text:p>04732</text:p>
          </table:table-cell>
          <table:table-cell table:formula="of:=VALUE([.G668])" office:value-type="float" office:value="4732" calcext:value-type="float">
            <text:p>47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33.root</text:p>
          </table:table-cell>
          <table:table-cell table:number-columns-repeated="2"/>
          <table:table-cell table:formula="of:=LEFT(RIGHT([.D669];10);5)" office:value-type="string" office:string-value="04733" calcext:value-type="string">
            <text:p>04733</text:p>
          </table:table-cell>
          <table:table-cell table:formula="of:=VALUE([.G669])" office:value-type="float" office:value="4733" calcext:value-type="float">
            <text:p>47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34.root</text:p>
          </table:table-cell>
          <table:table-cell table:number-columns-repeated="2"/>
          <table:table-cell table:formula="of:=LEFT(RIGHT([.D670];10);5)" office:value-type="string" office:string-value="04734" calcext:value-type="string">
            <text:p>04734</text:p>
          </table:table-cell>
          <table:table-cell table:formula="of:=VALUE([.G670])" office:value-type="float" office:value="4734" calcext:value-type="float">
            <text:p>47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35.root</text:p>
          </table:table-cell>
          <table:table-cell table:number-columns-repeated="2"/>
          <table:table-cell table:formula="of:=LEFT(RIGHT([.D671];10);5)" office:value-type="string" office:string-value="04735" calcext:value-type="string">
            <text:p>04735</text:p>
          </table:table-cell>
          <table:table-cell table:formula="of:=VALUE([.G671])" office:value-type="float" office:value="4735" calcext:value-type="float">
            <text:p>47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36.root</text:p>
          </table:table-cell>
          <table:table-cell table:number-columns-repeated="2"/>
          <table:table-cell table:formula="of:=LEFT(RIGHT([.D672];10);5)" office:value-type="string" office:string-value="04736" calcext:value-type="string">
            <text:p>04736</text:p>
          </table:table-cell>
          <table:table-cell table:formula="of:=VALUE([.G672])" office:value-type="float" office:value="4736" calcext:value-type="float">
            <text:p>47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37.root</text:p>
          </table:table-cell>
          <table:table-cell table:number-columns-repeated="2"/>
          <table:table-cell table:formula="of:=LEFT(RIGHT([.D673];10);5)" office:value-type="string" office:string-value="04737" calcext:value-type="string">
            <text:p>04737</text:p>
          </table:table-cell>
          <table:table-cell table:formula="of:=VALUE([.G673])" office:value-type="float" office:value="4737" calcext:value-type="float">
            <text:p>47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38.root</text:p>
          </table:table-cell>
          <table:table-cell table:number-columns-repeated="2"/>
          <table:table-cell table:formula="of:=LEFT(RIGHT([.D674];10);5)" office:value-type="string" office:string-value="04738" calcext:value-type="string">
            <text:p>04738</text:p>
          </table:table-cell>
          <table:table-cell table:formula="of:=VALUE([.G674])" office:value-type="float" office:value="4738" calcext:value-type="float">
            <text:p>47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39.root</text:p>
          </table:table-cell>
          <table:table-cell table:number-columns-repeated="2"/>
          <table:table-cell table:formula="of:=LEFT(RIGHT([.D675];10);5)" office:value-type="string" office:string-value="04739" calcext:value-type="string">
            <text:p>04739</text:p>
          </table:table-cell>
          <table:table-cell table:formula="of:=VALUE([.G675])" office:value-type="float" office:value="4739" calcext:value-type="float">
            <text:p>47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40.root</text:p>
          </table:table-cell>
          <table:table-cell table:number-columns-repeated="2"/>
          <table:table-cell table:formula="of:=LEFT(RIGHT([.D676];10);5)" office:value-type="string" office:string-value="04740" calcext:value-type="string">
            <text:p>04740</text:p>
          </table:table-cell>
          <table:table-cell table:formula="of:=VALUE([.G676])" office:value-type="float" office:value="4740" calcext:value-type="float">
            <text:p>47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41.root</text:p>
          </table:table-cell>
          <table:table-cell table:number-columns-repeated="2"/>
          <table:table-cell table:formula="of:=LEFT(RIGHT([.D677];10);5)" office:value-type="string" office:string-value="04741" calcext:value-type="string">
            <text:p>04741</text:p>
          </table:table-cell>
          <table:table-cell table:formula="of:=VALUE([.G677])" office:value-type="float" office:value="4741" calcext:value-type="float">
            <text:p>47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42.root</text:p>
          </table:table-cell>
          <table:table-cell table:number-columns-repeated="2"/>
          <table:table-cell table:formula="of:=LEFT(RIGHT([.D678];10);5)" office:value-type="string" office:string-value="04742" calcext:value-type="string">
            <text:p>04742</text:p>
          </table:table-cell>
          <table:table-cell table:formula="of:=VALUE([.G678])" office:value-type="float" office:value="4742" calcext:value-type="float">
            <text:p>47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43.root</text:p>
          </table:table-cell>
          <table:table-cell table:number-columns-repeated="2"/>
          <table:table-cell table:formula="of:=LEFT(RIGHT([.D679];10);5)" office:value-type="string" office:string-value="04743" calcext:value-type="string">
            <text:p>04743</text:p>
          </table:table-cell>
          <table:table-cell table:formula="of:=VALUE([.G679])" office:value-type="float" office:value="4743" calcext:value-type="float">
            <text:p>47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44.root</text:p>
          </table:table-cell>
          <table:table-cell table:number-columns-repeated="2"/>
          <table:table-cell table:formula="of:=LEFT(RIGHT([.D680];10);5)" office:value-type="string" office:string-value="04744" calcext:value-type="string">
            <text:p>04744</text:p>
          </table:table-cell>
          <table:table-cell table:formula="of:=VALUE([.G680])" office:value-type="float" office:value="4744" calcext:value-type="float">
            <text:p>47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45.root</text:p>
          </table:table-cell>
          <table:table-cell table:number-columns-repeated="2"/>
          <table:table-cell table:formula="of:=LEFT(RIGHT([.D681];10);5)" office:value-type="string" office:string-value="04745" calcext:value-type="string">
            <text:p>04745</text:p>
          </table:table-cell>
          <table:table-cell table:formula="of:=VALUE([.G681])" office:value-type="float" office:value="4745" calcext:value-type="float">
            <text:p>47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46.root</text:p>
          </table:table-cell>
          <table:table-cell table:number-columns-repeated="2"/>
          <table:table-cell table:formula="of:=LEFT(RIGHT([.D682];10);5)" office:value-type="string" office:string-value="04746" calcext:value-type="string">
            <text:p>04746</text:p>
          </table:table-cell>
          <table:table-cell table:formula="of:=VALUE([.G682])" office:value-type="float" office:value="4746" calcext:value-type="float">
            <text:p>47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47.root</text:p>
          </table:table-cell>
          <table:table-cell table:number-columns-repeated="2"/>
          <table:table-cell table:formula="of:=LEFT(RIGHT([.D683];10);5)" office:value-type="string" office:string-value="04747" calcext:value-type="string">
            <text:p>04747</text:p>
          </table:table-cell>
          <table:table-cell table:formula="of:=VALUE([.G683])" office:value-type="float" office:value="4747" calcext:value-type="float">
            <text:p>47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48.root</text:p>
          </table:table-cell>
          <table:table-cell table:number-columns-repeated="2"/>
          <table:table-cell table:formula="of:=LEFT(RIGHT([.D684];10);5)" office:value-type="string" office:string-value="04748" calcext:value-type="string">
            <text:p>04748</text:p>
          </table:table-cell>
          <table:table-cell table:formula="of:=VALUE([.G684])" office:value-type="float" office:value="4748" calcext:value-type="float">
            <text:p>47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49.root</text:p>
          </table:table-cell>
          <table:table-cell table:number-columns-repeated="2"/>
          <table:table-cell table:formula="of:=LEFT(RIGHT([.D685];10);5)" office:value-type="string" office:string-value="04749" calcext:value-type="string">
            <text:p>04749</text:p>
          </table:table-cell>
          <table:table-cell table:formula="of:=VALUE([.G685])" office:value-type="float" office:value="4749" calcext:value-type="float">
            <text:p>47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50.root</text:p>
          </table:table-cell>
          <table:table-cell table:number-columns-repeated="2"/>
          <table:table-cell table:formula="of:=LEFT(RIGHT([.D686];10);5)" office:value-type="string" office:string-value="04750" calcext:value-type="string">
            <text:p>04750</text:p>
          </table:table-cell>
          <table:table-cell table:formula="of:=VALUE([.G686])" office:value-type="float" office:value="4750" calcext:value-type="float">
            <text:p>47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51.root</text:p>
          </table:table-cell>
          <table:table-cell table:number-columns-repeated="2"/>
          <table:table-cell table:formula="of:=LEFT(RIGHT([.D687];10);5)" office:value-type="string" office:string-value="04751" calcext:value-type="string">
            <text:p>04751</text:p>
          </table:table-cell>
          <table:table-cell table:formula="of:=VALUE([.G687])" office:value-type="float" office:value="4751" calcext:value-type="float">
            <text:p>47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52.root</text:p>
          </table:table-cell>
          <table:table-cell table:number-columns-repeated="2"/>
          <table:table-cell table:formula="of:=LEFT(RIGHT([.D688];10);5)" office:value-type="string" office:string-value="04752" calcext:value-type="string">
            <text:p>04752</text:p>
          </table:table-cell>
          <table:table-cell table:formula="of:=VALUE([.G688])" office:value-type="float" office:value="4752" calcext:value-type="float">
            <text:p>47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53.root</text:p>
          </table:table-cell>
          <table:table-cell table:number-columns-repeated="2"/>
          <table:table-cell table:formula="of:=LEFT(RIGHT([.D689];10);5)" office:value-type="string" office:string-value="04753" calcext:value-type="string">
            <text:p>04753</text:p>
          </table:table-cell>
          <table:table-cell table:formula="of:=VALUE([.G689])" office:value-type="float" office:value="4753" calcext:value-type="float">
            <text:p>47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54.root</text:p>
          </table:table-cell>
          <table:table-cell table:number-columns-repeated="2"/>
          <table:table-cell table:formula="of:=LEFT(RIGHT([.D690];10);5)" office:value-type="string" office:string-value="04754" calcext:value-type="string">
            <text:p>04754</text:p>
          </table:table-cell>
          <table:table-cell table:formula="of:=VALUE([.G690])" office:value-type="float" office:value="4754" calcext:value-type="float">
            <text:p>47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55.root</text:p>
          </table:table-cell>
          <table:table-cell table:number-columns-repeated="2"/>
          <table:table-cell table:formula="of:=LEFT(RIGHT([.D691];10);5)" office:value-type="string" office:string-value="04755" calcext:value-type="string">
            <text:p>04755</text:p>
          </table:table-cell>
          <table:table-cell table:formula="of:=VALUE([.G691])" office:value-type="float" office:value="4755" calcext:value-type="float">
            <text:p>47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56.root</text:p>
          </table:table-cell>
          <table:table-cell table:number-columns-repeated="2"/>
          <table:table-cell table:formula="of:=LEFT(RIGHT([.D692];10);5)" office:value-type="string" office:string-value="04756" calcext:value-type="string">
            <text:p>04756</text:p>
          </table:table-cell>
          <table:table-cell table:formula="of:=VALUE([.G692])" office:value-type="float" office:value="4756" calcext:value-type="float">
            <text:p>47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57.root</text:p>
          </table:table-cell>
          <table:table-cell table:number-columns-repeated="2"/>
          <table:table-cell table:formula="of:=LEFT(RIGHT([.D693];10);5)" office:value-type="string" office:string-value="04757" calcext:value-type="string">
            <text:p>04757</text:p>
          </table:table-cell>
          <table:table-cell table:formula="of:=VALUE([.G693])" office:value-type="float" office:value="4757" calcext:value-type="float">
            <text:p>47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58.root</text:p>
          </table:table-cell>
          <table:table-cell table:number-columns-repeated="2"/>
          <table:table-cell table:formula="of:=LEFT(RIGHT([.D694];10);5)" office:value-type="string" office:string-value="04758" calcext:value-type="string">
            <text:p>04758</text:p>
          </table:table-cell>
          <table:table-cell table:formula="of:=VALUE([.G694])" office:value-type="float" office:value="4758" calcext:value-type="float">
            <text:p>47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59.root</text:p>
          </table:table-cell>
          <table:table-cell table:number-columns-repeated="2"/>
          <table:table-cell table:formula="of:=LEFT(RIGHT([.D695];10);5)" office:value-type="string" office:string-value="04759" calcext:value-type="string">
            <text:p>04759</text:p>
          </table:table-cell>
          <table:table-cell table:formula="of:=VALUE([.G695])" office:value-type="float" office:value="4759" calcext:value-type="float">
            <text:p>47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60.root</text:p>
          </table:table-cell>
          <table:table-cell table:number-columns-repeated="2"/>
          <table:table-cell table:formula="of:=LEFT(RIGHT([.D696];10);5)" office:value-type="string" office:string-value="04760" calcext:value-type="string">
            <text:p>04760</text:p>
          </table:table-cell>
          <table:table-cell table:formula="of:=VALUE([.G696])" office:value-type="float" office:value="4760" calcext:value-type="float">
            <text:p>47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61.root</text:p>
          </table:table-cell>
          <table:table-cell table:number-columns-repeated="2"/>
          <table:table-cell table:formula="of:=LEFT(RIGHT([.D697];10);5)" office:value-type="string" office:string-value="04761" calcext:value-type="string">
            <text:p>04761</text:p>
          </table:table-cell>
          <table:table-cell table:formula="of:=VALUE([.G697])" office:value-type="float" office:value="4761" calcext:value-type="float">
            <text:p>47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62.root</text:p>
          </table:table-cell>
          <table:table-cell table:number-columns-repeated="2"/>
          <table:table-cell table:formula="of:=LEFT(RIGHT([.D698];10);5)" office:value-type="string" office:string-value="04762" calcext:value-type="string">
            <text:p>04762</text:p>
          </table:table-cell>
          <table:table-cell table:formula="of:=VALUE([.G698])" office:value-type="float" office:value="4762" calcext:value-type="float">
            <text:p>47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63.root</text:p>
          </table:table-cell>
          <table:table-cell table:number-columns-repeated="2"/>
          <table:table-cell table:formula="of:=LEFT(RIGHT([.D699];10);5)" office:value-type="string" office:string-value="04763" calcext:value-type="string">
            <text:p>04763</text:p>
          </table:table-cell>
          <table:table-cell table:formula="of:=VALUE([.G699])" office:value-type="float" office:value="4763" calcext:value-type="float">
            <text:p>47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64.root</text:p>
          </table:table-cell>
          <table:table-cell table:number-columns-repeated="2"/>
          <table:table-cell table:formula="of:=LEFT(RIGHT([.D700];10);5)" office:value-type="string" office:string-value="04764" calcext:value-type="string">
            <text:p>04764</text:p>
          </table:table-cell>
          <table:table-cell table:formula="of:=VALUE([.G700])" office:value-type="float" office:value="4764" calcext:value-type="float">
            <text:p>47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65.root</text:p>
          </table:table-cell>
          <table:table-cell table:number-columns-repeated="2"/>
          <table:table-cell table:formula="of:=LEFT(RIGHT([.D701];10);5)" office:value-type="string" office:string-value="04765" calcext:value-type="string">
            <text:p>04765</text:p>
          </table:table-cell>
          <table:table-cell table:formula="of:=VALUE([.G701])" office:value-type="float" office:value="4765" calcext:value-type="float">
            <text:p>47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66.root</text:p>
          </table:table-cell>
          <table:table-cell table:number-columns-repeated="2"/>
          <table:table-cell table:formula="of:=LEFT(RIGHT([.D702];10);5)" office:value-type="string" office:string-value="04766" calcext:value-type="string">
            <text:p>04766</text:p>
          </table:table-cell>
          <table:table-cell table:formula="of:=VALUE([.G702])" office:value-type="float" office:value="4766" calcext:value-type="float">
            <text:p>47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67.root</text:p>
          </table:table-cell>
          <table:table-cell table:number-columns-repeated="2"/>
          <table:table-cell table:formula="of:=LEFT(RIGHT([.D703];10);5)" office:value-type="string" office:string-value="04767" calcext:value-type="string">
            <text:p>04767</text:p>
          </table:table-cell>
          <table:table-cell table:formula="of:=VALUE([.G703])" office:value-type="float" office:value="4767" calcext:value-type="float">
            <text:p>47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68.root</text:p>
          </table:table-cell>
          <table:table-cell table:number-columns-repeated="2"/>
          <table:table-cell table:formula="of:=LEFT(RIGHT([.D704];10);5)" office:value-type="string" office:string-value="04768" calcext:value-type="string">
            <text:p>04768</text:p>
          </table:table-cell>
          <table:table-cell table:formula="of:=VALUE([.G704])" office:value-type="float" office:value="4768" calcext:value-type="float">
            <text:p>47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69.root</text:p>
          </table:table-cell>
          <table:table-cell table:number-columns-repeated="2"/>
          <table:table-cell table:formula="of:=LEFT(RIGHT([.D705];10);5)" office:value-type="string" office:string-value="04769" calcext:value-type="string">
            <text:p>04769</text:p>
          </table:table-cell>
          <table:table-cell table:formula="of:=VALUE([.G705])" office:value-type="float" office:value="4769" calcext:value-type="float">
            <text:p>47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70.root</text:p>
          </table:table-cell>
          <table:table-cell table:number-columns-repeated="2"/>
          <table:table-cell table:formula="of:=LEFT(RIGHT([.D706];10);5)" office:value-type="string" office:string-value="04770" calcext:value-type="string">
            <text:p>04770</text:p>
          </table:table-cell>
          <table:table-cell table:formula="of:=VALUE([.G706])" office:value-type="float" office:value="4770" calcext:value-type="float">
            <text:p>47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71.root</text:p>
          </table:table-cell>
          <table:table-cell table:number-columns-repeated="2"/>
          <table:table-cell table:formula="of:=LEFT(RIGHT([.D707];10);5)" office:value-type="string" office:string-value="04771" calcext:value-type="string">
            <text:p>04771</text:p>
          </table:table-cell>
          <table:table-cell table:formula="of:=VALUE([.G707])" office:value-type="float" office:value="4771" calcext:value-type="float">
            <text:p>47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72.root</text:p>
          </table:table-cell>
          <table:table-cell table:number-columns-repeated="2"/>
          <table:table-cell table:formula="of:=LEFT(RIGHT([.D708];10);5)" office:value-type="string" office:string-value="04772" calcext:value-type="string">
            <text:p>04772</text:p>
          </table:table-cell>
          <table:table-cell table:formula="of:=VALUE([.G708])" office:value-type="float" office:value="4772" calcext:value-type="float">
            <text:p>47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73.root</text:p>
          </table:table-cell>
          <table:table-cell table:number-columns-repeated="2"/>
          <table:table-cell table:formula="of:=LEFT(RIGHT([.D709];10);5)" office:value-type="string" office:string-value="04773" calcext:value-type="string">
            <text:p>04773</text:p>
          </table:table-cell>
          <table:table-cell table:formula="of:=VALUE([.G709])" office:value-type="float" office:value="4773" calcext:value-type="float">
            <text:p>47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74.root</text:p>
          </table:table-cell>
          <table:table-cell table:number-columns-repeated="2"/>
          <table:table-cell table:formula="of:=LEFT(RIGHT([.D710];10);5)" office:value-type="string" office:string-value="04774" calcext:value-type="string">
            <text:p>04774</text:p>
          </table:table-cell>
          <table:table-cell table:formula="of:=VALUE([.G710])" office:value-type="float" office:value="4774" calcext:value-type="float">
            <text:p>47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75.root</text:p>
          </table:table-cell>
          <table:table-cell table:number-columns-repeated="2"/>
          <table:table-cell table:formula="of:=LEFT(RIGHT([.D711];10);5)" office:value-type="string" office:string-value="04775" calcext:value-type="string">
            <text:p>04775</text:p>
          </table:table-cell>
          <table:table-cell table:formula="of:=VALUE([.G711])" office:value-type="float" office:value="4775" calcext:value-type="float">
            <text:p>47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76.root</text:p>
          </table:table-cell>
          <table:table-cell table:number-columns-repeated="2"/>
          <table:table-cell table:formula="of:=LEFT(RIGHT([.D712];10);5)" office:value-type="string" office:string-value="04776" calcext:value-type="string">
            <text:p>04776</text:p>
          </table:table-cell>
          <table:table-cell table:formula="of:=VALUE([.G712])" office:value-type="float" office:value="4776" calcext:value-type="float">
            <text:p>47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77.root</text:p>
          </table:table-cell>
          <table:table-cell table:number-columns-repeated="2"/>
          <table:table-cell table:formula="of:=LEFT(RIGHT([.D713];10);5)" office:value-type="string" office:string-value="04777" calcext:value-type="string">
            <text:p>04777</text:p>
          </table:table-cell>
          <table:table-cell table:formula="of:=VALUE([.G713])" office:value-type="float" office:value="4777" calcext:value-type="float">
            <text:p>47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78.root</text:p>
          </table:table-cell>
          <table:table-cell table:number-columns-repeated="2"/>
          <table:table-cell table:formula="of:=LEFT(RIGHT([.D714];10);5)" office:value-type="string" office:string-value="04778" calcext:value-type="string">
            <text:p>04778</text:p>
          </table:table-cell>
          <table:table-cell table:formula="of:=VALUE([.G714])" office:value-type="float" office:value="4778" calcext:value-type="float">
            <text:p>47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79.root</text:p>
          </table:table-cell>
          <table:table-cell table:number-columns-repeated="2"/>
          <table:table-cell table:formula="of:=LEFT(RIGHT([.D715];10);5)" office:value-type="string" office:string-value="04779" calcext:value-type="string">
            <text:p>04779</text:p>
          </table:table-cell>
          <table:table-cell table:formula="of:=VALUE([.G715])" office:value-type="float" office:value="4779" calcext:value-type="float">
            <text:p>47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80.root</text:p>
          </table:table-cell>
          <table:table-cell table:number-columns-repeated="2"/>
          <table:table-cell table:formula="of:=LEFT(RIGHT([.D716];10);5)" office:value-type="string" office:string-value="04780" calcext:value-type="string">
            <text:p>04780</text:p>
          </table:table-cell>
          <table:table-cell table:formula="of:=VALUE([.G716])" office:value-type="float" office:value="4780" calcext:value-type="float">
            <text:p>47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81.root</text:p>
          </table:table-cell>
          <table:table-cell table:number-columns-repeated="2"/>
          <table:table-cell table:formula="of:=LEFT(RIGHT([.D717];10);5)" office:value-type="string" office:string-value="04781" calcext:value-type="string">
            <text:p>04781</text:p>
          </table:table-cell>
          <table:table-cell table:formula="of:=VALUE([.G717])" office:value-type="float" office:value="4781" calcext:value-type="float">
            <text:p>47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82.root</text:p>
          </table:table-cell>
          <table:table-cell table:number-columns-repeated="2"/>
          <table:table-cell table:formula="of:=LEFT(RIGHT([.D718];10);5)" office:value-type="string" office:string-value="04782" calcext:value-type="string">
            <text:p>04782</text:p>
          </table:table-cell>
          <table:table-cell table:formula="of:=VALUE([.G718])" office:value-type="float" office:value="4782" calcext:value-type="float">
            <text:p>47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83.root</text:p>
          </table:table-cell>
          <table:table-cell table:number-columns-repeated="2"/>
          <table:table-cell table:formula="of:=LEFT(RIGHT([.D719];10);5)" office:value-type="string" office:string-value="04783" calcext:value-type="string">
            <text:p>04783</text:p>
          </table:table-cell>
          <table:table-cell table:formula="of:=VALUE([.G719])" office:value-type="float" office:value="4783" calcext:value-type="float">
            <text:p>47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84.root</text:p>
          </table:table-cell>
          <table:table-cell table:number-columns-repeated="2"/>
          <table:table-cell table:formula="of:=LEFT(RIGHT([.D720];10);5)" office:value-type="string" office:string-value="04784" calcext:value-type="string">
            <text:p>04784</text:p>
          </table:table-cell>
          <table:table-cell table:formula="of:=VALUE([.G720])" office:value-type="float" office:value="4784" calcext:value-type="float">
            <text:p>47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85.root</text:p>
          </table:table-cell>
          <table:table-cell table:number-columns-repeated="2"/>
          <table:table-cell table:formula="of:=LEFT(RIGHT([.D721];10);5)" office:value-type="string" office:string-value="04785" calcext:value-type="string">
            <text:p>04785</text:p>
          </table:table-cell>
          <table:table-cell table:formula="of:=VALUE([.G721])" office:value-type="float" office:value="4785" calcext:value-type="float">
            <text:p>47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86.root</text:p>
          </table:table-cell>
          <table:table-cell table:number-columns-repeated="2"/>
          <table:table-cell table:formula="of:=LEFT(RIGHT([.D722];10);5)" office:value-type="string" office:string-value="04786" calcext:value-type="string">
            <text:p>04786</text:p>
          </table:table-cell>
          <table:table-cell table:formula="of:=VALUE([.G722])" office:value-type="float" office:value="4786" calcext:value-type="float">
            <text:p>47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87.root</text:p>
          </table:table-cell>
          <table:table-cell table:number-columns-repeated="2"/>
          <table:table-cell table:formula="of:=LEFT(RIGHT([.D723];10);5)" office:value-type="string" office:string-value="04787" calcext:value-type="string">
            <text:p>04787</text:p>
          </table:table-cell>
          <table:table-cell table:formula="of:=VALUE([.G723])" office:value-type="float" office:value="4787" calcext:value-type="float">
            <text:p>47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88.root</text:p>
          </table:table-cell>
          <table:table-cell table:number-columns-repeated="2"/>
          <table:table-cell table:formula="of:=LEFT(RIGHT([.D724];10);5)" office:value-type="string" office:string-value="04788" calcext:value-type="string">
            <text:p>04788</text:p>
          </table:table-cell>
          <table:table-cell table:formula="of:=VALUE([.G724])" office:value-type="float" office:value="4788" calcext:value-type="float">
            <text:p>47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89.root</text:p>
          </table:table-cell>
          <table:table-cell table:number-columns-repeated="2"/>
          <table:table-cell table:formula="of:=LEFT(RIGHT([.D725];10);5)" office:value-type="string" office:string-value="04789" calcext:value-type="string">
            <text:p>04789</text:p>
          </table:table-cell>
          <table:table-cell table:formula="of:=VALUE([.G725])" office:value-type="float" office:value="4789" calcext:value-type="float">
            <text:p>47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90.root</text:p>
          </table:table-cell>
          <table:table-cell table:number-columns-repeated="2"/>
          <table:table-cell table:formula="of:=LEFT(RIGHT([.D726];10);5)" office:value-type="string" office:string-value="04790" calcext:value-type="string">
            <text:p>04790</text:p>
          </table:table-cell>
          <table:table-cell table:formula="of:=VALUE([.G726])" office:value-type="float" office:value="4790" calcext:value-type="float">
            <text:p>47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91.root</text:p>
          </table:table-cell>
          <table:table-cell table:number-columns-repeated="2"/>
          <table:table-cell table:formula="of:=LEFT(RIGHT([.D727];10);5)" office:value-type="string" office:string-value="04791" calcext:value-type="string">
            <text:p>04791</text:p>
          </table:table-cell>
          <table:table-cell table:formula="of:=VALUE([.G727])" office:value-type="float" office:value="4791" calcext:value-type="float">
            <text:p>47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92.root</text:p>
          </table:table-cell>
          <table:table-cell table:number-columns-repeated="2"/>
          <table:table-cell table:formula="of:=LEFT(RIGHT([.D728];10);5)" office:value-type="string" office:string-value="04792" calcext:value-type="string">
            <text:p>04792</text:p>
          </table:table-cell>
          <table:table-cell table:formula="of:=VALUE([.G728])" office:value-type="float" office:value="4792" calcext:value-type="float">
            <text:p>47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93.root</text:p>
          </table:table-cell>
          <table:table-cell table:number-columns-repeated="2"/>
          <table:table-cell table:formula="of:=LEFT(RIGHT([.D729];10);5)" office:value-type="string" office:string-value="04793" calcext:value-type="string">
            <text:p>04793</text:p>
          </table:table-cell>
          <table:table-cell table:formula="of:=VALUE([.G729])" office:value-type="float" office:value="4793" calcext:value-type="float">
            <text:p>47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94.root</text:p>
          </table:table-cell>
          <table:table-cell table:number-columns-repeated="2"/>
          <table:table-cell table:formula="of:=LEFT(RIGHT([.D730];10);5)" office:value-type="string" office:string-value="04794" calcext:value-type="string">
            <text:p>04794</text:p>
          </table:table-cell>
          <table:table-cell table:formula="of:=VALUE([.G730])" office:value-type="float" office:value="4794" calcext:value-type="float">
            <text:p>47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95.root</text:p>
          </table:table-cell>
          <table:table-cell table:number-columns-repeated="2"/>
          <table:table-cell table:formula="of:=LEFT(RIGHT([.D731];10);5)" office:value-type="string" office:string-value="04795" calcext:value-type="string">
            <text:p>04795</text:p>
          </table:table-cell>
          <table:table-cell table:formula="of:=VALUE([.G731])" office:value-type="float" office:value="4795" calcext:value-type="float">
            <text:p>47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96.root</text:p>
          </table:table-cell>
          <table:table-cell table:number-columns-repeated="2"/>
          <table:table-cell table:formula="of:=LEFT(RIGHT([.D732];10);5)" office:value-type="string" office:string-value="04796" calcext:value-type="string">
            <text:p>04796</text:p>
          </table:table-cell>
          <table:table-cell table:formula="of:=VALUE([.G732])" office:value-type="float" office:value="4796" calcext:value-type="float">
            <text:p>47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97.root</text:p>
          </table:table-cell>
          <table:table-cell table:number-columns-repeated="2"/>
          <table:table-cell table:formula="of:=LEFT(RIGHT([.D733];10);5)" office:value-type="string" office:string-value="04797" calcext:value-type="string">
            <text:p>04797</text:p>
          </table:table-cell>
          <table:table-cell table:formula="of:=VALUE([.G733])" office:value-type="float" office:value="4797" calcext:value-type="float">
            <text:p>47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98.root</text:p>
          </table:table-cell>
          <table:table-cell table:number-columns-repeated="2"/>
          <table:table-cell table:formula="of:=LEFT(RIGHT([.D734];10);5)" office:value-type="string" office:string-value="04798" calcext:value-type="string">
            <text:p>04798</text:p>
          </table:table-cell>
          <table:table-cell table:formula="of:=VALUE([.G734])" office:value-type="float" office:value="4798" calcext:value-type="float">
            <text:p>47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799.root</text:p>
          </table:table-cell>
          <table:table-cell table:number-columns-repeated="2"/>
          <table:table-cell table:formula="of:=LEFT(RIGHT([.D735];10);5)" office:value-type="string" office:string-value="04799" calcext:value-type="string">
            <text:p>04799</text:p>
          </table:table-cell>
          <table:table-cell table:formula="of:=VALUE([.G735])" office:value-type="float" office:value="4799" calcext:value-type="float">
            <text:p>47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00.root</text:p>
          </table:table-cell>
          <table:table-cell table:number-columns-repeated="2"/>
          <table:table-cell table:formula="of:=LEFT(RIGHT([.D736];10);5)" office:value-type="string" office:string-value="04800" calcext:value-type="string">
            <text:p>04800</text:p>
          </table:table-cell>
          <table:table-cell table:formula="of:=VALUE([.G736])"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01.root</text:p>
          </table:table-cell>
          <table:table-cell table:number-columns-repeated="2"/>
          <table:table-cell table:formula="of:=LEFT(RIGHT([.D737];10);5)" office:value-type="string" office:string-value="04801" calcext:value-type="string">
            <text:p>04801</text:p>
          </table:table-cell>
          <table:table-cell table:formula="of:=VALUE([.G737])" office:value-type="float" office:value="4801" calcext:value-type="float">
            <text:p>48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02.root</text:p>
          </table:table-cell>
          <table:table-cell table:number-columns-repeated="2"/>
          <table:table-cell table:formula="of:=LEFT(RIGHT([.D738];10);5)" office:value-type="string" office:string-value="04802" calcext:value-type="string">
            <text:p>04802</text:p>
          </table:table-cell>
          <table:table-cell table:formula="of:=VALUE([.G738])" office:value-type="float" office:value="4802" calcext:value-type="float">
            <text:p>48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03.root</text:p>
          </table:table-cell>
          <table:table-cell table:number-columns-repeated="2"/>
          <table:table-cell table:formula="of:=LEFT(RIGHT([.D739];10);5)" office:value-type="string" office:string-value="04803" calcext:value-type="string">
            <text:p>04803</text:p>
          </table:table-cell>
          <table:table-cell table:formula="of:=VALUE([.G739])" office:value-type="float" office:value="4803" calcext:value-type="float">
            <text:p>48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04.root</text:p>
          </table:table-cell>
          <table:table-cell table:number-columns-repeated="2"/>
          <table:table-cell table:formula="of:=LEFT(RIGHT([.D740];10);5)" office:value-type="string" office:string-value="04804" calcext:value-type="string">
            <text:p>04804</text:p>
          </table:table-cell>
          <table:table-cell table:formula="of:=VALUE([.G740])" office:value-type="float" office:value="4804" calcext:value-type="float">
            <text:p>48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05.root</text:p>
          </table:table-cell>
          <table:table-cell table:number-columns-repeated="2"/>
          <table:table-cell table:formula="of:=LEFT(RIGHT([.D741];10);5)" office:value-type="string" office:string-value="04805" calcext:value-type="string">
            <text:p>04805</text:p>
          </table:table-cell>
          <table:table-cell table:formula="of:=VALUE([.G741])" office:value-type="float" office:value="4805" calcext:value-type="float">
            <text:p>48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06.root</text:p>
          </table:table-cell>
          <table:table-cell table:number-columns-repeated="2"/>
          <table:table-cell table:formula="of:=LEFT(RIGHT([.D742];10);5)" office:value-type="string" office:string-value="04806" calcext:value-type="string">
            <text:p>04806</text:p>
          </table:table-cell>
          <table:table-cell table:formula="of:=VALUE([.G742])" office:value-type="float" office:value="4806" calcext:value-type="float">
            <text:p>48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07.root</text:p>
          </table:table-cell>
          <table:table-cell table:number-columns-repeated="2"/>
          <table:table-cell table:formula="of:=LEFT(RIGHT([.D743];10);5)" office:value-type="string" office:string-value="04807" calcext:value-type="string">
            <text:p>04807</text:p>
          </table:table-cell>
          <table:table-cell table:formula="of:=VALUE([.G743])" office:value-type="float" office:value="4807" calcext:value-type="float">
            <text:p>48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08.root</text:p>
          </table:table-cell>
          <table:table-cell table:number-columns-repeated="2"/>
          <table:table-cell table:formula="of:=LEFT(RIGHT([.D744];10);5)" office:value-type="string" office:string-value="04808" calcext:value-type="string">
            <text:p>04808</text:p>
          </table:table-cell>
          <table:table-cell table:formula="of:=VALUE([.G744])" office:value-type="float" office:value="4808" calcext:value-type="float">
            <text:p>48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09.root</text:p>
          </table:table-cell>
          <table:table-cell table:number-columns-repeated="2"/>
          <table:table-cell table:formula="of:=LEFT(RIGHT([.D745];10);5)" office:value-type="string" office:string-value="04809" calcext:value-type="string">
            <text:p>04809</text:p>
          </table:table-cell>
          <table:table-cell table:formula="of:=VALUE([.G745])" office:value-type="float" office:value="4809" calcext:value-type="float">
            <text:p>48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10.root</text:p>
          </table:table-cell>
          <table:table-cell table:number-columns-repeated="2"/>
          <table:table-cell table:formula="of:=LEFT(RIGHT([.D746];10);5)" office:value-type="string" office:string-value="04810" calcext:value-type="string">
            <text:p>04810</text:p>
          </table:table-cell>
          <table:table-cell table:formula="of:=VALUE([.G746])" office:value-type="float" office:value="4810" calcext:value-type="float">
            <text:p>48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11.root</text:p>
          </table:table-cell>
          <table:table-cell table:number-columns-repeated="2"/>
          <table:table-cell table:formula="of:=LEFT(RIGHT([.D747];10);5)" office:value-type="string" office:string-value="04811" calcext:value-type="string">
            <text:p>04811</text:p>
          </table:table-cell>
          <table:table-cell table:formula="of:=VALUE([.G747])" office:value-type="float" office:value="4811" calcext:value-type="float">
            <text:p>48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12.root</text:p>
          </table:table-cell>
          <table:table-cell table:number-columns-repeated="2"/>
          <table:table-cell table:formula="of:=LEFT(RIGHT([.D748];10);5)" office:value-type="string" office:string-value="04812" calcext:value-type="string">
            <text:p>04812</text:p>
          </table:table-cell>
          <table:table-cell table:formula="of:=VALUE([.G748])" office:value-type="float" office:value="4812" calcext:value-type="float">
            <text:p>48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13.root</text:p>
          </table:table-cell>
          <table:table-cell table:number-columns-repeated="2"/>
          <table:table-cell table:formula="of:=LEFT(RIGHT([.D749];10);5)" office:value-type="string" office:string-value="04813" calcext:value-type="string">
            <text:p>04813</text:p>
          </table:table-cell>
          <table:table-cell table:formula="of:=VALUE([.G749])" office:value-type="float" office:value="4813" calcext:value-type="float">
            <text:p>48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14.root</text:p>
          </table:table-cell>
          <table:table-cell table:number-columns-repeated="2"/>
          <table:table-cell table:formula="of:=LEFT(RIGHT([.D750];10);5)" office:value-type="string" office:string-value="04814" calcext:value-type="string">
            <text:p>04814</text:p>
          </table:table-cell>
          <table:table-cell table:formula="of:=VALUE([.G750])" office:value-type="float" office:value="4814" calcext:value-type="float">
            <text:p>48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15.root</text:p>
          </table:table-cell>
          <table:table-cell table:number-columns-repeated="2"/>
          <table:table-cell table:formula="of:=LEFT(RIGHT([.D751];10);5)" office:value-type="string" office:string-value="04815" calcext:value-type="string">
            <text:p>04815</text:p>
          </table:table-cell>
          <table:table-cell table:formula="of:=VALUE([.G751])" office:value-type="float" office:value="4815" calcext:value-type="float">
            <text:p>48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16.root</text:p>
          </table:table-cell>
          <table:table-cell table:number-columns-repeated="2"/>
          <table:table-cell table:formula="of:=LEFT(RIGHT([.D752];10);5)" office:value-type="string" office:string-value="04816" calcext:value-type="string">
            <text:p>04816</text:p>
          </table:table-cell>
          <table:table-cell table:formula="of:=VALUE([.G752])" office:value-type="float" office:value="4816" calcext:value-type="float">
            <text:p>48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17.root</text:p>
          </table:table-cell>
          <table:table-cell table:number-columns-repeated="2"/>
          <table:table-cell table:formula="of:=LEFT(RIGHT([.D753];10);5)" office:value-type="string" office:string-value="04817" calcext:value-type="string">
            <text:p>04817</text:p>
          </table:table-cell>
          <table:table-cell table:formula="of:=VALUE([.G753])" office:value-type="float" office:value="4817" calcext:value-type="float">
            <text:p>48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18.root</text:p>
          </table:table-cell>
          <table:table-cell table:number-columns-repeated="2"/>
          <table:table-cell table:formula="of:=LEFT(RIGHT([.D754];10);5)" office:value-type="string" office:string-value="04818" calcext:value-type="string">
            <text:p>04818</text:p>
          </table:table-cell>
          <table:table-cell table:formula="of:=VALUE([.G754])" office:value-type="float" office:value="4818" calcext:value-type="float">
            <text:p>48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19.root</text:p>
          </table:table-cell>
          <table:table-cell table:number-columns-repeated="2"/>
          <table:table-cell table:formula="of:=LEFT(RIGHT([.D755];10);5)" office:value-type="string" office:string-value="04819" calcext:value-type="string">
            <text:p>04819</text:p>
          </table:table-cell>
          <table:table-cell table:formula="of:=VALUE([.G755])" office:value-type="float" office:value="4819" calcext:value-type="float">
            <text:p>48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20.root</text:p>
          </table:table-cell>
          <table:table-cell table:number-columns-repeated="2"/>
          <table:table-cell table:formula="of:=LEFT(RIGHT([.D756];10);5)" office:value-type="string" office:string-value="04820" calcext:value-type="string">
            <text:p>04820</text:p>
          </table:table-cell>
          <table:table-cell table:formula="of:=VALUE([.G756])" office:value-type="float" office:value="4820" calcext:value-type="float">
            <text:p>48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21.root</text:p>
          </table:table-cell>
          <table:table-cell table:number-columns-repeated="2"/>
          <table:table-cell table:formula="of:=LEFT(RIGHT([.D757];10);5)" office:value-type="string" office:string-value="04821" calcext:value-type="string">
            <text:p>04821</text:p>
          </table:table-cell>
          <table:table-cell table:formula="of:=VALUE([.G757])" office:value-type="float" office:value="4821" calcext:value-type="float">
            <text:p>48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22.root</text:p>
          </table:table-cell>
          <table:table-cell table:number-columns-repeated="2"/>
          <table:table-cell table:formula="of:=LEFT(RIGHT([.D758];10);5)" office:value-type="string" office:string-value="04822" calcext:value-type="string">
            <text:p>04822</text:p>
          </table:table-cell>
          <table:table-cell table:formula="of:=VALUE([.G758])" office:value-type="float" office:value="4822" calcext:value-type="float">
            <text:p>48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23.root</text:p>
          </table:table-cell>
          <table:table-cell table:number-columns-repeated="2"/>
          <table:table-cell table:formula="of:=LEFT(RIGHT([.D759];10);5)" office:value-type="string" office:string-value="04823" calcext:value-type="string">
            <text:p>04823</text:p>
          </table:table-cell>
          <table:table-cell table:formula="of:=VALUE([.G759])" office:value-type="float" office:value="4823" calcext:value-type="float">
            <text:p>48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24.root</text:p>
          </table:table-cell>
          <table:table-cell table:number-columns-repeated="2"/>
          <table:table-cell table:formula="of:=LEFT(RIGHT([.D760];10);5)" office:value-type="string" office:string-value="04824" calcext:value-type="string">
            <text:p>04824</text:p>
          </table:table-cell>
          <table:table-cell table:formula="of:=VALUE([.G760])" office:value-type="float" office:value="4824" calcext:value-type="float">
            <text:p>48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25.root</text:p>
          </table:table-cell>
          <table:table-cell table:number-columns-repeated="2"/>
          <table:table-cell table:formula="of:=LEFT(RIGHT([.D761];10);5)" office:value-type="string" office:string-value="04825" calcext:value-type="string">
            <text:p>04825</text:p>
          </table:table-cell>
          <table:table-cell table:formula="of:=VALUE([.G761])" office:value-type="float" office:value="4825" calcext:value-type="float">
            <text:p>48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26.root</text:p>
          </table:table-cell>
          <table:table-cell table:number-columns-repeated="2"/>
          <table:table-cell table:formula="of:=LEFT(RIGHT([.D762];10);5)" office:value-type="string" office:string-value="04826" calcext:value-type="string">
            <text:p>04826</text:p>
          </table:table-cell>
          <table:table-cell table:formula="of:=VALUE([.G762])" office:value-type="float" office:value="4826" calcext:value-type="float">
            <text:p>48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27.root</text:p>
          </table:table-cell>
          <table:table-cell table:number-columns-repeated="2"/>
          <table:table-cell table:formula="of:=LEFT(RIGHT([.D763];10);5)" office:value-type="string" office:string-value="04827" calcext:value-type="string">
            <text:p>04827</text:p>
          </table:table-cell>
          <table:table-cell table:formula="of:=VALUE([.G763])" office:value-type="float" office:value="4827" calcext:value-type="float">
            <text:p>48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28.root</text:p>
          </table:table-cell>
          <table:table-cell table:number-columns-repeated="2"/>
          <table:table-cell table:formula="of:=LEFT(RIGHT([.D764];10);5)" office:value-type="string" office:string-value="04828" calcext:value-type="string">
            <text:p>04828</text:p>
          </table:table-cell>
          <table:table-cell table:formula="of:=VALUE([.G764])" office:value-type="float" office:value="4828" calcext:value-type="float">
            <text:p>48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29.root</text:p>
          </table:table-cell>
          <table:table-cell table:number-columns-repeated="2"/>
          <table:table-cell table:formula="of:=LEFT(RIGHT([.D765];10);5)" office:value-type="string" office:string-value="04829" calcext:value-type="string">
            <text:p>04829</text:p>
          </table:table-cell>
          <table:table-cell table:formula="of:=VALUE([.G765])" office:value-type="float" office:value="4829" calcext:value-type="float">
            <text:p>48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30.root</text:p>
          </table:table-cell>
          <table:table-cell table:number-columns-repeated="2"/>
          <table:table-cell table:formula="of:=LEFT(RIGHT([.D766];10);5)" office:value-type="string" office:string-value="04830" calcext:value-type="string">
            <text:p>04830</text:p>
          </table:table-cell>
          <table:table-cell table:formula="of:=VALUE([.G766])" office:value-type="float" office:value="4830" calcext:value-type="float">
            <text:p>48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31.root</text:p>
          </table:table-cell>
          <table:table-cell table:number-columns-repeated="2"/>
          <table:table-cell table:formula="of:=LEFT(RIGHT([.D767];10);5)" office:value-type="string" office:string-value="04831" calcext:value-type="string">
            <text:p>04831</text:p>
          </table:table-cell>
          <table:table-cell table:formula="of:=VALUE([.G767])" office:value-type="float" office:value="4831" calcext:value-type="float">
            <text:p>48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32.root</text:p>
          </table:table-cell>
          <table:table-cell table:number-columns-repeated="2"/>
          <table:table-cell table:formula="of:=LEFT(RIGHT([.D768];10);5)" office:value-type="string" office:string-value="04832" calcext:value-type="string">
            <text:p>04832</text:p>
          </table:table-cell>
          <table:table-cell table:formula="of:=VALUE([.G768])" office:value-type="float" office:value="4832" calcext:value-type="float">
            <text:p>48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33.root</text:p>
          </table:table-cell>
          <table:table-cell table:number-columns-repeated="2"/>
          <table:table-cell table:formula="of:=LEFT(RIGHT([.D769];10);5)" office:value-type="string" office:string-value="04833" calcext:value-type="string">
            <text:p>04833</text:p>
          </table:table-cell>
          <table:table-cell table:formula="of:=VALUE([.G769])" office:value-type="float" office:value="4833" calcext:value-type="float">
            <text:p>48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34.root</text:p>
          </table:table-cell>
          <table:table-cell table:number-columns-repeated="2"/>
          <table:table-cell table:formula="of:=LEFT(RIGHT([.D770];10);5)" office:value-type="string" office:string-value="04834" calcext:value-type="string">
            <text:p>04834</text:p>
          </table:table-cell>
          <table:table-cell table:formula="of:=VALUE([.G770])" office:value-type="float" office:value="4834" calcext:value-type="float">
            <text:p>48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35.root</text:p>
          </table:table-cell>
          <table:table-cell table:number-columns-repeated="2"/>
          <table:table-cell table:formula="of:=LEFT(RIGHT([.D771];10);5)" office:value-type="string" office:string-value="04835" calcext:value-type="string">
            <text:p>04835</text:p>
          </table:table-cell>
          <table:table-cell table:formula="of:=VALUE([.G771])" office:value-type="float" office:value="4835" calcext:value-type="float">
            <text:p>48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36.root</text:p>
          </table:table-cell>
          <table:table-cell table:number-columns-repeated="2"/>
          <table:table-cell table:formula="of:=LEFT(RIGHT([.D772];10);5)" office:value-type="string" office:string-value="04836" calcext:value-type="string">
            <text:p>04836</text:p>
          </table:table-cell>
          <table:table-cell table:formula="of:=VALUE([.G772])" office:value-type="float" office:value="4836" calcext:value-type="float">
            <text:p>48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37.root</text:p>
          </table:table-cell>
          <table:table-cell table:number-columns-repeated="2"/>
          <table:table-cell table:formula="of:=LEFT(RIGHT([.D773];10);5)" office:value-type="string" office:string-value="04837" calcext:value-type="string">
            <text:p>04837</text:p>
          </table:table-cell>
          <table:table-cell table:formula="of:=VALUE([.G773])" office:value-type="float" office:value="4837" calcext:value-type="float">
            <text:p>48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38.root</text:p>
          </table:table-cell>
          <table:table-cell table:number-columns-repeated="2"/>
          <table:table-cell table:formula="of:=LEFT(RIGHT([.D774];10);5)" office:value-type="string" office:string-value="04838" calcext:value-type="string">
            <text:p>04838</text:p>
          </table:table-cell>
          <table:table-cell table:formula="of:=VALUE([.G774])" office:value-type="float" office:value="4838" calcext:value-type="float">
            <text:p>48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39.root</text:p>
          </table:table-cell>
          <table:table-cell table:number-columns-repeated="2"/>
          <table:table-cell table:formula="of:=LEFT(RIGHT([.D775];10);5)" office:value-type="string" office:string-value="04839" calcext:value-type="string">
            <text:p>04839</text:p>
          </table:table-cell>
          <table:table-cell table:formula="of:=VALUE([.G775])" office:value-type="float" office:value="4839" calcext:value-type="float">
            <text:p>48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40.root</text:p>
          </table:table-cell>
          <table:table-cell table:number-columns-repeated="2"/>
          <table:table-cell table:formula="of:=LEFT(RIGHT([.D776];10);5)" office:value-type="string" office:string-value="04840" calcext:value-type="string">
            <text:p>04840</text:p>
          </table:table-cell>
          <table:table-cell table:formula="of:=VALUE([.G776])" office:value-type="float" office:value="4840" calcext:value-type="float">
            <text:p>48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41.root</text:p>
          </table:table-cell>
          <table:table-cell table:number-columns-repeated="2"/>
          <table:table-cell table:formula="of:=LEFT(RIGHT([.D777];10);5)" office:value-type="string" office:string-value="04841" calcext:value-type="string">
            <text:p>04841</text:p>
          </table:table-cell>
          <table:table-cell table:formula="of:=VALUE([.G777])" office:value-type="float" office:value="4841" calcext:value-type="float">
            <text:p>48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42.root</text:p>
          </table:table-cell>
          <table:table-cell table:number-columns-repeated="2"/>
          <table:table-cell table:formula="of:=LEFT(RIGHT([.D778];10);5)" office:value-type="string" office:string-value="04842" calcext:value-type="string">
            <text:p>04842</text:p>
          </table:table-cell>
          <table:table-cell table:formula="of:=VALUE([.G778])" office:value-type="float" office:value="4842" calcext:value-type="float">
            <text:p>48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43.root</text:p>
          </table:table-cell>
          <table:table-cell table:number-columns-repeated="2"/>
          <table:table-cell table:formula="of:=LEFT(RIGHT([.D779];10);5)" office:value-type="string" office:string-value="04843" calcext:value-type="string">
            <text:p>04843</text:p>
          </table:table-cell>
          <table:table-cell table:formula="of:=VALUE([.G779])" office:value-type="float" office:value="4843" calcext:value-type="float">
            <text:p>48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44.root</text:p>
          </table:table-cell>
          <table:table-cell table:number-columns-repeated="2"/>
          <table:table-cell table:formula="of:=LEFT(RIGHT([.D780];10);5)" office:value-type="string" office:string-value="04844" calcext:value-type="string">
            <text:p>04844</text:p>
          </table:table-cell>
          <table:table-cell table:formula="of:=VALUE([.G780])" office:value-type="float" office:value="4844" calcext:value-type="float">
            <text:p>48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45.root</text:p>
          </table:table-cell>
          <table:table-cell table:number-columns-repeated="2"/>
          <table:table-cell table:formula="of:=LEFT(RIGHT([.D781];10);5)" office:value-type="string" office:string-value="04845" calcext:value-type="string">
            <text:p>04845</text:p>
          </table:table-cell>
          <table:table-cell table:formula="of:=VALUE([.G781])" office:value-type="float" office:value="4845" calcext:value-type="float">
            <text:p>48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46.root</text:p>
          </table:table-cell>
          <table:table-cell table:number-columns-repeated="2"/>
          <table:table-cell table:formula="of:=LEFT(RIGHT([.D782];10);5)" office:value-type="string" office:string-value="04846" calcext:value-type="string">
            <text:p>04846</text:p>
          </table:table-cell>
          <table:table-cell table:formula="of:=VALUE([.G782])" office:value-type="float" office:value="4846" calcext:value-type="float">
            <text:p>48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47.root</text:p>
          </table:table-cell>
          <table:table-cell table:number-columns-repeated="2"/>
          <table:table-cell table:formula="of:=LEFT(RIGHT([.D783];10);5)" office:value-type="string" office:string-value="04847" calcext:value-type="string">
            <text:p>04847</text:p>
          </table:table-cell>
          <table:table-cell table:formula="of:=VALUE([.G783])" office:value-type="float" office:value="4847" calcext:value-type="float">
            <text:p>48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48.root</text:p>
          </table:table-cell>
          <table:table-cell table:number-columns-repeated="2"/>
          <table:table-cell table:formula="of:=LEFT(RIGHT([.D784];10);5)" office:value-type="string" office:string-value="04848" calcext:value-type="string">
            <text:p>04848</text:p>
          </table:table-cell>
          <table:table-cell table:formula="of:=VALUE([.G784])" office:value-type="float" office:value="4848" calcext:value-type="float">
            <text:p>48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49.root</text:p>
          </table:table-cell>
          <table:table-cell table:number-columns-repeated="2"/>
          <table:table-cell table:formula="of:=LEFT(RIGHT([.D785];10);5)" office:value-type="string" office:string-value="04849" calcext:value-type="string">
            <text:p>04849</text:p>
          </table:table-cell>
          <table:table-cell table:formula="of:=VALUE([.G785])" office:value-type="float" office:value="4849" calcext:value-type="float">
            <text:p>48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50.root</text:p>
          </table:table-cell>
          <table:table-cell table:number-columns-repeated="2"/>
          <table:table-cell table:formula="of:=LEFT(RIGHT([.D786];10);5)" office:value-type="string" office:string-value="04850" calcext:value-type="string">
            <text:p>04850</text:p>
          </table:table-cell>
          <table:table-cell table:formula="of:=VALUE([.G786])" office:value-type="float" office:value="4850" calcext:value-type="float">
            <text:p>48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51.root</text:p>
          </table:table-cell>
          <table:table-cell table:number-columns-repeated="2"/>
          <table:table-cell table:formula="of:=LEFT(RIGHT([.D787];10);5)" office:value-type="string" office:string-value="04851" calcext:value-type="string">
            <text:p>04851</text:p>
          </table:table-cell>
          <table:table-cell table:formula="of:=VALUE([.G787])" office:value-type="float" office:value="4851" calcext:value-type="float">
            <text:p>48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52.root</text:p>
          </table:table-cell>
          <table:table-cell table:number-columns-repeated="2"/>
          <table:table-cell table:formula="of:=LEFT(RIGHT([.D788];10);5)" office:value-type="string" office:string-value="04852" calcext:value-type="string">
            <text:p>04852</text:p>
          </table:table-cell>
          <table:table-cell table:formula="of:=VALUE([.G788])" office:value-type="float" office:value="4852" calcext:value-type="float">
            <text:p>48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53.root</text:p>
          </table:table-cell>
          <table:table-cell table:number-columns-repeated="2"/>
          <table:table-cell table:formula="of:=LEFT(RIGHT([.D789];10);5)" office:value-type="string" office:string-value="04853" calcext:value-type="string">
            <text:p>04853</text:p>
          </table:table-cell>
          <table:table-cell table:formula="of:=VALUE([.G789])" office:value-type="float" office:value="4853" calcext:value-type="float">
            <text:p>48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54.root</text:p>
          </table:table-cell>
          <table:table-cell table:number-columns-repeated="2"/>
          <table:table-cell table:formula="of:=LEFT(RIGHT([.D790];10);5)" office:value-type="string" office:string-value="04854" calcext:value-type="string">
            <text:p>04854</text:p>
          </table:table-cell>
          <table:table-cell table:formula="of:=VALUE([.G790])" office:value-type="float" office:value="4854" calcext:value-type="float">
            <text:p>48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55.root</text:p>
          </table:table-cell>
          <table:table-cell table:number-columns-repeated="2"/>
          <table:table-cell table:formula="of:=LEFT(RIGHT([.D791];10);5)" office:value-type="string" office:string-value="04855" calcext:value-type="string">
            <text:p>04855</text:p>
          </table:table-cell>
          <table:table-cell table:formula="of:=VALUE([.G791])" office:value-type="float" office:value="4855" calcext:value-type="float">
            <text:p>48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56.root</text:p>
          </table:table-cell>
          <table:table-cell table:number-columns-repeated="2"/>
          <table:table-cell table:formula="of:=LEFT(RIGHT([.D792];10);5)" office:value-type="string" office:string-value="04856" calcext:value-type="string">
            <text:p>04856</text:p>
          </table:table-cell>
          <table:table-cell table:formula="of:=VALUE([.G792])" office:value-type="float" office:value="4856" calcext:value-type="float">
            <text:p>48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57.root</text:p>
          </table:table-cell>
          <table:table-cell table:number-columns-repeated="2"/>
          <table:table-cell table:formula="of:=LEFT(RIGHT([.D793];10);5)" office:value-type="string" office:string-value="04857" calcext:value-type="string">
            <text:p>04857</text:p>
          </table:table-cell>
          <table:table-cell table:formula="of:=VALUE([.G793])" office:value-type="float" office:value="4857" calcext:value-type="float">
            <text:p>48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58.root</text:p>
          </table:table-cell>
          <table:table-cell table:number-columns-repeated="2"/>
          <table:table-cell table:formula="of:=LEFT(RIGHT([.D794];10);5)" office:value-type="string" office:string-value="04858" calcext:value-type="string">
            <text:p>04858</text:p>
          </table:table-cell>
          <table:table-cell table:formula="of:=VALUE([.G794])" office:value-type="float" office:value="4858" calcext:value-type="float">
            <text:p>48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59.root</text:p>
          </table:table-cell>
          <table:table-cell table:number-columns-repeated="2"/>
          <table:table-cell table:formula="of:=LEFT(RIGHT([.D795];10);5)" office:value-type="string" office:string-value="04859" calcext:value-type="string">
            <text:p>04859</text:p>
          </table:table-cell>
          <table:table-cell table:formula="of:=VALUE([.G795])" office:value-type="float" office:value="4859" calcext:value-type="float">
            <text:p>48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60.root</text:p>
          </table:table-cell>
          <table:table-cell table:number-columns-repeated="2"/>
          <table:table-cell table:formula="of:=LEFT(RIGHT([.D796];10);5)" office:value-type="string" office:string-value="04860" calcext:value-type="string">
            <text:p>04860</text:p>
          </table:table-cell>
          <table:table-cell table:formula="of:=VALUE([.G796])" office:value-type="float" office:value="4860" calcext:value-type="float">
            <text:p>48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61.root</text:p>
          </table:table-cell>
          <table:table-cell table:number-columns-repeated="2"/>
          <table:table-cell table:formula="of:=LEFT(RIGHT([.D797];10);5)" office:value-type="string" office:string-value="04861" calcext:value-type="string">
            <text:p>04861</text:p>
          </table:table-cell>
          <table:table-cell table:formula="of:=VALUE([.G797])" office:value-type="float" office:value="4861" calcext:value-type="float">
            <text:p>48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62.root</text:p>
          </table:table-cell>
          <table:table-cell table:number-columns-repeated="2"/>
          <table:table-cell table:formula="of:=LEFT(RIGHT([.D798];10);5)" office:value-type="string" office:string-value="04862" calcext:value-type="string">
            <text:p>04862</text:p>
          </table:table-cell>
          <table:table-cell table:formula="of:=VALUE([.G798])" office:value-type="float" office:value="4862" calcext:value-type="float">
            <text:p>48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63.root</text:p>
          </table:table-cell>
          <table:table-cell table:number-columns-repeated="2"/>
          <table:table-cell table:formula="of:=LEFT(RIGHT([.D799];10);5)" office:value-type="string" office:string-value="04863" calcext:value-type="string">
            <text:p>04863</text:p>
          </table:table-cell>
          <table:table-cell table:formula="of:=VALUE([.G799])" office:value-type="float" office:value="4863" calcext:value-type="float">
            <text:p>48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64.root</text:p>
          </table:table-cell>
          <table:table-cell table:number-columns-repeated="2"/>
          <table:table-cell table:formula="of:=LEFT(RIGHT([.D800];10);5)" office:value-type="string" office:string-value="04864" calcext:value-type="string">
            <text:p>04864</text:p>
          </table:table-cell>
          <table:table-cell table:formula="of:=VALUE([.G800])" office:value-type="float" office:value="4864" calcext:value-type="float">
            <text:p>48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65.root</text:p>
          </table:table-cell>
          <table:table-cell table:number-columns-repeated="2"/>
          <table:table-cell table:formula="of:=LEFT(RIGHT([.D801];10);5)" office:value-type="string" office:string-value="04865" calcext:value-type="string">
            <text:p>04865</text:p>
          </table:table-cell>
          <table:table-cell table:formula="of:=VALUE([.G801])" office:value-type="float" office:value="4865" calcext:value-type="float">
            <text:p>48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66.root</text:p>
          </table:table-cell>
          <table:table-cell table:number-columns-repeated="2"/>
          <table:table-cell table:formula="of:=LEFT(RIGHT([.D802];10);5)" office:value-type="string" office:string-value="04866" calcext:value-type="string">
            <text:p>04866</text:p>
          </table:table-cell>
          <table:table-cell table:formula="of:=VALUE([.G802])" office:value-type="float" office:value="4866" calcext:value-type="float">
            <text:p>48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67.root</text:p>
          </table:table-cell>
          <table:table-cell table:number-columns-repeated="2"/>
          <table:table-cell table:formula="of:=LEFT(RIGHT([.D803];10);5)" office:value-type="string" office:string-value="04867" calcext:value-type="string">
            <text:p>04867</text:p>
          </table:table-cell>
          <table:table-cell table:formula="of:=VALUE([.G803])" office:value-type="float" office:value="4867" calcext:value-type="float">
            <text:p>48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68.root</text:p>
          </table:table-cell>
          <table:table-cell table:number-columns-repeated="2"/>
          <table:table-cell table:formula="of:=LEFT(RIGHT([.D804];10);5)" office:value-type="string" office:string-value="04868" calcext:value-type="string">
            <text:p>04868</text:p>
          </table:table-cell>
          <table:table-cell table:formula="of:=VALUE([.G804])" office:value-type="float" office:value="4868" calcext:value-type="float">
            <text:p>48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69.root</text:p>
          </table:table-cell>
          <table:table-cell table:number-columns-repeated="2"/>
          <table:table-cell table:formula="of:=LEFT(RIGHT([.D805];10);5)" office:value-type="string" office:string-value="04869" calcext:value-type="string">
            <text:p>04869</text:p>
          </table:table-cell>
          <table:table-cell table:formula="of:=VALUE([.G805])" office:value-type="float" office:value="4869" calcext:value-type="float">
            <text:p>48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70.root</text:p>
          </table:table-cell>
          <table:table-cell table:number-columns-repeated="2"/>
          <table:table-cell table:formula="of:=LEFT(RIGHT([.D806];10);5)" office:value-type="string" office:string-value="04870" calcext:value-type="string">
            <text:p>04870</text:p>
          </table:table-cell>
          <table:table-cell table:formula="of:=VALUE([.G806])" office:value-type="float" office:value="4870" calcext:value-type="float">
            <text:p>48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71.root</text:p>
          </table:table-cell>
          <table:table-cell table:number-columns-repeated="2"/>
          <table:table-cell table:formula="of:=LEFT(RIGHT([.D807];10);5)" office:value-type="string" office:string-value="04871" calcext:value-type="string">
            <text:p>04871</text:p>
          </table:table-cell>
          <table:table-cell table:formula="of:=VALUE([.G807])" office:value-type="float" office:value="4871" calcext:value-type="float">
            <text:p>48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72.root</text:p>
          </table:table-cell>
          <table:table-cell table:number-columns-repeated="2"/>
          <table:table-cell table:formula="of:=LEFT(RIGHT([.D808];10);5)" office:value-type="string" office:string-value="04872" calcext:value-type="string">
            <text:p>04872</text:p>
          </table:table-cell>
          <table:table-cell table:formula="of:=VALUE([.G808])" office:value-type="float" office:value="4872" calcext:value-type="float">
            <text:p>48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73.root</text:p>
          </table:table-cell>
          <table:table-cell table:number-columns-repeated="2"/>
          <table:table-cell table:formula="of:=LEFT(RIGHT([.D809];10);5)" office:value-type="string" office:string-value="04873" calcext:value-type="string">
            <text:p>04873</text:p>
          </table:table-cell>
          <table:table-cell table:formula="of:=VALUE([.G809])" office:value-type="float" office:value="4873" calcext:value-type="float">
            <text:p>48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74.root</text:p>
          </table:table-cell>
          <table:table-cell table:number-columns-repeated="2"/>
          <table:table-cell table:formula="of:=LEFT(RIGHT([.D810];10);5)" office:value-type="string" office:string-value="04874" calcext:value-type="string">
            <text:p>04874</text:p>
          </table:table-cell>
          <table:table-cell table:formula="of:=VALUE([.G810])" office:value-type="float" office:value="4874" calcext:value-type="float">
            <text:p>48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75.root</text:p>
          </table:table-cell>
          <table:table-cell table:number-columns-repeated="2"/>
          <table:table-cell table:formula="of:=LEFT(RIGHT([.D811];10);5)" office:value-type="string" office:string-value="04875" calcext:value-type="string">
            <text:p>04875</text:p>
          </table:table-cell>
          <table:table-cell table:formula="of:=VALUE([.G811])" office:value-type="float" office:value="4875" calcext:value-type="float">
            <text:p>4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76.root</text:p>
          </table:table-cell>
          <table:table-cell table:number-columns-repeated="2"/>
          <table:table-cell table:formula="of:=LEFT(RIGHT([.D812];10);5)" office:value-type="string" office:string-value="04876" calcext:value-type="string">
            <text:p>04876</text:p>
          </table:table-cell>
          <table:table-cell table:formula="of:=VALUE([.G812])" office:value-type="float" office:value="4876" calcext:value-type="float">
            <text:p>48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77.root</text:p>
          </table:table-cell>
          <table:table-cell table:number-columns-repeated="2"/>
          <table:table-cell table:formula="of:=LEFT(RIGHT([.D813];10);5)" office:value-type="string" office:string-value="04877" calcext:value-type="string">
            <text:p>04877</text:p>
          </table:table-cell>
          <table:table-cell table:formula="of:=VALUE([.G813])" office:value-type="float" office:value="4877" calcext:value-type="float">
            <text:p>48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78.root</text:p>
          </table:table-cell>
          <table:table-cell table:number-columns-repeated="2"/>
          <table:table-cell table:formula="of:=LEFT(RIGHT([.D814];10);5)" office:value-type="string" office:string-value="04878" calcext:value-type="string">
            <text:p>04878</text:p>
          </table:table-cell>
          <table:table-cell table:formula="of:=VALUE([.G814])" office:value-type="float" office:value="4878" calcext:value-type="float">
            <text:p>48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79.root</text:p>
          </table:table-cell>
          <table:table-cell table:number-columns-repeated="2"/>
          <table:table-cell table:formula="of:=LEFT(RIGHT([.D815];10);5)" office:value-type="string" office:string-value="04879" calcext:value-type="string">
            <text:p>04879</text:p>
          </table:table-cell>
          <table:table-cell table:formula="of:=VALUE([.G815])" office:value-type="float" office:value="4879" calcext:value-type="float">
            <text:p>48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80.root</text:p>
          </table:table-cell>
          <table:table-cell table:number-columns-repeated="2"/>
          <table:table-cell table:formula="of:=LEFT(RIGHT([.D816];10);5)" office:value-type="string" office:string-value="04880" calcext:value-type="string">
            <text:p>04880</text:p>
          </table:table-cell>
          <table:table-cell table:formula="of:=VALUE([.G816])" office:value-type="float" office:value="4880" calcext:value-type="float">
            <text:p>48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81.root</text:p>
          </table:table-cell>
          <table:table-cell table:number-columns-repeated="2"/>
          <table:table-cell table:formula="of:=LEFT(RIGHT([.D817];10);5)" office:value-type="string" office:string-value="04881" calcext:value-type="string">
            <text:p>04881</text:p>
          </table:table-cell>
          <table:table-cell table:formula="of:=VALUE([.G817])" office:value-type="float" office:value="4881" calcext:value-type="float">
            <text:p>48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82.root</text:p>
          </table:table-cell>
          <table:table-cell table:number-columns-repeated="2"/>
          <table:table-cell table:formula="of:=LEFT(RIGHT([.D818];10);5)" office:value-type="string" office:string-value="04882" calcext:value-type="string">
            <text:p>04882</text:p>
          </table:table-cell>
          <table:table-cell table:formula="of:=VALUE([.G818])" office:value-type="float" office:value="4882" calcext:value-type="float">
            <text:p>48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83.root</text:p>
          </table:table-cell>
          <table:table-cell table:number-columns-repeated="2"/>
          <table:table-cell table:formula="of:=LEFT(RIGHT([.D819];10);5)" office:value-type="string" office:string-value="04883" calcext:value-type="string">
            <text:p>04883</text:p>
          </table:table-cell>
          <table:table-cell table:formula="of:=VALUE([.G819])" office:value-type="float" office:value="4883" calcext:value-type="float">
            <text:p>48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84.root</text:p>
          </table:table-cell>
          <table:table-cell table:number-columns-repeated="2"/>
          <table:table-cell table:formula="of:=LEFT(RIGHT([.D820];10);5)" office:value-type="string" office:string-value="04884" calcext:value-type="string">
            <text:p>04884</text:p>
          </table:table-cell>
          <table:table-cell table:formula="of:=VALUE([.G820])" office:value-type="float" office:value="4884" calcext:value-type="float">
            <text:p>48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85.root</text:p>
          </table:table-cell>
          <table:table-cell table:number-columns-repeated="2"/>
          <table:table-cell table:formula="of:=LEFT(RIGHT([.D821];10);5)" office:value-type="string" office:string-value="04885" calcext:value-type="string">
            <text:p>04885</text:p>
          </table:table-cell>
          <table:table-cell table:formula="of:=VALUE([.G821])" office:value-type="float" office:value="4885" calcext:value-type="float">
            <text:p>48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86.root</text:p>
          </table:table-cell>
          <table:table-cell table:number-columns-repeated="2"/>
          <table:table-cell table:formula="of:=LEFT(RIGHT([.D822];10);5)" office:value-type="string" office:string-value="04886" calcext:value-type="string">
            <text:p>04886</text:p>
          </table:table-cell>
          <table:table-cell table:formula="of:=VALUE([.G822])" office:value-type="float" office:value="4886" calcext:value-type="float">
            <text:p>48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98.root</text:p>
          </table:table-cell>
          <table:table-cell table:number-columns-repeated="2"/>
          <table:table-cell table:formula="of:=LEFT(RIGHT([.D823];10);5)" office:value-type="string" office:string-value="04898" calcext:value-type="string">
            <text:p>04898</text:p>
          </table:table-cell>
          <table:table-cell table:formula="of:=VALUE([.G823])" office:value-type="float" office:value="4898" calcext:value-type="float">
            <text:p>48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899.root</text:p>
          </table:table-cell>
          <table:table-cell table:number-columns-repeated="2"/>
          <table:table-cell table:formula="of:=LEFT(RIGHT([.D824];10);5)" office:value-type="string" office:string-value="04899" calcext:value-type="string">
            <text:p>04899</text:p>
          </table:table-cell>
          <table:table-cell table:formula="of:=VALUE([.G824])" office:value-type="float" office:value="4899" calcext:value-type="float">
            <text:p>48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00.root</text:p>
          </table:table-cell>
          <table:table-cell table:number-columns-repeated="2"/>
          <table:table-cell table:formula="of:=LEFT(RIGHT([.D825];10);5)" office:value-type="string" office:string-value="04900" calcext:value-type="string">
            <text:p>04900</text:p>
          </table:table-cell>
          <table:table-cell table:formula="of:=VALUE([.G825])"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01.root</text:p>
          </table:table-cell>
          <table:table-cell table:number-columns-repeated="2"/>
          <table:table-cell table:formula="of:=LEFT(RIGHT([.D826];10);5)" office:value-type="string" office:string-value="04901" calcext:value-type="string">
            <text:p>04901</text:p>
          </table:table-cell>
          <table:table-cell table:formula="of:=VALUE([.G826])" office:value-type="float" office:value="4901" calcext:value-type="float">
            <text:p>49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02.root</text:p>
          </table:table-cell>
          <table:table-cell table:number-columns-repeated="2"/>
          <table:table-cell table:formula="of:=LEFT(RIGHT([.D827];10);5)" office:value-type="string" office:string-value="04902" calcext:value-type="string">
            <text:p>04902</text:p>
          </table:table-cell>
          <table:table-cell table:formula="of:=VALUE([.G827])" office:value-type="float" office:value="4902" calcext:value-type="float">
            <text:p>49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83.root</text:p>
          </table:table-cell>
          <table:table-cell table:number-columns-repeated="2"/>
          <table:table-cell table:formula="of:=LEFT(RIGHT([.D828];10);5)" office:value-type="string" office:string-value="04983" calcext:value-type="string">
            <text:p>04983</text:p>
          </table:table-cell>
          <table:table-cell table:formula="of:=VALUE([.G828])" office:value-type="float" office:value="4983" calcext:value-type="float">
            <text:p>49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84.root</text:p>
          </table:table-cell>
          <table:table-cell table:number-columns-repeated="2"/>
          <table:table-cell table:formula="of:=LEFT(RIGHT([.D829];10);5)" office:value-type="string" office:string-value="04984" calcext:value-type="string">
            <text:p>04984</text:p>
          </table:table-cell>
          <table:table-cell table:formula="of:=VALUE([.G829])" office:value-type="float" office:value="4984" calcext:value-type="float">
            <text:p>49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85.root</text:p>
          </table:table-cell>
          <table:table-cell table:number-columns-repeated="2"/>
          <table:table-cell table:formula="of:=LEFT(RIGHT([.D830];10);5)" office:value-type="string" office:string-value="04985" calcext:value-type="string">
            <text:p>04985</text:p>
          </table:table-cell>
          <table:table-cell table:formula="of:=VALUE([.G830])" office:value-type="float" office:value="4985" calcext:value-type="float">
            <text:p>49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86.root</text:p>
          </table:table-cell>
          <table:table-cell table:number-columns-repeated="2"/>
          <table:table-cell table:formula="of:=LEFT(RIGHT([.D831];10);5)" office:value-type="string" office:string-value="04986" calcext:value-type="string">
            <text:p>04986</text:p>
          </table:table-cell>
          <table:table-cell table:formula="of:=VALUE([.G831])" office:value-type="float" office:value="4986" calcext:value-type="float">
            <text:p>49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87.root</text:p>
          </table:table-cell>
          <table:table-cell table:number-columns-repeated="2"/>
          <table:table-cell table:formula="of:=LEFT(RIGHT([.D832];10);5)" office:value-type="string" office:string-value="04987" calcext:value-type="string">
            <text:p>04987</text:p>
          </table:table-cell>
          <table:table-cell table:formula="of:=VALUE([.G832])" office:value-type="float" office:value="4987" calcext:value-type="float">
            <text:p>49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88.root</text:p>
          </table:table-cell>
          <table:table-cell table:number-columns-repeated="2"/>
          <table:table-cell table:formula="of:=LEFT(RIGHT([.D833];10);5)" office:value-type="string" office:string-value="04988" calcext:value-type="string">
            <text:p>04988</text:p>
          </table:table-cell>
          <table:table-cell table:formula="of:=VALUE([.G833])" office:value-type="float" office:value="4988" calcext:value-type="float">
            <text:p>49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89.root</text:p>
          </table:table-cell>
          <table:table-cell table:number-columns-repeated="2"/>
          <table:table-cell table:formula="of:=LEFT(RIGHT([.D834];10);5)" office:value-type="string" office:string-value="04989" calcext:value-type="string">
            <text:p>04989</text:p>
          </table:table-cell>
          <table:table-cell table:formula="of:=VALUE([.G834])" office:value-type="float" office:value="4989" calcext:value-type="float">
            <text:p>49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90.root</text:p>
          </table:table-cell>
          <table:table-cell table:number-columns-repeated="2"/>
          <table:table-cell table:formula="of:=LEFT(RIGHT([.D835];10);5)" office:value-type="string" office:string-value="04990" calcext:value-type="string">
            <text:p>04990</text:p>
          </table:table-cell>
          <table:table-cell table:formula="of:=VALUE([.G835])" office:value-type="float" office:value="4990" calcext:value-type="float">
            <text:p>49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91.root</text:p>
          </table:table-cell>
          <table:table-cell table:number-columns-repeated="2"/>
          <table:table-cell table:formula="of:=LEFT(RIGHT([.D836];10);5)" office:value-type="string" office:string-value="04991" calcext:value-type="string">
            <text:p>04991</text:p>
          </table:table-cell>
          <table:table-cell table:formula="of:=VALUE([.G836])" office:value-type="float" office:value="4991" calcext:value-type="float">
            <text:p>49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92.root</text:p>
          </table:table-cell>
          <table:table-cell table:number-columns-repeated="2"/>
          <table:table-cell table:formula="of:=LEFT(RIGHT([.D837];10);5)" office:value-type="string" office:string-value="04992" calcext:value-type="string">
            <text:p>04992</text:p>
          </table:table-cell>
          <table:table-cell table:formula="of:=VALUE([.G837])" office:value-type="float" office:value="4992" calcext:value-type="float">
            <text:p>49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93.root</text:p>
          </table:table-cell>
          <table:table-cell table:number-columns-repeated="2"/>
          <table:table-cell table:formula="of:=LEFT(RIGHT([.D838];10);5)" office:value-type="string" office:string-value="04993" calcext:value-type="string">
            <text:p>04993</text:p>
          </table:table-cell>
          <table:table-cell table:formula="of:=VALUE([.G838])" office:value-type="float" office:value="4993" calcext:value-type="float">
            <text:p>49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94.root</text:p>
          </table:table-cell>
          <table:table-cell table:number-columns-repeated="2"/>
          <table:table-cell table:formula="of:=LEFT(RIGHT([.D839];10);5)" office:value-type="string" office:string-value="04994" calcext:value-type="string">
            <text:p>04994</text:p>
          </table:table-cell>
          <table:table-cell table:formula="of:=VALUE([.G839])" office:value-type="float" office:value="4994" calcext:value-type="float">
            <text:p>49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95.root</text:p>
          </table:table-cell>
          <table:table-cell table:number-columns-repeated="2"/>
          <table:table-cell table:formula="of:=LEFT(RIGHT([.D840];10);5)" office:value-type="string" office:string-value="04995" calcext:value-type="string">
            <text:p>04995</text:p>
          </table:table-cell>
          <table:table-cell table:formula="of:=VALUE([.G840])" office:value-type="float" office:value="4995" calcext:value-type="float">
            <text:p>49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96.root</text:p>
          </table:table-cell>
          <table:table-cell table:number-columns-repeated="2"/>
          <table:table-cell table:formula="of:=LEFT(RIGHT([.D841];10);5)" office:value-type="string" office:string-value="04996" calcext:value-type="string">
            <text:p>04996</text:p>
          </table:table-cell>
          <table:table-cell table:formula="of:=VALUE([.G841])" office:value-type="float" office:value="4996" calcext:value-type="float">
            <text:p>49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97.root</text:p>
          </table:table-cell>
          <table:table-cell table:number-columns-repeated="2"/>
          <table:table-cell table:formula="of:=LEFT(RIGHT([.D842];10);5)" office:value-type="string" office:string-value="04997" calcext:value-type="string">
            <text:p>04997</text:p>
          </table:table-cell>
          <table:table-cell table:formula="of:=VALUE([.G842])" office:value-type="float" office:value="4997" calcext:value-type="float">
            <text:p>49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98.root</text:p>
          </table:table-cell>
          <table:table-cell table:number-columns-repeated="2"/>
          <table:table-cell table:formula="of:=LEFT(RIGHT([.D843];10);5)" office:value-type="string" office:string-value="04998" calcext:value-type="string">
            <text:p>04998</text:p>
          </table:table-cell>
          <table:table-cell table:formula="of:=VALUE([.G843])" office:value-type="float" office:value="4998" calcext:value-type="float">
            <text:p>4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4999.root</text:p>
          </table:table-cell>
          <table:table-cell table:number-columns-repeated="2"/>
          <table:table-cell table:formula="of:=LEFT(RIGHT([.D844];10);5)" office:value-type="string" office:string-value="04999" calcext:value-type="string">
            <text:p>04999</text:p>
          </table:table-cell>
          <table:table-cell table:formula="of:=VALUE([.G844])" office:value-type="float" office:value="4999" calcext:value-type="float">
            <text:p>4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00.root</text:p>
          </table:table-cell>
          <table:table-cell table:number-columns-repeated="2"/>
          <table:table-cell table:formula="of:=LEFT(RIGHT([.D845];10);5)" office:value-type="string" office:string-value="05000" calcext:value-type="string">
            <text:p>05000</text:p>
          </table:table-cell>
          <table:table-cell table:formula="of:=VALUE([.G845])"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01.root</text:p>
          </table:table-cell>
          <table:table-cell table:number-columns-repeated="2"/>
          <table:table-cell table:formula="of:=LEFT(RIGHT([.D846];10);5)" office:value-type="string" office:string-value="05001" calcext:value-type="string">
            <text:p>05001</text:p>
          </table:table-cell>
          <table:table-cell table:formula="of:=VALUE([.G846])" office:value-type="float" office:value="5001" calcext:value-type="float">
            <text:p>5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02.root</text:p>
          </table:table-cell>
          <table:table-cell table:number-columns-repeated="2"/>
          <table:table-cell table:formula="of:=LEFT(RIGHT([.D847];10);5)" office:value-type="string" office:string-value="05002" calcext:value-type="string">
            <text:p>05002</text:p>
          </table:table-cell>
          <table:table-cell table:formula="of:=VALUE([.G847])" office:value-type="float" office:value="5002" calcext:value-type="float">
            <text:p>50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03.root</text:p>
          </table:table-cell>
          <table:table-cell table:number-columns-repeated="2"/>
          <table:table-cell table:formula="of:=LEFT(RIGHT([.D848];10);5)" office:value-type="string" office:string-value="05003" calcext:value-type="string">
            <text:p>05003</text:p>
          </table:table-cell>
          <table:table-cell table:formula="of:=VALUE([.G848])" office:value-type="float" office:value="5003" calcext:value-type="float">
            <text:p>50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04.root</text:p>
          </table:table-cell>
          <table:table-cell table:number-columns-repeated="2"/>
          <table:table-cell table:formula="of:=LEFT(RIGHT([.D849];10);5)" office:value-type="string" office:string-value="05004" calcext:value-type="string">
            <text:p>05004</text:p>
          </table:table-cell>
          <table:table-cell table:formula="of:=VALUE([.G849])" office:value-type="float" office:value="5004" calcext:value-type="float">
            <text:p>50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05.root</text:p>
          </table:table-cell>
          <table:table-cell table:number-columns-repeated="2"/>
          <table:table-cell table:formula="of:=LEFT(RIGHT([.D850];10);5)" office:value-type="string" office:string-value="05005" calcext:value-type="string">
            <text:p>05005</text:p>
          </table:table-cell>
          <table:table-cell table:formula="of:=VALUE([.G850])" office:value-type="float" office:value="5005" calcext:value-type="float">
            <text:p>50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06.root</text:p>
          </table:table-cell>
          <table:table-cell table:number-columns-repeated="2"/>
          <table:table-cell table:formula="of:=LEFT(RIGHT([.D851];10);5)" office:value-type="string" office:string-value="05006" calcext:value-type="string">
            <text:p>05006</text:p>
          </table:table-cell>
          <table:table-cell table:formula="of:=VALUE([.G851])" office:value-type="float" office:value="5006" calcext:value-type="float">
            <text:p>5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07.root</text:p>
          </table:table-cell>
          <table:table-cell table:number-columns-repeated="2"/>
          <table:table-cell table:formula="of:=LEFT(RIGHT([.D852];10);5)" office:value-type="string" office:string-value="05007" calcext:value-type="string">
            <text:p>05007</text:p>
          </table:table-cell>
          <table:table-cell table:formula="of:=VALUE([.G852])" office:value-type="float" office:value="5007" calcext:value-type="float">
            <text:p>5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08.root</text:p>
          </table:table-cell>
          <table:table-cell table:number-columns-repeated="2"/>
          <table:table-cell table:formula="of:=LEFT(RIGHT([.D853];10);5)" office:value-type="string" office:string-value="05008" calcext:value-type="string">
            <text:p>05008</text:p>
          </table:table-cell>
          <table:table-cell table:formula="of:=VALUE([.G853])" office:value-type="float" office:value="5008" calcext:value-type="float">
            <text:p>5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09.root</text:p>
          </table:table-cell>
          <table:table-cell table:number-columns-repeated="2"/>
          <table:table-cell table:formula="of:=LEFT(RIGHT([.D854];10);5)" office:value-type="string" office:string-value="05009" calcext:value-type="string">
            <text:p>05009</text:p>
          </table:table-cell>
          <table:table-cell table:formula="of:=VALUE([.G854])" office:value-type="float" office:value="5009" calcext:value-type="float">
            <text:p>5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10.root</text:p>
          </table:table-cell>
          <table:table-cell table:number-columns-repeated="2"/>
          <table:table-cell table:formula="of:=LEFT(RIGHT([.D855];10);5)" office:value-type="string" office:string-value="05010" calcext:value-type="string">
            <text:p>05010</text:p>
          </table:table-cell>
          <table:table-cell table:formula="of:=VALUE([.G855])" office:value-type="float" office:value="5010" calcext:value-type="float">
            <text:p>50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11.root</text:p>
          </table:table-cell>
          <table:table-cell table:number-columns-repeated="2"/>
          <table:table-cell table:formula="of:=LEFT(RIGHT([.D856];10);5)" office:value-type="string" office:string-value="05011" calcext:value-type="string">
            <text:p>05011</text:p>
          </table:table-cell>
          <table:table-cell table:formula="of:=VALUE([.G856])" office:value-type="float" office:value="5011" calcext:value-type="float">
            <text:p>50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12.root</text:p>
          </table:table-cell>
          <table:table-cell table:number-columns-repeated="2"/>
          <table:table-cell table:formula="of:=LEFT(RIGHT([.D857];10);5)" office:value-type="string" office:string-value="05012" calcext:value-type="string">
            <text:p>05012</text:p>
          </table:table-cell>
          <table:table-cell table:formula="of:=VALUE([.G857])" office:value-type="float" office:value="5012" calcext:value-type="float">
            <text:p>50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13.root</text:p>
          </table:table-cell>
          <table:table-cell table:number-columns-repeated="2"/>
          <table:table-cell table:formula="of:=LEFT(RIGHT([.D858];10);5)" office:value-type="string" office:string-value="05013" calcext:value-type="string">
            <text:p>05013</text:p>
          </table:table-cell>
          <table:table-cell table:formula="of:=VALUE([.G858])" office:value-type="float" office:value="5013" calcext:value-type="float">
            <text:p>50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14.root</text:p>
          </table:table-cell>
          <table:table-cell table:number-columns-repeated="2"/>
          <table:table-cell table:formula="of:=LEFT(RIGHT([.D859];10);5)" office:value-type="string" office:string-value="05014" calcext:value-type="string">
            <text:p>05014</text:p>
          </table:table-cell>
          <table:table-cell table:formula="of:=VALUE([.G859])" office:value-type="float" office:value="5014" calcext:value-type="float">
            <text:p>50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15.root</text:p>
          </table:table-cell>
          <table:table-cell table:number-columns-repeated="2"/>
          <table:table-cell table:formula="of:=LEFT(RIGHT([.D860];10);5)" office:value-type="string" office:string-value="05015" calcext:value-type="string">
            <text:p>05015</text:p>
          </table:table-cell>
          <table:table-cell table:formula="of:=VALUE([.G860])" office:value-type="float" office:value="5015" calcext:value-type="float">
            <text:p>50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16.root</text:p>
          </table:table-cell>
          <table:table-cell table:number-columns-repeated="2"/>
          <table:table-cell table:formula="of:=LEFT(RIGHT([.D861];10);5)" office:value-type="string" office:string-value="05016" calcext:value-type="string">
            <text:p>05016</text:p>
          </table:table-cell>
          <table:table-cell table:formula="of:=VALUE([.G861])" office:value-type="float" office:value="5016" calcext:value-type="float">
            <text:p>50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17.root</text:p>
          </table:table-cell>
          <table:table-cell table:number-columns-repeated="2"/>
          <table:table-cell table:formula="of:=LEFT(RIGHT([.D862];10);5)" office:value-type="string" office:string-value="05017" calcext:value-type="string">
            <text:p>05017</text:p>
          </table:table-cell>
          <table:table-cell table:formula="of:=VALUE([.G862])" office:value-type="float" office:value="5017" calcext:value-type="float">
            <text:p>50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18.root</text:p>
          </table:table-cell>
          <table:table-cell table:number-columns-repeated="2"/>
          <table:table-cell table:formula="of:=LEFT(RIGHT([.D863];10);5)" office:value-type="string" office:string-value="05018" calcext:value-type="string">
            <text:p>05018</text:p>
          </table:table-cell>
          <table:table-cell table:formula="of:=VALUE([.G863])" office:value-type="float" office:value="5018" calcext:value-type="float">
            <text:p>50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19.root</text:p>
          </table:table-cell>
          <table:table-cell table:number-columns-repeated="2"/>
          <table:table-cell table:formula="of:=LEFT(RIGHT([.D864];10);5)" office:value-type="string" office:string-value="05019" calcext:value-type="string">
            <text:p>05019</text:p>
          </table:table-cell>
          <table:table-cell table:formula="of:=VALUE([.G864])" office:value-type="float" office:value="5019" calcext:value-type="float">
            <text:p>50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20.root</text:p>
          </table:table-cell>
          <table:table-cell table:number-columns-repeated="2"/>
          <table:table-cell table:formula="of:=LEFT(RIGHT([.D865];10);5)" office:value-type="string" office:string-value="05020" calcext:value-type="string">
            <text:p>05020</text:p>
          </table:table-cell>
          <table:table-cell table:formula="of:=VALUE([.G865])" office:value-type="float" office:value="5020" calcext:value-type="float">
            <text:p>50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21.root</text:p>
          </table:table-cell>
          <table:table-cell table:number-columns-repeated="2"/>
          <table:table-cell table:formula="of:=LEFT(RIGHT([.D866];10);5)" office:value-type="string" office:string-value="05021" calcext:value-type="string">
            <text:p>05021</text:p>
          </table:table-cell>
          <table:table-cell table:formula="of:=VALUE([.G866])" office:value-type="float" office:value="5021" calcext:value-type="float">
            <text:p>50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22.root</text:p>
          </table:table-cell>
          <table:table-cell table:number-columns-repeated="2"/>
          <table:table-cell table:formula="of:=LEFT(RIGHT([.D867];10);5)" office:value-type="string" office:string-value="05022" calcext:value-type="string">
            <text:p>05022</text:p>
          </table:table-cell>
          <table:table-cell table:formula="of:=VALUE([.G867])" office:value-type="float" office:value="5022" calcext:value-type="float">
            <text:p>50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23.root</text:p>
          </table:table-cell>
          <table:table-cell table:number-columns-repeated="2"/>
          <table:table-cell table:formula="of:=LEFT(RIGHT([.D868];10);5)" office:value-type="string" office:string-value="05023" calcext:value-type="string">
            <text:p>05023</text:p>
          </table:table-cell>
          <table:table-cell table:formula="of:=VALUE([.G868])" office:value-type="float" office:value="5023" calcext:value-type="float">
            <text:p>50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24.root</text:p>
          </table:table-cell>
          <table:table-cell table:number-columns-repeated="2"/>
          <table:table-cell table:formula="of:=LEFT(RIGHT([.D869];10);5)" office:value-type="string" office:string-value="05024" calcext:value-type="string">
            <text:p>05024</text:p>
          </table:table-cell>
          <table:table-cell table:formula="of:=VALUE([.G869])" office:value-type="float" office:value="5024" calcext:value-type="float">
            <text:p>50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25.root</text:p>
          </table:table-cell>
          <table:table-cell table:number-columns-repeated="2"/>
          <table:table-cell table:formula="of:=LEFT(RIGHT([.D870];10);5)" office:value-type="string" office:string-value="05025" calcext:value-type="string">
            <text:p>05025</text:p>
          </table:table-cell>
          <table:table-cell table:formula="of:=VALUE([.G870])" office:value-type="float" office:value="5025" calcext:value-type="float">
            <text:p>50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26.root</text:p>
          </table:table-cell>
          <table:table-cell table:number-columns-repeated="2"/>
          <table:table-cell table:formula="of:=LEFT(RIGHT([.D871];10);5)" office:value-type="string" office:string-value="05026" calcext:value-type="string">
            <text:p>05026</text:p>
          </table:table-cell>
          <table:table-cell table:formula="of:=VALUE([.G871])" office:value-type="float" office:value="5026" calcext:value-type="float">
            <text:p>50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27.root</text:p>
          </table:table-cell>
          <table:table-cell table:number-columns-repeated="2"/>
          <table:table-cell table:formula="of:=LEFT(RIGHT([.D872];10);5)" office:value-type="string" office:string-value="05027" calcext:value-type="string">
            <text:p>05027</text:p>
          </table:table-cell>
          <table:table-cell table:formula="of:=VALUE([.G872])" office:value-type="float" office:value="5027" calcext:value-type="float">
            <text:p>50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28.root</text:p>
          </table:table-cell>
          <table:table-cell table:number-columns-repeated="2"/>
          <table:table-cell table:formula="of:=LEFT(RIGHT([.D873];10);5)" office:value-type="string" office:string-value="05028" calcext:value-type="string">
            <text:p>05028</text:p>
          </table:table-cell>
          <table:table-cell table:formula="of:=VALUE([.G873])" office:value-type="float" office:value="5028" calcext:value-type="float">
            <text:p>50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29.root</text:p>
          </table:table-cell>
          <table:table-cell table:number-columns-repeated="2"/>
          <table:table-cell table:formula="of:=LEFT(RIGHT([.D874];10);5)" office:value-type="string" office:string-value="05029" calcext:value-type="string">
            <text:p>05029</text:p>
          </table:table-cell>
          <table:table-cell table:formula="of:=VALUE([.G874])" office:value-type="float" office:value="5029" calcext:value-type="float">
            <text:p>50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30.root</text:p>
          </table:table-cell>
          <table:table-cell table:number-columns-repeated="2"/>
          <table:table-cell table:formula="of:=LEFT(RIGHT([.D875];10);5)" office:value-type="string" office:string-value="05030" calcext:value-type="string">
            <text:p>05030</text:p>
          </table:table-cell>
          <table:table-cell table:formula="of:=VALUE([.G875])" office:value-type="float" office:value="5030" calcext:value-type="float">
            <text:p>50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31.root</text:p>
          </table:table-cell>
          <table:table-cell table:number-columns-repeated="2"/>
          <table:table-cell table:formula="of:=LEFT(RIGHT([.D876];10);5)" office:value-type="string" office:string-value="05031" calcext:value-type="string">
            <text:p>05031</text:p>
          </table:table-cell>
          <table:table-cell table:formula="of:=VALUE([.G876])" office:value-type="float" office:value="5031" calcext:value-type="float">
            <text:p>50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32.root</text:p>
          </table:table-cell>
          <table:table-cell table:number-columns-repeated="2"/>
          <table:table-cell table:formula="of:=LEFT(RIGHT([.D877];10);5)" office:value-type="string" office:string-value="05032" calcext:value-type="string">
            <text:p>05032</text:p>
          </table:table-cell>
          <table:table-cell table:formula="of:=VALUE([.G877])" office:value-type="float" office:value="5032" calcext:value-type="float">
            <text:p>50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33.root</text:p>
          </table:table-cell>
          <table:table-cell table:number-columns-repeated="2"/>
          <table:table-cell table:formula="of:=LEFT(RIGHT([.D878];10);5)" office:value-type="string" office:string-value="05033" calcext:value-type="string">
            <text:p>05033</text:p>
          </table:table-cell>
          <table:table-cell table:formula="of:=VALUE([.G878])" office:value-type="float" office:value="5033" calcext:value-type="float">
            <text:p>50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34.root</text:p>
          </table:table-cell>
          <table:table-cell table:number-columns-repeated="2"/>
          <table:table-cell table:formula="of:=LEFT(RIGHT([.D879];10);5)" office:value-type="string" office:string-value="05034" calcext:value-type="string">
            <text:p>05034</text:p>
          </table:table-cell>
          <table:table-cell table:formula="of:=VALUE([.G879])" office:value-type="float" office:value="5034" calcext:value-type="float">
            <text:p>50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35.root</text:p>
          </table:table-cell>
          <table:table-cell table:number-columns-repeated="2"/>
          <table:table-cell table:formula="of:=LEFT(RIGHT([.D880];10);5)" office:value-type="string" office:string-value="05035" calcext:value-type="string">
            <text:p>05035</text:p>
          </table:table-cell>
          <table:table-cell table:formula="of:=VALUE([.G880])" office:value-type="float" office:value="5035" calcext:value-type="float">
            <text:p>50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36.root</text:p>
          </table:table-cell>
          <table:table-cell table:number-columns-repeated="2"/>
          <table:table-cell table:formula="of:=LEFT(RIGHT([.D881];10);5)" office:value-type="string" office:string-value="05036" calcext:value-type="string">
            <text:p>05036</text:p>
          </table:table-cell>
          <table:table-cell table:formula="of:=VALUE([.G881])" office:value-type="float" office:value="5036" calcext:value-type="float">
            <text:p>50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37.root</text:p>
          </table:table-cell>
          <table:table-cell table:number-columns-repeated="2"/>
          <table:table-cell table:formula="of:=LEFT(RIGHT([.D882];10);5)" office:value-type="string" office:string-value="05037" calcext:value-type="string">
            <text:p>05037</text:p>
          </table:table-cell>
          <table:table-cell table:formula="of:=VALUE([.G882])" office:value-type="float" office:value="5037" calcext:value-type="float">
            <text:p>50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38.root</text:p>
          </table:table-cell>
          <table:table-cell table:number-columns-repeated="2"/>
          <table:table-cell table:formula="of:=LEFT(RIGHT([.D883];10);5)" office:value-type="string" office:string-value="05038" calcext:value-type="string">
            <text:p>05038</text:p>
          </table:table-cell>
          <table:table-cell table:formula="of:=VALUE([.G883])" office:value-type="float" office:value="5038" calcext:value-type="float">
            <text:p>50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39.root</text:p>
          </table:table-cell>
          <table:table-cell table:number-columns-repeated="2"/>
          <table:table-cell table:formula="of:=LEFT(RIGHT([.D884];10);5)" office:value-type="string" office:string-value="05039" calcext:value-type="string">
            <text:p>05039</text:p>
          </table:table-cell>
          <table:table-cell table:formula="of:=VALUE([.G884])" office:value-type="float" office:value="5039" calcext:value-type="float">
            <text:p>50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40.root</text:p>
          </table:table-cell>
          <table:table-cell table:number-columns-repeated="2"/>
          <table:table-cell table:formula="of:=LEFT(RIGHT([.D885];10);5)" office:value-type="string" office:string-value="05040" calcext:value-type="string">
            <text:p>05040</text:p>
          </table:table-cell>
          <table:table-cell table:formula="of:=VALUE([.G885])" office:value-type="float" office:value="5040" calcext:value-type="float">
            <text:p>50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41.root</text:p>
          </table:table-cell>
          <table:table-cell table:number-columns-repeated="2"/>
          <table:table-cell table:formula="of:=LEFT(RIGHT([.D886];10);5)" office:value-type="string" office:string-value="05041" calcext:value-type="string">
            <text:p>05041</text:p>
          </table:table-cell>
          <table:table-cell table:formula="of:=VALUE([.G886])" office:value-type="float" office:value="5041" calcext:value-type="float">
            <text:p>50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42.root</text:p>
          </table:table-cell>
          <table:table-cell table:number-columns-repeated="2"/>
          <table:table-cell table:formula="of:=LEFT(RIGHT([.D887];10);5)" office:value-type="string" office:string-value="05042" calcext:value-type="string">
            <text:p>05042</text:p>
          </table:table-cell>
          <table:table-cell table:formula="of:=VALUE([.G887])" office:value-type="float" office:value="5042" calcext:value-type="float">
            <text:p>50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43.root</text:p>
          </table:table-cell>
          <table:table-cell table:number-columns-repeated="2"/>
          <table:table-cell table:formula="of:=LEFT(RIGHT([.D888];10);5)" office:value-type="string" office:string-value="05043" calcext:value-type="string">
            <text:p>05043</text:p>
          </table:table-cell>
          <table:table-cell table:formula="of:=VALUE([.G888])" office:value-type="float" office:value="5043" calcext:value-type="float">
            <text:p>50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44.root</text:p>
          </table:table-cell>
          <table:table-cell table:number-columns-repeated="2"/>
          <table:table-cell table:formula="of:=LEFT(RIGHT([.D889];10);5)" office:value-type="string" office:string-value="05044" calcext:value-type="string">
            <text:p>05044</text:p>
          </table:table-cell>
          <table:table-cell table:formula="of:=VALUE([.G889])" office:value-type="float" office:value="5044" calcext:value-type="float">
            <text:p>50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45.root</text:p>
          </table:table-cell>
          <table:table-cell table:number-columns-repeated="2"/>
          <table:table-cell table:formula="of:=LEFT(RIGHT([.D890];10);5)" office:value-type="string" office:string-value="05045" calcext:value-type="string">
            <text:p>05045</text:p>
          </table:table-cell>
          <table:table-cell table:formula="of:=VALUE([.G890])" office:value-type="float" office:value="5045" calcext:value-type="float">
            <text:p>50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46.root</text:p>
          </table:table-cell>
          <table:table-cell table:number-columns-repeated="2"/>
          <table:table-cell table:formula="of:=LEFT(RIGHT([.D891];10);5)" office:value-type="string" office:string-value="05046" calcext:value-type="string">
            <text:p>05046</text:p>
          </table:table-cell>
          <table:table-cell table:formula="of:=VALUE([.G891])" office:value-type="float" office:value="5046" calcext:value-type="float">
            <text:p>50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47.root</text:p>
          </table:table-cell>
          <table:table-cell table:number-columns-repeated="2"/>
          <table:table-cell table:formula="of:=LEFT(RIGHT([.D892];10);5)" office:value-type="string" office:string-value="05047" calcext:value-type="string">
            <text:p>05047</text:p>
          </table:table-cell>
          <table:table-cell table:formula="of:=VALUE([.G892])" office:value-type="float" office:value="5047" calcext:value-type="float">
            <text:p>50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48.root</text:p>
          </table:table-cell>
          <table:table-cell table:number-columns-repeated="2"/>
          <table:table-cell table:formula="of:=LEFT(RIGHT([.D893];10);5)" office:value-type="string" office:string-value="05048" calcext:value-type="string">
            <text:p>05048</text:p>
          </table:table-cell>
          <table:table-cell table:formula="of:=VALUE([.G893])" office:value-type="float" office:value="5048" calcext:value-type="float">
            <text:p>50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49.root</text:p>
          </table:table-cell>
          <table:table-cell table:number-columns-repeated="2"/>
          <table:table-cell table:formula="of:=LEFT(RIGHT([.D894];10);5)" office:value-type="string" office:string-value="05049" calcext:value-type="string">
            <text:p>05049</text:p>
          </table:table-cell>
          <table:table-cell table:formula="of:=VALUE([.G894])" office:value-type="float" office:value="5049" calcext:value-type="float">
            <text:p>50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50.root</text:p>
          </table:table-cell>
          <table:table-cell table:number-columns-repeated="2"/>
          <table:table-cell table:formula="of:=LEFT(RIGHT([.D895];10);5)" office:value-type="string" office:string-value="05050" calcext:value-type="string">
            <text:p>05050</text:p>
          </table:table-cell>
          <table:table-cell table:formula="of:=VALUE([.G895])" office:value-type="float" office:value="5050" calcext:value-type="float">
            <text:p>50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51.root</text:p>
          </table:table-cell>
          <table:table-cell table:number-columns-repeated="2"/>
          <table:table-cell table:formula="of:=LEFT(RIGHT([.D896];10);5)" office:value-type="string" office:string-value="05051" calcext:value-type="string">
            <text:p>05051</text:p>
          </table:table-cell>
          <table:table-cell table:formula="of:=VALUE([.G896])" office:value-type="float" office:value="5051" calcext:value-type="float">
            <text:p>50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52.root</text:p>
          </table:table-cell>
          <table:table-cell table:number-columns-repeated="2"/>
          <table:table-cell table:formula="of:=LEFT(RIGHT([.D897];10);5)" office:value-type="string" office:string-value="05052" calcext:value-type="string">
            <text:p>05052</text:p>
          </table:table-cell>
          <table:table-cell table:formula="of:=VALUE([.G897])" office:value-type="float" office:value="5052" calcext:value-type="float">
            <text:p>50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53.root</text:p>
          </table:table-cell>
          <table:table-cell table:number-columns-repeated="2"/>
          <table:table-cell table:formula="of:=LEFT(RIGHT([.D898];10);5)" office:value-type="string" office:string-value="05053" calcext:value-type="string">
            <text:p>05053</text:p>
          </table:table-cell>
          <table:table-cell table:formula="of:=VALUE([.G898])" office:value-type="float" office:value="5053" calcext:value-type="float">
            <text:p>50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54.root</text:p>
          </table:table-cell>
          <table:table-cell table:number-columns-repeated="2"/>
          <table:table-cell table:formula="of:=LEFT(RIGHT([.D899];10);5)" office:value-type="string" office:string-value="05054" calcext:value-type="string">
            <text:p>05054</text:p>
          </table:table-cell>
          <table:table-cell table:formula="of:=VALUE([.G899])" office:value-type="float" office:value="5054" calcext:value-type="float">
            <text:p>50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55.root</text:p>
          </table:table-cell>
          <table:table-cell table:number-columns-repeated="2"/>
          <table:table-cell table:formula="of:=LEFT(RIGHT([.D900];10);5)" office:value-type="string" office:string-value="05055" calcext:value-type="string">
            <text:p>05055</text:p>
          </table:table-cell>
          <table:table-cell table:formula="of:=VALUE([.G900])" office:value-type="float" office:value="5055" calcext:value-type="float">
            <text:p>50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56.root</text:p>
          </table:table-cell>
          <table:table-cell table:number-columns-repeated="2"/>
          <table:table-cell table:formula="of:=LEFT(RIGHT([.D901];10);5)" office:value-type="string" office:string-value="05056" calcext:value-type="string">
            <text:p>05056</text:p>
          </table:table-cell>
          <table:table-cell table:formula="of:=VALUE([.G901])" office:value-type="float" office:value="5056" calcext:value-type="float">
            <text:p>50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57.root</text:p>
          </table:table-cell>
          <table:table-cell table:number-columns-repeated="2"/>
          <table:table-cell table:formula="of:=LEFT(RIGHT([.D902];10);5)" office:value-type="string" office:string-value="05057" calcext:value-type="string">
            <text:p>05057</text:p>
          </table:table-cell>
          <table:table-cell table:formula="of:=VALUE([.G902])" office:value-type="float" office:value="5057" calcext:value-type="float">
            <text:p>50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58.root</text:p>
          </table:table-cell>
          <table:table-cell table:number-columns-repeated="2"/>
          <table:table-cell table:formula="of:=LEFT(RIGHT([.D903];10);5)" office:value-type="string" office:string-value="05058" calcext:value-type="string">
            <text:p>05058</text:p>
          </table:table-cell>
          <table:table-cell table:formula="of:=VALUE([.G903])" office:value-type="float" office:value="5058" calcext:value-type="float">
            <text:p>50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59.root</text:p>
          </table:table-cell>
          <table:table-cell table:number-columns-repeated="2"/>
          <table:table-cell table:formula="of:=LEFT(RIGHT([.D904];10);5)" office:value-type="string" office:string-value="05059" calcext:value-type="string">
            <text:p>05059</text:p>
          </table:table-cell>
          <table:table-cell table:formula="of:=VALUE([.G904])" office:value-type="float" office:value="5059" calcext:value-type="float">
            <text:p>50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60.root</text:p>
          </table:table-cell>
          <table:table-cell table:number-columns-repeated="2"/>
          <table:table-cell table:formula="of:=LEFT(RIGHT([.D905];10);5)" office:value-type="string" office:string-value="05060" calcext:value-type="string">
            <text:p>05060</text:p>
          </table:table-cell>
          <table:table-cell table:formula="of:=VALUE([.G905])" office:value-type="float" office:value="5060" calcext:value-type="float">
            <text:p>50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61.root</text:p>
          </table:table-cell>
          <table:table-cell table:number-columns-repeated="2"/>
          <table:table-cell table:formula="of:=LEFT(RIGHT([.D906];10);5)" office:value-type="string" office:string-value="05061" calcext:value-type="string">
            <text:p>05061</text:p>
          </table:table-cell>
          <table:table-cell table:formula="of:=VALUE([.G906])" office:value-type="float" office:value="5061" calcext:value-type="float">
            <text:p>50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62.root</text:p>
          </table:table-cell>
          <table:table-cell table:number-columns-repeated="2"/>
          <table:table-cell table:formula="of:=LEFT(RIGHT([.D907];10);5)" office:value-type="string" office:string-value="05062" calcext:value-type="string">
            <text:p>05062</text:p>
          </table:table-cell>
          <table:table-cell table:formula="of:=VALUE([.G907])" office:value-type="float" office:value="5062" calcext:value-type="float">
            <text:p>50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63.root</text:p>
          </table:table-cell>
          <table:table-cell table:number-columns-repeated="2"/>
          <table:table-cell table:formula="of:=LEFT(RIGHT([.D908];10);5)" office:value-type="string" office:string-value="05063" calcext:value-type="string">
            <text:p>05063</text:p>
          </table:table-cell>
          <table:table-cell table:formula="of:=VALUE([.G908])" office:value-type="float" office:value="5063" calcext:value-type="float">
            <text:p>50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64.root</text:p>
          </table:table-cell>
          <table:table-cell table:number-columns-repeated="2"/>
          <table:table-cell table:formula="of:=LEFT(RIGHT([.D909];10);5)" office:value-type="string" office:string-value="05064" calcext:value-type="string">
            <text:p>05064</text:p>
          </table:table-cell>
          <table:table-cell table:formula="of:=VALUE([.G909])" office:value-type="float" office:value="5064" calcext:value-type="float">
            <text:p>50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65.root</text:p>
          </table:table-cell>
          <table:table-cell table:number-columns-repeated="2"/>
          <table:table-cell table:formula="of:=LEFT(RIGHT([.D910];10);5)" office:value-type="string" office:string-value="05065" calcext:value-type="string">
            <text:p>05065</text:p>
          </table:table-cell>
          <table:table-cell table:formula="of:=VALUE([.G910])" office:value-type="float" office:value="5065" calcext:value-type="float">
            <text:p>50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66.root</text:p>
          </table:table-cell>
          <table:table-cell table:number-columns-repeated="2"/>
          <table:table-cell table:formula="of:=LEFT(RIGHT([.D911];10);5)" office:value-type="string" office:string-value="05066" calcext:value-type="string">
            <text:p>05066</text:p>
          </table:table-cell>
          <table:table-cell table:formula="of:=VALUE([.G911])" office:value-type="float" office:value="5066" calcext:value-type="float">
            <text:p>50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67.root</text:p>
          </table:table-cell>
          <table:table-cell table:number-columns-repeated="2"/>
          <table:table-cell table:formula="of:=LEFT(RIGHT([.D912];10);5)" office:value-type="string" office:string-value="05067" calcext:value-type="string">
            <text:p>05067</text:p>
          </table:table-cell>
          <table:table-cell table:formula="of:=VALUE([.G912])" office:value-type="float" office:value="5067" calcext:value-type="float">
            <text:p>50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68.root</text:p>
          </table:table-cell>
          <table:table-cell table:number-columns-repeated="2"/>
          <table:table-cell table:formula="of:=LEFT(RIGHT([.D913];10);5)" office:value-type="string" office:string-value="05068" calcext:value-type="string">
            <text:p>05068</text:p>
          </table:table-cell>
          <table:table-cell table:formula="of:=VALUE([.G913])" office:value-type="float" office:value="5068" calcext:value-type="float">
            <text:p>50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69.root</text:p>
          </table:table-cell>
          <table:table-cell table:number-columns-repeated="2"/>
          <table:table-cell table:formula="of:=LEFT(RIGHT([.D914];10);5)" office:value-type="string" office:string-value="05069" calcext:value-type="string">
            <text:p>05069</text:p>
          </table:table-cell>
          <table:table-cell table:formula="of:=VALUE([.G914])" office:value-type="float" office:value="5069" calcext:value-type="float">
            <text:p>50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70.root</text:p>
          </table:table-cell>
          <table:table-cell table:number-columns-repeated="2"/>
          <table:table-cell table:formula="of:=LEFT(RIGHT([.D915];10);5)" office:value-type="string" office:string-value="05070" calcext:value-type="string">
            <text:p>05070</text:p>
          </table:table-cell>
          <table:table-cell table:formula="of:=VALUE([.G915])" office:value-type="float" office:value="5070" calcext:value-type="float">
            <text:p>50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71.root</text:p>
          </table:table-cell>
          <table:table-cell table:number-columns-repeated="2"/>
          <table:table-cell table:formula="of:=LEFT(RIGHT([.D916];10);5)" office:value-type="string" office:string-value="05071" calcext:value-type="string">
            <text:p>05071</text:p>
          </table:table-cell>
          <table:table-cell table:formula="of:=VALUE([.G916])" office:value-type="float" office:value="5071" calcext:value-type="float">
            <text:p>50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72.root</text:p>
          </table:table-cell>
          <table:table-cell table:number-columns-repeated="2"/>
          <table:table-cell table:formula="of:=LEFT(RIGHT([.D917];10);5)" office:value-type="string" office:string-value="05072" calcext:value-type="string">
            <text:p>05072</text:p>
          </table:table-cell>
          <table:table-cell table:formula="of:=VALUE([.G917])" office:value-type="float" office:value="5072" calcext:value-type="float">
            <text:p>50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73.root</text:p>
          </table:table-cell>
          <table:table-cell table:number-columns-repeated="2"/>
          <table:table-cell table:formula="of:=LEFT(RIGHT([.D918];10);5)" office:value-type="string" office:string-value="05073" calcext:value-type="string">
            <text:p>05073</text:p>
          </table:table-cell>
          <table:table-cell table:formula="of:=VALUE([.G918])" office:value-type="float" office:value="5073" calcext:value-type="float">
            <text:p>50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74.root</text:p>
          </table:table-cell>
          <table:table-cell table:number-columns-repeated="2"/>
          <table:table-cell table:formula="of:=LEFT(RIGHT([.D919];10);5)" office:value-type="string" office:string-value="05074" calcext:value-type="string">
            <text:p>05074</text:p>
          </table:table-cell>
          <table:table-cell table:formula="of:=VALUE([.G919])" office:value-type="float" office:value="5074" calcext:value-type="float">
            <text:p>50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75.root</text:p>
          </table:table-cell>
          <table:table-cell table:number-columns-repeated="2"/>
          <table:table-cell table:formula="of:=LEFT(RIGHT([.D920];10);5)" office:value-type="string" office:string-value="05075" calcext:value-type="string">
            <text:p>05075</text:p>
          </table:table-cell>
          <table:table-cell table:formula="of:=VALUE([.G920])" office:value-type="float" office:value="5075" calcext:value-type="float">
            <text:p>50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76.root</text:p>
          </table:table-cell>
          <table:table-cell table:number-columns-repeated="2"/>
          <table:table-cell table:formula="of:=LEFT(RIGHT([.D921];10);5)" office:value-type="string" office:string-value="05076" calcext:value-type="string">
            <text:p>05076</text:p>
          </table:table-cell>
          <table:table-cell table:formula="of:=VALUE([.G921])" office:value-type="float" office:value="5076" calcext:value-type="float">
            <text:p>50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77.root</text:p>
          </table:table-cell>
          <table:table-cell table:number-columns-repeated="2"/>
          <table:table-cell table:formula="of:=LEFT(RIGHT([.D922];10);5)" office:value-type="string" office:string-value="05077" calcext:value-type="string">
            <text:p>05077</text:p>
          </table:table-cell>
          <table:table-cell table:formula="of:=VALUE([.G922])" office:value-type="float" office:value="5077" calcext:value-type="float">
            <text:p>50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78.root</text:p>
          </table:table-cell>
          <table:table-cell table:number-columns-repeated="2"/>
          <table:table-cell table:formula="of:=LEFT(RIGHT([.D923];10);5)" office:value-type="string" office:string-value="05078" calcext:value-type="string">
            <text:p>05078</text:p>
          </table:table-cell>
          <table:table-cell table:formula="of:=VALUE([.G923])" office:value-type="float" office:value="5078" calcext:value-type="float">
            <text:p>50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79.root</text:p>
          </table:table-cell>
          <table:table-cell table:number-columns-repeated="2"/>
          <table:table-cell table:formula="of:=LEFT(RIGHT([.D924];10);5)" office:value-type="string" office:string-value="05079" calcext:value-type="string">
            <text:p>05079</text:p>
          </table:table-cell>
          <table:table-cell table:formula="of:=VALUE([.G924])" office:value-type="float" office:value="5079" calcext:value-type="float">
            <text:p>50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80.root</text:p>
          </table:table-cell>
          <table:table-cell table:number-columns-repeated="2"/>
          <table:table-cell table:formula="of:=LEFT(RIGHT([.D925];10);5)" office:value-type="string" office:string-value="05080" calcext:value-type="string">
            <text:p>05080</text:p>
          </table:table-cell>
          <table:table-cell table:formula="of:=VALUE([.G925])" office:value-type="float" office:value="5080" calcext:value-type="float">
            <text:p>50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81.root</text:p>
          </table:table-cell>
          <table:table-cell table:number-columns-repeated="2"/>
          <table:table-cell table:formula="of:=LEFT(RIGHT([.D926];10);5)" office:value-type="string" office:string-value="05081" calcext:value-type="string">
            <text:p>05081</text:p>
          </table:table-cell>
          <table:table-cell table:formula="of:=VALUE([.G926])" office:value-type="float" office:value="5081" calcext:value-type="float">
            <text:p>50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82.root</text:p>
          </table:table-cell>
          <table:table-cell table:number-columns-repeated="2"/>
          <table:table-cell table:formula="of:=LEFT(RIGHT([.D927];10);5)" office:value-type="string" office:string-value="05082" calcext:value-type="string">
            <text:p>05082</text:p>
          </table:table-cell>
          <table:table-cell table:formula="of:=VALUE([.G927])" office:value-type="float" office:value="5082" calcext:value-type="float">
            <text:p>50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83.root</text:p>
          </table:table-cell>
          <table:table-cell table:number-columns-repeated="2"/>
          <table:table-cell table:formula="of:=LEFT(RIGHT([.D928];10);5)" office:value-type="string" office:string-value="05083" calcext:value-type="string">
            <text:p>05083</text:p>
          </table:table-cell>
          <table:table-cell table:formula="of:=VALUE([.G928])" office:value-type="float" office:value="5083" calcext:value-type="float">
            <text:p>50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84.root</text:p>
          </table:table-cell>
          <table:table-cell table:number-columns-repeated="2"/>
          <table:table-cell table:formula="of:=LEFT(RIGHT([.D929];10);5)" office:value-type="string" office:string-value="05084" calcext:value-type="string">
            <text:p>05084</text:p>
          </table:table-cell>
          <table:table-cell table:formula="of:=VALUE([.G929])" office:value-type="float" office:value="5084" calcext:value-type="float">
            <text:p>50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85.root</text:p>
          </table:table-cell>
          <table:table-cell table:number-columns-repeated="2"/>
          <table:table-cell table:formula="of:=LEFT(RIGHT([.D930];10);5)" office:value-type="string" office:string-value="05085" calcext:value-type="string">
            <text:p>05085</text:p>
          </table:table-cell>
          <table:table-cell table:formula="of:=VALUE([.G930])" office:value-type="float" office:value="5085" calcext:value-type="float">
            <text:p>50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86.root</text:p>
          </table:table-cell>
          <table:table-cell table:number-columns-repeated="2"/>
          <table:table-cell table:formula="of:=LEFT(RIGHT([.D931];10);5)" office:value-type="string" office:string-value="05086" calcext:value-type="string">
            <text:p>05086</text:p>
          </table:table-cell>
          <table:table-cell table:formula="of:=VALUE([.G931])" office:value-type="float" office:value="5086" calcext:value-type="float">
            <text:p>50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87.root</text:p>
          </table:table-cell>
          <table:table-cell table:number-columns-repeated="2"/>
          <table:table-cell table:formula="of:=LEFT(RIGHT([.D932];10);5)" office:value-type="string" office:string-value="05087" calcext:value-type="string">
            <text:p>05087</text:p>
          </table:table-cell>
          <table:table-cell table:formula="of:=VALUE([.G932])" office:value-type="float" office:value="5087" calcext:value-type="float">
            <text:p>50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88.root</text:p>
          </table:table-cell>
          <table:table-cell table:number-columns-repeated="2"/>
          <table:table-cell table:formula="of:=LEFT(RIGHT([.D933];10);5)" office:value-type="string" office:string-value="05088" calcext:value-type="string">
            <text:p>05088</text:p>
          </table:table-cell>
          <table:table-cell table:formula="of:=VALUE([.G933])" office:value-type="float" office:value="5088" calcext:value-type="float">
            <text:p>50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89.root</text:p>
          </table:table-cell>
          <table:table-cell table:number-columns-repeated="2"/>
          <table:table-cell table:formula="of:=LEFT(RIGHT([.D934];10);5)" office:value-type="string" office:string-value="05089" calcext:value-type="string">
            <text:p>05089</text:p>
          </table:table-cell>
          <table:table-cell table:formula="of:=VALUE([.G934])" office:value-type="float" office:value="5089" calcext:value-type="float">
            <text:p>50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90.root</text:p>
          </table:table-cell>
          <table:table-cell table:number-columns-repeated="2"/>
          <table:table-cell table:formula="of:=LEFT(RIGHT([.D935];10);5)" office:value-type="string" office:string-value="05090" calcext:value-type="string">
            <text:p>05090</text:p>
          </table:table-cell>
          <table:table-cell table:formula="of:=VALUE([.G935])" office:value-type="float" office:value="5090" calcext:value-type="float">
            <text:p>50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91.root</text:p>
          </table:table-cell>
          <table:table-cell table:number-columns-repeated="2"/>
          <table:table-cell table:formula="of:=LEFT(RIGHT([.D936];10);5)" office:value-type="string" office:string-value="05091" calcext:value-type="string">
            <text:p>05091</text:p>
          </table:table-cell>
          <table:table-cell table:formula="of:=VALUE([.G936])" office:value-type="float" office:value="5091" calcext:value-type="float">
            <text:p>50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92.root</text:p>
          </table:table-cell>
          <table:table-cell table:number-columns-repeated="2"/>
          <table:table-cell table:formula="of:=LEFT(RIGHT([.D937];10);5)" office:value-type="string" office:string-value="05092" calcext:value-type="string">
            <text:p>05092</text:p>
          </table:table-cell>
          <table:table-cell table:formula="of:=VALUE([.G937])" office:value-type="float" office:value="5092" calcext:value-type="float">
            <text:p>50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93.root</text:p>
          </table:table-cell>
          <table:table-cell table:number-columns-repeated="2"/>
          <table:table-cell table:formula="of:=LEFT(RIGHT([.D938];10);5)" office:value-type="string" office:string-value="05093" calcext:value-type="string">
            <text:p>05093</text:p>
          </table:table-cell>
          <table:table-cell table:formula="of:=VALUE([.G938])" office:value-type="float" office:value="5093" calcext:value-type="float">
            <text:p>50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94.root</text:p>
          </table:table-cell>
          <table:table-cell table:number-columns-repeated="2"/>
          <table:table-cell table:formula="of:=LEFT(RIGHT([.D939];10);5)" office:value-type="string" office:string-value="05094" calcext:value-type="string">
            <text:p>05094</text:p>
          </table:table-cell>
          <table:table-cell table:formula="of:=VALUE([.G939])" office:value-type="float" office:value="5094" calcext:value-type="float">
            <text:p>50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95.root</text:p>
          </table:table-cell>
          <table:table-cell table:number-columns-repeated="2"/>
          <table:table-cell table:formula="of:=LEFT(RIGHT([.D940];10);5)" office:value-type="string" office:string-value="05095" calcext:value-type="string">
            <text:p>05095</text:p>
          </table:table-cell>
          <table:table-cell table:formula="of:=VALUE([.G940])" office:value-type="float" office:value="5095" calcext:value-type="float">
            <text:p>50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96.root</text:p>
          </table:table-cell>
          <table:table-cell table:number-columns-repeated="2"/>
          <table:table-cell table:formula="of:=LEFT(RIGHT([.D941];10);5)" office:value-type="string" office:string-value="05096" calcext:value-type="string">
            <text:p>05096</text:p>
          </table:table-cell>
          <table:table-cell table:formula="of:=VALUE([.G941])" office:value-type="float" office:value="5096" calcext:value-type="float">
            <text:p>50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97.root</text:p>
          </table:table-cell>
          <table:table-cell table:number-columns-repeated="2"/>
          <table:table-cell table:formula="of:=LEFT(RIGHT([.D942];10);5)" office:value-type="string" office:string-value="05097" calcext:value-type="string">
            <text:p>05097</text:p>
          </table:table-cell>
          <table:table-cell table:formula="of:=VALUE([.G942])" office:value-type="float" office:value="5097" calcext:value-type="float">
            <text:p>50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98.root</text:p>
          </table:table-cell>
          <table:table-cell table:number-columns-repeated="2"/>
          <table:table-cell table:formula="of:=LEFT(RIGHT([.D943];10);5)" office:value-type="string" office:string-value="05098" calcext:value-type="string">
            <text:p>05098</text:p>
          </table:table-cell>
          <table:table-cell table:formula="of:=VALUE([.G943])" office:value-type="float" office:value="5098" calcext:value-type="float">
            <text:p>50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099.root</text:p>
          </table:table-cell>
          <table:table-cell table:number-columns-repeated="2"/>
          <table:table-cell table:formula="of:=LEFT(RIGHT([.D944];10);5)" office:value-type="string" office:string-value="05099" calcext:value-type="string">
            <text:p>05099</text:p>
          </table:table-cell>
          <table:table-cell table:formula="of:=VALUE([.G944])" office:value-type="float" office:value="5099" calcext:value-type="float">
            <text:p>50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00.root</text:p>
          </table:table-cell>
          <table:table-cell table:number-columns-repeated="2"/>
          <table:table-cell table:formula="of:=LEFT(RIGHT([.D945];10);5)" office:value-type="string" office:string-value="05100" calcext:value-type="string">
            <text:p>05100</text:p>
          </table:table-cell>
          <table:table-cell table:formula="of:=VALUE([.G945])" office:value-type="float" office:value="5100" calcext:value-type="float">
            <text:p>51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01.root</text:p>
          </table:table-cell>
          <table:table-cell table:number-columns-repeated="2"/>
          <table:table-cell table:formula="of:=LEFT(RIGHT([.D946];10);5)" office:value-type="string" office:string-value="05101" calcext:value-type="string">
            <text:p>05101</text:p>
          </table:table-cell>
          <table:table-cell table:formula="of:=VALUE([.G946])" office:value-type="float" office:value="5101" calcext:value-type="float">
            <text:p>51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02.root</text:p>
          </table:table-cell>
          <table:table-cell table:number-columns-repeated="2"/>
          <table:table-cell table:formula="of:=LEFT(RIGHT([.D947];10);5)" office:value-type="string" office:string-value="05102" calcext:value-type="string">
            <text:p>05102</text:p>
          </table:table-cell>
          <table:table-cell table:formula="of:=VALUE([.G947])" office:value-type="float" office:value="5102" calcext:value-type="float">
            <text:p>51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03.root</text:p>
          </table:table-cell>
          <table:table-cell table:number-columns-repeated="2"/>
          <table:table-cell table:formula="of:=LEFT(RIGHT([.D948];10);5)" office:value-type="string" office:string-value="05103" calcext:value-type="string">
            <text:p>05103</text:p>
          </table:table-cell>
          <table:table-cell table:formula="of:=VALUE([.G948])" office:value-type="float" office:value="5103" calcext:value-type="float">
            <text:p>51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04.root</text:p>
          </table:table-cell>
          <table:table-cell table:number-columns-repeated="2"/>
          <table:table-cell table:formula="of:=LEFT(RIGHT([.D949];10);5)" office:value-type="string" office:string-value="05104" calcext:value-type="string">
            <text:p>05104</text:p>
          </table:table-cell>
          <table:table-cell table:formula="of:=VALUE([.G949])" office:value-type="float" office:value="5104" calcext:value-type="float">
            <text:p>51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05.root</text:p>
          </table:table-cell>
          <table:table-cell table:number-columns-repeated="2"/>
          <table:table-cell table:formula="of:=LEFT(RIGHT([.D950];10);5)" office:value-type="string" office:string-value="05105" calcext:value-type="string">
            <text:p>05105</text:p>
          </table:table-cell>
          <table:table-cell table:formula="of:=VALUE([.G950])" office:value-type="float" office:value="5105" calcext:value-type="float">
            <text:p>51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06.root</text:p>
          </table:table-cell>
          <table:table-cell table:number-columns-repeated="2"/>
          <table:table-cell table:formula="of:=LEFT(RIGHT([.D951];10);5)" office:value-type="string" office:string-value="05106" calcext:value-type="string">
            <text:p>05106</text:p>
          </table:table-cell>
          <table:table-cell table:formula="of:=VALUE([.G951])" office:value-type="float" office:value="5106" calcext:value-type="float">
            <text:p>51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07.root</text:p>
          </table:table-cell>
          <table:table-cell table:number-columns-repeated="2"/>
          <table:table-cell table:formula="of:=LEFT(RIGHT([.D952];10);5)" office:value-type="string" office:string-value="05107" calcext:value-type="string">
            <text:p>05107</text:p>
          </table:table-cell>
          <table:table-cell table:formula="of:=VALUE([.G952])" office:value-type="float" office:value="5107" calcext:value-type="float">
            <text:p>51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08.root</text:p>
          </table:table-cell>
          <table:table-cell table:number-columns-repeated="2"/>
          <table:table-cell table:formula="of:=LEFT(RIGHT([.D953];10);5)" office:value-type="string" office:string-value="05108" calcext:value-type="string">
            <text:p>05108</text:p>
          </table:table-cell>
          <table:table-cell table:formula="of:=VALUE([.G953])" office:value-type="float" office:value="5108" calcext:value-type="float">
            <text:p>51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09.root</text:p>
          </table:table-cell>
          <table:table-cell table:number-columns-repeated="2"/>
          <table:table-cell table:formula="of:=LEFT(RIGHT([.D954];10);5)" office:value-type="string" office:string-value="05109" calcext:value-type="string">
            <text:p>05109</text:p>
          </table:table-cell>
          <table:table-cell table:formula="of:=VALUE([.G954])" office:value-type="float" office:value="5109" calcext:value-type="float">
            <text:p>51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10.root</text:p>
          </table:table-cell>
          <table:table-cell table:number-columns-repeated="2"/>
          <table:table-cell table:formula="of:=LEFT(RIGHT([.D955];10);5)" office:value-type="string" office:string-value="05110" calcext:value-type="string">
            <text:p>05110</text:p>
          </table:table-cell>
          <table:table-cell table:formula="of:=VALUE([.G955])" office:value-type="float" office:value="5110" calcext:value-type="float">
            <text:p>51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11.root</text:p>
          </table:table-cell>
          <table:table-cell table:number-columns-repeated="2"/>
          <table:table-cell table:formula="of:=LEFT(RIGHT([.D956];10);5)" office:value-type="string" office:string-value="05111" calcext:value-type="string">
            <text:p>05111</text:p>
          </table:table-cell>
          <table:table-cell table:formula="of:=VALUE([.G956])" office:value-type="float" office:value="5111" calcext:value-type="float">
            <text:p>51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12.root</text:p>
          </table:table-cell>
          <table:table-cell table:number-columns-repeated="2"/>
          <table:table-cell table:formula="of:=LEFT(RIGHT([.D957];10);5)" office:value-type="string" office:string-value="05112" calcext:value-type="string">
            <text:p>05112</text:p>
          </table:table-cell>
          <table:table-cell table:formula="of:=VALUE([.G957])" office:value-type="float" office:value="5112" calcext:value-type="float">
            <text:p>51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13.root</text:p>
          </table:table-cell>
          <table:table-cell table:number-columns-repeated="2"/>
          <table:table-cell table:formula="of:=LEFT(RIGHT([.D958];10);5)" office:value-type="string" office:string-value="05113" calcext:value-type="string">
            <text:p>05113</text:p>
          </table:table-cell>
          <table:table-cell table:formula="of:=VALUE([.G958])" office:value-type="float" office:value="5113" calcext:value-type="float">
            <text:p>51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14.root</text:p>
          </table:table-cell>
          <table:table-cell table:number-columns-repeated="2"/>
          <table:table-cell table:formula="of:=LEFT(RIGHT([.D959];10);5)" office:value-type="string" office:string-value="05114" calcext:value-type="string">
            <text:p>05114</text:p>
          </table:table-cell>
          <table:table-cell table:formula="of:=VALUE([.G959])" office:value-type="float" office:value="5114" calcext:value-type="float">
            <text:p>51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15.root</text:p>
          </table:table-cell>
          <table:table-cell table:number-columns-repeated="2"/>
          <table:table-cell table:formula="of:=LEFT(RIGHT([.D960];10);5)" office:value-type="string" office:string-value="05115" calcext:value-type="string">
            <text:p>05115</text:p>
          </table:table-cell>
          <table:table-cell table:formula="of:=VALUE([.G960])" office:value-type="float" office:value="5115" calcext:value-type="float">
            <text:p>51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16.root</text:p>
          </table:table-cell>
          <table:table-cell table:number-columns-repeated="2"/>
          <table:table-cell table:formula="of:=LEFT(RIGHT([.D961];10);5)" office:value-type="string" office:string-value="05116" calcext:value-type="string">
            <text:p>05116</text:p>
          </table:table-cell>
          <table:table-cell table:formula="of:=VALUE([.G961])" office:value-type="float" office:value="5116" calcext:value-type="float">
            <text:p>51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17.root</text:p>
          </table:table-cell>
          <table:table-cell table:number-columns-repeated="2"/>
          <table:table-cell table:formula="of:=LEFT(RIGHT([.D962];10);5)" office:value-type="string" office:string-value="05117" calcext:value-type="string">
            <text:p>05117</text:p>
          </table:table-cell>
          <table:table-cell table:formula="of:=VALUE([.G962])" office:value-type="float" office:value="5117" calcext:value-type="float">
            <text:p>51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18.root</text:p>
          </table:table-cell>
          <table:table-cell table:number-columns-repeated="2"/>
          <table:table-cell table:formula="of:=LEFT(RIGHT([.D963];10);5)" office:value-type="string" office:string-value="05118" calcext:value-type="string">
            <text:p>05118</text:p>
          </table:table-cell>
          <table:table-cell table:formula="of:=VALUE([.G963])" office:value-type="float" office:value="5118" calcext:value-type="float">
            <text:p>51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19.root</text:p>
          </table:table-cell>
          <table:table-cell table:number-columns-repeated="2"/>
          <table:table-cell table:formula="of:=LEFT(RIGHT([.D964];10);5)" office:value-type="string" office:string-value="05119" calcext:value-type="string">
            <text:p>05119</text:p>
          </table:table-cell>
          <table:table-cell table:formula="of:=VALUE([.G964])" office:value-type="float" office:value="5119" calcext:value-type="float">
            <text:p>51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20.root</text:p>
          </table:table-cell>
          <table:table-cell table:number-columns-repeated="2"/>
          <table:table-cell table:formula="of:=LEFT(RIGHT([.D965];10);5)" office:value-type="string" office:string-value="05120" calcext:value-type="string">
            <text:p>05120</text:p>
          </table:table-cell>
          <table:table-cell table:formula="of:=VALUE([.G965])" office:value-type="float" office:value="5120" calcext:value-type="float">
            <text:p>51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21.root</text:p>
          </table:table-cell>
          <table:table-cell table:number-columns-repeated="2"/>
          <table:table-cell table:formula="of:=LEFT(RIGHT([.D966];10);5)" office:value-type="string" office:string-value="05121" calcext:value-type="string">
            <text:p>05121</text:p>
          </table:table-cell>
          <table:table-cell table:formula="of:=VALUE([.G966])" office:value-type="float" office:value="5121" calcext:value-type="float">
            <text:p>51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22.root</text:p>
          </table:table-cell>
          <table:table-cell table:number-columns-repeated="2"/>
          <table:table-cell table:formula="of:=LEFT(RIGHT([.D967];10);5)" office:value-type="string" office:string-value="05122" calcext:value-type="string">
            <text:p>05122</text:p>
          </table:table-cell>
          <table:table-cell table:formula="of:=VALUE([.G967])" office:value-type="float" office:value="5122" calcext:value-type="float">
            <text:p>51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23.root</text:p>
          </table:table-cell>
          <table:table-cell table:number-columns-repeated="2"/>
          <table:table-cell table:formula="of:=LEFT(RIGHT([.D968];10);5)" office:value-type="string" office:string-value="05123" calcext:value-type="string">
            <text:p>05123</text:p>
          </table:table-cell>
          <table:table-cell table:formula="of:=VALUE([.G968])" office:value-type="float" office:value="5123" calcext:value-type="float">
            <text:p>51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24.root</text:p>
          </table:table-cell>
          <table:table-cell table:number-columns-repeated="2"/>
          <table:table-cell table:formula="of:=LEFT(RIGHT([.D969];10);5)" office:value-type="string" office:string-value="05124" calcext:value-type="string">
            <text:p>05124</text:p>
          </table:table-cell>
          <table:table-cell table:formula="of:=VALUE([.G969])" office:value-type="float" office:value="5124" calcext:value-type="float">
            <text:p>51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25.root</text:p>
          </table:table-cell>
          <table:table-cell table:number-columns-repeated="2"/>
          <table:table-cell table:formula="of:=LEFT(RIGHT([.D970];10);5)" office:value-type="string" office:string-value="05125" calcext:value-type="string">
            <text:p>05125</text:p>
          </table:table-cell>
          <table:table-cell table:formula="of:=VALUE([.G970])" office:value-type="float" office:value="5125" calcext:value-type="float">
            <text:p>5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26.root</text:p>
          </table:table-cell>
          <table:table-cell table:number-columns-repeated="2"/>
          <table:table-cell table:formula="of:=LEFT(RIGHT([.D971];10);5)" office:value-type="string" office:string-value="05126" calcext:value-type="string">
            <text:p>05126</text:p>
          </table:table-cell>
          <table:table-cell table:formula="of:=VALUE([.G971])" office:value-type="float" office:value="5126" calcext:value-type="float">
            <text:p>51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27.root</text:p>
          </table:table-cell>
          <table:table-cell table:number-columns-repeated="2"/>
          <table:table-cell table:formula="of:=LEFT(RIGHT([.D972];10);5)" office:value-type="string" office:string-value="05127" calcext:value-type="string">
            <text:p>05127</text:p>
          </table:table-cell>
          <table:table-cell table:formula="of:=VALUE([.G972])" office:value-type="float" office:value="5127" calcext:value-type="float">
            <text:p>51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28.root</text:p>
          </table:table-cell>
          <table:table-cell table:number-columns-repeated="2"/>
          <table:table-cell table:formula="of:=LEFT(RIGHT([.D973];10);5)" office:value-type="string" office:string-value="05128" calcext:value-type="string">
            <text:p>05128</text:p>
          </table:table-cell>
          <table:table-cell table:formula="of:=VALUE([.G973])" office:value-type="float" office:value="5128" calcext:value-type="float">
            <text:p>51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29.root</text:p>
          </table:table-cell>
          <table:table-cell table:number-columns-repeated="2"/>
          <table:table-cell table:formula="of:=LEFT(RIGHT([.D974];10);5)" office:value-type="string" office:string-value="05129" calcext:value-type="string">
            <text:p>05129</text:p>
          </table:table-cell>
          <table:table-cell table:formula="of:=VALUE([.G974])" office:value-type="float" office:value="5129" calcext:value-type="float">
            <text:p>51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30.root</text:p>
          </table:table-cell>
          <table:table-cell table:number-columns-repeated="2"/>
          <table:table-cell table:formula="of:=LEFT(RIGHT([.D975];10);5)" office:value-type="string" office:string-value="05130" calcext:value-type="string">
            <text:p>05130</text:p>
          </table:table-cell>
          <table:table-cell table:formula="of:=VALUE([.G975])" office:value-type="float" office:value="5130" calcext:value-type="float">
            <text:p>51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31.root</text:p>
          </table:table-cell>
          <table:table-cell table:number-columns-repeated="2"/>
          <table:table-cell table:formula="of:=LEFT(RIGHT([.D976];10);5)" office:value-type="string" office:string-value="05131" calcext:value-type="string">
            <text:p>05131</text:p>
          </table:table-cell>
          <table:table-cell table:formula="of:=VALUE([.G976])" office:value-type="float" office:value="5131" calcext:value-type="float">
            <text:p>51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32.root</text:p>
          </table:table-cell>
          <table:table-cell table:number-columns-repeated="2"/>
          <table:table-cell table:formula="of:=LEFT(RIGHT([.D977];10);5)" office:value-type="string" office:string-value="05132" calcext:value-type="string">
            <text:p>05132</text:p>
          </table:table-cell>
          <table:table-cell table:formula="of:=VALUE([.G977])" office:value-type="float" office:value="5132" calcext:value-type="float">
            <text:p>51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33.root</text:p>
          </table:table-cell>
          <table:table-cell table:number-columns-repeated="2"/>
          <table:table-cell table:formula="of:=LEFT(RIGHT([.D978];10);5)" office:value-type="string" office:string-value="05133" calcext:value-type="string">
            <text:p>05133</text:p>
          </table:table-cell>
          <table:table-cell table:formula="of:=VALUE([.G978])" office:value-type="float" office:value="5133" calcext:value-type="float">
            <text:p>51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34.root</text:p>
          </table:table-cell>
          <table:table-cell table:number-columns-repeated="2"/>
          <table:table-cell table:formula="of:=LEFT(RIGHT([.D979];10);5)" office:value-type="string" office:string-value="05134" calcext:value-type="string">
            <text:p>05134</text:p>
          </table:table-cell>
          <table:table-cell table:formula="of:=VALUE([.G979])" office:value-type="float" office:value="5134" calcext:value-type="float">
            <text:p>51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35.root</text:p>
          </table:table-cell>
          <table:table-cell table:number-columns-repeated="2"/>
          <table:table-cell table:formula="of:=LEFT(RIGHT([.D980];10);5)" office:value-type="string" office:string-value="05135" calcext:value-type="string">
            <text:p>05135</text:p>
          </table:table-cell>
          <table:table-cell table:formula="of:=VALUE([.G980])" office:value-type="float" office:value="5135" calcext:value-type="float">
            <text:p>51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36.root</text:p>
          </table:table-cell>
          <table:table-cell table:number-columns-repeated="2"/>
          <table:table-cell table:formula="of:=LEFT(RIGHT([.D981];10);5)" office:value-type="string" office:string-value="05136" calcext:value-type="string">
            <text:p>05136</text:p>
          </table:table-cell>
          <table:table-cell table:formula="of:=VALUE([.G981])" office:value-type="float" office:value="5136" calcext:value-type="float">
            <text:p>51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37.root</text:p>
          </table:table-cell>
          <table:table-cell table:number-columns-repeated="2"/>
          <table:table-cell table:formula="of:=LEFT(RIGHT([.D982];10);5)" office:value-type="string" office:string-value="05137" calcext:value-type="string">
            <text:p>05137</text:p>
          </table:table-cell>
          <table:table-cell table:formula="of:=VALUE([.G982])" office:value-type="float" office:value="5137" calcext:value-type="float">
            <text:p>51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38.root</text:p>
          </table:table-cell>
          <table:table-cell table:number-columns-repeated="2"/>
          <table:table-cell table:formula="of:=LEFT(RIGHT([.D983];10);5)" office:value-type="string" office:string-value="05138" calcext:value-type="string">
            <text:p>05138</text:p>
          </table:table-cell>
          <table:table-cell table:formula="of:=VALUE([.G983])" office:value-type="float" office:value="5138" calcext:value-type="float">
            <text:p>51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39.root</text:p>
          </table:table-cell>
          <table:table-cell table:number-columns-repeated="2"/>
          <table:table-cell table:formula="of:=LEFT(RIGHT([.D984];10);5)" office:value-type="string" office:string-value="05139" calcext:value-type="string">
            <text:p>05139</text:p>
          </table:table-cell>
          <table:table-cell table:formula="of:=VALUE([.G984])" office:value-type="float" office:value="5139" calcext:value-type="float">
            <text:p>51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40.root</text:p>
          </table:table-cell>
          <table:table-cell table:number-columns-repeated="2"/>
          <table:table-cell table:formula="of:=LEFT(RIGHT([.D985];10);5)" office:value-type="string" office:string-value="05140" calcext:value-type="string">
            <text:p>05140</text:p>
          </table:table-cell>
          <table:table-cell table:formula="of:=VALUE([.G985])" office:value-type="float" office:value="5140" calcext:value-type="float">
            <text:p>51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41.root</text:p>
          </table:table-cell>
          <table:table-cell table:number-columns-repeated="2"/>
          <table:table-cell table:formula="of:=LEFT(RIGHT([.D986];10);5)" office:value-type="string" office:string-value="05141" calcext:value-type="string">
            <text:p>05141</text:p>
          </table:table-cell>
          <table:table-cell table:formula="of:=VALUE([.G986])" office:value-type="float" office:value="5141" calcext:value-type="float">
            <text:p>51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42.root</text:p>
          </table:table-cell>
          <table:table-cell table:number-columns-repeated="2"/>
          <table:table-cell table:formula="of:=LEFT(RIGHT([.D987];10);5)" office:value-type="string" office:string-value="05142" calcext:value-type="string">
            <text:p>05142</text:p>
          </table:table-cell>
          <table:table-cell table:formula="of:=VALUE([.G987])" office:value-type="float" office:value="5142" calcext:value-type="float">
            <text:p>51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43.root</text:p>
          </table:table-cell>
          <table:table-cell table:number-columns-repeated="2"/>
          <table:table-cell table:formula="of:=LEFT(RIGHT([.D988];10);5)" office:value-type="string" office:string-value="05143" calcext:value-type="string">
            <text:p>05143</text:p>
          </table:table-cell>
          <table:table-cell table:formula="of:=VALUE([.G988])" office:value-type="float" office:value="5143" calcext:value-type="float">
            <text:p>51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44.root</text:p>
          </table:table-cell>
          <table:table-cell table:number-columns-repeated="2"/>
          <table:table-cell table:formula="of:=LEFT(RIGHT([.D989];10);5)" office:value-type="string" office:string-value="05144" calcext:value-type="string">
            <text:p>05144</text:p>
          </table:table-cell>
          <table:table-cell table:formula="of:=VALUE([.G989])" office:value-type="float" office:value="5144" calcext:value-type="float">
            <text:p>51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45.root</text:p>
          </table:table-cell>
          <table:table-cell table:number-columns-repeated="2"/>
          <table:table-cell table:formula="of:=LEFT(RIGHT([.D990];10);5)" office:value-type="string" office:string-value="05145" calcext:value-type="string">
            <text:p>05145</text:p>
          </table:table-cell>
          <table:table-cell table:formula="of:=VALUE([.G990])" office:value-type="float" office:value="5145" calcext:value-type="float">
            <text:p>51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46.root</text:p>
          </table:table-cell>
          <table:table-cell table:number-columns-repeated="2"/>
          <table:table-cell table:formula="of:=LEFT(RIGHT([.D991];10);5)" office:value-type="string" office:string-value="05146" calcext:value-type="string">
            <text:p>05146</text:p>
          </table:table-cell>
          <table:table-cell table:formula="of:=VALUE([.G991])" office:value-type="float" office:value="5146" calcext:value-type="float">
            <text:p>51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47.root</text:p>
          </table:table-cell>
          <table:table-cell table:number-columns-repeated="2"/>
          <table:table-cell table:formula="of:=LEFT(RIGHT([.D992];10);5)" office:value-type="string" office:string-value="05147" calcext:value-type="string">
            <text:p>05147</text:p>
          </table:table-cell>
          <table:table-cell table:formula="of:=VALUE([.G992])" office:value-type="float" office:value="5147" calcext:value-type="float">
            <text:p>51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48.root</text:p>
          </table:table-cell>
          <table:table-cell table:number-columns-repeated="2"/>
          <table:table-cell table:formula="of:=LEFT(RIGHT([.D993];10);5)" office:value-type="string" office:string-value="05148" calcext:value-type="string">
            <text:p>05148</text:p>
          </table:table-cell>
          <table:table-cell table:formula="of:=VALUE([.G993])" office:value-type="float" office:value="5148" calcext:value-type="float">
            <text:p>51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49.root</text:p>
          </table:table-cell>
          <table:table-cell table:number-columns-repeated="2"/>
          <table:table-cell table:formula="of:=LEFT(RIGHT([.D994];10);5)" office:value-type="string" office:string-value="05149" calcext:value-type="string">
            <text:p>05149</text:p>
          </table:table-cell>
          <table:table-cell table:formula="of:=VALUE([.G994])" office:value-type="float" office:value="5149" calcext:value-type="float">
            <text:p>51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50.root</text:p>
          </table:table-cell>
          <table:table-cell table:number-columns-repeated="2"/>
          <table:table-cell table:formula="of:=LEFT(RIGHT([.D995];10);5)" office:value-type="string" office:string-value="05150" calcext:value-type="string">
            <text:p>05150</text:p>
          </table:table-cell>
          <table:table-cell table:formula="of:=VALUE([.G995])" office:value-type="float" office:value="5150" calcext:value-type="float">
            <text:p>51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51.root</text:p>
          </table:table-cell>
          <table:table-cell table:number-columns-repeated="2"/>
          <table:table-cell table:formula="of:=LEFT(RIGHT([.D996];10);5)" office:value-type="string" office:string-value="05151" calcext:value-type="string">
            <text:p>05151</text:p>
          </table:table-cell>
          <table:table-cell table:formula="of:=VALUE([.G996])" office:value-type="float" office:value="5151" calcext:value-type="float">
            <text:p>51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52.root</text:p>
          </table:table-cell>
          <table:table-cell table:number-columns-repeated="2"/>
          <table:table-cell table:formula="of:=LEFT(RIGHT([.D997];10);5)" office:value-type="string" office:string-value="05152" calcext:value-type="string">
            <text:p>05152</text:p>
          </table:table-cell>
          <table:table-cell table:formula="of:=VALUE([.G997])" office:value-type="float" office:value="5152" calcext:value-type="float">
            <text:p>51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53.root</text:p>
          </table:table-cell>
          <table:table-cell table:number-columns-repeated="2"/>
          <table:table-cell table:formula="of:=LEFT(RIGHT([.D998];10);5)" office:value-type="string" office:string-value="05153" calcext:value-type="string">
            <text:p>05153</text:p>
          </table:table-cell>
          <table:table-cell table:formula="of:=VALUE([.G998])" office:value-type="float" office:value="5153" calcext:value-type="float">
            <text:p>51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54.root</text:p>
          </table:table-cell>
          <table:table-cell table:number-columns-repeated="2"/>
          <table:table-cell table:formula="of:=LEFT(RIGHT([.D999];10);5)" office:value-type="string" office:string-value="05154" calcext:value-type="string">
            <text:p>05154</text:p>
          </table:table-cell>
          <table:table-cell table:formula="of:=VALUE([.G999])" office:value-type="float" office:value="5154" calcext:value-type="float">
            <text:p>51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55.root</text:p>
          </table:table-cell>
          <table:table-cell table:number-columns-repeated="2"/>
          <table:table-cell table:formula="of:=LEFT(RIGHT([.D1000];10);5)" office:value-type="string" office:string-value="05155" calcext:value-type="string">
            <text:p>05155</text:p>
          </table:table-cell>
          <table:table-cell table:formula="of:=VALUE([.G1000])" office:value-type="float" office:value="5155" calcext:value-type="float">
            <text:p>51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56.root</text:p>
          </table:table-cell>
          <table:table-cell table:number-columns-repeated="2"/>
          <table:table-cell table:formula="of:=LEFT(RIGHT([.D1001];10);5)" office:value-type="string" office:string-value="05156" calcext:value-type="string">
            <text:p>05156</text:p>
          </table:table-cell>
          <table:table-cell table:formula="of:=VALUE([.G1001])" office:value-type="float" office:value="5156" calcext:value-type="float">
            <text:p>51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57.root</text:p>
          </table:table-cell>
          <table:table-cell table:number-columns-repeated="2"/>
          <table:table-cell table:formula="of:=LEFT(RIGHT([.D1002];10);5)" office:value-type="string" office:string-value="05157" calcext:value-type="string">
            <text:p>05157</text:p>
          </table:table-cell>
          <table:table-cell table:formula="of:=VALUE([.G1002])" office:value-type="float" office:value="5157" calcext:value-type="float">
            <text:p>51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58.root</text:p>
          </table:table-cell>
          <table:table-cell table:number-columns-repeated="2"/>
          <table:table-cell table:formula="of:=LEFT(RIGHT([.D1003];10);5)" office:value-type="string" office:string-value="05158" calcext:value-type="string">
            <text:p>05158</text:p>
          </table:table-cell>
          <table:table-cell table:formula="of:=VALUE([.G1003])" office:value-type="float" office:value="5158" calcext:value-type="float">
            <text:p>51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59.root</text:p>
          </table:table-cell>
          <table:table-cell table:number-columns-repeated="2"/>
          <table:table-cell table:formula="of:=LEFT(RIGHT([.D1004];10);5)" office:value-type="string" office:string-value="05159" calcext:value-type="string">
            <text:p>05159</text:p>
          </table:table-cell>
          <table:table-cell table:formula="of:=VALUE([.G1004])" office:value-type="float" office:value="5159" calcext:value-type="float">
            <text:p>51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60.root</text:p>
          </table:table-cell>
          <table:table-cell table:number-columns-repeated="2"/>
          <table:table-cell table:formula="of:=LEFT(RIGHT([.D1005];10);5)" office:value-type="string" office:string-value="05160" calcext:value-type="string">
            <text:p>05160</text:p>
          </table:table-cell>
          <table:table-cell table:formula="of:=VALUE([.G1005])" office:value-type="float" office:value="5160" calcext:value-type="float">
            <text:p>51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61.root</text:p>
          </table:table-cell>
          <table:table-cell table:number-columns-repeated="2"/>
          <table:table-cell table:formula="of:=LEFT(RIGHT([.D1006];10);5)" office:value-type="string" office:string-value="05161" calcext:value-type="string">
            <text:p>05161</text:p>
          </table:table-cell>
          <table:table-cell table:formula="of:=VALUE([.G1006])" office:value-type="float" office:value="5161" calcext:value-type="float">
            <text:p>51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62.root</text:p>
          </table:table-cell>
          <table:table-cell table:number-columns-repeated="2"/>
          <table:table-cell table:formula="of:=LEFT(RIGHT([.D1007];10);5)" office:value-type="string" office:string-value="05162" calcext:value-type="string">
            <text:p>05162</text:p>
          </table:table-cell>
          <table:table-cell table:formula="of:=VALUE([.G1007])" office:value-type="float" office:value="5162" calcext:value-type="float">
            <text:p>51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63.root</text:p>
          </table:table-cell>
          <table:table-cell table:number-columns-repeated="2"/>
          <table:table-cell table:formula="of:=LEFT(RIGHT([.D1008];10);5)" office:value-type="string" office:string-value="05163" calcext:value-type="string">
            <text:p>05163</text:p>
          </table:table-cell>
          <table:table-cell table:formula="of:=VALUE([.G1008])" office:value-type="float" office:value="5163" calcext:value-type="float">
            <text:p>51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64.root</text:p>
          </table:table-cell>
          <table:table-cell table:number-columns-repeated="2"/>
          <table:table-cell table:formula="of:=LEFT(RIGHT([.D1009];10);5)" office:value-type="string" office:string-value="05164" calcext:value-type="string">
            <text:p>05164</text:p>
          </table:table-cell>
          <table:table-cell table:formula="of:=VALUE([.G1009])" office:value-type="float" office:value="5164" calcext:value-type="float">
            <text:p>51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65.root</text:p>
          </table:table-cell>
          <table:table-cell table:number-columns-repeated="2"/>
          <table:table-cell table:formula="of:=LEFT(RIGHT([.D1010];10);5)" office:value-type="string" office:string-value="05165" calcext:value-type="string">
            <text:p>05165</text:p>
          </table:table-cell>
          <table:table-cell table:formula="of:=VALUE([.G1010])" office:value-type="float" office:value="5165" calcext:value-type="float">
            <text:p>51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66.root</text:p>
          </table:table-cell>
          <table:table-cell table:number-columns-repeated="2"/>
          <table:table-cell table:formula="of:=LEFT(RIGHT([.D1011];10);5)" office:value-type="string" office:string-value="05166" calcext:value-type="string">
            <text:p>05166</text:p>
          </table:table-cell>
          <table:table-cell table:formula="of:=VALUE([.G1011])" office:value-type="float" office:value="5166" calcext:value-type="float">
            <text:p>51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67.root</text:p>
          </table:table-cell>
          <table:table-cell table:number-columns-repeated="2"/>
          <table:table-cell table:formula="of:=LEFT(RIGHT([.D1012];10);5)" office:value-type="string" office:string-value="05167" calcext:value-type="string">
            <text:p>05167</text:p>
          </table:table-cell>
          <table:table-cell table:formula="of:=VALUE([.G1012])" office:value-type="float" office:value="5167" calcext:value-type="float">
            <text:p>51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68.root</text:p>
          </table:table-cell>
          <table:table-cell table:number-columns-repeated="2"/>
          <table:table-cell table:formula="of:=LEFT(RIGHT([.D1013];10);5)" office:value-type="string" office:string-value="05168" calcext:value-type="string">
            <text:p>05168</text:p>
          </table:table-cell>
          <table:table-cell table:formula="of:=VALUE([.G1013])" office:value-type="float" office:value="5168" calcext:value-type="float">
            <text:p>51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69.root</text:p>
          </table:table-cell>
          <table:table-cell table:number-columns-repeated="2"/>
          <table:table-cell table:formula="of:=LEFT(RIGHT([.D1014];10);5)" office:value-type="string" office:string-value="05169" calcext:value-type="string">
            <text:p>05169</text:p>
          </table:table-cell>
          <table:table-cell table:formula="of:=VALUE([.G1014])" office:value-type="float" office:value="5169" calcext:value-type="float">
            <text:p>51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70.root</text:p>
          </table:table-cell>
          <table:table-cell table:number-columns-repeated="2"/>
          <table:table-cell table:formula="of:=LEFT(RIGHT([.D1015];10);5)" office:value-type="string" office:string-value="05170" calcext:value-type="string">
            <text:p>05170</text:p>
          </table:table-cell>
          <table:table-cell table:formula="of:=VALUE([.G1015])" office:value-type="float" office:value="5170" calcext:value-type="float">
            <text:p>51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71.root</text:p>
          </table:table-cell>
          <table:table-cell table:number-columns-repeated="2"/>
          <table:table-cell table:formula="of:=LEFT(RIGHT([.D1016];10);5)" office:value-type="string" office:string-value="05171" calcext:value-type="string">
            <text:p>05171</text:p>
          </table:table-cell>
          <table:table-cell table:formula="of:=VALUE([.G1016])" office:value-type="float" office:value="5171" calcext:value-type="float">
            <text:p>51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72.root</text:p>
          </table:table-cell>
          <table:table-cell table:number-columns-repeated="2"/>
          <table:table-cell table:formula="of:=LEFT(RIGHT([.D1017];10);5)" office:value-type="string" office:string-value="05172" calcext:value-type="string">
            <text:p>05172</text:p>
          </table:table-cell>
          <table:table-cell table:formula="of:=VALUE([.G1017])" office:value-type="float" office:value="5172" calcext:value-type="float">
            <text:p>51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73.root</text:p>
          </table:table-cell>
          <table:table-cell table:number-columns-repeated="2"/>
          <table:table-cell table:formula="of:=LEFT(RIGHT([.D1018];10);5)" office:value-type="string" office:string-value="05173" calcext:value-type="string">
            <text:p>05173</text:p>
          </table:table-cell>
          <table:table-cell table:formula="of:=VALUE([.G1018])" office:value-type="float" office:value="5173" calcext:value-type="float">
            <text:p>51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74.root</text:p>
          </table:table-cell>
          <table:table-cell table:number-columns-repeated="2"/>
          <table:table-cell table:formula="of:=LEFT(RIGHT([.D1019];10);5)" office:value-type="string" office:string-value="05174" calcext:value-type="string">
            <text:p>05174</text:p>
          </table:table-cell>
          <table:table-cell table:formula="of:=VALUE([.G1019])" office:value-type="float" office:value="5174" calcext:value-type="float">
            <text:p>51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75.root</text:p>
          </table:table-cell>
          <table:table-cell table:number-columns-repeated="2"/>
          <table:table-cell table:formula="of:=LEFT(RIGHT([.D1020];10);5)" office:value-type="string" office:string-value="05175" calcext:value-type="string">
            <text:p>05175</text:p>
          </table:table-cell>
          <table:table-cell table:formula="of:=VALUE([.G1020])" office:value-type="float" office:value="5175" calcext:value-type="float">
            <text:p>51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76.root</text:p>
          </table:table-cell>
          <table:table-cell table:number-columns-repeated="2"/>
          <table:table-cell table:formula="of:=LEFT(RIGHT([.D1021];10);5)" office:value-type="string" office:string-value="05176" calcext:value-type="string">
            <text:p>05176</text:p>
          </table:table-cell>
          <table:table-cell table:formula="of:=VALUE([.G1021])" office:value-type="float" office:value="5176" calcext:value-type="float">
            <text:p>51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77.root</text:p>
          </table:table-cell>
          <table:table-cell table:number-columns-repeated="2"/>
          <table:table-cell table:formula="of:=LEFT(RIGHT([.D1022];10);5)" office:value-type="string" office:string-value="05177" calcext:value-type="string">
            <text:p>05177</text:p>
          </table:table-cell>
          <table:table-cell table:formula="of:=VALUE([.G1022])" office:value-type="float" office:value="5177" calcext:value-type="float">
            <text:p>51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78.root</text:p>
          </table:table-cell>
          <table:table-cell table:number-columns-repeated="2"/>
          <table:table-cell table:formula="of:=LEFT(RIGHT([.D1023];10);5)" office:value-type="string" office:string-value="05178" calcext:value-type="string">
            <text:p>05178</text:p>
          </table:table-cell>
          <table:table-cell table:formula="of:=VALUE([.G1023])" office:value-type="float" office:value="5178" calcext:value-type="float">
            <text:p>51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79.root</text:p>
          </table:table-cell>
          <table:table-cell table:number-columns-repeated="2"/>
          <table:table-cell table:formula="of:=LEFT(RIGHT([.D1024];10);5)" office:value-type="string" office:string-value="05179" calcext:value-type="string">
            <text:p>05179</text:p>
          </table:table-cell>
          <table:table-cell table:formula="of:=VALUE([.G1024])" office:value-type="float" office:value="5179" calcext:value-type="float">
            <text:p>51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80.root</text:p>
          </table:table-cell>
          <table:table-cell table:number-columns-repeated="2"/>
          <table:table-cell table:formula="of:=LEFT(RIGHT([.D1025];10);5)" office:value-type="string" office:string-value="05180" calcext:value-type="string">
            <text:p>05180</text:p>
          </table:table-cell>
          <table:table-cell table:formula="of:=VALUE([.G1025])" office:value-type="float" office:value="5180" calcext:value-type="float">
            <text:p>51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81.root</text:p>
          </table:table-cell>
          <table:table-cell table:number-columns-repeated="2"/>
          <table:table-cell table:formula="of:=LEFT(RIGHT([.D1026];10);5)" office:value-type="string" office:string-value="05181" calcext:value-type="string">
            <text:p>05181</text:p>
          </table:table-cell>
          <table:table-cell table:formula="of:=VALUE([.G1026])" office:value-type="float" office:value="5181" calcext:value-type="float">
            <text:p>51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82.root</text:p>
          </table:table-cell>
          <table:table-cell table:number-columns-repeated="2"/>
          <table:table-cell table:formula="of:=LEFT(RIGHT([.D1027];10);5)" office:value-type="string" office:string-value="05182" calcext:value-type="string">
            <text:p>05182</text:p>
          </table:table-cell>
          <table:table-cell table:formula="of:=VALUE([.G1027])" office:value-type="float" office:value="5182" calcext:value-type="float">
            <text:p>51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83.root</text:p>
          </table:table-cell>
          <table:table-cell table:number-columns-repeated="2"/>
          <table:table-cell table:formula="of:=LEFT(RIGHT([.D1028];10);5)" office:value-type="string" office:string-value="05183" calcext:value-type="string">
            <text:p>05183</text:p>
          </table:table-cell>
          <table:table-cell table:formula="of:=VALUE([.G1028])" office:value-type="float" office:value="5183" calcext:value-type="float">
            <text:p>51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84.root</text:p>
          </table:table-cell>
          <table:table-cell table:number-columns-repeated="2"/>
          <table:table-cell table:formula="of:=LEFT(RIGHT([.D1029];10);5)" office:value-type="string" office:string-value="05184" calcext:value-type="string">
            <text:p>05184</text:p>
          </table:table-cell>
          <table:table-cell table:formula="of:=VALUE([.G1029])" office:value-type="float" office:value="5184" calcext:value-type="float">
            <text:p>51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85.root</text:p>
          </table:table-cell>
          <table:table-cell table:number-columns-repeated="2"/>
          <table:table-cell table:formula="of:=LEFT(RIGHT([.D1030];10);5)" office:value-type="string" office:string-value="05185" calcext:value-type="string">
            <text:p>05185</text:p>
          </table:table-cell>
          <table:table-cell table:formula="of:=VALUE([.G1030])" office:value-type="float" office:value="5185" calcext:value-type="float">
            <text:p>51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86.root</text:p>
          </table:table-cell>
          <table:table-cell table:number-columns-repeated="2"/>
          <table:table-cell table:formula="of:=LEFT(RIGHT([.D1031];10);5)" office:value-type="string" office:string-value="05186" calcext:value-type="string">
            <text:p>05186</text:p>
          </table:table-cell>
          <table:table-cell table:formula="of:=VALUE([.G1031])" office:value-type="float" office:value="5186" calcext:value-type="float">
            <text:p>51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87.root</text:p>
          </table:table-cell>
          <table:table-cell table:number-columns-repeated="2"/>
          <table:table-cell table:formula="of:=LEFT(RIGHT([.D1032];10);5)" office:value-type="string" office:string-value="05187" calcext:value-type="string">
            <text:p>05187</text:p>
          </table:table-cell>
          <table:table-cell table:formula="of:=VALUE([.G1032])" office:value-type="float" office:value="5187" calcext:value-type="float">
            <text:p>51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88.root</text:p>
          </table:table-cell>
          <table:table-cell table:number-columns-repeated="2"/>
          <table:table-cell table:formula="of:=LEFT(RIGHT([.D1033];10);5)" office:value-type="string" office:string-value="05188" calcext:value-type="string">
            <text:p>05188</text:p>
          </table:table-cell>
          <table:table-cell table:formula="of:=VALUE([.G1033])" office:value-type="float" office:value="5188" calcext:value-type="float">
            <text:p>51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89.root</text:p>
          </table:table-cell>
          <table:table-cell table:number-columns-repeated="2"/>
          <table:table-cell table:formula="of:=LEFT(RIGHT([.D1034];10);5)" office:value-type="string" office:string-value="05189" calcext:value-type="string">
            <text:p>05189</text:p>
          </table:table-cell>
          <table:table-cell table:formula="of:=VALUE([.G1034])" office:value-type="float" office:value="5189" calcext:value-type="float">
            <text:p>51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90.root</text:p>
          </table:table-cell>
          <table:table-cell table:number-columns-repeated="2"/>
          <table:table-cell table:formula="of:=LEFT(RIGHT([.D1035];10);5)" office:value-type="string" office:string-value="05190" calcext:value-type="string">
            <text:p>05190</text:p>
          </table:table-cell>
          <table:table-cell table:formula="of:=VALUE([.G1035])" office:value-type="float" office:value="5190" calcext:value-type="float">
            <text:p>51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91.root</text:p>
          </table:table-cell>
          <table:table-cell table:number-columns-repeated="2"/>
          <table:table-cell table:formula="of:=LEFT(RIGHT([.D1036];10);5)" office:value-type="string" office:string-value="05191" calcext:value-type="string">
            <text:p>05191</text:p>
          </table:table-cell>
          <table:table-cell table:formula="of:=VALUE([.G1036])" office:value-type="float" office:value="5191" calcext:value-type="float">
            <text:p>51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92.root</text:p>
          </table:table-cell>
          <table:table-cell table:number-columns-repeated="2"/>
          <table:table-cell table:formula="of:=LEFT(RIGHT([.D1037];10);5)" office:value-type="string" office:string-value="05192" calcext:value-type="string">
            <text:p>05192</text:p>
          </table:table-cell>
          <table:table-cell table:formula="of:=VALUE([.G1037])" office:value-type="float" office:value="5192" calcext:value-type="float">
            <text:p>51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93.root</text:p>
          </table:table-cell>
          <table:table-cell table:number-columns-repeated="2"/>
          <table:table-cell table:formula="of:=LEFT(RIGHT([.D1038];10);5)" office:value-type="string" office:string-value="05193" calcext:value-type="string">
            <text:p>05193</text:p>
          </table:table-cell>
          <table:table-cell table:formula="of:=VALUE([.G1038])" office:value-type="float" office:value="5193" calcext:value-type="float">
            <text:p>51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94.root</text:p>
          </table:table-cell>
          <table:table-cell table:number-columns-repeated="2"/>
          <table:table-cell table:formula="of:=LEFT(RIGHT([.D1039];10);5)" office:value-type="string" office:string-value="05194" calcext:value-type="string">
            <text:p>05194</text:p>
          </table:table-cell>
          <table:table-cell table:formula="of:=VALUE([.G1039])" office:value-type="float" office:value="5194" calcext:value-type="float">
            <text:p>51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95.root</text:p>
          </table:table-cell>
          <table:table-cell table:number-columns-repeated="2"/>
          <table:table-cell table:formula="of:=LEFT(RIGHT([.D1040];10);5)" office:value-type="string" office:string-value="05195" calcext:value-type="string">
            <text:p>05195</text:p>
          </table:table-cell>
          <table:table-cell table:formula="of:=VALUE([.G1040])" office:value-type="float" office:value="5195" calcext:value-type="float">
            <text:p>51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96.root</text:p>
          </table:table-cell>
          <table:table-cell table:number-columns-repeated="2"/>
          <table:table-cell table:formula="of:=LEFT(RIGHT([.D1041];10);5)" office:value-type="string" office:string-value="05196" calcext:value-type="string">
            <text:p>05196</text:p>
          </table:table-cell>
          <table:table-cell table:formula="of:=VALUE([.G1041])" office:value-type="float" office:value="5196" calcext:value-type="float">
            <text:p>51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97.root</text:p>
          </table:table-cell>
          <table:table-cell table:number-columns-repeated="2"/>
          <table:table-cell table:formula="of:=LEFT(RIGHT([.D1042];10);5)" office:value-type="string" office:string-value="05197" calcext:value-type="string">
            <text:p>05197</text:p>
          </table:table-cell>
          <table:table-cell table:formula="of:=VALUE([.G1042])" office:value-type="float" office:value="5197" calcext:value-type="float">
            <text:p>51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98.root</text:p>
          </table:table-cell>
          <table:table-cell table:number-columns-repeated="2"/>
          <table:table-cell table:formula="of:=LEFT(RIGHT([.D1043];10);5)" office:value-type="string" office:string-value="05198" calcext:value-type="string">
            <text:p>05198</text:p>
          </table:table-cell>
          <table:table-cell table:formula="of:=VALUE([.G1043])" office:value-type="float" office:value="5198" calcext:value-type="float">
            <text:p>51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199.root</text:p>
          </table:table-cell>
          <table:table-cell table:number-columns-repeated="2"/>
          <table:table-cell table:formula="of:=LEFT(RIGHT([.D1044];10);5)" office:value-type="string" office:string-value="05199" calcext:value-type="string">
            <text:p>05199</text:p>
          </table:table-cell>
          <table:table-cell table:formula="of:=VALUE([.G1044])" office:value-type="float" office:value="5199" calcext:value-type="float">
            <text:p>51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00.root</text:p>
          </table:table-cell>
          <table:table-cell table:number-columns-repeated="2"/>
          <table:table-cell table:formula="of:=LEFT(RIGHT([.D1045];10);5)" office:value-type="string" office:string-value="05200" calcext:value-type="string">
            <text:p>05200</text:p>
          </table:table-cell>
          <table:table-cell table:formula="of:=VALUE([.G1045])" office:value-type="float" office:value="5200" calcext:value-type="float">
            <text:p>52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01.root</text:p>
          </table:table-cell>
          <table:table-cell table:number-columns-repeated="2"/>
          <table:table-cell table:formula="of:=LEFT(RIGHT([.D1046];10);5)" office:value-type="string" office:string-value="05201" calcext:value-type="string">
            <text:p>05201</text:p>
          </table:table-cell>
          <table:table-cell table:formula="of:=VALUE([.G1046])" office:value-type="float" office:value="5201" calcext:value-type="float">
            <text:p>52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02.root</text:p>
          </table:table-cell>
          <table:table-cell table:number-columns-repeated="2"/>
          <table:table-cell table:formula="of:=LEFT(RIGHT([.D1047];10);5)" office:value-type="string" office:string-value="05202" calcext:value-type="string">
            <text:p>05202</text:p>
          </table:table-cell>
          <table:table-cell table:formula="of:=VALUE([.G1047])" office:value-type="float" office:value="5202" calcext:value-type="float">
            <text:p>52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03.root</text:p>
          </table:table-cell>
          <table:table-cell table:number-columns-repeated="2"/>
          <table:table-cell table:formula="of:=LEFT(RIGHT([.D1048];10);5)" office:value-type="string" office:string-value="05203" calcext:value-type="string">
            <text:p>05203</text:p>
          </table:table-cell>
          <table:table-cell table:formula="of:=VALUE([.G1048])" office:value-type="float" office:value="5203" calcext:value-type="float">
            <text:p>52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04.root</text:p>
          </table:table-cell>
          <table:table-cell table:number-columns-repeated="2"/>
          <table:table-cell table:formula="of:=LEFT(RIGHT([.D1049];10);5)" office:value-type="string" office:string-value="05204" calcext:value-type="string">
            <text:p>05204</text:p>
          </table:table-cell>
          <table:table-cell table:formula="of:=VALUE([.G1049])" office:value-type="float" office:value="5204" calcext:value-type="float">
            <text:p>52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05.root</text:p>
          </table:table-cell>
          <table:table-cell table:number-columns-repeated="2"/>
          <table:table-cell table:formula="of:=LEFT(RIGHT([.D1050];10);5)" office:value-type="string" office:string-value="05205" calcext:value-type="string">
            <text:p>05205</text:p>
          </table:table-cell>
          <table:table-cell table:formula="of:=VALUE([.G1050])" office:value-type="float" office:value="5205" calcext:value-type="float">
            <text:p>52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06.root</text:p>
          </table:table-cell>
          <table:table-cell table:number-columns-repeated="2"/>
          <table:table-cell table:formula="of:=LEFT(RIGHT([.D1051];10);5)" office:value-type="string" office:string-value="05206" calcext:value-type="string">
            <text:p>05206</text:p>
          </table:table-cell>
          <table:table-cell table:formula="of:=VALUE([.G1051])" office:value-type="float" office:value="5206" calcext:value-type="float">
            <text:p>52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07.root</text:p>
          </table:table-cell>
          <table:table-cell table:number-columns-repeated="2"/>
          <table:table-cell table:formula="of:=LEFT(RIGHT([.D1052];10);5)" office:value-type="string" office:string-value="05207" calcext:value-type="string">
            <text:p>05207</text:p>
          </table:table-cell>
          <table:table-cell table:formula="of:=VALUE([.G1052])" office:value-type="float" office:value="5207" calcext:value-type="float">
            <text:p>52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08.root</text:p>
          </table:table-cell>
          <table:table-cell table:number-columns-repeated="2"/>
          <table:table-cell table:formula="of:=LEFT(RIGHT([.D1053];10);5)" office:value-type="string" office:string-value="05208" calcext:value-type="string">
            <text:p>05208</text:p>
          </table:table-cell>
          <table:table-cell table:formula="of:=VALUE([.G1053])" office:value-type="float" office:value="5208" calcext:value-type="float">
            <text:p>52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09.root</text:p>
          </table:table-cell>
          <table:table-cell table:number-columns-repeated="2"/>
          <table:table-cell table:formula="of:=LEFT(RIGHT([.D1054];10);5)" office:value-type="string" office:string-value="05209" calcext:value-type="string">
            <text:p>05209</text:p>
          </table:table-cell>
          <table:table-cell table:formula="of:=VALUE([.G1054])" office:value-type="float" office:value="5209" calcext:value-type="float">
            <text:p>52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10.root</text:p>
          </table:table-cell>
          <table:table-cell table:number-columns-repeated="2"/>
          <table:table-cell table:formula="of:=LEFT(RIGHT([.D1055];10);5)" office:value-type="string" office:string-value="05210" calcext:value-type="string">
            <text:p>05210</text:p>
          </table:table-cell>
          <table:table-cell table:formula="of:=VALUE([.G1055])" office:value-type="float" office:value="5210" calcext:value-type="float">
            <text:p>52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11.root</text:p>
          </table:table-cell>
          <table:table-cell table:number-columns-repeated="2"/>
          <table:table-cell table:formula="of:=LEFT(RIGHT([.D1056];10);5)" office:value-type="string" office:string-value="05211" calcext:value-type="string">
            <text:p>05211</text:p>
          </table:table-cell>
          <table:table-cell table:formula="of:=VALUE([.G1056])" office:value-type="float" office:value="5211" calcext:value-type="float">
            <text:p>52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12.root</text:p>
          </table:table-cell>
          <table:table-cell table:number-columns-repeated="2"/>
          <table:table-cell table:formula="of:=LEFT(RIGHT([.D1057];10);5)" office:value-type="string" office:string-value="05212" calcext:value-type="string">
            <text:p>05212</text:p>
          </table:table-cell>
          <table:table-cell table:formula="of:=VALUE([.G1057])" office:value-type="float" office:value="5212" calcext:value-type="float">
            <text:p>52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13.root</text:p>
          </table:table-cell>
          <table:table-cell table:number-columns-repeated="2"/>
          <table:table-cell table:formula="of:=LEFT(RIGHT([.D1058];10);5)" office:value-type="string" office:string-value="05213" calcext:value-type="string">
            <text:p>05213</text:p>
          </table:table-cell>
          <table:table-cell table:formula="of:=VALUE([.G1058])" office:value-type="float" office:value="5213" calcext:value-type="float">
            <text:p>52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14.root</text:p>
          </table:table-cell>
          <table:table-cell table:number-columns-repeated="2"/>
          <table:table-cell table:formula="of:=LEFT(RIGHT([.D1059];10);5)" office:value-type="string" office:string-value="05214" calcext:value-type="string">
            <text:p>05214</text:p>
          </table:table-cell>
          <table:table-cell table:formula="of:=VALUE([.G1059])" office:value-type="float" office:value="5214" calcext:value-type="float">
            <text:p>52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15.root</text:p>
          </table:table-cell>
          <table:table-cell table:number-columns-repeated="2"/>
          <table:table-cell table:formula="of:=LEFT(RIGHT([.D1060];10);5)" office:value-type="string" office:string-value="05215" calcext:value-type="string">
            <text:p>05215</text:p>
          </table:table-cell>
          <table:table-cell table:formula="of:=VALUE([.G1060])" office:value-type="float" office:value="5215" calcext:value-type="float">
            <text:p>52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16.root</text:p>
          </table:table-cell>
          <table:table-cell table:number-columns-repeated="2"/>
          <table:table-cell table:formula="of:=LEFT(RIGHT([.D1061];10);5)" office:value-type="string" office:string-value="05216" calcext:value-type="string">
            <text:p>05216</text:p>
          </table:table-cell>
          <table:table-cell table:formula="of:=VALUE([.G1061])" office:value-type="float" office:value="5216" calcext:value-type="float">
            <text:p>52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17.root</text:p>
          </table:table-cell>
          <table:table-cell table:number-columns-repeated="2"/>
          <table:table-cell table:formula="of:=LEFT(RIGHT([.D1062];10);5)" office:value-type="string" office:string-value="05217" calcext:value-type="string">
            <text:p>05217</text:p>
          </table:table-cell>
          <table:table-cell table:formula="of:=VALUE([.G1062])" office:value-type="float" office:value="5217" calcext:value-type="float">
            <text:p>52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18.root</text:p>
          </table:table-cell>
          <table:table-cell table:number-columns-repeated="2"/>
          <table:table-cell table:formula="of:=LEFT(RIGHT([.D1063];10);5)" office:value-type="string" office:string-value="05218" calcext:value-type="string">
            <text:p>05218</text:p>
          </table:table-cell>
          <table:table-cell table:formula="of:=VALUE([.G1063])" office:value-type="float" office:value="5218" calcext:value-type="float">
            <text:p>52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19.root</text:p>
          </table:table-cell>
          <table:table-cell table:number-columns-repeated="2"/>
          <table:table-cell table:formula="of:=LEFT(RIGHT([.D1064];10);5)" office:value-type="string" office:string-value="05219" calcext:value-type="string">
            <text:p>05219</text:p>
          </table:table-cell>
          <table:table-cell table:formula="of:=VALUE([.G1064])" office:value-type="float" office:value="5219" calcext:value-type="float">
            <text:p>52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20.root</text:p>
          </table:table-cell>
          <table:table-cell table:number-columns-repeated="2"/>
          <table:table-cell table:formula="of:=LEFT(RIGHT([.D1065];10);5)" office:value-type="string" office:string-value="05220" calcext:value-type="string">
            <text:p>05220</text:p>
          </table:table-cell>
          <table:table-cell table:formula="of:=VALUE([.G1065])" office:value-type="float" office:value="5220" calcext:value-type="float">
            <text:p>52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21.root</text:p>
          </table:table-cell>
          <table:table-cell table:number-columns-repeated="2"/>
          <table:table-cell table:formula="of:=LEFT(RIGHT([.D1066];10);5)" office:value-type="string" office:string-value="05221" calcext:value-type="string">
            <text:p>05221</text:p>
          </table:table-cell>
          <table:table-cell table:formula="of:=VALUE([.G1066])" office:value-type="float" office:value="5221" calcext:value-type="float">
            <text:p>52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22.root</text:p>
          </table:table-cell>
          <table:table-cell table:number-columns-repeated="2"/>
          <table:table-cell table:formula="of:=LEFT(RIGHT([.D1067];10);5)" office:value-type="string" office:string-value="05222" calcext:value-type="string">
            <text:p>05222</text:p>
          </table:table-cell>
          <table:table-cell table:formula="of:=VALUE([.G1067])" office:value-type="float" office:value="5222" calcext:value-type="float">
            <text:p>52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23.root</text:p>
          </table:table-cell>
          <table:table-cell table:number-columns-repeated="2"/>
          <table:table-cell table:formula="of:=LEFT(RIGHT([.D1068];10);5)" office:value-type="string" office:string-value="05223" calcext:value-type="string">
            <text:p>05223</text:p>
          </table:table-cell>
          <table:table-cell table:formula="of:=VALUE([.G1068])" office:value-type="float" office:value="5223" calcext:value-type="float">
            <text:p>52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24.root</text:p>
          </table:table-cell>
          <table:table-cell table:number-columns-repeated="2"/>
          <table:table-cell table:formula="of:=LEFT(RIGHT([.D1069];10);5)" office:value-type="string" office:string-value="05224" calcext:value-type="string">
            <text:p>05224</text:p>
          </table:table-cell>
          <table:table-cell table:formula="of:=VALUE([.G1069])" office:value-type="float" office:value="5224" calcext:value-type="float">
            <text:p>52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25.root</text:p>
          </table:table-cell>
          <table:table-cell table:number-columns-repeated="2"/>
          <table:table-cell table:formula="of:=LEFT(RIGHT([.D1070];10);5)" office:value-type="string" office:string-value="05225" calcext:value-type="string">
            <text:p>05225</text:p>
          </table:table-cell>
          <table:table-cell table:formula="of:=VALUE([.G1070])" office:value-type="float" office:value="5225" calcext:value-type="float">
            <text:p>52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26.root</text:p>
          </table:table-cell>
          <table:table-cell table:number-columns-repeated="2"/>
          <table:table-cell table:formula="of:=LEFT(RIGHT([.D1071];10);5)" office:value-type="string" office:string-value="05226" calcext:value-type="string">
            <text:p>05226</text:p>
          </table:table-cell>
          <table:table-cell table:formula="of:=VALUE([.G1071])" office:value-type="float" office:value="5226" calcext:value-type="float">
            <text:p>52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27.root</text:p>
          </table:table-cell>
          <table:table-cell table:number-columns-repeated="2"/>
          <table:table-cell table:formula="of:=LEFT(RIGHT([.D1072];10);5)" office:value-type="string" office:string-value="05227" calcext:value-type="string">
            <text:p>05227</text:p>
          </table:table-cell>
          <table:table-cell table:formula="of:=VALUE([.G1072])" office:value-type="float" office:value="5227" calcext:value-type="float">
            <text:p>52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28.root</text:p>
          </table:table-cell>
          <table:table-cell table:number-columns-repeated="2"/>
          <table:table-cell table:formula="of:=LEFT(RIGHT([.D1073];10);5)" office:value-type="string" office:string-value="05228" calcext:value-type="string">
            <text:p>05228</text:p>
          </table:table-cell>
          <table:table-cell table:formula="of:=VALUE([.G1073])" office:value-type="float" office:value="5228" calcext:value-type="float">
            <text:p>52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29.root</text:p>
          </table:table-cell>
          <table:table-cell table:number-columns-repeated="2"/>
          <table:table-cell table:formula="of:=LEFT(RIGHT([.D1074];10);5)" office:value-type="string" office:string-value="05229" calcext:value-type="string">
            <text:p>05229</text:p>
          </table:table-cell>
          <table:table-cell table:formula="of:=VALUE([.G1074])" office:value-type="float" office:value="5229" calcext:value-type="float">
            <text:p>52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30.root</text:p>
          </table:table-cell>
          <table:table-cell table:number-columns-repeated="2"/>
          <table:table-cell table:formula="of:=LEFT(RIGHT([.D1075];10);5)" office:value-type="string" office:string-value="05230" calcext:value-type="string">
            <text:p>05230</text:p>
          </table:table-cell>
          <table:table-cell table:formula="of:=VALUE([.G1075])" office:value-type="float" office:value="5230" calcext:value-type="float">
            <text:p>52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31.root</text:p>
          </table:table-cell>
          <table:table-cell table:number-columns-repeated="2"/>
          <table:table-cell table:formula="of:=LEFT(RIGHT([.D1076];10);5)" office:value-type="string" office:string-value="05231" calcext:value-type="string">
            <text:p>05231</text:p>
          </table:table-cell>
          <table:table-cell table:formula="of:=VALUE([.G1076])" office:value-type="float" office:value="5231" calcext:value-type="float">
            <text:p>52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32.root</text:p>
          </table:table-cell>
          <table:table-cell table:number-columns-repeated="2"/>
          <table:table-cell table:formula="of:=LEFT(RIGHT([.D1077];10);5)" office:value-type="string" office:string-value="05232" calcext:value-type="string">
            <text:p>05232</text:p>
          </table:table-cell>
          <table:table-cell table:formula="of:=VALUE([.G1077])" office:value-type="float" office:value="5232" calcext:value-type="float">
            <text:p>52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33.root</text:p>
          </table:table-cell>
          <table:table-cell table:number-columns-repeated="2"/>
          <table:table-cell table:formula="of:=LEFT(RIGHT([.D1078];10);5)" office:value-type="string" office:string-value="05233" calcext:value-type="string">
            <text:p>05233</text:p>
          </table:table-cell>
          <table:table-cell table:formula="of:=VALUE([.G1078])" office:value-type="float" office:value="5233" calcext:value-type="float">
            <text:p>52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34.root</text:p>
          </table:table-cell>
          <table:table-cell table:number-columns-repeated="2"/>
          <table:table-cell table:formula="of:=LEFT(RIGHT([.D1079];10);5)" office:value-type="string" office:string-value="05234" calcext:value-type="string">
            <text:p>05234</text:p>
          </table:table-cell>
          <table:table-cell table:formula="of:=VALUE([.G1079])" office:value-type="float" office:value="5234" calcext:value-type="float">
            <text:p>52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35.root</text:p>
          </table:table-cell>
          <table:table-cell table:number-columns-repeated="2"/>
          <table:table-cell table:formula="of:=LEFT(RIGHT([.D1080];10);5)" office:value-type="string" office:string-value="05235" calcext:value-type="string">
            <text:p>05235</text:p>
          </table:table-cell>
          <table:table-cell table:formula="of:=VALUE([.G1080])" office:value-type="float" office:value="5235" calcext:value-type="float">
            <text:p>52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36.root</text:p>
          </table:table-cell>
          <table:table-cell table:number-columns-repeated="2"/>
          <table:table-cell table:formula="of:=LEFT(RIGHT([.D1081];10);5)" office:value-type="string" office:string-value="05236" calcext:value-type="string">
            <text:p>05236</text:p>
          </table:table-cell>
          <table:table-cell table:formula="of:=VALUE([.G1081])" office:value-type="float" office:value="5236" calcext:value-type="float">
            <text:p>52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37.root</text:p>
          </table:table-cell>
          <table:table-cell table:number-columns-repeated="2"/>
          <table:table-cell table:formula="of:=LEFT(RIGHT([.D1082];10);5)" office:value-type="string" office:string-value="05237" calcext:value-type="string">
            <text:p>05237</text:p>
          </table:table-cell>
          <table:table-cell table:formula="of:=VALUE([.G1082])" office:value-type="float" office:value="5237" calcext:value-type="float">
            <text:p>52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38.root</text:p>
          </table:table-cell>
          <table:table-cell table:number-columns-repeated="2"/>
          <table:table-cell table:formula="of:=LEFT(RIGHT([.D1083];10);5)" office:value-type="string" office:string-value="05238" calcext:value-type="string">
            <text:p>05238</text:p>
          </table:table-cell>
          <table:table-cell table:formula="of:=VALUE([.G1083])" office:value-type="float" office:value="5238" calcext:value-type="float">
            <text:p>52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39.root</text:p>
          </table:table-cell>
          <table:table-cell table:number-columns-repeated="2"/>
          <table:table-cell table:formula="of:=LEFT(RIGHT([.D1084];10);5)" office:value-type="string" office:string-value="05239" calcext:value-type="string">
            <text:p>05239</text:p>
          </table:table-cell>
          <table:table-cell table:formula="of:=VALUE([.G1084])" office:value-type="float" office:value="5239" calcext:value-type="float">
            <text:p>52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40.root</text:p>
          </table:table-cell>
          <table:table-cell table:number-columns-repeated="2"/>
          <table:table-cell table:formula="of:=LEFT(RIGHT([.D1085];10);5)" office:value-type="string" office:string-value="05240" calcext:value-type="string">
            <text:p>05240</text:p>
          </table:table-cell>
          <table:table-cell table:formula="of:=VALUE([.G1085])" office:value-type="float" office:value="5240" calcext:value-type="float">
            <text:p>52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41.root</text:p>
          </table:table-cell>
          <table:table-cell table:number-columns-repeated="2"/>
          <table:table-cell table:formula="of:=LEFT(RIGHT([.D1086];10);5)" office:value-type="string" office:string-value="05241" calcext:value-type="string">
            <text:p>05241</text:p>
          </table:table-cell>
          <table:table-cell table:formula="of:=VALUE([.G1086])" office:value-type="float" office:value="5241" calcext:value-type="float">
            <text:p>52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42.root</text:p>
          </table:table-cell>
          <table:table-cell table:number-columns-repeated="2"/>
          <table:table-cell table:formula="of:=LEFT(RIGHT([.D1087];10);5)" office:value-type="string" office:string-value="05242" calcext:value-type="string">
            <text:p>05242</text:p>
          </table:table-cell>
          <table:table-cell table:formula="of:=VALUE([.G1087])" office:value-type="float" office:value="5242" calcext:value-type="float">
            <text:p>52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43.root</text:p>
          </table:table-cell>
          <table:table-cell table:number-columns-repeated="2"/>
          <table:table-cell table:formula="of:=LEFT(RIGHT([.D1088];10);5)" office:value-type="string" office:string-value="05243" calcext:value-type="string">
            <text:p>05243</text:p>
          </table:table-cell>
          <table:table-cell table:formula="of:=VALUE([.G1088])" office:value-type="float" office:value="5243" calcext:value-type="float">
            <text:p>52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44.root</text:p>
          </table:table-cell>
          <table:table-cell table:number-columns-repeated="2"/>
          <table:table-cell table:formula="of:=LEFT(RIGHT([.D1089];10);5)" office:value-type="string" office:string-value="05244" calcext:value-type="string">
            <text:p>05244</text:p>
          </table:table-cell>
          <table:table-cell table:formula="of:=VALUE([.G1089])" office:value-type="float" office:value="5244" calcext:value-type="float">
            <text:p>52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45.root</text:p>
          </table:table-cell>
          <table:table-cell table:number-columns-repeated="2"/>
          <table:table-cell table:formula="of:=LEFT(RIGHT([.D1090];10);5)" office:value-type="string" office:string-value="05245" calcext:value-type="string">
            <text:p>05245</text:p>
          </table:table-cell>
          <table:table-cell table:formula="of:=VALUE([.G1090])" office:value-type="float" office:value="5245" calcext:value-type="float">
            <text:p>52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46.root</text:p>
          </table:table-cell>
          <table:table-cell table:number-columns-repeated="2"/>
          <table:table-cell table:formula="of:=LEFT(RIGHT([.D1091];10);5)" office:value-type="string" office:string-value="05246" calcext:value-type="string">
            <text:p>05246</text:p>
          </table:table-cell>
          <table:table-cell table:formula="of:=VALUE([.G1091])" office:value-type="float" office:value="5246" calcext:value-type="float">
            <text:p>52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47.root</text:p>
          </table:table-cell>
          <table:table-cell table:number-columns-repeated="2"/>
          <table:table-cell table:formula="of:=LEFT(RIGHT([.D1092];10);5)" office:value-type="string" office:string-value="05247" calcext:value-type="string">
            <text:p>05247</text:p>
          </table:table-cell>
          <table:table-cell table:formula="of:=VALUE([.G1092])" office:value-type="float" office:value="5247" calcext:value-type="float">
            <text:p>52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48.root</text:p>
          </table:table-cell>
          <table:table-cell table:number-columns-repeated="2"/>
          <table:table-cell table:formula="of:=LEFT(RIGHT([.D1093];10);5)" office:value-type="string" office:string-value="05248" calcext:value-type="string">
            <text:p>05248</text:p>
          </table:table-cell>
          <table:table-cell table:formula="of:=VALUE([.G1093])" office:value-type="float" office:value="5248" calcext:value-type="float">
            <text:p>52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49.root</text:p>
          </table:table-cell>
          <table:table-cell table:number-columns-repeated="2"/>
          <table:table-cell table:formula="of:=LEFT(RIGHT([.D1094];10);5)" office:value-type="string" office:string-value="05249" calcext:value-type="string">
            <text:p>05249</text:p>
          </table:table-cell>
          <table:table-cell table:formula="of:=VALUE([.G1094])" office:value-type="float" office:value="5249" calcext:value-type="float">
            <text:p>52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50.root</text:p>
          </table:table-cell>
          <table:table-cell table:number-columns-repeated="2"/>
          <table:table-cell table:formula="of:=LEFT(RIGHT([.D1095];10);5)" office:value-type="string" office:string-value="05250" calcext:value-type="string">
            <text:p>05250</text:p>
          </table:table-cell>
          <table:table-cell table:formula="of:=VALUE([.G1095])" office:value-type="float" office:value="5250" calcext:value-type="float">
            <text:p>52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51.root</text:p>
          </table:table-cell>
          <table:table-cell table:number-columns-repeated="2"/>
          <table:table-cell table:formula="of:=LEFT(RIGHT([.D1096];10);5)" office:value-type="string" office:string-value="05251" calcext:value-type="string">
            <text:p>05251</text:p>
          </table:table-cell>
          <table:table-cell table:formula="of:=VALUE([.G1096])" office:value-type="float" office:value="5251" calcext:value-type="float">
            <text:p>52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52.root</text:p>
          </table:table-cell>
          <table:table-cell table:number-columns-repeated="2"/>
          <table:table-cell table:formula="of:=LEFT(RIGHT([.D1097];10);5)" office:value-type="string" office:string-value="05252" calcext:value-type="string">
            <text:p>05252</text:p>
          </table:table-cell>
          <table:table-cell table:formula="of:=VALUE([.G1097])" office:value-type="float" office:value="5252" calcext:value-type="float">
            <text:p>52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53.root</text:p>
          </table:table-cell>
          <table:table-cell table:number-columns-repeated="2"/>
          <table:table-cell table:formula="of:=LEFT(RIGHT([.D1098];10);5)" office:value-type="string" office:string-value="05253" calcext:value-type="string">
            <text:p>05253</text:p>
          </table:table-cell>
          <table:table-cell table:formula="of:=VALUE([.G1098])" office:value-type="float" office:value="5253" calcext:value-type="float">
            <text:p>52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54.root</text:p>
          </table:table-cell>
          <table:table-cell table:number-columns-repeated="2"/>
          <table:table-cell table:formula="of:=LEFT(RIGHT([.D1099];10);5)" office:value-type="string" office:string-value="05254" calcext:value-type="string">
            <text:p>05254</text:p>
          </table:table-cell>
          <table:table-cell table:formula="of:=VALUE([.G1099])" office:value-type="float" office:value="5254" calcext:value-type="float">
            <text:p>52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55.root</text:p>
          </table:table-cell>
          <table:table-cell table:number-columns-repeated="2"/>
          <table:table-cell table:formula="of:=LEFT(RIGHT([.D1100];10);5)" office:value-type="string" office:string-value="05255" calcext:value-type="string">
            <text:p>05255</text:p>
          </table:table-cell>
          <table:table-cell table:formula="of:=VALUE([.G1100])" office:value-type="float" office:value="5255" calcext:value-type="float">
            <text:p>52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56.root</text:p>
          </table:table-cell>
          <table:table-cell table:number-columns-repeated="2"/>
          <table:table-cell table:formula="of:=LEFT(RIGHT([.D1101];10);5)" office:value-type="string" office:string-value="05256" calcext:value-type="string">
            <text:p>05256</text:p>
          </table:table-cell>
          <table:table-cell table:formula="of:=VALUE([.G1101])" office:value-type="float" office:value="5256" calcext:value-type="float">
            <text:p>52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57.root</text:p>
          </table:table-cell>
          <table:table-cell table:number-columns-repeated="2"/>
          <table:table-cell table:formula="of:=LEFT(RIGHT([.D1102];10);5)" office:value-type="string" office:string-value="05257" calcext:value-type="string">
            <text:p>05257</text:p>
          </table:table-cell>
          <table:table-cell table:formula="of:=VALUE([.G1102])" office:value-type="float" office:value="5257" calcext:value-type="float">
            <text:p>52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58.root</text:p>
          </table:table-cell>
          <table:table-cell table:number-columns-repeated="2"/>
          <table:table-cell table:formula="of:=LEFT(RIGHT([.D1103];10);5)" office:value-type="string" office:string-value="05258" calcext:value-type="string">
            <text:p>05258</text:p>
          </table:table-cell>
          <table:table-cell table:formula="of:=VALUE([.G1103])" office:value-type="float" office:value="5258" calcext:value-type="float">
            <text:p>52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59.root</text:p>
          </table:table-cell>
          <table:table-cell table:number-columns-repeated="2"/>
          <table:table-cell table:formula="of:=LEFT(RIGHT([.D1104];10);5)" office:value-type="string" office:string-value="05259" calcext:value-type="string">
            <text:p>05259</text:p>
          </table:table-cell>
          <table:table-cell table:formula="of:=VALUE([.G1104])" office:value-type="float" office:value="5259" calcext:value-type="float">
            <text:p>52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60.root</text:p>
          </table:table-cell>
          <table:table-cell table:number-columns-repeated="2"/>
          <table:table-cell table:formula="of:=LEFT(RIGHT([.D1105];10);5)" office:value-type="string" office:string-value="05260" calcext:value-type="string">
            <text:p>05260</text:p>
          </table:table-cell>
          <table:table-cell table:formula="of:=VALUE([.G1105])" office:value-type="float" office:value="5260" calcext:value-type="float">
            <text:p>52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61.root</text:p>
          </table:table-cell>
          <table:table-cell table:number-columns-repeated="2"/>
          <table:table-cell table:formula="of:=LEFT(RIGHT([.D1106];10);5)" office:value-type="string" office:string-value="05261" calcext:value-type="string">
            <text:p>05261</text:p>
          </table:table-cell>
          <table:table-cell table:formula="of:=VALUE([.G1106])" office:value-type="float" office:value="5261" calcext:value-type="float">
            <text:p>52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62.root</text:p>
          </table:table-cell>
          <table:table-cell table:number-columns-repeated="2"/>
          <table:table-cell table:formula="of:=LEFT(RIGHT([.D1107];10);5)" office:value-type="string" office:string-value="05262" calcext:value-type="string">
            <text:p>05262</text:p>
          </table:table-cell>
          <table:table-cell table:formula="of:=VALUE([.G1107])" office:value-type="float" office:value="5262" calcext:value-type="float">
            <text:p>52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63.root</text:p>
          </table:table-cell>
          <table:table-cell table:number-columns-repeated="2"/>
          <table:table-cell table:formula="of:=LEFT(RIGHT([.D1108];10);5)" office:value-type="string" office:string-value="05263" calcext:value-type="string">
            <text:p>05263</text:p>
          </table:table-cell>
          <table:table-cell table:formula="of:=VALUE([.G1108])" office:value-type="float" office:value="5263" calcext:value-type="float">
            <text:p>52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64.root</text:p>
          </table:table-cell>
          <table:table-cell table:number-columns-repeated="2"/>
          <table:table-cell table:formula="of:=LEFT(RIGHT([.D1109];10);5)" office:value-type="string" office:string-value="05264" calcext:value-type="string">
            <text:p>05264</text:p>
          </table:table-cell>
          <table:table-cell table:formula="of:=VALUE([.G1109])" office:value-type="float" office:value="5264" calcext:value-type="float">
            <text:p>52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65.root</text:p>
          </table:table-cell>
          <table:table-cell table:number-columns-repeated="2"/>
          <table:table-cell table:formula="of:=LEFT(RIGHT([.D1110];10);5)" office:value-type="string" office:string-value="05265" calcext:value-type="string">
            <text:p>05265</text:p>
          </table:table-cell>
          <table:table-cell table:formula="of:=VALUE([.G1110])" office:value-type="float" office:value="5265" calcext:value-type="float">
            <text:p>52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66.root</text:p>
          </table:table-cell>
          <table:table-cell table:number-columns-repeated="2"/>
          <table:table-cell table:formula="of:=LEFT(RIGHT([.D1111];10);5)" office:value-type="string" office:string-value="05266" calcext:value-type="string">
            <text:p>05266</text:p>
          </table:table-cell>
          <table:table-cell table:formula="of:=VALUE([.G1111])" office:value-type="float" office:value="5266" calcext:value-type="float">
            <text:p>52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67.root</text:p>
          </table:table-cell>
          <table:table-cell table:number-columns-repeated="2"/>
          <table:table-cell table:formula="of:=LEFT(RIGHT([.D1112];10);5)" office:value-type="string" office:string-value="05267" calcext:value-type="string">
            <text:p>05267</text:p>
          </table:table-cell>
          <table:table-cell table:formula="of:=VALUE([.G1112])" office:value-type="float" office:value="5267" calcext:value-type="float">
            <text:p>52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68.root</text:p>
          </table:table-cell>
          <table:table-cell table:number-columns-repeated="2"/>
          <table:table-cell table:formula="of:=LEFT(RIGHT([.D1113];10);5)" office:value-type="string" office:string-value="05268" calcext:value-type="string">
            <text:p>05268</text:p>
          </table:table-cell>
          <table:table-cell table:formula="of:=VALUE([.G1113])" office:value-type="float" office:value="5268" calcext:value-type="float">
            <text:p>52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69.root</text:p>
          </table:table-cell>
          <table:table-cell table:number-columns-repeated="2"/>
          <table:table-cell table:formula="of:=LEFT(RIGHT([.D1114];10);5)" office:value-type="string" office:string-value="05269" calcext:value-type="string">
            <text:p>05269</text:p>
          </table:table-cell>
          <table:table-cell table:formula="of:=VALUE([.G1114])" office:value-type="float" office:value="5269" calcext:value-type="float">
            <text:p>52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70.root</text:p>
          </table:table-cell>
          <table:table-cell table:number-columns-repeated="2"/>
          <table:table-cell table:formula="of:=LEFT(RIGHT([.D1115];10);5)" office:value-type="string" office:string-value="05270" calcext:value-type="string">
            <text:p>05270</text:p>
          </table:table-cell>
          <table:table-cell table:formula="of:=VALUE([.G1115])" office:value-type="float" office:value="5270" calcext:value-type="float">
            <text:p>52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71.root</text:p>
          </table:table-cell>
          <table:table-cell table:number-columns-repeated="2"/>
          <table:table-cell table:formula="of:=LEFT(RIGHT([.D1116];10);5)" office:value-type="string" office:string-value="05271" calcext:value-type="string">
            <text:p>05271</text:p>
          </table:table-cell>
          <table:table-cell table:formula="of:=VALUE([.G1116])" office:value-type="float" office:value="5271" calcext:value-type="float">
            <text:p>52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72.root</text:p>
          </table:table-cell>
          <table:table-cell table:number-columns-repeated="2"/>
          <table:table-cell table:formula="of:=LEFT(RIGHT([.D1117];10);5)" office:value-type="string" office:string-value="05272" calcext:value-type="string">
            <text:p>05272</text:p>
          </table:table-cell>
          <table:table-cell table:formula="of:=VALUE([.G1117])" office:value-type="float" office:value="5272" calcext:value-type="float">
            <text:p>52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73.root</text:p>
          </table:table-cell>
          <table:table-cell table:number-columns-repeated="2"/>
          <table:table-cell table:formula="of:=LEFT(RIGHT([.D1118];10);5)" office:value-type="string" office:string-value="05273" calcext:value-type="string">
            <text:p>05273</text:p>
          </table:table-cell>
          <table:table-cell table:formula="of:=VALUE([.G1118])" office:value-type="float" office:value="5273" calcext:value-type="float">
            <text:p>52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74.root</text:p>
          </table:table-cell>
          <table:table-cell table:number-columns-repeated="2"/>
          <table:table-cell table:formula="of:=LEFT(RIGHT([.D1119];10);5)" office:value-type="string" office:string-value="05274" calcext:value-type="string">
            <text:p>05274</text:p>
          </table:table-cell>
          <table:table-cell table:formula="of:=VALUE([.G1119])" office:value-type="float" office:value="5274" calcext:value-type="float">
            <text:p>52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75.root</text:p>
          </table:table-cell>
          <table:table-cell table:number-columns-repeated="2"/>
          <table:table-cell table:formula="of:=LEFT(RIGHT([.D1120];10);5)" office:value-type="string" office:string-value="05275" calcext:value-type="string">
            <text:p>05275</text:p>
          </table:table-cell>
          <table:table-cell table:formula="of:=VALUE([.G1120])" office:value-type="float" office:value="5275" calcext:value-type="float">
            <text:p>52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76.root</text:p>
          </table:table-cell>
          <table:table-cell table:number-columns-repeated="2"/>
          <table:table-cell table:formula="of:=LEFT(RIGHT([.D1121];10);5)" office:value-type="string" office:string-value="05276" calcext:value-type="string">
            <text:p>05276</text:p>
          </table:table-cell>
          <table:table-cell table:formula="of:=VALUE([.G1121])" office:value-type="float" office:value="5276" calcext:value-type="float">
            <text:p>52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77.root</text:p>
          </table:table-cell>
          <table:table-cell table:number-columns-repeated="2"/>
          <table:table-cell table:formula="of:=LEFT(RIGHT([.D1122];10);5)" office:value-type="string" office:string-value="05277" calcext:value-type="string">
            <text:p>05277</text:p>
          </table:table-cell>
          <table:table-cell table:formula="of:=VALUE([.G1122])" office:value-type="float" office:value="5277" calcext:value-type="float">
            <text:p>52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78.root</text:p>
          </table:table-cell>
          <table:table-cell table:number-columns-repeated="2"/>
          <table:table-cell table:formula="of:=LEFT(RIGHT([.D1123];10);5)" office:value-type="string" office:string-value="05278" calcext:value-type="string">
            <text:p>05278</text:p>
          </table:table-cell>
          <table:table-cell table:formula="of:=VALUE([.G1123])" office:value-type="float" office:value="5278" calcext:value-type="float">
            <text:p>52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79.root</text:p>
          </table:table-cell>
          <table:table-cell table:number-columns-repeated="2"/>
          <table:table-cell table:formula="of:=LEFT(RIGHT([.D1124];10);5)" office:value-type="string" office:string-value="05279" calcext:value-type="string">
            <text:p>05279</text:p>
          </table:table-cell>
          <table:table-cell table:formula="of:=VALUE([.G1124])" office:value-type="float" office:value="5279" calcext:value-type="float">
            <text:p>52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80.root</text:p>
          </table:table-cell>
          <table:table-cell table:number-columns-repeated="2"/>
          <table:table-cell table:formula="of:=LEFT(RIGHT([.D1125];10);5)" office:value-type="string" office:string-value="05280" calcext:value-type="string">
            <text:p>05280</text:p>
          </table:table-cell>
          <table:table-cell table:formula="of:=VALUE([.G1125])" office:value-type="float" office:value="5280" calcext:value-type="float">
            <text:p>52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81.root</text:p>
          </table:table-cell>
          <table:table-cell table:number-columns-repeated="2"/>
          <table:table-cell table:formula="of:=LEFT(RIGHT([.D1126];10);5)" office:value-type="string" office:string-value="05281" calcext:value-type="string">
            <text:p>05281</text:p>
          </table:table-cell>
          <table:table-cell table:formula="of:=VALUE([.G1126])" office:value-type="float" office:value="5281" calcext:value-type="float">
            <text:p>52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82.root</text:p>
          </table:table-cell>
          <table:table-cell table:number-columns-repeated="2"/>
          <table:table-cell table:formula="of:=LEFT(RIGHT([.D1127];10);5)" office:value-type="string" office:string-value="05282" calcext:value-type="string">
            <text:p>05282</text:p>
          </table:table-cell>
          <table:table-cell table:formula="of:=VALUE([.G1127])" office:value-type="float" office:value="5282" calcext:value-type="float">
            <text:p>52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83.root</text:p>
          </table:table-cell>
          <table:table-cell table:number-columns-repeated="2"/>
          <table:table-cell table:formula="of:=LEFT(RIGHT([.D1128];10);5)" office:value-type="string" office:string-value="05283" calcext:value-type="string">
            <text:p>05283</text:p>
          </table:table-cell>
          <table:table-cell table:formula="of:=VALUE([.G1128])" office:value-type="float" office:value="5283" calcext:value-type="float">
            <text:p>52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84.root</text:p>
          </table:table-cell>
          <table:table-cell table:number-columns-repeated="2"/>
          <table:table-cell table:formula="of:=LEFT(RIGHT([.D1129];10);5)" office:value-type="string" office:string-value="05284" calcext:value-type="string">
            <text:p>05284</text:p>
          </table:table-cell>
          <table:table-cell table:formula="of:=VALUE([.G1129])" office:value-type="float" office:value="5284" calcext:value-type="float">
            <text:p>52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85.root</text:p>
          </table:table-cell>
          <table:table-cell table:number-columns-repeated="2"/>
          <table:table-cell table:formula="of:=LEFT(RIGHT([.D1130];10);5)" office:value-type="string" office:string-value="05285" calcext:value-type="string">
            <text:p>05285</text:p>
          </table:table-cell>
          <table:table-cell table:formula="of:=VALUE([.G1130])" office:value-type="float" office:value="5285" calcext:value-type="float">
            <text:p>52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86.root</text:p>
          </table:table-cell>
          <table:table-cell table:number-columns-repeated="2"/>
          <table:table-cell table:formula="of:=LEFT(RIGHT([.D1131];10);5)" office:value-type="string" office:string-value="05286" calcext:value-type="string">
            <text:p>05286</text:p>
          </table:table-cell>
          <table:table-cell table:formula="of:=VALUE([.G1131])" office:value-type="float" office:value="5286" calcext:value-type="float">
            <text:p>52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87.root</text:p>
          </table:table-cell>
          <table:table-cell table:number-columns-repeated="2"/>
          <table:table-cell table:formula="of:=LEFT(RIGHT([.D1132];10);5)" office:value-type="string" office:string-value="05287" calcext:value-type="string">
            <text:p>05287</text:p>
          </table:table-cell>
          <table:table-cell table:formula="of:=VALUE([.G1132])" office:value-type="float" office:value="5287" calcext:value-type="float">
            <text:p>52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88.root</text:p>
          </table:table-cell>
          <table:table-cell table:number-columns-repeated="2"/>
          <table:table-cell table:formula="of:=LEFT(RIGHT([.D1133];10);5)" office:value-type="string" office:string-value="05288" calcext:value-type="string">
            <text:p>05288</text:p>
          </table:table-cell>
          <table:table-cell table:formula="of:=VALUE([.G1133])" office:value-type="float" office:value="5288" calcext:value-type="float">
            <text:p>52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89.root</text:p>
          </table:table-cell>
          <table:table-cell table:number-columns-repeated="2"/>
          <table:table-cell table:formula="of:=LEFT(RIGHT([.D1134];10);5)" office:value-type="string" office:string-value="05289" calcext:value-type="string">
            <text:p>05289</text:p>
          </table:table-cell>
          <table:table-cell table:formula="of:=VALUE([.G1134])" office:value-type="float" office:value="5289" calcext:value-type="float">
            <text:p>52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90.root</text:p>
          </table:table-cell>
          <table:table-cell table:number-columns-repeated="2"/>
          <table:table-cell table:formula="of:=LEFT(RIGHT([.D1135];10);5)" office:value-type="string" office:string-value="05290" calcext:value-type="string">
            <text:p>05290</text:p>
          </table:table-cell>
          <table:table-cell table:formula="of:=VALUE([.G1135])" office:value-type="float" office:value="5290" calcext:value-type="float">
            <text:p>52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91.root</text:p>
          </table:table-cell>
          <table:table-cell table:number-columns-repeated="2"/>
          <table:table-cell table:formula="of:=LEFT(RIGHT([.D1136];10);5)" office:value-type="string" office:string-value="05291" calcext:value-type="string">
            <text:p>05291</text:p>
          </table:table-cell>
          <table:table-cell table:formula="of:=VALUE([.G1136])" office:value-type="float" office:value="5291" calcext:value-type="float">
            <text:p>52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92.root</text:p>
          </table:table-cell>
          <table:table-cell table:number-columns-repeated="2"/>
          <table:table-cell table:formula="of:=LEFT(RIGHT([.D1137];10);5)" office:value-type="string" office:string-value="05292" calcext:value-type="string">
            <text:p>05292</text:p>
          </table:table-cell>
          <table:table-cell table:formula="of:=VALUE([.G1137])" office:value-type="float" office:value="5292" calcext:value-type="float">
            <text:p>52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93.root</text:p>
          </table:table-cell>
          <table:table-cell table:number-columns-repeated="2"/>
          <table:table-cell table:formula="of:=LEFT(RIGHT([.D1138];10);5)" office:value-type="string" office:string-value="05293" calcext:value-type="string">
            <text:p>05293</text:p>
          </table:table-cell>
          <table:table-cell table:formula="of:=VALUE([.G1138])" office:value-type="float" office:value="5293" calcext:value-type="float">
            <text:p>52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94.root</text:p>
          </table:table-cell>
          <table:table-cell table:number-columns-repeated="2"/>
          <table:table-cell table:formula="of:=LEFT(RIGHT([.D1139];10);5)" office:value-type="string" office:string-value="05294" calcext:value-type="string">
            <text:p>05294</text:p>
          </table:table-cell>
          <table:table-cell table:formula="of:=VALUE([.G1139])" office:value-type="float" office:value="5294" calcext:value-type="float">
            <text:p>52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95.root</text:p>
          </table:table-cell>
          <table:table-cell table:number-columns-repeated="2"/>
          <table:table-cell table:formula="of:=LEFT(RIGHT([.D1140];10);5)" office:value-type="string" office:string-value="05295" calcext:value-type="string">
            <text:p>05295</text:p>
          </table:table-cell>
          <table:table-cell table:formula="of:=VALUE([.G1140])" office:value-type="float" office:value="5295" calcext:value-type="float">
            <text:p>52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96.root</text:p>
          </table:table-cell>
          <table:table-cell table:number-columns-repeated="2"/>
          <table:table-cell table:formula="of:=LEFT(RIGHT([.D1141];10);5)" office:value-type="string" office:string-value="05296" calcext:value-type="string">
            <text:p>05296</text:p>
          </table:table-cell>
          <table:table-cell table:formula="of:=VALUE([.G1141])" office:value-type="float" office:value="5296" calcext:value-type="float">
            <text:p>52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97.root</text:p>
          </table:table-cell>
          <table:table-cell table:number-columns-repeated="2"/>
          <table:table-cell table:formula="of:=LEFT(RIGHT([.D1142];10);5)" office:value-type="string" office:string-value="05297" calcext:value-type="string">
            <text:p>05297</text:p>
          </table:table-cell>
          <table:table-cell table:formula="of:=VALUE([.G1142])" office:value-type="float" office:value="5297" calcext:value-type="float">
            <text:p>52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98.root</text:p>
          </table:table-cell>
          <table:table-cell table:number-columns-repeated="2"/>
          <table:table-cell table:formula="of:=LEFT(RIGHT([.D1143];10);5)" office:value-type="string" office:string-value="05298" calcext:value-type="string">
            <text:p>05298</text:p>
          </table:table-cell>
          <table:table-cell table:formula="of:=VALUE([.G1143])" office:value-type="float" office:value="5298" calcext:value-type="float">
            <text:p>52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299.root</text:p>
          </table:table-cell>
          <table:table-cell table:number-columns-repeated="2"/>
          <table:table-cell table:formula="of:=LEFT(RIGHT([.D1144];10);5)" office:value-type="string" office:string-value="05299" calcext:value-type="string">
            <text:p>05299</text:p>
          </table:table-cell>
          <table:table-cell table:formula="of:=VALUE([.G1144])" office:value-type="float" office:value="5299" calcext:value-type="float">
            <text:p>52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00.root</text:p>
          </table:table-cell>
          <table:table-cell table:number-columns-repeated="2"/>
          <table:table-cell table:formula="of:=LEFT(RIGHT([.D1145];10);5)" office:value-type="string" office:string-value="05300" calcext:value-type="string">
            <text:p>05300</text:p>
          </table:table-cell>
          <table:table-cell table:formula="of:=VALUE([.G1145])" office:value-type="float" office:value="5300" calcext:value-type="float">
            <text:p>53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01.root</text:p>
          </table:table-cell>
          <table:table-cell table:number-columns-repeated="2"/>
          <table:table-cell table:formula="of:=LEFT(RIGHT([.D1146];10);5)" office:value-type="string" office:string-value="05301" calcext:value-type="string">
            <text:p>05301</text:p>
          </table:table-cell>
          <table:table-cell table:formula="of:=VALUE([.G1146])" office:value-type="float" office:value="5301" calcext:value-type="float">
            <text:p>53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02.root</text:p>
          </table:table-cell>
          <table:table-cell table:number-columns-repeated="2"/>
          <table:table-cell table:formula="of:=LEFT(RIGHT([.D1147];10);5)" office:value-type="string" office:string-value="05302" calcext:value-type="string">
            <text:p>05302</text:p>
          </table:table-cell>
          <table:table-cell table:formula="of:=VALUE([.G1147])" office:value-type="float" office:value="5302" calcext:value-type="float">
            <text:p>53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03.root</text:p>
          </table:table-cell>
          <table:table-cell table:number-columns-repeated="2"/>
          <table:table-cell table:formula="of:=LEFT(RIGHT([.D1148];10);5)" office:value-type="string" office:string-value="05303" calcext:value-type="string">
            <text:p>05303</text:p>
          </table:table-cell>
          <table:table-cell table:formula="of:=VALUE([.G1148])" office:value-type="float" office:value="5303" calcext:value-type="float">
            <text:p>53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04.root</text:p>
          </table:table-cell>
          <table:table-cell table:number-columns-repeated="2"/>
          <table:table-cell table:formula="of:=LEFT(RIGHT([.D1149];10);5)" office:value-type="string" office:string-value="05304" calcext:value-type="string">
            <text:p>05304</text:p>
          </table:table-cell>
          <table:table-cell table:formula="of:=VALUE([.G1149])" office:value-type="float" office:value="5304" calcext:value-type="float">
            <text:p>53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05.root</text:p>
          </table:table-cell>
          <table:table-cell table:number-columns-repeated="2"/>
          <table:table-cell table:formula="of:=LEFT(RIGHT([.D1150];10);5)" office:value-type="string" office:string-value="05305" calcext:value-type="string">
            <text:p>05305</text:p>
          </table:table-cell>
          <table:table-cell table:formula="of:=VALUE([.G1150])" office:value-type="float" office:value="5305" calcext:value-type="float">
            <text:p>53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06.root</text:p>
          </table:table-cell>
          <table:table-cell table:number-columns-repeated="2"/>
          <table:table-cell table:formula="of:=LEFT(RIGHT([.D1151];10);5)" office:value-type="string" office:string-value="05306" calcext:value-type="string">
            <text:p>05306</text:p>
          </table:table-cell>
          <table:table-cell table:formula="of:=VALUE([.G1151])" office:value-type="float" office:value="5306" calcext:value-type="float">
            <text:p>53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07.root</text:p>
          </table:table-cell>
          <table:table-cell table:number-columns-repeated="2"/>
          <table:table-cell table:formula="of:=LEFT(RIGHT([.D1152];10);5)" office:value-type="string" office:string-value="05307" calcext:value-type="string">
            <text:p>05307</text:p>
          </table:table-cell>
          <table:table-cell table:formula="of:=VALUE([.G1152])" office:value-type="float" office:value="5307" calcext:value-type="float">
            <text:p>53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08.root</text:p>
          </table:table-cell>
          <table:table-cell table:number-columns-repeated="2"/>
          <table:table-cell table:formula="of:=LEFT(RIGHT([.D1153];10);5)" office:value-type="string" office:string-value="05308" calcext:value-type="string">
            <text:p>05308</text:p>
          </table:table-cell>
          <table:table-cell table:formula="of:=VALUE([.G1153])" office:value-type="float" office:value="5308" calcext:value-type="float">
            <text:p>53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09.root</text:p>
          </table:table-cell>
          <table:table-cell table:number-columns-repeated="2"/>
          <table:table-cell table:formula="of:=LEFT(RIGHT([.D1154];10);5)" office:value-type="string" office:string-value="05309" calcext:value-type="string">
            <text:p>05309</text:p>
          </table:table-cell>
          <table:table-cell table:formula="of:=VALUE([.G1154])" office:value-type="float" office:value="5309" calcext:value-type="float">
            <text:p>53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10.root</text:p>
          </table:table-cell>
          <table:table-cell table:number-columns-repeated="2"/>
          <table:table-cell table:formula="of:=LEFT(RIGHT([.D1155];10);5)" office:value-type="string" office:string-value="05310" calcext:value-type="string">
            <text:p>05310</text:p>
          </table:table-cell>
          <table:table-cell table:formula="of:=VALUE([.G1155])" office:value-type="float" office:value="5310" calcext:value-type="float">
            <text:p>53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11.root</text:p>
          </table:table-cell>
          <table:table-cell table:number-columns-repeated="2"/>
          <table:table-cell table:formula="of:=LEFT(RIGHT([.D1156];10);5)" office:value-type="string" office:string-value="05311" calcext:value-type="string">
            <text:p>05311</text:p>
          </table:table-cell>
          <table:table-cell table:formula="of:=VALUE([.G1156])" office:value-type="float" office:value="5311" calcext:value-type="float">
            <text:p>53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12.root</text:p>
          </table:table-cell>
          <table:table-cell table:number-columns-repeated="2"/>
          <table:table-cell table:formula="of:=LEFT(RIGHT([.D1157];10);5)" office:value-type="string" office:string-value="05312" calcext:value-type="string">
            <text:p>05312</text:p>
          </table:table-cell>
          <table:table-cell table:formula="of:=VALUE([.G1157])" office:value-type="float" office:value="5312" calcext:value-type="float">
            <text:p>53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13.root</text:p>
          </table:table-cell>
          <table:table-cell table:number-columns-repeated="2"/>
          <table:table-cell table:formula="of:=LEFT(RIGHT([.D1158];10);5)" office:value-type="string" office:string-value="05313" calcext:value-type="string">
            <text:p>05313</text:p>
          </table:table-cell>
          <table:table-cell table:formula="of:=VALUE([.G1158])" office:value-type="float" office:value="5313" calcext:value-type="float">
            <text:p>53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14.root</text:p>
          </table:table-cell>
          <table:table-cell table:number-columns-repeated="2"/>
          <table:table-cell table:formula="of:=LEFT(RIGHT([.D1159];10);5)" office:value-type="string" office:string-value="05314" calcext:value-type="string">
            <text:p>05314</text:p>
          </table:table-cell>
          <table:table-cell table:formula="of:=VALUE([.G1159])" office:value-type="float" office:value="5314" calcext:value-type="float">
            <text:p>53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15.root</text:p>
          </table:table-cell>
          <table:table-cell table:number-columns-repeated="2"/>
          <table:table-cell table:formula="of:=LEFT(RIGHT([.D1160];10);5)" office:value-type="string" office:string-value="05315" calcext:value-type="string">
            <text:p>05315</text:p>
          </table:table-cell>
          <table:table-cell table:formula="of:=VALUE([.G1160])" office:value-type="float" office:value="5315" calcext:value-type="float">
            <text:p>53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16.root</text:p>
          </table:table-cell>
          <table:table-cell table:number-columns-repeated="2"/>
          <table:table-cell table:formula="of:=LEFT(RIGHT([.D1161];10);5)" office:value-type="string" office:string-value="05316" calcext:value-type="string">
            <text:p>05316</text:p>
          </table:table-cell>
          <table:table-cell table:formula="of:=VALUE([.G1161])" office:value-type="float" office:value="5316" calcext:value-type="float">
            <text:p>53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17.root</text:p>
          </table:table-cell>
          <table:table-cell table:number-columns-repeated="2"/>
          <table:table-cell table:formula="of:=LEFT(RIGHT([.D1162];10);5)" office:value-type="string" office:string-value="05317" calcext:value-type="string">
            <text:p>05317</text:p>
          </table:table-cell>
          <table:table-cell table:formula="of:=VALUE([.G1162])" office:value-type="float" office:value="5317" calcext:value-type="float">
            <text:p>53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18.root</text:p>
          </table:table-cell>
          <table:table-cell table:number-columns-repeated="2"/>
          <table:table-cell table:formula="of:=LEFT(RIGHT([.D1163];10);5)" office:value-type="string" office:string-value="05318" calcext:value-type="string">
            <text:p>05318</text:p>
          </table:table-cell>
          <table:table-cell table:formula="of:=VALUE([.G1163])" office:value-type="float" office:value="5318" calcext:value-type="float">
            <text:p>53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19.root</text:p>
          </table:table-cell>
          <table:table-cell table:number-columns-repeated="2"/>
          <table:table-cell table:formula="of:=LEFT(RIGHT([.D1164];10);5)" office:value-type="string" office:string-value="05319" calcext:value-type="string">
            <text:p>05319</text:p>
          </table:table-cell>
          <table:table-cell table:formula="of:=VALUE([.G1164])" office:value-type="float" office:value="5319" calcext:value-type="float">
            <text:p>53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20.root</text:p>
          </table:table-cell>
          <table:table-cell table:number-columns-repeated="2"/>
          <table:table-cell table:formula="of:=LEFT(RIGHT([.D1165];10);5)" office:value-type="string" office:string-value="05320" calcext:value-type="string">
            <text:p>05320</text:p>
          </table:table-cell>
          <table:table-cell table:formula="of:=VALUE([.G1165])" office:value-type="float" office:value="5320" calcext:value-type="float">
            <text:p>53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21.root</text:p>
          </table:table-cell>
          <table:table-cell table:number-columns-repeated="2"/>
          <table:table-cell table:formula="of:=LEFT(RIGHT([.D1166];10);5)" office:value-type="string" office:string-value="05321" calcext:value-type="string">
            <text:p>05321</text:p>
          </table:table-cell>
          <table:table-cell table:formula="of:=VALUE([.G1166])" office:value-type="float" office:value="5321" calcext:value-type="float">
            <text:p>53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22.root</text:p>
          </table:table-cell>
          <table:table-cell table:number-columns-repeated="2"/>
          <table:table-cell table:formula="of:=LEFT(RIGHT([.D1167];10);5)" office:value-type="string" office:string-value="05322" calcext:value-type="string">
            <text:p>05322</text:p>
          </table:table-cell>
          <table:table-cell table:formula="of:=VALUE([.G1167])" office:value-type="float" office:value="5322" calcext:value-type="float">
            <text:p>53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23.root</text:p>
          </table:table-cell>
          <table:table-cell table:number-columns-repeated="2"/>
          <table:table-cell table:formula="of:=LEFT(RIGHT([.D1168];10);5)" office:value-type="string" office:string-value="05323" calcext:value-type="string">
            <text:p>05323</text:p>
          </table:table-cell>
          <table:table-cell table:formula="of:=VALUE([.G1168])" office:value-type="float" office:value="5323" calcext:value-type="float">
            <text:p>53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24.root</text:p>
          </table:table-cell>
          <table:table-cell table:number-columns-repeated="2"/>
          <table:table-cell table:formula="of:=LEFT(RIGHT([.D1169];10);5)" office:value-type="string" office:string-value="05324" calcext:value-type="string">
            <text:p>05324</text:p>
          </table:table-cell>
          <table:table-cell table:formula="of:=VALUE([.G1169])" office:value-type="float" office:value="5324" calcext:value-type="float">
            <text:p>53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25.root</text:p>
          </table:table-cell>
          <table:table-cell table:number-columns-repeated="2"/>
          <table:table-cell table:formula="of:=LEFT(RIGHT([.D1170];10);5)" office:value-type="string" office:string-value="05325" calcext:value-type="string">
            <text:p>05325</text:p>
          </table:table-cell>
          <table:table-cell table:formula="of:=VALUE([.G1170])" office:value-type="float" office:value="5325" calcext:value-type="float">
            <text:p>53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26.root</text:p>
          </table:table-cell>
          <table:table-cell table:number-columns-repeated="2"/>
          <table:table-cell table:formula="of:=LEFT(RIGHT([.D1171];10);5)" office:value-type="string" office:string-value="05326" calcext:value-type="string">
            <text:p>05326</text:p>
          </table:table-cell>
          <table:table-cell table:formula="of:=VALUE([.G1171])" office:value-type="float" office:value="5326" calcext:value-type="float">
            <text:p>53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27.root</text:p>
          </table:table-cell>
          <table:table-cell table:number-columns-repeated="2"/>
          <table:table-cell table:formula="of:=LEFT(RIGHT([.D1172];10);5)" office:value-type="string" office:string-value="05327" calcext:value-type="string">
            <text:p>05327</text:p>
          </table:table-cell>
          <table:table-cell table:formula="of:=VALUE([.G1172])" office:value-type="float" office:value="5327" calcext:value-type="float">
            <text:p>53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28.root</text:p>
          </table:table-cell>
          <table:table-cell table:number-columns-repeated="2"/>
          <table:table-cell table:formula="of:=LEFT(RIGHT([.D1173];10);5)" office:value-type="string" office:string-value="05328" calcext:value-type="string">
            <text:p>05328</text:p>
          </table:table-cell>
          <table:table-cell table:formula="of:=VALUE([.G1173])" office:value-type="float" office:value="5328" calcext:value-type="float">
            <text:p>53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29.root</text:p>
          </table:table-cell>
          <table:table-cell table:number-columns-repeated="2"/>
          <table:table-cell table:formula="of:=LEFT(RIGHT([.D1174];10);5)" office:value-type="string" office:string-value="05329" calcext:value-type="string">
            <text:p>05329</text:p>
          </table:table-cell>
          <table:table-cell table:formula="of:=VALUE([.G1174])" office:value-type="float" office:value="5329" calcext:value-type="float">
            <text:p>53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30.root</text:p>
          </table:table-cell>
          <table:table-cell table:number-columns-repeated="2"/>
          <table:table-cell table:formula="of:=LEFT(RIGHT([.D1175];10);5)" office:value-type="string" office:string-value="05330" calcext:value-type="string">
            <text:p>05330</text:p>
          </table:table-cell>
          <table:table-cell table:formula="of:=VALUE([.G1175])" office:value-type="float" office:value="5330" calcext:value-type="float">
            <text:p>53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31.root</text:p>
          </table:table-cell>
          <table:table-cell table:number-columns-repeated="2"/>
          <table:table-cell table:formula="of:=LEFT(RIGHT([.D1176];10);5)" office:value-type="string" office:string-value="05331" calcext:value-type="string">
            <text:p>05331</text:p>
          </table:table-cell>
          <table:table-cell table:formula="of:=VALUE([.G1176])" office:value-type="float" office:value="5331" calcext:value-type="float">
            <text:p>53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32.root</text:p>
          </table:table-cell>
          <table:table-cell table:number-columns-repeated="2"/>
          <table:table-cell table:formula="of:=LEFT(RIGHT([.D1177];10);5)" office:value-type="string" office:string-value="05332" calcext:value-type="string">
            <text:p>05332</text:p>
          </table:table-cell>
          <table:table-cell table:formula="of:=VALUE([.G1177])" office:value-type="float" office:value="5332" calcext:value-type="float">
            <text:p>53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33.root</text:p>
          </table:table-cell>
          <table:table-cell table:number-columns-repeated="2"/>
          <table:table-cell table:formula="of:=LEFT(RIGHT([.D1178];10);5)" office:value-type="string" office:string-value="05333" calcext:value-type="string">
            <text:p>05333</text:p>
          </table:table-cell>
          <table:table-cell table:formula="of:=VALUE([.G1178])" office:value-type="float" office:value="5333" calcext:value-type="float">
            <text:p>53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34.root</text:p>
          </table:table-cell>
          <table:table-cell table:number-columns-repeated="2"/>
          <table:table-cell table:formula="of:=LEFT(RIGHT([.D1179];10);5)" office:value-type="string" office:string-value="05334" calcext:value-type="string">
            <text:p>05334</text:p>
          </table:table-cell>
          <table:table-cell table:formula="of:=VALUE([.G1179])" office:value-type="float" office:value="5334" calcext:value-type="float">
            <text:p>53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35.root</text:p>
          </table:table-cell>
          <table:table-cell table:number-columns-repeated="2"/>
          <table:table-cell table:formula="of:=LEFT(RIGHT([.D1180];10);5)" office:value-type="string" office:string-value="05335" calcext:value-type="string">
            <text:p>05335</text:p>
          </table:table-cell>
          <table:table-cell table:formula="of:=VALUE([.G1180])" office:value-type="float" office:value="5335" calcext:value-type="float">
            <text:p>53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36.root</text:p>
          </table:table-cell>
          <table:table-cell table:number-columns-repeated="2"/>
          <table:table-cell table:formula="of:=LEFT(RIGHT([.D1181];10);5)" office:value-type="string" office:string-value="05336" calcext:value-type="string">
            <text:p>05336</text:p>
          </table:table-cell>
          <table:table-cell table:formula="of:=VALUE([.G1181])" office:value-type="float" office:value="5336" calcext:value-type="float">
            <text:p>53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37.root</text:p>
          </table:table-cell>
          <table:table-cell table:number-columns-repeated="2"/>
          <table:table-cell table:formula="of:=LEFT(RIGHT([.D1182];10);5)" office:value-type="string" office:string-value="05337" calcext:value-type="string">
            <text:p>05337</text:p>
          </table:table-cell>
          <table:table-cell table:formula="of:=VALUE([.G1182])" office:value-type="float" office:value="5337" calcext:value-type="float">
            <text:p>53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38.root</text:p>
          </table:table-cell>
          <table:table-cell table:number-columns-repeated="2"/>
          <table:table-cell table:formula="of:=LEFT(RIGHT([.D1183];10);5)" office:value-type="string" office:string-value="05338" calcext:value-type="string">
            <text:p>05338</text:p>
          </table:table-cell>
          <table:table-cell table:formula="of:=VALUE([.G1183])" office:value-type="float" office:value="5338" calcext:value-type="float">
            <text:p>53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39.root</text:p>
          </table:table-cell>
          <table:table-cell table:number-columns-repeated="2"/>
          <table:table-cell table:formula="of:=LEFT(RIGHT([.D1184];10);5)" office:value-type="string" office:string-value="05339" calcext:value-type="string">
            <text:p>05339</text:p>
          </table:table-cell>
          <table:table-cell table:formula="of:=VALUE([.G1184])" office:value-type="float" office:value="5339" calcext:value-type="float">
            <text:p>53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40.root</text:p>
          </table:table-cell>
          <table:table-cell table:number-columns-repeated="2"/>
          <table:table-cell table:formula="of:=LEFT(RIGHT([.D1185];10);5)" office:value-type="string" office:string-value="05340" calcext:value-type="string">
            <text:p>05340</text:p>
          </table:table-cell>
          <table:table-cell table:formula="of:=VALUE([.G1185])" office:value-type="float" office:value="5340" calcext:value-type="float">
            <text:p>53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41.root</text:p>
          </table:table-cell>
          <table:table-cell table:number-columns-repeated="2"/>
          <table:table-cell table:formula="of:=LEFT(RIGHT([.D1186];10);5)" office:value-type="string" office:string-value="05341" calcext:value-type="string">
            <text:p>05341</text:p>
          </table:table-cell>
          <table:table-cell table:formula="of:=VALUE([.G1186])" office:value-type="float" office:value="5341" calcext:value-type="float">
            <text:p>53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42.root</text:p>
          </table:table-cell>
          <table:table-cell table:number-columns-repeated="2"/>
          <table:table-cell table:formula="of:=LEFT(RIGHT([.D1187];10);5)" office:value-type="string" office:string-value="05342" calcext:value-type="string">
            <text:p>05342</text:p>
          </table:table-cell>
          <table:table-cell table:formula="of:=VALUE([.G1187])" office:value-type="float" office:value="5342" calcext:value-type="float">
            <text:p>53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43.root</text:p>
          </table:table-cell>
          <table:table-cell table:number-columns-repeated="2"/>
          <table:table-cell table:formula="of:=LEFT(RIGHT([.D1188];10);5)" office:value-type="string" office:string-value="05343" calcext:value-type="string">
            <text:p>05343</text:p>
          </table:table-cell>
          <table:table-cell table:formula="of:=VALUE([.G1188])" office:value-type="float" office:value="5343" calcext:value-type="float">
            <text:p>53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44.root</text:p>
          </table:table-cell>
          <table:table-cell table:number-columns-repeated="2"/>
          <table:table-cell table:formula="of:=LEFT(RIGHT([.D1189];10);5)" office:value-type="string" office:string-value="05344" calcext:value-type="string">
            <text:p>05344</text:p>
          </table:table-cell>
          <table:table-cell table:formula="of:=VALUE([.G1189])" office:value-type="float" office:value="5344" calcext:value-type="float">
            <text:p>53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45.root</text:p>
          </table:table-cell>
          <table:table-cell table:number-columns-repeated="2"/>
          <table:table-cell table:formula="of:=LEFT(RIGHT([.D1190];10);5)" office:value-type="string" office:string-value="05345" calcext:value-type="string">
            <text:p>05345</text:p>
          </table:table-cell>
          <table:table-cell table:formula="of:=VALUE([.G1190])" office:value-type="float" office:value="5345" calcext:value-type="float">
            <text:p>53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46.root</text:p>
          </table:table-cell>
          <table:table-cell table:number-columns-repeated="2"/>
          <table:table-cell table:formula="of:=LEFT(RIGHT([.D1191];10);5)" office:value-type="string" office:string-value="05346" calcext:value-type="string">
            <text:p>05346</text:p>
          </table:table-cell>
          <table:table-cell table:formula="of:=VALUE([.G1191])" office:value-type="float" office:value="5346" calcext:value-type="float">
            <text:p>53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47.root</text:p>
          </table:table-cell>
          <table:table-cell table:number-columns-repeated="2"/>
          <table:table-cell table:formula="of:=LEFT(RIGHT([.D1192];10);5)" office:value-type="string" office:string-value="05347" calcext:value-type="string">
            <text:p>05347</text:p>
          </table:table-cell>
          <table:table-cell table:formula="of:=VALUE([.G1192])" office:value-type="float" office:value="5347" calcext:value-type="float">
            <text:p>53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48.root</text:p>
          </table:table-cell>
          <table:table-cell table:number-columns-repeated="2"/>
          <table:table-cell table:formula="of:=LEFT(RIGHT([.D1193];10);5)" office:value-type="string" office:string-value="05348" calcext:value-type="string">
            <text:p>05348</text:p>
          </table:table-cell>
          <table:table-cell table:formula="of:=VALUE([.G1193])" office:value-type="float" office:value="5348" calcext:value-type="float">
            <text:p>53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49.root</text:p>
          </table:table-cell>
          <table:table-cell table:number-columns-repeated="2"/>
          <table:table-cell table:formula="of:=LEFT(RIGHT([.D1194];10);5)" office:value-type="string" office:string-value="05349" calcext:value-type="string">
            <text:p>05349</text:p>
          </table:table-cell>
          <table:table-cell table:formula="of:=VALUE([.G1194])" office:value-type="float" office:value="5349" calcext:value-type="float">
            <text:p>53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50.root</text:p>
          </table:table-cell>
          <table:table-cell table:number-columns-repeated="2"/>
          <table:table-cell table:formula="of:=LEFT(RIGHT([.D1195];10);5)" office:value-type="string" office:string-value="05350" calcext:value-type="string">
            <text:p>05350</text:p>
          </table:table-cell>
          <table:table-cell table:formula="of:=VALUE([.G1195])" office:value-type="float" office:value="5350" calcext:value-type="float">
            <text:p>53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51.root</text:p>
          </table:table-cell>
          <table:table-cell table:number-columns-repeated="2"/>
          <table:table-cell table:formula="of:=LEFT(RIGHT([.D1196];10);5)" office:value-type="string" office:string-value="05351" calcext:value-type="string">
            <text:p>05351</text:p>
          </table:table-cell>
          <table:table-cell table:formula="of:=VALUE([.G1196])" office:value-type="float" office:value="5351" calcext:value-type="float">
            <text:p>53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52.root</text:p>
          </table:table-cell>
          <table:table-cell table:number-columns-repeated="2"/>
          <table:table-cell table:formula="of:=LEFT(RIGHT([.D1197];10);5)" office:value-type="string" office:string-value="05352" calcext:value-type="string">
            <text:p>05352</text:p>
          </table:table-cell>
          <table:table-cell table:formula="of:=VALUE([.G1197])" office:value-type="float" office:value="5352" calcext:value-type="float">
            <text:p>53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53.root</text:p>
          </table:table-cell>
          <table:table-cell table:number-columns-repeated="2"/>
          <table:table-cell table:formula="of:=LEFT(RIGHT([.D1198];10);5)" office:value-type="string" office:string-value="05353" calcext:value-type="string">
            <text:p>05353</text:p>
          </table:table-cell>
          <table:table-cell table:formula="of:=VALUE([.G1198])" office:value-type="float" office:value="5353" calcext:value-type="float">
            <text:p>53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54.root</text:p>
          </table:table-cell>
          <table:table-cell table:number-columns-repeated="2"/>
          <table:table-cell table:formula="of:=LEFT(RIGHT([.D1199];10);5)" office:value-type="string" office:string-value="05354" calcext:value-type="string">
            <text:p>05354</text:p>
          </table:table-cell>
          <table:table-cell table:formula="of:=VALUE([.G1199])" office:value-type="float" office:value="5354" calcext:value-type="float">
            <text:p>53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55.root</text:p>
          </table:table-cell>
          <table:table-cell table:number-columns-repeated="2"/>
          <table:table-cell table:formula="of:=LEFT(RIGHT([.D1200];10);5)" office:value-type="string" office:string-value="05355" calcext:value-type="string">
            <text:p>05355</text:p>
          </table:table-cell>
          <table:table-cell table:formula="of:=VALUE([.G1200])" office:value-type="float" office:value="5355" calcext:value-type="float">
            <text:p>53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56.root</text:p>
          </table:table-cell>
          <table:table-cell table:number-columns-repeated="2"/>
          <table:table-cell table:formula="of:=LEFT(RIGHT([.D1201];10);5)" office:value-type="string" office:string-value="05356" calcext:value-type="string">
            <text:p>05356</text:p>
          </table:table-cell>
          <table:table-cell table:formula="of:=VALUE([.G1201])" office:value-type="float" office:value="5356" calcext:value-type="float">
            <text:p>53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57.root</text:p>
          </table:table-cell>
          <table:table-cell table:number-columns-repeated="2"/>
          <table:table-cell table:formula="of:=LEFT(RIGHT([.D1202];10);5)" office:value-type="string" office:string-value="05357" calcext:value-type="string">
            <text:p>05357</text:p>
          </table:table-cell>
          <table:table-cell table:formula="of:=VALUE([.G1202])" office:value-type="float" office:value="5357" calcext:value-type="float">
            <text:p>53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58.root</text:p>
          </table:table-cell>
          <table:table-cell table:number-columns-repeated="2"/>
          <table:table-cell table:formula="of:=LEFT(RIGHT([.D1203];10);5)" office:value-type="string" office:string-value="05358" calcext:value-type="string">
            <text:p>05358</text:p>
          </table:table-cell>
          <table:table-cell table:formula="of:=VALUE([.G1203])" office:value-type="float" office:value="5358" calcext:value-type="float">
            <text:p>53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59.root</text:p>
          </table:table-cell>
          <table:table-cell table:number-columns-repeated="2"/>
          <table:table-cell table:formula="of:=LEFT(RIGHT([.D1204];10);5)" office:value-type="string" office:string-value="05359" calcext:value-type="string">
            <text:p>05359</text:p>
          </table:table-cell>
          <table:table-cell table:formula="of:=VALUE([.G1204])" office:value-type="float" office:value="5359" calcext:value-type="float">
            <text:p>53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60.root</text:p>
          </table:table-cell>
          <table:table-cell table:number-columns-repeated="2"/>
          <table:table-cell table:formula="of:=LEFT(RIGHT([.D1205];10);5)" office:value-type="string" office:string-value="05360" calcext:value-type="string">
            <text:p>05360</text:p>
          </table:table-cell>
          <table:table-cell table:formula="of:=VALUE([.G1205])" office:value-type="float" office:value="5360" calcext:value-type="float">
            <text:p>53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61.root</text:p>
          </table:table-cell>
          <table:table-cell table:number-columns-repeated="2"/>
          <table:table-cell table:formula="of:=LEFT(RIGHT([.D1206];10);5)" office:value-type="string" office:string-value="05361" calcext:value-type="string">
            <text:p>05361</text:p>
          </table:table-cell>
          <table:table-cell table:formula="of:=VALUE([.G1206])" office:value-type="float" office:value="5361" calcext:value-type="float">
            <text:p>53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62.root</text:p>
          </table:table-cell>
          <table:table-cell table:number-columns-repeated="2"/>
          <table:table-cell table:formula="of:=LEFT(RIGHT([.D1207];10);5)" office:value-type="string" office:string-value="05362" calcext:value-type="string">
            <text:p>05362</text:p>
          </table:table-cell>
          <table:table-cell table:formula="of:=VALUE([.G1207])" office:value-type="float" office:value="5362" calcext:value-type="float">
            <text:p>53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63.root</text:p>
          </table:table-cell>
          <table:table-cell table:number-columns-repeated="2"/>
          <table:table-cell table:formula="of:=LEFT(RIGHT([.D1208];10);5)" office:value-type="string" office:string-value="05363" calcext:value-type="string">
            <text:p>05363</text:p>
          </table:table-cell>
          <table:table-cell table:formula="of:=VALUE([.G1208])" office:value-type="float" office:value="5363" calcext:value-type="float">
            <text:p>53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64.root</text:p>
          </table:table-cell>
          <table:table-cell table:number-columns-repeated="2"/>
          <table:table-cell table:formula="of:=LEFT(RIGHT([.D1209];10);5)" office:value-type="string" office:string-value="05364" calcext:value-type="string">
            <text:p>05364</text:p>
          </table:table-cell>
          <table:table-cell table:formula="of:=VALUE([.G1209])" office:value-type="float" office:value="5364" calcext:value-type="float">
            <text:p>53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65.root</text:p>
          </table:table-cell>
          <table:table-cell table:number-columns-repeated="2"/>
          <table:table-cell table:formula="of:=LEFT(RIGHT([.D1210];10);5)" office:value-type="string" office:string-value="05365" calcext:value-type="string">
            <text:p>05365</text:p>
          </table:table-cell>
          <table:table-cell table:formula="of:=VALUE([.G1210])" office:value-type="float" office:value="5365" calcext:value-type="float">
            <text:p>53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66.root</text:p>
          </table:table-cell>
          <table:table-cell table:number-columns-repeated="2"/>
          <table:table-cell table:formula="of:=LEFT(RIGHT([.D1211];10);5)" office:value-type="string" office:string-value="05366" calcext:value-type="string">
            <text:p>05366</text:p>
          </table:table-cell>
          <table:table-cell table:formula="of:=VALUE([.G1211])" office:value-type="float" office:value="5366" calcext:value-type="float">
            <text:p>53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67.root</text:p>
          </table:table-cell>
          <table:table-cell table:number-columns-repeated="2"/>
          <table:table-cell table:formula="of:=LEFT(RIGHT([.D1212];10);5)" office:value-type="string" office:string-value="05367" calcext:value-type="string">
            <text:p>05367</text:p>
          </table:table-cell>
          <table:table-cell table:formula="of:=VALUE([.G1212])" office:value-type="float" office:value="5367" calcext:value-type="float">
            <text:p>53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68.root</text:p>
          </table:table-cell>
          <table:table-cell table:number-columns-repeated="2"/>
          <table:table-cell table:formula="of:=LEFT(RIGHT([.D1213];10);5)" office:value-type="string" office:string-value="05368" calcext:value-type="string">
            <text:p>05368</text:p>
          </table:table-cell>
          <table:table-cell table:formula="of:=VALUE([.G1213])" office:value-type="float" office:value="5368" calcext:value-type="float">
            <text:p>53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69.root</text:p>
          </table:table-cell>
          <table:table-cell table:number-columns-repeated="2"/>
          <table:table-cell table:formula="of:=LEFT(RIGHT([.D1214];10);5)" office:value-type="string" office:string-value="05369" calcext:value-type="string">
            <text:p>05369</text:p>
          </table:table-cell>
          <table:table-cell table:formula="of:=VALUE([.G1214])" office:value-type="float" office:value="5369" calcext:value-type="float">
            <text:p>53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70.root</text:p>
          </table:table-cell>
          <table:table-cell table:number-columns-repeated="2"/>
          <table:table-cell table:formula="of:=LEFT(RIGHT([.D1215];10);5)" office:value-type="string" office:string-value="05370" calcext:value-type="string">
            <text:p>05370</text:p>
          </table:table-cell>
          <table:table-cell table:formula="of:=VALUE([.G1215])" office:value-type="float" office:value="5370" calcext:value-type="float">
            <text:p>53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71.root</text:p>
          </table:table-cell>
          <table:table-cell table:number-columns-repeated="2"/>
          <table:table-cell table:formula="of:=LEFT(RIGHT([.D1216];10);5)" office:value-type="string" office:string-value="05371" calcext:value-type="string">
            <text:p>05371</text:p>
          </table:table-cell>
          <table:table-cell table:formula="of:=VALUE([.G1216])" office:value-type="float" office:value="5371" calcext:value-type="float">
            <text:p>53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72.root</text:p>
          </table:table-cell>
          <table:table-cell table:number-columns-repeated="2"/>
          <table:table-cell table:formula="of:=LEFT(RIGHT([.D1217];10);5)" office:value-type="string" office:string-value="05372" calcext:value-type="string">
            <text:p>05372</text:p>
          </table:table-cell>
          <table:table-cell table:formula="of:=VALUE([.G1217])" office:value-type="float" office:value="5372" calcext:value-type="float">
            <text:p>53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73.root</text:p>
          </table:table-cell>
          <table:table-cell table:number-columns-repeated="2"/>
          <table:table-cell table:formula="of:=LEFT(RIGHT([.D1218];10);5)" office:value-type="string" office:string-value="05373" calcext:value-type="string">
            <text:p>05373</text:p>
          </table:table-cell>
          <table:table-cell table:formula="of:=VALUE([.G1218])" office:value-type="float" office:value="5373" calcext:value-type="float">
            <text:p>53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74.root</text:p>
          </table:table-cell>
          <table:table-cell table:number-columns-repeated="2"/>
          <table:table-cell table:formula="of:=LEFT(RIGHT([.D1219];10);5)" office:value-type="string" office:string-value="05374" calcext:value-type="string">
            <text:p>05374</text:p>
          </table:table-cell>
          <table:table-cell table:formula="of:=VALUE([.G1219])" office:value-type="float" office:value="5374" calcext:value-type="float">
            <text:p>53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75.root</text:p>
          </table:table-cell>
          <table:table-cell table:number-columns-repeated="2"/>
          <table:table-cell table:formula="of:=LEFT(RIGHT([.D1220];10);5)" office:value-type="string" office:string-value="05375" calcext:value-type="string">
            <text:p>05375</text:p>
          </table:table-cell>
          <table:table-cell table:formula="of:=VALUE([.G1220])" office:value-type="float" office:value="5375" calcext:value-type="float">
            <text:p>53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76.root</text:p>
          </table:table-cell>
          <table:table-cell table:number-columns-repeated="2"/>
          <table:table-cell table:formula="of:=LEFT(RIGHT([.D1221];10);5)" office:value-type="string" office:string-value="05376" calcext:value-type="string">
            <text:p>05376</text:p>
          </table:table-cell>
          <table:table-cell table:formula="of:=VALUE([.G1221])" office:value-type="float" office:value="5376" calcext:value-type="float">
            <text:p>53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77.root</text:p>
          </table:table-cell>
          <table:table-cell table:number-columns-repeated="2"/>
          <table:table-cell table:formula="of:=LEFT(RIGHT([.D1222];10);5)" office:value-type="string" office:string-value="05377" calcext:value-type="string">
            <text:p>05377</text:p>
          </table:table-cell>
          <table:table-cell table:formula="of:=VALUE([.G1222])" office:value-type="float" office:value="5377" calcext:value-type="float">
            <text:p>53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78.root</text:p>
          </table:table-cell>
          <table:table-cell table:number-columns-repeated="2"/>
          <table:table-cell table:formula="of:=LEFT(RIGHT([.D1223];10);5)" office:value-type="string" office:string-value="05378" calcext:value-type="string">
            <text:p>05378</text:p>
          </table:table-cell>
          <table:table-cell table:formula="of:=VALUE([.G1223])" office:value-type="float" office:value="5378" calcext:value-type="float">
            <text:p>53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79.root</text:p>
          </table:table-cell>
          <table:table-cell table:number-columns-repeated="2"/>
          <table:table-cell table:formula="of:=LEFT(RIGHT([.D1224];10);5)" office:value-type="string" office:string-value="05379" calcext:value-type="string">
            <text:p>05379</text:p>
          </table:table-cell>
          <table:table-cell table:formula="of:=VALUE([.G1224])" office:value-type="float" office:value="5379" calcext:value-type="float">
            <text:p>53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80.root</text:p>
          </table:table-cell>
          <table:table-cell table:number-columns-repeated="2"/>
          <table:table-cell table:formula="of:=LEFT(RIGHT([.D1225];10);5)" office:value-type="string" office:string-value="05380" calcext:value-type="string">
            <text:p>05380</text:p>
          </table:table-cell>
          <table:table-cell table:formula="of:=VALUE([.G1225])" office:value-type="float" office:value="5380" calcext:value-type="float">
            <text:p>53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81.root</text:p>
          </table:table-cell>
          <table:table-cell table:number-columns-repeated="2"/>
          <table:table-cell table:formula="of:=LEFT(RIGHT([.D1226];10);5)" office:value-type="string" office:string-value="05381" calcext:value-type="string">
            <text:p>05381</text:p>
          </table:table-cell>
          <table:table-cell table:formula="of:=VALUE([.G1226])" office:value-type="float" office:value="5381" calcext:value-type="float">
            <text:p>53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82.root</text:p>
          </table:table-cell>
          <table:table-cell table:number-columns-repeated="2"/>
          <table:table-cell table:formula="of:=LEFT(RIGHT([.D1227];10);5)" office:value-type="string" office:string-value="05382" calcext:value-type="string">
            <text:p>05382</text:p>
          </table:table-cell>
          <table:table-cell table:formula="of:=VALUE([.G1227])" office:value-type="float" office:value="5382" calcext:value-type="float">
            <text:p>53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83.root</text:p>
          </table:table-cell>
          <table:table-cell table:number-columns-repeated="2"/>
          <table:table-cell table:formula="of:=LEFT(RIGHT([.D1228];10);5)" office:value-type="string" office:string-value="05383" calcext:value-type="string">
            <text:p>05383</text:p>
          </table:table-cell>
          <table:table-cell table:formula="of:=VALUE([.G1228])" office:value-type="float" office:value="5383" calcext:value-type="float">
            <text:p>53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84.root</text:p>
          </table:table-cell>
          <table:table-cell table:number-columns-repeated="2"/>
          <table:table-cell table:formula="of:=LEFT(RIGHT([.D1229];10);5)" office:value-type="string" office:string-value="05384" calcext:value-type="string">
            <text:p>05384</text:p>
          </table:table-cell>
          <table:table-cell table:formula="of:=VALUE([.G1229])" office:value-type="float" office:value="5384" calcext:value-type="float">
            <text:p>53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85.root</text:p>
          </table:table-cell>
          <table:table-cell table:number-columns-repeated="2"/>
          <table:table-cell table:formula="of:=LEFT(RIGHT([.D1230];10);5)" office:value-type="string" office:string-value="05385" calcext:value-type="string">
            <text:p>05385</text:p>
          </table:table-cell>
          <table:table-cell table:formula="of:=VALUE([.G1230])" office:value-type="float" office:value="5385" calcext:value-type="float">
            <text:p>53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86.root</text:p>
          </table:table-cell>
          <table:table-cell table:number-columns-repeated="2"/>
          <table:table-cell table:formula="of:=LEFT(RIGHT([.D1231];10);5)" office:value-type="string" office:string-value="05386" calcext:value-type="string">
            <text:p>05386</text:p>
          </table:table-cell>
          <table:table-cell table:formula="of:=VALUE([.G1231])" office:value-type="float" office:value="5386" calcext:value-type="float">
            <text:p>53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87.root</text:p>
          </table:table-cell>
          <table:table-cell table:number-columns-repeated="2"/>
          <table:table-cell table:formula="of:=LEFT(RIGHT([.D1232];10);5)" office:value-type="string" office:string-value="05387" calcext:value-type="string">
            <text:p>05387</text:p>
          </table:table-cell>
          <table:table-cell table:formula="of:=VALUE([.G1232])" office:value-type="float" office:value="5387" calcext:value-type="float">
            <text:p>53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88.root</text:p>
          </table:table-cell>
          <table:table-cell table:number-columns-repeated="2"/>
          <table:table-cell table:formula="of:=LEFT(RIGHT([.D1233];10);5)" office:value-type="string" office:string-value="05388" calcext:value-type="string">
            <text:p>05388</text:p>
          </table:table-cell>
          <table:table-cell table:formula="of:=VALUE([.G1233])" office:value-type="float" office:value="5388" calcext:value-type="float">
            <text:p>53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89.root</text:p>
          </table:table-cell>
          <table:table-cell table:number-columns-repeated="2"/>
          <table:table-cell table:formula="of:=LEFT(RIGHT([.D1234];10);5)" office:value-type="string" office:string-value="05389" calcext:value-type="string">
            <text:p>05389</text:p>
          </table:table-cell>
          <table:table-cell table:formula="of:=VALUE([.G1234])" office:value-type="float" office:value="5389" calcext:value-type="float">
            <text:p>53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90.root</text:p>
          </table:table-cell>
          <table:table-cell table:number-columns-repeated="2"/>
          <table:table-cell table:formula="of:=LEFT(RIGHT([.D1235];10);5)" office:value-type="string" office:string-value="05390" calcext:value-type="string">
            <text:p>05390</text:p>
          </table:table-cell>
          <table:table-cell table:formula="of:=VALUE([.G1235])" office:value-type="float" office:value="5390" calcext:value-type="float">
            <text:p>53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91.root</text:p>
          </table:table-cell>
          <table:table-cell table:number-columns-repeated="2"/>
          <table:table-cell table:formula="of:=LEFT(RIGHT([.D1236];10);5)" office:value-type="string" office:string-value="05391" calcext:value-type="string">
            <text:p>05391</text:p>
          </table:table-cell>
          <table:table-cell table:formula="of:=VALUE([.G1236])" office:value-type="float" office:value="5391" calcext:value-type="float">
            <text:p>53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92.root</text:p>
          </table:table-cell>
          <table:table-cell table:number-columns-repeated="2"/>
          <table:table-cell table:formula="of:=LEFT(RIGHT([.D1237];10);5)" office:value-type="string" office:string-value="05392" calcext:value-type="string">
            <text:p>05392</text:p>
          </table:table-cell>
          <table:table-cell table:formula="of:=VALUE([.G1237])" office:value-type="float" office:value="5392" calcext:value-type="float">
            <text:p>53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93.root</text:p>
          </table:table-cell>
          <table:table-cell table:number-columns-repeated="2"/>
          <table:table-cell table:formula="of:=LEFT(RIGHT([.D1238];10);5)" office:value-type="string" office:string-value="05393" calcext:value-type="string">
            <text:p>05393</text:p>
          </table:table-cell>
          <table:table-cell table:formula="of:=VALUE([.G1238])" office:value-type="float" office:value="5393" calcext:value-type="float">
            <text:p>53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94.root</text:p>
          </table:table-cell>
          <table:table-cell table:number-columns-repeated="2"/>
          <table:table-cell table:formula="of:=LEFT(RIGHT([.D1239];10);5)" office:value-type="string" office:string-value="05394" calcext:value-type="string">
            <text:p>05394</text:p>
          </table:table-cell>
          <table:table-cell table:formula="of:=VALUE([.G1239])" office:value-type="float" office:value="5394" calcext:value-type="float">
            <text:p>53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95.root</text:p>
          </table:table-cell>
          <table:table-cell table:number-columns-repeated="2"/>
          <table:table-cell table:formula="of:=LEFT(RIGHT([.D1240];10);5)" office:value-type="string" office:string-value="05395" calcext:value-type="string">
            <text:p>05395</text:p>
          </table:table-cell>
          <table:table-cell table:formula="of:=VALUE([.G1240])" office:value-type="float" office:value="5395" calcext:value-type="float">
            <text:p>53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96.root</text:p>
          </table:table-cell>
          <table:table-cell table:number-columns-repeated="2"/>
          <table:table-cell table:formula="of:=LEFT(RIGHT([.D1241];10);5)" office:value-type="string" office:string-value="05396" calcext:value-type="string">
            <text:p>05396</text:p>
          </table:table-cell>
          <table:table-cell table:formula="of:=VALUE([.G1241])" office:value-type="float" office:value="5396" calcext:value-type="float">
            <text:p>53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97.root</text:p>
          </table:table-cell>
          <table:table-cell table:number-columns-repeated="2"/>
          <table:table-cell table:formula="of:=LEFT(RIGHT([.D1242];10);5)" office:value-type="string" office:string-value="05397" calcext:value-type="string">
            <text:p>05397</text:p>
          </table:table-cell>
          <table:table-cell table:formula="of:=VALUE([.G1242])" office:value-type="float" office:value="5397" calcext:value-type="float">
            <text:p>53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98.root</text:p>
          </table:table-cell>
          <table:table-cell table:number-columns-repeated="2"/>
          <table:table-cell table:formula="of:=LEFT(RIGHT([.D1243];10);5)" office:value-type="string" office:string-value="05398" calcext:value-type="string">
            <text:p>05398</text:p>
          </table:table-cell>
          <table:table-cell table:formula="of:=VALUE([.G1243])" office:value-type="float" office:value="5398" calcext:value-type="float">
            <text:p>53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399.root</text:p>
          </table:table-cell>
          <table:table-cell table:number-columns-repeated="2"/>
          <table:table-cell table:formula="of:=LEFT(RIGHT([.D1244];10);5)" office:value-type="string" office:string-value="05399" calcext:value-type="string">
            <text:p>05399</text:p>
          </table:table-cell>
          <table:table-cell table:formula="of:=VALUE([.G1244])" office:value-type="float" office:value="5399" calcext:value-type="float">
            <text:p>53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00.root</text:p>
          </table:table-cell>
          <table:table-cell table:number-columns-repeated="2"/>
          <table:table-cell table:formula="of:=LEFT(RIGHT([.D1245];10);5)" office:value-type="string" office:string-value="05400" calcext:value-type="string">
            <text:p>05400</text:p>
          </table:table-cell>
          <table:table-cell table:formula="of:=VALUE([.G1245])" office:value-type="float" office:value="5400" calcext:value-type="float">
            <text:p>54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01.root</text:p>
          </table:table-cell>
          <table:table-cell table:number-columns-repeated="2"/>
          <table:table-cell table:formula="of:=LEFT(RIGHT([.D1246];10);5)" office:value-type="string" office:string-value="05401" calcext:value-type="string">
            <text:p>05401</text:p>
          </table:table-cell>
          <table:table-cell table:formula="of:=VALUE([.G1246])" office:value-type="float" office:value="5401" calcext:value-type="float">
            <text:p>54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02.root</text:p>
          </table:table-cell>
          <table:table-cell table:number-columns-repeated="2"/>
          <table:table-cell table:formula="of:=LEFT(RIGHT([.D1247];10);5)" office:value-type="string" office:string-value="05402" calcext:value-type="string">
            <text:p>05402</text:p>
          </table:table-cell>
          <table:table-cell table:formula="of:=VALUE([.G1247])" office:value-type="float" office:value="5402" calcext:value-type="float">
            <text:p>54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03.root</text:p>
          </table:table-cell>
          <table:table-cell table:number-columns-repeated="2"/>
          <table:table-cell table:formula="of:=LEFT(RIGHT([.D1248];10);5)" office:value-type="string" office:string-value="05403" calcext:value-type="string">
            <text:p>05403</text:p>
          </table:table-cell>
          <table:table-cell table:formula="of:=VALUE([.G1248])" office:value-type="float" office:value="5403" calcext:value-type="float">
            <text:p>54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04.root</text:p>
          </table:table-cell>
          <table:table-cell table:number-columns-repeated="2"/>
          <table:table-cell table:formula="of:=LEFT(RIGHT([.D1249];10);5)" office:value-type="string" office:string-value="05404" calcext:value-type="string">
            <text:p>05404</text:p>
          </table:table-cell>
          <table:table-cell table:formula="of:=VALUE([.G1249])" office:value-type="float" office:value="5404" calcext:value-type="float">
            <text:p>54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05.root</text:p>
          </table:table-cell>
          <table:table-cell table:number-columns-repeated="2"/>
          <table:table-cell table:formula="of:=LEFT(RIGHT([.D1250];10);5)" office:value-type="string" office:string-value="05405" calcext:value-type="string">
            <text:p>05405</text:p>
          </table:table-cell>
          <table:table-cell table:formula="of:=VALUE([.G1250])" office:value-type="float" office:value="5405" calcext:value-type="float">
            <text:p>54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06.root</text:p>
          </table:table-cell>
          <table:table-cell table:number-columns-repeated="2"/>
          <table:table-cell table:formula="of:=LEFT(RIGHT([.D1251];10);5)" office:value-type="string" office:string-value="05406" calcext:value-type="string">
            <text:p>05406</text:p>
          </table:table-cell>
          <table:table-cell table:formula="of:=VALUE([.G1251])" office:value-type="float" office:value="5406" calcext:value-type="float">
            <text:p>54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07.root</text:p>
          </table:table-cell>
          <table:table-cell table:number-columns-repeated="2"/>
          <table:table-cell table:formula="of:=LEFT(RIGHT([.D1252];10);5)" office:value-type="string" office:string-value="05407" calcext:value-type="string">
            <text:p>05407</text:p>
          </table:table-cell>
          <table:table-cell table:formula="of:=VALUE([.G1252])" office:value-type="float" office:value="5407" calcext:value-type="float">
            <text:p>54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08.root</text:p>
          </table:table-cell>
          <table:table-cell table:number-columns-repeated="2"/>
          <table:table-cell table:formula="of:=LEFT(RIGHT([.D1253];10);5)" office:value-type="string" office:string-value="05408" calcext:value-type="string">
            <text:p>05408</text:p>
          </table:table-cell>
          <table:table-cell table:formula="of:=VALUE([.G1253])" office:value-type="float" office:value="5408" calcext:value-type="float">
            <text:p>54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09.root</text:p>
          </table:table-cell>
          <table:table-cell table:number-columns-repeated="2"/>
          <table:table-cell table:formula="of:=LEFT(RIGHT([.D1254];10);5)" office:value-type="string" office:string-value="05409" calcext:value-type="string">
            <text:p>05409</text:p>
          </table:table-cell>
          <table:table-cell table:formula="of:=VALUE([.G1254])" office:value-type="float" office:value="5409" calcext:value-type="float">
            <text:p>54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10.root</text:p>
          </table:table-cell>
          <table:table-cell table:number-columns-repeated="2"/>
          <table:table-cell table:formula="of:=LEFT(RIGHT([.D1255];10);5)" office:value-type="string" office:string-value="05410" calcext:value-type="string">
            <text:p>05410</text:p>
          </table:table-cell>
          <table:table-cell table:formula="of:=VALUE([.G1255])" office:value-type="float" office:value="5410" calcext:value-type="float">
            <text:p>54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11.root</text:p>
          </table:table-cell>
          <table:table-cell table:number-columns-repeated="2"/>
          <table:table-cell table:formula="of:=LEFT(RIGHT([.D1256];10);5)" office:value-type="string" office:string-value="05411" calcext:value-type="string">
            <text:p>05411</text:p>
          </table:table-cell>
          <table:table-cell table:formula="of:=VALUE([.G1256])" office:value-type="float" office:value="5411" calcext:value-type="float">
            <text:p>54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12.root</text:p>
          </table:table-cell>
          <table:table-cell table:number-columns-repeated="2"/>
          <table:table-cell table:formula="of:=LEFT(RIGHT([.D1257];10);5)" office:value-type="string" office:string-value="05412" calcext:value-type="string">
            <text:p>05412</text:p>
          </table:table-cell>
          <table:table-cell table:formula="of:=VALUE([.G1257])" office:value-type="float" office:value="5412" calcext:value-type="float">
            <text:p>54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13.root</text:p>
          </table:table-cell>
          <table:table-cell table:number-columns-repeated="2"/>
          <table:table-cell table:formula="of:=LEFT(RIGHT([.D1258];10);5)" office:value-type="string" office:string-value="05413" calcext:value-type="string">
            <text:p>05413</text:p>
          </table:table-cell>
          <table:table-cell table:formula="of:=VALUE([.G1258])" office:value-type="float" office:value="5413" calcext:value-type="float">
            <text:p>54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14.root</text:p>
          </table:table-cell>
          <table:table-cell table:number-columns-repeated="2"/>
          <table:table-cell table:formula="of:=LEFT(RIGHT([.D1259];10);5)" office:value-type="string" office:string-value="05414" calcext:value-type="string">
            <text:p>05414</text:p>
          </table:table-cell>
          <table:table-cell table:formula="of:=VALUE([.G1259])" office:value-type="float" office:value="5414" calcext:value-type="float">
            <text:p>54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15.root</text:p>
          </table:table-cell>
          <table:table-cell table:number-columns-repeated="2"/>
          <table:table-cell table:formula="of:=LEFT(RIGHT([.D1260];10);5)" office:value-type="string" office:string-value="05415" calcext:value-type="string">
            <text:p>05415</text:p>
          </table:table-cell>
          <table:table-cell table:formula="of:=VALUE([.G1260])" office:value-type="float" office:value="5415" calcext:value-type="float">
            <text:p>54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16.root</text:p>
          </table:table-cell>
          <table:table-cell table:number-columns-repeated="2"/>
          <table:table-cell table:formula="of:=LEFT(RIGHT([.D1261];10);5)" office:value-type="string" office:string-value="05416" calcext:value-type="string">
            <text:p>05416</text:p>
          </table:table-cell>
          <table:table-cell table:formula="of:=VALUE([.G1261])" office:value-type="float" office:value="5416" calcext:value-type="float">
            <text:p>54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17.root</text:p>
          </table:table-cell>
          <table:table-cell table:number-columns-repeated="2"/>
          <table:table-cell table:formula="of:=LEFT(RIGHT([.D1262];10);5)" office:value-type="string" office:string-value="05417" calcext:value-type="string">
            <text:p>05417</text:p>
          </table:table-cell>
          <table:table-cell table:formula="of:=VALUE([.G1262])" office:value-type="float" office:value="5417" calcext:value-type="float">
            <text:p>54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18.root</text:p>
          </table:table-cell>
          <table:table-cell table:number-columns-repeated="2"/>
          <table:table-cell table:formula="of:=LEFT(RIGHT([.D1263];10);5)" office:value-type="string" office:string-value="05418" calcext:value-type="string">
            <text:p>05418</text:p>
          </table:table-cell>
          <table:table-cell table:formula="of:=VALUE([.G1263])" office:value-type="float" office:value="5418" calcext:value-type="float">
            <text:p>54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19.root</text:p>
          </table:table-cell>
          <table:table-cell table:number-columns-repeated="2"/>
          <table:table-cell table:formula="of:=LEFT(RIGHT([.D1264];10);5)" office:value-type="string" office:string-value="05419" calcext:value-type="string">
            <text:p>05419</text:p>
          </table:table-cell>
          <table:table-cell table:formula="of:=VALUE([.G1264])" office:value-type="float" office:value="5419" calcext:value-type="float">
            <text:p>54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20.root</text:p>
          </table:table-cell>
          <table:table-cell table:number-columns-repeated="2"/>
          <table:table-cell table:formula="of:=LEFT(RIGHT([.D1265];10);5)" office:value-type="string" office:string-value="05420" calcext:value-type="string">
            <text:p>05420</text:p>
          </table:table-cell>
          <table:table-cell table:formula="of:=VALUE([.G1265])" office:value-type="float" office:value="5420" calcext:value-type="float">
            <text:p>54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21.root</text:p>
          </table:table-cell>
          <table:table-cell table:number-columns-repeated="2"/>
          <table:table-cell table:formula="of:=LEFT(RIGHT([.D1266];10);5)" office:value-type="string" office:string-value="05421" calcext:value-type="string">
            <text:p>05421</text:p>
          </table:table-cell>
          <table:table-cell table:formula="of:=VALUE([.G1266])" office:value-type="float" office:value="5421" calcext:value-type="float">
            <text:p>54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22.root</text:p>
          </table:table-cell>
          <table:table-cell table:number-columns-repeated="2"/>
          <table:table-cell table:formula="of:=LEFT(RIGHT([.D1267];10);5)" office:value-type="string" office:string-value="05422" calcext:value-type="string">
            <text:p>05422</text:p>
          </table:table-cell>
          <table:table-cell table:formula="of:=VALUE([.G1267])" office:value-type="float" office:value="5422" calcext:value-type="float">
            <text:p>54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23.root</text:p>
          </table:table-cell>
          <table:table-cell table:number-columns-repeated="2"/>
          <table:table-cell table:formula="of:=LEFT(RIGHT([.D1268];10);5)" office:value-type="string" office:string-value="05423" calcext:value-type="string">
            <text:p>05423</text:p>
          </table:table-cell>
          <table:table-cell table:formula="of:=VALUE([.G1268])" office:value-type="float" office:value="5423" calcext:value-type="float">
            <text:p>54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24.root</text:p>
          </table:table-cell>
          <table:table-cell table:number-columns-repeated="2"/>
          <table:table-cell table:formula="of:=LEFT(RIGHT([.D1269];10);5)" office:value-type="string" office:string-value="05424" calcext:value-type="string">
            <text:p>05424</text:p>
          </table:table-cell>
          <table:table-cell table:formula="of:=VALUE([.G1269])" office:value-type="float" office:value="5424" calcext:value-type="float">
            <text:p>54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25.root</text:p>
          </table:table-cell>
          <table:table-cell table:number-columns-repeated="2"/>
          <table:table-cell table:formula="of:=LEFT(RIGHT([.D1270];10);5)" office:value-type="string" office:string-value="05425" calcext:value-type="string">
            <text:p>05425</text:p>
          </table:table-cell>
          <table:table-cell table:formula="of:=VALUE([.G1270])" office:value-type="float" office:value="5425" calcext:value-type="float">
            <text:p>54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26.root</text:p>
          </table:table-cell>
          <table:table-cell table:number-columns-repeated="2"/>
          <table:table-cell table:formula="of:=LEFT(RIGHT([.D1271];10);5)" office:value-type="string" office:string-value="05426" calcext:value-type="string">
            <text:p>05426</text:p>
          </table:table-cell>
          <table:table-cell table:formula="of:=VALUE([.G1271])" office:value-type="float" office:value="5426" calcext:value-type="float">
            <text:p>54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27.root</text:p>
          </table:table-cell>
          <table:table-cell table:number-columns-repeated="2"/>
          <table:table-cell table:formula="of:=LEFT(RIGHT([.D1272];10);5)" office:value-type="string" office:string-value="05427" calcext:value-type="string">
            <text:p>05427</text:p>
          </table:table-cell>
          <table:table-cell table:formula="of:=VALUE([.G1272])" office:value-type="float" office:value="5427" calcext:value-type="float">
            <text:p>54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28.root</text:p>
          </table:table-cell>
          <table:table-cell table:number-columns-repeated="2"/>
          <table:table-cell table:formula="of:=LEFT(RIGHT([.D1273];10);5)" office:value-type="string" office:string-value="05428" calcext:value-type="string">
            <text:p>05428</text:p>
          </table:table-cell>
          <table:table-cell table:formula="of:=VALUE([.G1273])" office:value-type="float" office:value="5428" calcext:value-type="float">
            <text:p>54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29.root</text:p>
          </table:table-cell>
          <table:table-cell table:number-columns-repeated="2"/>
          <table:table-cell table:formula="of:=LEFT(RIGHT([.D1274];10);5)" office:value-type="string" office:string-value="05429" calcext:value-type="string">
            <text:p>05429</text:p>
          </table:table-cell>
          <table:table-cell table:formula="of:=VALUE([.G1274])" office:value-type="float" office:value="5429" calcext:value-type="float">
            <text:p>54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30.root</text:p>
          </table:table-cell>
          <table:table-cell table:number-columns-repeated="2"/>
          <table:table-cell table:formula="of:=LEFT(RIGHT([.D1275];10);5)" office:value-type="string" office:string-value="05430" calcext:value-type="string">
            <text:p>05430</text:p>
          </table:table-cell>
          <table:table-cell table:formula="of:=VALUE([.G1275])" office:value-type="float" office:value="5430" calcext:value-type="float">
            <text:p>54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31.root</text:p>
          </table:table-cell>
          <table:table-cell table:number-columns-repeated="2"/>
          <table:table-cell table:formula="of:=LEFT(RIGHT([.D1276];10);5)" office:value-type="string" office:string-value="05431" calcext:value-type="string">
            <text:p>05431</text:p>
          </table:table-cell>
          <table:table-cell table:formula="of:=VALUE([.G1276])" office:value-type="float" office:value="5431" calcext:value-type="float">
            <text:p>54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32.root</text:p>
          </table:table-cell>
          <table:table-cell table:number-columns-repeated="2"/>
          <table:table-cell table:formula="of:=LEFT(RIGHT([.D1277];10);5)" office:value-type="string" office:string-value="05432" calcext:value-type="string">
            <text:p>05432</text:p>
          </table:table-cell>
          <table:table-cell table:formula="of:=VALUE([.G1277])" office:value-type="float" office:value="5432" calcext:value-type="float">
            <text:p>54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33.root</text:p>
          </table:table-cell>
          <table:table-cell table:number-columns-repeated="2"/>
          <table:table-cell table:formula="of:=LEFT(RIGHT([.D1278];10);5)" office:value-type="string" office:string-value="05433" calcext:value-type="string">
            <text:p>05433</text:p>
          </table:table-cell>
          <table:table-cell table:formula="of:=VALUE([.G1278])" office:value-type="float" office:value="5433" calcext:value-type="float">
            <text:p>54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34.root</text:p>
          </table:table-cell>
          <table:table-cell table:number-columns-repeated="2"/>
          <table:table-cell table:formula="of:=LEFT(RIGHT([.D1279];10);5)" office:value-type="string" office:string-value="05434" calcext:value-type="string">
            <text:p>05434</text:p>
          </table:table-cell>
          <table:table-cell table:formula="of:=VALUE([.G1279])" office:value-type="float" office:value="5434" calcext:value-type="float">
            <text:p>54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35.root</text:p>
          </table:table-cell>
          <table:table-cell table:number-columns-repeated="2"/>
          <table:table-cell table:formula="of:=LEFT(RIGHT([.D1280];10);5)" office:value-type="string" office:string-value="05435" calcext:value-type="string">
            <text:p>05435</text:p>
          </table:table-cell>
          <table:table-cell table:formula="of:=VALUE([.G1280])" office:value-type="float" office:value="5435" calcext:value-type="float">
            <text:p>54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36.root</text:p>
          </table:table-cell>
          <table:table-cell table:number-columns-repeated="2"/>
          <table:table-cell table:formula="of:=LEFT(RIGHT([.D1281];10);5)" office:value-type="string" office:string-value="05436" calcext:value-type="string">
            <text:p>05436</text:p>
          </table:table-cell>
          <table:table-cell table:formula="of:=VALUE([.G1281])" office:value-type="float" office:value="5436" calcext:value-type="float">
            <text:p>54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37.root</text:p>
          </table:table-cell>
          <table:table-cell table:number-columns-repeated="2"/>
          <table:table-cell table:formula="of:=LEFT(RIGHT([.D1282];10);5)" office:value-type="string" office:string-value="05437" calcext:value-type="string">
            <text:p>05437</text:p>
          </table:table-cell>
          <table:table-cell table:formula="of:=VALUE([.G1282])" office:value-type="float" office:value="5437" calcext:value-type="float">
            <text:p>54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38.root</text:p>
          </table:table-cell>
          <table:table-cell table:number-columns-repeated="2"/>
          <table:table-cell table:formula="of:=LEFT(RIGHT([.D1283];10);5)" office:value-type="string" office:string-value="05438" calcext:value-type="string">
            <text:p>05438</text:p>
          </table:table-cell>
          <table:table-cell table:formula="of:=VALUE([.G1283])" office:value-type="float" office:value="5438" calcext:value-type="float">
            <text:p>54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39.root</text:p>
          </table:table-cell>
          <table:table-cell table:number-columns-repeated="2"/>
          <table:table-cell table:formula="of:=LEFT(RIGHT([.D1284];10);5)" office:value-type="string" office:string-value="05439" calcext:value-type="string">
            <text:p>05439</text:p>
          </table:table-cell>
          <table:table-cell table:formula="of:=VALUE([.G1284])" office:value-type="float" office:value="5439" calcext:value-type="float">
            <text:p>54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40.root</text:p>
          </table:table-cell>
          <table:table-cell table:number-columns-repeated="2"/>
          <table:table-cell table:formula="of:=LEFT(RIGHT([.D1285];10);5)" office:value-type="string" office:string-value="05440" calcext:value-type="string">
            <text:p>05440</text:p>
          </table:table-cell>
          <table:table-cell table:formula="of:=VALUE([.G1285])" office:value-type="float" office:value="5440" calcext:value-type="float">
            <text:p>54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41.root</text:p>
          </table:table-cell>
          <table:table-cell table:number-columns-repeated="2"/>
          <table:table-cell table:formula="of:=LEFT(RIGHT([.D1286];10);5)" office:value-type="string" office:string-value="05441" calcext:value-type="string">
            <text:p>05441</text:p>
          </table:table-cell>
          <table:table-cell table:formula="of:=VALUE([.G1286])" office:value-type="float" office:value="5441" calcext:value-type="float">
            <text:p>54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42.root</text:p>
          </table:table-cell>
          <table:table-cell table:number-columns-repeated="2"/>
          <table:table-cell table:formula="of:=LEFT(RIGHT([.D1287];10);5)" office:value-type="string" office:string-value="05442" calcext:value-type="string">
            <text:p>05442</text:p>
          </table:table-cell>
          <table:table-cell table:formula="of:=VALUE([.G1287])" office:value-type="float" office:value="5442" calcext:value-type="float">
            <text:p>54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43.root</text:p>
          </table:table-cell>
          <table:table-cell table:number-columns-repeated="2"/>
          <table:table-cell table:formula="of:=LEFT(RIGHT([.D1288];10);5)" office:value-type="string" office:string-value="05443" calcext:value-type="string">
            <text:p>05443</text:p>
          </table:table-cell>
          <table:table-cell table:formula="of:=VALUE([.G1288])" office:value-type="float" office:value="5443" calcext:value-type="float">
            <text:p>54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44.root</text:p>
          </table:table-cell>
          <table:table-cell table:number-columns-repeated="2"/>
          <table:table-cell table:formula="of:=LEFT(RIGHT([.D1289];10);5)" office:value-type="string" office:string-value="05444" calcext:value-type="string">
            <text:p>05444</text:p>
          </table:table-cell>
          <table:table-cell table:formula="of:=VALUE([.G1289])" office:value-type="float" office:value="5444" calcext:value-type="float">
            <text:p>54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45.root</text:p>
          </table:table-cell>
          <table:table-cell table:number-columns-repeated="2"/>
          <table:table-cell table:formula="of:=LEFT(RIGHT([.D1290];10);5)" office:value-type="string" office:string-value="05445" calcext:value-type="string">
            <text:p>05445</text:p>
          </table:table-cell>
          <table:table-cell table:formula="of:=VALUE([.G1290])" office:value-type="float" office:value="5445" calcext:value-type="float">
            <text:p>54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46.root</text:p>
          </table:table-cell>
          <table:table-cell table:number-columns-repeated="2"/>
          <table:table-cell table:formula="of:=LEFT(RIGHT([.D1291];10);5)" office:value-type="string" office:string-value="05446" calcext:value-type="string">
            <text:p>05446</text:p>
          </table:table-cell>
          <table:table-cell table:formula="of:=VALUE([.G1291])" office:value-type="float" office:value="5446" calcext:value-type="float">
            <text:p>54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47.root</text:p>
          </table:table-cell>
          <table:table-cell table:number-columns-repeated="2"/>
          <table:table-cell table:formula="of:=LEFT(RIGHT([.D1292];10);5)" office:value-type="string" office:string-value="05447" calcext:value-type="string">
            <text:p>05447</text:p>
          </table:table-cell>
          <table:table-cell table:formula="of:=VALUE([.G1292])" office:value-type="float" office:value="5447" calcext:value-type="float">
            <text:p>54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48.root</text:p>
          </table:table-cell>
          <table:table-cell table:number-columns-repeated="2"/>
          <table:table-cell table:formula="of:=LEFT(RIGHT([.D1293];10);5)" office:value-type="string" office:string-value="05448" calcext:value-type="string">
            <text:p>05448</text:p>
          </table:table-cell>
          <table:table-cell table:formula="of:=VALUE([.G1293])" office:value-type="float" office:value="5448" calcext:value-type="float">
            <text:p>54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49.root</text:p>
          </table:table-cell>
          <table:table-cell table:number-columns-repeated="2"/>
          <table:table-cell table:formula="of:=LEFT(RIGHT([.D1294];10);5)" office:value-type="string" office:string-value="05449" calcext:value-type="string">
            <text:p>05449</text:p>
          </table:table-cell>
          <table:table-cell table:formula="of:=VALUE([.G1294])" office:value-type="float" office:value="5449" calcext:value-type="float">
            <text:p>54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50.root</text:p>
          </table:table-cell>
          <table:table-cell table:number-columns-repeated="2"/>
          <table:table-cell table:formula="of:=LEFT(RIGHT([.D1295];10);5)" office:value-type="string" office:string-value="05450" calcext:value-type="string">
            <text:p>05450</text:p>
          </table:table-cell>
          <table:table-cell table:formula="of:=VALUE([.G1295])" office:value-type="float" office:value="5450" calcext:value-type="float">
            <text:p>54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51.root</text:p>
          </table:table-cell>
          <table:table-cell table:number-columns-repeated="2"/>
          <table:table-cell table:formula="of:=LEFT(RIGHT([.D1296];10);5)" office:value-type="string" office:string-value="05451" calcext:value-type="string">
            <text:p>05451</text:p>
          </table:table-cell>
          <table:table-cell table:formula="of:=VALUE([.G1296])" office:value-type="float" office:value="5451" calcext:value-type="float">
            <text:p>54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52.root</text:p>
          </table:table-cell>
          <table:table-cell table:number-columns-repeated="2"/>
          <table:table-cell table:formula="of:=LEFT(RIGHT([.D1297];10);5)" office:value-type="string" office:string-value="05452" calcext:value-type="string">
            <text:p>05452</text:p>
          </table:table-cell>
          <table:table-cell table:formula="of:=VALUE([.G1297])" office:value-type="float" office:value="5452" calcext:value-type="float">
            <text:p>54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53.root</text:p>
          </table:table-cell>
          <table:table-cell table:number-columns-repeated="2"/>
          <table:table-cell table:formula="of:=LEFT(RIGHT([.D1298];10);5)" office:value-type="string" office:string-value="05453" calcext:value-type="string">
            <text:p>05453</text:p>
          </table:table-cell>
          <table:table-cell table:formula="of:=VALUE([.G1298])" office:value-type="float" office:value="5453" calcext:value-type="float">
            <text:p>54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54.root</text:p>
          </table:table-cell>
          <table:table-cell table:number-columns-repeated="2"/>
          <table:table-cell table:formula="of:=LEFT(RIGHT([.D1299];10);5)" office:value-type="string" office:string-value="05454" calcext:value-type="string">
            <text:p>05454</text:p>
          </table:table-cell>
          <table:table-cell table:formula="of:=VALUE([.G1299])" office:value-type="float" office:value="5454" calcext:value-type="float">
            <text:p>54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55.root</text:p>
          </table:table-cell>
          <table:table-cell table:number-columns-repeated="2"/>
          <table:table-cell table:formula="of:=LEFT(RIGHT([.D1300];10);5)" office:value-type="string" office:string-value="05455" calcext:value-type="string">
            <text:p>05455</text:p>
          </table:table-cell>
          <table:table-cell table:formula="of:=VALUE([.G1300])" office:value-type="float" office:value="5455" calcext:value-type="float">
            <text:p>54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56.root</text:p>
          </table:table-cell>
          <table:table-cell table:number-columns-repeated="2"/>
          <table:table-cell table:formula="of:=LEFT(RIGHT([.D1301];10);5)" office:value-type="string" office:string-value="05456" calcext:value-type="string">
            <text:p>05456</text:p>
          </table:table-cell>
          <table:table-cell table:formula="of:=VALUE([.G1301])" office:value-type="float" office:value="5456" calcext:value-type="float">
            <text:p>54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57.root</text:p>
          </table:table-cell>
          <table:table-cell table:number-columns-repeated="2"/>
          <table:table-cell table:formula="of:=LEFT(RIGHT([.D1302];10);5)" office:value-type="string" office:string-value="05457" calcext:value-type="string">
            <text:p>05457</text:p>
          </table:table-cell>
          <table:table-cell table:formula="of:=VALUE([.G1302])" office:value-type="float" office:value="5457" calcext:value-type="float">
            <text:p>54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58.root</text:p>
          </table:table-cell>
          <table:table-cell table:number-columns-repeated="2"/>
          <table:table-cell table:formula="of:=LEFT(RIGHT([.D1303];10);5)" office:value-type="string" office:string-value="05458" calcext:value-type="string">
            <text:p>05458</text:p>
          </table:table-cell>
          <table:table-cell table:formula="of:=VALUE([.G1303])" office:value-type="float" office:value="5458" calcext:value-type="float">
            <text:p>54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59.root</text:p>
          </table:table-cell>
          <table:table-cell table:number-columns-repeated="2"/>
          <table:table-cell table:formula="of:=LEFT(RIGHT([.D1304];10);5)" office:value-type="string" office:string-value="05459" calcext:value-type="string">
            <text:p>05459</text:p>
          </table:table-cell>
          <table:table-cell table:formula="of:=VALUE([.G1304])" office:value-type="float" office:value="5459" calcext:value-type="float">
            <text:p>54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60.root</text:p>
          </table:table-cell>
          <table:table-cell table:number-columns-repeated="2"/>
          <table:table-cell table:formula="of:=LEFT(RIGHT([.D1305];10);5)" office:value-type="string" office:string-value="05460" calcext:value-type="string">
            <text:p>05460</text:p>
          </table:table-cell>
          <table:table-cell table:formula="of:=VALUE([.G1305])" office:value-type="float" office:value="5460" calcext:value-type="float">
            <text:p>54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61.root</text:p>
          </table:table-cell>
          <table:table-cell table:number-columns-repeated="2"/>
          <table:table-cell table:formula="of:=LEFT(RIGHT([.D1306];10);5)" office:value-type="string" office:string-value="05461" calcext:value-type="string">
            <text:p>05461</text:p>
          </table:table-cell>
          <table:table-cell table:formula="of:=VALUE([.G1306])" office:value-type="float" office:value="5461" calcext:value-type="float">
            <text:p>54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62.root</text:p>
          </table:table-cell>
          <table:table-cell table:number-columns-repeated="2"/>
          <table:table-cell table:formula="of:=LEFT(RIGHT([.D1307];10);5)" office:value-type="string" office:string-value="05462" calcext:value-type="string">
            <text:p>05462</text:p>
          </table:table-cell>
          <table:table-cell table:formula="of:=VALUE([.G1307])" office:value-type="float" office:value="5462" calcext:value-type="float">
            <text:p>54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63.root</text:p>
          </table:table-cell>
          <table:table-cell table:number-columns-repeated="2"/>
          <table:table-cell table:formula="of:=LEFT(RIGHT([.D1308];10);5)" office:value-type="string" office:string-value="05463" calcext:value-type="string">
            <text:p>05463</text:p>
          </table:table-cell>
          <table:table-cell table:formula="of:=VALUE([.G1308])" office:value-type="float" office:value="5463" calcext:value-type="float">
            <text:p>54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64.root</text:p>
          </table:table-cell>
          <table:table-cell table:number-columns-repeated="2"/>
          <table:table-cell table:formula="of:=LEFT(RIGHT([.D1309];10);5)" office:value-type="string" office:string-value="05464" calcext:value-type="string">
            <text:p>05464</text:p>
          </table:table-cell>
          <table:table-cell table:formula="of:=VALUE([.G1309])" office:value-type="float" office:value="5464" calcext:value-type="float">
            <text:p>54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65.root</text:p>
          </table:table-cell>
          <table:table-cell table:number-columns-repeated="2"/>
          <table:table-cell table:formula="of:=LEFT(RIGHT([.D1310];10);5)" office:value-type="string" office:string-value="05465" calcext:value-type="string">
            <text:p>05465</text:p>
          </table:table-cell>
          <table:table-cell table:formula="of:=VALUE([.G1310])" office:value-type="float" office:value="5465" calcext:value-type="float">
            <text:p>54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66.root</text:p>
          </table:table-cell>
          <table:table-cell table:number-columns-repeated="2"/>
          <table:table-cell table:formula="of:=LEFT(RIGHT([.D1311];10);5)" office:value-type="string" office:string-value="05466" calcext:value-type="string">
            <text:p>05466</text:p>
          </table:table-cell>
          <table:table-cell table:formula="of:=VALUE([.G1311])" office:value-type="float" office:value="5466" calcext:value-type="float">
            <text:p>54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67.root</text:p>
          </table:table-cell>
          <table:table-cell table:number-columns-repeated="2"/>
          <table:table-cell table:formula="of:=LEFT(RIGHT([.D1312];10);5)" office:value-type="string" office:string-value="05467" calcext:value-type="string">
            <text:p>05467</text:p>
          </table:table-cell>
          <table:table-cell table:formula="of:=VALUE([.G1312])" office:value-type="float" office:value="5467" calcext:value-type="float">
            <text:p>54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68.root</text:p>
          </table:table-cell>
          <table:table-cell table:number-columns-repeated="2"/>
          <table:table-cell table:formula="of:=LEFT(RIGHT([.D1313];10);5)" office:value-type="string" office:string-value="05468" calcext:value-type="string">
            <text:p>05468</text:p>
          </table:table-cell>
          <table:table-cell table:formula="of:=VALUE([.G1313])" office:value-type="float" office:value="5468" calcext:value-type="float">
            <text:p>54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69.root</text:p>
          </table:table-cell>
          <table:table-cell table:number-columns-repeated="2"/>
          <table:table-cell table:formula="of:=LEFT(RIGHT([.D1314];10);5)" office:value-type="string" office:string-value="05469" calcext:value-type="string">
            <text:p>05469</text:p>
          </table:table-cell>
          <table:table-cell table:formula="of:=VALUE([.G1314])" office:value-type="float" office:value="5469" calcext:value-type="float">
            <text:p>54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70.root</text:p>
          </table:table-cell>
          <table:table-cell table:number-columns-repeated="2"/>
          <table:table-cell table:formula="of:=LEFT(RIGHT([.D1315];10);5)" office:value-type="string" office:string-value="05470" calcext:value-type="string">
            <text:p>05470</text:p>
          </table:table-cell>
          <table:table-cell table:formula="of:=VALUE([.G1315])" office:value-type="float" office:value="5470" calcext:value-type="float">
            <text:p>54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71.root</text:p>
          </table:table-cell>
          <table:table-cell table:number-columns-repeated="2"/>
          <table:table-cell table:formula="of:=LEFT(RIGHT([.D1316];10);5)" office:value-type="string" office:string-value="05471" calcext:value-type="string">
            <text:p>05471</text:p>
          </table:table-cell>
          <table:table-cell table:formula="of:=VALUE([.G1316])" office:value-type="float" office:value="5471" calcext:value-type="float">
            <text:p>54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72.root</text:p>
          </table:table-cell>
          <table:table-cell table:number-columns-repeated="2"/>
          <table:table-cell table:formula="of:=LEFT(RIGHT([.D1317];10);5)" office:value-type="string" office:string-value="05472" calcext:value-type="string">
            <text:p>05472</text:p>
          </table:table-cell>
          <table:table-cell table:formula="of:=VALUE([.G1317])" office:value-type="float" office:value="5472" calcext:value-type="float">
            <text:p>54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73.root</text:p>
          </table:table-cell>
          <table:table-cell table:number-columns-repeated="2"/>
          <table:table-cell table:formula="of:=LEFT(RIGHT([.D1318];10);5)" office:value-type="string" office:string-value="05473" calcext:value-type="string">
            <text:p>05473</text:p>
          </table:table-cell>
          <table:table-cell table:formula="of:=VALUE([.G1318])" office:value-type="float" office:value="5473" calcext:value-type="float">
            <text:p>54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74.root</text:p>
          </table:table-cell>
          <table:table-cell table:number-columns-repeated="2"/>
          <table:table-cell table:formula="of:=LEFT(RIGHT([.D1319];10);5)" office:value-type="string" office:string-value="05474" calcext:value-type="string">
            <text:p>05474</text:p>
          </table:table-cell>
          <table:table-cell table:formula="of:=VALUE([.G1319])" office:value-type="float" office:value="5474" calcext:value-type="float">
            <text:p>54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75.root</text:p>
          </table:table-cell>
          <table:table-cell table:number-columns-repeated="2"/>
          <table:table-cell table:formula="of:=LEFT(RIGHT([.D1320];10);5)" office:value-type="string" office:string-value="05475" calcext:value-type="string">
            <text:p>05475</text:p>
          </table:table-cell>
          <table:table-cell table:formula="of:=VALUE([.G1320])" office:value-type="float" office:value="5475" calcext:value-type="float">
            <text:p>54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76.root</text:p>
          </table:table-cell>
          <table:table-cell table:number-columns-repeated="2"/>
          <table:table-cell table:formula="of:=LEFT(RIGHT([.D1321];10);5)" office:value-type="string" office:string-value="05476" calcext:value-type="string">
            <text:p>05476</text:p>
          </table:table-cell>
          <table:table-cell table:formula="of:=VALUE([.G1321])" office:value-type="float" office:value="5476" calcext:value-type="float">
            <text:p>54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77.root</text:p>
          </table:table-cell>
          <table:table-cell table:number-columns-repeated="2"/>
          <table:table-cell table:formula="of:=LEFT(RIGHT([.D1322];10);5)" office:value-type="string" office:string-value="05477" calcext:value-type="string">
            <text:p>05477</text:p>
          </table:table-cell>
          <table:table-cell table:formula="of:=VALUE([.G1322])" office:value-type="float" office:value="5477" calcext:value-type="float">
            <text:p>54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78.root</text:p>
          </table:table-cell>
          <table:table-cell table:number-columns-repeated="2"/>
          <table:table-cell table:formula="of:=LEFT(RIGHT([.D1323];10);5)" office:value-type="string" office:string-value="05478" calcext:value-type="string">
            <text:p>05478</text:p>
          </table:table-cell>
          <table:table-cell table:formula="of:=VALUE([.G1323])" office:value-type="float" office:value="5478" calcext:value-type="float">
            <text:p>54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79.root</text:p>
          </table:table-cell>
          <table:table-cell table:number-columns-repeated="2"/>
          <table:table-cell table:formula="of:=LEFT(RIGHT([.D1324];10);5)" office:value-type="string" office:string-value="05479" calcext:value-type="string">
            <text:p>05479</text:p>
          </table:table-cell>
          <table:table-cell table:formula="of:=VALUE([.G1324])" office:value-type="float" office:value="5479" calcext:value-type="float">
            <text:p>54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80.root</text:p>
          </table:table-cell>
          <table:table-cell table:number-columns-repeated="2"/>
          <table:table-cell table:formula="of:=LEFT(RIGHT([.D1325];10);5)" office:value-type="string" office:string-value="05480" calcext:value-type="string">
            <text:p>05480</text:p>
          </table:table-cell>
          <table:table-cell table:formula="of:=VALUE([.G1325])" office:value-type="float" office:value="5480" calcext:value-type="float">
            <text:p>54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81.root</text:p>
          </table:table-cell>
          <table:table-cell table:number-columns-repeated="2"/>
          <table:table-cell table:formula="of:=LEFT(RIGHT([.D1326];10);5)" office:value-type="string" office:string-value="05481" calcext:value-type="string">
            <text:p>05481</text:p>
          </table:table-cell>
          <table:table-cell table:formula="of:=VALUE([.G1326])" office:value-type="float" office:value="5481" calcext:value-type="float">
            <text:p>54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82.root</text:p>
          </table:table-cell>
          <table:table-cell table:number-columns-repeated="2"/>
          <table:table-cell table:formula="of:=LEFT(RIGHT([.D1327];10);5)" office:value-type="string" office:string-value="05482" calcext:value-type="string">
            <text:p>05482</text:p>
          </table:table-cell>
          <table:table-cell table:formula="of:=VALUE([.G1327])" office:value-type="float" office:value="5482" calcext:value-type="float">
            <text:p>54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83.root</text:p>
          </table:table-cell>
          <table:table-cell table:number-columns-repeated="2"/>
          <table:table-cell table:formula="of:=LEFT(RIGHT([.D1328];10);5)" office:value-type="string" office:string-value="05483" calcext:value-type="string">
            <text:p>05483</text:p>
          </table:table-cell>
          <table:table-cell table:formula="of:=VALUE([.G1328])" office:value-type="float" office:value="5483" calcext:value-type="float">
            <text:p>54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84.root</text:p>
          </table:table-cell>
          <table:table-cell table:number-columns-repeated="2"/>
          <table:table-cell table:formula="of:=LEFT(RIGHT([.D1329];10);5)" office:value-type="string" office:string-value="05484" calcext:value-type="string">
            <text:p>05484</text:p>
          </table:table-cell>
          <table:table-cell table:formula="of:=VALUE([.G1329])" office:value-type="float" office:value="5484" calcext:value-type="float">
            <text:p>54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85.root</text:p>
          </table:table-cell>
          <table:table-cell table:number-columns-repeated="2"/>
          <table:table-cell table:formula="of:=LEFT(RIGHT([.D1330];10);5)" office:value-type="string" office:string-value="05485" calcext:value-type="string">
            <text:p>05485</text:p>
          </table:table-cell>
          <table:table-cell table:formula="of:=VALUE([.G1330])" office:value-type="float" office:value="5485" calcext:value-type="float">
            <text:p>54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86.root</text:p>
          </table:table-cell>
          <table:table-cell table:number-columns-repeated="2"/>
          <table:table-cell table:formula="of:=LEFT(RIGHT([.D1331];10);5)" office:value-type="string" office:string-value="05486" calcext:value-type="string">
            <text:p>05486</text:p>
          </table:table-cell>
          <table:table-cell table:formula="of:=VALUE([.G1331])" office:value-type="float" office:value="5486" calcext:value-type="float">
            <text:p>54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87.root</text:p>
          </table:table-cell>
          <table:table-cell table:number-columns-repeated="2"/>
          <table:table-cell table:formula="of:=LEFT(RIGHT([.D1332];10);5)" office:value-type="string" office:string-value="05487" calcext:value-type="string">
            <text:p>05487</text:p>
          </table:table-cell>
          <table:table-cell table:formula="of:=VALUE([.G1332])" office:value-type="float" office:value="5487" calcext:value-type="float">
            <text:p>54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88.root</text:p>
          </table:table-cell>
          <table:table-cell table:number-columns-repeated="2"/>
          <table:table-cell table:formula="of:=LEFT(RIGHT([.D1333];10);5)" office:value-type="string" office:string-value="05488" calcext:value-type="string">
            <text:p>05488</text:p>
          </table:table-cell>
          <table:table-cell table:formula="of:=VALUE([.G1333])" office:value-type="float" office:value="5488" calcext:value-type="float">
            <text:p>54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89.root</text:p>
          </table:table-cell>
          <table:table-cell table:number-columns-repeated="2"/>
          <table:table-cell table:formula="of:=LEFT(RIGHT([.D1334];10);5)" office:value-type="string" office:string-value="05489" calcext:value-type="string">
            <text:p>05489</text:p>
          </table:table-cell>
          <table:table-cell table:formula="of:=VALUE([.G1334])" office:value-type="float" office:value="5489" calcext:value-type="float">
            <text:p>54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90.root</text:p>
          </table:table-cell>
          <table:table-cell table:number-columns-repeated="2"/>
          <table:table-cell table:formula="of:=LEFT(RIGHT([.D1335];10);5)" office:value-type="string" office:string-value="05490" calcext:value-type="string">
            <text:p>05490</text:p>
          </table:table-cell>
          <table:table-cell table:formula="of:=VALUE([.G1335])" office:value-type="float" office:value="5490" calcext:value-type="float">
            <text:p>54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91.root</text:p>
          </table:table-cell>
          <table:table-cell table:number-columns-repeated="2"/>
          <table:table-cell table:formula="of:=LEFT(RIGHT([.D1336];10);5)" office:value-type="string" office:string-value="05491" calcext:value-type="string">
            <text:p>05491</text:p>
          </table:table-cell>
          <table:table-cell table:formula="of:=VALUE([.G1336])" office:value-type="float" office:value="5491" calcext:value-type="float">
            <text:p>54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92.root</text:p>
          </table:table-cell>
          <table:table-cell table:number-columns-repeated="2"/>
          <table:table-cell table:formula="of:=LEFT(RIGHT([.D1337];10);5)" office:value-type="string" office:string-value="05492" calcext:value-type="string">
            <text:p>05492</text:p>
          </table:table-cell>
          <table:table-cell table:formula="of:=VALUE([.G1337])" office:value-type="float" office:value="5492" calcext:value-type="float">
            <text:p>54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93.root</text:p>
          </table:table-cell>
          <table:table-cell table:number-columns-repeated="2"/>
          <table:table-cell table:formula="of:=LEFT(RIGHT([.D1338];10);5)" office:value-type="string" office:string-value="05493" calcext:value-type="string">
            <text:p>05493</text:p>
          </table:table-cell>
          <table:table-cell table:formula="of:=VALUE([.G1338])" office:value-type="float" office:value="5493" calcext:value-type="float">
            <text:p>54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94.root</text:p>
          </table:table-cell>
          <table:table-cell table:number-columns-repeated="2"/>
          <table:table-cell table:formula="of:=LEFT(RIGHT([.D1339];10);5)" office:value-type="string" office:string-value="05494" calcext:value-type="string">
            <text:p>05494</text:p>
          </table:table-cell>
          <table:table-cell table:formula="of:=VALUE([.G1339])" office:value-type="float" office:value="5494" calcext:value-type="float">
            <text:p>54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95.root</text:p>
          </table:table-cell>
          <table:table-cell table:number-columns-repeated="2"/>
          <table:table-cell table:formula="of:=LEFT(RIGHT([.D1340];10);5)" office:value-type="string" office:string-value="05495" calcext:value-type="string">
            <text:p>05495</text:p>
          </table:table-cell>
          <table:table-cell table:formula="of:=VALUE([.G1340])" office:value-type="float" office:value="5495" calcext:value-type="float">
            <text:p>54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96.root</text:p>
          </table:table-cell>
          <table:table-cell table:number-columns-repeated="2"/>
          <table:table-cell table:formula="of:=LEFT(RIGHT([.D1341];10);5)" office:value-type="string" office:string-value="05496" calcext:value-type="string">
            <text:p>05496</text:p>
          </table:table-cell>
          <table:table-cell table:formula="of:=VALUE([.G1341])" office:value-type="float" office:value="5496" calcext:value-type="float">
            <text:p>54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97.root</text:p>
          </table:table-cell>
          <table:table-cell table:number-columns-repeated="2"/>
          <table:table-cell table:formula="of:=LEFT(RIGHT([.D1342];10);5)" office:value-type="string" office:string-value="05497" calcext:value-type="string">
            <text:p>05497</text:p>
          </table:table-cell>
          <table:table-cell table:formula="of:=VALUE([.G1342])" office:value-type="float" office:value="5497" calcext:value-type="float">
            <text:p>54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98.root</text:p>
          </table:table-cell>
          <table:table-cell table:number-columns-repeated="2"/>
          <table:table-cell table:formula="of:=LEFT(RIGHT([.D1343];10);5)" office:value-type="string" office:string-value="05498" calcext:value-type="string">
            <text:p>05498</text:p>
          </table:table-cell>
          <table:table-cell table:formula="of:=VALUE([.G1343])" office:value-type="float" office:value="5498" calcext:value-type="float">
            <text:p>54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499.root</text:p>
          </table:table-cell>
          <table:table-cell table:number-columns-repeated="2"/>
          <table:table-cell table:formula="of:=LEFT(RIGHT([.D1344];10);5)" office:value-type="string" office:string-value="05499" calcext:value-type="string">
            <text:p>05499</text:p>
          </table:table-cell>
          <table:table-cell table:formula="of:=VALUE([.G1344])" office:value-type="float" office:value="5499" calcext:value-type="float">
            <text:p>54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00.root</text:p>
          </table:table-cell>
          <table:table-cell table:number-columns-repeated="2"/>
          <table:table-cell table:formula="of:=LEFT(RIGHT([.D1345];10);5)" office:value-type="string" office:string-value="05500" calcext:value-type="string">
            <text:p>05500</text:p>
          </table:table-cell>
          <table:table-cell table:formula="of:=VALUE([.G1345])" office:value-type="float" office:value="5500" calcext:value-type="float">
            <text:p>55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01.root</text:p>
          </table:table-cell>
          <table:table-cell table:number-columns-repeated="2"/>
          <table:table-cell table:formula="of:=LEFT(RIGHT([.D1346];10);5)" office:value-type="string" office:string-value="05501" calcext:value-type="string">
            <text:p>05501</text:p>
          </table:table-cell>
          <table:table-cell table:formula="of:=VALUE([.G1346])" office:value-type="float" office:value="5501" calcext:value-type="float">
            <text:p>55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02.root</text:p>
          </table:table-cell>
          <table:table-cell table:number-columns-repeated="2"/>
          <table:table-cell table:formula="of:=LEFT(RIGHT([.D1347];10);5)" office:value-type="string" office:string-value="05502" calcext:value-type="string">
            <text:p>05502</text:p>
          </table:table-cell>
          <table:table-cell table:formula="of:=VALUE([.G1347])" office:value-type="float" office:value="5502" calcext:value-type="float">
            <text:p>55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03.root</text:p>
          </table:table-cell>
          <table:table-cell table:number-columns-repeated="2"/>
          <table:table-cell table:formula="of:=LEFT(RIGHT([.D1348];10);5)" office:value-type="string" office:string-value="05503" calcext:value-type="string">
            <text:p>05503</text:p>
          </table:table-cell>
          <table:table-cell table:formula="of:=VALUE([.G1348])" office:value-type="float" office:value="5503" calcext:value-type="float">
            <text:p>55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04.root</text:p>
          </table:table-cell>
          <table:table-cell table:number-columns-repeated="2"/>
          <table:table-cell table:formula="of:=LEFT(RIGHT([.D1349];10);5)" office:value-type="string" office:string-value="05504" calcext:value-type="string">
            <text:p>05504</text:p>
          </table:table-cell>
          <table:table-cell table:formula="of:=VALUE([.G1349])" office:value-type="float" office:value="5504" calcext:value-type="float">
            <text:p>55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05.root</text:p>
          </table:table-cell>
          <table:table-cell table:number-columns-repeated="2"/>
          <table:table-cell table:formula="of:=LEFT(RIGHT([.D1350];10);5)" office:value-type="string" office:string-value="05505" calcext:value-type="string">
            <text:p>05505</text:p>
          </table:table-cell>
          <table:table-cell table:formula="of:=VALUE([.G1350])" office:value-type="float" office:value="5505" calcext:value-type="float">
            <text:p>55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06.root</text:p>
          </table:table-cell>
          <table:table-cell table:number-columns-repeated="2"/>
          <table:table-cell table:formula="of:=LEFT(RIGHT([.D1351];10);5)" office:value-type="string" office:string-value="05506" calcext:value-type="string">
            <text:p>05506</text:p>
          </table:table-cell>
          <table:table-cell table:formula="of:=VALUE([.G1351])" office:value-type="float" office:value="5506" calcext:value-type="float">
            <text:p>55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07.root</text:p>
          </table:table-cell>
          <table:table-cell table:number-columns-repeated="2"/>
          <table:table-cell table:formula="of:=LEFT(RIGHT([.D1352];10);5)" office:value-type="string" office:string-value="05507" calcext:value-type="string">
            <text:p>05507</text:p>
          </table:table-cell>
          <table:table-cell table:formula="of:=VALUE([.G1352])" office:value-type="float" office:value="5507" calcext:value-type="float">
            <text:p>55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08.root</text:p>
          </table:table-cell>
          <table:table-cell table:number-columns-repeated="2"/>
          <table:table-cell table:formula="of:=LEFT(RIGHT([.D1353];10);5)" office:value-type="string" office:string-value="05508" calcext:value-type="string">
            <text:p>05508</text:p>
          </table:table-cell>
          <table:table-cell table:formula="of:=VALUE([.G1353])" office:value-type="float" office:value="5508" calcext:value-type="float">
            <text:p>55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09.root</text:p>
          </table:table-cell>
          <table:table-cell table:number-columns-repeated="2"/>
          <table:table-cell table:formula="of:=LEFT(RIGHT([.D1354];10);5)" office:value-type="string" office:string-value="05509" calcext:value-type="string">
            <text:p>05509</text:p>
          </table:table-cell>
          <table:table-cell table:formula="of:=VALUE([.G1354])" office:value-type="float" office:value="5509" calcext:value-type="float">
            <text:p>55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10.root</text:p>
          </table:table-cell>
          <table:table-cell table:number-columns-repeated="2"/>
          <table:table-cell table:formula="of:=LEFT(RIGHT([.D1355];10);5)" office:value-type="string" office:string-value="05510" calcext:value-type="string">
            <text:p>05510</text:p>
          </table:table-cell>
          <table:table-cell table:formula="of:=VALUE([.G1355])" office:value-type="float" office:value="5510" calcext:value-type="float">
            <text:p>55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11.root</text:p>
          </table:table-cell>
          <table:table-cell table:number-columns-repeated="2"/>
          <table:table-cell table:formula="of:=LEFT(RIGHT([.D1356];10);5)" office:value-type="string" office:string-value="05511" calcext:value-type="string">
            <text:p>05511</text:p>
          </table:table-cell>
          <table:table-cell table:formula="of:=VALUE([.G1356])" office:value-type="float" office:value="5511" calcext:value-type="float">
            <text:p>55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12.root</text:p>
          </table:table-cell>
          <table:table-cell table:number-columns-repeated="2"/>
          <table:table-cell table:formula="of:=LEFT(RIGHT([.D1357];10);5)" office:value-type="string" office:string-value="05512" calcext:value-type="string">
            <text:p>05512</text:p>
          </table:table-cell>
          <table:table-cell table:formula="of:=VALUE([.G1357])" office:value-type="float" office:value="5512" calcext:value-type="float">
            <text:p>55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13.root</text:p>
          </table:table-cell>
          <table:table-cell table:number-columns-repeated="2"/>
          <table:table-cell table:formula="of:=LEFT(RIGHT([.D1358];10);5)" office:value-type="string" office:string-value="05513" calcext:value-type="string">
            <text:p>05513</text:p>
          </table:table-cell>
          <table:table-cell table:formula="of:=VALUE([.G1358])" office:value-type="float" office:value="5513" calcext:value-type="float">
            <text:p>55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14.root</text:p>
          </table:table-cell>
          <table:table-cell table:number-columns-repeated="2"/>
          <table:table-cell table:formula="of:=LEFT(RIGHT([.D1359];10);5)" office:value-type="string" office:string-value="05514" calcext:value-type="string">
            <text:p>05514</text:p>
          </table:table-cell>
          <table:table-cell table:formula="of:=VALUE([.G1359])" office:value-type="float" office:value="5514" calcext:value-type="float">
            <text:p>55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15.root</text:p>
          </table:table-cell>
          <table:table-cell table:number-columns-repeated="2"/>
          <table:table-cell table:formula="of:=LEFT(RIGHT([.D1360];10);5)" office:value-type="string" office:string-value="05515" calcext:value-type="string">
            <text:p>05515</text:p>
          </table:table-cell>
          <table:table-cell table:formula="of:=VALUE([.G1360])" office:value-type="float" office:value="5515" calcext:value-type="float">
            <text:p>55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16.root</text:p>
          </table:table-cell>
          <table:table-cell table:number-columns-repeated="2"/>
          <table:table-cell table:formula="of:=LEFT(RIGHT([.D1361];10);5)" office:value-type="string" office:string-value="05516" calcext:value-type="string">
            <text:p>05516</text:p>
          </table:table-cell>
          <table:table-cell table:formula="of:=VALUE([.G1361])" office:value-type="float" office:value="5516" calcext:value-type="float">
            <text:p>55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17.root</text:p>
          </table:table-cell>
          <table:table-cell table:number-columns-repeated="2"/>
          <table:table-cell table:formula="of:=LEFT(RIGHT([.D1362];10);5)" office:value-type="string" office:string-value="05517" calcext:value-type="string">
            <text:p>05517</text:p>
          </table:table-cell>
          <table:table-cell table:formula="of:=VALUE([.G1362])" office:value-type="float" office:value="5517" calcext:value-type="float">
            <text:p>55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18.root</text:p>
          </table:table-cell>
          <table:table-cell table:number-columns-repeated="2"/>
          <table:table-cell table:formula="of:=LEFT(RIGHT([.D1363];10);5)" office:value-type="string" office:string-value="05518" calcext:value-type="string">
            <text:p>05518</text:p>
          </table:table-cell>
          <table:table-cell table:formula="of:=VALUE([.G1363])" office:value-type="float" office:value="5518" calcext:value-type="float">
            <text:p>55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19.root</text:p>
          </table:table-cell>
          <table:table-cell table:number-columns-repeated="2"/>
          <table:table-cell table:formula="of:=LEFT(RIGHT([.D1364];10);5)" office:value-type="string" office:string-value="05519" calcext:value-type="string">
            <text:p>05519</text:p>
          </table:table-cell>
          <table:table-cell table:formula="of:=VALUE([.G1364])" office:value-type="float" office:value="5519" calcext:value-type="float">
            <text:p>55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20.root</text:p>
          </table:table-cell>
          <table:table-cell table:number-columns-repeated="2"/>
          <table:table-cell table:formula="of:=LEFT(RIGHT([.D1365];10);5)" office:value-type="string" office:string-value="05520" calcext:value-type="string">
            <text:p>05520</text:p>
          </table:table-cell>
          <table:table-cell table:formula="of:=VALUE([.G1365])" office:value-type="float" office:value="5520" calcext:value-type="float">
            <text:p>55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21.root</text:p>
          </table:table-cell>
          <table:table-cell table:number-columns-repeated="2"/>
          <table:table-cell table:formula="of:=LEFT(RIGHT([.D1366];10);5)" office:value-type="string" office:string-value="05521" calcext:value-type="string">
            <text:p>05521</text:p>
          </table:table-cell>
          <table:table-cell table:formula="of:=VALUE([.G1366])" office:value-type="float" office:value="5521" calcext:value-type="float">
            <text:p>55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22.root</text:p>
          </table:table-cell>
          <table:table-cell table:number-columns-repeated="2"/>
          <table:table-cell table:formula="of:=LEFT(RIGHT([.D1367];10);5)" office:value-type="string" office:string-value="05522" calcext:value-type="string">
            <text:p>05522</text:p>
          </table:table-cell>
          <table:table-cell table:formula="of:=VALUE([.G1367])" office:value-type="float" office:value="5522" calcext:value-type="float">
            <text:p>55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23.root</text:p>
          </table:table-cell>
          <table:table-cell table:number-columns-repeated="2"/>
          <table:table-cell table:formula="of:=LEFT(RIGHT([.D1368];10);5)" office:value-type="string" office:string-value="05523" calcext:value-type="string">
            <text:p>05523</text:p>
          </table:table-cell>
          <table:table-cell table:formula="of:=VALUE([.G1368])" office:value-type="float" office:value="5523" calcext:value-type="float">
            <text:p>55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24.root</text:p>
          </table:table-cell>
          <table:table-cell table:number-columns-repeated="2"/>
          <table:table-cell table:formula="of:=LEFT(RIGHT([.D1369];10);5)" office:value-type="string" office:string-value="05524" calcext:value-type="string">
            <text:p>05524</text:p>
          </table:table-cell>
          <table:table-cell table:formula="of:=VALUE([.G1369])" office:value-type="float" office:value="5524" calcext:value-type="float">
            <text:p>55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25.root</text:p>
          </table:table-cell>
          <table:table-cell table:number-columns-repeated="2"/>
          <table:table-cell table:formula="of:=LEFT(RIGHT([.D1370];10);5)" office:value-type="string" office:string-value="05525" calcext:value-type="string">
            <text:p>05525</text:p>
          </table:table-cell>
          <table:table-cell table:formula="of:=VALUE([.G1370])" office:value-type="float" office:value="5525" calcext:value-type="float">
            <text:p>55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26.root</text:p>
          </table:table-cell>
          <table:table-cell table:number-columns-repeated="2"/>
          <table:table-cell table:formula="of:=LEFT(RIGHT([.D1371];10);5)" office:value-type="string" office:string-value="05526" calcext:value-type="string">
            <text:p>05526</text:p>
          </table:table-cell>
          <table:table-cell table:formula="of:=VALUE([.G1371])" office:value-type="float" office:value="5526" calcext:value-type="float">
            <text:p>55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27.root</text:p>
          </table:table-cell>
          <table:table-cell table:number-columns-repeated="2"/>
          <table:table-cell table:formula="of:=LEFT(RIGHT([.D1372];10);5)" office:value-type="string" office:string-value="05527" calcext:value-type="string">
            <text:p>05527</text:p>
          </table:table-cell>
          <table:table-cell table:formula="of:=VALUE([.G1372])" office:value-type="float" office:value="5527" calcext:value-type="float">
            <text:p>55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28.root</text:p>
          </table:table-cell>
          <table:table-cell table:number-columns-repeated="2"/>
          <table:table-cell table:formula="of:=LEFT(RIGHT([.D1373];10);5)" office:value-type="string" office:string-value="05528" calcext:value-type="string">
            <text:p>05528</text:p>
          </table:table-cell>
          <table:table-cell table:formula="of:=VALUE([.G1373])" office:value-type="float" office:value="5528" calcext:value-type="float">
            <text:p>55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29.root</text:p>
          </table:table-cell>
          <table:table-cell table:number-columns-repeated="2"/>
          <table:table-cell table:formula="of:=LEFT(RIGHT([.D1374];10);5)" office:value-type="string" office:string-value="05529" calcext:value-type="string">
            <text:p>05529</text:p>
          </table:table-cell>
          <table:table-cell table:formula="of:=VALUE([.G1374])" office:value-type="float" office:value="5529" calcext:value-type="float">
            <text:p>55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30.root</text:p>
          </table:table-cell>
          <table:table-cell table:number-columns-repeated="2"/>
          <table:table-cell table:formula="of:=LEFT(RIGHT([.D1375];10);5)" office:value-type="string" office:string-value="05530" calcext:value-type="string">
            <text:p>05530</text:p>
          </table:table-cell>
          <table:table-cell table:formula="of:=VALUE([.G1375])" office:value-type="float" office:value="5530" calcext:value-type="float">
            <text:p>55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31.root</text:p>
          </table:table-cell>
          <table:table-cell table:number-columns-repeated="2"/>
          <table:table-cell table:formula="of:=LEFT(RIGHT([.D1376];10);5)" office:value-type="string" office:string-value="05531" calcext:value-type="string">
            <text:p>05531</text:p>
          </table:table-cell>
          <table:table-cell table:formula="of:=VALUE([.G1376])" office:value-type="float" office:value="5531" calcext:value-type="float">
            <text:p>55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32.root</text:p>
          </table:table-cell>
          <table:table-cell table:number-columns-repeated="2"/>
          <table:table-cell table:formula="of:=LEFT(RIGHT([.D1377];10);5)" office:value-type="string" office:string-value="05532" calcext:value-type="string">
            <text:p>05532</text:p>
          </table:table-cell>
          <table:table-cell table:formula="of:=VALUE([.G1377])" office:value-type="float" office:value="5532" calcext:value-type="float">
            <text:p>55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33.root</text:p>
          </table:table-cell>
          <table:table-cell table:number-columns-repeated="2"/>
          <table:table-cell table:formula="of:=LEFT(RIGHT([.D1378];10);5)" office:value-type="string" office:string-value="05533" calcext:value-type="string">
            <text:p>05533</text:p>
          </table:table-cell>
          <table:table-cell table:formula="of:=VALUE([.G1378])" office:value-type="float" office:value="5533" calcext:value-type="float">
            <text:p>55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34.root</text:p>
          </table:table-cell>
          <table:table-cell table:number-columns-repeated="2"/>
          <table:table-cell table:formula="of:=LEFT(RIGHT([.D1379];10);5)" office:value-type="string" office:string-value="05534" calcext:value-type="string">
            <text:p>05534</text:p>
          </table:table-cell>
          <table:table-cell table:formula="of:=VALUE([.G1379])" office:value-type="float" office:value="5534" calcext:value-type="float">
            <text:p>55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35.root</text:p>
          </table:table-cell>
          <table:table-cell table:number-columns-repeated="2"/>
          <table:table-cell table:formula="of:=LEFT(RIGHT([.D1380];10);5)" office:value-type="string" office:string-value="05535" calcext:value-type="string">
            <text:p>05535</text:p>
          </table:table-cell>
          <table:table-cell table:formula="of:=VALUE([.G1380])" office:value-type="float" office:value="5535" calcext:value-type="float">
            <text:p>55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36.root</text:p>
          </table:table-cell>
          <table:table-cell table:number-columns-repeated="2"/>
          <table:table-cell table:formula="of:=LEFT(RIGHT([.D1381];10);5)" office:value-type="string" office:string-value="05536" calcext:value-type="string">
            <text:p>05536</text:p>
          </table:table-cell>
          <table:table-cell table:formula="of:=VALUE([.G1381])" office:value-type="float" office:value="5536" calcext:value-type="float">
            <text:p>55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37.root</text:p>
          </table:table-cell>
          <table:table-cell table:number-columns-repeated="2"/>
          <table:table-cell table:formula="of:=LEFT(RIGHT([.D1382];10);5)" office:value-type="string" office:string-value="05537" calcext:value-type="string">
            <text:p>05537</text:p>
          </table:table-cell>
          <table:table-cell table:formula="of:=VALUE([.G1382])" office:value-type="float" office:value="5537" calcext:value-type="float">
            <text:p>55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38.root</text:p>
          </table:table-cell>
          <table:table-cell table:number-columns-repeated="2"/>
          <table:table-cell table:formula="of:=LEFT(RIGHT([.D1383];10);5)" office:value-type="string" office:string-value="05538" calcext:value-type="string">
            <text:p>05538</text:p>
          </table:table-cell>
          <table:table-cell table:formula="of:=VALUE([.G1383])" office:value-type="float" office:value="5538" calcext:value-type="float">
            <text:p>55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39.root</text:p>
          </table:table-cell>
          <table:table-cell table:number-columns-repeated="2"/>
          <table:table-cell table:formula="of:=LEFT(RIGHT([.D1384];10);5)" office:value-type="string" office:string-value="05539" calcext:value-type="string">
            <text:p>05539</text:p>
          </table:table-cell>
          <table:table-cell table:formula="of:=VALUE([.G1384])" office:value-type="float" office:value="5539" calcext:value-type="float">
            <text:p>55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40.root</text:p>
          </table:table-cell>
          <table:table-cell table:number-columns-repeated="2"/>
          <table:table-cell table:formula="of:=LEFT(RIGHT([.D1385];10);5)" office:value-type="string" office:string-value="05540" calcext:value-type="string">
            <text:p>05540</text:p>
          </table:table-cell>
          <table:table-cell table:formula="of:=VALUE([.G1385])" office:value-type="float" office:value="5540" calcext:value-type="float">
            <text:p>55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41.root</text:p>
          </table:table-cell>
          <table:table-cell table:number-columns-repeated="2"/>
          <table:table-cell table:formula="of:=LEFT(RIGHT([.D1386];10);5)" office:value-type="string" office:string-value="05541" calcext:value-type="string">
            <text:p>05541</text:p>
          </table:table-cell>
          <table:table-cell table:formula="of:=VALUE([.G1386])" office:value-type="float" office:value="5541" calcext:value-type="float">
            <text:p>55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42.root</text:p>
          </table:table-cell>
          <table:table-cell table:number-columns-repeated="2"/>
          <table:table-cell table:formula="of:=LEFT(RIGHT([.D1387];10);5)" office:value-type="string" office:string-value="05542" calcext:value-type="string">
            <text:p>05542</text:p>
          </table:table-cell>
          <table:table-cell table:formula="of:=VALUE([.G1387])" office:value-type="float" office:value="5542" calcext:value-type="float">
            <text:p>55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43.root</text:p>
          </table:table-cell>
          <table:table-cell table:number-columns-repeated="2"/>
          <table:table-cell table:formula="of:=LEFT(RIGHT([.D1388];10);5)" office:value-type="string" office:string-value="05543" calcext:value-type="string">
            <text:p>05543</text:p>
          </table:table-cell>
          <table:table-cell table:formula="of:=VALUE([.G1388])" office:value-type="float" office:value="5543" calcext:value-type="float">
            <text:p>55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44.root</text:p>
          </table:table-cell>
          <table:table-cell table:number-columns-repeated="2"/>
          <table:table-cell table:formula="of:=LEFT(RIGHT([.D1389];10);5)" office:value-type="string" office:string-value="05544" calcext:value-type="string">
            <text:p>05544</text:p>
          </table:table-cell>
          <table:table-cell table:formula="of:=VALUE([.G1389])" office:value-type="float" office:value="5544" calcext:value-type="float">
            <text:p>55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45.root</text:p>
          </table:table-cell>
          <table:table-cell table:number-columns-repeated="2"/>
          <table:table-cell table:formula="of:=LEFT(RIGHT([.D1390];10);5)" office:value-type="string" office:string-value="05545" calcext:value-type="string">
            <text:p>05545</text:p>
          </table:table-cell>
          <table:table-cell table:formula="of:=VALUE([.G1390])" office:value-type="float" office:value="5545" calcext:value-type="float">
            <text:p>55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46.root</text:p>
          </table:table-cell>
          <table:table-cell table:number-columns-repeated="2"/>
          <table:table-cell table:formula="of:=LEFT(RIGHT([.D1391];10);5)" office:value-type="string" office:string-value="05546" calcext:value-type="string">
            <text:p>05546</text:p>
          </table:table-cell>
          <table:table-cell table:formula="of:=VALUE([.G1391])" office:value-type="float" office:value="5546" calcext:value-type="float">
            <text:p>55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47.root</text:p>
          </table:table-cell>
          <table:table-cell table:number-columns-repeated="2"/>
          <table:table-cell table:formula="of:=LEFT(RIGHT([.D1392];10);5)" office:value-type="string" office:string-value="05547" calcext:value-type="string">
            <text:p>05547</text:p>
          </table:table-cell>
          <table:table-cell table:formula="of:=VALUE([.G1392])" office:value-type="float" office:value="5547" calcext:value-type="float">
            <text:p>55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48.root</text:p>
          </table:table-cell>
          <table:table-cell table:number-columns-repeated="2"/>
          <table:table-cell table:formula="of:=LEFT(RIGHT([.D1393];10);5)" office:value-type="string" office:string-value="05548" calcext:value-type="string">
            <text:p>05548</text:p>
          </table:table-cell>
          <table:table-cell table:formula="of:=VALUE([.G1393])" office:value-type="float" office:value="5548" calcext:value-type="float">
            <text:p>55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49.root</text:p>
          </table:table-cell>
          <table:table-cell table:number-columns-repeated="2"/>
          <table:table-cell table:formula="of:=LEFT(RIGHT([.D1394];10);5)" office:value-type="string" office:string-value="05549" calcext:value-type="string">
            <text:p>05549</text:p>
          </table:table-cell>
          <table:table-cell table:formula="of:=VALUE([.G1394])" office:value-type="float" office:value="5549" calcext:value-type="float">
            <text:p>55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50.root</text:p>
          </table:table-cell>
          <table:table-cell table:number-columns-repeated="2"/>
          <table:table-cell table:formula="of:=LEFT(RIGHT([.D1395];10);5)" office:value-type="string" office:string-value="05550" calcext:value-type="string">
            <text:p>05550</text:p>
          </table:table-cell>
          <table:table-cell table:formula="of:=VALUE([.G1395])" office:value-type="float" office:value="5550" calcext:value-type="float">
            <text:p>55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51.root</text:p>
          </table:table-cell>
          <table:table-cell table:number-columns-repeated="2"/>
          <table:table-cell table:formula="of:=LEFT(RIGHT([.D1396];10);5)" office:value-type="string" office:string-value="05551" calcext:value-type="string">
            <text:p>05551</text:p>
          </table:table-cell>
          <table:table-cell table:formula="of:=VALUE([.G1396])" office:value-type="float" office:value="5551" calcext:value-type="float">
            <text:p>55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52.root</text:p>
          </table:table-cell>
          <table:table-cell table:number-columns-repeated="2"/>
          <table:table-cell table:formula="of:=LEFT(RIGHT([.D1397];10);5)" office:value-type="string" office:string-value="05552" calcext:value-type="string">
            <text:p>05552</text:p>
          </table:table-cell>
          <table:table-cell table:formula="of:=VALUE([.G1397])" office:value-type="float" office:value="5552" calcext:value-type="float">
            <text:p>55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53.root</text:p>
          </table:table-cell>
          <table:table-cell table:number-columns-repeated="2"/>
          <table:table-cell table:formula="of:=LEFT(RIGHT([.D1398];10);5)" office:value-type="string" office:string-value="05553" calcext:value-type="string">
            <text:p>05553</text:p>
          </table:table-cell>
          <table:table-cell table:formula="of:=VALUE([.G1398])" office:value-type="float" office:value="5553" calcext:value-type="float">
            <text:p>55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54.root</text:p>
          </table:table-cell>
          <table:table-cell table:number-columns-repeated="2"/>
          <table:table-cell table:formula="of:=LEFT(RIGHT([.D1399];10);5)" office:value-type="string" office:string-value="05554" calcext:value-type="string">
            <text:p>05554</text:p>
          </table:table-cell>
          <table:table-cell table:formula="of:=VALUE([.G1399])" office:value-type="float" office:value="5554" calcext:value-type="float">
            <text:p>55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55.root</text:p>
          </table:table-cell>
          <table:table-cell table:number-columns-repeated="2"/>
          <table:table-cell table:formula="of:=LEFT(RIGHT([.D1400];10);5)" office:value-type="string" office:string-value="05555" calcext:value-type="string">
            <text:p>05555</text:p>
          </table:table-cell>
          <table:table-cell table:formula="of:=VALUE([.G1400])" office:value-type="float" office:value="5555" calcext:value-type="float">
            <text:p>55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56.root</text:p>
          </table:table-cell>
          <table:table-cell table:number-columns-repeated="2"/>
          <table:table-cell table:formula="of:=LEFT(RIGHT([.D1401];10);5)" office:value-type="string" office:string-value="05556" calcext:value-type="string">
            <text:p>05556</text:p>
          </table:table-cell>
          <table:table-cell table:formula="of:=VALUE([.G1401])" office:value-type="float" office:value="5556" calcext:value-type="float">
            <text:p>55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57.root</text:p>
          </table:table-cell>
          <table:table-cell table:number-columns-repeated="2"/>
          <table:table-cell table:formula="of:=LEFT(RIGHT([.D1402];10);5)" office:value-type="string" office:string-value="05557" calcext:value-type="string">
            <text:p>05557</text:p>
          </table:table-cell>
          <table:table-cell table:formula="of:=VALUE([.G1402])" office:value-type="float" office:value="5557" calcext:value-type="float">
            <text:p>55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58.root</text:p>
          </table:table-cell>
          <table:table-cell table:number-columns-repeated="2"/>
          <table:table-cell table:formula="of:=LEFT(RIGHT([.D1403];10);5)" office:value-type="string" office:string-value="05558" calcext:value-type="string">
            <text:p>05558</text:p>
          </table:table-cell>
          <table:table-cell table:formula="of:=VALUE([.G1403])" office:value-type="float" office:value="5558" calcext:value-type="float">
            <text:p>55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59.root</text:p>
          </table:table-cell>
          <table:table-cell table:number-columns-repeated="2"/>
          <table:table-cell table:formula="of:=LEFT(RIGHT([.D1404];10);5)" office:value-type="string" office:string-value="05559" calcext:value-type="string">
            <text:p>05559</text:p>
          </table:table-cell>
          <table:table-cell table:formula="of:=VALUE([.G1404])" office:value-type="float" office:value="5559" calcext:value-type="float">
            <text:p>55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60.root</text:p>
          </table:table-cell>
          <table:table-cell table:number-columns-repeated="2"/>
          <table:table-cell table:formula="of:=LEFT(RIGHT([.D1405];10);5)" office:value-type="string" office:string-value="05560" calcext:value-type="string">
            <text:p>05560</text:p>
          </table:table-cell>
          <table:table-cell table:formula="of:=VALUE([.G1405])" office:value-type="float" office:value="5560" calcext:value-type="float">
            <text:p>55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61.root</text:p>
          </table:table-cell>
          <table:table-cell table:number-columns-repeated="2"/>
          <table:table-cell table:formula="of:=LEFT(RIGHT([.D1406];10);5)" office:value-type="string" office:string-value="05561" calcext:value-type="string">
            <text:p>05561</text:p>
          </table:table-cell>
          <table:table-cell table:formula="of:=VALUE([.G1406])" office:value-type="float" office:value="5561" calcext:value-type="float">
            <text:p>55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62.root</text:p>
          </table:table-cell>
          <table:table-cell table:number-columns-repeated="2"/>
          <table:table-cell table:formula="of:=LEFT(RIGHT([.D1407];10);5)" office:value-type="string" office:string-value="05562" calcext:value-type="string">
            <text:p>05562</text:p>
          </table:table-cell>
          <table:table-cell table:formula="of:=VALUE([.G1407])" office:value-type="float" office:value="5562" calcext:value-type="float">
            <text:p>55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63.root</text:p>
          </table:table-cell>
          <table:table-cell table:number-columns-repeated="2"/>
          <table:table-cell table:formula="of:=LEFT(RIGHT([.D1408];10);5)" office:value-type="string" office:string-value="05563" calcext:value-type="string">
            <text:p>05563</text:p>
          </table:table-cell>
          <table:table-cell table:formula="of:=VALUE([.G1408])" office:value-type="float" office:value="5563" calcext:value-type="float">
            <text:p>55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64.root</text:p>
          </table:table-cell>
          <table:table-cell table:number-columns-repeated="2"/>
          <table:table-cell table:formula="of:=LEFT(RIGHT([.D1409];10);5)" office:value-type="string" office:string-value="05564" calcext:value-type="string">
            <text:p>05564</text:p>
          </table:table-cell>
          <table:table-cell table:formula="of:=VALUE([.G1409])" office:value-type="float" office:value="5564" calcext:value-type="float">
            <text:p>55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65.root</text:p>
          </table:table-cell>
          <table:table-cell table:number-columns-repeated="2"/>
          <table:table-cell table:formula="of:=LEFT(RIGHT([.D1410];10);5)" office:value-type="string" office:string-value="05565" calcext:value-type="string">
            <text:p>05565</text:p>
          </table:table-cell>
          <table:table-cell table:formula="of:=VALUE([.G1410])" office:value-type="float" office:value="5565" calcext:value-type="float">
            <text:p>55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66.root</text:p>
          </table:table-cell>
          <table:table-cell table:number-columns-repeated="2"/>
          <table:table-cell table:formula="of:=LEFT(RIGHT([.D1411];10);5)" office:value-type="string" office:string-value="05566" calcext:value-type="string">
            <text:p>05566</text:p>
          </table:table-cell>
          <table:table-cell table:formula="of:=VALUE([.G1411])" office:value-type="float" office:value="5566" calcext:value-type="float">
            <text:p>55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67.root</text:p>
          </table:table-cell>
          <table:table-cell table:number-columns-repeated="2"/>
          <table:table-cell table:formula="of:=LEFT(RIGHT([.D1412];10);5)" office:value-type="string" office:string-value="05567" calcext:value-type="string">
            <text:p>05567</text:p>
          </table:table-cell>
          <table:table-cell table:formula="of:=VALUE([.G1412])" office:value-type="float" office:value="5567" calcext:value-type="float">
            <text:p>55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68.root</text:p>
          </table:table-cell>
          <table:table-cell table:number-columns-repeated="2"/>
          <table:table-cell table:formula="of:=LEFT(RIGHT([.D1413];10);5)" office:value-type="string" office:string-value="05568" calcext:value-type="string">
            <text:p>05568</text:p>
          </table:table-cell>
          <table:table-cell table:formula="of:=VALUE([.G1413])" office:value-type="float" office:value="5568" calcext:value-type="float">
            <text:p>55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69.root</text:p>
          </table:table-cell>
          <table:table-cell table:number-columns-repeated="2"/>
          <table:table-cell table:formula="of:=LEFT(RIGHT([.D1414];10);5)" office:value-type="string" office:string-value="05569" calcext:value-type="string">
            <text:p>05569</text:p>
          </table:table-cell>
          <table:table-cell table:formula="of:=VALUE([.G1414])" office:value-type="float" office:value="5569" calcext:value-type="float">
            <text:p>55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70.root</text:p>
          </table:table-cell>
          <table:table-cell table:number-columns-repeated="2"/>
          <table:table-cell table:formula="of:=LEFT(RIGHT([.D1415];10);5)" office:value-type="string" office:string-value="05570" calcext:value-type="string">
            <text:p>05570</text:p>
          </table:table-cell>
          <table:table-cell table:formula="of:=VALUE([.G1415])" office:value-type="float" office:value="5570" calcext:value-type="float">
            <text:p>55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71.root</text:p>
          </table:table-cell>
          <table:table-cell table:number-columns-repeated="2"/>
          <table:table-cell table:formula="of:=LEFT(RIGHT([.D1416];10);5)" office:value-type="string" office:string-value="05571" calcext:value-type="string">
            <text:p>05571</text:p>
          </table:table-cell>
          <table:table-cell table:formula="of:=VALUE([.G1416])" office:value-type="float" office:value="5571" calcext:value-type="float">
            <text:p>55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72.root</text:p>
          </table:table-cell>
          <table:table-cell table:number-columns-repeated="2"/>
          <table:table-cell table:formula="of:=LEFT(RIGHT([.D1417];10);5)" office:value-type="string" office:string-value="05572" calcext:value-type="string">
            <text:p>05572</text:p>
          </table:table-cell>
          <table:table-cell table:formula="of:=VALUE([.G1417])" office:value-type="float" office:value="5572" calcext:value-type="float">
            <text:p>55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73.root</text:p>
          </table:table-cell>
          <table:table-cell table:number-columns-repeated="2"/>
          <table:table-cell table:formula="of:=LEFT(RIGHT([.D1418];10);5)" office:value-type="string" office:string-value="05573" calcext:value-type="string">
            <text:p>05573</text:p>
          </table:table-cell>
          <table:table-cell table:formula="of:=VALUE([.G1418])" office:value-type="float" office:value="5573" calcext:value-type="float">
            <text:p>55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74.root</text:p>
          </table:table-cell>
          <table:table-cell table:number-columns-repeated="2"/>
          <table:table-cell table:formula="of:=LEFT(RIGHT([.D1419];10);5)" office:value-type="string" office:string-value="05574" calcext:value-type="string">
            <text:p>05574</text:p>
          </table:table-cell>
          <table:table-cell table:formula="of:=VALUE([.G1419])" office:value-type="float" office:value="5574" calcext:value-type="float">
            <text:p>55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75.root</text:p>
          </table:table-cell>
          <table:table-cell table:number-columns-repeated="2"/>
          <table:table-cell table:formula="of:=LEFT(RIGHT([.D1420];10);5)" office:value-type="string" office:string-value="05575" calcext:value-type="string">
            <text:p>05575</text:p>
          </table:table-cell>
          <table:table-cell table:formula="of:=VALUE([.G1420])" office:value-type="float" office:value="5575" calcext:value-type="float">
            <text:p>55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76.root</text:p>
          </table:table-cell>
          <table:table-cell table:number-columns-repeated="2"/>
          <table:table-cell table:formula="of:=LEFT(RIGHT([.D1421];10);5)" office:value-type="string" office:string-value="05576" calcext:value-type="string">
            <text:p>05576</text:p>
          </table:table-cell>
          <table:table-cell table:formula="of:=VALUE([.G1421])" office:value-type="float" office:value="5576" calcext:value-type="float">
            <text:p>55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77.root</text:p>
          </table:table-cell>
          <table:table-cell table:number-columns-repeated="2"/>
          <table:table-cell table:formula="of:=LEFT(RIGHT([.D1422];10);5)" office:value-type="string" office:string-value="05577" calcext:value-type="string">
            <text:p>05577</text:p>
          </table:table-cell>
          <table:table-cell table:formula="of:=VALUE([.G1422])" office:value-type="float" office:value="5577" calcext:value-type="float">
            <text:p>55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78.root</text:p>
          </table:table-cell>
          <table:table-cell table:number-columns-repeated="2"/>
          <table:table-cell table:formula="of:=LEFT(RIGHT([.D1423];10);5)" office:value-type="string" office:string-value="05578" calcext:value-type="string">
            <text:p>05578</text:p>
          </table:table-cell>
          <table:table-cell table:formula="of:=VALUE([.G1423])" office:value-type="float" office:value="5578" calcext:value-type="float">
            <text:p>55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79.root</text:p>
          </table:table-cell>
          <table:table-cell table:number-columns-repeated="2"/>
          <table:table-cell table:formula="of:=LEFT(RIGHT([.D1424];10);5)" office:value-type="string" office:string-value="05579" calcext:value-type="string">
            <text:p>05579</text:p>
          </table:table-cell>
          <table:table-cell table:formula="of:=VALUE([.G1424])" office:value-type="float" office:value="5579" calcext:value-type="float">
            <text:p>55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80.root</text:p>
          </table:table-cell>
          <table:table-cell table:number-columns-repeated="2"/>
          <table:table-cell table:formula="of:=LEFT(RIGHT([.D1425];10);5)" office:value-type="string" office:string-value="05580" calcext:value-type="string">
            <text:p>05580</text:p>
          </table:table-cell>
          <table:table-cell table:formula="of:=VALUE([.G1425])" office:value-type="float" office:value="5580" calcext:value-type="float">
            <text:p>55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81.root</text:p>
          </table:table-cell>
          <table:table-cell table:number-columns-repeated="2"/>
          <table:table-cell table:formula="of:=LEFT(RIGHT([.D1426];10);5)" office:value-type="string" office:string-value="05581" calcext:value-type="string">
            <text:p>05581</text:p>
          </table:table-cell>
          <table:table-cell table:formula="of:=VALUE([.G1426])" office:value-type="float" office:value="5581" calcext:value-type="float">
            <text:p>55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82.root</text:p>
          </table:table-cell>
          <table:table-cell table:number-columns-repeated="2"/>
          <table:table-cell table:formula="of:=LEFT(RIGHT([.D1427];10);5)" office:value-type="string" office:string-value="05582" calcext:value-type="string">
            <text:p>05582</text:p>
          </table:table-cell>
          <table:table-cell table:formula="of:=VALUE([.G1427])" office:value-type="float" office:value="5582" calcext:value-type="float">
            <text:p>55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83.root</text:p>
          </table:table-cell>
          <table:table-cell table:number-columns-repeated="2"/>
          <table:table-cell table:formula="of:=LEFT(RIGHT([.D1428];10);5)" office:value-type="string" office:string-value="05583" calcext:value-type="string">
            <text:p>05583</text:p>
          </table:table-cell>
          <table:table-cell table:formula="of:=VALUE([.G1428])" office:value-type="float" office:value="5583" calcext:value-type="float">
            <text:p>55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84.root</text:p>
          </table:table-cell>
          <table:table-cell table:number-columns-repeated="2"/>
          <table:table-cell table:formula="of:=LEFT(RIGHT([.D1429];10);5)" office:value-type="string" office:string-value="05584" calcext:value-type="string">
            <text:p>05584</text:p>
          </table:table-cell>
          <table:table-cell table:formula="of:=VALUE([.G1429])" office:value-type="float" office:value="5584" calcext:value-type="float">
            <text:p>55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85.root</text:p>
          </table:table-cell>
          <table:table-cell table:number-columns-repeated="2"/>
          <table:table-cell table:formula="of:=LEFT(RIGHT([.D1430];10);5)" office:value-type="string" office:string-value="05585" calcext:value-type="string">
            <text:p>05585</text:p>
          </table:table-cell>
          <table:table-cell table:formula="of:=VALUE([.G1430])" office:value-type="float" office:value="5585" calcext:value-type="float">
            <text:p>55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86.root</text:p>
          </table:table-cell>
          <table:table-cell table:number-columns-repeated="2"/>
          <table:table-cell table:formula="of:=LEFT(RIGHT([.D1431];10);5)" office:value-type="string" office:string-value="05586" calcext:value-type="string">
            <text:p>05586</text:p>
          </table:table-cell>
          <table:table-cell table:formula="of:=VALUE([.G1431])" office:value-type="float" office:value="5586" calcext:value-type="float">
            <text:p>55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87.root</text:p>
          </table:table-cell>
          <table:table-cell table:number-columns-repeated="2"/>
          <table:table-cell table:formula="of:=LEFT(RIGHT([.D1432];10);5)" office:value-type="string" office:string-value="05587" calcext:value-type="string">
            <text:p>05587</text:p>
          </table:table-cell>
          <table:table-cell table:formula="of:=VALUE([.G1432])" office:value-type="float" office:value="5587" calcext:value-type="float">
            <text:p>55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88.root</text:p>
          </table:table-cell>
          <table:table-cell table:number-columns-repeated="2"/>
          <table:table-cell table:formula="of:=LEFT(RIGHT([.D1433];10);5)" office:value-type="string" office:string-value="05588" calcext:value-type="string">
            <text:p>05588</text:p>
          </table:table-cell>
          <table:table-cell table:formula="of:=VALUE([.G1433])" office:value-type="float" office:value="5588" calcext:value-type="float">
            <text:p>55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89.root</text:p>
          </table:table-cell>
          <table:table-cell table:number-columns-repeated="2"/>
          <table:table-cell table:formula="of:=LEFT(RIGHT([.D1434];10);5)" office:value-type="string" office:string-value="05589" calcext:value-type="string">
            <text:p>05589</text:p>
          </table:table-cell>
          <table:table-cell table:formula="of:=VALUE([.G1434])" office:value-type="float" office:value="5589" calcext:value-type="float">
            <text:p>55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90.root</text:p>
          </table:table-cell>
          <table:table-cell table:number-columns-repeated="2"/>
          <table:table-cell table:formula="of:=LEFT(RIGHT([.D1435];10);5)" office:value-type="string" office:string-value="05590" calcext:value-type="string">
            <text:p>05590</text:p>
          </table:table-cell>
          <table:table-cell table:formula="of:=VALUE([.G1435])" office:value-type="float" office:value="5590" calcext:value-type="float">
            <text:p>55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91.root</text:p>
          </table:table-cell>
          <table:table-cell table:number-columns-repeated="2"/>
          <table:table-cell table:formula="of:=LEFT(RIGHT([.D1436];10);5)" office:value-type="string" office:string-value="05591" calcext:value-type="string">
            <text:p>05591</text:p>
          </table:table-cell>
          <table:table-cell table:formula="of:=VALUE([.G1436])" office:value-type="float" office:value="5591" calcext:value-type="float">
            <text:p>55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92.root</text:p>
          </table:table-cell>
          <table:table-cell table:number-columns-repeated="2"/>
          <table:table-cell table:formula="of:=LEFT(RIGHT([.D1437];10);5)" office:value-type="string" office:string-value="05592" calcext:value-type="string">
            <text:p>05592</text:p>
          </table:table-cell>
          <table:table-cell table:formula="of:=VALUE([.G1437])" office:value-type="float" office:value="5592" calcext:value-type="float">
            <text:p>55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93.root</text:p>
          </table:table-cell>
          <table:table-cell table:number-columns-repeated="2"/>
          <table:table-cell table:formula="of:=LEFT(RIGHT([.D1438];10);5)" office:value-type="string" office:string-value="05593" calcext:value-type="string">
            <text:p>05593</text:p>
          </table:table-cell>
          <table:table-cell table:formula="of:=VALUE([.G1438])" office:value-type="float" office:value="5593" calcext:value-type="float">
            <text:p>55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94.root</text:p>
          </table:table-cell>
          <table:table-cell table:number-columns-repeated="2"/>
          <table:table-cell table:formula="of:=LEFT(RIGHT([.D1439];10);5)" office:value-type="string" office:string-value="05594" calcext:value-type="string">
            <text:p>05594</text:p>
          </table:table-cell>
          <table:table-cell table:formula="of:=VALUE([.G1439])" office:value-type="float" office:value="5594" calcext:value-type="float">
            <text:p>55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95.root</text:p>
          </table:table-cell>
          <table:table-cell table:number-columns-repeated="2"/>
          <table:table-cell table:formula="of:=LEFT(RIGHT([.D1440];10);5)" office:value-type="string" office:string-value="05595" calcext:value-type="string">
            <text:p>05595</text:p>
          </table:table-cell>
          <table:table-cell table:formula="of:=VALUE([.G1440])" office:value-type="float" office:value="5595" calcext:value-type="float">
            <text:p>55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96.root</text:p>
          </table:table-cell>
          <table:table-cell table:number-columns-repeated="2"/>
          <table:table-cell table:formula="of:=LEFT(RIGHT([.D1441];10);5)" office:value-type="string" office:string-value="05596" calcext:value-type="string">
            <text:p>05596</text:p>
          </table:table-cell>
          <table:table-cell table:formula="of:=VALUE([.G1441])" office:value-type="float" office:value="5596" calcext:value-type="float">
            <text:p>55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97.root</text:p>
          </table:table-cell>
          <table:table-cell table:number-columns-repeated="2"/>
          <table:table-cell table:formula="of:=LEFT(RIGHT([.D1442];10);5)" office:value-type="string" office:string-value="05597" calcext:value-type="string">
            <text:p>05597</text:p>
          </table:table-cell>
          <table:table-cell table:formula="of:=VALUE([.G1442])" office:value-type="float" office:value="5597" calcext:value-type="float">
            <text:p>55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98.root</text:p>
          </table:table-cell>
          <table:table-cell table:number-columns-repeated="2"/>
          <table:table-cell table:formula="of:=LEFT(RIGHT([.D1443];10);5)" office:value-type="string" office:string-value="05598" calcext:value-type="string">
            <text:p>05598</text:p>
          </table:table-cell>
          <table:table-cell table:formula="of:=VALUE([.G1443])" office:value-type="float" office:value="5598" calcext:value-type="float">
            <text:p>55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599.root</text:p>
          </table:table-cell>
          <table:table-cell table:number-columns-repeated="2"/>
          <table:table-cell table:formula="of:=LEFT(RIGHT([.D1444];10);5)" office:value-type="string" office:string-value="05599" calcext:value-type="string">
            <text:p>05599</text:p>
          </table:table-cell>
          <table:table-cell table:formula="of:=VALUE([.G1444])" office:value-type="float" office:value="5599" calcext:value-type="float">
            <text:p>55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00.root</text:p>
          </table:table-cell>
          <table:table-cell table:number-columns-repeated="2"/>
          <table:table-cell table:formula="of:=LEFT(RIGHT([.D1445];10);5)" office:value-type="string" office:string-value="05600" calcext:value-type="string">
            <text:p>05600</text:p>
          </table:table-cell>
          <table:table-cell table:formula="of:=VALUE([.G1445])"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01.root</text:p>
          </table:table-cell>
          <table:table-cell table:number-columns-repeated="2"/>
          <table:table-cell table:formula="of:=LEFT(RIGHT([.D1446];10);5)" office:value-type="string" office:string-value="05601" calcext:value-type="string">
            <text:p>05601</text:p>
          </table:table-cell>
          <table:table-cell table:formula="of:=VALUE([.G1446])" office:value-type="float" office:value="5601" calcext:value-type="float">
            <text:p>56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02.root</text:p>
          </table:table-cell>
          <table:table-cell table:number-columns-repeated="2"/>
          <table:table-cell table:formula="of:=LEFT(RIGHT([.D1447];10);5)" office:value-type="string" office:string-value="05602" calcext:value-type="string">
            <text:p>05602</text:p>
          </table:table-cell>
          <table:table-cell table:formula="of:=VALUE([.G1447])" office:value-type="float" office:value="5602" calcext:value-type="float">
            <text:p>56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03.root</text:p>
          </table:table-cell>
          <table:table-cell table:number-columns-repeated="2"/>
          <table:table-cell table:formula="of:=LEFT(RIGHT([.D1448];10);5)" office:value-type="string" office:string-value="05603" calcext:value-type="string">
            <text:p>05603</text:p>
          </table:table-cell>
          <table:table-cell table:formula="of:=VALUE([.G1448])" office:value-type="float" office:value="5603" calcext:value-type="float">
            <text:p>56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04.root</text:p>
          </table:table-cell>
          <table:table-cell table:number-columns-repeated="2"/>
          <table:table-cell table:formula="of:=LEFT(RIGHT([.D1449];10);5)" office:value-type="string" office:string-value="05604" calcext:value-type="string">
            <text:p>05604</text:p>
          </table:table-cell>
          <table:table-cell table:formula="of:=VALUE([.G1449])" office:value-type="float" office:value="5604" calcext:value-type="float">
            <text:p>56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05.root</text:p>
          </table:table-cell>
          <table:table-cell table:number-columns-repeated="2"/>
          <table:table-cell table:formula="of:=LEFT(RIGHT([.D1450];10);5)" office:value-type="string" office:string-value="05605" calcext:value-type="string">
            <text:p>05605</text:p>
          </table:table-cell>
          <table:table-cell table:formula="of:=VALUE([.G1450])" office:value-type="float" office:value="5605" calcext:value-type="float">
            <text:p>56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06.root</text:p>
          </table:table-cell>
          <table:table-cell table:number-columns-repeated="2"/>
          <table:table-cell table:formula="of:=LEFT(RIGHT([.D1451];10);5)" office:value-type="string" office:string-value="05606" calcext:value-type="string">
            <text:p>05606</text:p>
          </table:table-cell>
          <table:table-cell table:formula="of:=VALUE([.G1451])" office:value-type="float" office:value="5606" calcext:value-type="float">
            <text:p>56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07.root</text:p>
          </table:table-cell>
          <table:table-cell table:number-columns-repeated="2"/>
          <table:table-cell table:formula="of:=LEFT(RIGHT([.D1452];10);5)" office:value-type="string" office:string-value="05607" calcext:value-type="string">
            <text:p>05607</text:p>
          </table:table-cell>
          <table:table-cell table:formula="of:=VALUE([.G1452])" office:value-type="float" office:value="5607" calcext:value-type="float">
            <text:p>56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08.root</text:p>
          </table:table-cell>
          <table:table-cell table:number-columns-repeated="2"/>
          <table:table-cell table:formula="of:=LEFT(RIGHT([.D1453];10);5)" office:value-type="string" office:string-value="05608" calcext:value-type="string">
            <text:p>05608</text:p>
          </table:table-cell>
          <table:table-cell table:formula="of:=VALUE([.G1453])" office:value-type="float" office:value="5608" calcext:value-type="float">
            <text:p>56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09.root</text:p>
          </table:table-cell>
          <table:table-cell table:number-columns-repeated="2"/>
          <table:table-cell table:formula="of:=LEFT(RIGHT([.D1454];10);5)" office:value-type="string" office:string-value="05609" calcext:value-type="string">
            <text:p>05609</text:p>
          </table:table-cell>
          <table:table-cell table:formula="of:=VALUE([.G1454])" office:value-type="float" office:value="5609" calcext:value-type="float">
            <text:p>56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10.root</text:p>
          </table:table-cell>
          <table:table-cell table:number-columns-repeated="2"/>
          <table:table-cell table:formula="of:=LEFT(RIGHT([.D1455];10);5)" office:value-type="string" office:string-value="05610" calcext:value-type="string">
            <text:p>05610</text:p>
          </table:table-cell>
          <table:table-cell table:formula="of:=VALUE([.G1455])" office:value-type="float" office:value="5610" calcext:value-type="float">
            <text:p>56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11.root</text:p>
          </table:table-cell>
          <table:table-cell table:number-columns-repeated="2"/>
          <table:table-cell table:formula="of:=LEFT(RIGHT([.D1456];10);5)" office:value-type="string" office:string-value="05611" calcext:value-type="string">
            <text:p>05611</text:p>
          </table:table-cell>
          <table:table-cell table:formula="of:=VALUE([.G1456])" office:value-type="float" office:value="5611" calcext:value-type="float">
            <text:p>56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12.root</text:p>
          </table:table-cell>
          <table:table-cell table:number-columns-repeated="2"/>
          <table:table-cell table:formula="of:=LEFT(RIGHT([.D1457];10);5)" office:value-type="string" office:string-value="05612" calcext:value-type="string">
            <text:p>05612</text:p>
          </table:table-cell>
          <table:table-cell table:formula="of:=VALUE([.G1457])" office:value-type="float" office:value="5612" calcext:value-type="float">
            <text:p>56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13.root</text:p>
          </table:table-cell>
          <table:table-cell table:number-columns-repeated="2"/>
          <table:table-cell table:formula="of:=LEFT(RIGHT([.D1458];10);5)" office:value-type="string" office:string-value="05613" calcext:value-type="string">
            <text:p>05613</text:p>
          </table:table-cell>
          <table:table-cell table:formula="of:=VALUE([.G1458])" office:value-type="float" office:value="5613" calcext:value-type="float">
            <text:p>56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14.root</text:p>
          </table:table-cell>
          <table:table-cell table:number-columns-repeated="2"/>
          <table:table-cell table:formula="of:=LEFT(RIGHT([.D1459];10);5)" office:value-type="string" office:string-value="05614" calcext:value-type="string">
            <text:p>05614</text:p>
          </table:table-cell>
          <table:table-cell table:formula="of:=VALUE([.G1459])" office:value-type="float" office:value="5614" calcext:value-type="float">
            <text:p>56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15.root</text:p>
          </table:table-cell>
          <table:table-cell table:number-columns-repeated="2"/>
          <table:table-cell table:formula="of:=LEFT(RIGHT([.D1460];10);5)" office:value-type="string" office:string-value="05615" calcext:value-type="string">
            <text:p>05615</text:p>
          </table:table-cell>
          <table:table-cell table:formula="of:=VALUE([.G1460])" office:value-type="float" office:value="5615" calcext:value-type="float">
            <text:p>56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16.root</text:p>
          </table:table-cell>
          <table:table-cell table:number-columns-repeated="2"/>
          <table:table-cell table:formula="of:=LEFT(RIGHT([.D1461];10);5)" office:value-type="string" office:string-value="05616" calcext:value-type="string">
            <text:p>05616</text:p>
          </table:table-cell>
          <table:table-cell table:formula="of:=VALUE([.G1461])" office:value-type="float" office:value="5616" calcext:value-type="float">
            <text:p>56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17.root</text:p>
          </table:table-cell>
          <table:table-cell table:number-columns-repeated="2"/>
          <table:table-cell table:formula="of:=LEFT(RIGHT([.D1462];10);5)" office:value-type="string" office:string-value="05617" calcext:value-type="string">
            <text:p>05617</text:p>
          </table:table-cell>
          <table:table-cell table:formula="of:=VALUE([.G1462])" office:value-type="float" office:value="5617" calcext:value-type="float">
            <text:p>56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18.root</text:p>
          </table:table-cell>
          <table:table-cell table:number-columns-repeated="2"/>
          <table:table-cell table:formula="of:=LEFT(RIGHT([.D1463];10);5)" office:value-type="string" office:string-value="05618" calcext:value-type="string">
            <text:p>05618</text:p>
          </table:table-cell>
          <table:table-cell table:formula="of:=VALUE([.G1463])" office:value-type="float" office:value="5618" calcext:value-type="float">
            <text:p>56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19.root</text:p>
          </table:table-cell>
          <table:table-cell table:number-columns-repeated="2"/>
          <table:table-cell table:formula="of:=LEFT(RIGHT([.D1464];10);5)" office:value-type="string" office:string-value="05619" calcext:value-type="string">
            <text:p>05619</text:p>
          </table:table-cell>
          <table:table-cell table:formula="of:=VALUE([.G1464])" office:value-type="float" office:value="5619" calcext:value-type="float">
            <text:p>56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20.root</text:p>
          </table:table-cell>
          <table:table-cell table:number-columns-repeated="2"/>
          <table:table-cell table:formula="of:=LEFT(RIGHT([.D1465];10);5)" office:value-type="string" office:string-value="05620" calcext:value-type="string">
            <text:p>05620</text:p>
          </table:table-cell>
          <table:table-cell table:formula="of:=VALUE([.G1465])" office:value-type="float" office:value="5620" calcext:value-type="float">
            <text:p>56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21.root</text:p>
          </table:table-cell>
          <table:table-cell table:number-columns-repeated="2"/>
          <table:table-cell table:formula="of:=LEFT(RIGHT([.D1466];10);5)" office:value-type="string" office:string-value="05621" calcext:value-type="string">
            <text:p>05621</text:p>
          </table:table-cell>
          <table:table-cell table:formula="of:=VALUE([.G1466])" office:value-type="float" office:value="5621" calcext:value-type="float">
            <text:p>56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22.root</text:p>
          </table:table-cell>
          <table:table-cell table:number-columns-repeated="2"/>
          <table:table-cell table:formula="of:=LEFT(RIGHT([.D1467];10);5)" office:value-type="string" office:string-value="05622" calcext:value-type="string">
            <text:p>05622</text:p>
          </table:table-cell>
          <table:table-cell table:formula="of:=VALUE([.G1467])" office:value-type="float" office:value="5622" calcext:value-type="float">
            <text:p>56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23.root</text:p>
          </table:table-cell>
          <table:table-cell table:number-columns-repeated="2"/>
          <table:table-cell table:formula="of:=LEFT(RIGHT([.D1468];10);5)" office:value-type="string" office:string-value="05623" calcext:value-type="string">
            <text:p>05623</text:p>
          </table:table-cell>
          <table:table-cell table:formula="of:=VALUE([.G1468])" office:value-type="float" office:value="5623" calcext:value-type="float">
            <text:p>56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24.root</text:p>
          </table:table-cell>
          <table:table-cell table:number-columns-repeated="2"/>
          <table:table-cell table:formula="of:=LEFT(RIGHT([.D1469];10);5)" office:value-type="string" office:string-value="05624" calcext:value-type="string">
            <text:p>05624</text:p>
          </table:table-cell>
          <table:table-cell table:formula="of:=VALUE([.G1469])" office:value-type="float" office:value="5624" calcext:value-type="float">
            <text:p>56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25.root</text:p>
          </table:table-cell>
          <table:table-cell table:number-columns-repeated="2"/>
          <table:table-cell table:formula="of:=LEFT(RIGHT([.D1470];10);5)" office:value-type="string" office:string-value="05625" calcext:value-type="string">
            <text:p>05625</text:p>
          </table:table-cell>
          <table:table-cell table:formula="of:=VALUE([.G1470])" office:value-type="float" office:value="5625" calcext:value-type="float">
            <text:p>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26.root</text:p>
          </table:table-cell>
          <table:table-cell table:number-columns-repeated="2"/>
          <table:table-cell table:formula="of:=LEFT(RIGHT([.D1471];10);5)" office:value-type="string" office:string-value="05626" calcext:value-type="string">
            <text:p>05626</text:p>
          </table:table-cell>
          <table:table-cell table:formula="of:=VALUE([.G1471])" office:value-type="float" office:value="5626" calcext:value-type="float">
            <text:p>56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27.root</text:p>
          </table:table-cell>
          <table:table-cell table:number-columns-repeated="2"/>
          <table:table-cell table:formula="of:=LEFT(RIGHT([.D1472];10);5)" office:value-type="string" office:string-value="05627" calcext:value-type="string">
            <text:p>05627</text:p>
          </table:table-cell>
          <table:table-cell table:formula="of:=VALUE([.G1472])" office:value-type="float" office:value="5627" calcext:value-type="float">
            <text:p>56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28.root</text:p>
          </table:table-cell>
          <table:table-cell table:number-columns-repeated="2"/>
          <table:table-cell table:formula="of:=LEFT(RIGHT([.D1473];10);5)" office:value-type="string" office:string-value="05628" calcext:value-type="string">
            <text:p>05628</text:p>
          </table:table-cell>
          <table:table-cell table:formula="of:=VALUE([.G1473])" office:value-type="float" office:value="5628" calcext:value-type="float">
            <text:p>56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29.root</text:p>
          </table:table-cell>
          <table:table-cell table:number-columns-repeated="2"/>
          <table:table-cell table:formula="of:=LEFT(RIGHT([.D1474];10);5)" office:value-type="string" office:string-value="05629" calcext:value-type="string">
            <text:p>05629</text:p>
          </table:table-cell>
          <table:table-cell table:formula="of:=VALUE([.G1474])" office:value-type="float" office:value="5629" calcext:value-type="float">
            <text:p>56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30.root</text:p>
          </table:table-cell>
          <table:table-cell table:number-columns-repeated="2"/>
          <table:table-cell table:formula="of:=LEFT(RIGHT([.D1475];10);5)" office:value-type="string" office:string-value="05630" calcext:value-type="string">
            <text:p>05630</text:p>
          </table:table-cell>
          <table:table-cell table:formula="of:=VALUE([.G1475])" office:value-type="float" office:value="5630" calcext:value-type="float">
            <text:p>56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31.root</text:p>
          </table:table-cell>
          <table:table-cell table:number-columns-repeated="2"/>
          <table:table-cell table:formula="of:=LEFT(RIGHT([.D1476];10);5)" office:value-type="string" office:string-value="05631" calcext:value-type="string">
            <text:p>05631</text:p>
          </table:table-cell>
          <table:table-cell table:formula="of:=VALUE([.G1476])" office:value-type="float" office:value="5631" calcext:value-type="float">
            <text:p>56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32.root</text:p>
          </table:table-cell>
          <table:table-cell table:number-columns-repeated="2"/>
          <table:table-cell table:formula="of:=LEFT(RIGHT([.D1477];10);5)" office:value-type="string" office:string-value="05632" calcext:value-type="string">
            <text:p>05632</text:p>
          </table:table-cell>
          <table:table-cell table:formula="of:=VALUE([.G1477])" office:value-type="float" office:value="5632" calcext:value-type="float">
            <text:p>56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33.root</text:p>
          </table:table-cell>
          <table:table-cell table:number-columns-repeated="2"/>
          <table:table-cell table:formula="of:=LEFT(RIGHT([.D1478];10);5)" office:value-type="string" office:string-value="05633" calcext:value-type="string">
            <text:p>05633</text:p>
          </table:table-cell>
          <table:table-cell table:formula="of:=VALUE([.G1478])" office:value-type="float" office:value="5633" calcext:value-type="float">
            <text:p>56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34.root</text:p>
          </table:table-cell>
          <table:table-cell table:number-columns-repeated="2"/>
          <table:table-cell table:formula="of:=LEFT(RIGHT([.D1479];10);5)" office:value-type="string" office:string-value="05634" calcext:value-type="string">
            <text:p>05634</text:p>
          </table:table-cell>
          <table:table-cell table:formula="of:=VALUE([.G1479])" office:value-type="float" office:value="5634" calcext:value-type="float">
            <text:p>56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35.root</text:p>
          </table:table-cell>
          <table:table-cell table:number-columns-repeated="2"/>
          <table:table-cell table:formula="of:=LEFT(RIGHT([.D1480];10);5)" office:value-type="string" office:string-value="05635" calcext:value-type="string">
            <text:p>05635</text:p>
          </table:table-cell>
          <table:table-cell table:formula="of:=VALUE([.G1480])" office:value-type="float" office:value="5635" calcext:value-type="float">
            <text:p>56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36.root</text:p>
          </table:table-cell>
          <table:table-cell table:number-columns-repeated="2"/>
          <table:table-cell table:formula="of:=LEFT(RIGHT([.D1481];10);5)" office:value-type="string" office:string-value="05636" calcext:value-type="string">
            <text:p>05636</text:p>
          </table:table-cell>
          <table:table-cell table:formula="of:=VALUE([.G1481])" office:value-type="float" office:value="5636" calcext:value-type="float">
            <text:p>56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37.root</text:p>
          </table:table-cell>
          <table:table-cell table:number-columns-repeated="2"/>
          <table:table-cell table:formula="of:=LEFT(RIGHT([.D1482];10);5)" office:value-type="string" office:string-value="05637" calcext:value-type="string">
            <text:p>05637</text:p>
          </table:table-cell>
          <table:table-cell table:formula="of:=VALUE([.G1482])" office:value-type="float" office:value="5637" calcext:value-type="float">
            <text:p>56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38.root</text:p>
          </table:table-cell>
          <table:table-cell table:number-columns-repeated="2"/>
          <table:table-cell table:formula="of:=LEFT(RIGHT([.D1483];10);5)" office:value-type="string" office:string-value="05638" calcext:value-type="string">
            <text:p>05638</text:p>
          </table:table-cell>
          <table:table-cell table:formula="of:=VALUE([.G1483])" office:value-type="float" office:value="5638" calcext:value-type="float">
            <text:p>56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39.root</text:p>
          </table:table-cell>
          <table:table-cell table:number-columns-repeated="2"/>
          <table:table-cell table:formula="of:=LEFT(RIGHT([.D1484];10);5)" office:value-type="string" office:string-value="05639" calcext:value-type="string">
            <text:p>05639</text:p>
          </table:table-cell>
          <table:table-cell table:formula="of:=VALUE([.G1484])" office:value-type="float" office:value="5639" calcext:value-type="float">
            <text:p>56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40.root</text:p>
          </table:table-cell>
          <table:table-cell table:number-columns-repeated="2"/>
          <table:table-cell table:formula="of:=LEFT(RIGHT([.D1485];10);5)" office:value-type="string" office:string-value="05640" calcext:value-type="string">
            <text:p>05640</text:p>
          </table:table-cell>
          <table:table-cell table:formula="of:=VALUE([.G1485])" office:value-type="float" office:value="5640" calcext:value-type="float">
            <text:p>56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41.root</text:p>
          </table:table-cell>
          <table:table-cell table:number-columns-repeated="2"/>
          <table:table-cell table:formula="of:=LEFT(RIGHT([.D1486];10);5)" office:value-type="string" office:string-value="05641" calcext:value-type="string">
            <text:p>05641</text:p>
          </table:table-cell>
          <table:table-cell table:formula="of:=VALUE([.G1486])" office:value-type="float" office:value="5641" calcext:value-type="float">
            <text:p>56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42.root</text:p>
          </table:table-cell>
          <table:table-cell table:number-columns-repeated="2"/>
          <table:table-cell table:formula="of:=LEFT(RIGHT([.D1487];10);5)" office:value-type="string" office:string-value="05642" calcext:value-type="string">
            <text:p>05642</text:p>
          </table:table-cell>
          <table:table-cell table:formula="of:=VALUE([.G1487])" office:value-type="float" office:value="5642" calcext:value-type="float">
            <text:p>56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43.root</text:p>
          </table:table-cell>
          <table:table-cell table:number-columns-repeated="2"/>
          <table:table-cell table:formula="of:=LEFT(RIGHT([.D1488];10);5)" office:value-type="string" office:string-value="05643" calcext:value-type="string">
            <text:p>05643</text:p>
          </table:table-cell>
          <table:table-cell table:formula="of:=VALUE([.G1488])" office:value-type="float" office:value="5643" calcext:value-type="float">
            <text:p>56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44.root</text:p>
          </table:table-cell>
          <table:table-cell table:number-columns-repeated="2"/>
          <table:table-cell table:formula="of:=LEFT(RIGHT([.D1489];10);5)" office:value-type="string" office:string-value="05644" calcext:value-type="string">
            <text:p>05644</text:p>
          </table:table-cell>
          <table:table-cell table:formula="of:=VALUE([.G1489])" office:value-type="float" office:value="5644" calcext:value-type="float">
            <text:p>56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45.root</text:p>
          </table:table-cell>
          <table:table-cell table:number-columns-repeated="2"/>
          <table:table-cell table:formula="of:=LEFT(RIGHT([.D1490];10);5)" office:value-type="string" office:string-value="05645" calcext:value-type="string">
            <text:p>05645</text:p>
          </table:table-cell>
          <table:table-cell table:formula="of:=VALUE([.G1490])" office:value-type="float" office:value="5645" calcext:value-type="float">
            <text:p>56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46.root</text:p>
          </table:table-cell>
          <table:table-cell table:number-columns-repeated="2"/>
          <table:table-cell table:formula="of:=LEFT(RIGHT([.D1491];10);5)" office:value-type="string" office:string-value="05646" calcext:value-type="string">
            <text:p>05646</text:p>
          </table:table-cell>
          <table:table-cell table:formula="of:=VALUE([.G1491])" office:value-type="float" office:value="5646" calcext:value-type="float">
            <text:p>56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47.root</text:p>
          </table:table-cell>
          <table:table-cell table:number-columns-repeated="2"/>
          <table:table-cell table:formula="of:=LEFT(RIGHT([.D1492];10);5)" office:value-type="string" office:string-value="05647" calcext:value-type="string">
            <text:p>05647</text:p>
          </table:table-cell>
          <table:table-cell table:formula="of:=VALUE([.G1492])" office:value-type="float" office:value="5647" calcext:value-type="float">
            <text:p>56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48.root</text:p>
          </table:table-cell>
          <table:table-cell table:number-columns-repeated="2"/>
          <table:table-cell table:formula="of:=LEFT(RIGHT([.D1493];10);5)" office:value-type="string" office:string-value="05648" calcext:value-type="string">
            <text:p>05648</text:p>
          </table:table-cell>
          <table:table-cell table:formula="of:=VALUE([.G1493])" office:value-type="float" office:value="5648" calcext:value-type="float">
            <text:p>56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49.root</text:p>
          </table:table-cell>
          <table:table-cell table:number-columns-repeated="2"/>
          <table:table-cell table:formula="of:=LEFT(RIGHT([.D1494];10);5)" office:value-type="string" office:string-value="05649" calcext:value-type="string">
            <text:p>05649</text:p>
          </table:table-cell>
          <table:table-cell table:formula="of:=VALUE([.G1494])" office:value-type="float" office:value="5649" calcext:value-type="float">
            <text:p>56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50.root</text:p>
          </table:table-cell>
          <table:table-cell table:number-columns-repeated="2"/>
          <table:table-cell table:formula="of:=LEFT(RIGHT([.D1495];10);5)" office:value-type="string" office:string-value="05650" calcext:value-type="string">
            <text:p>05650</text:p>
          </table:table-cell>
          <table:table-cell table:formula="of:=VALUE([.G1495])" office:value-type="float" office:value="5650" calcext:value-type="float">
            <text:p>56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51.root</text:p>
          </table:table-cell>
          <table:table-cell table:number-columns-repeated="2"/>
          <table:table-cell table:formula="of:=LEFT(RIGHT([.D1496];10);5)" office:value-type="string" office:string-value="05651" calcext:value-type="string">
            <text:p>05651</text:p>
          </table:table-cell>
          <table:table-cell table:formula="of:=VALUE([.G1496])" office:value-type="float" office:value="5651" calcext:value-type="float">
            <text:p>56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52.root</text:p>
          </table:table-cell>
          <table:table-cell table:number-columns-repeated="2"/>
          <table:table-cell table:formula="of:=LEFT(RIGHT([.D1497];10);5)" office:value-type="string" office:string-value="05652" calcext:value-type="string">
            <text:p>05652</text:p>
          </table:table-cell>
          <table:table-cell table:formula="of:=VALUE([.G1497])" office:value-type="float" office:value="5652" calcext:value-type="float">
            <text:p>56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53.root</text:p>
          </table:table-cell>
          <table:table-cell table:number-columns-repeated="2"/>
          <table:table-cell table:formula="of:=LEFT(RIGHT([.D1498];10);5)" office:value-type="string" office:string-value="05653" calcext:value-type="string">
            <text:p>05653</text:p>
          </table:table-cell>
          <table:table-cell table:formula="of:=VALUE([.G1498])" office:value-type="float" office:value="5653" calcext:value-type="float">
            <text:p>56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54.root</text:p>
          </table:table-cell>
          <table:table-cell table:number-columns-repeated="2"/>
          <table:table-cell table:formula="of:=LEFT(RIGHT([.D1499];10);5)" office:value-type="string" office:string-value="05654" calcext:value-type="string">
            <text:p>05654</text:p>
          </table:table-cell>
          <table:table-cell table:formula="of:=VALUE([.G1499])" office:value-type="float" office:value="5654" calcext:value-type="float">
            <text:p>56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55.root</text:p>
          </table:table-cell>
          <table:table-cell table:number-columns-repeated="2"/>
          <table:table-cell table:formula="of:=LEFT(RIGHT([.D1500];10);5)" office:value-type="string" office:string-value="05655" calcext:value-type="string">
            <text:p>05655</text:p>
          </table:table-cell>
          <table:table-cell table:formula="of:=VALUE([.G1500])" office:value-type="float" office:value="5655" calcext:value-type="float">
            <text:p>56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56.root</text:p>
          </table:table-cell>
          <table:table-cell table:number-columns-repeated="2"/>
          <table:table-cell table:formula="of:=LEFT(RIGHT([.D1501];10);5)" office:value-type="string" office:string-value="05656" calcext:value-type="string">
            <text:p>05656</text:p>
          </table:table-cell>
          <table:table-cell table:formula="of:=VALUE([.G1501])" office:value-type="float" office:value="5656" calcext:value-type="float">
            <text:p>56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57.root</text:p>
          </table:table-cell>
          <table:table-cell table:number-columns-repeated="2"/>
          <table:table-cell table:formula="of:=LEFT(RIGHT([.D1502];10);5)" office:value-type="string" office:string-value="05657" calcext:value-type="string">
            <text:p>05657</text:p>
          </table:table-cell>
          <table:table-cell table:formula="of:=VALUE([.G1502])" office:value-type="float" office:value="5657" calcext:value-type="float">
            <text:p>56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58.root</text:p>
          </table:table-cell>
          <table:table-cell table:number-columns-repeated="2"/>
          <table:table-cell table:formula="of:=LEFT(RIGHT([.D1503];10);5)" office:value-type="string" office:string-value="05658" calcext:value-type="string">
            <text:p>05658</text:p>
          </table:table-cell>
          <table:table-cell table:formula="of:=VALUE([.G1503])" office:value-type="float" office:value="5658" calcext:value-type="float">
            <text:p>56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59.root</text:p>
          </table:table-cell>
          <table:table-cell table:number-columns-repeated="2"/>
          <table:table-cell table:formula="of:=LEFT(RIGHT([.D1504];10);5)" office:value-type="string" office:string-value="05659" calcext:value-type="string">
            <text:p>05659</text:p>
          </table:table-cell>
          <table:table-cell table:formula="of:=VALUE([.G1504])" office:value-type="float" office:value="5659" calcext:value-type="float">
            <text:p>56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60.root</text:p>
          </table:table-cell>
          <table:table-cell table:number-columns-repeated="2"/>
          <table:table-cell table:formula="of:=LEFT(RIGHT([.D1505];10);5)" office:value-type="string" office:string-value="05660" calcext:value-type="string">
            <text:p>05660</text:p>
          </table:table-cell>
          <table:table-cell table:formula="of:=VALUE([.G1505])" office:value-type="float" office:value="5660" calcext:value-type="float">
            <text:p>56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61.root</text:p>
          </table:table-cell>
          <table:table-cell table:number-columns-repeated="2"/>
          <table:table-cell table:formula="of:=LEFT(RIGHT([.D1506];10);5)" office:value-type="string" office:string-value="05661" calcext:value-type="string">
            <text:p>05661</text:p>
          </table:table-cell>
          <table:table-cell table:formula="of:=VALUE([.G1506])" office:value-type="float" office:value="5661" calcext:value-type="float">
            <text:p>56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62.root</text:p>
          </table:table-cell>
          <table:table-cell table:number-columns-repeated="2"/>
          <table:table-cell table:formula="of:=LEFT(RIGHT([.D1507];10);5)" office:value-type="string" office:string-value="05662" calcext:value-type="string">
            <text:p>05662</text:p>
          </table:table-cell>
          <table:table-cell table:formula="of:=VALUE([.G1507])" office:value-type="float" office:value="5662" calcext:value-type="float">
            <text:p>56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63.root</text:p>
          </table:table-cell>
          <table:table-cell table:number-columns-repeated="2"/>
          <table:table-cell table:formula="of:=LEFT(RIGHT([.D1508];10);5)" office:value-type="string" office:string-value="05663" calcext:value-type="string">
            <text:p>05663</text:p>
          </table:table-cell>
          <table:table-cell table:formula="of:=VALUE([.G1508])" office:value-type="float" office:value="5663" calcext:value-type="float">
            <text:p>56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64.root</text:p>
          </table:table-cell>
          <table:table-cell table:number-columns-repeated="2"/>
          <table:table-cell table:formula="of:=LEFT(RIGHT([.D1509];10);5)" office:value-type="string" office:string-value="05664" calcext:value-type="string">
            <text:p>05664</text:p>
          </table:table-cell>
          <table:table-cell table:formula="of:=VALUE([.G1509])" office:value-type="float" office:value="5664" calcext:value-type="float">
            <text:p>56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65.root</text:p>
          </table:table-cell>
          <table:table-cell table:number-columns-repeated="2"/>
          <table:table-cell table:formula="of:=LEFT(RIGHT([.D1510];10);5)" office:value-type="string" office:string-value="05665" calcext:value-type="string">
            <text:p>05665</text:p>
          </table:table-cell>
          <table:table-cell table:formula="of:=VALUE([.G1510])" office:value-type="float" office:value="5665" calcext:value-type="float">
            <text:p>56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66.root</text:p>
          </table:table-cell>
          <table:table-cell table:number-columns-repeated="2"/>
          <table:table-cell table:formula="of:=LEFT(RIGHT([.D1511];10);5)" office:value-type="string" office:string-value="05666" calcext:value-type="string">
            <text:p>05666</text:p>
          </table:table-cell>
          <table:table-cell table:formula="of:=VALUE([.G1511])" office:value-type="float" office:value="5666" calcext:value-type="float">
            <text:p>56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67.root</text:p>
          </table:table-cell>
          <table:table-cell table:number-columns-repeated="2"/>
          <table:table-cell table:formula="of:=LEFT(RIGHT([.D1512];10);5)" office:value-type="string" office:string-value="05667" calcext:value-type="string">
            <text:p>05667</text:p>
          </table:table-cell>
          <table:table-cell table:formula="of:=VALUE([.G1512])" office:value-type="float" office:value="5667" calcext:value-type="float">
            <text:p>56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68.root</text:p>
          </table:table-cell>
          <table:table-cell table:number-columns-repeated="2"/>
          <table:table-cell table:formula="of:=LEFT(RIGHT([.D1513];10);5)" office:value-type="string" office:string-value="05668" calcext:value-type="string">
            <text:p>05668</text:p>
          </table:table-cell>
          <table:table-cell table:formula="of:=VALUE([.G1513])" office:value-type="float" office:value="5668" calcext:value-type="float">
            <text:p>56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69.root</text:p>
          </table:table-cell>
          <table:table-cell table:number-columns-repeated="2"/>
          <table:table-cell table:formula="of:=LEFT(RIGHT([.D1514];10);5)" office:value-type="string" office:string-value="05669" calcext:value-type="string">
            <text:p>05669</text:p>
          </table:table-cell>
          <table:table-cell table:formula="of:=VALUE([.G1514])" office:value-type="float" office:value="5669" calcext:value-type="float">
            <text:p>56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70.root</text:p>
          </table:table-cell>
          <table:table-cell table:number-columns-repeated="2"/>
          <table:table-cell table:formula="of:=LEFT(RIGHT([.D1515];10);5)" office:value-type="string" office:string-value="05670" calcext:value-type="string">
            <text:p>05670</text:p>
          </table:table-cell>
          <table:table-cell table:formula="of:=VALUE([.G1515])" office:value-type="float" office:value="5670" calcext:value-type="float">
            <text:p>56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71.root</text:p>
          </table:table-cell>
          <table:table-cell table:number-columns-repeated="2"/>
          <table:table-cell table:formula="of:=LEFT(RIGHT([.D1516];10);5)" office:value-type="string" office:string-value="05671" calcext:value-type="string">
            <text:p>05671</text:p>
          </table:table-cell>
          <table:table-cell table:formula="of:=VALUE([.G1516])" office:value-type="float" office:value="5671" calcext:value-type="float">
            <text:p>56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72.root</text:p>
          </table:table-cell>
          <table:table-cell table:number-columns-repeated="2"/>
          <table:table-cell table:formula="of:=LEFT(RIGHT([.D1517];10);5)" office:value-type="string" office:string-value="05672" calcext:value-type="string">
            <text:p>05672</text:p>
          </table:table-cell>
          <table:table-cell table:formula="of:=VALUE([.G1517])" office:value-type="float" office:value="5672" calcext:value-type="float">
            <text:p>56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73.root</text:p>
          </table:table-cell>
          <table:table-cell table:number-columns-repeated="2"/>
          <table:table-cell table:formula="of:=LEFT(RIGHT([.D1518];10);5)" office:value-type="string" office:string-value="05673" calcext:value-type="string">
            <text:p>05673</text:p>
          </table:table-cell>
          <table:table-cell table:formula="of:=VALUE([.G1518])" office:value-type="float" office:value="5673" calcext:value-type="float">
            <text:p>56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74.root</text:p>
          </table:table-cell>
          <table:table-cell table:number-columns-repeated="2"/>
          <table:table-cell table:formula="of:=LEFT(RIGHT([.D1519];10);5)" office:value-type="string" office:string-value="05674" calcext:value-type="string">
            <text:p>05674</text:p>
          </table:table-cell>
          <table:table-cell table:formula="of:=VALUE([.G1519])" office:value-type="float" office:value="5674" calcext:value-type="float">
            <text:p>56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75.root</text:p>
          </table:table-cell>
          <table:table-cell table:number-columns-repeated="2"/>
          <table:table-cell table:formula="of:=LEFT(RIGHT([.D1520];10);5)" office:value-type="string" office:string-value="05675" calcext:value-type="string">
            <text:p>05675</text:p>
          </table:table-cell>
          <table:table-cell table:formula="of:=VALUE([.G1520])" office:value-type="float" office:value="5675" calcext:value-type="float">
            <text:p>56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76.root</text:p>
          </table:table-cell>
          <table:table-cell table:number-columns-repeated="2"/>
          <table:table-cell table:formula="of:=LEFT(RIGHT([.D1521];10);5)" office:value-type="string" office:string-value="05676" calcext:value-type="string">
            <text:p>05676</text:p>
          </table:table-cell>
          <table:table-cell table:formula="of:=VALUE([.G1521])" office:value-type="float" office:value="5676" calcext:value-type="float">
            <text:p>56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77.root</text:p>
          </table:table-cell>
          <table:table-cell table:number-columns-repeated="2"/>
          <table:table-cell table:formula="of:=LEFT(RIGHT([.D1522];10);5)" office:value-type="string" office:string-value="05677" calcext:value-type="string">
            <text:p>05677</text:p>
          </table:table-cell>
          <table:table-cell table:formula="of:=VALUE([.G1522])" office:value-type="float" office:value="5677" calcext:value-type="float">
            <text:p>56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78.root</text:p>
          </table:table-cell>
          <table:table-cell table:number-columns-repeated="2"/>
          <table:table-cell table:formula="of:=LEFT(RIGHT([.D1523];10);5)" office:value-type="string" office:string-value="05678" calcext:value-type="string">
            <text:p>05678</text:p>
          </table:table-cell>
          <table:table-cell table:formula="of:=VALUE([.G1523])" office:value-type="float" office:value="5678" calcext:value-type="float">
            <text:p>56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79.root</text:p>
          </table:table-cell>
          <table:table-cell table:number-columns-repeated="2"/>
          <table:table-cell table:formula="of:=LEFT(RIGHT([.D1524];10);5)" office:value-type="string" office:string-value="05679" calcext:value-type="string">
            <text:p>05679</text:p>
          </table:table-cell>
          <table:table-cell table:formula="of:=VALUE([.G1524])" office:value-type="float" office:value="5679" calcext:value-type="float">
            <text:p>56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80.root</text:p>
          </table:table-cell>
          <table:table-cell table:number-columns-repeated="2"/>
          <table:table-cell table:formula="of:=LEFT(RIGHT([.D1525];10);5)" office:value-type="string" office:string-value="05680" calcext:value-type="string">
            <text:p>05680</text:p>
          </table:table-cell>
          <table:table-cell table:formula="of:=VALUE([.G1525])" office:value-type="float" office:value="5680" calcext:value-type="float">
            <text:p>56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81.root</text:p>
          </table:table-cell>
          <table:table-cell table:number-columns-repeated="2"/>
          <table:table-cell table:formula="of:=LEFT(RIGHT([.D1526];10);5)" office:value-type="string" office:string-value="05681" calcext:value-type="string">
            <text:p>05681</text:p>
          </table:table-cell>
          <table:table-cell table:formula="of:=VALUE([.G1526])" office:value-type="float" office:value="5681" calcext:value-type="float">
            <text:p>56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82.root</text:p>
          </table:table-cell>
          <table:table-cell table:number-columns-repeated="2"/>
          <table:table-cell table:formula="of:=LEFT(RIGHT([.D1527];10);5)" office:value-type="string" office:string-value="05682" calcext:value-type="string">
            <text:p>05682</text:p>
          </table:table-cell>
          <table:table-cell table:formula="of:=VALUE([.G1527])" office:value-type="float" office:value="5682" calcext:value-type="float">
            <text:p>56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83.root</text:p>
          </table:table-cell>
          <table:table-cell table:number-columns-repeated="2"/>
          <table:table-cell table:formula="of:=LEFT(RIGHT([.D1528];10);5)" office:value-type="string" office:string-value="05683" calcext:value-type="string">
            <text:p>05683</text:p>
          </table:table-cell>
          <table:table-cell table:formula="of:=VALUE([.G1528])" office:value-type="float" office:value="5683" calcext:value-type="float">
            <text:p>56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84.root</text:p>
          </table:table-cell>
          <table:table-cell table:number-columns-repeated="2"/>
          <table:table-cell table:formula="of:=LEFT(RIGHT([.D1529];10);5)" office:value-type="string" office:string-value="05684" calcext:value-type="string">
            <text:p>05684</text:p>
          </table:table-cell>
          <table:table-cell table:formula="of:=VALUE([.G1529])" office:value-type="float" office:value="5684" calcext:value-type="float">
            <text:p>56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85.root</text:p>
          </table:table-cell>
          <table:table-cell table:number-columns-repeated="2"/>
          <table:table-cell table:formula="of:=LEFT(RIGHT([.D1530];10);5)" office:value-type="string" office:string-value="05685" calcext:value-type="string">
            <text:p>05685</text:p>
          </table:table-cell>
          <table:table-cell table:formula="of:=VALUE([.G1530])" office:value-type="float" office:value="5685" calcext:value-type="float">
            <text:p>56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86.root</text:p>
          </table:table-cell>
          <table:table-cell table:number-columns-repeated="2"/>
          <table:table-cell table:formula="of:=LEFT(RIGHT([.D1531];10);5)" office:value-type="string" office:string-value="05686" calcext:value-type="string">
            <text:p>05686</text:p>
          </table:table-cell>
          <table:table-cell table:formula="of:=VALUE([.G1531])" office:value-type="float" office:value="5686" calcext:value-type="float">
            <text:p>56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87.root</text:p>
          </table:table-cell>
          <table:table-cell table:number-columns-repeated="2"/>
          <table:table-cell table:formula="of:=LEFT(RIGHT([.D1532];10);5)" office:value-type="string" office:string-value="05687" calcext:value-type="string">
            <text:p>05687</text:p>
          </table:table-cell>
          <table:table-cell table:formula="of:=VALUE([.G1532])" office:value-type="float" office:value="5687" calcext:value-type="float">
            <text:p>56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88.root</text:p>
          </table:table-cell>
          <table:table-cell table:number-columns-repeated="2"/>
          <table:table-cell table:formula="of:=LEFT(RIGHT([.D1533];10);5)" office:value-type="string" office:string-value="05688" calcext:value-type="string">
            <text:p>05688</text:p>
          </table:table-cell>
          <table:table-cell table:formula="of:=VALUE([.G1533])" office:value-type="float" office:value="5688" calcext:value-type="float">
            <text:p>56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89.root</text:p>
          </table:table-cell>
          <table:table-cell table:number-columns-repeated="2"/>
          <table:table-cell table:formula="of:=LEFT(RIGHT([.D1534];10);5)" office:value-type="string" office:string-value="05689" calcext:value-type="string">
            <text:p>05689</text:p>
          </table:table-cell>
          <table:table-cell table:formula="of:=VALUE([.G1534])" office:value-type="float" office:value="5689" calcext:value-type="float">
            <text:p>56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90.root</text:p>
          </table:table-cell>
          <table:table-cell table:number-columns-repeated="2"/>
          <table:table-cell table:formula="of:=LEFT(RIGHT([.D1535];10);5)" office:value-type="string" office:string-value="05690" calcext:value-type="string">
            <text:p>05690</text:p>
          </table:table-cell>
          <table:table-cell table:formula="of:=VALUE([.G1535])" office:value-type="float" office:value="5690" calcext:value-type="float">
            <text:p>56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91.root</text:p>
          </table:table-cell>
          <table:table-cell table:number-columns-repeated="2"/>
          <table:table-cell table:formula="of:=LEFT(RIGHT([.D1536];10);5)" office:value-type="string" office:string-value="05691" calcext:value-type="string">
            <text:p>05691</text:p>
          </table:table-cell>
          <table:table-cell table:formula="of:=VALUE([.G1536])" office:value-type="float" office:value="5691" calcext:value-type="float">
            <text:p>56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92.root</text:p>
          </table:table-cell>
          <table:table-cell table:number-columns-repeated="2"/>
          <table:table-cell table:formula="of:=LEFT(RIGHT([.D1537];10);5)" office:value-type="string" office:string-value="05692" calcext:value-type="string">
            <text:p>05692</text:p>
          </table:table-cell>
          <table:table-cell table:formula="of:=VALUE([.G1537])" office:value-type="float" office:value="5692" calcext:value-type="float">
            <text:p>56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93.root</text:p>
          </table:table-cell>
          <table:table-cell table:number-columns-repeated="2"/>
          <table:table-cell table:formula="of:=LEFT(RIGHT([.D1538];10);5)" office:value-type="string" office:string-value="05693" calcext:value-type="string">
            <text:p>05693</text:p>
          </table:table-cell>
          <table:table-cell table:formula="of:=VALUE([.G1538])" office:value-type="float" office:value="5693" calcext:value-type="float">
            <text:p>56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94.root</text:p>
          </table:table-cell>
          <table:table-cell table:number-columns-repeated="2"/>
          <table:table-cell table:formula="of:=LEFT(RIGHT([.D1539];10);5)" office:value-type="string" office:string-value="05694" calcext:value-type="string">
            <text:p>05694</text:p>
          </table:table-cell>
          <table:table-cell table:formula="of:=VALUE([.G1539])" office:value-type="float" office:value="5694" calcext:value-type="float">
            <text:p>56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95.root</text:p>
          </table:table-cell>
          <table:table-cell table:number-columns-repeated="2"/>
          <table:table-cell table:formula="of:=LEFT(RIGHT([.D1540];10);5)" office:value-type="string" office:string-value="05695" calcext:value-type="string">
            <text:p>05695</text:p>
          </table:table-cell>
          <table:table-cell table:formula="of:=VALUE([.G1540])" office:value-type="float" office:value="5695" calcext:value-type="float">
            <text:p>56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96.root</text:p>
          </table:table-cell>
          <table:table-cell table:number-columns-repeated="2"/>
          <table:table-cell table:formula="of:=LEFT(RIGHT([.D1541];10);5)" office:value-type="string" office:string-value="05696" calcext:value-type="string">
            <text:p>05696</text:p>
          </table:table-cell>
          <table:table-cell table:formula="of:=VALUE([.G1541])" office:value-type="float" office:value="5696" calcext:value-type="float">
            <text:p>56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97.root</text:p>
          </table:table-cell>
          <table:table-cell table:number-columns-repeated="2"/>
          <table:table-cell table:formula="of:=LEFT(RIGHT([.D1542];10);5)" office:value-type="string" office:string-value="05697" calcext:value-type="string">
            <text:p>05697</text:p>
          </table:table-cell>
          <table:table-cell table:formula="of:=VALUE([.G1542])" office:value-type="float" office:value="5697" calcext:value-type="float">
            <text:p>56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98.root</text:p>
          </table:table-cell>
          <table:table-cell table:number-columns-repeated="2"/>
          <table:table-cell table:formula="of:=LEFT(RIGHT([.D1543];10);5)" office:value-type="string" office:string-value="05698" calcext:value-type="string">
            <text:p>05698</text:p>
          </table:table-cell>
          <table:table-cell table:formula="of:=VALUE([.G1543])" office:value-type="float" office:value="5698" calcext:value-type="float">
            <text:p>56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699.root</text:p>
          </table:table-cell>
          <table:table-cell table:number-columns-repeated="2"/>
          <table:table-cell table:formula="of:=LEFT(RIGHT([.D1544];10);5)" office:value-type="string" office:string-value="05699" calcext:value-type="string">
            <text:p>05699</text:p>
          </table:table-cell>
          <table:table-cell table:formula="of:=VALUE([.G1544])" office:value-type="float" office:value="5699" calcext:value-type="float">
            <text:p>56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00.root</text:p>
          </table:table-cell>
          <table:table-cell table:number-columns-repeated="2"/>
          <table:table-cell table:formula="of:=LEFT(RIGHT([.D1545];10);5)" office:value-type="string" office:string-value="05700" calcext:value-type="string">
            <text:p>05700</text:p>
          </table:table-cell>
          <table:table-cell table:formula="of:=VALUE([.G1545])" office:value-type="float" office:value="5700" calcext:value-type="float">
            <text:p>57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01.root</text:p>
          </table:table-cell>
          <table:table-cell table:number-columns-repeated="2"/>
          <table:table-cell table:formula="of:=LEFT(RIGHT([.D1546];10);5)" office:value-type="string" office:string-value="05701" calcext:value-type="string">
            <text:p>05701</text:p>
          </table:table-cell>
          <table:table-cell table:formula="of:=VALUE([.G1546])" office:value-type="float" office:value="5701" calcext:value-type="float">
            <text:p>57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02.root</text:p>
          </table:table-cell>
          <table:table-cell table:number-columns-repeated="2"/>
          <table:table-cell table:formula="of:=LEFT(RIGHT([.D1547];10);5)" office:value-type="string" office:string-value="05702" calcext:value-type="string">
            <text:p>05702</text:p>
          </table:table-cell>
          <table:table-cell table:formula="of:=VALUE([.G1547])" office:value-type="float" office:value="5702" calcext:value-type="float">
            <text:p>57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03.root</text:p>
          </table:table-cell>
          <table:table-cell table:number-columns-repeated="2"/>
          <table:table-cell table:formula="of:=LEFT(RIGHT([.D1548];10);5)" office:value-type="string" office:string-value="05703" calcext:value-type="string">
            <text:p>05703</text:p>
          </table:table-cell>
          <table:table-cell table:formula="of:=VALUE([.G1548])" office:value-type="float" office:value="5703" calcext:value-type="float">
            <text:p>57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04.root</text:p>
          </table:table-cell>
          <table:table-cell table:number-columns-repeated="2"/>
          <table:table-cell table:formula="of:=LEFT(RIGHT([.D1549];10);5)" office:value-type="string" office:string-value="05704" calcext:value-type="string">
            <text:p>05704</text:p>
          </table:table-cell>
          <table:table-cell table:formula="of:=VALUE([.G1549])" office:value-type="float" office:value="5704" calcext:value-type="float">
            <text:p>57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05.root</text:p>
          </table:table-cell>
          <table:table-cell table:number-columns-repeated="2"/>
          <table:table-cell table:formula="of:=LEFT(RIGHT([.D1550];10);5)" office:value-type="string" office:string-value="05705" calcext:value-type="string">
            <text:p>05705</text:p>
          </table:table-cell>
          <table:table-cell table:formula="of:=VALUE([.G1550])" office:value-type="float" office:value="5705" calcext:value-type="float">
            <text:p>57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06.root</text:p>
          </table:table-cell>
          <table:table-cell table:number-columns-repeated="2"/>
          <table:table-cell table:formula="of:=LEFT(RIGHT([.D1551];10);5)" office:value-type="string" office:string-value="05706" calcext:value-type="string">
            <text:p>05706</text:p>
          </table:table-cell>
          <table:table-cell table:formula="of:=VALUE([.G1551])" office:value-type="float" office:value="5706" calcext:value-type="float">
            <text:p>57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07.root</text:p>
          </table:table-cell>
          <table:table-cell table:number-columns-repeated="2"/>
          <table:table-cell table:formula="of:=LEFT(RIGHT([.D1552];10);5)" office:value-type="string" office:string-value="05707" calcext:value-type="string">
            <text:p>05707</text:p>
          </table:table-cell>
          <table:table-cell table:formula="of:=VALUE([.G1552])" office:value-type="float" office:value="5707" calcext:value-type="float">
            <text:p>57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08.root</text:p>
          </table:table-cell>
          <table:table-cell table:number-columns-repeated="2"/>
          <table:table-cell table:formula="of:=LEFT(RIGHT([.D1553];10);5)" office:value-type="string" office:string-value="05708" calcext:value-type="string">
            <text:p>05708</text:p>
          </table:table-cell>
          <table:table-cell table:formula="of:=VALUE([.G1553])" office:value-type="float" office:value="5708" calcext:value-type="float">
            <text:p>57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09.root</text:p>
          </table:table-cell>
          <table:table-cell table:number-columns-repeated="2"/>
          <table:table-cell table:formula="of:=LEFT(RIGHT([.D1554];10);5)" office:value-type="string" office:string-value="05709" calcext:value-type="string">
            <text:p>05709</text:p>
          </table:table-cell>
          <table:table-cell table:formula="of:=VALUE([.G1554])" office:value-type="float" office:value="5709" calcext:value-type="float">
            <text:p>57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10.root</text:p>
          </table:table-cell>
          <table:table-cell table:number-columns-repeated="2"/>
          <table:table-cell table:formula="of:=LEFT(RIGHT([.D1555];10);5)" office:value-type="string" office:string-value="05710" calcext:value-type="string">
            <text:p>05710</text:p>
          </table:table-cell>
          <table:table-cell table:formula="of:=VALUE([.G1555])" office:value-type="float" office:value="5710" calcext:value-type="float">
            <text:p>57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11.root</text:p>
          </table:table-cell>
          <table:table-cell table:number-columns-repeated="2"/>
          <table:table-cell table:formula="of:=LEFT(RIGHT([.D1556];10);5)" office:value-type="string" office:string-value="05711" calcext:value-type="string">
            <text:p>05711</text:p>
          </table:table-cell>
          <table:table-cell table:formula="of:=VALUE([.G1556])" office:value-type="float" office:value="5711" calcext:value-type="float">
            <text:p>57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12.root</text:p>
          </table:table-cell>
          <table:table-cell table:number-columns-repeated="2"/>
          <table:table-cell table:formula="of:=LEFT(RIGHT([.D1557];10);5)" office:value-type="string" office:string-value="05712" calcext:value-type="string">
            <text:p>05712</text:p>
          </table:table-cell>
          <table:table-cell table:formula="of:=VALUE([.G1557])" office:value-type="float" office:value="5712" calcext:value-type="float">
            <text:p>57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13.root</text:p>
          </table:table-cell>
          <table:table-cell table:number-columns-repeated="2"/>
          <table:table-cell table:formula="of:=LEFT(RIGHT([.D1558];10);5)" office:value-type="string" office:string-value="05713" calcext:value-type="string">
            <text:p>05713</text:p>
          </table:table-cell>
          <table:table-cell table:formula="of:=VALUE([.G1558])" office:value-type="float" office:value="5713" calcext:value-type="float">
            <text:p>57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14.root</text:p>
          </table:table-cell>
          <table:table-cell table:number-columns-repeated="2"/>
          <table:table-cell table:formula="of:=LEFT(RIGHT([.D1559];10);5)" office:value-type="string" office:string-value="05714" calcext:value-type="string">
            <text:p>05714</text:p>
          </table:table-cell>
          <table:table-cell table:formula="of:=VALUE([.G1559])" office:value-type="float" office:value="5714" calcext:value-type="float">
            <text:p>57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15.root</text:p>
          </table:table-cell>
          <table:table-cell table:number-columns-repeated="2"/>
          <table:table-cell table:formula="of:=LEFT(RIGHT([.D1560];10);5)" office:value-type="string" office:string-value="05715" calcext:value-type="string">
            <text:p>05715</text:p>
          </table:table-cell>
          <table:table-cell table:formula="of:=VALUE([.G1560])" office:value-type="float" office:value="5715" calcext:value-type="float">
            <text:p>57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16.root</text:p>
          </table:table-cell>
          <table:table-cell table:number-columns-repeated="2"/>
          <table:table-cell table:formula="of:=LEFT(RIGHT([.D1561];10);5)" office:value-type="string" office:string-value="05716" calcext:value-type="string">
            <text:p>05716</text:p>
          </table:table-cell>
          <table:table-cell table:formula="of:=VALUE([.G1561])" office:value-type="float" office:value="5716" calcext:value-type="float">
            <text:p>57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17.root</text:p>
          </table:table-cell>
          <table:table-cell table:number-columns-repeated="2"/>
          <table:table-cell table:formula="of:=LEFT(RIGHT([.D1562];10);5)" office:value-type="string" office:string-value="05717" calcext:value-type="string">
            <text:p>05717</text:p>
          </table:table-cell>
          <table:table-cell table:formula="of:=VALUE([.G1562])" office:value-type="float" office:value="5717" calcext:value-type="float">
            <text:p>57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18.root</text:p>
          </table:table-cell>
          <table:table-cell table:number-columns-repeated="2"/>
          <table:table-cell table:formula="of:=LEFT(RIGHT([.D1563];10);5)" office:value-type="string" office:string-value="05718" calcext:value-type="string">
            <text:p>05718</text:p>
          </table:table-cell>
          <table:table-cell table:formula="of:=VALUE([.G1563])" office:value-type="float" office:value="5718" calcext:value-type="float">
            <text:p>57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19.root</text:p>
          </table:table-cell>
          <table:table-cell table:number-columns-repeated="2"/>
          <table:table-cell table:formula="of:=LEFT(RIGHT([.D1564];10);5)" office:value-type="string" office:string-value="05719" calcext:value-type="string">
            <text:p>05719</text:p>
          </table:table-cell>
          <table:table-cell table:formula="of:=VALUE([.G1564])" office:value-type="float" office:value="5719" calcext:value-type="float">
            <text:p>57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20.root</text:p>
          </table:table-cell>
          <table:table-cell table:number-columns-repeated="2"/>
          <table:table-cell table:formula="of:=LEFT(RIGHT([.D1565];10);5)" office:value-type="string" office:string-value="05720" calcext:value-type="string">
            <text:p>05720</text:p>
          </table:table-cell>
          <table:table-cell table:formula="of:=VALUE([.G1565])" office:value-type="float" office:value="5720" calcext:value-type="float">
            <text:p>57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21.root</text:p>
          </table:table-cell>
          <table:table-cell table:number-columns-repeated="2"/>
          <table:table-cell table:formula="of:=LEFT(RIGHT([.D1566];10);5)" office:value-type="string" office:string-value="05721" calcext:value-type="string">
            <text:p>05721</text:p>
          </table:table-cell>
          <table:table-cell table:formula="of:=VALUE([.G1566])" office:value-type="float" office:value="5721" calcext:value-type="float">
            <text:p>57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22.root</text:p>
          </table:table-cell>
          <table:table-cell table:number-columns-repeated="2"/>
          <table:table-cell table:formula="of:=LEFT(RIGHT([.D1567];10);5)" office:value-type="string" office:string-value="05722" calcext:value-type="string">
            <text:p>05722</text:p>
          </table:table-cell>
          <table:table-cell table:formula="of:=VALUE([.G1567])" office:value-type="float" office:value="5722" calcext:value-type="float">
            <text:p>57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23.root</text:p>
          </table:table-cell>
          <table:table-cell table:number-columns-repeated="2"/>
          <table:table-cell table:formula="of:=LEFT(RIGHT([.D1568];10);5)" office:value-type="string" office:string-value="05723" calcext:value-type="string">
            <text:p>05723</text:p>
          </table:table-cell>
          <table:table-cell table:formula="of:=VALUE([.G1568])" office:value-type="float" office:value="5723" calcext:value-type="float">
            <text:p>57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24.root</text:p>
          </table:table-cell>
          <table:table-cell table:number-columns-repeated="2"/>
          <table:table-cell table:formula="of:=LEFT(RIGHT([.D1569];10);5)" office:value-type="string" office:string-value="05724" calcext:value-type="string">
            <text:p>05724</text:p>
          </table:table-cell>
          <table:table-cell table:formula="of:=VALUE([.G1569])" office:value-type="float" office:value="5724" calcext:value-type="float">
            <text:p>57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25.root</text:p>
          </table:table-cell>
          <table:table-cell table:number-columns-repeated="2"/>
          <table:table-cell table:formula="of:=LEFT(RIGHT([.D1570];10);5)" office:value-type="string" office:string-value="05725" calcext:value-type="string">
            <text:p>05725</text:p>
          </table:table-cell>
          <table:table-cell table:formula="of:=VALUE([.G1570])" office:value-type="float" office:value="5725" calcext:value-type="float">
            <text:p>57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26.root</text:p>
          </table:table-cell>
          <table:table-cell table:number-columns-repeated="2"/>
          <table:table-cell table:formula="of:=LEFT(RIGHT([.D1571];10);5)" office:value-type="string" office:string-value="05726" calcext:value-type="string">
            <text:p>05726</text:p>
          </table:table-cell>
          <table:table-cell table:formula="of:=VALUE([.G1571])" office:value-type="float" office:value="5726" calcext:value-type="float">
            <text:p>57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27.root</text:p>
          </table:table-cell>
          <table:table-cell table:number-columns-repeated="2"/>
          <table:table-cell table:formula="of:=LEFT(RIGHT([.D1572];10);5)" office:value-type="string" office:string-value="05727" calcext:value-type="string">
            <text:p>05727</text:p>
          </table:table-cell>
          <table:table-cell table:formula="of:=VALUE([.G1572])" office:value-type="float" office:value="5727" calcext:value-type="float">
            <text:p>57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28.root</text:p>
          </table:table-cell>
          <table:table-cell table:number-columns-repeated="2"/>
          <table:table-cell table:formula="of:=LEFT(RIGHT([.D1573];10);5)" office:value-type="string" office:string-value="05728" calcext:value-type="string">
            <text:p>05728</text:p>
          </table:table-cell>
          <table:table-cell table:formula="of:=VALUE([.G1573])" office:value-type="float" office:value="5728" calcext:value-type="float">
            <text:p>57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29.root</text:p>
          </table:table-cell>
          <table:table-cell table:number-columns-repeated="2"/>
          <table:table-cell table:formula="of:=LEFT(RIGHT([.D1574];10);5)" office:value-type="string" office:string-value="05729" calcext:value-type="string">
            <text:p>05729</text:p>
          </table:table-cell>
          <table:table-cell table:formula="of:=VALUE([.G1574])" office:value-type="float" office:value="5729" calcext:value-type="float">
            <text:p>57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30.root</text:p>
          </table:table-cell>
          <table:table-cell table:number-columns-repeated="2"/>
          <table:table-cell table:formula="of:=LEFT(RIGHT([.D1575];10);5)" office:value-type="string" office:string-value="05730" calcext:value-type="string">
            <text:p>05730</text:p>
          </table:table-cell>
          <table:table-cell table:formula="of:=VALUE([.G1575])" office:value-type="float" office:value="5730" calcext:value-type="float">
            <text:p>57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31.root</text:p>
          </table:table-cell>
          <table:table-cell table:number-columns-repeated="2"/>
          <table:table-cell table:formula="of:=LEFT(RIGHT([.D1576];10);5)" office:value-type="string" office:string-value="05731" calcext:value-type="string">
            <text:p>05731</text:p>
          </table:table-cell>
          <table:table-cell table:formula="of:=VALUE([.G1576])" office:value-type="float" office:value="5731" calcext:value-type="float">
            <text:p>57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32.root</text:p>
          </table:table-cell>
          <table:table-cell table:number-columns-repeated="2"/>
          <table:table-cell table:formula="of:=LEFT(RIGHT([.D1577];10);5)" office:value-type="string" office:string-value="05732" calcext:value-type="string">
            <text:p>05732</text:p>
          </table:table-cell>
          <table:table-cell table:formula="of:=VALUE([.G1577])" office:value-type="float" office:value="5732" calcext:value-type="float">
            <text:p>57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33.root</text:p>
          </table:table-cell>
          <table:table-cell table:number-columns-repeated="2"/>
          <table:table-cell table:formula="of:=LEFT(RIGHT([.D1578];10);5)" office:value-type="string" office:string-value="05733" calcext:value-type="string">
            <text:p>05733</text:p>
          </table:table-cell>
          <table:table-cell table:formula="of:=VALUE([.G1578])" office:value-type="float" office:value="5733" calcext:value-type="float">
            <text:p>57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34.root</text:p>
          </table:table-cell>
          <table:table-cell table:number-columns-repeated="2"/>
          <table:table-cell table:formula="of:=LEFT(RIGHT([.D1579];10);5)" office:value-type="string" office:string-value="05734" calcext:value-type="string">
            <text:p>05734</text:p>
          </table:table-cell>
          <table:table-cell table:formula="of:=VALUE([.G1579])" office:value-type="float" office:value="5734" calcext:value-type="float">
            <text:p>57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35.root</text:p>
          </table:table-cell>
          <table:table-cell table:number-columns-repeated="2"/>
          <table:table-cell table:formula="of:=LEFT(RIGHT([.D1580];10);5)" office:value-type="string" office:string-value="05735" calcext:value-type="string">
            <text:p>05735</text:p>
          </table:table-cell>
          <table:table-cell table:formula="of:=VALUE([.G1580])" office:value-type="float" office:value="5735" calcext:value-type="float">
            <text:p>57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36.root</text:p>
          </table:table-cell>
          <table:table-cell table:number-columns-repeated="2"/>
          <table:table-cell table:formula="of:=LEFT(RIGHT([.D1581];10);5)" office:value-type="string" office:string-value="05736" calcext:value-type="string">
            <text:p>05736</text:p>
          </table:table-cell>
          <table:table-cell table:formula="of:=VALUE([.G1581])" office:value-type="float" office:value="5736" calcext:value-type="float">
            <text:p>57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37.root</text:p>
          </table:table-cell>
          <table:table-cell table:number-columns-repeated="2"/>
          <table:table-cell table:formula="of:=LEFT(RIGHT([.D1582];10);5)" office:value-type="string" office:string-value="05737" calcext:value-type="string">
            <text:p>05737</text:p>
          </table:table-cell>
          <table:table-cell table:formula="of:=VALUE([.G1582])" office:value-type="float" office:value="5737" calcext:value-type="float">
            <text:p>57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38.root</text:p>
          </table:table-cell>
          <table:table-cell table:number-columns-repeated="2"/>
          <table:table-cell table:formula="of:=LEFT(RIGHT([.D1583];10);5)" office:value-type="string" office:string-value="05738" calcext:value-type="string">
            <text:p>05738</text:p>
          </table:table-cell>
          <table:table-cell table:formula="of:=VALUE([.G1583])" office:value-type="float" office:value="5738" calcext:value-type="float">
            <text:p>57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39.root</text:p>
          </table:table-cell>
          <table:table-cell table:number-columns-repeated="2"/>
          <table:table-cell table:formula="of:=LEFT(RIGHT([.D1584];10);5)" office:value-type="string" office:string-value="05739" calcext:value-type="string">
            <text:p>05739</text:p>
          </table:table-cell>
          <table:table-cell table:formula="of:=VALUE([.G1584])" office:value-type="float" office:value="5739" calcext:value-type="float">
            <text:p>57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40.root</text:p>
          </table:table-cell>
          <table:table-cell table:number-columns-repeated="2"/>
          <table:table-cell table:formula="of:=LEFT(RIGHT([.D1585];10);5)" office:value-type="string" office:string-value="05740" calcext:value-type="string">
            <text:p>05740</text:p>
          </table:table-cell>
          <table:table-cell table:formula="of:=VALUE([.G1585])" office:value-type="float" office:value="5740" calcext:value-type="float">
            <text:p>57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41.root</text:p>
          </table:table-cell>
          <table:table-cell table:number-columns-repeated="2"/>
          <table:table-cell table:formula="of:=LEFT(RIGHT([.D1586];10);5)" office:value-type="string" office:string-value="05741" calcext:value-type="string">
            <text:p>05741</text:p>
          </table:table-cell>
          <table:table-cell table:formula="of:=VALUE([.G1586])" office:value-type="float" office:value="5741" calcext:value-type="float">
            <text:p>57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42.root</text:p>
          </table:table-cell>
          <table:table-cell table:number-columns-repeated="2"/>
          <table:table-cell table:formula="of:=LEFT(RIGHT([.D1587];10);5)" office:value-type="string" office:string-value="05742" calcext:value-type="string">
            <text:p>05742</text:p>
          </table:table-cell>
          <table:table-cell table:formula="of:=VALUE([.G1587])" office:value-type="float" office:value="5742" calcext:value-type="float">
            <text:p>57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43.root</text:p>
          </table:table-cell>
          <table:table-cell table:number-columns-repeated="2"/>
          <table:table-cell table:formula="of:=LEFT(RIGHT([.D1588];10);5)" office:value-type="string" office:string-value="05743" calcext:value-type="string">
            <text:p>05743</text:p>
          </table:table-cell>
          <table:table-cell table:formula="of:=VALUE([.G1588])" office:value-type="float" office:value="5743" calcext:value-type="float">
            <text:p>57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44.root</text:p>
          </table:table-cell>
          <table:table-cell table:number-columns-repeated="2"/>
          <table:table-cell table:formula="of:=LEFT(RIGHT([.D1589];10);5)" office:value-type="string" office:string-value="05744" calcext:value-type="string">
            <text:p>05744</text:p>
          </table:table-cell>
          <table:table-cell table:formula="of:=VALUE([.G1589])" office:value-type="float" office:value="5744" calcext:value-type="float">
            <text:p>57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45.root</text:p>
          </table:table-cell>
          <table:table-cell table:number-columns-repeated="2"/>
          <table:table-cell table:formula="of:=LEFT(RIGHT([.D1590];10);5)" office:value-type="string" office:string-value="05745" calcext:value-type="string">
            <text:p>05745</text:p>
          </table:table-cell>
          <table:table-cell table:formula="of:=VALUE([.G1590])" office:value-type="float" office:value="5745" calcext:value-type="float">
            <text:p>57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46.root</text:p>
          </table:table-cell>
          <table:table-cell table:number-columns-repeated="2"/>
          <table:table-cell table:formula="of:=LEFT(RIGHT([.D1591];10);5)" office:value-type="string" office:string-value="05746" calcext:value-type="string">
            <text:p>05746</text:p>
          </table:table-cell>
          <table:table-cell table:formula="of:=VALUE([.G1591])" office:value-type="float" office:value="5746" calcext:value-type="float">
            <text:p>57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47.root</text:p>
          </table:table-cell>
          <table:table-cell table:number-columns-repeated="2"/>
          <table:table-cell table:formula="of:=LEFT(RIGHT([.D1592];10);5)" office:value-type="string" office:string-value="05747" calcext:value-type="string">
            <text:p>05747</text:p>
          </table:table-cell>
          <table:table-cell table:formula="of:=VALUE([.G1592])" office:value-type="float" office:value="5747" calcext:value-type="float">
            <text:p>57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48.root</text:p>
          </table:table-cell>
          <table:table-cell table:number-columns-repeated="2"/>
          <table:table-cell table:formula="of:=LEFT(RIGHT([.D1593];10);5)" office:value-type="string" office:string-value="05748" calcext:value-type="string">
            <text:p>05748</text:p>
          </table:table-cell>
          <table:table-cell table:formula="of:=VALUE([.G1593])" office:value-type="float" office:value="5748" calcext:value-type="float">
            <text:p>57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49.root</text:p>
          </table:table-cell>
          <table:table-cell table:number-columns-repeated="2"/>
          <table:table-cell table:formula="of:=LEFT(RIGHT([.D1594];10);5)" office:value-type="string" office:string-value="05749" calcext:value-type="string">
            <text:p>05749</text:p>
          </table:table-cell>
          <table:table-cell table:formula="of:=VALUE([.G1594])" office:value-type="float" office:value="5749" calcext:value-type="float">
            <text:p>57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50.root</text:p>
          </table:table-cell>
          <table:table-cell table:number-columns-repeated="2"/>
          <table:table-cell table:formula="of:=LEFT(RIGHT([.D1595];10);5)" office:value-type="string" office:string-value="05750" calcext:value-type="string">
            <text:p>05750</text:p>
          </table:table-cell>
          <table:table-cell table:formula="of:=VALUE([.G1595])" office:value-type="float" office:value="5750" calcext:value-type="float">
            <text:p>57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51.root</text:p>
          </table:table-cell>
          <table:table-cell table:number-columns-repeated="2"/>
          <table:table-cell table:formula="of:=LEFT(RIGHT([.D1596];10);5)" office:value-type="string" office:string-value="05751" calcext:value-type="string">
            <text:p>05751</text:p>
          </table:table-cell>
          <table:table-cell table:formula="of:=VALUE([.G1596])" office:value-type="float" office:value="5751" calcext:value-type="float">
            <text:p>57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52.root</text:p>
          </table:table-cell>
          <table:table-cell table:number-columns-repeated="2"/>
          <table:table-cell table:formula="of:=LEFT(RIGHT([.D1597];10);5)" office:value-type="string" office:string-value="05752" calcext:value-type="string">
            <text:p>05752</text:p>
          </table:table-cell>
          <table:table-cell table:formula="of:=VALUE([.G1597])" office:value-type="float" office:value="5752" calcext:value-type="float">
            <text:p>57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53.root</text:p>
          </table:table-cell>
          <table:table-cell table:number-columns-repeated="2"/>
          <table:table-cell table:formula="of:=LEFT(RIGHT([.D1598];10);5)" office:value-type="string" office:string-value="05753" calcext:value-type="string">
            <text:p>05753</text:p>
          </table:table-cell>
          <table:table-cell table:formula="of:=VALUE([.G1598])" office:value-type="float" office:value="5753" calcext:value-type="float">
            <text:p>57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54.root</text:p>
          </table:table-cell>
          <table:table-cell table:number-columns-repeated="2"/>
          <table:table-cell table:formula="of:=LEFT(RIGHT([.D1599];10);5)" office:value-type="string" office:string-value="05754" calcext:value-type="string">
            <text:p>05754</text:p>
          </table:table-cell>
          <table:table-cell table:formula="of:=VALUE([.G1599])" office:value-type="float" office:value="5754" calcext:value-type="float">
            <text:p>57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55.root</text:p>
          </table:table-cell>
          <table:table-cell table:number-columns-repeated="2"/>
          <table:table-cell table:formula="of:=LEFT(RIGHT([.D1600];10);5)" office:value-type="string" office:string-value="05755" calcext:value-type="string">
            <text:p>05755</text:p>
          </table:table-cell>
          <table:table-cell table:formula="of:=VALUE([.G1600])" office:value-type="float" office:value="5755" calcext:value-type="float">
            <text:p>57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56.root</text:p>
          </table:table-cell>
          <table:table-cell table:number-columns-repeated="2"/>
          <table:table-cell table:formula="of:=LEFT(RIGHT([.D1601];10);5)" office:value-type="string" office:string-value="05756" calcext:value-type="string">
            <text:p>05756</text:p>
          </table:table-cell>
          <table:table-cell table:formula="of:=VALUE([.G1601])" office:value-type="float" office:value="5756" calcext:value-type="float">
            <text:p>57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57.root</text:p>
          </table:table-cell>
          <table:table-cell table:number-columns-repeated="2"/>
          <table:table-cell table:formula="of:=LEFT(RIGHT([.D1602];10);5)" office:value-type="string" office:string-value="05757" calcext:value-type="string">
            <text:p>05757</text:p>
          </table:table-cell>
          <table:table-cell table:formula="of:=VALUE([.G1602])" office:value-type="float" office:value="5757" calcext:value-type="float">
            <text:p>57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58.root</text:p>
          </table:table-cell>
          <table:table-cell table:number-columns-repeated="2"/>
          <table:table-cell table:formula="of:=LEFT(RIGHT([.D1603];10);5)" office:value-type="string" office:string-value="05758" calcext:value-type="string">
            <text:p>05758</text:p>
          </table:table-cell>
          <table:table-cell table:formula="of:=VALUE([.G1603])" office:value-type="float" office:value="5758" calcext:value-type="float">
            <text:p>57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59.root</text:p>
          </table:table-cell>
          <table:table-cell table:number-columns-repeated="2"/>
          <table:table-cell table:formula="of:=LEFT(RIGHT([.D1604];10);5)" office:value-type="string" office:string-value="05759" calcext:value-type="string">
            <text:p>05759</text:p>
          </table:table-cell>
          <table:table-cell table:formula="of:=VALUE([.G1604])" office:value-type="float" office:value="5759" calcext:value-type="float">
            <text:p>57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60.root</text:p>
          </table:table-cell>
          <table:table-cell table:number-columns-repeated="2"/>
          <table:table-cell table:formula="of:=LEFT(RIGHT([.D1605];10);5)" office:value-type="string" office:string-value="05760" calcext:value-type="string">
            <text:p>05760</text:p>
          </table:table-cell>
          <table:table-cell table:formula="of:=VALUE([.G1605])" office:value-type="float" office:value="5760" calcext:value-type="float">
            <text:p>57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61.root</text:p>
          </table:table-cell>
          <table:table-cell table:number-columns-repeated="2"/>
          <table:table-cell table:formula="of:=LEFT(RIGHT([.D1606];10);5)" office:value-type="string" office:string-value="05761" calcext:value-type="string">
            <text:p>05761</text:p>
          </table:table-cell>
          <table:table-cell table:formula="of:=VALUE([.G1606])" office:value-type="float" office:value="5761" calcext:value-type="float">
            <text:p>57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62.root</text:p>
          </table:table-cell>
          <table:table-cell table:number-columns-repeated="2"/>
          <table:table-cell table:formula="of:=LEFT(RIGHT([.D1607];10);5)" office:value-type="string" office:string-value="05762" calcext:value-type="string">
            <text:p>05762</text:p>
          </table:table-cell>
          <table:table-cell table:formula="of:=VALUE([.G1607])" office:value-type="float" office:value="5762" calcext:value-type="float">
            <text:p>57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63.root</text:p>
          </table:table-cell>
          <table:table-cell table:number-columns-repeated="2"/>
          <table:table-cell table:formula="of:=LEFT(RIGHT([.D1608];10);5)" office:value-type="string" office:string-value="05763" calcext:value-type="string">
            <text:p>05763</text:p>
          </table:table-cell>
          <table:table-cell table:formula="of:=VALUE([.G1608])" office:value-type="float" office:value="5763" calcext:value-type="float">
            <text:p>57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64.root</text:p>
          </table:table-cell>
          <table:table-cell table:number-columns-repeated="2"/>
          <table:table-cell table:formula="of:=LEFT(RIGHT([.D1609];10);5)" office:value-type="string" office:string-value="05764" calcext:value-type="string">
            <text:p>05764</text:p>
          </table:table-cell>
          <table:table-cell table:formula="of:=VALUE([.G1609])" office:value-type="float" office:value="5764" calcext:value-type="float">
            <text:p>57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65.root</text:p>
          </table:table-cell>
          <table:table-cell table:number-columns-repeated="2"/>
          <table:table-cell table:formula="of:=LEFT(RIGHT([.D1610];10);5)" office:value-type="string" office:string-value="05765" calcext:value-type="string">
            <text:p>05765</text:p>
          </table:table-cell>
          <table:table-cell table:formula="of:=VALUE([.G1610])" office:value-type="float" office:value="5765" calcext:value-type="float">
            <text:p>57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66.root</text:p>
          </table:table-cell>
          <table:table-cell table:number-columns-repeated="2"/>
          <table:table-cell table:formula="of:=LEFT(RIGHT([.D1611];10);5)" office:value-type="string" office:string-value="05766" calcext:value-type="string">
            <text:p>05766</text:p>
          </table:table-cell>
          <table:table-cell table:formula="of:=VALUE([.G1611])" office:value-type="float" office:value="5766" calcext:value-type="float">
            <text:p>57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67.root</text:p>
          </table:table-cell>
          <table:table-cell table:number-columns-repeated="2"/>
          <table:table-cell table:formula="of:=LEFT(RIGHT([.D1612];10);5)" office:value-type="string" office:string-value="05767" calcext:value-type="string">
            <text:p>05767</text:p>
          </table:table-cell>
          <table:table-cell table:formula="of:=VALUE([.G1612])" office:value-type="float" office:value="5767" calcext:value-type="float">
            <text:p>57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68.root</text:p>
          </table:table-cell>
          <table:table-cell table:number-columns-repeated="2"/>
          <table:table-cell table:formula="of:=LEFT(RIGHT([.D1613];10);5)" office:value-type="string" office:string-value="05768" calcext:value-type="string">
            <text:p>05768</text:p>
          </table:table-cell>
          <table:table-cell table:formula="of:=VALUE([.G1613])" office:value-type="float" office:value="5768" calcext:value-type="float">
            <text:p>57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69.root</text:p>
          </table:table-cell>
          <table:table-cell table:number-columns-repeated="2"/>
          <table:table-cell table:formula="of:=LEFT(RIGHT([.D1614];10);5)" office:value-type="string" office:string-value="05769" calcext:value-type="string">
            <text:p>05769</text:p>
          </table:table-cell>
          <table:table-cell table:formula="of:=VALUE([.G1614])" office:value-type="float" office:value="5769" calcext:value-type="float">
            <text:p>57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70.root</text:p>
          </table:table-cell>
          <table:table-cell table:number-columns-repeated="2"/>
          <table:table-cell table:formula="of:=LEFT(RIGHT([.D1615];10);5)" office:value-type="string" office:string-value="05770" calcext:value-type="string">
            <text:p>05770</text:p>
          </table:table-cell>
          <table:table-cell table:formula="of:=VALUE([.G1615])" office:value-type="float" office:value="5770" calcext:value-type="float">
            <text:p>57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71.root</text:p>
          </table:table-cell>
          <table:table-cell table:number-columns-repeated="2"/>
          <table:table-cell table:formula="of:=LEFT(RIGHT([.D1616];10);5)" office:value-type="string" office:string-value="05771" calcext:value-type="string">
            <text:p>05771</text:p>
          </table:table-cell>
          <table:table-cell table:formula="of:=VALUE([.G1616])" office:value-type="float" office:value="5771" calcext:value-type="float">
            <text:p>57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72.root</text:p>
          </table:table-cell>
          <table:table-cell table:number-columns-repeated="2"/>
          <table:table-cell table:formula="of:=LEFT(RIGHT([.D1617];10);5)" office:value-type="string" office:string-value="05772" calcext:value-type="string">
            <text:p>05772</text:p>
          </table:table-cell>
          <table:table-cell table:formula="of:=VALUE([.G1617])" office:value-type="float" office:value="5772" calcext:value-type="float">
            <text:p>57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73.root</text:p>
          </table:table-cell>
          <table:table-cell table:number-columns-repeated="2"/>
          <table:table-cell table:formula="of:=LEFT(RIGHT([.D1618];10);5)" office:value-type="string" office:string-value="05773" calcext:value-type="string">
            <text:p>05773</text:p>
          </table:table-cell>
          <table:table-cell table:formula="of:=VALUE([.G1618])" office:value-type="float" office:value="5773" calcext:value-type="float">
            <text:p>57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74.root</text:p>
          </table:table-cell>
          <table:table-cell table:number-columns-repeated="2"/>
          <table:table-cell table:formula="of:=LEFT(RIGHT([.D1619];10);5)" office:value-type="string" office:string-value="05774" calcext:value-type="string">
            <text:p>05774</text:p>
          </table:table-cell>
          <table:table-cell table:formula="of:=VALUE([.G1619])" office:value-type="float" office:value="5774" calcext:value-type="float">
            <text:p>57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75.root</text:p>
          </table:table-cell>
          <table:table-cell table:number-columns-repeated="2"/>
          <table:table-cell table:formula="of:=LEFT(RIGHT([.D1620];10);5)" office:value-type="string" office:string-value="05775" calcext:value-type="string">
            <text:p>05775</text:p>
          </table:table-cell>
          <table:table-cell table:formula="of:=VALUE([.G1620])" office:value-type="float" office:value="5775" calcext:value-type="float">
            <text:p>57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76.root</text:p>
          </table:table-cell>
          <table:table-cell table:number-columns-repeated="2"/>
          <table:table-cell table:formula="of:=LEFT(RIGHT([.D1621];10);5)" office:value-type="string" office:string-value="05776" calcext:value-type="string">
            <text:p>05776</text:p>
          </table:table-cell>
          <table:table-cell table:formula="of:=VALUE([.G1621])" office:value-type="float" office:value="5776" calcext:value-type="float">
            <text:p>57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77.root</text:p>
          </table:table-cell>
          <table:table-cell table:number-columns-repeated="2"/>
          <table:table-cell table:formula="of:=LEFT(RIGHT([.D1622];10);5)" office:value-type="string" office:string-value="05777" calcext:value-type="string">
            <text:p>05777</text:p>
          </table:table-cell>
          <table:table-cell table:formula="of:=VALUE([.G1622])" office:value-type="float" office:value="5777" calcext:value-type="float">
            <text:p>57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78.root</text:p>
          </table:table-cell>
          <table:table-cell table:number-columns-repeated="2"/>
          <table:table-cell table:formula="of:=LEFT(RIGHT([.D1623];10);5)" office:value-type="string" office:string-value="05778" calcext:value-type="string">
            <text:p>05778</text:p>
          </table:table-cell>
          <table:table-cell table:formula="of:=VALUE([.G1623])" office:value-type="float" office:value="5778" calcext:value-type="float">
            <text:p>57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79.root</text:p>
          </table:table-cell>
          <table:table-cell table:number-columns-repeated="2"/>
          <table:table-cell table:formula="of:=LEFT(RIGHT([.D1624];10);5)" office:value-type="string" office:string-value="05779" calcext:value-type="string">
            <text:p>05779</text:p>
          </table:table-cell>
          <table:table-cell table:formula="of:=VALUE([.G1624])" office:value-type="float" office:value="5779" calcext:value-type="float">
            <text:p>57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80.root</text:p>
          </table:table-cell>
          <table:table-cell table:number-columns-repeated="2"/>
          <table:table-cell table:formula="of:=LEFT(RIGHT([.D1625];10);5)" office:value-type="string" office:string-value="05780" calcext:value-type="string">
            <text:p>05780</text:p>
          </table:table-cell>
          <table:table-cell table:formula="of:=VALUE([.G1625])" office:value-type="float" office:value="5780" calcext:value-type="float">
            <text:p>57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81.root</text:p>
          </table:table-cell>
          <table:table-cell table:number-columns-repeated="2"/>
          <table:table-cell table:formula="of:=LEFT(RIGHT([.D1626];10);5)" office:value-type="string" office:string-value="05781" calcext:value-type="string">
            <text:p>05781</text:p>
          </table:table-cell>
          <table:table-cell table:formula="of:=VALUE([.G1626])" office:value-type="float" office:value="5781" calcext:value-type="float">
            <text:p>57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82.root</text:p>
          </table:table-cell>
          <table:table-cell table:number-columns-repeated="2"/>
          <table:table-cell table:formula="of:=LEFT(RIGHT([.D1627];10);5)" office:value-type="string" office:string-value="05782" calcext:value-type="string">
            <text:p>05782</text:p>
          </table:table-cell>
          <table:table-cell table:formula="of:=VALUE([.G1627])" office:value-type="float" office:value="5782" calcext:value-type="float">
            <text:p>57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83.root</text:p>
          </table:table-cell>
          <table:table-cell table:number-columns-repeated="2"/>
          <table:table-cell table:formula="of:=LEFT(RIGHT([.D1628];10);5)" office:value-type="string" office:string-value="05783" calcext:value-type="string">
            <text:p>05783</text:p>
          </table:table-cell>
          <table:table-cell table:formula="of:=VALUE([.G1628])" office:value-type="float" office:value="5783" calcext:value-type="float">
            <text:p>57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84.root</text:p>
          </table:table-cell>
          <table:table-cell table:number-columns-repeated="2"/>
          <table:table-cell table:formula="of:=LEFT(RIGHT([.D1629];10);5)" office:value-type="string" office:string-value="05784" calcext:value-type="string">
            <text:p>05784</text:p>
          </table:table-cell>
          <table:table-cell table:formula="of:=VALUE([.G1629])" office:value-type="float" office:value="5784" calcext:value-type="float">
            <text:p>57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85.root</text:p>
          </table:table-cell>
          <table:table-cell table:number-columns-repeated="2"/>
          <table:table-cell table:formula="of:=LEFT(RIGHT([.D1630];10);5)" office:value-type="string" office:string-value="05785" calcext:value-type="string">
            <text:p>05785</text:p>
          </table:table-cell>
          <table:table-cell table:formula="of:=VALUE([.G1630])" office:value-type="float" office:value="5785" calcext:value-type="float">
            <text:p>57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86.root</text:p>
          </table:table-cell>
          <table:table-cell table:number-columns-repeated="2"/>
          <table:table-cell table:formula="of:=LEFT(RIGHT([.D1631];10);5)" office:value-type="string" office:string-value="05786" calcext:value-type="string">
            <text:p>05786</text:p>
          </table:table-cell>
          <table:table-cell table:formula="of:=VALUE([.G1631])" office:value-type="float" office:value="5786" calcext:value-type="float">
            <text:p>57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87.root</text:p>
          </table:table-cell>
          <table:table-cell table:number-columns-repeated="2"/>
          <table:table-cell table:formula="of:=LEFT(RIGHT([.D1632];10);5)" office:value-type="string" office:string-value="05787" calcext:value-type="string">
            <text:p>05787</text:p>
          </table:table-cell>
          <table:table-cell table:formula="of:=VALUE([.G1632])" office:value-type="float" office:value="5787" calcext:value-type="float">
            <text:p>57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88.root</text:p>
          </table:table-cell>
          <table:table-cell table:number-columns-repeated="2"/>
          <table:table-cell table:formula="of:=LEFT(RIGHT([.D1633];10);5)" office:value-type="string" office:string-value="05788" calcext:value-type="string">
            <text:p>05788</text:p>
          </table:table-cell>
          <table:table-cell table:formula="of:=VALUE([.G1633])" office:value-type="float" office:value="5788" calcext:value-type="float">
            <text:p>57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89.root</text:p>
          </table:table-cell>
          <table:table-cell table:number-columns-repeated="2"/>
          <table:table-cell table:formula="of:=LEFT(RIGHT([.D1634];10);5)" office:value-type="string" office:string-value="05789" calcext:value-type="string">
            <text:p>05789</text:p>
          </table:table-cell>
          <table:table-cell table:formula="of:=VALUE([.G1634])" office:value-type="float" office:value="5789" calcext:value-type="float">
            <text:p>57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90.root</text:p>
          </table:table-cell>
          <table:table-cell table:number-columns-repeated="2"/>
          <table:table-cell table:formula="of:=LEFT(RIGHT([.D1635];10);5)" office:value-type="string" office:string-value="05790" calcext:value-type="string">
            <text:p>05790</text:p>
          </table:table-cell>
          <table:table-cell table:formula="of:=VALUE([.G1635])" office:value-type="float" office:value="5790" calcext:value-type="float">
            <text:p>57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91.root</text:p>
          </table:table-cell>
          <table:table-cell table:number-columns-repeated="2"/>
          <table:table-cell table:formula="of:=LEFT(RIGHT([.D1636];10);5)" office:value-type="string" office:string-value="05791" calcext:value-type="string">
            <text:p>05791</text:p>
          </table:table-cell>
          <table:table-cell table:formula="of:=VALUE([.G1636])" office:value-type="float" office:value="5791" calcext:value-type="float">
            <text:p>57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92.root</text:p>
          </table:table-cell>
          <table:table-cell table:number-columns-repeated="2"/>
          <table:table-cell table:formula="of:=LEFT(RIGHT([.D1637];10);5)" office:value-type="string" office:string-value="05792" calcext:value-type="string">
            <text:p>05792</text:p>
          </table:table-cell>
          <table:table-cell table:formula="of:=VALUE([.G1637])" office:value-type="float" office:value="5792" calcext:value-type="float">
            <text:p>57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93.root</text:p>
          </table:table-cell>
          <table:table-cell table:number-columns-repeated="2"/>
          <table:table-cell table:formula="of:=LEFT(RIGHT([.D1638];10);5)" office:value-type="string" office:string-value="05793" calcext:value-type="string">
            <text:p>05793</text:p>
          </table:table-cell>
          <table:table-cell table:formula="of:=VALUE([.G1638])" office:value-type="float" office:value="5793" calcext:value-type="float">
            <text:p>57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94.root</text:p>
          </table:table-cell>
          <table:table-cell table:number-columns-repeated="2"/>
          <table:table-cell table:formula="of:=LEFT(RIGHT([.D1639];10);5)" office:value-type="string" office:string-value="05794" calcext:value-type="string">
            <text:p>05794</text:p>
          </table:table-cell>
          <table:table-cell table:formula="of:=VALUE([.G1639])" office:value-type="float" office:value="5794" calcext:value-type="float">
            <text:p>57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95.root</text:p>
          </table:table-cell>
          <table:table-cell table:number-columns-repeated="2"/>
          <table:table-cell table:formula="of:=LEFT(RIGHT([.D1640];10);5)" office:value-type="string" office:string-value="05795" calcext:value-type="string">
            <text:p>05795</text:p>
          </table:table-cell>
          <table:table-cell table:formula="of:=VALUE([.G1640])" office:value-type="float" office:value="5795" calcext:value-type="float">
            <text:p>57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96.root</text:p>
          </table:table-cell>
          <table:table-cell table:number-columns-repeated="2"/>
          <table:table-cell table:formula="of:=LEFT(RIGHT([.D1641];10);5)" office:value-type="string" office:string-value="05796" calcext:value-type="string">
            <text:p>05796</text:p>
          </table:table-cell>
          <table:table-cell table:formula="of:=VALUE([.G1641])" office:value-type="float" office:value="5796" calcext:value-type="float">
            <text:p>57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97.root</text:p>
          </table:table-cell>
          <table:table-cell table:number-columns-repeated="2"/>
          <table:table-cell table:formula="of:=LEFT(RIGHT([.D1642];10);5)" office:value-type="string" office:string-value="05797" calcext:value-type="string">
            <text:p>05797</text:p>
          </table:table-cell>
          <table:table-cell table:formula="of:=VALUE([.G1642])" office:value-type="float" office:value="5797" calcext:value-type="float">
            <text:p>57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98.root</text:p>
          </table:table-cell>
          <table:table-cell table:number-columns-repeated="2"/>
          <table:table-cell table:formula="of:=LEFT(RIGHT([.D1643];10);5)" office:value-type="string" office:string-value="05798" calcext:value-type="string">
            <text:p>05798</text:p>
          </table:table-cell>
          <table:table-cell table:formula="of:=VALUE([.G1643])" office:value-type="float" office:value="5798" calcext:value-type="float">
            <text:p>57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799.root</text:p>
          </table:table-cell>
          <table:table-cell table:number-columns-repeated="2"/>
          <table:table-cell table:formula="of:=LEFT(RIGHT([.D1644];10);5)" office:value-type="string" office:string-value="05799" calcext:value-type="string">
            <text:p>05799</text:p>
          </table:table-cell>
          <table:table-cell table:formula="of:=VALUE([.G1644])" office:value-type="float" office:value="5799" calcext:value-type="float">
            <text:p>57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00.root</text:p>
          </table:table-cell>
          <table:table-cell table:number-columns-repeated="2"/>
          <table:table-cell table:formula="of:=LEFT(RIGHT([.D1645];10);5)" office:value-type="string" office:string-value="05800" calcext:value-type="string">
            <text:p>05800</text:p>
          </table:table-cell>
          <table:table-cell table:formula="of:=VALUE([.G1645])" office:value-type="float" office:value="5800" calcext:value-type="float">
            <text:p>58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01.root</text:p>
          </table:table-cell>
          <table:table-cell table:number-columns-repeated="2"/>
          <table:table-cell table:formula="of:=LEFT(RIGHT([.D1646];10);5)" office:value-type="string" office:string-value="05801" calcext:value-type="string">
            <text:p>05801</text:p>
          </table:table-cell>
          <table:table-cell table:formula="of:=VALUE([.G1646])" office:value-type="float" office:value="5801" calcext:value-type="float">
            <text:p>58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02.root</text:p>
          </table:table-cell>
          <table:table-cell table:number-columns-repeated="2"/>
          <table:table-cell table:formula="of:=LEFT(RIGHT([.D1647];10);5)" office:value-type="string" office:string-value="05802" calcext:value-type="string">
            <text:p>05802</text:p>
          </table:table-cell>
          <table:table-cell table:formula="of:=VALUE([.G1647])" office:value-type="float" office:value="5802" calcext:value-type="float">
            <text:p>58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03.root</text:p>
          </table:table-cell>
          <table:table-cell table:number-columns-repeated="2"/>
          <table:table-cell table:formula="of:=LEFT(RIGHT([.D1648];10);5)" office:value-type="string" office:string-value="05803" calcext:value-type="string">
            <text:p>05803</text:p>
          </table:table-cell>
          <table:table-cell table:formula="of:=VALUE([.G1648])" office:value-type="float" office:value="5803" calcext:value-type="float">
            <text:p>58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04.root</text:p>
          </table:table-cell>
          <table:table-cell table:number-columns-repeated="2"/>
          <table:table-cell table:formula="of:=LEFT(RIGHT([.D1649];10);5)" office:value-type="string" office:string-value="05804" calcext:value-type="string">
            <text:p>05804</text:p>
          </table:table-cell>
          <table:table-cell table:formula="of:=VALUE([.G1649])" office:value-type="float" office:value="5804" calcext:value-type="float">
            <text:p>58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05.root</text:p>
          </table:table-cell>
          <table:table-cell table:number-columns-repeated="2"/>
          <table:table-cell table:formula="of:=LEFT(RIGHT([.D1650];10);5)" office:value-type="string" office:string-value="05805" calcext:value-type="string">
            <text:p>05805</text:p>
          </table:table-cell>
          <table:table-cell table:formula="of:=VALUE([.G1650])" office:value-type="float" office:value="5805" calcext:value-type="float">
            <text:p>58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06.root</text:p>
          </table:table-cell>
          <table:table-cell table:number-columns-repeated="2"/>
          <table:table-cell table:formula="of:=LEFT(RIGHT([.D1651];10);5)" office:value-type="string" office:string-value="05806" calcext:value-type="string">
            <text:p>05806</text:p>
          </table:table-cell>
          <table:table-cell table:formula="of:=VALUE([.G1651])" office:value-type="float" office:value="5806" calcext:value-type="float">
            <text:p>58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07.root</text:p>
          </table:table-cell>
          <table:table-cell table:number-columns-repeated="2"/>
          <table:table-cell table:formula="of:=LEFT(RIGHT([.D1652];10);5)" office:value-type="string" office:string-value="05807" calcext:value-type="string">
            <text:p>05807</text:p>
          </table:table-cell>
          <table:table-cell table:formula="of:=VALUE([.G1652])" office:value-type="float" office:value="5807" calcext:value-type="float">
            <text:p>58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08.root</text:p>
          </table:table-cell>
          <table:table-cell table:number-columns-repeated="2"/>
          <table:table-cell table:formula="of:=LEFT(RIGHT([.D1653];10);5)" office:value-type="string" office:string-value="05808" calcext:value-type="string">
            <text:p>05808</text:p>
          </table:table-cell>
          <table:table-cell table:formula="of:=VALUE([.G1653])" office:value-type="float" office:value="5808" calcext:value-type="float">
            <text:p>58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09.root</text:p>
          </table:table-cell>
          <table:table-cell table:number-columns-repeated="2"/>
          <table:table-cell table:formula="of:=LEFT(RIGHT([.D1654];10);5)" office:value-type="string" office:string-value="05809" calcext:value-type="string">
            <text:p>05809</text:p>
          </table:table-cell>
          <table:table-cell table:formula="of:=VALUE([.G1654])" office:value-type="float" office:value="5809" calcext:value-type="float">
            <text:p>58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10.root</text:p>
          </table:table-cell>
          <table:table-cell table:number-columns-repeated="2"/>
          <table:table-cell table:formula="of:=LEFT(RIGHT([.D1655];10);5)" office:value-type="string" office:string-value="05810" calcext:value-type="string">
            <text:p>05810</text:p>
          </table:table-cell>
          <table:table-cell table:formula="of:=VALUE([.G1655])" office:value-type="float" office:value="5810" calcext:value-type="float">
            <text:p>58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11.root</text:p>
          </table:table-cell>
          <table:table-cell table:number-columns-repeated="2"/>
          <table:table-cell table:formula="of:=LEFT(RIGHT([.D1656];10);5)" office:value-type="string" office:string-value="05811" calcext:value-type="string">
            <text:p>05811</text:p>
          </table:table-cell>
          <table:table-cell table:formula="of:=VALUE([.G1656])" office:value-type="float" office:value="5811" calcext:value-type="float">
            <text:p>58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12.root</text:p>
          </table:table-cell>
          <table:table-cell table:number-columns-repeated="2"/>
          <table:table-cell table:formula="of:=LEFT(RIGHT([.D1657];10);5)" office:value-type="string" office:string-value="05812" calcext:value-type="string">
            <text:p>05812</text:p>
          </table:table-cell>
          <table:table-cell table:formula="of:=VALUE([.G1657])" office:value-type="float" office:value="5812" calcext:value-type="float">
            <text:p>58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13.root</text:p>
          </table:table-cell>
          <table:table-cell table:number-columns-repeated="2"/>
          <table:table-cell table:formula="of:=LEFT(RIGHT([.D1658];10);5)" office:value-type="string" office:string-value="05813" calcext:value-type="string">
            <text:p>05813</text:p>
          </table:table-cell>
          <table:table-cell table:formula="of:=VALUE([.G1658])" office:value-type="float" office:value="5813" calcext:value-type="float">
            <text:p>58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14.root</text:p>
          </table:table-cell>
          <table:table-cell table:number-columns-repeated="2"/>
          <table:table-cell table:formula="of:=LEFT(RIGHT([.D1659];10);5)" office:value-type="string" office:string-value="05814" calcext:value-type="string">
            <text:p>05814</text:p>
          </table:table-cell>
          <table:table-cell table:formula="of:=VALUE([.G1659])" office:value-type="float" office:value="5814" calcext:value-type="float">
            <text:p>58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15.root</text:p>
          </table:table-cell>
          <table:table-cell table:number-columns-repeated="2"/>
          <table:table-cell table:formula="of:=LEFT(RIGHT([.D1660];10);5)" office:value-type="string" office:string-value="05815" calcext:value-type="string">
            <text:p>05815</text:p>
          </table:table-cell>
          <table:table-cell table:formula="of:=VALUE([.G1660])" office:value-type="float" office:value="5815" calcext:value-type="float">
            <text:p>58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16.root</text:p>
          </table:table-cell>
          <table:table-cell table:number-columns-repeated="2"/>
          <table:table-cell table:formula="of:=LEFT(RIGHT([.D1661];10);5)" office:value-type="string" office:string-value="05816" calcext:value-type="string">
            <text:p>05816</text:p>
          </table:table-cell>
          <table:table-cell table:formula="of:=VALUE([.G1661])" office:value-type="float" office:value="5816" calcext:value-type="float">
            <text:p>58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17.root</text:p>
          </table:table-cell>
          <table:table-cell table:number-columns-repeated="2"/>
          <table:table-cell table:formula="of:=LEFT(RIGHT([.D1662];10);5)" office:value-type="string" office:string-value="05817" calcext:value-type="string">
            <text:p>05817</text:p>
          </table:table-cell>
          <table:table-cell table:formula="of:=VALUE([.G1662])" office:value-type="float" office:value="5817" calcext:value-type="float">
            <text:p>58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18.root</text:p>
          </table:table-cell>
          <table:table-cell table:number-columns-repeated="2"/>
          <table:table-cell table:formula="of:=LEFT(RIGHT([.D1663];10);5)" office:value-type="string" office:string-value="05818" calcext:value-type="string">
            <text:p>05818</text:p>
          </table:table-cell>
          <table:table-cell table:formula="of:=VALUE([.G1663])" office:value-type="float" office:value="5818" calcext:value-type="float">
            <text:p>58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19.root</text:p>
          </table:table-cell>
          <table:table-cell table:number-columns-repeated="2"/>
          <table:table-cell table:formula="of:=LEFT(RIGHT([.D1664];10);5)" office:value-type="string" office:string-value="05819" calcext:value-type="string">
            <text:p>05819</text:p>
          </table:table-cell>
          <table:table-cell table:formula="of:=VALUE([.G1664])" office:value-type="float" office:value="5819" calcext:value-type="float">
            <text:p>58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20.root</text:p>
          </table:table-cell>
          <table:table-cell table:number-columns-repeated="2"/>
          <table:table-cell table:formula="of:=LEFT(RIGHT([.D1665];10);5)" office:value-type="string" office:string-value="05820" calcext:value-type="string">
            <text:p>05820</text:p>
          </table:table-cell>
          <table:table-cell table:formula="of:=VALUE([.G1665])" office:value-type="float" office:value="5820" calcext:value-type="float">
            <text:p>58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21.root</text:p>
          </table:table-cell>
          <table:table-cell table:number-columns-repeated="2"/>
          <table:table-cell table:formula="of:=LEFT(RIGHT([.D1666];10);5)" office:value-type="string" office:string-value="05821" calcext:value-type="string">
            <text:p>05821</text:p>
          </table:table-cell>
          <table:table-cell table:formula="of:=VALUE([.G1666])" office:value-type="float" office:value="5821" calcext:value-type="float">
            <text:p>58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22.root</text:p>
          </table:table-cell>
          <table:table-cell table:number-columns-repeated="2"/>
          <table:table-cell table:formula="of:=LEFT(RIGHT([.D1667];10);5)" office:value-type="string" office:string-value="05822" calcext:value-type="string">
            <text:p>05822</text:p>
          </table:table-cell>
          <table:table-cell table:formula="of:=VALUE([.G1667])" office:value-type="float" office:value="5822" calcext:value-type="float">
            <text:p>58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23.root</text:p>
          </table:table-cell>
          <table:table-cell table:number-columns-repeated="2"/>
          <table:table-cell table:formula="of:=LEFT(RIGHT([.D1668];10);5)" office:value-type="string" office:string-value="05823" calcext:value-type="string">
            <text:p>05823</text:p>
          </table:table-cell>
          <table:table-cell table:formula="of:=VALUE([.G1668])" office:value-type="float" office:value="5823" calcext:value-type="float">
            <text:p>58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24.root</text:p>
          </table:table-cell>
          <table:table-cell table:number-columns-repeated="2"/>
          <table:table-cell table:formula="of:=LEFT(RIGHT([.D1669];10);5)" office:value-type="string" office:string-value="05824" calcext:value-type="string">
            <text:p>05824</text:p>
          </table:table-cell>
          <table:table-cell table:formula="of:=VALUE([.G1669])" office:value-type="float" office:value="5824" calcext:value-type="float">
            <text:p>58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25.root</text:p>
          </table:table-cell>
          <table:table-cell table:number-columns-repeated="2"/>
          <table:table-cell table:formula="of:=LEFT(RIGHT([.D1670];10);5)" office:value-type="string" office:string-value="05825" calcext:value-type="string">
            <text:p>05825</text:p>
          </table:table-cell>
          <table:table-cell table:formula="of:=VALUE([.G1670])" office:value-type="float" office:value="5825" calcext:value-type="float">
            <text:p>58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26.root</text:p>
          </table:table-cell>
          <table:table-cell table:number-columns-repeated="2"/>
          <table:table-cell table:formula="of:=LEFT(RIGHT([.D1671];10);5)" office:value-type="string" office:string-value="05826" calcext:value-type="string">
            <text:p>05826</text:p>
          </table:table-cell>
          <table:table-cell table:formula="of:=VALUE([.G1671])" office:value-type="float" office:value="5826" calcext:value-type="float">
            <text:p>58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27.root</text:p>
          </table:table-cell>
          <table:table-cell table:number-columns-repeated="2"/>
          <table:table-cell table:formula="of:=LEFT(RIGHT([.D1672];10);5)" office:value-type="string" office:string-value="05827" calcext:value-type="string">
            <text:p>05827</text:p>
          </table:table-cell>
          <table:table-cell table:formula="of:=VALUE([.G1672])" office:value-type="float" office:value="5827" calcext:value-type="float">
            <text:p>58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28.root</text:p>
          </table:table-cell>
          <table:table-cell table:number-columns-repeated="2"/>
          <table:table-cell table:formula="of:=LEFT(RIGHT([.D1673];10);5)" office:value-type="string" office:string-value="05828" calcext:value-type="string">
            <text:p>05828</text:p>
          </table:table-cell>
          <table:table-cell table:formula="of:=VALUE([.G1673])" office:value-type="float" office:value="5828" calcext:value-type="float">
            <text:p>58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29.root</text:p>
          </table:table-cell>
          <table:table-cell table:number-columns-repeated="2"/>
          <table:table-cell table:formula="of:=LEFT(RIGHT([.D1674];10);5)" office:value-type="string" office:string-value="05829" calcext:value-type="string">
            <text:p>05829</text:p>
          </table:table-cell>
          <table:table-cell table:formula="of:=VALUE([.G1674])" office:value-type="float" office:value="5829" calcext:value-type="float">
            <text:p>58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30.root</text:p>
          </table:table-cell>
          <table:table-cell table:number-columns-repeated="2"/>
          <table:table-cell table:formula="of:=LEFT(RIGHT([.D1675];10);5)" office:value-type="string" office:string-value="05830" calcext:value-type="string">
            <text:p>05830</text:p>
          </table:table-cell>
          <table:table-cell table:formula="of:=VALUE([.G1675])" office:value-type="float" office:value="5830" calcext:value-type="float">
            <text:p>58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31.root</text:p>
          </table:table-cell>
          <table:table-cell table:number-columns-repeated="2"/>
          <table:table-cell table:formula="of:=LEFT(RIGHT([.D1676];10);5)" office:value-type="string" office:string-value="05831" calcext:value-type="string">
            <text:p>05831</text:p>
          </table:table-cell>
          <table:table-cell table:formula="of:=VALUE([.G1676])" office:value-type="float" office:value="5831" calcext:value-type="float">
            <text:p>58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32.root</text:p>
          </table:table-cell>
          <table:table-cell table:number-columns-repeated="2"/>
          <table:table-cell table:formula="of:=LEFT(RIGHT([.D1677];10);5)" office:value-type="string" office:string-value="05832" calcext:value-type="string">
            <text:p>05832</text:p>
          </table:table-cell>
          <table:table-cell table:formula="of:=VALUE([.G1677])" office:value-type="float" office:value="5832" calcext:value-type="float">
            <text:p>58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33.root</text:p>
          </table:table-cell>
          <table:table-cell table:number-columns-repeated="2"/>
          <table:table-cell table:formula="of:=LEFT(RIGHT([.D1678];10);5)" office:value-type="string" office:string-value="05833" calcext:value-type="string">
            <text:p>05833</text:p>
          </table:table-cell>
          <table:table-cell table:formula="of:=VALUE([.G1678])" office:value-type="float" office:value="5833" calcext:value-type="float">
            <text:p>58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34.root</text:p>
          </table:table-cell>
          <table:table-cell table:number-columns-repeated="2"/>
          <table:table-cell table:formula="of:=LEFT(RIGHT([.D1679];10);5)" office:value-type="string" office:string-value="05834" calcext:value-type="string">
            <text:p>05834</text:p>
          </table:table-cell>
          <table:table-cell table:formula="of:=VALUE([.G1679])" office:value-type="float" office:value="5834" calcext:value-type="float">
            <text:p>58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35.root</text:p>
          </table:table-cell>
          <table:table-cell table:number-columns-repeated="2"/>
          <table:table-cell table:formula="of:=LEFT(RIGHT([.D1680];10);5)" office:value-type="string" office:string-value="05835" calcext:value-type="string">
            <text:p>05835</text:p>
          </table:table-cell>
          <table:table-cell table:formula="of:=VALUE([.G1680])" office:value-type="float" office:value="5835" calcext:value-type="float">
            <text:p>58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36.root</text:p>
          </table:table-cell>
          <table:table-cell table:number-columns-repeated="2"/>
          <table:table-cell table:formula="of:=LEFT(RIGHT([.D1681];10);5)" office:value-type="string" office:string-value="05836" calcext:value-type="string">
            <text:p>05836</text:p>
          </table:table-cell>
          <table:table-cell table:formula="of:=VALUE([.G1681])" office:value-type="float" office:value="5836" calcext:value-type="float">
            <text:p>58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37.root</text:p>
          </table:table-cell>
          <table:table-cell table:number-columns-repeated="2"/>
          <table:table-cell table:formula="of:=LEFT(RIGHT([.D1682];10);5)" office:value-type="string" office:string-value="05837" calcext:value-type="string">
            <text:p>05837</text:p>
          </table:table-cell>
          <table:table-cell table:formula="of:=VALUE([.G1682])" office:value-type="float" office:value="5837" calcext:value-type="float">
            <text:p>58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38.root</text:p>
          </table:table-cell>
          <table:table-cell table:number-columns-repeated="2"/>
          <table:table-cell table:formula="of:=LEFT(RIGHT([.D1683];10);5)" office:value-type="string" office:string-value="05838" calcext:value-type="string">
            <text:p>05838</text:p>
          </table:table-cell>
          <table:table-cell table:formula="of:=VALUE([.G1683])" office:value-type="float" office:value="5838" calcext:value-type="float">
            <text:p>58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39.root</text:p>
          </table:table-cell>
          <table:table-cell table:number-columns-repeated="2"/>
          <table:table-cell table:formula="of:=LEFT(RIGHT([.D1684];10);5)" office:value-type="string" office:string-value="05839" calcext:value-type="string">
            <text:p>05839</text:p>
          </table:table-cell>
          <table:table-cell table:formula="of:=VALUE([.G1684])" office:value-type="float" office:value="5839" calcext:value-type="float">
            <text:p>58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40.root</text:p>
          </table:table-cell>
          <table:table-cell table:number-columns-repeated="2"/>
          <table:table-cell table:formula="of:=LEFT(RIGHT([.D1685];10);5)" office:value-type="string" office:string-value="05840" calcext:value-type="string">
            <text:p>05840</text:p>
          </table:table-cell>
          <table:table-cell table:formula="of:=VALUE([.G1685])" office:value-type="float" office:value="5840" calcext:value-type="float">
            <text:p>58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41.root</text:p>
          </table:table-cell>
          <table:table-cell table:number-columns-repeated="2"/>
          <table:table-cell table:formula="of:=LEFT(RIGHT([.D1686];10);5)" office:value-type="string" office:string-value="05841" calcext:value-type="string">
            <text:p>05841</text:p>
          </table:table-cell>
          <table:table-cell table:formula="of:=VALUE([.G1686])" office:value-type="float" office:value="5841" calcext:value-type="float">
            <text:p>58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42.root</text:p>
          </table:table-cell>
          <table:table-cell table:number-columns-repeated="2"/>
          <table:table-cell table:formula="of:=LEFT(RIGHT([.D1687];10);5)" office:value-type="string" office:string-value="05842" calcext:value-type="string">
            <text:p>05842</text:p>
          </table:table-cell>
          <table:table-cell table:formula="of:=VALUE([.G1687])" office:value-type="float" office:value="5842" calcext:value-type="float">
            <text:p>58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43.root</text:p>
          </table:table-cell>
          <table:table-cell table:number-columns-repeated="2"/>
          <table:table-cell table:formula="of:=LEFT(RIGHT([.D1688];10);5)" office:value-type="string" office:string-value="05843" calcext:value-type="string">
            <text:p>05843</text:p>
          </table:table-cell>
          <table:table-cell table:formula="of:=VALUE([.G1688])" office:value-type="float" office:value="5843" calcext:value-type="float">
            <text:p>58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44.root</text:p>
          </table:table-cell>
          <table:table-cell table:number-columns-repeated="2"/>
          <table:table-cell table:formula="of:=LEFT(RIGHT([.D1689];10);5)" office:value-type="string" office:string-value="05844" calcext:value-type="string">
            <text:p>05844</text:p>
          </table:table-cell>
          <table:table-cell table:formula="of:=VALUE([.G1689])" office:value-type="float" office:value="5844" calcext:value-type="float">
            <text:p>58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45.root</text:p>
          </table:table-cell>
          <table:table-cell table:number-columns-repeated="2"/>
          <table:table-cell table:formula="of:=LEFT(RIGHT([.D1690];10);5)" office:value-type="string" office:string-value="05845" calcext:value-type="string">
            <text:p>05845</text:p>
          </table:table-cell>
          <table:table-cell table:formula="of:=VALUE([.G1690])" office:value-type="float" office:value="5845" calcext:value-type="float">
            <text:p>58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46.root</text:p>
          </table:table-cell>
          <table:table-cell table:number-columns-repeated="2"/>
          <table:table-cell table:formula="of:=LEFT(RIGHT([.D1691];10);5)" office:value-type="string" office:string-value="05846" calcext:value-type="string">
            <text:p>05846</text:p>
          </table:table-cell>
          <table:table-cell table:formula="of:=VALUE([.G1691])" office:value-type="float" office:value="5846" calcext:value-type="float">
            <text:p>58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47.root</text:p>
          </table:table-cell>
          <table:table-cell table:number-columns-repeated="2"/>
          <table:table-cell table:formula="of:=LEFT(RIGHT([.D1692];10);5)" office:value-type="string" office:string-value="05847" calcext:value-type="string">
            <text:p>05847</text:p>
          </table:table-cell>
          <table:table-cell table:formula="of:=VALUE([.G1692])" office:value-type="float" office:value="5847" calcext:value-type="float">
            <text:p>58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48.root</text:p>
          </table:table-cell>
          <table:table-cell table:number-columns-repeated="2"/>
          <table:table-cell table:formula="of:=LEFT(RIGHT([.D1693];10);5)" office:value-type="string" office:string-value="05848" calcext:value-type="string">
            <text:p>05848</text:p>
          </table:table-cell>
          <table:table-cell table:formula="of:=VALUE([.G1693])" office:value-type="float" office:value="5848" calcext:value-type="float">
            <text:p>58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49.root</text:p>
          </table:table-cell>
          <table:table-cell table:number-columns-repeated="2"/>
          <table:table-cell table:formula="of:=LEFT(RIGHT([.D1694];10);5)" office:value-type="string" office:string-value="05849" calcext:value-type="string">
            <text:p>05849</text:p>
          </table:table-cell>
          <table:table-cell table:formula="of:=VALUE([.G1694])" office:value-type="float" office:value="5849" calcext:value-type="float">
            <text:p>58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50.root</text:p>
          </table:table-cell>
          <table:table-cell table:number-columns-repeated="2"/>
          <table:table-cell table:formula="of:=LEFT(RIGHT([.D1695];10);5)" office:value-type="string" office:string-value="05850" calcext:value-type="string">
            <text:p>05850</text:p>
          </table:table-cell>
          <table:table-cell table:formula="of:=VALUE([.G1695])" office:value-type="float" office:value="5850" calcext:value-type="float">
            <text:p>58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51.root</text:p>
          </table:table-cell>
          <table:table-cell table:number-columns-repeated="2"/>
          <table:table-cell table:formula="of:=LEFT(RIGHT([.D1696];10);5)" office:value-type="string" office:string-value="05851" calcext:value-type="string">
            <text:p>05851</text:p>
          </table:table-cell>
          <table:table-cell table:formula="of:=VALUE([.G1696])" office:value-type="float" office:value="5851" calcext:value-type="float">
            <text:p>58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52.root</text:p>
          </table:table-cell>
          <table:table-cell table:number-columns-repeated="2"/>
          <table:table-cell table:formula="of:=LEFT(RIGHT([.D1697];10);5)" office:value-type="string" office:string-value="05852" calcext:value-type="string">
            <text:p>05852</text:p>
          </table:table-cell>
          <table:table-cell table:formula="of:=VALUE([.G1697])" office:value-type="float" office:value="5852" calcext:value-type="float">
            <text:p>58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53.root</text:p>
          </table:table-cell>
          <table:table-cell table:number-columns-repeated="2"/>
          <table:table-cell table:formula="of:=LEFT(RIGHT([.D1698];10);5)" office:value-type="string" office:string-value="05853" calcext:value-type="string">
            <text:p>05853</text:p>
          </table:table-cell>
          <table:table-cell table:formula="of:=VALUE([.G1698])" office:value-type="float" office:value="5853" calcext:value-type="float">
            <text:p>58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54.root</text:p>
          </table:table-cell>
          <table:table-cell table:number-columns-repeated="2"/>
          <table:table-cell table:formula="of:=LEFT(RIGHT([.D1699];10);5)" office:value-type="string" office:string-value="05854" calcext:value-type="string">
            <text:p>05854</text:p>
          </table:table-cell>
          <table:table-cell table:formula="of:=VALUE([.G1699])" office:value-type="float" office:value="5854" calcext:value-type="float">
            <text:p>58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55.root</text:p>
          </table:table-cell>
          <table:table-cell table:number-columns-repeated="2"/>
          <table:table-cell table:formula="of:=LEFT(RIGHT([.D1700];10);5)" office:value-type="string" office:string-value="05855" calcext:value-type="string">
            <text:p>05855</text:p>
          </table:table-cell>
          <table:table-cell table:formula="of:=VALUE([.G1700])" office:value-type="float" office:value="5855" calcext:value-type="float">
            <text:p>58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56.root</text:p>
          </table:table-cell>
          <table:table-cell table:number-columns-repeated="2"/>
          <table:table-cell table:formula="of:=LEFT(RIGHT([.D1701];10);5)" office:value-type="string" office:string-value="05856" calcext:value-type="string">
            <text:p>05856</text:p>
          </table:table-cell>
          <table:table-cell table:formula="of:=VALUE([.G1701])" office:value-type="float" office:value="5856" calcext:value-type="float">
            <text:p>58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57.root</text:p>
          </table:table-cell>
          <table:table-cell table:number-columns-repeated="2"/>
          <table:table-cell table:formula="of:=LEFT(RIGHT([.D1702];10);5)" office:value-type="string" office:string-value="05857" calcext:value-type="string">
            <text:p>05857</text:p>
          </table:table-cell>
          <table:table-cell table:formula="of:=VALUE([.G1702])" office:value-type="float" office:value="5857" calcext:value-type="float">
            <text:p>58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58.root</text:p>
          </table:table-cell>
          <table:table-cell table:number-columns-repeated="2"/>
          <table:table-cell table:formula="of:=LEFT(RIGHT([.D1703];10);5)" office:value-type="string" office:string-value="05858" calcext:value-type="string">
            <text:p>05858</text:p>
          </table:table-cell>
          <table:table-cell table:formula="of:=VALUE([.G1703])" office:value-type="float" office:value="5858" calcext:value-type="float">
            <text:p>58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59.root</text:p>
          </table:table-cell>
          <table:table-cell table:number-columns-repeated="2"/>
          <table:table-cell table:formula="of:=LEFT(RIGHT([.D1704];10);5)" office:value-type="string" office:string-value="05859" calcext:value-type="string">
            <text:p>05859</text:p>
          </table:table-cell>
          <table:table-cell table:formula="of:=VALUE([.G1704])" office:value-type="float" office:value="5859" calcext:value-type="float">
            <text:p>58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60.root</text:p>
          </table:table-cell>
          <table:table-cell table:number-columns-repeated="2"/>
          <table:table-cell table:formula="of:=LEFT(RIGHT([.D1705];10);5)" office:value-type="string" office:string-value="05860" calcext:value-type="string">
            <text:p>05860</text:p>
          </table:table-cell>
          <table:table-cell table:formula="of:=VALUE([.G1705])" office:value-type="float" office:value="5860" calcext:value-type="float">
            <text:p>58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61.root</text:p>
          </table:table-cell>
          <table:table-cell table:number-columns-repeated="2"/>
          <table:table-cell table:formula="of:=LEFT(RIGHT([.D1706];10);5)" office:value-type="string" office:string-value="05861" calcext:value-type="string">
            <text:p>05861</text:p>
          </table:table-cell>
          <table:table-cell table:formula="of:=VALUE([.G1706])" office:value-type="float" office:value="5861" calcext:value-type="float">
            <text:p>58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62.root</text:p>
          </table:table-cell>
          <table:table-cell table:number-columns-repeated="2"/>
          <table:table-cell table:formula="of:=LEFT(RIGHT([.D1707];10);5)" office:value-type="string" office:string-value="05862" calcext:value-type="string">
            <text:p>05862</text:p>
          </table:table-cell>
          <table:table-cell table:formula="of:=VALUE([.G1707])" office:value-type="float" office:value="5862" calcext:value-type="float">
            <text:p>58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63.root</text:p>
          </table:table-cell>
          <table:table-cell table:number-columns-repeated="2"/>
          <table:table-cell table:formula="of:=LEFT(RIGHT([.D1708];10);5)" office:value-type="string" office:string-value="05863" calcext:value-type="string">
            <text:p>05863</text:p>
          </table:table-cell>
          <table:table-cell table:formula="of:=VALUE([.G1708])" office:value-type="float" office:value="5863" calcext:value-type="float">
            <text:p>58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64.root</text:p>
          </table:table-cell>
          <table:table-cell table:number-columns-repeated="2"/>
          <table:table-cell table:formula="of:=LEFT(RIGHT([.D1709];10);5)" office:value-type="string" office:string-value="05864" calcext:value-type="string">
            <text:p>05864</text:p>
          </table:table-cell>
          <table:table-cell table:formula="of:=VALUE([.G1709])" office:value-type="float" office:value="5864" calcext:value-type="float">
            <text:p>58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65.root</text:p>
          </table:table-cell>
          <table:table-cell table:number-columns-repeated="2"/>
          <table:table-cell table:formula="of:=LEFT(RIGHT([.D1710];10);5)" office:value-type="string" office:string-value="05865" calcext:value-type="string">
            <text:p>05865</text:p>
          </table:table-cell>
          <table:table-cell table:formula="of:=VALUE([.G1710])" office:value-type="float" office:value="5865" calcext:value-type="float">
            <text:p>58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66.root</text:p>
          </table:table-cell>
          <table:table-cell table:number-columns-repeated="2"/>
          <table:table-cell table:formula="of:=LEFT(RIGHT([.D1711];10);5)" office:value-type="string" office:string-value="05866" calcext:value-type="string">
            <text:p>05866</text:p>
          </table:table-cell>
          <table:table-cell table:formula="of:=VALUE([.G1711])" office:value-type="float" office:value="5866" calcext:value-type="float">
            <text:p>58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67.root</text:p>
          </table:table-cell>
          <table:table-cell table:number-columns-repeated="2"/>
          <table:table-cell table:formula="of:=LEFT(RIGHT([.D1712];10);5)" office:value-type="string" office:string-value="05867" calcext:value-type="string">
            <text:p>05867</text:p>
          </table:table-cell>
          <table:table-cell table:formula="of:=VALUE([.G1712])" office:value-type="float" office:value="5867" calcext:value-type="float">
            <text:p>58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68.root</text:p>
          </table:table-cell>
          <table:table-cell table:number-columns-repeated="2"/>
          <table:table-cell table:formula="of:=LEFT(RIGHT([.D1713];10);5)" office:value-type="string" office:string-value="05868" calcext:value-type="string">
            <text:p>05868</text:p>
          </table:table-cell>
          <table:table-cell table:formula="of:=VALUE([.G1713])" office:value-type="float" office:value="5868" calcext:value-type="float">
            <text:p>58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69.root</text:p>
          </table:table-cell>
          <table:table-cell table:number-columns-repeated="2"/>
          <table:table-cell table:formula="of:=LEFT(RIGHT([.D1714];10);5)" office:value-type="string" office:string-value="05869" calcext:value-type="string">
            <text:p>05869</text:p>
          </table:table-cell>
          <table:table-cell table:formula="of:=VALUE([.G1714])" office:value-type="float" office:value="5869" calcext:value-type="float">
            <text:p>58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70.root</text:p>
          </table:table-cell>
          <table:table-cell table:number-columns-repeated="2"/>
          <table:table-cell table:formula="of:=LEFT(RIGHT([.D1715];10);5)" office:value-type="string" office:string-value="05870" calcext:value-type="string">
            <text:p>05870</text:p>
          </table:table-cell>
          <table:table-cell table:formula="of:=VALUE([.G1715])" office:value-type="float" office:value="5870" calcext:value-type="float">
            <text:p>58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71.root</text:p>
          </table:table-cell>
          <table:table-cell table:number-columns-repeated="2"/>
          <table:table-cell table:formula="of:=LEFT(RIGHT([.D1716];10);5)" office:value-type="string" office:string-value="05871" calcext:value-type="string">
            <text:p>05871</text:p>
          </table:table-cell>
          <table:table-cell table:formula="of:=VALUE([.G1716])" office:value-type="float" office:value="5871" calcext:value-type="float">
            <text:p>58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72.root</text:p>
          </table:table-cell>
          <table:table-cell table:number-columns-repeated="2"/>
          <table:table-cell table:formula="of:=LEFT(RIGHT([.D1717];10);5)" office:value-type="string" office:string-value="05872" calcext:value-type="string">
            <text:p>05872</text:p>
          </table:table-cell>
          <table:table-cell table:formula="of:=VALUE([.G1717])" office:value-type="float" office:value="5872" calcext:value-type="float">
            <text:p>58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73.root</text:p>
          </table:table-cell>
          <table:table-cell table:number-columns-repeated="2"/>
          <table:table-cell table:formula="of:=LEFT(RIGHT([.D1718];10);5)" office:value-type="string" office:string-value="05873" calcext:value-type="string">
            <text:p>05873</text:p>
          </table:table-cell>
          <table:table-cell table:formula="of:=VALUE([.G1718])" office:value-type="float" office:value="5873" calcext:value-type="float">
            <text:p>58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74.root</text:p>
          </table:table-cell>
          <table:table-cell table:number-columns-repeated="2"/>
          <table:table-cell table:formula="of:=LEFT(RIGHT([.D1719];10);5)" office:value-type="string" office:string-value="05874" calcext:value-type="string">
            <text:p>05874</text:p>
          </table:table-cell>
          <table:table-cell table:formula="of:=VALUE([.G1719])" office:value-type="float" office:value="5874" calcext:value-type="float">
            <text:p>58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75.root</text:p>
          </table:table-cell>
          <table:table-cell table:number-columns-repeated="2"/>
          <table:table-cell table:formula="of:=LEFT(RIGHT([.D1720];10);5)" office:value-type="string" office:string-value="05875" calcext:value-type="string">
            <text:p>05875</text:p>
          </table:table-cell>
          <table:table-cell table:formula="of:=VALUE([.G1720])" office:value-type="float" office:value="5875" calcext:value-type="float">
            <text:p>58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76.root</text:p>
          </table:table-cell>
          <table:table-cell table:number-columns-repeated="2"/>
          <table:table-cell table:formula="of:=LEFT(RIGHT([.D1721];10);5)" office:value-type="string" office:string-value="05876" calcext:value-type="string">
            <text:p>05876</text:p>
          </table:table-cell>
          <table:table-cell table:formula="of:=VALUE([.G1721])" office:value-type="float" office:value="5876" calcext:value-type="float">
            <text:p>58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77.root</text:p>
          </table:table-cell>
          <table:table-cell table:number-columns-repeated="2"/>
          <table:table-cell table:formula="of:=LEFT(RIGHT([.D1722];10);5)" office:value-type="string" office:string-value="05877" calcext:value-type="string">
            <text:p>05877</text:p>
          </table:table-cell>
          <table:table-cell table:formula="of:=VALUE([.G1722])" office:value-type="float" office:value="5877" calcext:value-type="float">
            <text:p>58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78.root</text:p>
          </table:table-cell>
          <table:table-cell table:number-columns-repeated="2"/>
          <table:table-cell table:formula="of:=LEFT(RIGHT([.D1723];10);5)" office:value-type="string" office:string-value="05878" calcext:value-type="string">
            <text:p>05878</text:p>
          </table:table-cell>
          <table:table-cell table:formula="of:=VALUE([.G1723])" office:value-type="float" office:value="5878" calcext:value-type="float">
            <text:p>58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79.root</text:p>
          </table:table-cell>
          <table:table-cell table:number-columns-repeated="2"/>
          <table:table-cell table:formula="of:=LEFT(RIGHT([.D1724];10);5)" office:value-type="string" office:string-value="05879" calcext:value-type="string">
            <text:p>05879</text:p>
          </table:table-cell>
          <table:table-cell table:formula="of:=VALUE([.G1724])" office:value-type="float" office:value="5879" calcext:value-type="float">
            <text:p>58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80.root</text:p>
          </table:table-cell>
          <table:table-cell table:number-columns-repeated="2"/>
          <table:table-cell table:formula="of:=LEFT(RIGHT([.D1725];10);5)" office:value-type="string" office:string-value="05880" calcext:value-type="string">
            <text:p>05880</text:p>
          </table:table-cell>
          <table:table-cell table:formula="of:=VALUE([.G1725])" office:value-type="float" office:value="5880" calcext:value-type="float">
            <text:p>58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81.root</text:p>
          </table:table-cell>
          <table:table-cell table:number-columns-repeated="2"/>
          <table:table-cell table:formula="of:=LEFT(RIGHT([.D1726];10);5)" office:value-type="string" office:string-value="05881" calcext:value-type="string">
            <text:p>05881</text:p>
          </table:table-cell>
          <table:table-cell table:formula="of:=VALUE([.G1726])" office:value-type="float" office:value="5881" calcext:value-type="float">
            <text:p>58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82.root</text:p>
          </table:table-cell>
          <table:table-cell table:number-columns-repeated="2"/>
          <table:table-cell table:formula="of:=LEFT(RIGHT([.D1727];10);5)" office:value-type="string" office:string-value="05882" calcext:value-type="string">
            <text:p>05882</text:p>
          </table:table-cell>
          <table:table-cell table:formula="of:=VALUE([.G1727])" office:value-type="float" office:value="5882" calcext:value-type="float">
            <text:p>58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83.root</text:p>
          </table:table-cell>
          <table:table-cell table:number-columns-repeated="2"/>
          <table:table-cell table:formula="of:=LEFT(RIGHT([.D1728];10);5)" office:value-type="string" office:string-value="05883" calcext:value-type="string">
            <text:p>05883</text:p>
          </table:table-cell>
          <table:table-cell table:formula="of:=VALUE([.G1728])" office:value-type="float" office:value="5883" calcext:value-type="float">
            <text:p>58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84.root</text:p>
          </table:table-cell>
          <table:table-cell table:number-columns-repeated="2"/>
          <table:table-cell table:formula="of:=LEFT(RIGHT([.D1729];10);5)" office:value-type="string" office:string-value="05884" calcext:value-type="string">
            <text:p>05884</text:p>
          </table:table-cell>
          <table:table-cell table:formula="of:=VALUE([.G1729])" office:value-type="float" office:value="5884" calcext:value-type="float">
            <text:p>58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85.root</text:p>
          </table:table-cell>
          <table:table-cell table:number-columns-repeated="2"/>
          <table:table-cell table:formula="of:=LEFT(RIGHT([.D1730];10);5)" office:value-type="string" office:string-value="05885" calcext:value-type="string">
            <text:p>05885</text:p>
          </table:table-cell>
          <table:table-cell table:formula="of:=VALUE([.G1730])" office:value-type="float" office:value="5885" calcext:value-type="float">
            <text:p>58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86.root</text:p>
          </table:table-cell>
          <table:table-cell table:number-columns-repeated="2"/>
          <table:table-cell table:formula="of:=LEFT(RIGHT([.D1731];10);5)" office:value-type="string" office:string-value="05886" calcext:value-type="string">
            <text:p>05886</text:p>
          </table:table-cell>
          <table:table-cell table:formula="of:=VALUE([.G1731])" office:value-type="float" office:value="5886" calcext:value-type="float">
            <text:p>58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87.root</text:p>
          </table:table-cell>
          <table:table-cell table:number-columns-repeated="2"/>
          <table:table-cell table:formula="of:=LEFT(RIGHT([.D1732];10);5)" office:value-type="string" office:string-value="05887" calcext:value-type="string">
            <text:p>05887</text:p>
          </table:table-cell>
          <table:table-cell table:formula="of:=VALUE([.G1732])" office:value-type="float" office:value="5887" calcext:value-type="float">
            <text:p>58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88.root</text:p>
          </table:table-cell>
          <table:table-cell table:number-columns-repeated="2"/>
          <table:table-cell table:formula="of:=LEFT(RIGHT([.D1733];10);5)" office:value-type="string" office:string-value="05888" calcext:value-type="string">
            <text:p>05888</text:p>
          </table:table-cell>
          <table:table-cell table:formula="of:=VALUE([.G1733])" office:value-type="float" office:value="5888" calcext:value-type="float">
            <text:p>58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89.root</text:p>
          </table:table-cell>
          <table:table-cell table:number-columns-repeated="2"/>
          <table:table-cell table:formula="of:=LEFT(RIGHT([.D1734];10);5)" office:value-type="string" office:string-value="05889" calcext:value-type="string">
            <text:p>05889</text:p>
          </table:table-cell>
          <table:table-cell table:formula="of:=VALUE([.G1734])" office:value-type="float" office:value="5889" calcext:value-type="float">
            <text:p>58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90.root</text:p>
          </table:table-cell>
          <table:table-cell table:number-columns-repeated="2"/>
          <table:table-cell table:formula="of:=LEFT(RIGHT([.D1735];10);5)" office:value-type="string" office:string-value="05890" calcext:value-type="string">
            <text:p>05890</text:p>
          </table:table-cell>
          <table:table-cell table:formula="of:=VALUE([.G1735])" office:value-type="float" office:value="5890" calcext:value-type="float">
            <text:p>58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91.root</text:p>
          </table:table-cell>
          <table:table-cell table:number-columns-repeated="2"/>
          <table:table-cell table:formula="of:=LEFT(RIGHT([.D1736];10);5)" office:value-type="string" office:string-value="05891" calcext:value-type="string">
            <text:p>05891</text:p>
          </table:table-cell>
          <table:table-cell table:formula="of:=VALUE([.G1736])" office:value-type="float" office:value="5891" calcext:value-type="float">
            <text:p>58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92.root</text:p>
          </table:table-cell>
          <table:table-cell table:number-columns-repeated="2"/>
          <table:table-cell table:formula="of:=LEFT(RIGHT([.D1737];10);5)" office:value-type="string" office:string-value="05892" calcext:value-type="string">
            <text:p>05892</text:p>
          </table:table-cell>
          <table:table-cell table:formula="of:=VALUE([.G1737])" office:value-type="float" office:value="5892" calcext:value-type="float">
            <text:p>58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93.root</text:p>
          </table:table-cell>
          <table:table-cell table:number-columns-repeated="2"/>
          <table:table-cell table:formula="of:=LEFT(RIGHT([.D1738];10);5)" office:value-type="string" office:string-value="05893" calcext:value-type="string">
            <text:p>05893</text:p>
          </table:table-cell>
          <table:table-cell table:formula="of:=VALUE([.G1738])" office:value-type="float" office:value="5893" calcext:value-type="float">
            <text:p>58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94.root</text:p>
          </table:table-cell>
          <table:table-cell table:number-columns-repeated="2"/>
          <table:table-cell table:formula="of:=LEFT(RIGHT([.D1739];10);5)" office:value-type="string" office:string-value="05894" calcext:value-type="string">
            <text:p>05894</text:p>
          </table:table-cell>
          <table:table-cell table:formula="of:=VALUE([.G1739])" office:value-type="float" office:value="5894" calcext:value-type="float">
            <text:p>58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95.root</text:p>
          </table:table-cell>
          <table:table-cell table:number-columns-repeated="2"/>
          <table:table-cell table:formula="of:=LEFT(RIGHT([.D1740];10);5)" office:value-type="string" office:string-value="05895" calcext:value-type="string">
            <text:p>05895</text:p>
          </table:table-cell>
          <table:table-cell table:formula="of:=VALUE([.G1740])" office:value-type="float" office:value="5895" calcext:value-type="float">
            <text:p>58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96.root</text:p>
          </table:table-cell>
          <table:table-cell table:number-columns-repeated="2"/>
          <table:table-cell table:formula="of:=LEFT(RIGHT([.D1741];10);5)" office:value-type="string" office:string-value="05896" calcext:value-type="string">
            <text:p>05896</text:p>
          </table:table-cell>
          <table:table-cell table:formula="of:=VALUE([.G1741])" office:value-type="float" office:value="5896" calcext:value-type="float">
            <text:p>58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97.root</text:p>
          </table:table-cell>
          <table:table-cell table:number-columns-repeated="2"/>
          <table:table-cell table:formula="of:=LEFT(RIGHT([.D1742];10);5)" office:value-type="string" office:string-value="05897" calcext:value-type="string">
            <text:p>05897</text:p>
          </table:table-cell>
          <table:table-cell table:formula="of:=VALUE([.G1742])" office:value-type="float" office:value="5897" calcext:value-type="float">
            <text:p>58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98.root</text:p>
          </table:table-cell>
          <table:table-cell table:number-columns-repeated="2"/>
          <table:table-cell table:formula="of:=LEFT(RIGHT([.D1743];10);5)" office:value-type="string" office:string-value="05898" calcext:value-type="string">
            <text:p>05898</text:p>
          </table:table-cell>
          <table:table-cell table:formula="of:=VALUE([.G1743])" office:value-type="float" office:value="5898" calcext:value-type="float">
            <text:p>58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899.root</text:p>
          </table:table-cell>
          <table:table-cell table:number-columns-repeated="2"/>
          <table:table-cell table:formula="of:=LEFT(RIGHT([.D1744];10);5)" office:value-type="string" office:string-value="05899" calcext:value-type="string">
            <text:p>05899</text:p>
          </table:table-cell>
          <table:table-cell table:formula="of:=VALUE([.G1744])" office:value-type="float" office:value="5899" calcext:value-type="float">
            <text:p>58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00.root</text:p>
          </table:table-cell>
          <table:table-cell table:number-columns-repeated="2"/>
          <table:table-cell table:formula="of:=LEFT(RIGHT([.D1745];10);5)" office:value-type="string" office:string-value="05900" calcext:value-type="string">
            <text:p>05900</text:p>
          </table:table-cell>
          <table:table-cell table:formula="of:=VALUE([.G1745])" office:value-type="float" office:value="5900" calcext:value-type="float">
            <text:p>59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01.root</text:p>
          </table:table-cell>
          <table:table-cell table:number-columns-repeated="2"/>
          <table:table-cell table:formula="of:=LEFT(RIGHT([.D1746];10);5)" office:value-type="string" office:string-value="05901" calcext:value-type="string">
            <text:p>05901</text:p>
          </table:table-cell>
          <table:table-cell table:formula="of:=VALUE([.G1746])" office:value-type="float" office:value="5901" calcext:value-type="float">
            <text:p>59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02.root</text:p>
          </table:table-cell>
          <table:table-cell table:number-columns-repeated="2"/>
          <table:table-cell table:formula="of:=LEFT(RIGHT([.D1747];10);5)" office:value-type="string" office:string-value="05902" calcext:value-type="string">
            <text:p>05902</text:p>
          </table:table-cell>
          <table:table-cell table:formula="of:=VALUE([.G1747])" office:value-type="float" office:value="5902" calcext:value-type="float">
            <text:p>59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03.root</text:p>
          </table:table-cell>
          <table:table-cell table:number-columns-repeated="2"/>
          <table:table-cell table:formula="of:=LEFT(RIGHT([.D1748];10);5)" office:value-type="string" office:string-value="05903" calcext:value-type="string">
            <text:p>05903</text:p>
          </table:table-cell>
          <table:table-cell table:formula="of:=VALUE([.G1748])" office:value-type="float" office:value="5903" calcext:value-type="float">
            <text:p>59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04.root</text:p>
          </table:table-cell>
          <table:table-cell table:number-columns-repeated="2"/>
          <table:table-cell table:formula="of:=LEFT(RIGHT([.D1749];10);5)" office:value-type="string" office:string-value="05904" calcext:value-type="string">
            <text:p>05904</text:p>
          </table:table-cell>
          <table:table-cell table:formula="of:=VALUE([.G1749])" office:value-type="float" office:value="5904" calcext:value-type="float">
            <text:p>59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05.root</text:p>
          </table:table-cell>
          <table:table-cell table:number-columns-repeated="2"/>
          <table:table-cell table:formula="of:=LEFT(RIGHT([.D1750];10);5)" office:value-type="string" office:string-value="05905" calcext:value-type="string">
            <text:p>05905</text:p>
          </table:table-cell>
          <table:table-cell table:formula="of:=VALUE([.G1750])" office:value-type="float" office:value="5905" calcext:value-type="float">
            <text:p>59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06.root</text:p>
          </table:table-cell>
          <table:table-cell table:number-columns-repeated="2"/>
          <table:table-cell table:formula="of:=LEFT(RIGHT([.D1751];10);5)" office:value-type="string" office:string-value="05906" calcext:value-type="string">
            <text:p>05906</text:p>
          </table:table-cell>
          <table:table-cell table:formula="of:=VALUE([.G1751])" office:value-type="float" office:value="5906" calcext:value-type="float">
            <text:p>59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07.root</text:p>
          </table:table-cell>
          <table:table-cell table:number-columns-repeated="2"/>
          <table:table-cell table:formula="of:=LEFT(RIGHT([.D1752];10);5)" office:value-type="string" office:string-value="05907" calcext:value-type="string">
            <text:p>05907</text:p>
          </table:table-cell>
          <table:table-cell table:formula="of:=VALUE([.G1752])" office:value-type="float" office:value="5907" calcext:value-type="float">
            <text:p>59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08.root</text:p>
          </table:table-cell>
          <table:table-cell table:number-columns-repeated="2"/>
          <table:table-cell table:formula="of:=LEFT(RIGHT([.D1753];10);5)" office:value-type="string" office:string-value="05908" calcext:value-type="string">
            <text:p>05908</text:p>
          </table:table-cell>
          <table:table-cell table:formula="of:=VALUE([.G1753])" office:value-type="float" office:value="5908" calcext:value-type="float">
            <text:p>59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09.root</text:p>
          </table:table-cell>
          <table:table-cell table:number-columns-repeated="2"/>
          <table:table-cell table:formula="of:=LEFT(RIGHT([.D1754];10);5)" office:value-type="string" office:string-value="05909" calcext:value-type="string">
            <text:p>05909</text:p>
          </table:table-cell>
          <table:table-cell table:formula="of:=VALUE([.G1754])" office:value-type="float" office:value="5909" calcext:value-type="float">
            <text:p>59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10.root</text:p>
          </table:table-cell>
          <table:table-cell table:number-columns-repeated="2"/>
          <table:table-cell table:formula="of:=LEFT(RIGHT([.D1755];10);5)" office:value-type="string" office:string-value="05910" calcext:value-type="string">
            <text:p>05910</text:p>
          </table:table-cell>
          <table:table-cell table:formula="of:=VALUE([.G1755])" office:value-type="float" office:value="5910" calcext:value-type="float">
            <text:p>59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11.root</text:p>
          </table:table-cell>
          <table:table-cell table:number-columns-repeated="2"/>
          <table:table-cell table:formula="of:=LEFT(RIGHT([.D1756];10);5)" office:value-type="string" office:string-value="05911" calcext:value-type="string">
            <text:p>05911</text:p>
          </table:table-cell>
          <table:table-cell table:formula="of:=VALUE([.G1756])" office:value-type="float" office:value="5911" calcext:value-type="float">
            <text:p>59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12.root</text:p>
          </table:table-cell>
          <table:table-cell table:number-columns-repeated="2"/>
          <table:table-cell table:formula="of:=LEFT(RIGHT([.D1757];10);5)" office:value-type="string" office:string-value="05912" calcext:value-type="string">
            <text:p>05912</text:p>
          </table:table-cell>
          <table:table-cell table:formula="of:=VALUE([.G1757])" office:value-type="float" office:value="5912" calcext:value-type="float">
            <text:p>59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13.root</text:p>
          </table:table-cell>
          <table:table-cell table:number-columns-repeated="2"/>
          <table:table-cell table:formula="of:=LEFT(RIGHT([.D1758];10);5)" office:value-type="string" office:string-value="05913" calcext:value-type="string">
            <text:p>05913</text:p>
          </table:table-cell>
          <table:table-cell table:formula="of:=VALUE([.G1758])" office:value-type="float" office:value="5913" calcext:value-type="float">
            <text:p>59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14.root</text:p>
          </table:table-cell>
          <table:table-cell table:number-columns-repeated="2"/>
          <table:table-cell table:formula="of:=LEFT(RIGHT([.D1759];10);5)" office:value-type="string" office:string-value="05914" calcext:value-type="string">
            <text:p>05914</text:p>
          </table:table-cell>
          <table:table-cell table:formula="of:=VALUE([.G1759])" office:value-type="float" office:value="5914" calcext:value-type="float">
            <text:p>59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15.root</text:p>
          </table:table-cell>
          <table:table-cell table:number-columns-repeated="2"/>
          <table:table-cell table:formula="of:=LEFT(RIGHT([.D1760];10);5)" office:value-type="string" office:string-value="05915" calcext:value-type="string">
            <text:p>05915</text:p>
          </table:table-cell>
          <table:table-cell table:formula="of:=VALUE([.G1760])" office:value-type="float" office:value="5915" calcext:value-type="float">
            <text:p>59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16.root</text:p>
          </table:table-cell>
          <table:table-cell table:number-columns-repeated="2"/>
          <table:table-cell table:formula="of:=LEFT(RIGHT([.D1761];10);5)" office:value-type="string" office:string-value="05916" calcext:value-type="string">
            <text:p>05916</text:p>
          </table:table-cell>
          <table:table-cell table:formula="of:=VALUE([.G1761])" office:value-type="float" office:value="5916" calcext:value-type="float">
            <text:p>59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17.root</text:p>
          </table:table-cell>
          <table:table-cell table:number-columns-repeated="2"/>
          <table:table-cell table:formula="of:=LEFT(RIGHT([.D1762];10);5)" office:value-type="string" office:string-value="05917" calcext:value-type="string">
            <text:p>05917</text:p>
          </table:table-cell>
          <table:table-cell table:formula="of:=VALUE([.G1762])" office:value-type="float" office:value="5917" calcext:value-type="float">
            <text:p>59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18.root</text:p>
          </table:table-cell>
          <table:table-cell table:number-columns-repeated="2"/>
          <table:table-cell table:formula="of:=LEFT(RIGHT([.D1763];10);5)" office:value-type="string" office:string-value="05918" calcext:value-type="string">
            <text:p>05918</text:p>
          </table:table-cell>
          <table:table-cell table:formula="of:=VALUE([.G1763])" office:value-type="float" office:value="5918" calcext:value-type="float">
            <text:p>59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19.root</text:p>
          </table:table-cell>
          <table:table-cell table:number-columns-repeated="2"/>
          <table:table-cell table:formula="of:=LEFT(RIGHT([.D1764];10);5)" office:value-type="string" office:string-value="05919" calcext:value-type="string">
            <text:p>05919</text:p>
          </table:table-cell>
          <table:table-cell table:formula="of:=VALUE([.G1764])" office:value-type="float" office:value="5919" calcext:value-type="float">
            <text:p>59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20.root</text:p>
          </table:table-cell>
          <table:table-cell table:number-columns-repeated="2"/>
          <table:table-cell table:formula="of:=LEFT(RIGHT([.D1765];10);5)" office:value-type="string" office:string-value="05920" calcext:value-type="string">
            <text:p>05920</text:p>
          </table:table-cell>
          <table:table-cell table:formula="of:=VALUE([.G1765])" office:value-type="float" office:value="5920" calcext:value-type="float">
            <text:p>59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21.root</text:p>
          </table:table-cell>
          <table:table-cell table:number-columns-repeated="2"/>
          <table:table-cell table:formula="of:=LEFT(RIGHT([.D1766];10);5)" office:value-type="string" office:string-value="05921" calcext:value-type="string">
            <text:p>05921</text:p>
          </table:table-cell>
          <table:table-cell table:formula="of:=VALUE([.G1766])" office:value-type="float" office:value="5921" calcext:value-type="float">
            <text:p>59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22.root</text:p>
          </table:table-cell>
          <table:table-cell table:number-columns-repeated="2"/>
          <table:table-cell table:formula="of:=LEFT(RIGHT([.D1767];10);5)" office:value-type="string" office:string-value="05922" calcext:value-type="string">
            <text:p>05922</text:p>
          </table:table-cell>
          <table:table-cell table:formula="of:=VALUE([.G1767])" office:value-type="float" office:value="5922" calcext:value-type="float">
            <text:p>59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23.root</text:p>
          </table:table-cell>
          <table:table-cell table:number-columns-repeated="2"/>
          <table:table-cell table:formula="of:=LEFT(RIGHT([.D1768];10);5)" office:value-type="string" office:string-value="05923" calcext:value-type="string">
            <text:p>05923</text:p>
          </table:table-cell>
          <table:table-cell table:formula="of:=VALUE([.G1768])" office:value-type="float" office:value="5923" calcext:value-type="float">
            <text:p>59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24.root</text:p>
          </table:table-cell>
          <table:table-cell table:number-columns-repeated="2"/>
          <table:table-cell table:formula="of:=LEFT(RIGHT([.D1769];10);5)" office:value-type="string" office:string-value="05924" calcext:value-type="string">
            <text:p>05924</text:p>
          </table:table-cell>
          <table:table-cell table:formula="of:=VALUE([.G1769])" office:value-type="float" office:value="5924" calcext:value-type="float">
            <text:p>59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25.root</text:p>
          </table:table-cell>
          <table:table-cell table:number-columns-repeated="2"/>
          <table:table-cell table:formula="of:=LEFT(RIGHT([.D1770];10);5)" office:value-type="string" office:string-value="05925" calcext:value-type="string">
            <text:p>05925</text:p>
          </table:table-cell>
          <table:table-cell table:formula="of:=VALUE([.G1770])" office:value-type="float" office:value="5925" calcext:value-type="float">
            <text:p>59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26.root</text:p>
          </table:table-cell>
          <table:table-cell table:number-columns-repeated="2"/>
          <table:table-cell table:formula="of:=LEFT(RIGHT([.D1771];10);5)" office:value-type="string" office:string-value="05926" calcext:value-type="string">
            <text:p>05926</text:p>
          </table:table-cell>
          <table:table-cell table:formula="of:=VALUE([.G1771])" office:value-type="float" office:value="5926" calcext:value-type="float">
            <text:p>59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27.root</text:p>
          </table:table-cell>
          <table:table-cell table:number-columns-repeated="2"/>
          <table:table-cell table:formula="of:=LEFT(RIGHT([.D1772];10);5)" office:value-type="string" office:string-value="05927" calcext:value-type="string">
            <text:p>05927</text:p>
          </table:table-cell>
          <table:table-cell table:formula="of:=VALUE([.G1772])" office:value-type="float" office:value="5927" calcext:value-type="float">
            <text:p>59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28.root</text:p>
          </table:table-cell>
          <table:table-cell table:number-columns-repeated="2"/>
          <table:table-cell table:formula="of:=LEFT(RIGHT([.D1773];10);5)" office:value-type="string" office:string-value="05928" calcext:value-type="string">
            <text:p>05928</text:p>
          </table:table-cell>
          <table:table-cell table:formula="of:=VALUE([.G1773])" office:value-type="float" office:value="5928" calcext:value-type="float">
            <text:p>59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29.root</text:p>
          </table:table-cell>
          <table:table-cell table:number-columns-repeated="2"/>
          <table:table-cell table:formula="of:=LEFT(RIGHT([.D1774];10);5)" office:value-type="string" office:string-value="05929" calcext:value-type="string">
            <text:p>05929</text:p>
          </table:table-cell>
          <table:table-cell table:formula="of:=VALUE([.G1774])" office:value-type="float" office:value="5929" calcext:value-type="float">
            <text:p>59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30.root</text:p>
          </table:table-cell>
          <table:table-cell table:number-columns-repeated="2"/>
          <table:table-cell table:formula="of:=LEFT(RIGHT([.D1775];10);5)" office:value-type="string" office:string-value="05930" calcext:value-type="string">
            <text:p>05930</text:p>
          </table:table-cell>
          <table:table-cell table:formula="of:=VALUE([.G1775])" office:value-type="float" office:value="5930" calcext:value-type="float">
            <text:p>59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31.root</text:p>
          </table:table-cell>
          <table:table-cell table:number-columns-repeated="2"/>
          <table:table-cell table:formula="of:=LEFT(RIGHT([.D1776];10);5)" office:value-type="string" office:string-value="05931" calcext:value-type="string">
            <text:p>05931</text:p>
          </table:table-cell>
          <table:table-cell table:formula="of:=VALUE([.G1776])" office:value-type="float" office:value="5931" calcext:value-type="float">
            <text:p>59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32.root</text:p>
          </table:table-cell>
          <table:table-cell table:number-columns-repeated="2"/>
          <table:table-cell table:formula="of:=LEFT(RIGHT([.D1777];10);5)" office:value-type="string" office:string-value="05932" calcext:value-type="string">
            <text:p>05932</text:p>
          </table:table-cell>
          <table:table-cell table:formula="of:=VALUE([.G1777])" office:value-type="float" office:value="5932" calcext:value-type="float">
            <text:p>59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33.root</text:p>
          </table:table-cell>
          <table:table-cell table:number-columns-repeated="2"/>
          <table:table-cell table:formula="of:=LEFT(RIGHT([.D1778];10);5)" office:value-type="string" office:string-value="05933" calcext:value-type="string">
            <text:p>05933</text:p>
          </table:table-cell>
          <table:table-cell table:formula="of:=VALUE([.G1778])" office:value-type="float" office:value="5933" calcext:value-type="float">
            <text:p>59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34.root</text:p>
          </table:table-cell>
          <table:table-cell table:number-columns-repeated="2"/>
          <table:table-cell table:formula="of:=LEFT(RIGHT([.D1779];10);5)" office:value-type="string" office:string-value="05934" calcext:value-type="string">
            <text:p>05934</text:p>
          </table:table-cell>
          <table:table-cell table:formula="of:=VALUE([.G1779])" office:value-type="float" office:value="5934" calcext:value-type="float">
            <text:p>59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35.root</text:p>
          </table:table-cell>
          <table:table-cell table:number-columns-repeated="2"/>
          <table:table-cell table:formula="of:=LEFT(RIGHT([.D1780];10);5)" office:value-type="string" office:string-value="05935" calcext:value-type="string">
            <text:p>05935</text:p>
          </table:table-cell>
          <table:table-cell table:formula="of:=VALUE([.G1780])" office:value-type="float" office:value="5935" calcext:value-type="float">
            <text:p>59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36.root</text:p>
          </table:table-cell>
          <table:table-cell table:number-columns-repeated="2"/>
          <table:table-cell table:formula="of:=LEFT(RIGHT([.D1781];10);5)" office:value-type="string" office:string-value="05936" calcext:value-type="string">
            <text:p>05936</text:p>
          </table:table-cell>
          <table:table-cell table:formula="of:=VALUE([.G1781])" office:value-type="float" office:value="5936" calcext:value-type="float">
            <text:p>59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37.root</text:p>
          </table:table-cell>
          <table:table-cell table:number-columns-repeated="2"/>
          <table:table-cell table:formula="of:=LEFT(RIGHT([.D1782];10);5)" office:value-type="string" office:string-value="05937" calcext:value-type="string">
            <text:p>05937</text:p>
          </table:table-cell>
          <table:table-cell table:formula="of:=VALUE([.G1782])" office:value-type="float" office:value="5937" calcext:value-type="float">
            <text:p>59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38.root</text:p>
          </table:table-cell>
          <table:table-cell table:number-columns-repeated="2"/>
          <table:table-cell table:formula="of:=LEFT(RIGHT([.D1783];10);5)" office:value-type="string" office:string-value="05938" calcext:value-type="string">
            <text:p>05938</text:p>
          </table:table-cell>
          <table:table-cell table:formula="of:=VALUE([.G1783])" office:value-type="float" office:value="5938" calcext:value-type="float">
            <text:p>59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39.root</text:p>
          </table:table-cell>
          <table:table-cell table:number-columns-repeated="2"/>
          <table:table-cell table:formula="of:=LEFT(RIGHT([.D1784];10);5)" office:value-type="string" office:string-value="05939" calcext:value-type="string">
            <text:p>05939</text:p>
          </table:table-cell>
          <table:table-cell table:formula="of:=VALUE([.G1784])" office:value-type="float" office:value="5939" calcext:value-type="float">
            <text:p>59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40.root</text:p>
          </table:table-cell>
          <table:table-cell table:number-columns-repeated="2"/>
          <table:table-cell table:formula="of:=LEFT(RIGHT([.D1785];10);5)" office:value-type="string" office:string-value="05940" calcext:value-type="string">
            <text:p>05940</text:p>
          </table:table-cell>
          <table:table-cell table:formula="of:=VALUE([.G1785])" office:value-type="float" office:value="5940" calcext:value-type="float">
            <text:p>59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41.root</text:p>
          </table:table-cell>
          <table:table-cell table:number-columns-repeated="2"/>
          <table:table-cell table:formula="of:=LEFT(RIGHT([.D1786];10);5)" office:value-type="string" office:string-value="05941" calcext:value-type="string">
            <text:p>05941</text:p>
          </table:table-cell>
          <table:table-cell table:formula="of:=VALUE([.G1786])" office:value-type="float" office:value="5941" calcext:value-type="float">
            <text:p>59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42.root</text:p>
          </table:table-cell>
          <table:table-cell table:number-columns-repeated="2"/>
          <table:table-cell table:formula="of:=LEFT(RIGHT([.D1787];10);5)" office:value-type="string" office:string-value="05942" calcext:value-type="string">
            <text:p>05942</text:p>
          </table:table-cell>
          <table:table-cell table:formula="of:=VALUE([.G1787])" office:value-type="float" office:value="5942" calcext:value-type="float">
            <text:p>59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43.root</text:p>
          </table:table-cell>
          <table:table-cell table:number-columns-repeated="2"/>
          <table:table-cell table:formula="of:=LEFT(RIGHT([.D1788];10);5)" office:value-type="string" office:string-value="05943" calcext:value-type="string">
            <text:p>05943</text:p>
          </table:table-cell>
          <table:table-cell table:formula="of:=VALUE([.G1788])" office:value-type="float" office:value="5943" calcext:value-type="float">
            <text:p>59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44.root</text:p>
          </table:table-cell>
          <table:table-cell table:number-columns-repeated="2"/>
          <table:table-cell table:formula="of:=LEFT(RIGHT([.D1789];10);5)" office:value-type="string" office:string-value="05944" calcext:value-type="string">
            <text:p>05944</text:p>
          </table:table-cell>
          <table:table-cell table:formula="of:=VALUE([.G1789])" office:value-type="float" office:value="5944" calcext:value-type="float">
            <text:p>59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45.root</text:p>
          </table:table-cell>
          <table:table-cell table:number-columns-repeated="2"/>
          <table:table-cell table:formula="of:=LEFT(RIGHT([.D1790];10);5)" office:value-type="string" office:string-value="05945" calcext:value-type="string">
            <text:p>05945</text:p>
          </table:table-cell>
          <table:table-cell table:formula="of:=VALUE([.G1790])" office:value-type="float" office:value="5945" calcext:value-type="float">
            <text:p>59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46.root</text:p>
          </table:table-cell>
          <table:table-cell table:number-columns-repeated="2"/>
          <table:table-cell table:formula="of:=LEFT(RIGHT([.D1791];10);5)" office:value-type="string" office:string-value="05946" calcext:value-type="string">
            <text:p>05946</text:p>
          </table:table-cell>
          <table:table-cell table:formula="of:=VALUE([.G1791])" office:value-type="float" office:value="5946" calcext:value-type="float">
            <text:p>59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47.root</text:p>
          </table:table-cell>
          <table:table-cell table:number-columns-repeated="2"/>
          <table:table-cell table:formula="of:=LEFT(RIGHT([.D1792];10);5)" office:value-type="string" office:string-value="05947" calcext:value-type="string">
            <text:p>05947</text:p>
          </table:table-cell>
          <table:table-cell table:formula="of:=VALUE([.G1792])" office:value-type="float" office:value="5947" calcext:value-type="float">
            <text:p>59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48.root</text:p>
          </table:table-cell>
          <table:table-cell table:number-columns-repeated="2"/>
          <table:table-cell table:formula="of:=LEFT(RIGHT([.D1793];10);5)" office:value-type="string" office:string-value="05948" calcext:value-type="string">
            <text:p>05948</text:p>
          </table:table-cell>
          <table:table-cell table:formula="of:=VALUE([.G1793])" office:value-type="float" office:value="5948" calcext:value-type="float">
            <text:p>59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49.root</text:p>
          </table:table-cell>
          <table:table-cell table:number-columns-repeated="2"/>
          <table:table-cell table:formula="of:=LEFT(RIGHT([.D1794];10);5)" office:value-type="string" office:string-value="05949" calcext:value-type="string">
            <text:p>05949</text:p>
          </table:table-cell>
          <table:table-cell table:formula="of:=VALUE([.G1794])" office:value-type="float" office:value="5949" calcext:value-type="float">
            <text:p>59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50.root</text:p>
          </table:table-cell>
          <table:table-cell table:number-columns-repeated="2"/>
          <table:table-cell table:formula="of:=LEFT(RIGHT([.D1795];10);5)" office:value-type="string" office:string-value="05950" calcext:value-type="string">
            <text:p>05950</text:p>
          </table:table-cell>
          <table:table-cell table:formula="of:=VALUE([.G1795])" office:value-type="float" office:value="5950" calcext:value-type="float">
            <text:p>59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51.root</text:p>
          </table:table-cell>
          <table:table-cell table:number-columns-repeated="2"/>
          <table:table-cell table:formula="of:=LEFT(RIGHT([.D1796];10);5)" office:value-type="string" office:string-value="05951" calcext:value-type="string">
            <text:p>05951</text:p>
          </table:table-cell>
          <table:table-cell table:formula="of:=VALUE([.G1796])" office:value-type="float" office:value="5951" calcext:value-type="float">
            <text:p>59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52.root</text:p>
          </table:table-cell>
          <table:table-cell table:number-columns-repeated="2"/>
          <table:table-cell table:formula="of:=LEFT(RIGHT([.D1797];10);5)" office:value-type="string" office:string-value="05952" calcext:value-type="string">
            <text:p>05952</text:p>
          </table:table-cell>
          <table:table-cell table:formula="of:=VALUE([.G1797])" office:value-type="float" office:value="5952" calcext:value-type="float">
            <text:p>59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53.root</text:p>
          </table:table-cell>
          <table:table-cell table:number-columns-repeated="2"/>
          <table:table-cell table:formula="of:=LEFT(RIGHT([.D1798];10);5)" office:value-type="string" office:string-value="05953" calcext:value-type="string">
            <text:p>05953</text:p>
          </table:table-cell>
          <table:table-cell table:formula="of:=VALUE([.G1798])" office:value-type="float" office:value="5953" calcext:value-type="float">
            <text:p>59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54.root</text:p>
          </table:table-cell>
          <table:table-cell table:number-columns-repeated="2"/>
          <table:table-cell table:formula="of:=LEFT(RIGHT([.D1799];10);5)" office:value-type="string" office:string-value="05954" calcext:value-type="string">
            <text:p>05954</text:p>
          </table:table-cell>
          <table:table-cell table:formula="of:=VALUE([.G1799])" office:value-type="float" office:value="5954" calcext:value-type="float">
            <text:p>59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55.root</text:p>
          </table:table-cell>
          <table:table-cell table:number-columns-repeated="2"/>
          <table:table-cell table:formula="of:=LEFT(RIGHT([.D1800];10);5)" office:value-type="string" office:string-value="05955" calcext:value-type="string">
            <text:p>05955</text:p>
          </table:table-cell>
          <table:table-cell table:formula="of:=VALUE([.G1800])" office:value-type="float" office:value="5955" calcext:value-type="float">
            <text:p>59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56.root</text:p>
          </table:table-cell>
          <table:table-cell table:number-columns-repeated="2"/>
          <table:table-cell table:formula="of:=LEFT(RIGHT([.D1801];10);5)" office:value-type="string" office:string-value="05956" calcext:value-type="string">
            <text:p>05956</text:p>
          </table:table-cell>
          <table:table-cell table:formula="of:=VALUE([.G1801])" office:value-type="float" office:value="5956" calcext:value-type="float">
            <text:p>59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57.root</text:p>
          </table:table-cell>
          <table:table-cell table:number-columns-repeated="2"/>
          <table:table-cell table:formula="of:=LEFT(RIGHT([.D1802];10);5)" office:value-type="string" office:string-value="05957" calcext:value-type="string">
            <text:p>05957</text:p>
          </table:table-cell>
          <table:table-cell table:formula="of:=VALUE([.G1802])" office:value-type="float" office:value="5957" calcext:value-type="float">
            <text:p>59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58.root</text:p>
          </table:table-cell>
          <table:table-cell table:number-columns-repeated="2"/>
          <table:table-cell table:formula="of:=LEFT(RIGHT([.D1803];10);5)" office:value-type="string" office:string-value="05958" calcext:value-type="string">
            <text:p>05958</text:p>
          </table:table-cell>
          <table:table-cell table:formula="of:=VALUE([.G1803])" office:value-type="float" office:value="5958" calcext:value-type="float">
            <text:p>59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59.root</text:p>
          </table:table-cell>
          <table:table-cell table:number-columns-repeated="2"/>
          <table:table-cell table:formula="of:=LEFT(RIGHT([.D1804];10);5)" office:value-type="string" office:string-value="05959" calcext:value-type="string">
            <text:p>05959</text:p>
          </table:table-cell>
          <table:table-cell table:formula="of:=VALUE([.G1804])" office:value-type="float" office:value="5959" calcext:value-type="float">
            <text:p>59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60.root</text:p>
          </table:table-cell>
          <table:table-cell table:number-columns-repeated="2"/>
          <table:table-cell table:formula="of:=LEFT(RIGHT([.D1805];10);5)" office:value-type="string" office:string-value="05960" calcext:value-type="string">
            <text:p>05960</text:p>
          </table:table-cell>
          <table:table-cell table:formula="of:=VALUE([.G1805])" office:value-type="float" office:value="5960" calcext:value-type="float">
            <text:p>59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61.root</text:p>
          </table:table-cell>
          <table:table-cell table:number-columns-repeated="2"/>
          <table:table-cell table:formula="of:=LEFT(RIGHT([.D1806];10);5)" office:value-type="string" office:string-value="05961" calcext:value-type="string">
            <text:p>05961</text:p>
          </table:table-cell>
          <table:table-cell table:formula="of:=VALUE([.G1806])" office:value-type="float" office:value="5961" calcext:value-type="float">
            <text:p>59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62.root</text:p>
          </table:table-cell>
          <table:table-cell table:number-columns-repeated="2"/>
          <table:table-cell table:formula="of:=LEFT(RIGHT([.D1807];10);5)" office:value-type="string" office:string-value="05962" calcext:value-type="string">
            <text:p>05962</text:p>
          </table:table-cell>
          <table:table-cell table:formula="of:=VALUE([.G1807])" office:value-type="float" office:value="5962" calcext:value-type="float">
            <text:p>59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63.root</text:p>
          </table:table-cell>
          <table:table-cell table:number-columns-repeated="2"/>
          <table:table-cell table:formula="of:=LEFT(RIGHT([.D1808];10);5)" office:value-type="string" office:string-value="05963" calcext:value-type="string">
            <text:p>05963</text:p>
          </table:table-cell>
          <table:table-cell table:formula="of:=VALUE([.G1808])" office:value-type="float" office:value="5963" calcext:value-type="float">
            <text:p>59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64.root</text:p>
          </table:table-cell>
          <table:table-cell table:number-columns-repeated="2"/>
          <table:table-cell table:formula="of:=LEFT(RIGHT([.D1809];10);5)" office:value-type="string" office:string-value="05964" calcext:value-type="string">
            <text:p>05964</text:p>
          </table:table-cell>
          <table:table-cell table:formula="of:=VALUE([.G1809])" office:value-type="float" office:value="5964" calcext:value-type="float">
            <text:p>59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65.root</text:p>
          </table:table-cell>
          <table:table-cell table:number-columns-repeated="2"/>
          <table:table-cell table:formula="of:=LEFT(RIGHT([.D1810];10);5)" office:value-type="string" office:string-value="05965" calcext:value-type="string">
            <text:p>05965</text:p>
          </table:table-cell>
          <table:table-cell table:formula="of:=VALUE([.G1810])" office:value-type="float" office:value="5965" calcext:value-type="float">
            <text:p>59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66.root</text:p>
          </table:table-cell>
          <table:table-cell table:number-columns-repeated="2"/>
          <table:table-cell table:formula="of:=LEFT(RIGHT([.D1811];10);5)" office:value-type="string" office:string-value="05966" calcext:value-type="string">
            <text:p>05966</text:p>
          </table:table-cell>
          <table:table-cell table:formula="of:=VALUE([.G1811])" office:value-type="float" office:value="5966" calcext:value-type="float">
            <text:p>59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67.root</text:p>
          </table:table-cell>
          <table:table-cell table:number-columns-repeated="2"/>
          <table:table-cell table:formula="of:=LEFT(RIGHT([.D1812];10);5)" office:value-type="string" office:string-value="05967" calcext:value-type="string">
            <text:p>05967</text:p>
          </table:table-cell>
          <table:table-cell table:formula="of:=VALUE([.G1812])" office:value-type="float" office:value="5967" calcext:value-type="float">
            <text:p>59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68.root</text:p>
          </table:table-cell>
          <table:table-cell table:number-columns-repeated="2"/>
          <table:table-cell table:formula="of:=LEFT(RIGHT([.D1813];10);5)" office:value-type="string" office:string-value="05968" calcext:value-type="string">
            <text:p>05968</text:p>
          </table:table-cell>
          <table:table-cell table:formula="of:=VALUE([.G1813])" office:value-type="float" office:value="5968" calcext:value-type="float">
            <text:p>59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70.root</text:p>
          </table:table-cell>
          <table:table-cell table:number-columns-repeated="2"/>
          <table:table-cell table:formula="of:=LEFT(RIGHT([.D1814];10);5)" office:value-type="string" office:string-value="05970" calcext:value-type="string">
            <text:p>05970</text:p>
          </table:table-cell>
          <table:table-cell table:formula="of:=VALUE([.G1814])" office:value-type="float" office:value="5970" calcext:value-type="float">
            <text:p>59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71.root</text:p>
          </table:table-cell>
          <table:table-cell table:number-columns-repeated="2"/>
          <table:table-cell table:formula="of:=LEFT(RIGHT([.D1815];10);5)" office:value-type="string" office:string-value="05971" calcext:value-type="string">
            <text:p>05971</text:p>
          </table:table-cell>
          <table:table-cell table:formula="of:=VALUE([.G1815])" office:value-type="float" office:value="5971" calcext:value-type="float">
            <text:p>59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72.root</text:p>
          </table:table-cell>
          <table:table-cell table:number-columns-repeated="2"/>
          <table:table-cell table:formula="of:=LEFT(RIGHT([.D1816];10);5)" office:value-type="string" office:string-value="05972" calcext:value-type="string">
            <text:p>05972</text:p>
          </table:table-cell>
          <table:table-cell table:formula="of:=VALUE([.G1816])" office:value-type="float" office:value="5972" calcext:value-type="float">
            <text:p>59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73.root</text:p>
          </table:table-cell>
          <table:table-cell table:number-columns-repeated="2"/>
          <table:table-cell table:formula="of:=LEFT(RIGHT([.D1817];10);5)" office:value-type="string" office:string-value="05973" calcext:value-type="string">
            <text:p>05973</text:p>
          </table:table-cell>
          <table:table-cell table:formula="of:=VALUE([.G1817])" office:value-type="float" office:value="5973" calcext:value-type="float">
            <text:p>59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74.root</text:p>
          </table:table-cell>
          <table:table-cell table:number-columns-repeated="2"/>
          <table:table-cell table:formula="of:=LEFT(RIGHT([.D1818];10);5)" office:value-type="string" office:string-value="05974" calcext:value-type="string">
            <text:p>05974</text:p>
          </table:table-cell>
          <table:table-cell table:formula="of:=VALUE([.G1818])" office:value-type="float" office:value="5974" calcext:value-type="float">
            <text:p>59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75.root</text:p>
          </table:table-cell>
          <table:table-cell table:number-columns-repeated="2"/>
          <table:table-cell table:formula="of:=LEFT(RIGHT([.D1819];10);5)" office:value-type="string" office:string-value="05975" calcext:value-type="string">
            <text:p>05975</text:p>
          </table:table-cell>
          <table:table-cell table:formula="of:=VALUE([.G1819])" office:value-type="float" office:value="5975" calcext:value-type="float">
            <text:p>59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76.root</text:p>
          </table:table-cell>
          <table:table-cell table:number-columns-repeated="2"/>
          <table:table-cell table:formula="of:=LEFT(RIGHT([.D1820];10);5)" office:value-type="string" office:string-value="05976" calcext:value-type="string">
            <text:p>05976</text:p>
          </table:table-cell>
          <table:table-cell table:formula="of:=VALUE([.G1820])" office:value-type="float" office:value="5976" calcext:value-type="float">
            <text:p>59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77.root</text:p>
          </table:table-cell>
          <table:table-cell table:number-columns-repeated="2"/>
          <table:table-cell table:formula="of:=LEFT(RIGHT([.D1821];10);5)" office:value-type="string" office:string-value="05977" calcext:value-type="string">
            <text:p>05977</text:p>
          </table:table-cell>
          <table:table-cell table:formula="of:=VALUE([.G1821])" office:value-type="float" office:value="5977" calcext:value-type="float">
            <text:p>59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78.root</text:p>
          </table:table-cell>
          <table:table-cell table:number-columns-repeated="2"/>
          <table:table-cell table:formula="of:=LEFT(RIGHT([.D1822];10);5)" office:value-type="string" office:string-value="05978" calcext:value-type="string">
            <text:p>05978</text:p>
          </table:table-cell>
          <table:table-cell table:formula="of:=VALUE([.G1822])" office:value-type="float" office:value="5978" calcext:value-type="float">
            <text:p>59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79.root</text:p>
          </table:table-cell>
          <table:table-cell table:number-columns-repeated="2"/>
          <table:table-cell table:formula="of:=LEFT(RIGHT([.D1823];10);5)" office:value-type="string" office:string-value="05979" calcext:value-type="string">
            <text:p>05979</text:p>
          </table:table-cell>
          <table:table-cell table:formula="of:=VALUE([.G1823])" office:value-type="float" office:value="5979" calcext:value-type="float">
            <text:p>59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80.root</text:p>
          </table:table-cell>
          <table:table-cell table:number-columns-repeated="2"/>
          <table:table-cell table:formula="of:=LEFT(RIGHT([.D1824];10);5)" office:value-type="string" office:string-value="05980" calcext:value-type="string">
            <text:p>05980</text:p>
          </table:table-cell>
          <table:table-cell table:formula="of:=VALUE([.G1824])" office:value-type="float" office:value="5980" calcext:value-type="float">
            <text:p>59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81.root</text:p>
          </table:table-cell>
          <table:table-cell table:number-columns-repeated="2"/>
          <table:table-cell table:formula="of:=LEFT(RIGHT([.D1825];10);5)" office:value-type="string" office:string-value="05981" calcext:value-type="string">
            <text:p>05981</text:p>
          </table:table-cell>
          <table:table-cell table:formula="of:=VALUE([.G1825])" office:value-type="float" office:value="5981" calcext:value-type="float">
            <text:p>59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82.root</text:p>
          </table:table-cell>
          <table:table-cell table:number-columns-repeated="2"/>
          <table:table-cell table:formula="of:=LEFT(RIGHT([.D1826];10);5)" office:value-type="string" office:string-value="05982" calcext:value-type="string">
            <text:p>05982</text:p>
          </table:table-cell>
          <table:table-cell table:formula="of:=VALUE([.G1826])" office:value-type="float" office:value="5982" calcext:value-type="float">
            <text:p>59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83.root</text:p>
          </table:table-cell>
          <table:table-cell table:number-columns-repeated="2"/>
          <table:table-cell table:formula="of:=LEFT(RIGHT([.D1827];10);5)" office:value-type="string" office:string-value="05983" calcext:value-type="string">
            <text:p>05983</text:p>
          </table:table-cell>
          <table:table-cell table:formula="of:=VALUE([.G1827])" office:value-type="float" office:value="5983" calcext:value-type="float">
            <text:p>59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84.root</text:p>
          </table:table-cell>
          <table:table-cell table:number-columns-repeated="2"/>
          <table:table-cell table:formula="of:=LEFT(RIGHT([.D1828];10);5)" office:value-type="string" office:string-value="05984" calcext:value-type="string">
            <text:p>05984</text:p>
          </table:table-cell>
          <table:table-cell table:formula="of:=VALUE([.G1828])" office:value-type="float" office:value="5984" calcext:value-type="float">
            <text:p>59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85.root</text:p>
          </table:table-cell>
          <table:table-cell table:number-columns-repeated="2"/>
          <table:table-cell table:formula="of:=LEFT(RIGHT([.D1829];10);5)" office:value-type="string" office:string-value="05985" calcext:value-type="string">
            <text:p>05985</text:p>
          </table:table-cell>
          <table:table-cell table:formula="of:=VALUE([.G1829])" office:value-type="float" office:value="5985" calcext:value-type="float">
            <text:p>59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86.root</text:p>
          </table:table-cell>
          <table:table-cell table:number-columns-repeated="2"/>
          <table:table-cell table:formula="of:=LEFT(RIGHT([.D1830];10);5)" office:value-type="string" office:string-value="05986" calcext:value-type="string">
            <text:p>05986</text:p>
          </table:table-cell>
          <table:table-cell table:formula="of:=VALUE([.G1830])" office:value-type="float" office:value="5986" calcext:value-type="float">
            <text:p>59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87.root</text:p>
          </table:table-cell>
          <table:table-cell table:number-columns-repeated="2"/>
          <table:table-cell table:formula="of:=LEFT(RIGHT([.D1831];10);5)" office:value-type="string" office:string-value="05987" calcext:value-type="string">
            <text:p>05987</text:p>
          </table:table-cell>
          <table:table-cell table:formula="of:=VALUE([.G1831])" office:value-type="float" office:value="5987" calcext:value-type="float">
            <text:p>59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88.root</text:p>
          </table:table-cell>
          <table:table-cell table:number-columns-repeated="2"/>
          <table:table-cell table:formula="of:=LEFT(RIGHT([.D1832];10);5)" office:value-type="string" office:string-value="05988" calcext:value-type="string">
            <text:p>05988</text:p>
          </table:table-cell>
          <table:table-cell table:formula="of:=VALUE([.G1832])" office:value-type="float" office:value="5988" calcext:value-type="float">
            <text:p>59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89.root</text:p>
          </table:table-cell>
          <table:table-cell table:number-columns-repeated="2"/>
          <table:table-cell table:formula="of:=LEFT(RIGHT([.D1833];10);5)" office:value-type="string" office:string-value="05989" calcext:value-type="string">
            <text:p>05989</text:p>
          </table:table-cell>
          <table:table-cell table:formula="of:=VALUE([.G1833])" office:value-type="float" office:value="5989" calcext:value-type="float">
            <text:p>59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90.root</text:p>
          </table:table-cell>
          <table:table-cell table:number-columns-repeated="2"/>
          <table:table-cell table:formula="of:=LEFT(RIGHT([.D1834];10);5)" office:value-type="string" office:string-value="05990" calcext:value-type="string">
            <text:p>05990</text:p>
          </table:table-cell>
          <table:table-cell table:formula="of:=VALUE([.G1834])" office:value-type="float" office:value="5990" calcext:value-type="float">
            <text:p>59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91.root</text:p>
          </table:table-cell>
          <table:table-cell table:number-columns-repeated="2"/>
          <table:table-cell table:formula="of:=LEFT(RIGHT([.D1835];10);5)" office:value-type="string" office:string-value="05991" calcext:value-type="string">
            <text:p>05991</text:p>
          </table:table-cell>
          <table:table-cell table:formula="of:=VALUE([.G1835])" office:value-type="float" office:value="5991" calcext:value-type="float">
            <text:p>59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92.root</text:p>
          </table:table-cell>
          <table:table-cell table:number-columns-repeated="2"/>
          <table:table-cell table:formula="of:=LEFT(RIGHT([.D1836];10);5)" office:value-type="string" office:string-value="05992" calcext:value-type="string">
            <text:p>05992</text:p>
          </table:table-cell>
          <table:table-cell table:formula="of:=VALUE([.G1836])" office:value-type="float" office:value="5992" calcext:value-type="float">
            <text:p>59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93.root</text:p>
          </table:table-cell>
          <table:table-cell table:number-columns-repeated="2"/>
          <table:table-cell table:formula="of:=LEFT(RIGHT([.D1837];10);5)" office:value-type="string" office:string-value="05993" calcext:value-type="string">
            <text:p>05993</text:p>
          </table:table-cell>
          <table:table-cell table:formula="of:=VALUE([.G1837])" office:value-type="float" office:value="5993" calcext:value-type="float">
            <text:p>59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94.root</text:p>
          </table:table-cell>
          <table:table-cell table:number-columns-repeated="2"/>
          <table:table-cell table:formula="of:=LEFT(RIGHT([.D1838];10);5)" office:value-type="string" office:string-value="05994" calcext:value-type="string">
            <text:p>05994</text:p>
          </table:table-cell>
          <table:table-cell table:formula="of:=VALUE([.G1838])" office:value-type="float" office:value="5994" calcext:value-type="float">
            <text:p>59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95.root</text:p>
          </table:table-cell>
          <table:table-cell table:number-columns-repeated="2"/>
          <table:table-cell table:formula="of:=LEFT(RIGHT([.D1839];10);5)" office:value-type="string" office:string-value="05995" calcext:value-type="string">
            <text:p>05995</text:p>
          </table:table-cell>
          <table:table-cell table:formula="of:=VALUE([.G1839])" office:value-type="float" office:value="5995" calcext:value-type="float">
            <text:p>59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96.root</text:p>
          </table:table-cell>
          <table:table-cell table:number-columns-repeated="2"/>
          <table:table-cell table:formula="of:=LEFT(RIGHT([.D1840];10);5)" office:value-type="string" office:string-value="05996" calcext:value-type="string">
            <text:p>05996</text:p>
          </table:table-cell>
          <table:table-cell table:formula="of:=VALUE([.G1840])" office:value-type="float" office:value="5996" calcext:value-type="float">
            <text:p>59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97.root</text:p>
          </table:table-cell>
          <table:table-cell table:number-columns-repeated="2"/>
          <table:table-cell table:formula="of:=LEFT(RIGHT([.D1841];10);5)" office:value-type="string" office:string-value="05997" calcext:value-type="string">
            <text:p>05997</text:p>
          </table:table-cell>
          <table:table-cell table:formula="of:=VALUE([.G1841])" office:value-type="float" office:value="5997" calcext:value-type="float">
            <text:p>59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98.root</text:p>
          </table:table-cell>
          <table:table-cell table:number-columns-repeated="2"/>
          <table:table-cell table:formula="of:=LEFT(RIGHT([.D1842];10);5)" office:value-type="string" office:string-value="05998" calcext:value-type="string">
            <text:p>05998</text:p>
          </table:table-cell>
          <table:table-cell table:formula="of:=VALUE([.G1842])" office:value-type="float" office:value="5998" calcext:value-type="float">
            <text:p>59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5999.root</text:p>
          </table:table-cell>
          <table:table-cell table:number-columns-repeated="2"/>
          <table:table-cell table:formula="of:=LEFT(RIGHT([.D1843];10);5)" office:value-type="string" office:string-value="05999" calcext:value-type="string">
            <text:p>05999</text:p>
          </table:table-cell>
          <table:table-cell table:formula="of:=VALUE([.G1843])" office:value-type="float" office:value="5999" calcext:value-type="float">
            <text:p>59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00.root</text:p>
          </table:table-cell>
          <table:table-cell table:number-columns-repeated="2"/>
          <table:table-cell table:formula="of:=LEFT(RIGHT([.D1844];10);5)" office:value-type="string" office:string-value="06000" calcext:value-type="string">
            <text:p>06000</text:p>
          </table:table-cell>
          <table:table-cell table:formula="of:=VALUE([.G1844])"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01.root</text:p>
          </table:table-cell>
          <table:table-cell table:number-columns-repeated="2"/>
          <table:table-cell table:formula="of:=LEFT(RIGHT([.D1845];10);5)" office:value-type="string" office:string-value="06001" calcext:value-type="string">
            <text:p>06001</text:p>
          </table:table-cell>
          <table:table-cell table:formula="of:=VALUE([.G1845])" office:value-type="float" office:value="6001" calcext:value-type="float">
            <text:p>60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02.root</text:p>
          </table:table-cell>
          <table:table-cell table:number-columns-repeated="2"/>
          <table:table-cell table:formula="of:=LEFT(RIGHT([.D1846];10);5)" office:value-type="string" office:string-value="06002" calcext:value-type="string">
            <text:p>06002</text:p>
          </table:table-cell>
          <table:table-cell table:formula="of:=VALUE([.G1846])" office:value-type="float" office:value="6002" calcext:value-type="float">
            <text:p>60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03.root</text:p>
          </table:table-cell>
          <table:table-cell table:number-columns-repeated="2"/>
          <table:table-cell table:formula="of:=LEFT(RIGHT([.D1847];10);5)" office:value-type="string" office:string-value="06003" calcext:value-type="string">
            <text:p>06003</text:p>
          </table:table-cell>
          <table:table-cell table:formula="of:=VALUE([.G1847])" office:value-type="float" office:value="6003" calcext:value-type="float">
            <text:p>60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04.root</text:p>
          </table:table-cell>
          <table:table-cell table:number-columns-repeated="2"/>
          <table:table-cell table:formula="of:=LEFT(RIGHT([.D1848];10);5)" office:value-type="string" office:string-value="06004" calcext:value-type="string">
            <text:p>06004</text:p>
          </table:table-cell>
          <table:table-cell table:formula="of:=VALUE([.G1848])" office:value-type="float" office:value="6004" calcext:value-type="float">
            <text:p>60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05.root</text:p>
          </table:table-cell>
          <table:table-cell table:number-columns-repeated="2"/>
          <table:table-cell table:formula="of:=LEFT(RIGHT([.D1849];10);5)" office:value-type="string" office:string-value="06005" calcext:value-type="string">
            <text:p>06005</text:p>
          </table:table-cell>
          <table:table-cell table:formula="of:=VALUE([.G1849])" office:value-type="float" office:value="6005" calcext:value-type="float">
            <text:p>60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06.root</text:p>
          </table:table-cell>
          <table:table-cell table:number-columns-repeated="2"/>
          <table:table-cell table:formula="of:=LEFT(RIGHT([.D1850];10);5)" office:value-type="string" office:string-value="06006" calcext:value-type="string">
            <text:p>06006</text:p>
          </table:table-cell>
          <table:table-cell table:formula="of:=VALUE([.G1850])" office:value-type="float" office:value="6006" calcext:value-type="float">
            <text:p>60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07.root</text:p>
          </table:table-cell>
          <table:table-cell table:number-columns-repeated="2"/>
          <table:table-cell table:formula="of:=LEFT(RIGHT([.D1851];10);5)" office:value-type="string" office:string-value="06007" calcext:value-type="string">
            <text:p>06007</text:p>
          </table:table-cell>
          <table:table-cell table:formula="of:=VALUE([.G1851])" office:value-type="float" office:value="6007" calcext:value-type="float">
            <text:p>60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08.root</text:p>
          </table:table-cell>
          <table:table-cell table:number-columns-repeated="2"/>
          <table:table-cell table:formula="of:=LEFT(RIGHT([.D1852];10);5)" office:value-type="string" office:string-value="06008" calcext:value-type="string">
            <text:p>06008</text:p>
          </table:table-cell>
          <table:table-cell table:formula="of:=VALUE([.G1852])" office:value-type="float" office:value="6008" calcext:value-type="float">
            <text:p>60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09.root</text:p>
          </table:table-cell>
          <table:table-cell table:number-columns-repeated="2"/>
          <table:table-cell table:formula="of:=LEFT(RIGHT([.D1853];10);5)" office:value-type="string" office:string-value="06009" calcext:value-type="string">
            <text:p>06009</text:p>
          </table:table-cell>
          <table:table-cell table:formula="of:=VALUE([.G1853])" office:value-type="float" office:value="6009" calcext:value-type="float">
            <text:p>60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10.root</text:p>
          </table:table-cell>
          <table:table-cell table:number-columns-repeated="2"/>
          <table:table-cell table:formula="of:=LEFT(RIGHT([.D1854];10);5)" office:value-type="string" office:string-value="06010" calcext:value-type="string">
            <text:p>06010</text:p>
          </table:table-cell>
          <table:table-cell table:formula="of:=VALUE([.G1854])" office:value-type="float" office:value="6010" calcext:value-type="float">
            <text:p>60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11.root</text:p>
          </table:table-cell>
          <table:table-cell table:number-columns-repeated="2"/>
          <table:table-cell table:formula="of:=LEFT(RIGHT([.D1855];10);5)" office:value-type="string" office:string-value="06011" calcext:value-type="string">
            <text:p>06011</text:p>
          </table:table-cell>
          <table:table-cell table:formula="of:=VALUE([.G1855])" office:value-type="float" office:value="6011" calcext:value-type="float">
            <text:p>60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12.root</text:p>
          </table:table-cell>
          <table:table-cell table:number-columns-repeated="2"/>
          <table:table-cell table:formula="of:=LEFT(RIGHT([.D1856];10);5)" office:value-type="string" office:string-value="06012" calcext:value-type="string">
            <text:p>06012</text:p>
          </table:table-cell>
          <table:table-cell table:formula="of:=VALUE([.G1856])" office:value-type="float" office:value="6012" calcext:value-type="float">
            <text:p>60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13.root</text:p>
          </table:table-cell>
          <table:table-cell table:number-columns-repeated="2"/>
          <table:table-cell table:formula="of:=LEFT(RIGHT([.D1857];10);5)" office:value-type="string" office:string-value="06013" calcext:value-type="string">
            <text:p>06013</text:p>
          </table:table-cell>
          <table:table-cell table:formula="of:=VALUE([.G1857])" office:value-type="float" office:value="6013" calcext:value-type="float">
            <text:p>60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14.root</text:p>
          </table:table-cell>
          <table:table-cell table:number-columns-repeated="2"/>
          <table:table-cell table:formula="of:=LEFT(RIGHT([.D1858];10);5)" office:value-type="string" office:string-value="06014" calcext:value-type="string">
            <text:p>06014</text:p>
          </table:table-cell>
          <table:table-cell table:formula="of:=VALUE([.G1858])" office:value-type="float" office:value="6014" calcext:value-type="float">
            <text:p>60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15.root</text:p>
          </table:table-cell>
          <table:table-cell table:number-columns-repeated="2"/>
          <table:table-cell table:formula="of:=LEFT(RIGHT([.D1859];10);5)" office:value-type="string" office:string-value="06015" calcext:value-type="string">
            <text:p>06015</text:p>
          </table:table-cell>
          <table:table-cell table:formula="of:=VALUE([.G1859])" office:value-type="float" office:value="6015" calcext:value-type="float">
            <text:p>60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16.root</text:p>
          </table:table-cell>
          <table:table-cell table:number-columns-repeated="2"/>
          <table:table-cell table:formula="of:=LEFT(RIGHT([.D1860];10);5)" office:value-type="string" office:string-value="06016" calcext:value-type="string">
            <text:p>06016</text:p>
          </table:table-cell>
          <table:table-cell table:formula="of:=VALUE([.G1860])" office:value-type="float" office:value="6016" calcext:value-type="float">
            <text:p>60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17.root</text:p>
          </table:table-cell>
          <table:table-cell table:number-columns-repeated="2"/>
          <table:table-cell table:formula="of:=LEFT(RIGHT([.D1861];10);5)" office:value-type="string" office:string-value="06017" calcext:value-type="string">
            <text:p>06017</text:p>
          </table:table-cell>
          <table:table-cell table:formula="of:=VALUE([.G1861])" office:value-type="float" office:value="6017" calcext:value-type="float">
            <text:p>60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18.root</text:p>
          </table:table-cell>
          <table:table-cell table:number-columns-repeated="2"/>
          <table:table-cell table:formula="of:=LEFT(RIGHT([.D1862];10);5)" office:value-type="string" office:string-value="06018" calcext:value-type="string">
            <text:p>06018</text:p>
          </table:table-cell>
          <table:table-cell table:formula="of:=VALUE([.G1862])" office:value-type="float" office:value="6018" calcext:value-type="float">
            <text:p>60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19.root</text:p>
          </table:table-cell>
          <table:table-cell table:number-columns-repeated="2"/>
          <table:table-cell table:formula="of:=LEFT(RIGHT([.D1863];10);5)" office:value-type="string" office:string-value="06019" calcext:value-type="string">
            <text:p>06019</text:p>
          </table:table-cell>
          <table:table-cell table:formula="of:=VALUE([.G1863])" office:value-type="float" office:value="6019" calcext:value-type="float">
            <text:p>60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20.root</text:p>
          </table:table-cell>
          <table:table-cell table:number-columns-repeated="2"/>
          <table:table-cell table:formula="of:=LEFT(RIGHT([.D1864];10);5)" office:value-type="string" office:string-value="06020" calcext:value-type="string">
            <text:p>06020</text:p>
          </table:table-cell>
          <table:table-cell table:formula="of:=VALUE([.G1864])" office:value-type="float" office:value="6020" calcext:value-type="float">
            <text:p>60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21.root</text:p>
          </table:table-cell>
          <table:table-cell table:number-columns-repeated="2"/>
          <table:table-cell table:formula="of:=LEFT(RIGHT([.D1865];10);5)" office:value-type="string" office:string-value="06021" calcext:value-type="string">
            <text:p>06021</text:p>
          </table:table-cell>
          <table:table-cell table:formula="of:=VALUE([.G1865])" office:value-type="float" office:value="6021" calcext:value-type="float">
            <text:p>60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22.root</text:p>
          </table:table-cell>
          <table:table-cell table:number-columns-repeated="2"/>
          <table:table-cell table:formula="of:=LEFT(RIGHT([.D1866];10);5)" office:value-type="string" office:string-value="06022" calcext:value-type="string">
            <text:p>06022</text:p>
          </table:table-cell>
          <table:table-cell table:formula="of:=VALUE([.G1866])" office:value-type="float" office:value="6022" calcext:value-type="float">
            <text:p>60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23.root</text:p>
          </table:table-cell>
          <table:table-cell table:number-columns-repeated="2"/>
          <table:table-cell table:formula="of:=LEFT(RIGHT([.D1867];10);5)" office:value-type="string" office:string-value="06023" calcext:value-type="string">
            <text:p>06023</text:p>
          </table:table-cell>
          <table:table-cell table:formula="of:=VALUE([.G1867])" office:value-type="float" office:value="6023" calcext:value-type="float">
            <text:p>60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24.root</text:p>
          </table:table-cell>
          <table:table-cell table:number-columns-repeated="2"/>
          <table:table-cell table:formula="of:=LEFT(RIGHT([.D1868];10);5)" office:value-type="string" office:string-value="06024" calcext:value-type="string">
            <text:p>06024</text:p>
          </table:table-cell>
          <table:table-cell table:formula="of:=VALUE([.G1868])" office:value-type="float" office:value="6024" calcext:value-type="float">
            <text:p>60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25.root</text:p>
          </table:table-cell>
          <table:table-cell table:number-columns-repeated="2"/>
          <table:table-cell table:formula="of:=LEFT(RIGHT([.D1869];10);5)" office:value-type="string" office:string-value="06025" calcext:value-type="string">
            <text:p>06025</text:p>
          </table:table-cell>
          <table:table-cell table:formula="of:=VALUE([.G1869])" office:value-type="float" office:value="6025" calcext:value-type="float">
            <text:p>60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26.root</text:p>
          </table:table-cell>
          <table:table-cell table:number-columns-repeated="2"/>
          <table:table-cell table:formula="of:=LEFT(RIGHT([.D1870];10);5)" office:value-type="string" office:string-value="06026" calcext:value-type="string">
            <text:p>06026</text:p>
          </table:table-cell>
          <table:table-cell table:formula="of:=VALUE([.G1870])" office:value-type="float" office:value="6026" calcext:value-type="float">
            <text:p>60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27.root</text:p>
          </table:table-cell>
          <table:table-cell table:number-columns-repeated="2"/>
          <table:table-cell table:formula="of:=LEFT(RIGHT([.D1871];10);5)" office:value-type="string" office:string-value="06027" calcext:value-type="string">
            <text:p>06027</text:p>
          </table:table-cell>
          <table:table-cell table:formula="of:=VALUE([.G1871])" office:value-type="float" office:value="6027" calcext:value-type="float">
            <text:p>60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28.root</text:p>
          </table:table-cell>
          <table:table-cell table:number-columns-repeated="2"/>
          <table:table-cell table:formula="of:=LEFT(RIGHT([.D1872];10);5)" office:value-type="string" office:string-value="06028" calcext:value-type="string">
            <text:p>06028</text:p>
          </table:table-cell>
          <table:table-cell table:formula="of:=VALUE([.G1872])" office:value-type="float" office:value="6028" calcext:value-type="float">
            <text:p>60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29.root</text:p>
          </table:table-cell>
          <table:table-cell table:number-columns-repeated="2"/>
          <table:table-cell table:formula="of:=LEFT(RIGHT([.D1873];10);5)" office:value-type="string" office:string-value="06029" calcext:value-type="string">
            <text:p>06029</text:p>
          </table:table-cell>
          <table:table-cell table:formula="of:=VALUE([.G1873])" office:value-type="float" office:value="6029" calcext:value-type="float">
            <text:p>60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30.root</text:p>
          </table:table-cell>
          <table:table-cell table:number-columns-repeated="2"/>
          <table:table-cell table:formula="of:=LEFT(RIGHT([.D1874];10);5)" office:value-type="string" office:string-value="06030" calcext:value-type="string">
            <text:p>06030</text:p>
          </table:table-cell>
          <table:table-cell table:formula="of:=VALUE([.G1874])" office:value-type="float" office:value="6030" calcext:value-type="float">
            <text:p>60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31.root</text:p>
          </table:table-cell>
          <table:table-cell table:number-columns-repeated="2"/>
          <table:table-cell table:formula="of:=LEFT(RIGHT([.D1875];10);5)" office:value-type="string" office:string-value="06031" calcext:value-type="string">
            <text:p>06031</text:p>
          </table:table-cell>
          <table:table-cell table:formula="of:=VALUE([.G1875])" office:value-type="float" office:value="6031" calcext:value-type="float">
            <text:p>60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32.root</text:p>
          </table:table-cell>
          <table:table-cell table:number-columns-repeated="2"/>
          <table:table-cell table:formula="of:=LEFT(RIGHT([.D1876];10);5)" office:value-type="string" office:string-value="06032" calcext:value-type="string">
            <text:p>06032</text:p>
          </table:table-cell>
          <table:table-cell table:formula="of:=VALUE([.G1876])" office:value-type="float" office:value="6032" calcext:value-type="float">
            <text:p>60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33.root</text:p>
          </table:table-cell>
          <table:table-cell table:number-columns-repeated="2"/>
          <table:table-cell table:formula="of:=LEFT(RIGHT([.D1877];10);5)" office:value-type="string" office:string-value="06033" calcext:value-type="string">
            <text:p>06033</text:p>
          </table:table-cell>
          <table:table-cell table:formula="of:=VALUE([.G1877])" office:value-type="float" office:value="6033" calcext:value-type="float">
            <text:p>60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34.root</text:p>
          </table:table-cell>
          <table:table-cell table:number-columns-repeated="2"/>
          <table:table-cell table:formula="of:=LEFT(RIGHT([.D1878];10);5)" office:value-type="string" office:string-value="06034" calcext:value-type="string">
            <text:p>06034</text:p>
          </table:table-cell>
          <table:table-cell table:formula="of:=VALUE([.G1878])" office:value-type="float" office:value="6034" calcext:value-type="float">
            <text:p>60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35.root</text:p>
          </table:table-cell>
          <table:table-cell table:number-columns-repeated="2"/>
          <table:table-cell table:formula="of:=LEFT(RIGHT([.D1879];10);5)" office:value-type="string" office:string-value="06035" calcext:value-type="string">
            <text:p>06035</text:p>
          </table:table-cell>
          <table:table-cell table:formula="of:=VALUE([.G1879])" office:value-type="float" office:value="6035" calcext:value-type="float">
            <text:p>60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36.root</text:p>
          </table:table-cell>
          <table:table-cell table:number-columns-repeated="2"/>
          <table:table-cell table:formula="of:=LEFT(RIGHT([.D1880];10);5)" office:value-type="string" office:string-value="06036" calcext:value-type="string">
            <text:p>06036</text:p>
          </table:table-cell>
          <table:table-cell table:formula="of:=VALUE([.G1880])" office:value-type="float" office:value="6036" calcext:value-type="float">
            <text:p>60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37.root</text:p>
          </table:table-cell>
          <table:table-cell table:number-columns-repeated="2"/>
          <table:table-cell table:formula="of:=LEFT(RIGHT([.D1881];10);5)" office:value-type="string" office:string-value="06037" calcext:value-type="string">
            <text:p>06037</text:p>
          </table:table-cell>
          <table:table-cell table:formula="of:=VALUE([.G1881])" office:value-type="float" office:value="6037" calcext:value-type="float">
            <text:p>60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38.root</text:p>
          </table:table-cell>
          <table:table-cell table:number-columns-repeated="2"/>
          <table:table-cell table:formula="of:=LEFT(RIGHT([.D1882];10);5)" office:value-type="string" office:string-value="06038" calcext:value-type="string">
            <text:p>06038</text:p>
          </table:table-cell>
          <table:table-cell table:formula="of:=VALUE([.G1882])" office:value-type="float" office:value="6038" calcext:value-type="float">
            <text:p>60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39.root</text:p>
          </table:table-cell>
          <table:table-cell table:number-columns-repeated="2"/>
          <table:table-cell table:formula="of:=LEFT(RIGHT([.D1883];10);5)" office:value-type="string" office:string-value="06039" calcext:value-type="string">
            <text:p>06039</text:p>
          </table:table-cell>
          <table:table-cell table:formula="of:=VALUE([.G1883])" office:value-type="float" office:value="6039" calcext:value-type="float">
            <text:p>60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40.root</text:p>
          </table:table-cell>
          <table:table-cell table:number-columns-repeated="2"/>
          <table:table-cell table:formula="of:=LEFT(RIGHT([.D1884];10);5)" office:value-type="string" office:string-value="06040" calcext:value-type="string">
            <text:p>06040</text:p>
          </table:table-cell>
          <table:table-cell table:formula="of:=VALUE([.G1884])" office:value-type="float" office:value="6040" calcext:value-type="float">
            <text:p>60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41.root</text:p>
          </table:table-cell>
          <table:table-cell table:number-columns-repeated="2"/>
          <table:table-cell table:formula="of:=LEFT(RIGHT([.D1885];10);5)" office:value-type="string" office:string-value="06041" calcext:value-type="string">
            <text:p>06041</text:p>
          </table:table-cell>
          <table:table-cell table:formula="of:=VALUE([.G1885])" office:value-type="float" office:value="6041" calcext:value-type="float">
            <text:p>60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42.root</text:p>
          </table:table-cell>
          <table:table-cell table:number-columns-repeated="2"/>
          <table:table-cell table:formula="of:=LEFT(RIGHT([.D1886];10);5)" office:value-type="string" office:string-value="06042" calcext:value-type="string">
            <text:p>06042</text:p>
          </table:table-cell>
          <table:table-cell table:formula="of:=VALUE([.G1886])" office:value-type="float" office:value="6042" calcext:value-type="float">
            <text:p>60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43.root</text:p>
          </table:table-cell>
          <table:table-cell table:number-columns-repeated="2"/>
          <table:table-cell table:formula="of:=LEFT(RIGHT([.D1887];10);5)" office:value-type="string" office:string-value="06043" calcext:value-type="string">
            <text:p>06043</text:p>
          </table:table-cell>
          <table:table-cell table:formula="of:=VALUE([.G1887])" office:value-type="float" office:value="6043" calcext:value-type="float">
            <text:p>60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44.root</text:p>
          </table:table-cell>
          <table:table-cell table:number-columns-repeated="2"/>
          <table:table-cell table:formula="of:=LEFT(RIGHT([.D1888];10);5)" office:value-type="string" office:string-value="06044" calcext:value-type="string">
            <text:p>06044</text:p>
          </table:table-cell>
          <table:table-cell table:formula="of:=VALUE([.G1888])" office:value-type="float" office:value="6044" calcext:value-type="float">
            <text:p>60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45.root</text:p>
          </table:table-cell>
          <table:table-cell table:number-columns-repeated="2"/>
          <table:table-cell table:formula="of:=LEFT(RIGHT([.D1889];10);5)" office:value-type="string" office:string-value="06045" calcext:value-type="string">
            <text:p>06045</text:p>
          </table:table-cell>
          <table:table-cell table:formula="of:=VALUE([.G1889])" office:value-type="float" office:value="6045" calcext:value-type="float">
            <text:p>60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46.root</text:p>
          </table:table-cell>
          <table:table-cell table:number-columns-repeated="2"/>
          <table:table-cell table:formula="of:=LEFT(RIGHT([.D1890];10);5)" office:value-type="string" office:string-value="06046" calcext:value-type="string">
            <text:p>06046</text:p>
          </table:table-cell>
          <table:table-cell table:formula="of:=VALUE([.G1890])" office:value-type="float" office:value="6046" calcext:value-type="float">
            <text:p>60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47.root</text:p>
          </table:table-cell>
          <table:table-cell table:number-columns-repeated="2"/>
          <table:table-cell table:formula="of:=LEFT(RIGHT([.D1891];10);5)" office:value-type="string" office:string-value="06047" calcext:value-type="string">
            <text:p>06047</text:p>
          </table:table-cell>
          <table:table-cell table:formula="of:=VALUE([.G1891])" office:value-type="float" office:value="6047" calcext:value-type="float">
            <text:p>60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48.root</text:p>
          </table:table-cell>
          <table:table-cell table:number-columns-repeated="2"/>
          <table:table-cell table:formula="of:=LEFT(RIGHT([.D1892];10);5)" office:value-type="string" office:string-value="06048" calcext:value-type="string">
            <text:p>06048</text:p>
          </table:table-cell>
          <table:table-cell table:formula="of:=VALUE([.G1892])" office:value-type="float" office:value="6048" calcext:value-type="float">
            <text:p>60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49.root</text:p>
          </table:table-cell>
          <table:table-cell table:number-columns-repeated="2"/>
          <table:table-cell table:formula="of:=LEFT(RIGHT([.D1893];10);5)" office:value-type="string" office:string-value="06049" calcext:value-type="string">
            <text:p>06049</text:p>
          </table:table-cell>
          <table:table-cell table:formula="of:=VALUE([.G1893])" office:value-type="float" office:value="6049" calcext:value-type="float">
            <text:p>60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50.root</text:p>
          </table:table-cell>
          <table:table-cell table:number-columns-repeated="2"/>
          <table:table-cell table:formula="of:=LEFT(RIGHT([.D1894];10);5)" office:value-type="string" office:string-value="06050" calcext:value-type="string">
            <text:p>06050</text:p>
          </table:table-cell>
          <table:table-cell table:formula="of:=VALUE([.G1894])" office:value-type="float" office:value="6050" calcext:value-type="float">
            <text:p>60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51.root</text:p>
          </table:table-cell>
          <table:table-cell table:number-columns-repeated="2"/>
          <table:table-cell table:formula="of:=LEFT(RIGHT([.D1895];10);5)" office:value-type="string" office:string-value="06051" calcext:value-type="string">
            <text:p>06051</text:p>
          </table:table-cell>
          <table:table-cell table:formula="of:=VALUE([.G1895])" office:value-type="float" office:value="6051" calcext:value-type="float">
            <text:p>60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52.root</text:p>
          </table:table-cell>
          <table:table-cell table:number-columns-repeated="2"/>
          <table:table-cell table:formula="of:=LEFT(RIGHT([.D1896];10);5)" office:value-type="string" office:string-value="06052" calcext:value-type="string">
            <text:p>06052</text:p>
          </table:table-cell>
          <table:table-cell table:formula="of:=VALUE([.G1896])" office:value-type="float" office:value="6052" calcext:value-type="float">
            <text:p>60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53.root</text:p>
          </table:table-cell>
          <table:table-cell table:number-columns-repeated="2"/>
          <table:table-cell table:formula="of:=LEFT(RIGHT([.D1897];10);5)" office:value-type="string" office:string-value="06053" calcext:value-type="string">
            <text:p>06053</text:p>
          </table:table-cell>
          <table:table-cell table:formula="of:=VALUE([.G1897])" office:value-type="float" office:value="6053" calcext:value-type="float">
            <text:p>60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54.root</text:p>
          </table:table-cell>
          <table:table-cell table:number-columns-repeated="2"/>
          <table:table-cell table:formula="of:=LEFT(RIGHT([.D1898];10);5)" office:value-type="string" office:string-value="06054" calcext:value-type="string">
            <text:p>06054</text:p>
          </table:table-cell>
          <table:table-cell table:formula="of:=VALUE([.G1898])" office:value-type="float" office:value="6054" calcext:value-type="float">
            <text:p>60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55.root</text:p>
          </table:table-cell>
          <table:table-cell table:number-columns-repeated="2"/>
          <table:table-cell table:formula="of:=LEFT(RIGHT([.D1899];10);5)" office:value-type="string" office:string-value="06055" calcext:value-type="string">
            <text:p>06055</text:p>
          </table:table-cell>
          <table:table-cell table:formula="of:=VALUE([.G1899])" office:value-type="float" office:value="6055" calcext:value-type="float">
            <text:p>60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56.root</text:p>
          </table:table-cell>
          <table:table-cell table:number-columns-repeated="2"/>
          <table:table-cell table:formula="of:=LEFT(RIGHT([.D1900];10);5)" office:value-type="string" office:string-value="06056" calcext:value-type="string">
            <text:p>06056</text:p>
          </table:table-cell>
          <table:table-cell table:formula="of:=VALUE([.G1900])" office:value-type="float" office:value="6056" calcext:value-type="float">
            <text:p>60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57.root</text:p>
          </table:table-cell>
          <table:table-cell table:number-columns-repeated="2"/>
          <table:table-cell table:formula="of:=LEFT(RIGHT([.D1901];10);5)" office:value-type="string" office:string-value="06057" calcext:value-type="string">
            <text:p>06057</text:p>
          </table:table-cell>
          <table:table-cell table:formula="of:=VALUE([.G1901])" office:value-type="float" office:value="6057" calcext:value-type="float">
            <text:p>60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58.root</text:p>
          </table:table-cell>
          <table:table-cell table:number-columns-repeated="2"/>
          <table:table-cell table:formula="of:=LEFT(RIGHT([.D1902];10);5)" office:value-type="string" office:string-value="06058" calcext:value-type="string">
            <text:p>06058</text:p>
          </table:table-cell>
          <table:table-cell table:formula="of:=VALUE([.G1902])" office:value-type="float" office:value="6058" calcext:value-type="float">
            <text:p>60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59.root</text:p>
          </table:table-cell>
          <table:table-cell table:number-columns-repeated="2"/>
          <table:table-cell table:formula="of:=LEFT(RIGHT([.D1903];10);5)" office:value-type="string" office:string-value="06059" calcext:value-type="string">
            <text:p>06059</text:p>
          </table:table-cell>
          <table:table-cell table:formula="of:=VALUE([.G1903])" office:value-type="float" office:value="6059" calcext:value-type="float">
            <text:p>60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60.root</text:p>
          </table:table-cell>
          <table:table-cell table:number-columns-repeated="2"/>
          <table:table-cell table:formula="of:=LEFT(RIGHT([.D1904];10);5)" office:value-type="string" office:string-value="06060" calcext:value-type="string">
            <text:p>06060</text:p>
          </table:table-cell>
          <table:table-cell table:formula="of:=VALUE([.G1904])" office:value-type="float" office:value="6060" calcext:value-type="float">
            <text:p>60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61.root</text:p>
          </table:table-cell>
          <table:table-cell table:number-columns-repeated="2"/>
          <table:table-cell table:formula="of:=LEFT(RIGHT([.D1905];10);5)" office:value-type="string" office:string-value="06061" calcext:value-type="string">
            <text:p>06061</text:p>
          </table:table-cell>
          <table:table-cell table:formula="of:=VALUE([.G1905])" office:value-type="float" office:value="6061" calcext:value-type="float">
            <text:p>60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62.root</text:p>
          </table:table-cell>
          <table:table-cell table:number-columns-repeated="2"/>
          <table:table-cell table:formula="of:=LEFT(RIGHT([.D1906];10);5)" office:value-type="string" office:string-value="06062" calcext:value-type="string">
            <text:p>06062</text:p>
          </table:table-cell>
          <table:table-cell table:formula="of:=VALUE([.G1906])" office:value-type="float" office:value="6062" calcext:value-type="float">
            <text:p>60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63.root</text:p>
          </table:table-cell>
          <table:table-cell table:number-columns-repeated="2"/>
          <table:table-cell table:formula="of:=LEFT(RIGHT([.D1907];10);5)" office:value-type="string" office:string-value="06063" calcext:value-type="string">
            <text:p>06063</text:p>
          </table:table-cell>
          <table:table-cell table:formula="of:=VALUE([.G1907])" office:value-type="float" office:value="6063" calcext:value-type="float">
            <text:p>60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64.root</text:p>
          </table:table-cell>
          <table:table-cell table:number-columns-repeated="2"/>
          <table:table-cell table:formula="of:=LEFT(RIGHT([.D1908];10);5)" office:value-type="string" office:string-value="06064" calcext:value-type="string">
            <text:p>06064</text:p>
          </table:table-cell>
          <table:table-cell table:formula="of:=VALUE([.G1908])" office:value-type="float" office:value="6064" calcext:value-type="float">
            <text:p>60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65.root</text:p>
          </table:table-cell>
          <table:table-cell table:number-columns-repeated="2"/>
          <table:table-cell table:formula="of:=LEFT(RIGHT([.D1909];10);5)" office:value-type="string" office:string-value="06065" calcext:value-type="string">
            <text:p>06065</text:p>
          </table:table-cell>
          <table:table-cell table:formula="of:=VALUE([.G1909])" office:value-type="float" office:value="6065" calcext:value-type="float">
            <text:p>60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66.root</text:p>
          </table:table-cell>
          <table:table-cell table:number-columns-repeated="2"/>
          <table:table-cell table:formula="of:=LEFT(RIGHT([.D1910];10);5)" office:value-type="string" office:string-value="06066" calcext:value-type="string">
            <text:p>06066</text:p>
          </table:table-cell>
          <table:table-cell table:formula="of:=VALUE([.G1910])" office:value-type="float" office:value="6066" calcext:value-type="float">
            <text:p>60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67.root</text:p>
          </table:table-cell>
          <table:table-cell table:number-columns-repeated="2"/>
          <table:table-cell table:formula="of:=LEFT(RIGHT([.D1911];10);5)" office:value-type="string" office:string-value="06067" calcext:value-type="string">
            <text:p>06067</text:p>
          </table:table-cell>
          <table:table-cell table:formula="of:=VALUE([.G1911])" office:value-type="float" office:value="6067" calcext:value-type="float">
            <text:p>60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68.root</text:p>
          </table:table-cell>
          <table:table-cell table:number-columns-repeated="2"/>
          <table:table-cell table:formula="of:=LEFT(RIGHT([.D1912];10);5)" office:value-type="string" office:string-value="06068" calcext:value-type="string">
            <text:p>06068</text:p>
          </table:table-cell>
          <table:table-cell table:formula="of:=VALUE([.G1912])" office:value-type="float" office:value="6068" calcext:value-type="float">
            <text:p>60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69.root</text:p>
          </table:table-cell>
          <table:table-cell table:number-columns-repeated="2"/>
          <table:table-cell table:formula="of:=LEFT(RIGHT([.D1913];10);5)" office:value-type="string" office:string-value="06069" calcext:value-type="string">
            <text:p>06069</text:p>
          </table:table-cell>
          <table:table-cell table:formula="of:=VALUE([.G1913])" office:value-type="float" office:value="6069" calcext:value-type="float">
            <text:p>60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70.root</text:p>
          </table:table-cell>
          <table:table-cell table:number-columns-repeated="2"/>
          <table:table-cell table:formula="of:=LEFT(RIGHT([.D1914];10);5)" office:value-type="string" office:string-value="06070" calcext:value-type="string">
            <text:p>06070</text:p>
          </table:table-cell>
          <table:table-cell table:formula="of:=VALUE([.G1914])" office:value-type="float" office:value="6070" calcext:value-type="float">
            <text:p>60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71.root</text:p>
          </table:table-cell>
          <table:table-cell table:number-columns-repeated="2"/>
          <table:table-cell table:formula="of:=LEFT(RIGHT([.D1915];10);5)" office:value-type="string" office:string-value="06071" calcext:value-type="string">
            <text:p>06071</text:p>
          </table:table-cell>
          <table:table-cell table:formula="of:=VALUE([.G1915])" office:value-type="float" office:value="6071" calcext:value-type="float">
            <text:p>60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72.root</text:p>
          </table:table-cell>
          <table:table-cell table:number-columns-repeated="2"/>
          <table:table-cell table:formula="of:=LEFT(RIGHT([.D1916];10);5)" office:value-type="string" office:string-value="06072" calcext:value-type="string">
            <text:p>06072</text:p>
          </table:table-cell>
          <table:table-cell table:formula="of:=VALUE([.G1916])" office:value-type="float" office:value="6072" calcext:value-type="float">
            <text:p>60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73.root</text:p>
          </table:table-cell>
          <table:table-cell table:number-columns-repeated="2"/>
          <table:table-cell table:formula="of:=LEFT(RIGHT([.D1917];10);5)" office:value-type="string" office:string-value="06073" calcext:value-type="string">
            <text:p>06073</text:p>
          </table:table-cell>
          <table:table-cell table:formula="of:=VALUE([.G1917])" office:value-type="float" office:value="6073" calcext:value-type="float">
            <text:p>60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74.root</text:p>
          </table:table-cell>
          <table:table-cell table:number-columns-repeated="2"/>
          <table:table-cell table:formula="of:=LEFT(RIGHT([.D1918];10);5)" office:value-type="string" office:string-value="06074" calcext:value-type="string">
            <text:p>06074</text:p>
          </table:table-cell>
          <table:table-cell table:formula="of:=VALUE([.G1918])" office:value-type="float" office:value="6074" calcext:value-type="float">
            <text:p>60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75.root</text:p>
          </table:table-cell>
          <table:table-cell table:number-columns-repeated="2"/>
          <table:table-cell table:formula="of:=LEFT(RIGHT([.D1919];10);5)" office:value-type="string" office:string-value="06075" calcext:value-type="string">
            <text:p>06075</text:p>
          </table:table-cell>
          <table:table-cell table:formula="of:=VALUE([.G1919])" office:value-type="float" office:value="6075" calcext:value-type="float">
            <text:p>60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76.root</text:p>
          </table:table-cell>
          <table:table-cell table:number-columns-repeated="2"/>
          <table:table-cell table:formula="of:=LEFT(RIGHT([.D1920];10);5)" office:value-type="string" office:string-value="06076" calcext:value-type="string">
            <text:p>06076</text:p>
          </table:table-cell>
          <table:table-cell table:formula="of:=VALUE([.G1920])" office:value-type="float" office:value="6076" calcext:value-type="float">
            <text:p>60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77.root</text:p>
          </table:table-cell>
          <table:table-cell table:number-columns-repeated="2"/>
          <table:table-cell table:formula="of:=LEFT(RIGHT([.D1921];10);5)" office:value-type="string" office:string-value="06077" calcext:value-type="string">
            <text:p>06077</text:p>
          </table:table-cell>
          <table:table-cell table:formula="of:=VALUE([.G1921])" office:value-type="float" office:value="6077" calcext:value-type="float">
            <text:p>60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78.root</text:p>
          </table:table-cell>
          <table:table-cell table:number-columns-repeated="2"/>
          <table:table-cell table:formula="of:=LEFT(RIGHT([.D1922];10);5)" office:value-type="string" office:string-value="06078" calcext:value-type="string">
            <text:p>06078</text:p>
          </table:table-cell>
          <table:table-cell table:formula="of:=VALUE([.G1922])" office:value-type="float" office:value="6078" calcext:value-type="float">
            <text:p>60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79.root</text:p>
          </table:table-cell>
          <table:table-cell table:number-columns-repeated="2"/>
          <table:table-cell table:formula="of:=LEFT(RIGHT([.D1923];10);5)" office:value-type="string" office:string-value="06079" calcext:value-type="string">
            <text:p>06079</text:p>
          </table:table-cell>
          <table:table-cell table:formula="of:=VALUE([.G1923])" office:value-type="float" office:value="6079" calcext:value-type="float">
            <text:p>60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80.root</text:p>
          </table:table-cell>
          <table:table-cell table:number-columns-repeated="2"/>
          <table:table-cell table:formula="of:=LEFT(RIGHT([.D1924];10);5)" office:value-type="string" office:string-value="06080" calcext:value-type="string">
            <text:p>06080</text:p>
          </table:table-cell>
          <table:table-cell table:formula="of:=VALUE([.G1924])" office:value-type="float" office:value="6080" calcext:value-type="float">
            <text:p>60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81.root</text:p>
          </table:table-cell>
          <table:table-cell table:number-columns-repeated="2"/>
          <table:table-cell table:formula="of:=LEFT(RIGHT([.D1925];10);5)" office:value-type="string" office:string-value="06081" calcext:value-type="string">
            <text:p>06081</text:p>
          </table:table-cell>
          <table:table-cell table:formula="of:=VALUE([.G1925])" office:value-type="float" office:value="6081" calcext:value-type="float">
            <text:p>60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82.root</text:p>
          </table:table-cell>
          <table:table-cell table:number-columns-repeated="2"/>
          <table:table-cell table:formula="of:=LEFT(RIGHT([.D1926];10);5)" office:value-type="string" office:string-value="06082" calcext:value-type="string">
            <text:p>06082</text:p>
          </table:table-cell>
          <table:table-cell table:formula="of:=VALUE([.G1926])" office:value-type="float" office:value="6082" calcext:value-type="float">
            <text:p>60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83.root</text:p>
          </table:table-cell>
          <table:table-cell table:number-columns-repeated="2"/>
          <table:table-cell table:formula="of:=LEFT(RIGHT([.D1927];10);5)" office:value-type="string" office:string-value="06083" calcext:value-type="string">
            <text:p>06083</text:p>
          </table:table-cell>
          <table:table-cell table:formula="of:=VALUE([.G1927])" office:value-type="float" office:value="6083" calcext:value-type="float">
            <text:p>60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84.root</text:p>
          </table:table-cell>
          <table:table-cell table:number-columns-repeated="2"/>
          <table:table-cell table:formula="of:=LEFT(RIGHT([.D1928];10);5)" office:value-type="string" office:string-value="06084" calcext:value-type="string">
            <text:p>06084</text:p>
          </table:table-cell>
          <table:table-cell table:formula="of:=VALUE([.G1928])" office:value-type="float" office:value="6084" calcext:value-type="float">
            <text:p>60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85.root</text:p>
          </table:table-cell>
          <table:table-cell table:number-columns-repeated="2"/>
          <table:table-cell table:formula="of:=LEFT(RIGHT([.D1929];10);5)" office:value-type="string" office:string-value="06085" calcext:value-type="string">
            <text:p>06085</text:p>
          </table:table-cell>
          <table:table-cell table:formula="of:=VALUE([.G1929])" office:value-type="float" office:value="6085" calcext:value-type="float">
            <text:p>60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86.root</text:p>
          </table:table-cell>
          <table:table-cell table:number-columns-repeated="2"/>
          <table:table-cell table:formula="of:=LEFT(RIGHT([.D1930];10);5)" office:value-type="string" office:string-value="06086" calcext:value-type="string">
            <text:p>06086</text:p>
          </table:table-cell>
          <table:table-cell table:formula="of:=VALUE([.G1930])" office:value-type="float" office:value="6086" calcext:value-type="float">
            <text:p>60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87.root</text:p>
          </table:table-cell>
          <table:table-cell table:number-columns-repeated="2"/>
          <table:table-cell table:formula="of:=LEFT(RIGHT([.D1931];10);5)" office:value-type="string" office:string-value="06087" calcext:value-type="string">
            <text:p>06087</text:p>
          </table:table-cell>
          <table:table-cell table:formula="of:=VALUE([.G1931])" office:value-type="float" office:value="6087" calcext:value-type="float">
            <text:p>60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88.root</text:p>
          </table:table-cell>
          <table:table-cell table:number-columns-repeated="2"/>
          <table:table-cell table:formula="of:=LEFT(RIGHT([.D1932];10);5)" office:value-type="string" office:string-value="06088" calcext:value-type="string">
            <text:p>06088</text:p>
          </table:table-cell>
          <table:table-cell table:formula="of:=VALUE([.G1932])" office:value-type="float" office:value="6088" calcext:value-type="float">
            <text:p>60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89.root</text:p>
          </table:table-cell>
          <table:table-cell table:number-columns-repeated="2"/>
          <table:table-cell table:formula="of:=LEFT(RIGHT([.D1933];10);5)" office:value-type="string" office:string-value="06089" calcext:value-type="string">
            <text:p>06089</text:p>
          </table:table-cell>
          <table:table-cell table:formula="of:=VALUE([.G1933])" office:value-type="float" office:value="6089" calcext:value-type="float">
            <text:p>60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90.root</text:p>
          </table:table-cell>
          <table:table-cell table:number-columns-repeated="2"/>
          <table:table-cell table:formula="of:=LEFT(RIGHT([.D1934];10);5)" office:value-type="string" office:string-value="06090" calcext:value-type="string">
            <text:p>06090</text:p>
          </table:table-cell>
          <table:table-cell table:formula="of:=VALUE([.G1934])" office:value-type="float" office:value="6090" calcext:value-type="float">
            <text:p>60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91.root</text:p>
          </table:table-cell>
          <table:table-cell table:number-columns-repeated="2"/>
          <table:table-cell table:formula="of:=LEFT(RIGHT([.D1935];10);5)" office:value-type="string" office:string-value="06091" calcext:value-type="string">
            <text:p>06091</text:p>
          </table:table-cell>
          <table:table-cell table:formula="of:=VALUE([.G1935])" office:value-type="float" office:value="6091" calcext:value-type="float">
            <text:p>60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92.root</text:p>
          </table:table-cell>
          <table:table-cell table:number-columns-repeated="2"/>
          <table:table-cell table:formula="of:=LEFT(RIGHT([.D1936];10);5)" office:value-type="string" office:string-value="06092" calcext:value-type="string">
            <text:p>06092</text:p>
          </table:table-cell>
          <table:table-cell table:formula="of:=VALUE([.G1936])" office:value-type="float" office:value="6092" calcext:value-type="float">
            <text:p>60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93.root</text:p>
          </table:table-cell>
          <table:table-cell table:number-columns-repeated="2"/>
          <table:table-cell table:formula="of:=LEFT(RIGHT([.D1937];10);5)" office:value-type="string" office:string-value="06093" calcext:value-type="string">
            <text:p>06093</text:p>
          </table:table-cell>
          <table:table-cell table:formula="of:=VALUE([.G1937])" office:value-type="float" office:value="6093" calcext:value-type="float">
            <text:p>60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94.root</text:p>
          </table:table-cell>
          <table:table-cell table:number-columns-repeated="2"/>
          <table:table-cell table:formula="of:=LEFT(RIGHT([.D1938];10);5)" office:value-type="string" office:string-value="06094" calcext:value-type="string">
            <text:p>06094</text:p>
          </table:table-cell>
          <table:table-cell table:formula="of:=VALUE([.G1938])" office:value-type="float" office:value="6094" calcext:value-type="float">
            <text:p>60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95.root</text:p>
          </table:table-cell>
          <table:table-cell table:number-columns-repeated="2"/>
          <table:table-cell table:formula="of:=LEFT(RIGHT([.D1939];10);5)" office:value-type="string" office:string-value="06095" calcext:value-type="string">
            <text:p>06095</text:p>
          </table:table-cell>
          <table:table-cell table:formula="of:=VALUE([.G1939])" office:value-type="float" office:value="6095" calcext:value-type="float">
            <text:p>60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96.root</text:p>
          </table:table-cell>
          <table:table-cell table:number-columns-repeated="2"/>
          <table:table-cell table:formula="of:=LEFT(RIGHT([.D1940];10);5)" office:value-type="string" office:string-value="06096" calcext:value-type="string">
            <text:p>06096</text:p>
          </table:table-cell>
          <table:table-cell table:formula="of:=VALUE([.G1940])" office:value-type="float" office:value="6096" calcext:value-type="float">
            <text:p>60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97.root</text:p>
          </table:table-cell>
          <table:table-cell table:number-columns-repeated="2"/>
          <table:table-cell table:formula="of:=LEFT(RIGHT([.D1941];10);5)" office:value-type="string" office:string-value="06097" calcext:value-type="string">
            <text:p>06097</text:p>
          </table:table-cell>
          <table:table-cell table:formula="of:=VALUE([.G1941])" office:value-type="float" office:value="6097" calcext:value-type="float">
            <text:p>60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98.root</text:p>
          </table:table-cell>
          <table:table-cell table:number-columns-repeated="2"/>
          <table:table-cell table:formula="of:=LEFT(RIGHT([.D1942];10);5)" office:value-type="string" office:string-value="06098" calcext:value-type="string">
            <text:p>06098</text:p>
          </table:table-cell>
          <table:table-cell table:formula="of:=VALUE([.G1942])" office:value-type="float" office:value="6098" calcext:value-type="float">
            <text:p>60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099.root</text:p>
          </table:table-cell>
          <table:table-cell table:number-columns-repeated="2"/>
          <table:table-cell table:formula="of:=LEFT(RIGHT([.D1943];10);5)" office:value-type="string" office:string-value="06099" calcext:value-type="string">
            <text:p>06099</text:p>
          </table:table-cell>
          <table:table-cell table:formula="of:=VALUE([.G1943])" office:value-type="float" office:value="6099" calcext:value-type="float">
            <text:p>60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00.root</text:p>
          </table:table-cell>
          <table:table-cell table:number-columns-repeated="2"/>
          <table:table-cell table:formula="of:=LEFT(RIGHT([.D1944];10);5)" office:value-type="string" office:string-value="06100" calcext:value-type="string">
            <text:p>06100</text:p>
          </table:table-cell>
          <table:table-cell table:formula="of:=VALUE([.G1944])"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01.root</text:p>
          </table:table-cell>
          <table:table-cell table:number-columns-repeated="2"/>
          <table:table-cell table:formula="of:=LEFT(RIGHT([.D1945];10);5)" office:value-type="string" office:string-value="06101" calcext:value-type="string">
            <text:p>06101</text:p>
          </table:table-cell>
          <table:table-cell table:formula="of:=VALUE([.G1945])" office:value-type="float" office:value="6101" calcext:value-type="float">
            <text:p>61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02.root</text:p>
          </table:table-cell>
          <table:table-cell table:number-columns-repeated="2"/>
          <table:table-cell table:formula="of:=LEFT(RIGHT([.D1946];10);5)" office:value-type="string" office:string-value="06102" calcext:value-type="string">
            <text:p>06102</text:p>
          </table:table-cell>
          <table:table-cell table:formula="of:=VALUE([.G1946])" office:value-type="float" office:value="6102" calcext:value-type="float">
            <text:p>61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03.root</text:p>
          </table:table-cell>
          <table:table-cell table:number-columns-repeated="2"/>
          <table:table-cell table:formula="of:=LEFT(RIGHT([.D1947];10);5)" office:value-type="string" office:string-value="06103" calcext:value-type="string">
            <text:p>06103</text:p>
          </table:table-cell>
          <table:table-cell table:formula="of:=VALUE([.G1947])" office:value-type="float" office:value="6103" calcext:value-type="float">
            <text:p>61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04.root</text:p>
          </table:table-cell>
          <table:table-cell table:number-columns-repeated="2"/>
          <table:table-cell table:formula="of:=LEFT(RIGHT([.D1948];10);5)" office:value-type="string" office:string-value="06104" calcext:value-type="string">
            <text:p>06104</text:p>
          </table:table-cell>
          <table:table-cell table:formula="of:=VALUE([.G1948])" office:value-type="float" office:value="6104" calcext:value-type="float">
            <text:p>61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05.root</text:p>
          </table:table-cell>
          <table:table-cell table:number-columns-repeated="2"/>
          <table:table-cell table:formula="of:=LEFT(RIGHT([.D1949];10);5)" office:value-type="string" office:string-value="06105" calcext:value-type="string">
            <text:p>06105</text:p>
          </table:table-cell>
          <table:table-cell table:formula="of:=VALUE([.G1949])" office:value-type="float" office:value="6105" calcext:value-type="float">
            <text:p>61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06.root</text:p>
          </table:table-cell>
          <table:table-cell table:number-columns-repeated="2"/>
          <table:table-cell table:formula="of:=LEFT(RIGHT([.D1950];10);5)" office:value-type="string" office:string-value="06106" calcext:value-type="string">
            <text:p>06106</text:p>
          </table:table-cell>
          <table:table-cell table:formula="of:=VALUE([.G1950])" office:value-type="float" office:value="6106" calcext:value-type="float">
            <text:p>61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07.root</text:p>
          </table:table-cell>
          <table:table-cell table:number-columns-repeated="2"/>
          <table:table-cell table:formula="of:=LEFT(RIGHT([.D1951];10);5)" office:value-type="string" office:string-value="06107" calcext:value-type="string">
            <text:p>06107</text:p>
          </table:table-cell>
          <table:table-cell table:formula="of:=VALUE([.G1951])" office:value-type="float" office:value="6107" calcext:value-type="float">
            <text:p>61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08.root</text:p>
          </table:table-cell>
          <table:table-cell table:number-columns-repeated="2"/>
          <table:table-cell table:formula="of:=LEFT(RIGHT([.D1952];10);5)" office:value-type="string" office:string-value="06108" calcext:value-type="string">
            <text:p>06108</text:p>
          </table:table-cell>
          <table:table-cell table:formula="of:=VALUE([.G1952])" office:value-type="float" office:value="6108" calcext:value-type="float">
            <text:p>61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09.root</text:p>
          </table:table-cell>
          <table:table-cell table:number-columns-repeated="2"/>
          <table:table-cell table:formula="of:=LEFT(RIGHT([.D1953];10);5)" office:value-type="string" office:string-value="06109" calcext:value-type="string">
            <text:p>06109</text:p>
          </table:table-cell>
          <table:table-cell table:formula="of:=VALUE([.G1953])" office:value-type="float" office:value="6109" calcext:value-type="float">
            <text:p>61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10.root</text:p>
          </table:table-cell>
          <table:table-cell table:number-columns-repeated="2"/>
          <table:table-cell table:formula="of:=LEFT(RIGHT([.D1954];10);5)" office:value-type="string" office:string-value="06110" calcext:value-type="string">
            <text:p>06110</text:p>
          </table:table-cell>
          <table:table-cell table:formula="of:=VALUE([.G1954])" office:value-type="float" office:value="6110" calcext:value-type="float">
            <text:p>61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11.root</text:p>
          </table:table-cell>
          <table:table-cell table:number-columns-repeated="2"/>
          <table:table-cell table:formula="of:=LEFT(RIGHT([.D1955];10);5)" office:value-type="string" office:string-value="06111" calcext:value-type="string">
            <text:p>06111</text:p>
          </table:table-cell>
          <table:table-cell table:formula="of:=VALUE([.G1955])" office:value-type="float" office:value="6111" calcext:value-type="float">
            <text:p>61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12.root</text:p>
          </table:table-cell>
          <table:table-cell table:number-columns-repeated="2"/>
          <table:table-cell table:formula="of:=LEFT(RIGHT([.D1956];10);5)" office:value-type="string" office:string-value="06112" calcext:value-type="string">
            <text:p>06112</text:p>
          </table:table-cell>
          <table:table-cell table:formula="of:=VALUE([.G1956])" office:value-type="float" office:value="6112" calcext:value-type="float">
            <text:p>61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13.root</text:p>
          </table:table-cell>
          <table:table-cell table:number-columns-repeated="2"/>
          <table:table-cell table:formula="of:=LEFT(RIGHT([.D1957];10);5)" office:value-type="string" office:string-value="06113" calcext:value-type="string">
            <text:p>06113</text:p>
          </table:table-cell>
          <table:table-cell table:formula="of:=VALUE([.G1957])" office:value-type="float" office:value="6113" calcext:value-type="float">
            <text:p>61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14.root</text:p>
          </table:table-cell>
          <table:table-cell table:number-columns-repeated="2"/>
          <table:table-cell table:formula="of:=LEFT(RIGHT([.D1958];10);5)" office:value-type="string" office:string-value="06114" calcext:value-type="string">
            <text:p>06114</text:p>
          </table:table-cell>
          <table:table-cell table:formula="of:=VALUE([.G1958])" office:value-type="float" office:value="6114" calcext:value-type="float">
            <text:p>61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15.root</text:p>
          </table:table-cell>
          <table:table-cell table:number-columns-repeated="2"/>
          <table:table-cell table:formula="of:=LEFT(RIGHT([.D1959];10);5)" office:value-type="string" office:string-value="06115" calcext:value-type="string">
            <text:p>06115</text:p>
          </table:table-cell>
          <table:table-cell table:formula="of:=VALUE([.G1959])" office:value-type="float" office:value="6115" calcext:value-type="float">
            <text:p>61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16.root</text:p>
          </table:table-cell>
          <table:table-cell table:number-columns-repeated="2"/>
          <table:table-cell table:formula="of:=LEFT(RIGHT([.D1960];10);5)" office:value-type="string" office:string-value="06116" calcext:value-type="string">
            <text:p>06116</text:p>
          </table:table-cell>
          <table:table-cell table:formula="of:=VALUE([.G1960])" office:value-type="float" office:value="6116" calcext:value-type="float">
            <text:p>61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17.root</text:p>
          </table:table-cell>
          <table:table-cell table:number-columns-repeated="2"/>
          <table:table-cell table:formula="of:=LEFT(RIGHT([.D1961];10);5)" office:value-type="string" office:string-value="06117" calcext:value-type="string">
            <text:p>06117</text:p>
          </table:table-cell>
          <table:table-cell table:formula="of:=VALUE([.G1961])" office:value-type="float" office:value="6117" calcext:value-type="float">
            <text:p>61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18.root</text:p>
          </table:table-cell>
          <table:table-cell table:number-columns-repeated="2"/>
          <table:table-cell table:formula="of:=LEFT(RIGHT([.D1962];10);5)" office:value-type="string" office:string-value="06118" calcext:value-type="string">
            <text:p>06118</text:p>
          </table:table-cell>
          <table:table-cell table:formula="of:=VALUE([.G1962])" office:value-type="float" office:value="6118" calcext:value-type="float">
            <text:p>61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19.root</text:p>
          </table:table-cell>
          <table:table-cell table:number-columns-repeated="2"/>
          <table:table-cell table:formula="of:=LEFT(RIGHT([.D1963];10);5)" office:value-type="string" office:string-value="06119" calcext:value-type="string">
            <text:p>06119</text:p>
          </table:table-cell>
          <table:table-cell table:formula="of:=VALUE([.G1963])" office:value-type="float" office:value="6119" calcext:value-type="float">
            <text:p>61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20.root</text:p>
          </table:table-cell>
          <table:table-cell table:number-columns-repeated="2"/>
          <table:table-cell table:formula="of:=LEFT(RIGHT([.D1964];10);5)" office:value-type="string" office:string-value="06120" calcext:value-type="string">
            <text:p>06120</text:p>
          </table:table-cell>
          <table:table-cell table:formula="of:=VALUE([.G1964])" office:value-type="float" office:value="6120" calcext:value-type="float">
            <text:p>61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21.root</text:p>
          </table:table-cell>
          <table:table-cell table:number-columns-repeated="2"/>
          <table:table-cell table:formula="of:=LEFT(RIGHT([.D1965];10);5)" office:value-type="string" office:string-value="06121" calcext:value-type="string">
            <text:p>06121</text:p>
          </table:table-cell>
          <table:table-cell table:formula="of:=VALUE([.G1965])" office:value-type="float" office:value="6121" calcext:value-type="float">
            <text:p>61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22.root</text:p>
          </table:table-cell>
          <table:table-cell table:number-columns-repeated="2"/>
          <table:table-cell table:formula="of:=LEFT(RIGHT([.D1966];10);5)" office:value-type="string" office:string-value="06122" calcext:value-type="string">
            <text:p>06122</text:p>
          </table:table-cell>
          <table:table-cell table:formula="of:=VALUE([.G1966])" office:value-type="float" office:value="6122" calcext:value-type="float">
            <text:p>61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23.root</text:p>
          </table:table-cell>
          <table:table-cell table:number-columns-repeated="2"/>
          <table:table-cell table:formula="of:=LEFT(RIGHT([.D1967];10);5)" office:value-type="string" office:string-value="06123" calcext:value-type="string">
            <text:p>06123</text:p>
          </table:table-cell>
          <table:table-cell table:formula="of:=VALUE([.G1967])" office:value-type="float" office:value="6123" calcext:value-type="float">
            <text:p>61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24.root</text:p>
          </table:table-cell>
          <table:table-cell table:number-columns-repeated="2"/>
          <table:table-cell table:formula="of:=LEFT(RIGHT([.D1968];10);5)" office:value-type="string" office:string-value="06124" calcext:value-type="string">
            <text:p>06124</text:p>
          </table:table-cell>
          <table:table-cell table:formula="of:=VALUE([.G1968])" office:value-type="float" office:value="6124" calcext:value-type="float">
            <text:p>61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25.root</text:p>
          </table:table-cell>
          <table:table-cell table:number-columns-repeated="2"/>
          <table:table-cell table:formula="of:=LEFT(RIGHT([.D1969];10);5)" office:value-type="string" office:string-value="06125" calcext:value-type="string">
            <text:p>06125</text:p>
          </table:table-cell>
          <table:table-cell table:formula="of:=VALUE([.G1969])" office:value-type="float" office:value="6125" calcext:value-type="float">
            <text:p>61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26.root</text:p>
          </table:table-cell>
          <table:table-cell table:number-columns-repeated="2"/>
          <table:table-cell table:formula="of:=LEFT(RIGHT([.D1970];10);5)" office:value-type="string" office:string-value="06126" calcext:value-type="string">
            <text:p>06126</text:p>
          </table:table-cell>
          <table:table-cell table:formula="of:=VALUE([.G1970])" office:value-type="float" office:value="6126" calcext:value-type="float">
            <text:p>61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27.root</text:p>
          </table:table-cell>
          <table:table-cell table:number-columns-repeated="2"/>
          <table:table-cell table:formula="of:=LEFT(RIGHT([.D1971];10);5)" office:value-type="string" office:string-value="06127" calcext:value-type="string">
            <text:p>06127</text:p>
          </table:table-cell>
          <table:table-cell table:formula="of:=VALUE([.G1971])" office:value-type="float" office:value="6127" calcext:value-type="float">
            <text:p>61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28.root</text:p>
          </table:table-cell>
          <table:table-cell table:number-columns-repeated="2"/>
          <table:table-cell table:formula="of:=LEFT(RIGHT([.D1972];10);5)" office:value-type="string" office:string-value="06128" calcext:value-type="string">
            <text:p>06128</text:p>
          </table:table-cell>
          <table:table-cell table:formula="of:=VALUE([.G1972])" office:value-type="float" office:value="6128" calcext:value-type="float">
            <text:p>61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29.root</text:p>
          </table:table-cell>
          <table:table-cell table:number-columns-repeated="2"/>
          <table:table-cell table:formula="of:=LEFT(RIGHT([.D1973];10);5)" office:value-type="string" office:string-value="06129" calcext:value-type="string">
            <text:p>06129</text:p>
          </table:table-cell>
          <table:table-cell table:formula="of:=VALUE([.G1973])" office:value-type="float" office:value="6129" calcext:value-type="float">
            <text:p>61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30.root</text:p>
          </table:table-cell>
          <table:table-cell table:number-columns-repeated="2"/>
          <table:table-cell table:formula="of:=LEFT(RIGHT([.D1974];10);5)" office:value-type="string" office:string-value="06130" calcext:value-type="string">
            <text:p>06130</text:p>
          </table:table-cell>
          <table:table-cell table:formula="of:=VALUE([.G1974])" office:value-type="float" office:value="6130" calcext:value-type="float">
            <text:p>61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31.root</text:p>
          </table:table-cell>
          <table:table-cell table:number-columns-repeated="2"/>
          <table:table-cell table:formula="of:=LEFT(RIGHT([.D1975];10);5)" office:value-type="string" office:string-value="06131" calcext:value-type="string">
            <text:p>06131</text:p>
          </table:table-cell>
          <table:table-cell table:formula="of:=VALUE([.G1975])" office:value-type="float" office:value="6131" calcext:value-type="float">
            <text:p>61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32.root</text:p>
          </table:table-cell>
          <table:table-cell table:number-columns-repeated="2"/>
          <table:table-cell table:formula="of:=LEFT(RIGHT([.D1976];10);5)" office:value-type="string" office:string-value="06132" calcext:value-type="string">
            <text:p>06132</text:p>
          </table:table-cell>
          <table:table-cell table:formula="of:=VALUE([.G1976])" office:value-type="float" office:value="6132" calcext:value-type="float">
            <text:p>61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33.root</text:p>
          </table:table-cell>
          <table:table-cell table:number-columns-repeated="2"/>
          <table:table-cell table:formula="of:=LEFT(RIGHT([.D1977];10);5)" office:value-type="string" office:string-value="06133" calcext:value-type="string">
            <text:p>06133</text:p>
          </table:table-cell>
          <table:table-cell table:formula="of:=VALUE([.G1977])" office:value-type="float" office:value="6133" calcext:value-type="float">
            <text:p>61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34.root</text:p>
          </table:table-cell>
          <table:table-cell table:number-columns-repeated="2"/>
          <table:table-cell table:formula="of:=LEFT(RIGHT([.D1978];10);5)" office:value-type="string" office:string-value="06134" calcext:value-type="string">
            <text:p>06134</text:p>
          </table:table-cell>
          <table:table-cell table:formula="of:=VALUE([.G1978])" office:value-type="float" office:value="6134" calcext:value-type="float">
            <text:p>61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35.root</text:p>
          </table:table-cell>
          <table:table-cell table:number-columns-repeated="2"/>
          <table:table-cell table:formula="of:=LEFT(RIGHT([.D1979];10);5)" office:value-type="string" office:string-value="06135" calcext:value-type="string">
            <text:p>06135</text:p>
          </table:table-cell>
          <table:table-cell table:formula="of:=VALUE([.G1979])" office:value-type="float" office:value="6135" calcext:value-type="float">
            <text:p>61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36.root</text:p>
          </table:table-cell>
          <table:table-cell table:number-columns-repeated="2"/>
          <table:table-cell table:formula="of:=LEFT(RIGHT([.D1980];10);5)" office:value-type="string" office:string-value="06136" calcext:value-type="string">
            <text:p>06136</text:p>
          </table:table-cell>
          <table:table-cell table:formula="of:=VALUE([.G1980])" office:value-type="float" office:value="6136" calcext:value-type="float">
            <text:p>61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37.root</text:p>
          </table:table-cell>
          <table:table-cell table:number-columns-repeated="2"/>
          <table:table-cell table:formula="of:=LEFT(RIGHT([.D1981];10);5)" office:value-type="string" office:string-value="06137" calcext:value-type="string">
            <text:p>06137</text:p>
          </table:table-cell>
          <table:table-cell table:formula="of:=VALUE([.G1981])" office:value-type="float" office:value="6137" calcext:value-type="float">
            <text:p>61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38.root</text:p>
          </table:table-cell>
          <table:table-cell table:number-columns-repeated="2"/>
          <table:table-cell table:formula="of:=LEFT(RIGHT([.D1982];10);5)" office:value-type="string" office:string-value="06138" calcext:value-type="string">
            <text:p>06138</text:p>
          </table:table-cell>
          <table:table-cell table:formula="of:=VALUE([.G1982])" office:value-type="float" office:value="6138" calcext:value-type="float">
            <text:p>61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39.root</text:p>
          </table:table-cell>
          <table:table-cell table:number-columns-repeated="2"/>
          <table:table-cell table:formula="of:=LEFT(RIGHT([.D1983];10);5)" office:value-type="string" office:string-value="06139" calcext:value-type="string">
            <text:p>06139</text:p>
          </table:table-cell>
          <table:table-cell table:formula="of:=VALUE([.G1983])" office:value-type="float" office:value="6139" calcext:value-type="float">
            <text:p>61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40.root</text:p>
          </table:table-cell>
          <table:table-cell table:number-columns-repeated="2"/>
          <table:table-cell table:formula="of:=LEFT(RIGHT([.D1984];10);5)" office:value-type="string" office:string-value="06140" calcext:value-type="string">
            <text:p>06140</text:p>
          </table:table-cell>
          <table:table-cell table:formula="of:=VALUE([.G1984])" office:value-type="float" office:value="6140" calcext:value-type="float">
            <text:p>61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41.root</text:p>
          </table:table-cell>
          <table:table-cell table:number-columns-repeated="2"/>
          <table:table-cell table:formula="of:=LEFT(RIGHT([.D1985];10);5)" office:value-type="string" office:string-value="06141" calcext:value-type="string">
            <text:p>06141</text:p>
          </table:table-cell>
          <table:table-cell table:formula="of:=VALUE([.G1985])" office:value-type="float" office:value="6141" calcext:value-type="float">
            <text:p>614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42.root</text:p>
          </table:table-cell>
          <table:table-cell table:number-columns-repeated="2"/>
          <table:table-cell table:formula="of:=LEFT(RIGHT([.D1986];10);5)" office:value-type="string" office:string-value="06142" calcext:value-type="string">
            <text:p>06142</text:p>
          </table:table-cell>
          <table:table-cell table:formula="of:=VALUE([.G1986])" office:value-type="float" office:value="6142" calcext:value-type="float">
            <text:p>614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43.root</text:p>
          </table:table-cell>
          <table:table-cell table:number-columns-repeated="2"/>
          <table:table-cell table:formula="of:=LEFT(RIGHT([.D1987];10);5)" office:value-type="string" office:string-value="06143" calcext:value-type="string">
            <text:p>06143</text:p>
          </table:table-cell>
          <table:table-cell table:formula="of:=VALUE([.G1987])" office:value-type="float" office:value="6143" calcext:value-type="float">
            <text:p>614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44.root</text:p>
          </table:table-cell>
          <table:table-cell table:number-columns-repeated="2"/>
          <table:table-cell table:formula="of:=LEFT(RIGHT([.D1988];10);5)" office:value-type="string" office:string-value="06144" calcext:value-type="string">
            <text:p>06144</text:p>
          </table:table-cell>
          <table:table-cell table:formula="of:=VALUE([.G1988])" office:value-type="float" office:value="6144" calcext:value-type="float">
            <text:p>614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45.root</text:p>
          </table:table-cell>
          <table:table-cell table:number-columns-repeated="2"/>
          <table:table-cell table:formula="of:=LEFT(RIGHT([.D1989];10);5)" office:value-type="string" office:string-value="06145" calcext:value-type="string">
            <text:p>06145</text:p>
          </table:table-cell>
          <table:table-cell table:formula="of:=VALUE([.G1989])" office:value-type="float" office:value="6145" calcext:value-type="float">
            <text:p>61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46.root</text:p>
          </table:table-cell>
          <table:table-cell table:number-columns-repeated="2"/>
          <table:table-cell table:formula="of:=LEFT(RIGHT([.D1990];10);5)" office:value-type="string" office:string-value="06146" calcext:value-type="string">
            <text:p>06146</text:p>
          </table:table-cell>
          <table:table-cell table:formula="of:=VALUE([.G1990])" office:value-type="float" office:value="6146" calcext:value-type="float">
            <text:p>614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47.root</text:p>
          </table:table-cell>
          <table:table-cell table:number-columns-repeated="2"/>
          <table:table-cell table:formula="of:=LEFT(RIGHT([.D1991];10);5)" office:value-type="string" office:string-value="06147" calcext:value-type="string">
            <text:p>06147</text:p>
          </table:table-cell>
          <table:table-cell table:formula="of:=VALUE([.G1991])" office:value-type="float" office:value="6147" calcext:value-type="float">
            <text:p>614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48.root</text:p>
          </table:table-cell>
          <table:table-cell table:number-columns-repeated="2"/>
          <table:table-cell table:formula="of:=LEFT(RIGHT([.D1992];10);5)" office:value-type="string" office:string-value="06148" calcext:value-type="string">
            <text:p>06148</text:p>
          </table:table-cell>
          <table:table-cell table:formula="of:=VALUE([.G1992])" office:value-type="float" office:value="6148" calcext:value-type="float">
            <text:p>614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49.root</text:p>
          </table:table-cell>
          <table:table-cell table:number-columns-repeated="2"/>
          <table:table-cell table:formula="of:=LEFT(RIGHT([.D1993];10);5)" office:value-type="string" office:string-value="06149" calcext:value-type="string">
            <text:p>06149</text:p>
          </table:table-cell>
          <table:table-cell table:formula="of:=VALUE([.G1993])" office:value-type="float" office:value="6149" calcext:value-type="float">
            <text:p>614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50.root</text:p>
          </table:table-cell>
          <table:table-cell table:number-columns-repeated="2"/>
          <table:table-cell table:formula="of:=LEFT(RIGHT([.D1994];10);5)" office:value-type="string" office:string-value="06150" calcext:value-type="string">
            <text:p>06150</text:p>
          </table:table-cell>
          <table:table-cell table:formula="of:=VALUE([.G1994])" office:value-type="float" office:value="6150" calcext:value-type="float">
            <text:p>615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51.root</text:p>
          </table:table-cell>
          <table:table-cell table:number-columns-repeated="2"/>
          <table:table-cell table:formula="of:=LEFT(RIGHT([.D1995];10);5)" office:value-type="string" office:string-value="06151" calcext:value-type="string">
            <text:p>06151</text:p>
          </table:table-cell>
          <table:table-cell table:formula="of:=VALUE([.G1995])" office:value-type="float" office:value="6151" calcext:value-type="float">
            <text:p>615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52.root</text:p>
          </table:table-cell>
          <table:table-cell table:number-columns-repeated="2"/>
          <table:table-cell table:formula="of:=LEFT(RIGHT([.D1996];10);5)" office:value-type="string" office:string-value="06152" calcext:value-type="string">
            <text:p>06152</text:p>
          </table:table-cell>
          <table:table-cell table:formula="of:=VALUE([.G1996])" office:value-type="float" office:value="6152" calcext:value-type="float">
            <text:p>615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53.root</text:p>
          </table:table-cell>
          <table:table-cell table:number-columns-repeated="2"/>
          <table:table-cell table:formula="of:=LEFT(RIGHT([.D1997];10);5)" office:value-type="string" office:string-value="06153" calcext:value-type="string">
            <text:p>06153</text:p>
          </table:table-cell>
          <table:table-cell table:formula="of:=VALUE([.G1997])" office:value-type="float" office:value="6153" calcext:value-type="float">
            <text:p>615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54.root</text:p>
          </table:table-cell>
          <table:table-cell table:number-columns-repeated="2"/>
          <table:table-cell table:formula="of:=LEFT(RIGHT([.D1998];10);5)" office:value-type="string" office:string-value="06154" calcext:value-type="string">
            <text:p>06154</text:p>
          </table:table-cell>
          <table:table-cell table:formula="of:=VALUE([.G1998])" office:value-type="float" office:value="6154" calcext:value-type="float">
            <text:p>615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55.root</text:p>
          </table:table-cell>
          <table:table-cell table:number-columns-repeated="2"/>
          <table:table-cell table:formula="of:=LEFT(RIGHT([.D1999];10);5)" office:value-type="string" office:string-value="06155" calcext:value-type="string">
            <text:p>06155</text:p>
          </table:table-cell>
          <table:table-cell table:formula="of:=VALUE([.G1999])" office:value-type="float" office:value="6155" calcext:value-type="float">
            <text:p>61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56.root</text:p>
          </table:table-cell>
          <table:table-cell table:number-columns-repeated="2"/>
          <table:table-cell table:formula="of:=LEFT(RIGHT([.D2000];10);5)" office:value-type="string" office:string-value="06156" calcext:value-type="string">
            <text:p>06156</text:p>
          </table:table-cell>
          <table:table-cell table:formula="of:=VALUE([.G2000])" office:value-type="float" office:value="6156" calcext:value-type="float">
            <text:p>615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57.root</text:p>
          </table:table-cell>
          <table:table-cell table:number-columns-repeated="2"/>
          <table:table-cell table:formula="of:=LEFT(RIGHT([.D2001];10);5)" office:value-type="string" office:string-value="06157" calcext:value-type="string">
            <text:p>06157</text:p>
          </table:table-cell>
          <table:table-cell table:formula="of:=VALUE([.G2001])" office:value-type="float" office:value="6157" calcext:value-type="float">
            <text:p>61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58.root</text:p>
          </table:table-cell>
          <table:table-cell table:number-columns-repeated="2"/>
          <table:table-cell table:formula="of:=LEFT(RIGHT([.D2002];10);5)" office:value-type="string" office:string-value="06158" calcext:value-type="string">
            <text:p>06158</text:p>
          </table:table-cell>
          <table:table-cell table:formula="of:=VALUE([.G2002])" office:value-type="float" office:value="6158" calcext:value-type="float">
            <text:p>615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59.root</text:p>
          </table:table-cell>
          <table:table-cell table:number-columns-repeated="2"/>
          <table:table-cell table:formula="of:=LEFT(RIGHT([.D2003];10);5)" office:value-type="string" office:string-value="06159" calcext:value-type="string">
            <text:p>06159</text:p>
          </table:table-cell>
          <table:table-cell table:formula="of:=VALUE([.G2003])" office:value-type="float" office:value="6159" calcext:value-type="float">
            <text:p>615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60.root</text:p>
          </table:table-cell>
          <table:table-cell table:number-columns-repeated="2"/>
          <table:table-cell table:formula="of:=LEFT(RIGHT([.D2004];10);5)" office:value-type="string" office:string-value="06160" calcext:value-type="string">
            <text:p>06160</text:p>
          </table:table-cell>
          <table:table-cell table:formula="of:=VALUE([.G2004])" office:value-type="float" office:value="6160" calcext:value-type="float">
            <text:p>616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61.root</text:p>
          </table:table-cell>
          <table:table-cell table:number-columns-repeated="2"/>
          <table:table-cell table:formula="of:=LEFT(RIGHT([.D2005];10);5)" office:value-type="string" office:string-value="06161" calcext:value-type="string">
            <text:p>06161</text:p>
          </table:table-cell>
          <table:table-cell table:formula="of:=VALUE([.G2005])" office:value-type="float" office:value="6161" calcext:value-type="float">
            <text:p>616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62.root</text:p>
          </table:table-cell>
          <table:table-cell table:number-columns-repeated="2"/>
          <table:table-cell table:formula="of:=LEFT(RIGHT([.D2006];10);5)" office:value-type="string" office:string-value="06162" calcext:value-type="string">
            <text:p>06162</text:p>
          </table:table-cell>
          <table:table-cell table:formula="of:=VALUE([.G2006])" office:value-type="float" office:value="6162" calcext:value-type="float">
            <text:p>616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63.root</text:p>
          </table:table-cell>
          <table:table-cell table:number-columns-repeated="2"/>
          <table:table-cell table:formula="of:=LEFT(RIGHT([.D2007];10);5)" office:value-type="string" office:string-value="06163" calcext:value-type="string">
            <text:p>06163</text:p>
          </table:table-cell>
          <table:table-cell table:formula="of:=VALUE([.G2007])" office:value-type="float" office:value="6163" calcext:value-type="float">
            <text:p>616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64.root</text:p>
          </table:table-cell>
          <table:table-cell table:number-columns-repeated="2"/>
          <table:table-cell table:formula="of:=LEFT(RIGHT([.D2008];10);5)" office:value-type="string" office:string-value="06164" calcext:value-type="string">
            <text:p>06164</text:p>
          </table:table-cell>
          <table:table-cell table:formula="of:=VALUE([.G2008])" office:value-type="float" office:value="6164" calcext:value-type="float">
            <text:p>61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65.root</text:p>
          </table:table-cell>
          <table:table-cell table:number-columns-repeated="2"/>
          <table:table-cell table:formula="of:=LEFT(RIGHT([.D2009];10);5)" office:value-type="string" office:string-value="06165" calcext:value-type="string">
            <text:p>06165</text:p>
          </table:table-cell>
          <table:table-cell table:formula="of:=VALUE([.G2009])" office:value-type="float" office:value="6165" calcext:value-type="float">
            <text:p>61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66.root</text:p>
          </table:table-cell>
          <table:table-cell table:number-columns-repeated="2"/>
          <table:table-cell table:formula="of:=LEFT(RIGHT([.D2010];10);5)" office:value-type="string" office:string-value="06166" calcext:value-type="string">
            <text:p>06166</text:p>
          </table:table-cell>
          <table:table-cell table:formula="of:=VALUE([.G2010])" office:value-type="float" office:value="6166" calcext:value-type="float">
            <text:p>616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67.root</text:p>
          </table:table-cell>
          <table:table-cell table:number-columns-repeated="2"/>
          <table:table-cell table:formula="of:=LEFT(RIGHT([.D2011];10);5)" office:value-type="string" office:string-value="06167" calcext:value-type="string">
            <text:p>06167</text:p>
          </table:table-cell>
          <table:table-cell table:formula="of:=VALUE([.G2011])" office:value-type="float" office:value="6167" calcext:value-type="float">
            <text:p>61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68.root</text:p>
          </table:table-cell>
          <table:table-cell table:number-columns-repeated="2"/>
          <table:table-cell table:formula="of:=LEFT(RIGHT([.D2012];10);5)" office:value-type="string" office:string-value="06168" calcext:value-type="string">
            <text:p>06168</text:p>
          </table:table-cell>
          <table:table-cell table:formula="of:=VALUE([.G2012])" office:value-type="float" office:value="6168" calcext:value-type="float">
            <text:p>616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69.root</text:p>
          </table:table-cell>
          <table:table-cell table:number-columns-repeated="2"/>
          <table:table-cell table:formula="of:=LEFT(RIGHT([.D2013];10);5)" office:value-type="string" office:string-value="06169" calcext:value-type="string">
            <text:p>06169</text:p>
          </table:table-cell>
          <table:table-cell table:formula="of:=VALUE([.G2013])" office:value-type="float" office:value="6169" calcext:value-type="float">
            <text:p>616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70.root</text:p>
          </table:table-cell>
          <table:table-cell table:number-columns-repeated="2"/>
          <table:table-cell table:formula="of:=LEFT(RIGHT([.D2014];10);5)" office:value-type="string" office:string-value="06170" calcext:value-type="string">
            <text:p>06170</text:p>
          </table:table-cell>
          <table:table-cell table:formula="of:=VALUE([.G2014])" office:value-type="float" office:value="6170" calcext:value-type="float">
            <text:p>617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71.root</text:p>
          </table:table-cell>
          <table:table-cell table:number-columns-repeated="2"/>
          <table:table-cell table:formula="of:=LEFT(RIGHT([.D2015];10);5)" office:value-type="string" office:string-value="06171" calcext:value-type="string">
            <text:p>06171</text:p>
          </table:table-cell>
          <table:table-cell table:formula="of:=VALUE([.G2015])" office:value-type="float" office:value="6171" calcext:value-type="float">
            <text:p>617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72.root</text:p>
          </table:table-cell>
          <table:table-cell table:number-columns-repeated="2"/>
          <table:table-cell table:formula="of:=LEFT(RIGHT([.D2016];10);5)" office:value-type="string" office:string-value="06172" calcext:value-type="string">
            <text:p>06172</text:p>
          </table:table-cell>
          <table:table-cell table:formula="of:=VALUE([.G2016])" office:value-type="float" office:value="6172" calcext:value-type="float">
            <text:p>617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73.root</text:p>
          </table:table-cell>
          <table:table-cell table:number-columns-repeated="2"/>
          <table:table-cell table:formula="of:=LEFT(RIGHT([.D2017];10);5)" office:value-type="string" office:string-value="06173" calcext:value-type="string">
            <text:p>06173</text:p>
          </table:table-cell>
          <table:table-cell table:formula="of:=VALUE([.G2017])" office:value-type="float" office:value="6173" calcext:value-type="float">
            <text:p>61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74.root</text:p>
          </table:table-cell>
          <table:table-cell table:number-columns-repeated="2"/>
          <table:table-cell table:formula="of:=LEFT(RIGHT([.D2018];10);5)" office:value-type="string" office:string-value="06174" calcext:value-type="string">
            <text:p>06174</text:p>
          </table:table-cell>
          <table:table-cell table:formula="of:=VALUE([.G2018])" office:value-type="float" office:value="6174" calcext:value-type="float">
            <text:p>617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75.root</text:p>
          </table:table-cell>
          <table:table-cell table:number-columns-repeated="2"/>
          <table:table-cell table:formula="of:=LEFT(RIGHT([.D2019];10);5)" office:value-type="string" office:string-value="06175" calcext:value-type="string">
            <text:p>06175</text:p>
          </table:table-cell>
          <table:table-cell table:formula="of:=VALUE([.G2019])" office:value-type="float" office:value="6175" calcext:value-type="float">
            <text:p>61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76.root</text:p>
          </table:table-cell>
          <table:table-cell table:number-columns-repeated="2"/>
          <table:table-cell table:formula="of:=LEFT(RIGHT([.D2020];10);5)" office:value-type="string" office:string-value="06176" calcext:value-type="string">
            <text:p>06176</text:p>
          </table:table-cell>
          <table:table-cell table:formula="of:=VALUE([.G2020])" office:value-type="float" office:value="6176" calcext:value-type="float">
            <text:p>617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77.root</text:p>
          </table:table-cell>
          <table:table-cell table:number-columns-repeated="2"/>
          <table:table-cell table:formula="of:=LEFT(RIGHT([.D2021];10);5)" office:value-type="string" office:string-value="06177" calcext:value-type="string">
            <text:p>06177</text:p>
          </table:table-cell>
          <table:table-cell table:formula="of:=VALUE([.G2021])" office:value-type="float" office:value="6177" calcext:value-type="float">
            <text:p>617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78.root</text:p>
          </table:table-cell>
          <table:table-cell table:number-columns-repeated="2"/>
          <table:table-cell table:formula="of:=LEFT(RIGHT([.D2022];10);5)" office:value-type="string" office:string-value="06178" calcext:value-type="string">
            <text:p>06178</text:p>
          </table:table-cell>
          <table:table-cell table:formula="of:=VALUE([.G2022])" office:value-type="float" office:value="6178" calcext:value-type="float">
            <text:p>617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79.root</text:p>
          </table:table-cell>
          <table:table-cell table:number-columns-repeated="2"/>
          <table:table-cell table:formula="of:=LEFT(RIGHT([.D2023];10);5)" office:value-type="string" office:string-value="06179" calcext:value-type="string">
            <text:p>06179</text:p>
          </table:table-cell>
          <table:table-cell table:formula="of:=VALUE([.G2023])" office:value-type="float" office:value="6179" calcext:value-type="float">
            <text:p>617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80.root</text:p>
          </table:table-cell>
          <table:table-cell table:number-columns-repeated="2"/>
          <table:table-cell table:formula="of:=LEFT(RIGHT([.D2024];10);5)" office:value-type="string" office:string-value="06180" calcext:value-type="string">
            <text:p>06180</text:p>
          </table:table-cell>
          <table:table-cell table:formula="of:=VALUE([.G2024])" office:value-type="float" office:value="6180" calcext:value-type="float">
            <text:p>618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81.root</text:p>
          </table:table-cell>
          <table:table-cell table:number-columns-repeated="2"/>
          <table:table-cell table:formula="of:=LEFT(RIGHT([.D2025];10);5)" office:value-type="string" office:string-value="06181" calcext:value-type="string">
            <text:p>06181</text:p>
          </table:table-cell>
          <table:table-cell table:formula="of:=VALUE([.G2025])" office:value-type="float" office:value="6181" calcext:value-type="float">
            <text:p>61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82.root</text:p>
          </table:table-cell>
          <table:table-cell table:number-columns-repeated="2"/>
          <table:table-cell table:formula="of:=LEFT(RIGHT([.D2026];10);5)" office:value-type="string" office:string-value="06182" calcext:value-type="string">
            <text:p>06182</text:p>
          </table:table-cell>
          <table:table-cell table:formula="of:=VALUE([.G2026])" office:value-type="float" office:value="6182" calcext:value-type="float">
            <text:p>618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83.root</text:p>
          </table:table-cell>
          <table:table-cell table:number-columns-repeated="2"/>
          <table:table-cell table:formula="of:=LEFT(RIGHT([.D2027];10);5)" office:value-type="string" office:string-value="06183" calcext:value-type="string">
            <text:p>06183</text:p>
          </table:table-cell>
          <table:table-cell table:formula="of:=VALUE([.G2027])" office:value-type="float" office:value="6183" calcext:value-type="float">
            <text:p>618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84.root</text:p>
          </table:table-cell>
          <table:table-cell table:number-columns-repeated="2"/>
          <table:table-cell table:formula="of:=LEFT(RIGHT([.D2028];10);5)" office:value-type="string" office:string-value="06184" calcext:value-type="string">
            <text:p>06184</text:p>
          </table:table-cell>
          <table:table-cell table:formula="of:=VALUE([.G2028])" office:value-type="float" office:value="6184" calcext:value-type="float">
            <text:p>618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85.root</text:p>
          </table:table-cell>
          <table:table-cell table:number-columns-repeated="2"/>
          <table:table-cell table:formula="of:=LEFT(RIGHT([.D2029];10);5)" office:value-type="string" office:string-value="06185" calcext:value-type="string">
            <text:p>06185</text:p>
          </table:table-cell>
          <table:table-cell table:formula="of:=VALUE([.G2029])" office:value-type="float" office:value="6185" calcext:value-type="float">
            <text:p>61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86.root</text:p>
          </table:table-cell>
          <table:table-cell table:number-columns-repeated="2"/>
          <table:table-cell table:formula="of:=LEFT(RIGHT([.D2030];10);5)" office:value-type="string" office:string-value="06186" calcext:value-type="string">
            <text:p>06186</text:p>
          </table:table-cell>
          <table:table-cell table:formula="of:=VALUE([.G2030])" office:value-type="float" office:value="6186" calcext:value-type="float">
            <text:p>618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87.root</text:p>
          </table:table-cell>
          <table:table-cell table:number-columns-repeated="2"/>
          <table:table-cell table:formula="of:=LEFT(RIGHT([.D2031];10);5)" office:value-type="string" office:string-value="06187" calcext:value-type="string">
            <text:p>06187</text:p>
          </table:table-cell>
          <table:table-cell table:formula="of:=VALUE([.G2031])" office:value-type="float" office:value="6187" calcext:value-type="float">
            <text:p>618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88.root</text:p>
          </table:table-cell>
          <table:table-cell table:number-columns-repeated="2"/>
          <table:table-cell table:formula="of:=LEFT(RIGHT([.D2032];10);5)" office:value-type="string" office:string-value="06188" calcext:value-type="string">
            <text:p>06188</text:p>
          </table:table-cell>
          <table:table-cell table:formula="of:=VALUE([.G2032])" office:value-type="float" office:value="6188" calcext:value-type="float">
            <text:p>61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89.root</text:p>
          </table:table-cell>
          <table:table-cell table:number-columns-repeated="2"/>
          <table:table-cell table:formula="of:=LEFT(RIGHT([.D2033];10);5)" office:value-type="string" office:string-value="06189" calcext:value-type="string">
            <text:p>06189</text:p>
          </table:table-cell>
          <table:table-cell table:formula="of:=VALUE([.G2033])" office:value-type="float" office:value="6189" calcext:value-type="float">
            <text:p>618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90.root</text:p>
          </table:table-cell>
          <table:table-cell table:number-columns-repeated="2"/>
          <table:table-cell table:formula="of:=LEFT(RIGHT([.D2034];10);5)" office:value-type="string" office:string-value="06190" calcext:value-type="string">
            <text:p>06190</text:p>
          </table:table-cell>
          <table:table-cell table:formula="of:=VALUE([.G2034])" office:value-type="float" office:value="6190" calcext:value-type="float">
            <text:p>619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91.root</text:p>
          </table:table-cell>
          <table:table-cell table:number-columns-repeated="2"/>
          <table:table-cell table:formula="of:=LEFT(RIGHT([.D2035];10);5)" office:value-type="string" office:string-value="06191" calcext:value-type="string">
            <text:p>06191</text:p>
          </table:table-cell>
          <table:table-cell table:formula="of:=VALUE([.G2035])" office:value-type="float" office:value="6191" calcext:value-type="float">
            <text:p>619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92.root</text:p>
          </table:table-cell>
          <table:table-cell table:number-columns-repeated="2"/>
          <table:table-cell table:formula="of:=LEFT(RIGHT([.D2036];10);5)" office:value-type="string" office:string-value="06192" calcext:value-type="string">
            <text:p>06192</text:p>
          </table:table-cell>
          <table:table-cell table:formula="of:=VALUE([.G2036])" office:value-type="float" office:value="6192" calcext:value-type="float">
            <text:p>619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93.root</text:p>
          </table:table-cell>
          <table:table-cell table:number-columns-repeated="2"/>
          <table:table-cell table:formula="of:=LEFT(RIGHT([.D2037];10);5)" office:value-type="string" office:string-value="06193" calcext:value-type="string">
            <text:p>06193</text:p>
          </table:table-cell>
          <table:table-cell table:formula="of:=VALUE([.G2037])" office:value-type="float" office:value="6193" calcext:value-type="float">
            <text:p>619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94.root</text:p>
          </table:table-cell>
          <table:table-cell table:number-columns-repeated="2"/>
          <table:table-cell table:formula="of:=LEFT(RIGHT([.D2038];10);5)" office:value-type="string" office:string-value="06194" calcext:value-type="string">
            <text:p>06194</text:p>
          </table:table-cell>
          <table:table-cell table:formula="of:=VALUE([.G2038])" office:value-type="float" office:value="6194" calcext:value-type="float">
            <text:p>619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95.root</text:p>
          </table:table-cell>
          <table:table-cell table:number-columns-repeated="2"/>
          <table:table-cell table:formula="of:=LEFT(RIGHT([.D2039];10);5)" office:value-type="string" office:string-value="06195" calcext:value-type="string">
            <text:p>06195</text:p>
          </table:table-cell>
          <table:table-cell table:formula="of:=VALUE([.G2039])" office:value-type="float" office:value="6195" calcext:value-type="float">
            <text:p>61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96.root</text:p>
          </table:table-cell>
          <table:table-cell table:number-columns-repeated="2"/>
          <table:table-cell table:formula="of:=LEFT(RIGHT([.D2040];10);5)" office:value-type="string" office:string-value="06196" calcext:value-type="string">
            <text:p>06196</text:p>
          </table:table-cell>
          <table:table-cell table:formula="of:=VALUE([.G2040])" office:value-type="float" office:value="6196" calcext:value-type="float">
            <text:p>619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97.root</text:p>
          </table:table-cell>
          <table:table-cell table:number-columns-repeated="2"/>
          <table:table-cell table:formula="of:=LEFT(RIGHT([.D2041];10);5)" office:value-type="string" office:string-value="06197" calcext:value-type="string">
            <text:p>06197</text:p>
          </table:table-cell>
          <table:table-cell table:formula="of:=VALUE([.G2041])" office:value-type="float" office:value="6197" calcext:value-type="float">
            <text:p>619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98.root</text:p>
          </table:table-cell>
          <table:table-cell table:number-columns-repeated="2"/>
          <table:table-cell table:formula="of:=LEFT(RIGHT([.D2042];10);5)" office:value-type="string" office:string-value="06198" calcext:value-type="string">
            <text:p>06198</text:p>
          </table:table-cell>
          <table:table-cell table:formula="of:=VALUE([.G2042])" office:value-type="float" office:value="6198" calcext:value-type="float">
            <text:p>619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199.root</text:p>
          </table:table-cell>
          <table:table-cell table:number-columns-repeated="2"/>
          <table:table-cell table:formula="of:=LEFT(RIGHT([.D2043];10);5)" office:value-type="string" office:string-value="06199" calcext:value-type="string">
            <text:p>06199</text:p>
          </table:table-cell>
          <table:table-cell table:formula="of:=VALUE([.G2043])" office:value-type="float" office:value="6199" calcext:value-type="float">
            <text:p>619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00.root</text:p>
          </table:table-cell>
          <table:table-cell table:number-columns-repeated="2"/>
          <table:table-cell table:formula="of:=LEFT(RIGHT([.D2044];10);5)" office:value-type="string" office:string-value="06200" calcext:value-type="string">
            <text:p>06200</text:p>
          </table:table-cell>
          <table:table-cell table:formula="of:=VALUE([.G2044])"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01.root</text:p>
          </table:table-cell>
          <table:table-cell table:number-columns-repeated="2"/>
          <table:table-cell table:formula="of:=LEFT(RIGHT([.D2045];10);5)" office:value-type="string" office:string-value="06201" calcext:value-type="string">
            <text:p>06201</text:p>
          </table:table-cell>
          <table:table-cell table:formula="of:=VALUE([.G2045])" office:value-type="float" office:value="6201" calcext:value-type="float">
            <text:p>620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02.root</text:p>
          </table:table-cell>
          <table:table-cell table:number-columns-repeated="2"/>
          <table:table-cell table:formula="of:=LEFT(RIGHT([.D2046];10);5)" office:value-type="string" office:string-value="06202" calcext:value-type="string">
            <text:p>06202</text:p>
          </table:table-cell>
          <table:table-cell table:formula="of:=VALUE([.G2046])" office:value-type="float" office:value="6202" calcext:value-type="float">
            <text:p>620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03.root</text:p>
          </table:table-cell>
          <table:table-cell table:number-columns-repeated="2"/>
          <table:table-cell table:formula="of:=LEFT(RIGHT([.D2047];10);5)" office:value-type="string" office:string-value="06203" calcext:value-type="string">
            <text:p>06203</text:p>
          </table:table-cell>
          <table:table-cell table:formula="of:=VALUE([.G2047])" office:value-type="float" office:value="6203" calcext:value-type="float">
            <text:p>620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04.root</text:p>
          </table:table-cell>
          <table:table-cell table:number-columns-repeated="2"/>
          <table:table-cell table:formula="of:=LEFT(RIGHT([.D2048];10);5)" office:value-type="string" office:string-value="06204" calcext:value-type="string">
            <text:p>06204</text:p>
          </table:table-cell>
          <table:table-cell table:formula="of:=VALUE([.G2048])" office:value-type="float" office:value="6204" calcext:value-type="float">
            <text:p>62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05.root</text:p>
          </table:table-cell>
          <table:table-cell table:number-columns-repeated="2"/>
          <table:table-cell table:formula="of:=LEFT(RIGHT([.D2049];10);5)" office:value-type="string" office:string-value="06205" calcext:value-type="string">
            <text:p>06205</text:p>
          </table:table-cell>
          <table:table-cell table:formula="of:=VALUE([.G2049])" office:value-type="float" office:value="6205" calcext:value-type="float">
            <text:p>62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06.root</text:p>
          </table:table-cell>
          <table:table-cell table:number-columns-repeated="2"/>
          <table:table-cell table:formula="of:=LEFT(RIGHT([.D2050];10);5)" office:value-type="string" office:string-value="06206" calcext:value-type="string">
            <text:p>06206</text:p>
          </table:table-cell>
          <table:table-cell table:formula="of:=VALUE([.G2050])" office:value-type="float" office:value="6206" calcext:value-type="float">
            <text:p>620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07.root</text:p>
          </table:table-cell>
          <table:table-cell table:number-columns-repeated="2"/>
          <table:table-cell table:formula="of:=LEFT(RIGHT([.D2051];10);5)" office:value-type="string" office:string-value="06207" calcext:value-type="string">
            <text:p>06207</text:p>
          </table:table-cell>
          <table:table-cell table:formula="of:=VALUE([.G2051])" office:value-type="float" office:value="6207" calcext:value-type="float">
            <text:p>62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08.root</text:p>
          </table:table-cell>
          <table:table-cell table:number-columns-repeated="2"/>
          <table:table-cell table:formula="of:=LEFT(RIGHT([.D2052];10);5)" office:value-type="string" office:string-value="06208" calcext:value-type="string">
            <text:p>06208</text:p>
          </table:table-cell>
          <table:table-cell table:formula="of:=VALUE([.G2052])" office:value-type="float" office:value="6208" calcext:value-type="float">
            <text:p>620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09.root</text:p>
          </table:table-cell>
          <table:table-cell table:number-columns-repeated="2"/>
          <table:table-cell table:formula="of:=LEFT(RIGHT([.D2053];10);5)" office:value-type="string" office:string-value="06209" calcext:value-type="string">
            <text:p>06209</text:p>
          </table:table-cell>
          <table:table-cell table:formula="of:=VALUE([.G2053])" office:value-type="float" office:value="6209" calcext:value-type="float">
            <text:p>620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10.root</text:p>
          </table:table-cell>
          <table:table-cell table:number-columns-repeated="2"/>
          <table:table-cell table:formula="of:=LEFT(RIGHT([.D2054];10);5)" office:value-type="string" office:string-value="06210" calcext:value-type="string">
            <text:p>06210</text:p>
          </table:table-cell>
          <table:table-cell table:formula="of:=VALUE([.G2054])" office:value-type="float" office:value="6210" calcext:value-type="float">
            <text:p>621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11.root</text:p>
          </table:table-cell>
          <table:table-cell table:number-columns-repeated="2"/>
          <table:table-cell table:formula="of:=LEFT(RIGHT([.D2055];10);5)" office:value-type="string" office:string-value="06211" calcext:value-type="string">
            <text:p>06211</text:p>
          </table:table-cell>
          <table:table-cell table:formula="of:=VALUE([.G2055])" office:value-type="float" office:value="6211" calcext:value-type="float">
            <text:p>621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12.root</text:p>
          </table:table-cell>
          <table:table-cell table:number-columns-repeated="2"/>
          <table:table-cell table:formula="of:=LEFT(RIGHT([.D2056];10);5)" office:value-type="string" office:string-value="06212" calcext:value-type="string">
            <text:p>06212</text:p>
          </table:table-cell>
          <table:table-cell table:formula="of:=VALUE([.G2056])" office:value-type="float" office:value="6212" calcext:value-type="float">
            <text:p>62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13.root</text:p>
          </table:table-cell>
          <table:table-cell table:number-columns-repeated="2"/>
          <table:table-cell table:formula="of:=LEFT(RIGHT([.D2057];10);5)" office:value-type="string" office:string-value="06213" calcext:value-type="string">
            <text:p>06213</text:p>
          </table:table-cell>
          <table:table-cell table:formula="of:=VALUE([.G2057])" office:value-type="float" office:value="6213" calcext:value-type="float">
            <text:p>621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14.root</text:p>
          </table:table-cell>
          <table:table-cell table:number-columns-repeated="2"/>
          <table:table-cell table:formula="of:=LEFT(RIGHT([.D2058];10);5)" office:value-type="string" office:string-value="06214" calcext:value-type="string">
            <text:p>06214</text:p>
          </table:table-cell>
          <table:table-cell table:formula="of:=VALUE([.G2058])" office:value-type="float" office:value="6214" calcext:value-type="float">
            <text:p>621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15.root</text:p>
          </table:table-cell>
          <table:table-cell table:number-columns-repeated="2"/>
          <table:table-cell table:formula="of:=LEFT(RIGHT([.D2059];10);5)" office:value-type="string" office:string-value="06215" calcext:value-type="string">
            <text:p>06215</text:p>
          </table:table-cell>
          <table:table-cell table:formula="of:=VALUE([.G2059])" office:value-type="float" office:value="6215" calcext:value-type="float">
            <text:p>62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16.root</text:p>
          </table:table-cell>
          <table:table-cell table:number-columns-repeated="2"/>
          <table:table-cell table:formula="of:=LEFT(RIGHT([.D2060];10);5)" office:value-type="string" office:string-value="06216" calcext:value-type="string">
            <text:p>06216</text:p>
          </table:table-cell>
          <table:table-cell table:formula="of:=VALUE([.G2060])" office:value-type="float" office:value="6216" calcext:value-type="float">
            <text:p>62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17.root</text:p>
          </table:table-cell>
          <table:table-cell table:number-columns-repeated="2"/>
          <table:table-cell table:formula="of:=LEFT(RIGHT([.D2061];10);5)" office:value-type="string" office:string-value="06217" calcext:value-type="string">
            <text:p>06217</text:p>
          </table:table-cell>
          <table:table-cell table:formula="of:=VALUE([.G2061])" office:value-type="float" office:value="6217" calcext:value-type="float">
            <text:p>621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18.root</text:p>
          </table:table-cell>
          <table:table-cell table:number-columns-repeated="2"/>
          <table:table-cell table:formula="of:=LEFT(RIGHT([.D2062];10);5)" office:value-type="string" office:string-value="06218" calcext:value-type="string">
            <text:p>06218</text:p>
          </table:table-cell>
          <table:table-cell table:formula="of:=VALUE([.G2062])" office:value-type="float" office:value="6218" calcext:value-type="float">
            <text:p>62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19.root</text:p>
          </table:table-cell>
          <table:table-cell table:number-columns-repeated="2"/>
          <table:table-cell table:formula="of:=LEFT(RIGHT([.D2063];10);5)" office:value-type="string" office:string-value="06219" calcext:value-type="string">
            <text:p>06219</text:p>
          </table:table-cell>
          <table:table-cell table:formula="of:=VALUE([.G2063])" office:value-type="float" office:value="6219" calcext:value-type="float">
            <text:p>621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20.root</text:p>
          </table:table-cell>
          <table:table-cell table:number-columns-repeated="2"/>
          <table:table-cell table:formula="of:=LEFT(RIGHT([.D2064];10);5)" office:value-type="string" office:string-value="06220" calcext:value-type="string">
            <text:p>06220</text:p>
          </table:table-cell>
          <table:table-cell table:formula="of:=VALUE([.G2064])" office:value-type="float" office:value="6220" calcext:value-type="float">
            <text:p>622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21.root</text:p>
          </table:table-cell>
          <table:table-cell table:number-columns-repeated="2"/>
          <table:table-cell table:formula="of:=LEFT(RIGHT([.D2065];10);5)" office:value-type="string" office:string-value="06221" calcext:value-type="string">
            <text:p>06221</text:p>
          </table:table-cell>
          <table:table-cell table:formula="of:=VALUE([.G2065])" office:value-type="float" office:value="6221" calcext:value-type="float">
            <text:p>622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22.root</text:p>
          </table:table-cell>
          <table:table-cell table:number-columns-repeated="2"/>
          <table:table-cell table:formula="of:=LEFT(RIGHT([.D2066];10);5)" office:value-type="string" office:string-value="06222" calcext:value-type="string">
            <text:p>06222</text:p>
          </table:table-cell>
          <table:table-cell table:formula="of:=VALUE([.G2066])" office:value-type="float" office:value="6222" calcext:value-type="float">
            <text:p>622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23.root</text:p>
          </table:table-cell>
          <table:table-cell table:number-columns-repeated="2"/>
          <table:table-cell table:formula="of:=LEFT(RIGHT([.D2067];10);5)" office:value-type="string" office:string-value="06223" calcext:value-type="string">
            <text:p>06223</text:p>
          </table:table-cell>
          <table:table-cell table:formula="of:=VALUE([.G2067])" office:value-type="float" office:value="6223" calcext:value-type="float">
            <text:p>622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24.root</text:p>
          </table:table-cell>
          <table:table-cell table:number-columns-repeated="2"/>
          <table:table-cell table:formula="of:=LEFT(RIGHT([.D2068];10);5)" office:value-type="string" office:string-value="06224" calcext:value-type="string">
            <text:p>06224</text:p>
          </table:table-cell>
          <table:table-cell table:formula="of:=VALUE([.G2068])" office:value-type="float" office:value="6224" calcext:value-type="float">
            <text:p>622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25.root</text:p>
          </table:table-cell>
          <table:table-cell table:number-columns-repeated="2"/>
          <table:table-cell table:formula="of:=LEFT(RIGHT([.D2069];10);5)" office:value-type="string" office:string-value="06225" calcext:value-type="string">
            <text:p>06225</text:p>
          </table:table-cell>
          <table:table-cell table:formula="of:=VALUE([.G2069])" office:value-type="float" office:value="6225" calcext:value-type="float">
            <text:p>62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26.root</text:p>
          </table:table-cell>
          <table:table-cell table:number-columns-repeated="2"/>
          <table:table-cell table:formula="of:=LEFT(RIGHT([.D2070];10);5)" office:value-type="string" office:string-value="06226" calcext:value-type="string">
            <text:p>06226</text:p>
          </table:table-cell>
          <table:table-cell table:formula="of:=VALUE([.G2070])" office:value-type="float" office:value="6226" calcext:value-type="float">
            <text:p>622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27.root</text:p>
          </table:table-cell>
          <table:table-cell table:number-columns-repeated="2"/>
          <table:table-cell table:formula="of:=LEFT(RIGHT([.D2071];10);5)" office:value-type="string" office:string-value="06227" calcext:value-type="string">
            <text:p>06227</text:p>
          </table:table-cell>
          <table:table-cell table:formula="of:=VALUE([.G2071])" office:value-type="float" office:value="6227" calcext:value-type="float">
            <text:p>622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28.root</text:p>
          </table:table-cell>
          <table:table-cell table:number-columns-repeated="2"/>
          <table:table-cell table:formula="of:=LEFT(RIGHT([.D2072];10);5)" office:value-type="string" office:string-value="06228" calcext:value-type="string">
            <text:p>06228</text:p>
          </table:table-cell>
          <table:table-cell table:formula="of:=VALUE([.G2072])" office:value-type="float" office:value="6228" calcext:value-type="float">
            <text:p>622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29.root</text:p>
          </table:table-cell>
          <table:table-cell table:number-columns-repeated="2"/>
          <table:table-cell table:formula="of:=LEFT(RIGHT([.D2073];10);5)" office:value-type="string" office:string-value="06229" calcext:value-type="string">
            <text:p>06229</text:p>
          </table:table-cell>
          <table:table-cell table:formula="of:=VALUE([.G2073])" office:value-type="float" office:value="6229" calcext:value-type="float">
            <text:p>62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30.root</text:p>
          </table:table-cell>
          <table:table-cell table:number-columns-repeated="2"/>
          <table:table-cell table:formula="of:=LEFT(RIGHT([.D2074];10);5)" office:value-type="string" office:string-value="06230" calcext:value-type="string">
            <text:p>06230</text:p>
          </table:table-cell>
          <table:table-cell table:formula="of:=VALUE([.G2074])" office:value-type="float" office:value="6230" calcext:value-type="float">
            <text:p>623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31.root</text:p>
          </table:table-cell>
          <table:table-cell table:number-columns-repeated="2"/>
          <table:table-cell table:formula="of:=LEFT(RIGHT([.D2075];10);5)" office:value-type="string" office:string-value="06231" calcext:value-type="string">
            <text:p>06231</text:p>
          </table:table-cell>
          <table:table-cell table:formula="of:=VALUE([.G2075])" office:value-type="float" office:value="6231" calcext:value-type="float">
            <text:p>62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32.root</text:p>
          </table:table-cell>
          <table:table-cell table:number-columns-repeated="2"/>
          <table:table-cell table:formula="of:=LEFT(RIGHT([.D2076];10);5)" office:value-type="string" office:string-value="06232" calcext:value-type="string">
            <text:p>06232</text:p>
          </table:table-cell>
          <table:table-cell table:formula="of:=VALUE([.G2076])" office:value-type="float" office:value="6232" calcext:value-type="float">
            <text:p>623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33.root</text:p>
          </table:table-cell>
          <table:table-cell table:number-columns-repeated="2"/>
          <table:table-cell table:formula="of:=LEFT(RIGHT([.D2077];10);5)" office:value-type="string" office:string-value="06233" calcext:value-type="string">
            <text:p>06233</text:p>
          </table:table-cell>
          <table:table-cell table:formula="of:=VALUE([.G2077])" office:value-type="float" office:value="6233" calcext:value-type="float">
            <text:p>623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34.root</text:p>
          </table:table-cell>
          <table:table-cell table:number-columns-repeated="2"/>
          <table:table-cell table:formula="of:=LEFT(RIGHT([.D2078];10);5)" office:value-type="string" office:string-value="06234" calcext:value-type="string">
            <text:p>06234</text:p>
          </table:table-cell>
          <table:table-cell table:formula="of:=VALUE([.G2078])" office:value-type="float" office:value="6234" calcext:value-type="float">
            <text:p>623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35.root</text:p>
          </table:table-cell>
          <table:table-cell table:number-columns-repeated="2"/>
          <table:table-cell table:formula="of:=LEFT(RIGHT([.D2079];10);5)" office:value-type="string" office:string-value="06235" calcext:value-type="string">
            <text:p>06235</text:p>
          </table:table-cell>
          <table:table-cell table:formula="of:=VALUE([.G2079])" office:value-type="float" office:value="6235" calcext:value-type="float">
            <text:p>623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36.root</text:p>
          </table:table-cell>
          <table:table-cell table:number-columns-repeated="2"/>
          <table:table-cell table:formula="of:=LEFT(RIGHT([.D2080];10);5)" office:value-type="string" office:string-value="06236" calcext:value-type="string">
            <text:p>06236</text:p>
          </table:table-cell>
          <table:table-cell table:formula="of:=VALUE([.G2080])" office:value-type="float" office:value="6236" calcext:value-type="float">
            <text:p>623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37.root</text:p>
          </table:table-cell>
          <table:table-cell table:number-columns-repeated="2"/>
          <table:table-cell table:formula="of:=LEFT(RIGHT([.D2081];10);5)" office:value-type="string" office:string-value="06237" calcext:value-type="string">
            <text:p>06237</text:p>
          </table:table-cell>
          <table:table-cell table:formula="of:=VALUE([.G2081])" office:value-type="float" office:value="6237" calcext:value-type="float">
            <text:p>623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38.root</text:p>
          </table:table-cell>
          <table:table-cell table:number-columns-repeated="2"/>
          <table:table-cell table:formula="of:=LEFT(RIGHT([.D2082];10);5)" office:value-type="string" office:string-value="06238" calcext:value-type="string">
            <text:p>06238</text:p>
          </table:table-cell>
          <table:table-cell table:formula="of:=VALUE([.G2082])" office:value-type="float" office:value="6238" calcext:value-type="float">
            <text:p>62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39.root</text:p>
          </table:table-cell>
          <table:table-cell table:number-columns-repeated="2"/>
          <table:table-cell table:formula="of:=LEFT(RIGHT([.D2083];10);5)" office:value-type="string" office:string-value="06239" calcext:value-type="string">
            <text:p>06239</text:p>
          </table:table-cell>
          <table:table-cell table:formula="of:=VALUE([.G2083])" office:value-type="float" office:value="6239" calcext:value-type="float">
            <text:p>623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40.root</text:p>
          </table:table-cell>
          <table:table-cell table:number-columns-repeated="2"/>
          <table:table-cell table:formula="of:=LEFT(RIGHT([.D2084];10);5)" office:value-type="string" office:string-value="06240" calcext:value-type="string">
            <text:p>06240</text:p>
          </table:table-cell>
          <table:table-cell table:formula="of:=VALUE([.G2084])" office:value-type="float" office:value="6240" calcext:value-type="float">
            <text:p>624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eam/beamrun06241.root</text:p>
          </table:table-cell>
          <table:table-cell table:number-columns-repeated="2"/>
          <table:table-cell table:formula="of:=LEFT(RIGHT([.D2085];10);5)" office:value-type="string" office:string-value="06241" calcext:value-type="string">
            <text:p>06241</text:p>
          </table:table-cell>
          <table:table-cell table:formula="of:=VALUE([.G2085])" office:value-type="float" office:value="6241" calcext:value-type="float">
            <text:p>6241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fromlistofrootfiles.A8:fromlistofrootfiles.C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4">00/00/0000</text:date>, <text:time style:data-style-name="N2" text:time-value="17:01:19.433226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1:43:03.340659617</meta:creation-date>
    <meta:generator>LibreOffice/5.0.6.2$Linux_X86_64 LibreOffice_project/00$Build-2</meta:generator>
    <dc:date>2020-03-14T14:08:43.898185137</dc:date>
    <meta:editing-duration>P2DT2H33M20S</meta:editing-duration>
    <meta:editing-cycles>223</meta:editing-cycles>
    <meta:document-statistic meta:table-count="4" meta:cell-count="9111" meta:object-count="0"/>
  </office:meta>
</office:document-meta>
</file>